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055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7992in"/>
    </style:style>
    <style:style style:name="co5" style:family="table-column">
      <style:table-column-properties fo:break-before="auto" style:column-width="0.3689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778in"/>
    </style:style>
    <style:style style:name="co9" style:family="table-column">
      <style:table-column-properties fo:break-before="auto" style:column-width="0.72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cc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ccffff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ffcc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able-cell-properties fo:background-color="#ccffff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5"/>
        <table:table-column table:style-name="co3" table:default-cell-style-name="ce10"/>
        <table:table-column table:style-name="co4" table:number-columns-repeated="2" table:default-cell-style-name="ce10"/>
        <table:table-column table:style-name="co5" table:default-cell-style-name="ce15"/>
        <table:table-column table:style-name="co6" table:default-cell-style-name="ce5"/>
        <table:table-column table:style-name="co3" table:default-cell-style-name="ce10"/>
        <table:table-column table:style-name="co4" table:number-columns-repeated="2" table:default-cell-style-name="ce10"/>
        <table:table-column table:style-name="co7" table:default-cell-style-name="ce10"/>
        <table:table-column table:style-name="co9" table:default-cell-style-name="ce10"/>
        <table:table-column table:style-name="co8" table:number-columns-repeated="1013" table:default-cell-style-name="Default"/>
        <table:table-row table:style-name="ro1">
          <table:table-cell table:style-name="ce1" office:value-type="string">
            <text:p>GeneID</text:p>
          </table:table-cell>
          <table:table-cell table:style-name="ce6" office:value-type="string">
            <text:p>chr</text:p>
          </table:table-cell>
          <table:table-cell table:style-name="ce6" office:value-type="string">
            <text:p>posMin</text:p>
          </table:table-cell>
          <table:table-cell table:style-name="ce6" office:value-type="string">
            <text:p>posMax</text:p>
          </table:table-cell>
          <table:table-cell table:style-name="ce11"/>
          <table:table-cell table:style-name="ce1" office:value-type="string">
            <text:p>CCDSID</text:p>
          </table:table-cell>
          <table:table-cell table:style-name="ce6" office:value-type="string">
            <text:p>chr</text:p>
          </table:table-cell>
          <table:table-cell table:style-name="ce6" office:value-type="string">
            <text:p>posMin</text:p>
          </table:table-cell>
          <table:table-cell table:style-name="ce6" office:value-type="string">
            <text:p>posMax</text:p>
          </table:table-cell>
          <table:table-cell table:style-name="ce6" office:value-type="string">
            <text:p>contanied</text:p>
          </table:table-cell>
          <table:table-cell table:style-name="ce6" office:value-type="string">
            <text:p>excess</text:p>
          </table:table-cell>
          <table:table-cell table:style-name="ce6" office:value-type="string">
            <text:p>notes</text:p>
          </table:table-cell>
          <table:table-cell table:style-name="ce11"/>
          <table:table-cell table:style-name="ce19" office:value-type="string">
            <text:p>two regions (X/Y) which each contain their respective transcripts</text:p>
          </table:table-cell>
          <table:table-cell table:style-name="ce19" office:value-type="string">
            <text:p>two nearby regions which each contain their respective transcripts, plus one transcript that spans both</text:p>
          </table:table-cell>
          <table:table-cell table:style-name="ce19" office:value-type="string">
            <text:p>two nearby regions, but one contains all matching transcripts while the other contains none</text:p>
          </table:table-cell>
          <table:table-cell table:style-name="ce11" table:number-columns-repeated="1008"/>
        </table:table-row>
        <table:table-row table:style-name="ro1">
          <table:table-cell table:style-name="ce2" office:value-type="float" office:value="10251">
            <text:p>1025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997451">
            <text:p>154997451</text:p>
          </table:table-cell>
          <table:table-cell table:style-name="ce7" office:value-type="float" office:value="155012117">
            <text:p>155012117</text:p>
          </table:table-cell>
          <table:table-cell table:style-name="ce12" table:formula="of:=IF(AND([.B2]=[.B1];[.C2]=[.C1];[.D2]=[.D1]);&quot;&quot;;&quot;new&quot;)" office:value-type="string" office:string-value="new">
            <text:p>new</text:p>
          </table:table-cell>
          <table:table-cell table:style-name="ce2" office:value-type="string">
            <text:p>CCDS1476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003534">
            <text:p>155003534</text:p>
          </table:table-cell>
          <table:table-cell table:style-name="ce7" office:value-type="float" office:value="155004400">
            <text:p>155004400</text:p>
          </table:table-cell>
          <table:table-cell table:style-name="ce7" table:formula="of:=AND([.G2]=[.B2];[.H2]&gt;=[.C2];[.I2]&lt;=[.D2])" office:value-type="boolean" office:boolean-value="true">
            <text:p>TRUE</text:p>
          </table:table-cell>
          <table:table-cell table:style-name="ce7" table:formula="of:=IF([.J2];&quot;&quot;;MAX([.C2]-[.H2];[.I2]-[.D2]))">
            <text:p/>
          </table:table-cell>
          <table:table-cell table:style-name="ce16" office:value-type="string">
            <text:p>two regions (X/Y) which each contain their respective transcripts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10251">
            <text:p>1025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997451">
            <text:p>154997451</text:p>
          </table:table-cell>
          <table:table-cell table:style-name="ce7" office:value-type="float" office:value="155012117">
            <text:p>155012117</text:p>
          </table:table-cell>
          <table:table-cell table:style-name="ce12" table:formula="of:=IF(AND([.B3]=[.B2];[.C3]=[.C2];[.D3]=[.D2]);&quot;&quot;;&quot;new&quot;)">
            <text:p/>
          </table:table-cell>
          <table:table-cell table:style-name="ce2" office:value-type="string">
            <text:p>CCDS1476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003534">
            <text:p>155003534</text:p>
          </table:table-cell>
          <table:table-cell table:style-name="ce7" office:value-type="float" office:value="155004400">
            <text:p>155004400</text:p>
          </table:table-cell>
          <table:table-cell table:style-name="ce7" table:formula="of:=AND([.G3]=[.B3];[.H3]&gt;=[.C3];[.I3]&lt;=[.D3])" office:value-type="boolean" office:boolean-value="true">
            <text:p>TRUE</text:p>
          </table:table-cell>
          <table:table-cell table:style-name="ce7" table:formula="of:=IF([.J3];&quot;&quot;;MAX([.C3]-[.H3];[.I3]-[.D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0251">
            <text:p>1025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997451">
            <text:p>154997451</text:p>
          </table:table-cell>
          <table:table-cell table:style-name="ce7" office:value-type="float" office:value="155012117">
            <text:p>155012117</text:p>
          </table:table-cell>
          <table:table-cell table:style-name="ce12" table:formula="of:=IF(AND([.B4]=[.B3];[.C4]=[.C3];[.D4]=[.D3]);&quot;&quot;;&quot;new&quot;)">
            <text:p/>
          </table:table-cell>
          <table:table-cell table:style-name="ce2" office:value-type="string">
            <text:p>CCDS1476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9106540">
            <text:p>59106540</text:p>
          </table:table-cell>
          <table:table-cell table:style-name="ce7" office:value-type="float" office:value="59107406">
            <text:p>59107406</text:p>
          </table:table-cell>
          <table:table-cell table:style-name="ce7" table:formula="of:=AND([.G4]=[.B4];[.H4]&gt;=[.C4];[.I4]&lt;=[.D4])" office:value-type="boolean" office:boolean-value="false">
            <text:p>FALSE</text:p>
          </table:table-cell>
          <table:table-cell table:style-name="ce7" table:formula="of:=IF([.J4];&quot;&quot;;MAX([.C4]-[.H4];[.I4]-[.D4]))" office:value-type="float" office:value="95890911">
            <text:p>9589091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0251">
            <text:p>1025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997451">
            <text:p>154997451</text:p>
          </table:table-cell>
          <table:table-cell table:style-name="ce7" office:value-type="float" office:value="155012117">
            <text:p>155012117</text:p>
          </table:table-cell>
          <table:table-cell table:style-name="ce12" table:formula="of:=IF(AND([.B5]=[.B4];[.C5]=[.C4];[.D5]=[.D4]);&quot;&quot;;&quot;new&quot;)">
            <text:p/>
          </table:table-cell>
          <table:table-cell table:style-name="ce2" office:value-type="string">
            <text:p>CCDS1476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9106540">
            <text:p>59106540</text:p>
          </table:table-cell>
          <table:table-cell table:style-name="ce7" office:value-type="float" office:value="59107406">
            <text:p>59107406</text:p>
          </table:table-cell>
          <table:table-cell table:style-name="ce7" table:formula="of:=AND([.G5]=[.B5];[.H5]&gt;=[.C5];[.I5]&lt;=[.D5])" office:value-type="boolean" office:boolean-value="false">
            <text:p>FALSE</text:p>
          </table:table-cell>
          <table:table-cell table:style-name="ce7" table:formula="of:=IF([.J5];&quot;&quot;;MAX([.C5]-[.H5];[.I5]-[.D5]))" office:value-type="float" office:value="95890911">
            <text:p>9589091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0251">
            <text:p>1025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9100457">
            <text:p>59100457</text:p>
          </table:table-cell>
          <table:table-cell table:style-name="ce7" office:value-type="float" office:value="59115123">
            <text:p>59115123</text:p>
          </table:table-cell>
          <table:table-cell table:style-name="ce12" table:formula="of:=IF(AND([.B6]=[.B5];[.C6]=[.C5];[.D6]=[.D5]);&quot;&quot;;&quot;new&quot;)" office:value-type="string" office:string-value="new">
            <text:p>new</text:p>
          </table:table-cell>
          <table:table-cell table:style-name="ce2" office:value-type="string">
            <text:p>CCDS1476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003534">
            <text:p>155003534</text:p>
          </table:table-cell>
          <table:table-cell table:style-name="ce7" office:value-type="float" office:value="155004400">
            <text:p>155004400</text:p>
          </table:table-cell>
          <table:table-cell table:style-name="ce7" table:formula="of:=AND([.G6]=[.B6];[.H6]&gt;=[.C6];[.I6]&lt;=[.D6])" office:value-type="boolean" office:boolean-value="false">
            <text:p>FALSE</text:p>
          </table:table-cell>
          <table:table-cell table:style-name="ce7" table:formula="of:=IF([.J6];&quot;&quot;;MAX([.C6]-[.H6];[.I6]-[.D6]))" office:value-type="float" office:value="95889277">
            <text:p>9588927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0251">
            <text:p>1025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9100457">
            <text:p>59100457</text:p>
          </table:table-cell>
          <table:table-cell table:style-name="ce7" office:value-type="float" office:value="59115123">
            <text:p>59115123</text:p>
          </table:table-cell>
          <table:table-cell table:style-name="ce12" table:formula="of:=IF(AND([.B7]=[.B6];[.C7]=[.C6];[.D7]=[.D6]);&quot;&quot;;&quot;new&quot;)">
            <text:p/>
          </table:table-cell>
          <table:table-cell table:style-name="ce2" office:value-type="string">
            <text:p>CCDS1476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003534">
            <text:p>155003534</text:p>
          </table:table-cell>
          <table:table-cell table:style-name="ce7" office:value-type="float" office:value="155004400">
            <text:p>155004400</text:p>
          </table:table-cell>
          <table:table-cell table:style-name="ce7" table:formula="of:=AND([.G7]=[.B7];[.H7]&gt;=[.C7];[.I7]&lt;=[.D7])" office:value-type="boolean" office:boolean-value="false">
            <text:p>FALSE</text:p>
          </table:table-cell>
          <table:table-cell table:style-name="ce7" table:formula="of:=IF([.J7];&quot;&quot;;MAX([.C7]-[.H7];[.I7]-[.D7]))" office:value-type="float" office:value="95889277">
            <text:p>9588927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0251">
            <text:p>1025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9100457">
            <text:p>59100457</text:p>
          </table:table-cell>
          <table:table-cell table:style-name="ce7" office:value-type="float" office:value="59115123">
            <text:p>59115123</text:p>
          </table:table-cell>
          <table:table-cell table:style-name="ce12" table:formula="of:=IF(AND([.B8]=[.B7];[.C8]=[.C7];[.D8]=[.D7]);&quot;&quot;;&quot;new&quot;)">
            <text:p/>
          </table:table-cell>
          <table:table-cell table:style-name="ce2" office:value-type="string">
            <text:p>CCDS1476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9106540">
            <text:p>59106540</text:p>
          </table:table-cell>
          <table:table-cell table:style-name="ce7" office:value-type="float" office:value="59107406">
            <text:p>59107406</text:p>
          </table:table-cell>
          <table:table-cell table:style-name="ce7" table:formula="of:=AND([.G8]=[.B8];[.H8]&gt;=[.C8];[.I8]&lt;=[.D8])" office:value-type="boolean" office:boolean-value="true">
            <text:p>TRUE</text:p>
          </table:table-cell>
          <table:table-cell table:style-name="ce7" table:formula="of:=IF([.J8];&quot;&quot;;MAX([.C8]-[.H8];[.I8]-[.D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0251">
            <text:p>1025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9100457">
            <text:p>59100457</text:p>
          </table:table-cell>
          <table:table-cell table:style-name="ce7" office:value-type="float" office:value="59115123">
            <text:p>59115123</text:p>
          </table:table-cell>
          <table:table-cell table:style-name="ce12" table:formula="of:=IF(AND([.B9]=[.B8];[.C9]=[.C8];[.D9]=[.D8]);&quot;&quot;;&quot;new&quot;)">
            <text:p/>
          </table:table-cell>
          <table:table-cell table:style-name="ce2" office:value-type="string">
            <text:p>CCDS1476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9106540">
            <text:p>59106540</text:p>
          </table:table-cell>
          <table:table-cell table:style-name="ce7" office:value-type="float" office:value="59107406">
            <text:p>59107406</text:p>
          </table:table-cell>
          <table:table-cell table:style-name="ce7" table:formula="of:=AND([.G9]=[.B9];[.H9]&gt;=[.C9];[.I9]&lt;=[.D9])" office:value-type="boolean" office:boolean-value="true">
            <text:p>TRUE</text:p>
          </table:table-cell>
          <table:table-cell table:style-name="ce7" table:formula="of:=IF([.J9];&quot;&quot;;MAX([.C9]-[.H9];[.I9]-[.D9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44378">
            <text:p>50344378</text:p>
          </table:table-cell>
          <table:table-cell table:style-name="ce8" office:value-type="float" office:value="50367358">
            <text:p>50367358</text:p>
          </table:table-cell>
          <table:table-cell table:style-name="ce13" table:formula="of:=IF(AND([.B10]=[.B9];[.C10]=[.C9];[.D10]=[.D9]);&quot;&quot;;&quot;new&quot;)" office:value-type="string" office:string-value="new">
            <text:p>new</text:p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58658">
            <text:p>50358658</text:p>
          </table:table-cell>
          <table:table-cell table:style-name="ce8" office:value-type="float" office:value="50358697">
            <text:p>50358697</text:p>
          </table:table-cell>
          <table:table-cell table:style-name="ce8" table:formula="of:=AND([.G10]=[.B10];[.H10]&gt;=[.C10];[.I10]&lt;=[.D10])" office:value-type="boolean" office:boolean-value="true">
            <text:p>TRUE</text:p>
          </table:table-cell>
          <table:table-cell table:style-name="ce8" table:formula="of:=IF([.J10];&quot;&quot;;MAX([.C10]-[.H10];[.I10]-[.D10]))">
            <text:p/>
          </table:table-cell>
          <table:table-cell table:style-name="ce17" office:value-type="string">
            <text:p>two nearby regions which each contain their respective transcripts, plus one transcript that spans both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44378">
            <text:p>50344378</text:p>
          </table:table-cell>
          <table:table-cell table:style-name="ce8" office:value-type="float" office:value="50367358">
            <text:p>50367358</text:p>
          </table:table-cell>
          <table:table-cell table:style-name="ce13" table:formula="of:=IF(AND([.B11]=[.B10];[.C11]=[.C10];[.D11]=[.D10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58658">
            <text:p>50358658</text:p>
          </table:table-cell>
          <table:table-cell table:style-name="ce8" office:value-type="float" office:value="50468325">
            <text:p>50468325</text:p>
          </table:table-cell>
          <table:table-cell table:style-name="ce8" table:formula="of:=AND([.G11]=[.B11];[.H11]&gt;=[.C11];[.I11]&lt;=[.D11])" office:value-type="boolean" office:boolean-value="false">
            <text:p>FALSE</text:p>
          </table:table-cell>
          <table:table-cell table:style-name="ce8" table:formula="of:=IF([.J11];&quot;&quot;;MAX([.C11]-[.H11];[.I11]-[.D11]))" office:value-type="float" office:value="100967">
            <text:p>10096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44378">
            <text:p>50344378</text:p>
          </table:table-cell>
          <table:table-cell table:style-name="ce8" office:value-type="float" office:value="50367358">
            <text:p>50367358</text:p>
          </table:table-cell>
          <table:table-cell table:style-name="ce13" table:formula="of:=IF(AND([.B12]=[.B11];[.C12]=[.C11];[.D12]=[.D11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67234">
            <text:p>50367234</text:p>
          </table:table-cell>
          <table:table-cell table:style-name="ce8" office:value-type="float" office:value="50367353">
            <text:p>50367353</text:p>
          </table:table-cell>
          <table:table-cell table:style-name="ce8" table:formula="of:=AND([.G12]=[.B12];[.H12]&gt;=[.C12];[.I12]&lt;=[.D12])" office:value-type="boolean" office:boolean-value="true">
            <text:p>TRUE</text:p>
          </table:table-cell>
          <table:table-cell table:style-name="ce8" table:formula="of:=IF([.J12];&quot;&quot;;MAX([.C12]-[.H12];[.I12]-[.D1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44378">
            <text:p>50344378</text:p>
          </table:table-cell>
          <table:table-cell table:style-name="ce8" office:value-type="float" office:value="50367358">
            <text:p>50367358</text:p>
          </table:table-cell>
          <table:table-cell table:style-name="ce13" table:formula="of:=IF(AND([.B13]=[.B12];[.C13]=[.C12];[.D13]=[.D12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44231">
            <text:p>50444231</text:p>
          </table:table-cell>
          <table:table-cell table:style-name="ce8" office:value-type="float" office:value="50444491">
            <text:p>50444491</text:p>
          </table:table-cell>
          <table:table-cell table:style-name="ce8" table:formula="of:=AND([.G13]=[.B13];[.H13]&gt;=[.C13];[.I13]&lt;=[.D13])" office:value-type="boolean" office:boolean-value="false">
            <text:p>FALSE</text:p>
          </table:table-cell>
          <table:table-cell table:style-name="ce8" table:formula="of:=IF([.J13];&quot;&quot;;MAX([.C13]-[.H13];[.I13]-[.D13]))" office:value-type="float" office:value="77133">
            <text:p>7713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44378">
            <text:p>50344378</text:p>
          </table:table-cell>
          <table:table-cell table:style-name="ce8" office:value-type="float" office:value="50367358">
            <text:p>50367358</text:p>
          </table:table-cell>
          <table:table-cell table:style-name="ce13" table:formula="of:=IF(AND([.B14]=[.B13];[.C14]=[.C13];[.D14]=[.D13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50238">
            <text:p>50450238</text:p>
          </table:table-cell>
          <table:table-cell table:style-name="ce8" office:value-type="float" office:value="50450405">
            <text:p>50450405</text:p>
          </table:table-cell>
          <table:table-cell table:style-name="ce8" table:formula="of:=AND([.G14]=[.B14];[.H14]&gt;=[.C14];[.I14]&lt;=[.D14])" office:value-type="boolean" office:boolean-value="false">
            <text:p>FALSE</text:p>
          </table:table-cell>
          <table:table-cell table:style-name="ce8" table:formula="of:=IF([.J14];&quot;&quot;;MAX([.C14]-[.H14];[.I14]-[.D14]))" office:value-type="float" office:value="83047">
            <text:p>8304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44378">
            <text:p>50344378</text:p>
          </table:table-cell>
          <table:table-cell table:style-name="ce8" office:value-type="float" office:value="50367358">
            <text:p>50367358</text:p>
          </table:table-cell>
          <table:table-cell table:style-name="ce13" table:formula="of:=IF(AND([.B15]=[.B14];[.C15]=[.C14];[.D15]=[.D14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59427">
            <text:p>50459427</text:p>
          </table:table-cell>
          <table:table-cell table:style-name="ce8" office:value-type="float" office:value="50459561">
            <text:p>50459561</text:p>
          </table:table-cell>
          <table:table-cell table:style-name="ce8" table:formula="of:=AND([.G15]=[.B15];[.H15]&gt;=[.C15];[.I15]&lt;=[.D15])" office:value-type="boolean" office:boolean-value="false">
            <text:p>FALSE</text:p>
          </table:table-cell>
          <table:table-cell table:style-name="ce8" table:formula="of:=IF([.J15];&quot;&quot;;MAX([.C15]-[.H15];[.I15]-[.D15]))" office:value-type="float" office:value="92203">
            <text:p>9220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44378">
            <text:p>50344378</text:p>
          </table:table-cell>
          <table:table-cell table:style-name="ce8" office:value-type="float" office:value="50367358">
            <text:p>50367358</text:p>
          </table:table-cell>
          <table:table-cell table:style-name="ce13" table:formula="of:=IF(AND([.B16]=[.B15];[.C16]=[.C15];[.D16]=[.D15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67616">
            <text:p>50467616</text:p>
          </table:table-cell>
          <table:table-cell table:style-name="ce8" office:value-type="float" office:value="50468325">
            <text:p>50468325</text:p>
          </table:table-cell>
          <table:table-cell table:style-name="ce8" table:formula="of:=AND([.G16]=[.B16];[.H16]&gt;=[.C16];[.I16]&lt;=[.D16])" office:value-type="boolean" office:boolean-value="false">
            <text:p>FALSE</text:p>
          </table:table-cell>
          <table:table-cell table:style-name="ce8" table:formula="of:=IF([.J16];&quot;&quot;;MAX([.C16]-[.H16];[.I16]-[.D16]))" office:value-type="float" office:value="100967">
            <text:p>10096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44231">
            <text:p>50444231</text:p>
          </table:table-cell>
          <table:table-cell table:style-name="ce8" office:value-type="float" office:value="50472799">
            <text:p>50472799</text:p>
          </table:table-cell>
          <table:table-cell table:style-name="ce13" table:formula="of:=IF(AND([.B17]=[.B16];[.C17]=[.C16];[.D17]=[.D16]);&quot;&quot;;&quot;new&quot;)" office:value-type="string" office:string-value="new">
            <text:p>new</text:p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58658">
            <text:p>50358658</text:p>
          </table:table-cell>
          <table:table-cell table:style-name="ce8" office:value-type="float" office:value="50358697">
            <text:p>50358697</text:p>
          </table:table-cell>
          <table:table-cell table:style-name="ce8" table:formula="of:=AND([.G17]=[.B17];[.H17]&gt;=[.C17];[.I17]&lt;=[.D17])" office:value-type="boolean" office:boolean-value="false">
            <text:p>FALSE</text:p>
          </table:table-cell>
          <table:table-cell table:style-name="ce8" table:formula="of:=IF([.J17];&quot;&quot;;MAX([.C17]-[.H17];[.I17]-[.D17]))" office:value-type="float" office:value="85573">
            <text:p>855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44231">
            <text:p>50444231</text:p>
          </table:table-cell>
          <table:table-cell table:style-name="ce8" office:value-type="float" office:value="50472799">
            <text:p>50472799</text:p>
          </table:table-cell>
          <table:table-cell table:style-name="ce13" table:formula="of:=IF(AND([.B18]=[.B17];[.C18]=[.C17];[.D18]=[.D17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58658">
            <text:p>50358658</text:p>
          </table:table-cell>
          <table:table-cell table:style-name="ce8" office:value-type="float" office:value="50468325">
            <text:p>50468325</text:p>
          </table:table-cell>
          <table:table-cell table:style-name="ce8" table:formula="of:=AND([.G18]=[.B18];[.H18]&gt;=[.C18];[.I18]&lt;=[.D18])" office:value-type="boolean" office:boolean-value="false">
            <text:p>FALSE</text:p>
          </table:table-cell>
          <table:table-cell table:style-name="ce8" table:formula="of:=IF([.J18];&quot;&quot;;MAX([.C18]-[.H18];[.I18]-[.D18]))" office:value-type="float" office:value="85573">
            <text:p>855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44231">
            <text:p>50444231</text:p>
          </table:table-cell>
          <table:table-cell table:style-name="ce8" office:value-type="float" office:value="50472799">
            <text:p>50472799</text:p>
          </table:table-cell>
          <table:table-cell table:style-name="ce13" table:formula="of:=IF(AND([.B19]=[.B18];[.C19]=[.C18];[.D19]=[.D18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367234">
            <text:p>50367234</text:p>
          </table:table-cell>
          <table:table-cell table:style-name="ce8" office:value-type="float" office:value="50367353">
            <text:p>50367353</text:p>
          </table:table-cell>
          <table:table-cell table:style-name="ce8" table:formula="of:=AND([.G19]=[.B19];[.H19]&gt;=[.C19];[.I19]&lt;=[.D19])" office:value-type="boolean" office:boolean-value="false">
            <text:p>FALSE</text:p>
          </table:table-cell>
          <table:table-cell table:style-name="ce8" table:formula="of:=IF([.J19];&quot;&quot;;MAX([.C19]-[.H19];[.I19]-[.D19]))" office:value-type="float" office:value="76997">
            <text:p>7699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44231">
            <text:p>50444231</text:p>
          </table:table-cell>
          <table:table-cell table:style-name="ce8" office:value-type="float" office:value="50472799">
            <text:p>50472799</text:p>
          </table:table-cell>
          <table:table-cell table:style-name="ce13" table:formula="of:=IF(AND([.B20]=[.B19];[.C20]=[.C19];[.D20]=[.D19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44231">
            <text:p>50444231</text:p>
          </table:table-cell>
          <table:table-cell table:style-name="ce8" office:value-type="float" office:value="50444491">
            <text:p>50444491</text:p>
          </table:table-cell>
          <table:table-cell table:style-name="ce8" table:formula="of:=AND([.G20]=[.B20];[.H20]&gt;=[.C20];[.I20]&lt;=[.D20])" office:value-type="boolean" office:boolean-value="true">
            <text:p>TRUE</text:p>
          </table:table-cell>
          <table:table-cell table:style-name="ce8" table:formula="of:=IF([.J20];&quot;&quot;;MAX([.C20]-[.H20];[.I20]-[.D2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44231">
            <text:p>50444231</text:p>
          </table:table-cell>
          <table:table-cell table:style-name="ce8" office:value-type="float" office:value="50472799">
            <text:p>50472799</text:p>
          </table:table-cell>
          <table:table-cell table:style-name="ce13" table:formula="of:=IF(AND([.B21]=[.B20];[.C21]=[.C20];[.D21]=[.D20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50238">
            <text:p>50450238</text:p>
          </table:table-cell>
          <table:table-cell table:style-name="ce8" office:value-type="float" office:value="50450405">
            <text:p>50450405</text:p>
          </table:table-cell>
          <table:table-cell table:style-name="ce8" table:formula="of:=AND([.G21]=[.B21];[.H21]&gt;=[.C21];[.I21]&lt;=[.D21])" office:value-type="boolean" office:boolean-value="true">
            <text:p>TRUE</text:p>
          </table:table-cell>
          <table:table-cell table:style-name="ce8" table:formula="of:=IF([.J21];&quot;&quot;;MAX([.C21]-[.H21];[.I21]-[.D2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44231">
            <text:p>50444231</text:p>
          </table:table-cell>
          <table:table-cell table:style-name="ce8" office:value-type="float" office:value="50472799">
            <text:p>50472799</text:p>
          </table:table-cell>
          <table:table-cell table:style-name="ce13" table:formula="of:=IF(AND([.B22]=[.B21];[.C22]=[.C21];[.D22]=[.D21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59427">
            <text:p>50459427</text:p>
          </table:table-cell>
          <table:table-cell table:style-name="ce8" office:value-type="float" office:value="50459561">
            <text:p>50459561</text:p>
          </table:table-cell>
          <table:table-cell table:style-name="ce8" table:formula="of:=AND([.G22]=[.B22];[.H22]&gt;=[.C22];[.I22]&lt;=[.D22])" office:value-type="boolean" office:boolean-value="true">
            <text:p>TRUE</text:p>
          </table:table-cell>
          <table:table-cell table:style-name="ce8" table:formula="of:=IF([.J22];&quot;&quot;;MAX([.C22]-[.H22];[.I22]-[.D2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0320">
            <text:p>1032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44231">
            <text:p>50444231</text:p>
          </table:table-cell>
          <table:table-cell table:style-name="ce8" office:value-type="float" office:value="50472799">
            <text:p>50472799</text:p>
          </table:table-cell>
          <table:table-cell table:style-name="ce13" table:formula="of:=IF(AND([.B23]=[.B22];[.C23]=[.C22];[.D23]=[.D22]);&quot;&quot;;&quot;new&quot;)">
            <text:p/>
          </table:table-cell>
          <table:table-cell table:style-name="ce3" office:value-type="string">
            <text:p>CCDS5905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0467616">
            <text:p>50467616</text:p>
          </table:table-cell>
          <table:table-cell table:style-name="ce8" office:value-type="float" office:value="50468325">
            <text:p>50468325</text:p>
          </table:table-cell>
          <table:table-cell table:style-name="ce8" table:formula="of:=AND([.G23]=[.B23];[.H23]&gt;=[.C23];[.I23]&lt;=[.D23])" office:value-type="boolean" office:boolean-value="true">
            <text:p>TRUE</text:p>
          </table:table-cell>
          <table:table-cell table:style-name="ce8" table:formula="of:=IF([.J23];&quot;&quot;;MAX([.C23]-[.H23];[.I23]-[.D23]))">
            <text:p/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24]=[.B23];[.C24]=[.C23];[.D24]=[.D23]);&quot;&quot;;&quot;new&quot;)" office:value-type="string" office:string-value="new">
            <text:p>new</text:p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521">
            <text:p>66271521</text:p>
          </table:table-cell>
          <table:table-cell table:style-name="ce7" office:value-type="float" office:value="66271553">
            <text:p>66271553</text:p>
          </table:table-cell>
          <table:table-cell table:style-name="ce7" table:formula="of:=AND([.G24]=[.B24];[.H24]&gt;=[.C24];[.I24]&lt;=[.D24])" office:value-type="boolean" office:boolean-value="false">
            <text:p>FALSE</text:p>
          </table:table-cell>
          <table:table-cell table:style-name="ce7" table:formula="of:=IF([.J24];&quot;&quot;;MAX([.C24]-[.H24];[.I24]-[.D24]))" office:value-type="float" office:value="151892">
            <text:p>151892</text:p>
          </table:table-cell>
          <table:table-cell table:style-name="ce16" office:value-type="string">
            <text:p>two nearby regions, but one contains all matching transcripts while the other contains none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25]=[.B24];[.C25]=[.C24];[.D25]=[.D24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521">
            <text:p>66271521</text:p>
          </table:table-cell>
          <table:table-cell table:style-name="ce7" office:value-type="float" office:value="66428231">
            <text:p>66428231</text:p>
          </table:table-cell>
          <table:table-cell table:style-name="ce7" table:formula="of:=AND([.G25]=[.B25];[.H25]&gt;=[.C25];[.I25]&lt;=[.D25])" office:value-type="boolean" office:boolean-value="false">
            <text:p>FALSE</text:p>
          </table:table-cell>
          <table:table-cell table:style-name="ce7" table:formula="of:=IF([.J25];&quot;&quot;;MAX([.C25]-[.H25];[.I25]-[.D25]))" office:value-type="float" office:value="308570">
            <text:p>3085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26]=[.B25];[.C26]=[.C25];[.D26]=[.D25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86968">
            <text:p>66286968</text:p>
          </table:table-cell>
          <table:table-cell table:style-name="ce7" office:value-type="float" office:value="66287124">
            <text:p>66287124</text:p>
          </table:table-cell>
          <table:table-cell table:style-name="ce7" table:formula="of:=AND([.G26]=[.B26];[.H26]&gt;=[.C26];[.I26]&lt;=[.D26])" office:value-type="boolean" office:boolean-value="false">
            <text:p>FALSE</text:p>
          </table:table-cell>
          <table:table-cell table:style-name="ce7" table:formula="of:=IF([.J26];&quot;&quot;;MAX([.C26]-[.H26];[.I26]-[.D26]))" office:value-type="float" office:value="167463">
            <text:p>16746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27]=[.B26];[.C27]=[.C26];[.D27]=[.D26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93627">
            <text:p>66293627</text:p>
          </table:table-cell>
          <table:table-cell table:style-name="ce7" office:value-type="float" office:value="66293736">
            <text:p>66293736</text:p>
          </table:table-cell>
          <table:table-cell table:style-name="ce7" table:formula="of:=AND([.G27]=[.B27];[.H27]&gt;=[.C27];[.I27]&lt;=[.D27])" office:value-type="boolean" office:boolean-value="false">
            <text:p>FALSE</text:p>
          </table:table-cell>
          <table:table-cell table:style-name="ce7" table:formula="of:=IF([.J27];&quot;&quot;;MAX([.C27]-[.H27];[.I27]-[.D27]))" office:value-type="float" office:value="174075">
            <text:p>17407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28]=[.B27];[.C28]=[.C27];[.D28]=[.D27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93701">
            <text:p>66293701</text:p>
          </table:table-cell>
          <table:table-cell table:style-name="ce7" office:value-type="float" office:value="66293736">
            <text:p>66293736</text:p>
          </table:table-cell>
          <table:table-cell table:style-name="ce7" table:formula="of:=AND([.G28]=[.B28];[.H28]&gt;=[.C28];[.I28]&lt;=[.D28])" office:value-type="boolean" office:boolean-value="false">
            <text:p>FALSE</text:p>
          </table:table-cell>
          <table:table-cell table:style-name="ce7" table:formula="of:=IF([.J28];&quot;&quot;;MAX([.C28]-[.H28];[.I28]-[.D28]))" office:value-type="float" office:value="174075">
            <text:p>17407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29]=[.B28];[.C29]=[.C28];[.D29]=[.D28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93701">
            <text:p>66293701</text:p>
          </table:table-cell>
          <table:table-cell table:style-name="ce7" office:value-type="float" office:value="66428231">
            <text:p>66428231</text:p>
          </table:table-cell>
          <table:table-cell table:style-name="ce7" table:formula="of:=AND([.G29]=[.B29];[.H29]&gt;=[.C29];[.I29]&lt;=[.D29])" office:value-type="boolean" office:boolean-value="false">
            <text:p>FALSE</text:p>
          </table:table-cell>
          <table:table-cell table:style-name="ce7" table:formula="of:=IF([.J29];&quot;&quot;;MAX([.C29]-[.H29];[.I29]-[.D29]))" office:value-type="float" office:value="308570">
            <text:p>3085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0]=[.B29];[.C30]=[.C29];[.D30]=[.D29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12475">
            <text:p>66312475</text:p>
          </table:table-cell>
          <table:table-cell table:style-name="ce7" office:value-type="float" office:value="66312579">
            <text:p>66312579</text:p>
          </table:table-cell>
          <table:table-cell table:style-name="ce7" table:formula="of:=AND([.G30]=[.B30];[.H30]&gt;=[.C30];[.I30]&lt;=[.D30])" office:value-type="boolean" office:boolean-value="false">
            <text:p>FALSE</text:p>
          </table:table-cell>
          <table:table-cell table:style-name="ce7" table:formula="of:=IF([.J30];&quot;&quot;;MAX([.C30]-[.H30];[.I30]-[.D30]))" office:value-type="float" office:value="192918">
            <text:p>19291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1]=[.B30];[.C31]=[.C30];[.D31]=[.D30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12475">
            <text:p>66312475</text:p>
          </table:table-cell>
          <table:table-cell table:style-name="ce7" office:value-type="float" office:value="66312579">
            <text:p>66312579</text:p>
          </table:table-cell>
          <table:table-cell table:style-name="ce7" table:formula="of:=AND([.G31]=[.B31];[.H31]&gt;=[.C31];[.I31]&lt;=[.D31])" office:value-type="boolean" office:boolean-value="false">
            <text:p>FALSE</text:p>
          </table:table-cell>
          <table:table-cell table:style-name="ce7" table:formula="of:=IF([.J31];&quot;&quot;;MAX([.C31]-[.H31];[.I31]-[.D31]))" office:value-type="float" office:value="192918">
            <text:p>19291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2]=[.B31];[.C32]=[.C31];[.D32]=[.D31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13756">
            <text:p>66313756</text:p>
          </table:table-cell>
          <table:table-cell table:style-name="ce7" office:value-type="float" office:value="66313803">
            <text:p>66313803</text:p>
          </table:table-cell>
          <table:table-cell table:style-name="ce7" table:formula="of:=AND([.G32]=[.B32];[.H32]&gt;=[.C32];[.I32]&lt;=[.D32])" office:value-type="boolean" office:boolean-value="false">
            <text:p>FALSE</text:p>
          </table:table-cell>
          <table:table-cell table:style-name="ce7" table:formula="of:=IF([.J32];&quot;&quot;;MAX([.C32]-[.H32];[.I32]-[.D32]))" office:value-type="float" office:value="194142">
            <text:p>19414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3]=[.B32];[.C33]=[.C32];[.D33]=[.D32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13756">
            <text:p>66313756</text:p>
          </table:table-cell>
          <table:table-cell table:style-name="ce7" office:value-type="float" office:value="66313803">
            <text:p>66313803</text:p>
          </table:table-cell>
          <table:table-cell table:style-name="ce7" table:formula="of:=AND([.G33]=[.B33];[.H33]&gt;=[.C33];[.I33]&lt;=[.D33])" office:value-type="boolean" office:boolean-value="false">
            <text:p>FALSE</text:p>
          </table:table-cell>
          <table:table-cell table:style-name="ce7" table:formula="of:=IF([.J33];&quot;&quot;;MAX([.C33]-[.H33];[.I33]-[.D33]))" office:value-type="float" office:value="194142">
            <text:p>19414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4]=[.B33];[.C34]=[.C33];[.D34]=[.D33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96788">
            <text:p>66396788</text:p>
          </table:table-cell>
          <table:table-cell table:style-name="ce7" office:value-type="float" office:value="66396832">
            <text:p>66396832</text:p>
          </table:table-cell>
          <table:table-cell table:style-name="ce7" table:formula="of:=AND([.G34]=[.B34];[.H34]&gt;=[.C34];[.I34]&lt;=[.D34])" office:value-type="boolean" office:boolean-value="false">
            <text:p>FALSE</text:p>
          </table:table-cell>
          <table:table-cell table:style-name="ce7" table:formula="of:=IF([.J34];&quot;&quot;;MAX([.C34]-[.H34];[.I34]-[.D34]))" office:value-type="float" office:value="277171">
            <text:p>27717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5]=[.B34];[.C35]=[.C34];[.D35]=[.D34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96788">
            <text:p>66396788</text:p>
          </table:table-cell>
          <table:table-cell table:style-name="ce7" office:value-type="float" office:value="66396832">
            <text:p>66396832</text:p>
          </table:table-cell>
          <table:table-cell table:style-name="ce7" table:formula="of:=AND([.G35]=[.B35];[.H35]&gt;=[.C35];[.I35]&lt;=[.D35])" office:value-type="boolean" office:boolean-value="false">
            <text:p>FALSE</text:p>
          </table:table-cell>
          <table:table-cell table:style-name="ce7" table:formula="of:=IF([.J35];&quot;&quot;;MAX([.C35]-[.H35];[.I35]-[.D35]))" office:value-type="float" office:value="277171">
            <text:p>27717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6]=[.B35];[.C36]=[.C35];[.D36]=[.D35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13284">
            <text:p>66413284</text:p>
          </table:table-cell>
          <table:table-cell table:style-name="ce7" office:value-type="float" office:value="66413353">
            <text:p>66413353</text:p>
          </table:table-cell>
          <table:table-cell table:style-name="ce7" table:formula="of:=AND([.G36]=[.B36];[.H36]&gt;=[.C36];[.I36]&lt;=[.D36])" office:value-type="boolean" office:boolean-value="false">
            <text:p>FALSE</text:p>
          </table:table-cell>
          <table:table-cell table:style-name="ce7" table:formula="of:=IF([.J36];&quot;&quot;;MAX([.C36]-[.H36];[.I36]-[.D36]))" office:value-type="float" office:value="293692">
            <text:p>29369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7]=[.B36];[.C37]=[.C36];[.D37]=[.D36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13284">
            <text:p>66413284</text:p>
          </table:table-cell>
          <table:table-cell table:style-name="ce7" office:value-type="float" office:value="66413353">
            <text:p>66413353</text:p>
          </table:table-cell>
          <table:table-cell table:style-name="ce7" table:formula="of:=AND([.G37]=[.B37];[.H37]&gt;=[.C37];[.I37]&lt;=[.D37])" office:value-type="boolean" office:boolean-value="false">
            <text:p>FALSE</text:p>
          </table:table-cell>
          <table:table-cell table:style-name="ce7" table:formula="of:=IF([.J37];&quot;&quot;;MAX([.C37]-[.H37];[.I37]-[.D37]))" office:value-type="float" office:value="293692">
            <text:p>29369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8]=[.B37];[.C38]=[.C37];[.D38]=[.D37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19902">
            <text:p>66419902</text:p>
          </table:table-cell>
          <table:table-cell table:style-name="ce7" office:value-type="float" office:value="66419966">
            <text:p>66419966</text:p>
          </table:table-cell>
          <table:table-cell table:style-name="ce7" table:formula="of:=AND([.G38]=[.B38];[.H38]&gt;=[.C38];[.I38]&lt;=[.D38])" office:value-type="boolean" office:boolean-value="false">
            <text:p>FALSE</text:p>
          </table:table-cell>
          <table:table-cell table:style-name="ce7" table:formula="of:=IF([.J38];&quot;&quot;;MAX([.C38]-[.H38];[.I38]-[.D38]))" office:value-type="float" office:value="300305">
            <text:p>30030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39]=[.B38];[.C39]=[.C38];[.D39]=[.D38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19902">
            <text:p>66419902</text:p>
          </table:table-cell>
          <table:table-cell table:style-name="ce7" office:value-type="float" office:value="66419966">
            <text:p>66419966</text:p>
          </table:table-cell>
          <table:table-cell table:style-name="ce7" table:formula="of:=AND([.G39]=[.B39];[.H39]&gt;=[.C39];[.I39]&lt;=[.D39])" office:value-type="boolean" office:boolean-value="false">
            <text:p>FALSE</text:p>
          </table:table-cell>
          <table:table-cell table:style-name="ce7" table:formula="of:=IF([.J39];&quot;&quot;;MAX([.C39]-[.H39];[.I39]-[.D39]))" office:value-type="float" office:value="300305">
            <text:p>30030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40]=[.B39];[.C40]=[.C39];[.D40]=[.D39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20953">
            <text:p>66420953</text:p>
          </table:table-cell>
          <table:table-cell table:style-name="ce7" office:value-type="float" office:value="66421026">
            <text:p>66421026</text:p>
          </table:table-cell>
          <table:table-cell table:style-name="ce7" table:formula="of:=AND([.G40]=[.B40];[.H40]&gt;=[.C40];[.I40]&lt;=[.D40])" office:value-type="boolean" office:boolean-value="false">
            <text:p>FALSE</text:p>
          </table:table-cell>
          <table:table-cell table:style-name="ce7" table:formula="of:=IF([.J40];&quot;&quot;;MAX([.C40]-[.H40];[.I40]-[.D40]))" office:value-type="float" office:value="301365">
            <text:p>30136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41]=[.B40];[.C41]=[.C40];[.D41]=[.D40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20953">
            <text:p>66420953</text:p>
          </table:table-cell>
          <table:table-cell table:style-name="ce7" office:value-type="float" office:value="66421026">
            <text:p>66421026</text:p>
          </table:table-cell>
          <table:table-cell table:style-name="ce7" table:formula="of:=AND([.G41]=[.B41];[.H41]&gt;=[.C41];[.I41]&lt;=[.D41])" office:value-type="boolean" office:boolean-value="false">
            <text:p>FALSE</text:p>
          </table:table-cell>
          <table:table-cell table:style-name="ce7" table:formula="of:=IF([.J41];&quot;&quot;;MAX([.C41]-[.H41];[.I41]-[.D41]))" office:value-type="float" office:value="301365">
            <text:p>30136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42]=[.B41];[.C42]=[.C41];[.D42]=[.D41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28114">
            <text:p>66428114</text:p>
          </table:table-cell>
          <table:table-cell table:style-name="ce7" office:value-type="float" office:value="66428231">
            <text:p>66428231</text:p>
          </table:table-cell>
          <table:table-cell table:style-name="ce7" table:formula="of:=AND([.G42]=[.B42];[.H42]&gt;=[.C42];[.I42]&lt;=[.D42])" office:value-type="boolean" office:boolean-value="false">
            <text:p>FALSE</text:p>
          </table:table-cell>
          <table:table-cell table:style-name="ce7" table:formula="of:=IF([.J42];&quot;&quot;;MAX([.C42]-[.H42];[.I42]-[.D42]))" office:value-type="float" office:value="308570">
            <text:p>3085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119285">
            <text:p>66119285</text:p>
          </table:table-cell>
          <table:table-cell table:style-name="ce7" office:value-type="float" office:value="66119661">
            <text:p>66119661</text:p>
          </table:table-cell>
          <table:table-cell table:style-name="ce12" table:formula="of:=IF(AND([.B43]=[.B42];[.C43]=[.C42];[.D43]=[.D42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28114">
            <text:p>66428114</text:p>
          </table:table-cell>
          <table:table-cell table:style-name="ce7" office:value-type="float" office:value="66428231">
            <text:p>66428231</text:p>
          </table:table-cell>
          <table:table-cell table:style-name="ce7" table:formula="of:=AND([.G43]=[.B43];[.H43]&gt;=[.C43];[.I43]&lt;=[.D43])" office:value-type="boolean" office:boolean-value="false">
            <text:p>FALSE</text:p>
          </table:table-cell>
          <table:table-cell table:style-name="ce7" table:formula="of:=IF([.J43];&quot;&quot;;MAX([.C43]-[.H43];[.I43]-[.D43]))" office:value-type="float" office:value="308570">
            <text:p>3085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44]=[.B43];[.C44]=[.C43];[.D44]=[.D43]);&quot;&quot;;&quot;new&quot;)" office:value-type="string" office:string-value="new">
            <text:p>new</text:p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521">
            <text:p>66271521</text:p>
          </table:table-cell>
          <table:table-cell table:style-name="ce7" office:value-type="float" office:value="66271553">
            <text:p>66271553</text:p>
          </table:table-cell>
          <table:table-cell table:style-name="ce7" table:formula="of:=AND([.G44]=[.B44];[.H44]&gt;=[.C44];[.I44]&lt;=[.D44])" office:value-type="boolean" office:boolean-value="true">
            <text:p>TRUE</text:p>
          </table:table-cell>
          <table:table-cell table:style-name="ce7" table:formula="of:=IF([.J44];&quot;&quot;;MAX([.C44]-[.H44];[.I44]-[.D4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45]=[.B44];[.C45]=[.C44];[.D45]=[.D44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521">
            <text:p>66271521</text:p>
          </table:table-cell>
          <table:table-cell table:style-name="ce7" office:value-type="float" office:value="66428231">
            <text:p>66428231</text:p>
          </table:table-cell>
          <table:table-cell table:style-name="ce7" table:formula="of:=AND([.G45]=[.B45];[.H45]&gt;=[.C45];[.I45]&lt;=[.D45])" office:value-type="boolean" office:boolean-value="true">
            <text:p>TRUE</text:p>
          </table:table-cell>
          <table:table-cell table:style-name="ce7" table:formula="of:=IF([.J45];&quot;&quot;;MAX([.C45]-[.H45];[.I45]-[.D4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46]=[.B45];[.C46]=[.C45];[.D46]=[.D45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86968">
            <text:p>66286968</text:p>
          </table:table-cell>
          <table:table-cell table:style-name="ce7" office:value-type="float" office:value="66287124">
            <text:p>66287124</text:p>
          </table:table-cell>
          <table:table-cell table:style-name="ce7" table:formula="of:=AND([.G46]=[.B46];[.H46]&gt;=[.C46];[.I46]&lt;=[.D46])" office:value-type="boolean" office:boolean-value="true">
            <text:p>TRUE</text:p>
          </table:table-cell>
          <table:table-cell table:style-name="ce7" table:formula="of:=IF([.J46];&quot;&quot;;MAX([.C46]-[.H46];[.I46]-[.D4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47]=[.B46];[.C47]=[.C46];[.D47]=[.D46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93627">
            <text:p>66293627</text:p>
          </table:table-cell>
          <table:table-cell table:style-name="ce7" office:value-type="float" office:value="66293736">
            <text:p>66293736</text:p>
          </table:table-cell>
          <table:table-cell table:style-name="ce7" table:formula="of:=AND([.G47]=[.B47];[.H47]&gt;=[.C47];[.I47]&lt;=[.D47])" office:value-type="boolean" office:boolean-value="true">
            <text:p>TRUE</text:p>
          </table:table-cell>
          <table:table-cell table:style-name="ce7" table:formula="of:=IF([.J47];&quot;&quot;;MAX([.C47]-[.H47];[.I47]-[.D4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48]=[.B47];[.C48]=[.C47];[.D48]=[.D47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93701">
            <text:p>66293701</text:p>
          </table:table-cell>
          <table:table-cell table:style-name="ce7" office:value-type="float" office:value="66293736">
            <text:p>66293736</text:p>
          </table:table-cell>
          <table:table-cell table:style-name="ce7" table:formula="of:=AND([.G48]=[.B48];[.H48]&gt;=[.C48];[.I48]&lt;=[.D48])" office:value-type="boolean" office:boolean-value="true">
            <text:p>TRUE</text:p>
          </table:table-cell>
          <table:table-cell table:style-name="ce7" table:formula="of:=IF([.J48];&quot;&quot;;MAX([.C48]-[.H48];[.I48]-[.D4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49]=[.B48];[.C49]=[.C48];[.D49]=[.D48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93701">
            <text:p>66293701</text:p>
          </table:table-cell>
          <table:table-cell table:style-name="ce7" office:value-type="float" office:value="66428231">
            <text:p>66428231</text:p>
          </table:table-cell>
          <table:table-cell table:style-name="ce7" table:formula="of:=AND([.G49]=[.B49];[.H49]&gt;=[.C49];[.I49]&lt;=[.D49])" office:value-type="boolean" office:boolean-value="true">
            <text:p>TRUE</text:p>
          </table:table-cell>
          <table:table-cell table:style-name="ce7" table:formula="of:=IF([.J49];&quot;&quot;;MAX([.C49]-[.H49];[.I49]-[.D4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0]=[.B49];[.C50]=[.C49];[.D50]=[.D49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12475">
            <text:p>66312475</text:p>
          </table:table-cell>
          <table:table-cell table:style-name="ce7" office:value-type="float" office:value="66312579">
            <text:p>66312579</text:p>
          </table:table-cell>
          <table:table-cell table:style-name="ce7" table:formula="of:=AND([.G50]=[.B50];[.H50]&gt;=[.C50];[.I50]&lt;=[.D50])" office:value-type="boolean" office:boolean-value="true">
            <text:p>TRUE</text:p>
          </table:table-cell>
          <table:table-cell table:style-name="ce7" table:formula="of:=IF([.J50];&quot;&quot;;MAX([.C50]-[.H50];[.I50]-[.D5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1]=[.B50];[.C51]=[.C50];[.D51]=[.D50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12475">
            <text:p>66312475</text:p>
          </table:table-cell>
          <table:table-cell table:style-name="ce7" office:value-type="float" office:value="66312579">
            <text:p>66312579</text:p>
          </table:table-cell>
          <table:table-cell table:style-name="ce7" table:formula="of:=AND([.G51]=[.B51];[.H51]&gt;=[.C51];[.I51]&lt;=[.D51])" office:value-type="boolean" office:boolean-value="true">
            <text:p>TRUE</text:p>
          </table:table-cell>
          <table:table-cell table:style-name="ce7" table:formula="of:=IF([.J51];&quot;&quot;;MAX([.C51]-[.H51];[.I51]-[.D5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2]=[.B51];[.C52]=[.C51];[.D52]=[.D51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13756">
            <text:p>66313756</text:p>
          </table:table-cell>
          <table:table-cell table:style-name="ce7" office:value-type="float" office:value="66313803">
            <text:p>66313803</text:p>
          </table:table-cell>
          <table:table-cell table:style-name="ce7" table:formula="of:=AND([.G52]=[.B52];[.H52]&gt;=[.C52];[.I52]&lt;=[.D52])" office:value-type="boolean" office:boolean-value="true">
            <text:p>TRUE</text:p>
          </table:table-cell>
          <table:table-cell table:style-name="ce7" table:formula="of:=IF([.J52];&quot;&quot;;MAX([.C52]-[.H52];[.I52]-[.D5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3]=[.B52];[.C53]=[.C52];[.D53]=[.D52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13756">
            <text:p>66313756</text:p>
          </table:table-cell>
          <table:table-cell table:style-name="ce7" office:value-type="float" office:value="66313803">
            <text:p>66313803</text:p>
          </table:table-cell>
          <table:table-cell table:style-name="ce7" table:formula="of:=AND([.G53]=[.B53];[.H53]&gt;=[.C53];[.I53]&lt;=[.D53])" office:value-type="boolean" office:boolean-value="true">
            <text:p>TRUE</text:p>
          </table:table-cell>
          <table:table-cell table:style-name="ce7" table:formula="of:=IF([.J53];&quot;&quot;;MAX([.C53]-[.H53];[.I53]-[.D5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4]=[.B53];[.C54]=[.C53];[.D54]=[.D53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96788">
            <text:p>66396788</text:p>
          </table:table-cell>
          <table:table-cell table:style-name="ce7" office:value-type="float" office:value="66396832">
            <text:p>66396832</text:p>
          </table:table-cell>
          <table:table-cell table:style-name="ce7" table:formula="of:=AND([.G54]=[.B54];[.H54]&gt;=[.C54];[.I54]&lt;=[.D54])" office:value-type="boolean" office:boolean-value="true">
            <text:p>TRUE</text:p>
          </table:table-cell>
          <table:table-cell table:style-name="ce7" table:formula="of:=IF([.J54];&quot;&quot;;MAX([.C54]-[.H54];[.I54]-[.D5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5]=[.B54];[.C55]=[.C54];[.D55]=[.D54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396788">
            <text:p>66396788</text:p>
          </table:table-cell>
          <table:table-cell table:style-name="ce7" office:value-type="float" office:value="66396832">
            <text:p>66396832</text:p>
          </table:table-cell>
          <table:table-cell table:style-name="ce7" table:formula="of:=AND([.G55]=[.B55];[.H55]&gt;=[.C55];[.I55]&lt;=[.D55])" office:value-type="boolean" office:boolean-value="true">
            <text:p>TRUE</text:p>
          </table:table-cell>
          <table:table-cell table:style-name="ce7" table:formula="of:=IF([.J55];&quot;&quot;;MAX([.C55]-[.H55];[.I55]-[.D5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6]=[.B55];[.C56]=[.C55];[.D56]=[.D55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13284">
            <text:p>66413284</text:p>
          </table:table-cell>
          <table:table-cell table:style-name="ce7" office:value-type="float" office:value="66413353">
            <text:p>66413353</text:p>
          </table:table-cell>
          <table:table-cell table:style-name="ce7" table:formula="of:=AND([.G56]=[.B56];[.H56]&gt;=[.C56];[.I56]&lt;=[.D56])" office:value-type="boolean" office:boolean-value="true">
            <text:p>TRUE</text:p>
          </table:table-cell>
          <table:table-cell table:style-name="ce7" table:formula="of:=IF([.J56];&quot;&quot;;MAX([.C56]-[.H56];[.I56]-[.D5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7]=[.B56];[.C57]=[.C56];[.D57]=[.D56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13284">
            <text:p>66413284</text:p>
          </table:table-cell>
          <table:table-cell table:style-name="ce7" office:value-type="float" office:value="66413353">
            <text:p>66413353</text:p>
          </table:table-cell>
          <table:table-cell table:style-name="ce7" table:formula="of:=AND([.G57]=[.B57];[.H57]&gt;=[.C57];[.I57]&lt;=[.D57])" office:value-type="boolean" office:boolean-value="true">
            <text:p>TRUE</text:p>
          </table:table-cell>
          <table:table-cell table:style-name="ce7" table:formula="of:=IF([.J57];&quot;&quot;;MAX([.C57]-[.H57];[.I57]-[.D5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8]=[.B57];[.C58]=[.C57];[.D58]=[.D57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19902">
            <text:p>66419902</text:p>
          </table:table-cell>
          <table:table-cell table:style-name="ce7" office:value-type="float" office:value="66419966">
            <text:p>66419966</text:p>
          </table:table-cell>
          <table:table-cell table:style-name="ce7" table:formula="of:=AND([.G58]=[.B58];[.H58]&gt;=[.C58];[.I58]&lt;=[.D58])" office:value-type="boolean" office:boolean-value="true">
            <text:p>TRUE</text:p>
          </table:table-cell>
          <table:table-cell table:style-name="ce7" table:formula="of:=IF([.J58];&quot;&quot;;MAX([.C58]-[.H58];[.I58]-[.D5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59]=[.B58];[.C59]=[.C58];[.D59]=[.D58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19902">
            <text:p>66419902</text:p>
          </table:table-cell>
          <table:table-cell table:style-name="ce7" office:value-type="float" office:value="66419966">
            <text:p>66419966</text:p>
          </table:table-cell>
          <table:table-cell table:style-name="ce7" table:formula="of:=AND([.G59]=[.B59];[.H59]&gt;=[.C59];[.I59]&lt;=[.D59])" office:value-type="boolean" office:boolean-value="true">
            <text:p>TRUE</text:p>
          </table:table-cell>
          <table:table-cell table:style-name="ce7" table:formula="of:=IF([.J59];&quot;&quot;;MAX([.C59]-[.H59];[.I59]-[.D5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60]=[.B59];[.C60]=[.C59];[.D60]=[.D59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20953">
            <text:p>66420953</text:p>
          </table:table-cell>
          <table:table-cell table:style-name="ce7" office:value-type="float" office:value="66421026">
            <text:p>66421026</text:p>
          </table:table-cell>
          <table:table-cell table:style-name="ce7" table:formula="of:=AND([.G60]=[.B60];[.H60]&gt;=[.C60];[.I60]&lt;=[.D60])" office:value-type="boolean" office:boolean-value="true">
            <text:p>TRUE</text:p>
          </table:table-cell>
          <table:table-cell table:style-name="ce7" table:formula="of:=IF([.J60];&quot;&quot;;MAX([.C60]-[.H60];[.I60]-[.D6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61]=[.B60];[.C61]=[.C60];[.D61]=[.D60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20953">
            <text:p>66420953</text:p>
          </table:table-cell>
          <table:table-cell table:style-name="ce7" office:value-type="float" office:value="66421026">
            <text:p>66421026</text:p>
          </table:table-cell>
          <table:table-cell table:style-name="ce7" table:formula="of:=AND([.G61]=[.B61];[.H61]&gt;=[.C61];[.I61]&lt;=[.D61])" office:value-type="boolean" office:boolean-value="true">
            <text:p>TRUE</text:p>
          </table:table-cell>
          <table:table-cell table:style-name="ce7" table:formula="of:=IF([.J61];&quot;&quot;;MAX([.C61]-[.H61];[.I61]-[.D6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62]=[.B61];[.C62]=[.C61];[.D62]=[.D61]);&quot;&quot;;&quot;new&quot;)">
            <text:p/>
          </table:table-cell>
          <table:table-cell table:style-name="ce2" office:value-type="string">
            <text:p>CCDS2905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28114">
            <text:p>66428114</text:p>
          </table:table-cell>
          <table:table-cell table:style-name="ce7" office:value-type="float" office:value="66428231">
            <text:p>66428231</text:p>
          </table:table-cell>
          <table:table-cell table:style-name="ce7" table:formula="of:=AND([.G62]=[.B62];[.H62]&gt;=[.C62];[.I62]&lt;=[.D62])" office:value-type="boolean" office:boolean-value="true">
            <text:p>TRUE</text:p>
          </table:table-cell>
          <table:table-cell table:style-name="ce7" table:formula="of:=IF([.J62];&quot;&quot;;MAX([.C62]-[.H62];[.I62]-[.D6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115286">
            <text:p>115286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271149">
            <text:p>66271149</text:p>
          </table:table-cell>
          <table:table-cell table:style-name="ce7" office:value-type="float" office:value="66429351">
            <text:p>66429351</text:p>
          </table:table-cell>
          <table:table-cell table:style-name="ce12" table:formula="of:=IF(AND([.B63]=[.B62];[.C63]=[.C62];[.D63]=[.D62]);&quot;&quot;;&quot;new&quot;)">
            <text:p/>
          </table:table-cell>
          <table:table-cell table:style-name="ce2" office:value-type="string">
            <text:p>CCDS54604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6428114">
            <text:p>66428114</text:p>
          </table:table-cell>
          <table:table-cell table:style-name="ce7" office:value-type="float" office:value="66428231">
            <text:p>66428231</text:p>
          </table:table-cell>
          <table:table-cell table:style-name="ce7" table:formula="of:=AND([.G63]=[.B63];[.H63]&gt;=[.C63];[.I63]&lt;=[.D63])" office:value-type="boolean" office:boolean-value="true">
            <text:p>TRUE</text:p>
          </table:table-cell>
          <table:table-cell table:style-name="ce7" table:formula="of:=IF([.J63];&quot;&quot;;MAX([.C63]-[.H63];[.I63]-[.D63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64]=[.B63];[.C64]=[.C63];[.D64]=[.D63]);&quot;&quot;;&quot;new&quot;)" office:value-type="string" office:string-value="new">
            <text:p>new</text:p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64]=[.B64];[.H64]&gt;=[.C64];[.I64]&lt;=[.D64])" office:value-type="boolean" office:boolean-value="true">
            <text:p>TRUE</text:p>
          </table:table-cell>
          <table:table-cell table:style-name="ce8" table:formula="of:=IF([.J64];&quot;&quot;;MAX([.C64]-[.H64];[.I64]-[.D64]))">
            <text:p/>
          </table:table-cell>
          <table:table-cell table:style-name="ce17" office:value-type="string">
            <text:p>two regions (X/Y) which each contain their respective transcripts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65]=[.B64];[.C65]=[.C64];[.D65]=[.D64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65]=[.B65];[.H65]&gt;=[.C65];[.I65]&lt;=[.D65])" office:value-type="boolean" office:boolean-value="true">
            <text:p>TRUE</text:p>
          </table:table-cell>
          <table:table-cell table:style-name="ce8" table:formula="of:=IF([.J65];&quot;&quot;;MAX([.C65]-[.H65];[.I65]-[.D6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66]=[.B65];[.C66]=[.C65];[.D66]=[.D65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66]=[.B66];[.H66]&gt;=[.C66];[.I66]&lt;=[.D66])" office:value-type="boolean" office:boolean-value="true">
            <text:p>TRUE</text:p>
          </table:table-cell>
          <table:table-cell table:style-name="ce8" table:formula="of:=IF([.J66];&quot;&quot;;MAX([.C66]-[.H66];[.I66]-[.D6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67]=[.B66];[.C67]=[.C66];[.D67]=[.D66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67]=[.B67];[.H67]&gt;=[.C67];[.I67]&lt;=[.D67])" office:value-type="boolean" office:boolean-value="true">
            <text:p>TRUE</text:p>
          </table:table-cell>
          <table:table-cell table:style-name="ce8" table:formula="of:=IF([.J67];&quot;&quot;;MAX([.C67]-[.H67];[.I67]-[.D6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68]=[.B67];[.C68]=[.C67];[.D68]=[.D67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68]=[.B68];[.H68]&gt;=[.C68];[.I68]&lt;=[.D68])" office:value-type="boolean" office:boolean-value="true">
            <text:p>TRUE</text:p>
          </table:table-cell>
          <table:table-cell table:style-name="ce8" table:formula="of:=IF([.J68];&quot;&quot;;MAX([.C68]-[.H68];[.I68]-[.D6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69]=[.B68];[.C69]=[.C68];[.D69]=[.D68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69]=[.B69];[.H69]&gt;=[.C69];[.I69]&lt;=[.D69])" office:value-type="boolean" office:boolean-value="true">
            <text:p>TRUE</text:p>
          </table:table-cell>
          <table:table-cell table:style-name="ce8" table:formula="of:=IF([.J69];&quot;&quot;;MAX([.C69]-[.H69];[.I69]-[.D6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0]=[.B69];[.C70]=[.C69];[.D70]=[.D69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4394">
            <text:p>1424394</text:p>
          </table:table-cell>
          <table:table-cell table:style-name="ce8" table:formula="of:=AND([.G70]=[.B70];[.H70]&gt;=[.C70];[.I70]&lt;=[.D70])" office:value-type="boolean" office:boolean-value="true">
            <text:p>TRUE</text:p>
          </table:table-cell>
          <table:table-cell table:style-name="ce8" table:formula="of:=IF([.J70];&quot;&quot;;MAX([.C70]-[.H70];[.I70]-[.D7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1]=[.B70];[.C71]=[.C70];[.D71]=[.D70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4394">
            <text:p>1424394</text:p>
          </table:table-cell>
          <table:table-cell table:style-name="ce8" table:formula="of:=AND([.G71]=[.B71];[.H71]&gt;=[.C71];[.I71]&lt;=[.D71])" office:value-type="boolean" office:boolean-value="true">
            <text:p>TRUE</text:p>
          </table:table-cell>
          <table:table-cell table:style-name="ce8" table:formula="of:=IF([.J71];&quot;&quot;;MAX([.C71]-[.H71];[.I71]-[.D7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2]=[.B71];[.C72]=[.C71];[.D72]=[.D71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4628">
            <text:p>1424628</text:p>
          </table:table-cell>
          <table:table-cell table:style-name="ce8" table:formula="of:=AND([.G72]=[.B72];[.H72]&gt;=[.C72];[.I72]&lt;=[.D72])" office:value-type="boolean" office:boolean-value="true">
            <text:p>TRUE</text:p>
          </table:table-cell>
          <table:table-cell table:style-name="ce8" table:formula="of:=IF([.J72];&quot;&quot;;MAX([.C72]-[.H72];[.I72]-[.D7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3]=[.B72];[.C73]=[.C72];[.D73]=[.D72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73]=[.B73];[.H73]&gt;=[.C73];[.I73]&lt;=[.D73])" office:value-type="boolean" office:boolean-value="true">
            <text:p>TRUE</text:p>
          </table:table-cell>
          <table:table-cell table:style-name="ce8" table:formula="of:=IF([.J73];&quot;&quot;;MAX([.C73]-[.H73];[.I73]-[.D7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4]=[.B73];[.C74]=[.C73];[.D74]=[.D73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74]=[.B74];[.H74]&gt;=[.C74];[.I74]&lt;=[.D74])" office:value-type="boolean" office:boolean-value="true">
            <text:p>TRUE</text:p>
          </table:table-cell>
          <table:table-cell table:style-name="ce8" table:formula="of:=IF([.J74];&quot;&quot;;MAX([.C74]-[.H74];[.I74]-[.D7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5]=[.B74];[.C75]=[.C74];[.D75]=[.D74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8482">
            <text:p>1428482</text:p>
          </table:table-cell>
          <table:table-cell table:style-name="ce8" table:formula="of:=AND([.G75]=[.B75];[.H75]&gt;=[.C75];[.I75]&lt;=[.D75])" office:value-type="boolean" office:boolean-value="true">
            <text:p>TRUE</text:p>
          </table:table-cell>
          <table:table-cell table:style-name="ce8" table:formula="of:=IF([.J75];&quot;&quot;;MAX([.C75]-[.H75];[.I75]-[.D7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6]=[.B75];[.C76]=[.C75];[.D76]=[.D75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76]=[.B76];[.H76]&gt;=[.C76];[.I76]&lt;=[.D76])" office:value-type="boolean" office:boolean-value="true">
            <text:p>TRUE</text:p>
          </table:table-cell>
          <table:table-cell table:style-name="ce8" table:formula="of:=IF([.J76];&quot;&quot;;MAX([.C76]-[.H76];[.I76]-[.D7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7]=[.B76];[.C77]=[.C76];[.D77]=[.D76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77]=[.B77];[.H77]&gt;=[.C77];[.I77]&lt;=[.D77])" office:value-type="boolean" office:boolean-value="true">
            <text:p>TRUE</text:p>
          </table:table-cell>
          <table:table-cell table:style-name="ce8" table:formula="of:=IF([.J77];&quot;&quot;;MAX([.C77]-[.H77];[.I77]-[.D7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8]=[.B77];[.C78]=[.C77];[.D78]=[.D77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78]=[.B78];[.H78]&gt;=[.C78];[.I78]&lt;=[.D78])" office:value-type="boolean" office:boolean-value="true">
            <text:p>TRUE</text:p>
          </table:table-cell>
          <table:table-cell table:style-name="ce8" table:formula="of:=IF([.J78];&quot;&quot;;MAX([.C78]-[.H78];[.I78]-[.D7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79]=[.B78];[.C79]=[.C78];[.D79]=[.D78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79]=[.B79];[.H79]&gt;=[.C79];[.I79]&lt;=[.D79])" office:value-type="boolean" office:boolean-value="true">
            <text:p>TRUE</text:p>
          </table:table-cell>
          <table:table-cell table:style-name="ce8" table:formula="of:=IF([.J79];&quot;&quot;;MAX([.C79]-[.H79];[.I79]-[.D7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0]=[.B79];[.C80]=[.C79];[.D80]=[.D79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80]=[.B80];[.H80]&gt;=[.C80];[.I80]&lt;=[.D80])" office:value-type="boolean" office:boolean-value="true">
            <text:p>TRUE</text:p>
          </table:table-cell>
          <table:table-cell table:style-name="ce8" table:formula="of:=IF([.J80];&quot;&quot;;MAX([.C80]-[.H80];[.I80]-[.D8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1]=[.B80];[.C81]=[.C80];[.D81]=[.D80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81]=[.B81];[.H81]&gt;=[.C81];[.I81]&lt;=[.D81])" office:value-type="boolean" office:boolean-value="true">
            <text:p>TRUE</text:p>
          </table:table-cell>
          <table:table-cell table:style-name="ce8" table:formula="of:=IF([.J81];&quot;&quot;;MAX([.C81]-[.H81];[.I81]-[.D8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2]=[.B81];[.C82]=[.C81];[.D82]=[.D81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82]=[.B82];[.H82]&gt;=[.C82];[.I82]&lt;=[.D82])" office:value-type="boolean" office:boolean-value="true">
            <text:p>TRUE</text:p>
          </table:table-cell>
          <table:table-cell table:style-name="ce8" table:formula="of:=IF([.J82];&quot;&quot;;MAX([.C82]-[.H82];[.I82]-[.D8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3]=[.B82];[.C83]=[.C82];[.D83]=[.D82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83]=[.B83];[.H83]&gt;=[.C83];[.I83]&lt;=[.D83])" office:value-type="boolean" office:boolean-value="true">
            <text:p>TRUE</text:p>
          </table:table-cell>
          <table:table-cell table:style-name="ce8" table:formula="of:=IF([.J83];&quot;&quot;;MAX([.C83]-[.H83];[.I83]-[.D8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4]=[.B83];[.C84]=[.C83];[.D84]=[.D83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84]=[.B84];[.H84]&gt;=[.C84];[.I84]&lt;=[.D84])" office:value-type="boolean" office:boolean-value="true">
            <text:p>TRUE</text:p>
          </table:table-cell>
          <table:table-cell table:style-name="ce8" table:formula="of:=IF([.J84];&quot;&quot;;MAX([.C84]-[.H84];[.I84]-[.D8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5]=[.B84];[.C85]=[.C84];[.D85]=[.D84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85]=[.B85];[.H85]&gt;=[.C85];[.I85]&lt;=[.D85])" office:value-type="boolean" office:boolean-value="true">
            <text:p>TRUE</text:p>
          </table:table-cell>
          <table:table-cell table:style-name="ce8" table:formula="of:=IF([.J85];&quot;&quot;;MAX([.C85]-[.H85];[.I85]-[.D8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6]=[.B85];[.C86]=[.C85];[.D86]=[.D85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86]=[.B86];[.H86]&gt;=[.C86];[.I86]&lt;=[.D86])" office:value-type="boolean" office:boolean-value="true">
            <text:p>TRUE</text:p>
          </table:table-cell>
          <table:table-cell table:style-name="ce8" table:formula="of:=IF([.J86];&quot;&quot;;MAX([.C86]-[.H86];[.I86]-[.D8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7]=[.B86];[.C87]=[.C86];[.D87]=[.D86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87]=[.B87];[.H87]&gt;=[.C87];[.I87]&lt;=[.D87])" office:value-type="boolean" office:boolean-value="true">
            <text:p>TRUE</text:p>
          </table:table-cell>
          <table:table-cell table:style-name="ce8" table:formula="of:=IF([.J87];&quot;&quot;;MAX([.C87]-[.H87];[.I87]-[.D8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8]=[.B87];[.C88]=[.C87];[.D88]=[.D87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88]=[.B88];[.H88]&gt;=[.C88];[.I88]&lt;=[.D88])" office:value-type="boolean" office:boolean-value="true">
            <text:p>TRUE</text:p>
          </table:table-cell>
          <table:table-cell table:style-name="ce8" table:formula="of:=IF([.J88];&quot;&quot;;MAX([.C88]-[.H88];[.I88]-[.D8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89]=[.B88];[.C89]=[.C88];[.D89]=[.D88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89]=[.B89];[.H89]&gt;=[.C89];[.I89]&lt;=[.D89])" office:value-type="boolean" office:boolean-value="true">
            <text:p>TRUE</text:p>
          </table:table-cell>
          <table:table-cell table:style-name="ce8" table:formula="of:=IF([.J89];&quot;&quot;;MAX([.C89]-[.H89];[.I89]-[.D8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0]=[.B89];[.C90]=[.C89];[.D90]=[.D89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90]=[.B90];[.H90]&gt;=[.C90];[.I90]&lt;=[.D90])" office:value-type="boolean" office:boolean-value="true">
            <text:p>TRUE</text:p>
          </table:table-cell>
          <table:table-cell table:style-name="ce8" table:formula="of:=IF([.J90];&quot;&quot;;MAX([.C90]-[.H90];[.I90]-[.D9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1]=[.B90];[.C91]=[.C90];[.D91]=[.D90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91]=[.B91];[.H91]&gt;=[.C91];[.I91]&lt;=[.D91])" office:value-type="boolean" office:boolean-value="true">
            <text:p>TRUE</text:p>
          </table:table-cell>
          <table:table-cell table:style-name="ce8" table:formula="of:=IF([.J91];&quot;&quot;;MAX([.C91]-[.H91];[.I91]-[.D9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2]=[.B91];[.C92]=[.C91];[.D92]=[.D91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92]=[.B92];[.H92]&gt;=[.C92];[.I92]&lt;=[.D92])" office:value-type="boolean" office:boolean-value="true">
            <text:p>TRUE</text:p>
          </table:table-cell>
          <table:table-cell table:style-name="ce8" table:formula="of:=IF([.J92];&quot;&quot;;MAX([.C92]-[.H92];[.I92]-[.D9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3]=[.B92];[.C93]=[.C92];[.D93]=[.D92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93]=[.B93];[.H93]&gt;=[.C93];[.I93]&lt;=[.D93])" office:value-type="boolean" office:boolean-value="true">
            <text:p>TRUE</text:p>
          </table:table-cell>
          <table:table-cell table:style-name="ce8" table:formula="of:=IF([.J93];&quot;&quot;;MAX([.C93]-[.H93];[.I93]-[.D9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4]=[.B93];[.C94]=[.C93];[.D94]=[.D93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708">
            <text:p>1407708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94]=[.B94];[.H94]&gt;=[.C94];[.I94]&lt;=[.D94])" office:value-type="boolean" office:boolean-value="true">
            <text:p>TRUE</text:p>
          </table:table-cell>
          <table:table-cell table:style-name="ce8" table:formula="of:=IF([.J94];&quot;&quot;;MAX([.C94]-[.H94];[.I94]-[.D9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5]=[.B94];[.C95]=[.C94];[.D95]=[.D94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708">
            <text:p>1407708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95]=[.B95];[.H95]&gt;=[.C95];[.I95]&lt;=[.D95])" office:value-type="boolean" office:boolean-value="true">
            <text:p>TRUE</text:p>
          </table:table-cell>
          <table:table-cell table:style-name="ce8" table:formula="of:=IF([.J95];&quot;&quot;;MAX([.C95]-[.H95];[.I95]-[.D9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6]=[.B95];[.C96]=[.C95];[.D96]=[.D95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96]=[.B96];[.H96]&gt;=[.C96];[.I96]&lt;=[.D96])" office:value-type="boolean" office:boolean-value="true">
            <text:p>TRUE</text:p>
          </table:table-cell>
          <table:table-cell table:style-name="ce8" table:formula="of:=IF([.J96];&quot;&quot;;MAX([.C96]-[.H96];[.I96]-[.D9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7]=[.B96];[.C97]=[.C96];[.D97]=[.D96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97]=[.B97];[.H97]&gt;=[.C97];[.I97]&lt;=[.D97])" office:value-type="boolean" office:boolean-value="true">
            <text:p>TRUE</text:p>
          </table:table-cell>
          <table:table-cell table:style-name="ce8" table:formula="of:=IF([.J97];&quot;&quot;;MAX([.C97]-[.H97];[.I97]-[.D9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8]=[.B97];[.C98]=[.C97];[.D98]=[.D97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98]=[.B98];[.H98]&gt;=[.C98];[.I98]&lt;=[.D98])" office:value-type="boolean" office:boolean-value="true">
            <text:p>TRUE</text:p>
          </table:table-cell>
          <table:table-cell table:style-name="ce8" table:formula="of:=IF([.J98];&quot;&quot;;MAX([.C98]-[.H98];[.I98]-[.D9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99]=[.B98];[.C99]=[.C98];[.D99]=[.D98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99]=[.B99];[.H99]&gt;=[.C99];[.I99]&lt;=[.D99])" office:value-type="boolean" office:boolean-value="true">
            <text:p>TRUE</text:p>
          </table:table-cell>
          <table:table-cell table:style-name="ce8" table:formula="of:=IF([.J99];&quot;&quot;;MAX([.C99]-[.H99];[.I99]-[.D9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0]=[.B99];[.C100]=[.C99];[.D100]=[.D99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100]=[.B100];[.H100]&gt;=[.C100];[.I100]&lt;=[.D100])" office:value-type="boolean" office:boolean-value="true">
            <text:p>TRUE</text:p>
          </table:table-cell>
          <table:table-cell table:style-name="ce8" table:formula="of:=IF([.J100];&quot;&quot;;MAX([.C100]-[.H100];[.I100]-[.D10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1]=[.B100];[.C101]=[.C100];[.D101]=[.D100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101]=[.B101];[.H101]&gt;=[.C101];[.I101]&lt;=[.D101])" office:value-type="boolean" office:boolean-value="true">
            <text:p>TRUE</text:p>
          </table:table-cell>
          <table:table-cell table:style-name="ce8" table:formula="of:=IF([.J101];&quot;&quot;;MAX([.C101]-[.H101];[.I101]-[.D10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2]=[.B101];[.C102]=[.C101];[.D102]=[.D101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102]=[.B102];[.H102]&gt;=[.C102];[.I102]&lt;=[.D102])" office:value-type="boolean" office:boolean-value="true">
            <text:p>TRUE</text:p>
          </table:table-cell>
          <table:table-cell table:style-name="ce8" table:formula="of:=IF([.J102];&quot;&quot;;MAX([.C102]-[.H102];[.I102]-[.D10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3]=[.B102];[.C103]=[.C102];[.D103]=[.D102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103]=[.B103];[.H103]&gt;=[.C103];[.I103]&lt;=[.D103])" office:value-type="boolean" office:boolean-value="true">
            <text:p>TRUE</text:p>
          </table:table-cell>
          <table:table-cell table:style-name="ce8" table:formula="of:=IF([.J103];&quot;&quot;;MAX([.C103]-[.H103];[.I103]-[.D10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4]=[.B103];[.C104]=[.C103];[.D104]=[.D103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104]=[.B104];[.H104]&gt;=[.C104];[.I104]&lt;=[.D104])" office:value-type="boolean" office:boolean-value="true">
            <text:p>TRUE</text:p>
          </table:table-cell>
          <table:table-cell table:style-name="ce8" table:formula="of:=IF([.J104];&quot;&quot;;MAX([.C104]-[.H104];[.I104]-[.D10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5]=[.B104];[.C105]=[.C104];[.D105]=[.D104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105]=[.B105];[.H105]&gt;=[.C105];[.I105]&lt;=[.D105])" office:value-type="boolean" office:boolean-value="true">
            <text:p>TRUE</text:p>
          </table:table-cell>
          <table:table-cell table:style-name="ce8" table:formula="of:=IF([.J105];&quot;&quot;;MAX([.C105]-[.H105];[.I105]-[.D10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6]=[.B105];[.C106]=[.C105];[.D106]=[.D105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106]=[.B106];[.H106]&gt;=[.C106];[.I106]&lt;=[.D106])" office:value-type="boolean" office:boolean-value="true">
            <text:p>TRUE</text:p>
          </table:table-cell>
          <table:table-cell table:style-name="ce8" table:formula="of:=IF([.J106];&quot;&quot;;MAX([.C106]-[.H106];[.I106]-[.D10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7]=[.B106];[.C107]=[.C106];[.D107]=[.D106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107]=[.B107];[.H107]&gt;=[.C107];[.I107]&lt;=[.D107])" office:value-type="boolean" office:boolean-value="true">
            <text:p>TRUE</text:p>
          </table:table-cell>
          <table:table-cell table:style-name="ce8" table:formula="of:=IF([.J107];&quot;&quot;;MAX([.C107]-[.H107];[.I107]-[.D10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8]=[.B107];[.C108]=[.C107];[.D108]=[.D107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108]=[.B108];[.H108]&gt;=[.C108];[.I108]&lt;=[.D108])" office:value-type="boolean" office:boolean-value="true">
            <text:p>TRUE</text:p>
          </table:table-cell>
          <table:table-cell table:style-name="ce8" table:formula="of:=IF([.J108];&quot;&quot;;MAX([.C108]-[.H108];[.I108]-[.D10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09]=[.B108];[.C109]=[.C108];[.D109]=[.D108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109]=[.B109];[.H109]&gt;=[.C109];[.I109]&lt;=[.D109])" office:value-type="boolean" office:boolean-value="true">
            <text:p>TRUE</text:p>
          </table:table-cell>
          <table:table-cell table:style-name="ce8" table:formula="of:=IF([.J109];&quot;&quot;;MAX([.C109]-[.H109];[.I109]-[.D10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0]=[.B109];[.C110]=[.C109];[.D110]=[.D109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110]=[.B110];[.H110]&gt;=[.C110];[.I110]&lt;=[.D110])" office:value-type="boolean" office:boolean-value="true">
            <text:p>TRUE</text:p>
          </table:table-cell>
          <table:table-cell table:style-name="ce8" table:formula="of:=IF([.J110];&quot;&quot;;MAX([.C110]-[.H110];[.I110]-[.D11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1]=[.B110];[.C111]=[.C110];[.D111]=[.D110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111]=[.B111];[.H111]&gt;=[.C111];[.I111]&lt;=[.D111])" office:value-type="boolean" office:boolean-value="true">
            <text:p>TRUE</text:p>
          </table:table-cell>
          <table:table-cell table:style-name="ce8" table:formula="of:=IF([.J111];&quot;&quot;;MAX([.C111]-[.H111];[.I111]-[.D11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2]=[.B111];[.C112]=[.C111];[.D112]=[.D111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112]=[.B112];[.H112]&gt;=[.C112];[.I112]&lt;=[.D112])" office:value-type="boolean" office:boolean-value="true">
            <text:p>TRUE</text:p>
          </table:table-cell>
          <table:table-cell table:style-name="ce8" table:formula="of:=IF([.J112];&quot;&quot;;MAX([.C112]-[.H112];[.I112]-[.D11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3]=[.B112];[.C113]=[.C112];[.D113]=[.D112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113]=[.B113];[.H113]&gt;=[.C113];[.I113]&lt;=[.D113])" office:value-type="boolean" office:boolean-value="true">
            <text:p>TRUE</text:p>
          </table:table-cell>
          <table:table-cell table:style-name="ce8" table:formula="of:=IF([.J113];&quot;&quot;;MAX([.C113]-[.H113];[.I113]-[.D11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4]=[.B113];[.C114]=[.C113];[.D114]=[.D113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114]=[.B114];[.H114]&gt;=[.C114];[.I114]&lt;=[.D114])" office:value-type="boolean" office:boolean-value="true">
            <text:p>TRUE</text:p>
          </table:table-cell>
          <table:table-cell table:style-name="ce8" table:formula="of:=IF([.J114];&quot;&quot;;MAX([.C114]-[.H114];[.I114]-[.D11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5]=[.B114];[.C115]=[.C114];[.D115]=[.D114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115]=[.B115];[.H115]&gt;=[.C115];[.I115]&lt;=[.D115])" office:value-type="boolean" office:boolean-value="true">
            <text:p>TRUE</text:p>
          </table:table-cell>
          <table:table-cell table:style-name="ce8" table:formula="of:=IF([.J115];&quot;&quot;;MAX([.C115]-[.H115];[.I115]-[.D11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6]=[.B115];[.C116]=[.C115];[.D116]=[.D115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116]=[.B116];[.H116]&gt;=[.C116];[.I116]&lt;=[.D116])" office:value-type="boolean" office:boolean-value="true">
            <text:p>TRUE</text:p>
          </table:table-cell>
          <table:table-cell table:style-name="ce8" table:formula="of:=IF([.J116];&quot;&quot;;MAX([.C116]-[.H116];[.I116]-[.D11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7]=[.B116];[.C117]=[.C116];[.D117]=[.D116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117]=[.B117];[.H117]&gt;=[.C117];[.I117]&lt;=[.D117])" office:value-type="boolean" office:boolean-value="true">
            <text:p>TRUE</text:p>
          </table:table-cell>
          <table:table-cell table:style-name="ce8" table:formula="of:=IF([.J117];&quot;&quot;;MAX([.C117]-[.H117];[.I117]-[.D11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8]=[.B117];[.C118]=[.C117];[.D118]=[.D117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118]=[.B118];[.H118]&gt;=[.C118];[.I118]&lt;=[.D118])" office:value-type="boolean" office:boolean-value="true">
            <text:p>TRUE</text:p>
          </table:table-cell>
          <table:table-cell table:style-name="ce8" table:formula="of:=IF([.J118];&quot;&quot;;MAX([.C118]-[.H118];[.I118]-[.D11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19]=[.B118];[.C119]=[.C118];[.D119]=[.D118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119]=[.B119];[.H119]&gt;=[.C119];[.I119]&lt;=[.D119])" office:value-type="boolean" office:boolean-value="true">
            <text:p>TRUE</text:p>
          </table:table-cell>
          <table:table-cell table:style-name="ce8" table:formula="of:=IF([.J119];&quot;&quot;;MAX([.C119]-[.H119];[.I119]-[.D11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0]=[.B119];[.C120]=[.C119];[.D120]=[.D119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120]=[.B120];[.H120]&gt;=[.C120];[.I120]&lt;=[.D120])" office:value-type="boolean" office:boolean-value="true">
            <text:p>TRUE</text:p>
          </table:table-cell>
          <table:table-cell table:style-name="ce8" table:formula="of:=IF([.J120];&quot;&quot;;MAX([.C120]-[.H120];[.I120]-[.D12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1]=[.B120];[.C121]=[.C120];[.D121]=[.D120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154">
            <text:p>1422154</text:p>
          </table:table-cell>
          <table:table-cell table:style-name="ce8" office:value-type="float" office:value="1422255">
            <text:p>1422255</text:p>
          </table:table-cell>
          <table:table-cell table:style-name="ce8" table:formula="of:=AND([.G121]=[.B121];[.H121]&gt;=[.C121];[.I121]&lt;=[.D121])" office:value-type="boolean" office:boolean-value="true">
            <text:p>TRUE</text:p>
          </table:table-cell>
          <table:table-cell table:style-name="ce8" table:formula="of:=IF([.J121];&quot;&quot;;MAX([.C121]-[.H121];[.I121]-[.D12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2]=[.B121];[.C122]=[.C121];[.D122]=[.D121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816">
            <text:p>1422816</text:p>
          </table:table-cell>
          <table:table-cell table:style-name="ce8" office:value-type="float" office:value="1422912">
            <text:p>1422912</text:p>
          </table:table-cell>
          <table:table-cell table:style-name="ce8" table:formula="of:=AND([.G122]=[.B122];[.H122]&gt;=[.C122];[.I122]&lt;=[.D122])" office:value-type="boolean" office:boolean-value="true">
            <text:p>TRUE</text:p>
          </table:table-cell>
          <table:table-cell table:style-name="ce8" table:formula="of:=IF([.J122];&quot;&quot;;MAX([.C122]-[.H122];[.I122]-[.D12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3]=[.B122];[.C123]=[.C122];[.D123]=[.D122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816">
            <text:p>1422816</text:p>
          </table:table-cell>
          <table:table-cell table:style-name="ce8" office:value-type="float" office:value="1422912">
            <text:p>1422912</text:p>
          </table:table-cell>
          <table:table-cell table:style-name="ce8" table:formula="of:=AND([.G123]=[.B123];[.H123]&gt;=[.C123];[.I123]&lt;=[.D123])" office:value-type="boolean" office:boolean-value="true">
            <text:p>TRUE</text:p>
          </table:table-cell>
          <table:table-cell table:style-name="ce8" table:formula="of:=IF([.J123];&quot;&quot;;MAX([.C123]-[.H123];[.I123]-[.D12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4]=[.B123];[.C124]=[.C123];[.D124]=[.D123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816">
            <text:p>1422816</text:p>
          </table:table-cell>
          <table:table-cell table:style-name="ce8" office:value-type="float" office:value="1422912">
            <text:p>1422912</text:p>
          </table:table-cell>
          <table:table-cell table:style-name="ce8" table:formula="of:=AND([.G124]=[.B124];[.H124]&gt;=[.C124];[.I124]&lt;=[.D124])" office:value-type="boolean" office:boolean-value="true">
            <text:p>TRUE</text:p>
          </table:table-cell>
          <table:table-cell table:style-name="ce8" table:formula="of:=IF([.J124];&quot;&quot;;MAX([.C124]-[.H124];[.I124]-[.D12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5]=[.B124];[.C125]=[.C124];[.D125]=[.D124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816">
            <text:p>1422816</text:p>
          </table:table-cell>
          <table:table-cell table:style-name="ce8" office:value-type="float" office:value="1422912">
            <text:p>1422912</text:p>
          </table:table-cell>
          <table:table-cell table:style-name="ce8" table:formula="of:=AND([.G125]=[.B125];[.H125]&gt;=[.C125];[.I125]&lt;=[.D125])" office:value-type="boolean" office:boolean-value="true">
            <text:p>TRUE</text:p>
          </table:table-cell>
          <table:table-cell table:style-name="ce8" table:formula="of:=IF([.J125];&quot;&quot;;MAX([.C125]-[.H125];[.I125]-[.D12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6]=[.B125];[.C126]=[.C125];[.D126]=[.D125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394">
            <text:p>1424394</text:p>
          </table:table-cell>
          <table:table-cell table:style-name="ce8" table:formula="of:=AND([.G126]=[.B126];[.H126]&gt;=[.C126];[.I126]&lt;=[.D126])" office:value-type="boolean" office:boolean-value="true">
            <text:p>TRUE</text:p>
          </table:table-cell>
          <table:table-cell table:style-name="ce8" table:formula="of:=IF([.J126];&quot;&quot;;MAX([.C126]-[.H126];[.I126]-[.D12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7]=[.B126];[.C127]=[.C126];[.D127]=[.D126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394">
            <text:p>1424394</text:p>
          </table:table-cell>
          <table:table-cell table:style-name="ce8" table:formula="of:=AND([.G127]=[.B127];[.H127]&gt;=[.C127];[.I127]&lt;=[.D127])" office:value-type="boolean" office:boolean-value="true">
            <text:p>TRUE</text:p>
          </table:table-cell>
          <table:table-cell table:style-name="ce8" table:formula="of:=IF([.J127];&quot;&quot;;MAX([.C127]-[.H127];[.I127]-[.D12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8]=[.B127];[.C128]=[.C127];[.D128]=[.D127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420">
            <text:p>1424420</text:p>
          </table:table-cell>
          <table:table-cell table:style-name="ce8" table:formula="of:=AND([.G128]=[.B128];[.H128]&gt;=[.C128];[.I128]&lt;=[.D128])" office:value-type="boolean" office:boolean-value="true">
            <text:p>TRUE</text:p>
          </table:table-cell>
          <table:table-cell table:style-name="ce8" table:formula="of:=IF([.J128];&quot;&quot;;MAX([.C128]-[.H128];[.I128]-[.D12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29]=[.B128];[.C129]=[.C128];[.D129]=[.D128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420">
            <text:p>1424420</text:p>
          </table:table-cell>
          <table:table-cell table:style-name="ce8" table:formula="of:=AND([.G129]=[.B129];[.H129]&gt;=[.C129];[.I129]&lt;=[.D129])" office:value-type="boolean" office:boolean-value="true">
            <text:p>TRUE</text:p>
          </table:table-cell>
          <table:table-cell table:style-name="ce8" table:formula="of:=IF([.J129];&quot;&quot;;MAX([.C129]-[.H129];[.I129]-[.D12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0]=[.B129];[.C130]=[.C129];[.D130]=[.D129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420">
            <text:p>1424420</text:p>
          </table:table-cell>
          <table:table-cell table:style-name="ce8" table:formula="of:=AND([.G130]=[.B130];[.H130]&gt;=[.C130];[.I130]&lt;=[.D130])" office:value-type="boolean" office:boolean-value="true">
            <text:p>TRUE</text:p>
          </table:table-cell>
          <table:table-cell table:style-name="ce8" table:formula="of:=IF([.J130];&quot;&quot;;MAX([.C130]-[.H130];[.I130]-[.D13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1]=[.B130];[.C131]=[.C130];[.D131]=[.D130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420">
            <text:p>1424420</text:p>
          </table:table-cell>
          <table:table-cell table:style-name="ce8" table:formula="of:=AND([.G131]=[.B131];[.H131]&gt;=[.C131];[.I131]&lt;=[.D131])" office:value-type="boolean" office:boolean-value="true">
            <text:p>TRUE</text:p>
          </table:table-cell>
          <table:table-cell table:style-name="ce8" table:formula="of:=IF([.J131];&quot;&quot;;MAX([.C131]-[.H131];[.I131]-[.D13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2]=[.B131];[.C132]=[.C131];[.D132]=[.D131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521">
            <text:p>1424521</text:p>
          </table:table-cell>
          <table:table-cell table:style-name="ce8" office:value-type="float" office:value="1424628">
            <text:p>1424628</text:p>
          </table:table-cell>
          <table:table-cell table:style-name="ce8" table:formula="of:=AND([.G132]=[.B132];[.H132]&gt;=[.C132];[.I132]&lt;=[.D132])" office:value-type="boolean" office:boolean-value="true">
            <text:p>TRUE</text:p>
          </table:table-cell>
          <table:table-cell table:style-name="ce8" table:formula="of:=IF([.J132];&quot;&quot;;MAX([.C132]-[.H132];[.I132]-[.D13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3]=[.B132];[.C133]=[.C132];[.D133]=[.D132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8295">
            <text:p>1428295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133]=[.B133];[.H133]&gt;=[.C133];[.I133]&lt;=[.D133])" office:value-type="boolean" office:boolean-value="true">
            <text:p>TRUE</text:p>
          </table:table-cell>
          <table:table-cell table:style-name="ce8" table:formula="of:=IF([.J133];&quot;&quot;;MAX([.C133]-[.H133];[.I133]-[.D13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4]=[.B133];[.C134]=[.C133];[.D134]=[.D133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8295">
            <text:p>1428295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134]=[.B134];[.H134]&gt;=[.C134];[.I134]&lt;=[.D134])" office:value-type="boolean" office:boolean-value="true">
            <text:p>TRUE</text:p>
          </table:table-cell>
          <table:table-cell table:style-name="ce8" table:formula="of:=IF([.J134];&quot;&quot;;MAX([.C134]-[.H134];[.I134]-[.D13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5]=[.B134];[.C135]=[.C134];[.D135]=[.D134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8295">
            <text:p>1428295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135]=[.B135];[.H135]&gt;=[.C135];[.I135]&lt;=[.D135])" office:value-type="boolean" office:boolean-value="true">
            <text:p>TRUE</text:p>
          </table:table-cell>
          <table:table-cell table:style-name="ce8" table:formula="of:=IF([.J135];&quot;&quot;;MAX([.C135]-[.H135];[.I135]-[.D13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6]=[.B135];[.C136]=[.C135];[.D136]=[.D135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8295">
            <text:p>1428295</text:p>
          </table:table-cell>
          <table:table-cell table:style-name="ce8" office:value-type="float" office:value="1428482">
            <text:p>1428482</text:p>
          </table:table-cell>
          <table:table-cell table:style-name="ce8" table:formula="of:=AND([.G136]=[.B136];[.H136]&gt;=[.C136];[.I136]&lt;=[.D136])" office:value-type="boolean" office:boolean-value="true">
            <text:p>TRUE</text:p>
          </table:table-cell>
          <table:table-cell table:style-name="ce8" table:formula="of:=IF([.J136];&quot;&quot;;MAX([.C136]-[.H136];[.I136]-[.D13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7]=[.B136];[.C137]=[.C136];[.D137]=[.D136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137]=[.B137];[.H137]&gt;=[.C137];[.I137]&lt;=[.D137])" office:value-type="boolean" office:boolean-value="false">
            <text:p>FALSE</text:p>
          </table:table-cell>
          <table:table-cell table:style-name="ce8" table:formula="of:=IF([.J137];&quot;&quot;;MAX([.C137]-[.H137];[.I137]-[.D137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8]=[.B137];[.C138]=[.C137];[.D138]=[.D137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138]=[.B138];[.H138]&gt;=[.C138];[.I138]&lt;=[.D138])" office:value-type="boolean" office:boolean-value="false">
            <text:p>FALSE</text:p>
          </table:table-cell>
          <table:table-cell table:style-name="ce8" table:formula="of:=IF([.J138];&quot;&quot;;MAX([.C138]-[.H138];[.I138]-[.D138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39]=[.B138];[.C139]=[.C138];[.D139]=[.D138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139]=[.B139];[.H139]&gt;=[.C139];[.I139]&lt;=[.D139])" office:value-type="boolean" office:boolean-value="false">
            <text:p>FALSE</text:p>
          </table:table-cell>
          <table:table-cell table:style-name="ce8" table:formula="of:=IF([.J139];&quot;&quot;;MAX([.C139]-[.H139];[.I139]-[.D139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0]=[.B139];[.C140]=[.C139];[.D140]=[.D139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140]=[.B140];[.H140]&gt;=[.C140];[.I140]&lt;=[.D140])" office:value-type="boolean" office:boolean-value="false">
            <text:p>FALSE</text:p>
          </table:table-cell>
          <table:table-cell table:style-name="ce8" table:formula="of:=IF([.J140];&quot;&quot;;MAX([.C140]-[.H140];[.I140]-[.D140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1]=[.B140];[.C141]=[.C140];[.D141]=[.D140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141]=[.B141];[.H141]&gt;=[.C141];[.I141]&lt;=[.D141])" office:value-type="boolean" office:boolean-value="false">
            <text:p>FALSE</text:p>
          </table:table-cell>
          <table:table-cell table:style-name="ce8" table:formula="of:=IF([.J141];&quot;&quot;;MAX([.C141]-[.H141];[.I141]-[.D141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2]=[.B141];[.C142]=[.C141];[.D142]=[.D141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142]=[.B142];[.H142]&gt;=[.C142];[.I142]&lt;=[.D142])" office:value-type="boolean" office:boolean-value="false">
            <text:p>FALSE</text:p>
          </table:table-cell>
          <table:table-cell table:style-name="ce8" table:formula="of:=IF([.J142];&quot;&quot;;MAX([.C142]-[.H142];[.I142]-[.D142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3]=[.B142];[.C143]=[.C142];[.D143]=[.D142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4394">
            <text:p>1374394</text:p>
          </table:table-cell>
          <table:table-cell table:style-name="ce8" table:formula="of:=AND([.G143]=[.B143];[.H143]&gt;=[.C143];[.I143]&lt;=[.D143])" office:value-type="boolean" office:boolean-value="false">
            <text:p>FALSE</text:p>
          </table:table-cell>
          <table:table-cell table:style-name="ce8" table:formula="of:=IF([.J143];&quot;&quot;;MAX([.C143]-[.H143];[.I143]-[.D143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4]=[.B143];[.C144]=[.C143];[.D144]=[.D143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4394">
            <text:p>1374394</text:p>
          </table:table-cell>
          <table:table-cell table:style-name="ce8" table:formula="of:=AND([.G144]=[.B144];[.H144]&gt;=[.C144];[.I144]&lt;=[.D144])" office:value-type="boolean" office:boolean-value="false">
            <text:p>FALSE</text:p>
          </table:table-cell>
          <table:table-cell table:style-name="ce8" table:formula="of:=IF([.J144];&quot;&quot;;MAX([.C144]-[.H144];[.I144]-[.D144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5]=[.B144];[.C145]=[.C144];[.D145]=[.D144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4628">
            <text:p>1374628</text:p>
          </table:table-cell>
          <table:table-cell table:style-name="ce8" table:formula="of:=AND([.G145]=[.B145];[.H145]&gt;=[.C145];[.I145]&lt;=[.D145])" office:value-type="boolean" office:boolean-value="false">
            <text:p>FALSE</text:p>
          </table:table-cell>
          <table:table-cell table:style-name="ce8" table:formula="of:=IF([.J145];&quot;&quot;;MAX([.C145]-[.H145];[.I145]-[.D145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6]=[.B145];[.C146]=[.C145];[.D146]=[.D145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146]=[.B146];[.H146]&gt;=[.C146];[.I146]&lt;=[.D146])" office:value-type="boolean" office:boolean-value="false">
            <text:p>FALSE</text:p>
          </table:table-cell>
          <table:table-cell table:style-name="ce8" table:formula="of:=IF([.J146];&quot;&quot;;MAX([.C146]-[.H146];[.I146]-[.D146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7]=[.B146];[.C147]=[.C146];[.D147]=[.D146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147]=[.B147];[.H147]&gt;=[.C147];[.I147]&lt;=[.D147])" office:value-type="boolean" office:boolean-value="false">
            <text:p>FALSE</text:p>
          </table:table-cell>
          <table:table-cell table:style-name="ce8" table:formula="of:=IF([.J147];&quot;&quot;;MAX([.C147]-[.H147];[.I147]-[.D147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8]=[.B147];[.C148]=[.C147];[.D148]=[.D147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8482">
            <text:p>1378482</text:p>
          </table:table-cell>
          <table:table-cell table:style-name="ce8" table:formula="of:=AND([.G148]=[.B148];[.H148]&gt;=[.C148];[.I148]&lt;=[.D148])" office:value-type="boolean" office:boolean-value="false">
            <text:p>FALSE</text:p>
          </table:table-cell>
          <table:table-cell table:style-name="ce8" table:formula="of:=IF([.J148];&quot;&quot;;MAX([.C148]-[.H148];[.I148]-[.D148]))" office:value-type="float" office:value="36096">
            <text:p>360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49]=[.B148];[.C149]=[.C148];[.D149]=[.D148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149]=[.B149];[.H149]&gt;=[.C149];[.I149]&lt;=[.D149])" office:value-type="boolean" office:boolean-value="false">
            <text:p>FALSE</text:p>
          </table:table-cell>
          <table:table-cell table:style-name="ce8" table:formula="of:=IF([.J149];&quot;&quot;;MAX([.C149]-[.H149];[.I149]-[.D149]))" office:value-type="float" office:value="33022">
            <text:p>3302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0]=[.B149];[.C150]=[.C149];[.D150]=[.D149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150]=[.B150];[.H150]&gt;=[.C150];[.I150]&lt;=[.D150])" office:value-type="boolean" office:boolean-value="false">
            <text:p>FALSE</text:p>
          </table:table-cell>
          <table:table-cell table:style-name="ce8" table:formula="of:=IF([.J150];&quot;&quot;;MAX([.C150]-[.H150];[.I150]-[.D150]))" office:value-type="float" office:value="33022">
            <text:p>3302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1]=[.B150];[.C151]=[.C150];[.D151]=[.D150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151]=[.B151];[.H151]&gt;=[.C151];[.I151]&lt;=[.D151])" office:value-type="boolean" office:boolean-value="false">
            <text:p>FALSE</text:p>
          </table:table-cell>
          <table:table-cell table:style-name="ce8" table:formula="of:=IF([.J151];&quot;&quot;;MAX([.C151]-[.H151];[.I151]-[.D151]))" office:value-type="float" office:value="33022">
            <text:p>3302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2]=[.B151];[.C152]=[.C151];[.D152]=[.D151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152]=[.B152];[.H152]&gt;=[.C152];[.I152]&lt;=[.D152])" office:value-type="boolean" office:boolean-value="false">
            <text:p>FALSE</text:p>
          </table:table-cell>
          <table:table-cell table:style-name="ce8" table:formula="of:=IF([.J152];&quot;&quot;;MAX([.C152]-[.H152];[.I152]-[.D152]))" office:value-type="float" office:value="33022">
            <text:p>3302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3]=[.B152];[.C153]=[.C152];[.D153]=[.D152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153]=[.B153];[.H153]&gt;=[.C153];[.I153]&lt;=[.D153])" office:value-type="boolean" office:boolean-value="false">
            <text:p>FALSE</text:p>
          </table:table-cell>
          <table:table-cell table:style-name="ce8" table:formula="of:=IF([.J153];&quot;&quot;;MAX([.C153]-[.H153];[.I153]-[.D153]))" office:value-type="float" office:value="33022">
            <text:p>3302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4]=[.B153];[.C154]=[.C153];[.D154]=[.D153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154]=[.B154];[.H154]&gt;=[.C154];[.I154]&lt;=[.D154])" office:value-type="boolean" office:boolean-value="false">
            <text:p>FALSE</text:p>
          </table:table-cell>
          <table:table-cell table:style-name="ce8" table:formula="of:=IF([.J154];&quot;&quot;;MAX([.C154]-[.H154];[.I154]-[.D154]))" office:value-type="float" office:value="33022">
            <text:p>3302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5]=[.B154];[.C155]=[.C154];[.D155]=[.D154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155]=[.B155];[.H155]&gt;=[.C155];[.I155]&lt;=[.D155])" office:value-type="boolean" office:boolean-value="false">
            <text:p>FALSE</text:p>
          </table:table-cell>
          <table:table-cell table:style-name="ce8" table:formula="of:=IF([.J155];&quot;&quot;;MAX([.C155]-[.H155];[.I155]-[.D155]))" office:value-type="float" office:value="30281">
            <text:p>3028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6]=[.B155];[.C156]=[.C155];[.D156]=[.D155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156]=[.B156];[.H156]&gt;=[.C156];[.I156]&lt;=[.D156])" office:value-type="boolean" office:boolean-value="false">
            <text:p>FALSE</text:p>
          </table:table-cell>
          <table:table-cell table:style-name="ce8" table:formula="of:=IF([.J156];&quot;&quot;;MAX([.C156]-[.H156];[.I156]-[.D156]))" office:value-type="float" office:value="30281">
            <text:p>3028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7]=[.B156];[.C157]=[.C156];[.D157]=[.D156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157]=[.B157];[.H157]&gt;=[.C157];[.I157]&lt;=[.D157])" office:value-type="boolean" office:boolean-value="false">
            <text:p>FALSE</text:p>
          </table:table-cell>
          <table:table-cell table:style-name="ce8" table:formula="of:=IF([.J157];&quot;&quot;;MAX([.C157]-[.H157];[.I157]-[.D157]))" office:value-type="float" office:value="30281">
            <text:p>3028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8]=[.B157];[.C158]=[.C157];[.D158]=[.D157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158]=[.B158];[.H158]&gt;=[.C158];[.I158]&lt;=[.D158])" office:value-type="boolean" office:boolean-value="false">
            <text:p>FALSE</text:p>
          </table:table-cell>
          <table:table-cell table:style-name="ce8" table:formula="of:=IF([.J158];&quot;&quot;;MAX([.C158]-[.H158];[.I158]-[.D158]))" office:value-type="float" office:value="30281">
            <text:p>3028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59]=[.B158];[.C159]=[.C158];[.D159]=[.D158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159]=[.B159];[.H159]&gt;=[.C159];[.I159]&lt;=[.D159])" office:value-type="boolean" office:boolean-value="false">
            <text:p>FALSE</text:p>
          </table:table-cell>
          <table:table-cell table:style-name="ce8" table:formula="of:=IF([.J159];&quot;&quot;;MAX([.C159]-[.H159];[.I159]-[.D159]))" office:value-type="float" office:value="30281">
            <text:p>3028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0]=[.B159];[.C160]=[.C159];[.D160]=[.D159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160]=[.B160];[.H160]&gt;=[.C160];[.I160]&lt;=[.D160])" office:value-type="boolean" office:boolean-value="false">
            <text:p>FALSE</text:p>
          </table:table-cell>
          <table:table-cell table:style-name="ce8" table:formula="of:=IF([.J160];&quot;&quot;;MAX([.C160]-[.H160];[.I160]-[.D160]))" office:value-type="float" office:value="30281">
            <text:p>3028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1]=[.B160];[.C161]=[.C160];[.D161]=[.D160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161]=[.B161];[.H161]&gt;=[.C161];[.I161]&lt;=[.D161])" office:value-type="boolean" office:boolean-value="false">
            <text:p>FALSE</text:p>
          </table:table-cell>
          <table:table-cell table:style-name="ce8" table:formula="of:=IF([.J161];&quot;&quot;;MAX([.C161]-[.H161];[.I161]-[.D161]))" office:value-type="float" office:value="30041">
            <text:p>3004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2]=[.B161];[.C162]=[.C161];[.D162]=[.D161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162]=[.B162];[.H162]&gt;=[.C162];[.I162]&lt;=[.D162])" office:value-type="boolean" office:boolean-value="false">
            <text:p>FALSE</text:p>
          </table:table-cell>
          <table:table-cell table:style-name="ce8" table:formula="of:=IF([.J162];&quot;&quot;;MAX([.C162]-[.H162];[.I162]-[.D162]))" office:value-type="float" office:value="30041">
            <text:p>3004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3]=[.B162];[.C163]=[.C162];[.D163]=[.D162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163]=[.B163];[.H163]&gt;=[.C163];[.I163]&lt;=[.D163])" office:value-type="boolean" office:boolean-value="false">
            <text:p>FALSE</text:p>
          </table:table-cell>
          <table:table-cell table:style-name="ce8" table:formula="of:=IF([.J163];&quot;&quot;;MAX([.C163]-[.H163];[.I163]-[.D163]))" office:value-type="float" office:value="30041">
            <text:p>3004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4]=[.B163];[.C164]=[.C163];[.D164]=[.D163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164]=[.B164];[.H164]&gt;=[.C164];[.I164]&lt;=[.D164])" office:value-type="boolean" office:boolean-value="false">
            <text:p>FALSE</text:p>
          </table:table-cell>
          <table:table-cell table:style-name="ce8" table:formula="of:=IF([.J164];&quot;&quot;;MAX([.C164]-[.H164];[.I164]-[.D164]))" office:value-type="float" office:value="30041">
            <text:p>3004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5]=[.B164];[.C165]=[.C164];[.D165]=[.D164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165]=[.B165];[.H165]&gt;=[.C165];[.I165]&lt;=[.D165])" office:value-type="boolean" office:boolean-value="false">
            <text:p>FALSE</text:p>
          </table:table-cell>
          <table:table-cell table:style-name="ce8" table:formula="of:=IF([.J165];&quot;&quot;;MAX([.C165]-[.H165];[.I165]-[.D165]))" office:value-type="float" office:value="30041">
            <text:p>3004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6]=[.B165];[.C166]=[.C165];[.D166]=[.D165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166]=[.B166];[.H166]&gt;=[.C166];[.I166]&lt;=[.D166])" office:value-type="boolean" office:boolean-value="false">
            <text:p>FALSE</text:p>
          </table:table-cell>
          <table:table-cell table:style-name="ce8" table:formula="of:=IF([.J166];&quot;&quot;;MAX([.C166]-[.H166];[.I166]-[.D166]))" office:value-type="float" office:value="30041">
            <text:p>3004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7]=[.B166];[.C167]=[.C166];[.D167]=[.D166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708">
            <text:p>1357708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167]=[.B167];[.H167]&gt;=[.C167];[.I167]&lt;=[.D167])" office:value-type="boolean" office:boolean-value="false">
            <text:p>FALSE</text:p>
          </table:table-cell>
          <table:table-cell table:style-name="ce8" table:formula="of:=IF([.J167];&quot;&quot;;MAX([.C167]-[.H167];[.I167]-[.D167]))" office:value-type="float" office:value="29985">
            <text:p>299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8]=[.B167];[.C168]=[.C167];[.D168]=[.D167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708">
            <text:p>1357708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168]=[.B168];[.H168]&gt;=[.C168];[.I168]&lt;=[.D168])" office:value-type="boolean" office:boolean-value="false">
            <text:p>FALSE</text:p>
          </table:table-cell>
          <table:table-cell table:style-name="ce8" table:formula="of:=IF([.J168];&quot;&quot;;MAX([.C168]-[.H168];[.I168]-[.D168]))" office:value-type="float" office:value="29985">
            <text:p>299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69]=[.B168];[.C169]=[.C168];[.D169]=[.D168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169]=[.B169];[.H169]&gt;=[.C169];[.I169]&lt;=[.D169])" office:value-type="boolean" office:boolean-value="false">
            <text:p>FALSE</text:p>
          </table:table-cell>
          <table:table-cell table:style-name="ce8" table:formula="of:=IF([.J169];&quot;&quot;;MAX([.C169]-[.H169];[.I169]-[.D169]))" office:value-type="float" office:value="28463">
            <text:p>284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0]=[.B169];[.C170]=[.C169];[.D170]=[.D169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170]=[.B170];[.H170]&gt;=[.C170];[.I170]&lt;=[.D170])" office:value-type="boolean" office:boolean-value="false">
            <text:p>FALSE</text:p>
          </table:table-cell>
          <table:table-cell table:style-name="ce8" table:formula="of:=IF([.J170];&quot;&quot;;MAX([.C170]-[.H170];[.I170]-[.D170]))" office:value-type="float" office:value="28463">
            <text:p>284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1]=[.B170];[.C171]=[.C170];[.D171]=[.D170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171]=[.B171];[.H171]&gt;=[.C171];[.I171]&lt;=[.D171])" office:value-type="boolean" office:boolean-value="false">
            <text:p>FALSE</text:p>
          </table:table-cell>
          <table:table-cell table:style-name="ce8" table:formula="of:=IF([.J171];&quot;&quot;;MAX([.C171]-[.H171];[.I171]-[.D171]))" office:value-type="float" office:value="28463">
            <text:p>284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2]=[.B171];[.C172]=[.C171];[.D172]=[.D171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172]=[.B172];[.H172]&gt;=[.C172];[.I172]&lt;=[.D172])" office:value-type="boolean" office:boolean-value="false">
            <text:p>FALSE</text:p>
          </table:table-cell>
          <table:table-cell table:style-name="ce8" table:formula="of:=IF([.J172];&quot;&quot;;MAX([.C172]-[.H172];[.I172]-[.D172]))" office:value-type="float" office:value="28463">
            <text:p>284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3]=[.B172];[.C173]=[.C172];[.D173]=[.D172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173]=[.B173];[.H173]&gt;=[.C173];[.I173]&lt;=[.D173])" office:value-type="boolean" office:boolean-value="false">
            <text:p>FALSE</text:p>
          </table:table-cell>
          <table:table-cell table:style-name="ce8" table:formula="of:=IF([.J173];&quot;&quot;;MAX([.C173]-[.H173];[.I173]-[.D173]))" office:value-type="float" office:value="28463">
            <text:p>284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4]=[.B173];[.C174]=[.C173];[.D174]=[.D173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174]=[.B174];[.H174]&gt;=[.C174];[.I174]&lt;=[.D174])" office:value-type="boolean" office:boolean-value="false">
            <text:p>FALSE</text:p>
          </table:table-cell>
          <table:table-cell table:style-name="ce8" table:formula="of:=IF([.J174];&quot;&quot;;MAX([.C174]-[.H174];[.I174]-[.D174]))" office:value-type="float" office:value="28463">
            <text:p>284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5]=[.B174];[.C175]=[.C174];[.D175]=[.D174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175]=[.B175];[.H175]&gt;=[.C175];[.I175]&lt;=[.D175])" office:value-type="boolean" office:boolean-value="false">
            <text:p>FALSE</text:p>
          </table:table-cell>
          <table:table-cell table:style-name="ce8" table:formula="of:=IF([.J175];&quot;&quot;;MAX([.C175]-[.H175];[.I175]-[.D175]))" office:value-type="float" office:value="28463">
            <text:p>284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6]=[.B175];[.C176]=[.C175];[.D176]=[.D175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176]=[.B176];[.H176]&gt;=[.C176];[.I176]&lt;=[.D176])" office:value-type="boolean" office:boolean-value="false">
            <text:p>FALSE</text:p>
          </table:table-cell>
          <table:table-cell table:style-name="ce8" table:formula="of:=IF([.J176];&quot;&quot;;MAX([.C176]-[.H176];[.I176]-[.D176]))" office:value-type="float" office:value="24472">
            <text:p>244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7]=[.B176];[.C177]=[.C176];[.D177]=[.D176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177]=[.B177];[.H177]&gt;=[.C177];[.I177]&lt;=[.D177])" office:value-type="boolean" office:boolean-value="false">
            <text:p>FALSE</text:p>
          </table:table-cell>
          <table:table-cell table:style-name="ce8" table:formula="of:=IF([.J177];&quot;&quot;;MAX([.C177]-[.H177];[.I177]-[.D177]))" office:value-type="float" office:value="24472">
            <text:p>244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8]=[.B177];[.C178]=[.C177];[.D178]=[.D177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178]=[.B178];[.H178]&gt;=[.C178];[.I178]&lt;=[.D178])" office:value-type="boolean" office:boolean-value="false">
            <text:p>FALSE</text:p>
          </table:table-cell>
          <table:table-cell table:style-name="ce8" table:formula="of:=IF([.J178];&quot;&quot;;MAX([.C178]-[.H178];[.I178]-[.D178]))" office:value-type="float" office:value="24472">
            <text:p>244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79]=[.B178];[.C179]=[.C178];[.D179]=[.D178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179]=[.B179];[.H179]&gt;=[.C179];[.I179]&lt;=[.D179])" office:value-type="boolean" office:boolean-value="false">
            <text:p>FALSE</text:p>
          </table:table-cell>
          <table:table-cell table:style-name="ce8" table:formula="of:=IF([.J179];&quot;&quot;;MAX([.C179]-[.H179];[.I179]-[.D179]))" office:value-type="float" office:value="24472">
            <text:p>244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0]=[.B179];[.C180]=[.C179];[.D180]=[.D179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180]=[.B180];[.H180]&gt;=[.C180];[.I180]&lt;=[.D180])" office:value-type="boolean" office:boolean-value="false">
            <text:p>FALSE</text:p>
          </table:table-cell>
          <table:table-cell table:style-name="ce8" table:formula="of:=IF([.J180];&quot;&quot;;MAX([.C180]-[.H180];[.I180]-[.D180]))" office:value-type="float" office:value="24472">
            <text:p>244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1]=[.B180];[.C181]=[.C180];[.D181]=[.D180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181]=[.B181];[.H181]&gt;=[.C181];[.I181]&lt;=[.D181])" office:value-type="boolean" office:boolean-value="false">
            <text:p>FALSE</text:p>
          </table:table-cell>
          <table:table-cell table:style-name="ce8" table:formula="of:=IF([.J181];&quot;&quot;;MAX([.C181]-[.H181];[.I181]-[.D181]))" office:value-type="float" office:value="24472">
            <text:p>244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2]=[.B181];[.C182]=[.C181];[.D182]=[.D181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182]=[.B182];[.H182]&gt;=[.C182];[.I182]&lt;=[.D182])" office:value-type="boolean" office:boolean-value="false">
            <text:p>FALSE</text:p>
          </table:table-cell>
          <table:table-cell table:style-name="ce8" table:formula="of:=IF([.J182];&quot;&quot;;MAX([.C182]-[.H182];[.I182]-[.D182]))" office:value-type="float" office:value="23373">
            <text:p>233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3]=[.B182];[.C183]=[.C182];[.D183]=[.D182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183]=[.B183];[.H183]&gt;=[.C183];[.I183]&lt;=[.D183])" office:value-type="boolean" office:boolean-value="false">
            <text:p>FALSE</text:p>
          </table:table-cell>
          <table:table-cell table:style-name="ce8" table:formula="of:=IF([.J183];&quot;&quot;;MAX([.C183]-[.H183];[.I183]-[.D183]))" office:value-type="float" office:value="23373">
            <text:p>233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4]=[.B183];[.C184]=[.C183];[.D184]=[.D183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184]=[.B184];[.H184]&gt;=[.C184];[.I184]&lt;=[.D184])" office:value-type="boolean" office:boolean-value="false">
            <text:p>FALSE</text:p>
          </table:table-cell>
          <table:table-cell table:style-name="ce8" table:formula="of:=IF([.J184];&quot;&quot;;MAX([.C184]-[.H184];[.I184]-[.D184]))" office:value-type="float" office:value="23373">
            <text:p>233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5]=[.B184];[.C185]=[.C184];[.D185]=[.D184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185]=[.B185];[.H185]&gt;=[.C185];[.I185]&lt;=[.D185])" office:value-type="boolean" office:boolean-value="false">
            <text:p>FALSE</text:p>
          </table:table-cell>
          <table:table-cell table:style-name="ce8" table:formula="of:=IF([.J185];&quot;&quot;;MAX([.C185]-[.H185];[.I185]-[.D185]))" office:value-type="float" office:value="23373">
            <text:p>233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6]=[.B185];[.C186]=[.C185];[.D186]=[.D185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186]=[.B186];[.H186]&gt;=[.C186];[.I186]&lt;=[.D186])" office:value-type="boolean" office:boolean-value="false">
            <text:p>FALSE</text:p>
          </table:table-cell>
          <table:table-cell table:style-name="ce8" table:formula="of:=IF([.J186];&quot;&quot;;MAX([.C186]-[.H186];[.I186]-[.D186]))" office:value-type="float" office:value="23373">
            <text:p>233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7]=[.B186];[.C187]=[.C186];[.D187]=[.D186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187]=[.B187];[.H187]&gt;=[.C187];[.I187]&lt;=[.D187])" office:value-type="boolean" office:boolean-value="false">
            <text:p>FALSE</text:p>
          </table:table-cell>
          <table:table-cell table:style-name="ce8" table:formula="of:=IF([.J187];&quot;&quot;;MAX([.C187]-[.H187];[.I187]-[.D187]))" office:value-type="float" office:value="23373">
            <text:p>233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8]=[.B187];[.C188]=[.C187];[.D188]=[.D187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188]=[.B188];[.H188]&gt;=[.C188];[.I188]&lt;=[.D188])" office:value-type="boolean" office:boolean-value="false">
            <text:p>FALSE</text:p>
          </table:table-cell>
          <table:table-cell table:style-name="ce8" table:formula="of:=IF([.J188];&quot;&quot;;MAX([.C188]-[.H188];[.I188]-[.D188]))" office:value-type="float" office:value="18309">
            <text:p>1830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89]=[.B188];[.C189]=[.C188];[.D189]=[.D188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189]=[.B189];[.H189]&gt;=[.C189];[.I189]&lt;=[.D189])" office:value-type="boolean" office:boolean-value="false">
            <text:p>FALSE</text:p>
          </table:table-cell>
          <table:table-cell table:style-name="ce8" table:formula="of:=IF([.J189];&quot;&quot;;MAX([.C189]-[.H189];[.I189]-[.D189]))" office:value-type="float" office:value="18309">
            <text:p>1830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0]=[.B189];[.C190]=[.C189];[.D190]=[.D189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190]=[.B190];[.H190]&gt;=[.C190];[.I190]&lt;=[.D190])" office:value-type="boolean" office:boolean-value="false">
            <text:p>FALSE</text:p>
          </table:table-cell>
          <table:table-cell table:style-name="ce8" table:formula="of:=IF([.J190];&quot;&quot;;MAX([.C190]-[.H190];[.I190]-[.D190]))" office:value-type="float" office:value="18309">
            <text:p>1830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1]=[.B190];[.C191]=[.C190];[.D191]=[.D190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191]=[.B191];[.H191]&gt;=[.C191];[.I191]&lt;=[.D191])" office:value-type="boolean" office:boolean-value="false">
            <text:p>FALSE</text:p>
          </table:table-cell>
          <table:table-cell table:style-name="ce8" table:formula="of:=IF([.J191];&quot;&quot;;MAX([.C191]-[.H191];[.I191]-[.D191]))" office:value-type="float" office:value="18309">
            <text:p>1830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2]=[.B191];[.C192]=[.C191];[.D192]=[.D191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192]=[.B192];[.H192]&gt;=[.C192];[.I192]&lt;=[.D192])" office:value-type="boolean" office:boolean-value="false">
            <text:p>FALSE</text:p>
          </table:table-cell>
          <table:table-cell table:style-name="ce8" table:formula="of:=IF([.J192];&quot;&quot;;MAX([.C192]-[.H192];[.I192]-[.D192]))" office:value-type="float" office:value="18309">
            <text:p>1830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3]=[.B192];[.C193]=[.C192];[.D193]=[.D192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193]=[.B193];[.H193]&gt;=[.C193];[.I193]&lt;=[.D193])" office:value-type="boolean" office:boolean-value="false">
            <text:p>FALSE</text:p>
          </table:table-cell>
          <table:table-cell table:style-name="ce8" table:formula="of:=IF([.J193];&quot;&quot;;MAX([.C193]-[.H193];[.I193]-[.D193]))" office:value-type="float" office:value="18309">
            <text:p>1830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4]=[.B193];[.C194]=[.C193];[.D194]=[.D193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154">
            <text:p>1372154</text:p>
          </table:table-cell>
          <table:table-cell table:style-name="ce8" office:value-type="float" office:value="1372255">
            <text:p>1372255</text:p>
          </table:table-cell>
          <table:table-cell table:style-name="ce8" table:formula="of:=AND([.G194]=[.B194];[.H194]&gt;=[.C194];[.I194]&lt;=[.D194])" office:value-type="boolean" office:boolean-value="false">
            <text:p>FALSE</text:p>
          </table:table-cell>
          <table:table-cell table:style-name="ce8" table:formula="of:=IF([.J194];&quot;&quot;;MAX([.C194]-[.H194];[.I194]-[.D194]))" office:value-type="float" office:value="15539">
            <text:p>1553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5]=[.B194];[.C195]=[.C194];[.D195]=[.D194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816">
            <text:p>1372816</text:p>
          </table:table-cell>
          <table:table-cell table:style-name="ce8" office:value-type="float" office:value="1372912">
            <text:p>1372912</text:p>
          </table:table-cell>
          <table:table-cell table:style-name="ce8" table:formula="of:=AND([.G195]=[.B195];[.H195]&gt;=[.C195];[.I195]&lt;=[.D195])" office:value-type="boolean" office:boolean-value="false">
            <text:p>FALSE</text:p>
          </table:table-cell>
          <table:table-cell table:style-name="ce8" table:formula="of:=IF([.J195];&quot;&quot;;MAX([.C195]-[.H195];[.I195]-[.D195]))" office:value-type="float" office:value="14877">
            <text:p>1487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6]=[.B195];[.C196]=[.C195];[.D196]=[.D195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816">
            <text:p>1372816</text:p>
          </table:table-cell>
          <table:table-cell table:style-name="ce8" office:value-type="float" office:value="1372912">
            <text:p>1372912</text:p>
          </table:table-cell>
          <table:table-cell table:style-name="ce8" table:formula="of:=AND([.G196]=[.B196];[.H196]&gt;=[.C196];[.I196]&lt;=[.D196])" office:value-type="boolean" office:boolean-value="false">
            <text:p>FALSE</text:p>
          </table:table-cell>
          <table:table-cell table:style-name="ce8" table:formula="of:=IF([.J196];&quot;&quot;;MAX([.C196]-[.H196];[.I196]-[.D196]))" office:value-type="float" office:value="14877">
            <text:p>1487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7]=[.B196];[.C197]=[.C196];[.D197]=[.D196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816">
            <text:p>1372816</text:p>
          </table:table-cell>
          <table:table-cell table:style-name="ce8" office:value-type="float" office:value="1372912">
            <text:p>1372912</text:p>
          </table:table-cell>
          <table:table-cell table:style-name="ce8" table:formula="of:=AND([.G197]=[.B197];[.H197]&gt;=[.C197];[.I197]&lt;=[.D197])" office:value-type="boolean" office:boolean-value="false">
            <text:p>FALSE</text:p>
          </table:table-cell>
          <table:table-cell table:style-name="ce8" table:formula="of:=IF([.J197];&quot;&quot;;MAX([.C197]-[.H197];[.I197]-[.D197]))" office:value-type="float" office:value="14877">
            <text:p>1487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8]=[.B197];[.C198]=[.C197];[.D198]=[.D197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816">
            <text:p>1372816</text:p>
          </table:table-cell>
          <table:table-cell table:style-name="ce8" office:value-type="float" office:value="1372912">
            <text:p>1372912</text:p>
          </table:table-cell>
          <table:table-cell table:style-name="ce8" table:formula="of:=AND([.G198]=[.B198];[.H198]&gt;=[.C198];[.I198]&lt;=[.D198])" office:value-type="boolean" office:boolean-value="false">
            <text:p>FALSE</text:p>
          </table:table-cell>
          <table:table-cell table:style-name="ce8" table:formula="of:=IF([.J198];&quot;&quot;;MAX([.C198]-[.H198];[.I198]-[.D198]))" office:value-type="float" office:value="14877">
            <text:p>1487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199]=[.B198];[.C199]=[.C198];[.D199]=[.D198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394">
            <text:p>1374394</text:p>
          </table:table-cell>
          <table:table-cell table:style-name="ce8" table:formula="of:=AND([.G199]=[.B199];[.H199]&gt;=[.C199];[.I199]&lt;=[.D199])" office:value-type="boolean" office:boolean-value="false">
            <text:p>FALSE</text:p>
          </table:table-cell>
          <table:table-cell table:style-name="ce8" table:formula="of:=IF([.J199];&quot;&quot;;MAX([.C199]-[.H199];[.I199]-[.D199]))" office:value-type="float" office:value="13354">
            <text:p>1335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0]=[.B199];[.C200]=[.C199];[.D200]=[.D199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394">
            <text:p>1374394</text:p>
          </table:table-cell>
          <table:table-cell table:style-name="ce8" table:formula="of:=AND([.G200]=[.B200];[.H200]&gt;=[.C200];[.I200]&lt;=[.D200])" office:value-type="boolean" office:boolean-value="false">
            <text:p>FALSE</text:p>
          </table:table-cell>
          <table:table-cell table:style-name="ce8" table:formula="of:=IF([.J200];&quot;&quot;;MAX([.C200]-[.H200];[.I200]-[.D200]))" office:value-type="float" office:value="13354">
            <text:p>1335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1]=[.B200];[.C201]=[.C200];[.D201]=[.D200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420">
            <text:p>1374420</text:p>
          </table:table-cell>
          <table:table-cell table:style-name="ce8" table:formula="of:=AND([.G201]=[.B201];[.H201]&gt;=[.C201];[.I201]&lt;=[.D201])" office:value-type="boolean" office:boolean-value="false">
            <text:p>FALSE</text:p>
          </table:table-cell>
          <table:table-cell table:style-name="ce8" table:formula="of:=IF([.J201];&quot;&quot;;MAX([.C201]-[.H201];[.I201]-[.D201]))" office:value-type="float" office:value="13354">
            <text:p>1335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2]=[.B201];[.C202]=[.C201];[.D202]=[.D201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420">
            <text:p>1374420</text:p>
          </table:table-cell>
          <table:table-cell table:style-name="ce8" table:formula="of:=AND([.G202]=[.B202];[.H202]&gt;=[.C202];[.I202]&lt;=[.D202])" office:value-type="boolean" office:boolean-value="false">
            <text:p>FALSE</text:p>
          </table:table-cell>
          <table:table-cell table:style-name="ce8" table:formula="of:=IF([.J202];&quot;&quot;;MAX([.C202]-[.H202];[.I202]-[.D202]))" office:value-type="float" office:value="13354">
            <text:p>1335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3]=[.B202];[.C203]=[.C202];[.D203]=[.D202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420">
            <text:p>1374420</text:p>
          </table:table-cell>
          <table:table-cell table:style-name="ce8" table:formula="of:=AND([.G203]=[.B203];[.H203]&gt;=[.C203];[.I203]&lt;=[.D203])" office:value-type="boolean" office:boolean-value="false">
            <text:p>FALSE</text:p>
          </table:table-cell>
          <table:table-cell table:style-name="ce8" table:formula="of:=IF([.J203];&quot;&quot;;MAX([.C203]-[.H203];[.I203]-[.D203]))" office:value-type="float" office:value="13354">
            <text:p>1335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4]=[.B203];[.C204]=[.C203];[.D204]=[.D203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420">
            <text:p>1374420</text:p>
          </table:table-cell>
          <table:table-cell table:style-name="ce8" table:formula="of:=AND([.G204]=[.B204];[.H204]&gt;=[.C204];[.I204]&lt;=[.D204])" office:value-type="boolean" office:boolean-value="false">
            <text:p>FALSE</text:p>
          </table:table-cell>
          <table:table-cell table:style-name="ce8" table:formula="of:=IF([.J204];&quot;&quot;;MAX([.C204]-[.H204];[.I204]-[.D204]))" office:value-type="float" office:value="13354">
            <text:p>1335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5]=[.B204];[.C205]=[.C204];[.D205]=[.D204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521">
            <text:p>1374521</text:p>
          </table:table-cell>
          <table:table-cell table:style-name="ce8" office:value-type="float" office:value="1374628">
            <text:p>1374628</text:p>
          </table:table-cell>
          <table:table-cell table:style-name="ce8" table:formula="of:=AND([.G205]=[.B205];[.H205]&gt;=[.C205];[.I205]&lt;=[.D205])" office:value-type="boolean" office:boolean-value="false">
            <text:p>FALSE</text:p>
          </table:table-cell>
          <table:table-cell table:style-name="ce8" table:formula="of:=IF([.J205];&quot;&quot;;MAX([.C205]-[.H205];[.I205]-[.D205]))" office:value-type="float" office:value="13172">
            <text:p>131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6]=[.B205];[.C206]=[.C205];[.D206]=[.D205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8295">
            <text:p>1378295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206]=[.B206];[.H206]&gt;=[.C206];[.I206]&lt;=[.D206])" office:value-type="boolean" office:boolean-value="false">
            <text:p>FALSE</text:p>
          </table:table-cell>
          <table:table-cell table:style-name="ce8" table:formula="of:=IF([.J206];&quot;&quot;;MAX([.C206]-[.H206];[.I206]-[.D206]))" office:value-type="float" office:value="9398">
            <text:p>939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7]=[.B206];[.C207]=[.C206];[.D207]=[.D206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8295">
            <text:p>1378295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207]=[.B207];[.H207]&gt;=[.C207];[.I207]&lt;=[.D207])" office:value-type="boolean" office:boolean-value="false">
            <text:p>FALSE</text:p>
          </table:table-cell>
          <table:table-cell table:style-name="ce8" table:formula="of:=IF([.J207];&quot;&quot;;MAX([.C207]-[.H207];[.I207]-[.D207]))" office:value-type="float" office:value="9398">
            <text:p>939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8]=[.B207];[.C208]=[.C207];[.D208]=[.D207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8295">
            <text:p>1378295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208]=[.B208];[.H208]&gt;=[.C208];[.I208]&lt;=[.D208])" office:value-type="boolean" office:boolean-value="false">
            <text:p>FALSE</text:p>
          </table:table-cell>
          <table:table-cell table:style-name="ce8" table:formula="of:=IF([.J208];&quot;&quot;;MAX([.C208]-[.H208];[.I208]-[.D208]))" office:value-type="float" office:value="9398">
            <text:p>939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387693">
            <text:p>1387693</text:p>
          </table:table-cell>
          <table:table-cell table:style-name="ce8" office:value-type="float" office:value="1428828">
            <text:p>1428828</text:p>
          </table:table-cell>
          <table:table-cell table:style-name="ce13" table:formula="of:=IF(AND([.B209]=[.B208];[.C209]=[.C208];[.D209]=[.D208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8295">
            <text:p>1378295</text:p>
          </table:table-cell>
          <table:table-cell table:style-name="ce8" office:value-type="float" office:value="1378482">
            <text:p>1378482</text:p>
          </table:table-cell>
          <table:table-cell table:style-name="ce8" table:formula="of:=AND([.G209]=[.B209];[.H209]&gt;=[.C209];[.I209]&lt;=[.D209])" office:value-type="boolean" office:boolean-value="false">
            <text:p>FALSE</text:p>
          </table:table-cell>
          <table:table-cell table:style-name="ce8" table:formula="of:=IF([.J209];&quot;&quot;;MAX([.C209]-[.H209];[.I209]-[.D209]))" office:value-type="float" office:value="9398">
            <text:p>939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0]=[.B209];[.C210]=[.C209];[.D210]=[.D209]);&quot;&quot;;&quot;new&quot;)" office:value-type="string" office:string-value="new">
            <text:p>new</text:p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210]=[.B210];[.H210]&gt;=[.C210];[.I210]&lt;=[.D210])" office:value-type="boolean" office:boolean-value="false">
            <text:p>FALSE</text:p>
          </table:table-cell>
          <table:table-cell table:style-name="ce8" table:formula="of:=IF([.J210];&quot;&quot;;MAX([.C210]-[.H210];[.I210]-[.D210]))" office:value-type="float" office:value="22844">
            <text:p>228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1]=[.B210];[.C211]=[.C210];[.D211]=[.D210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211]=[.B211];[.H211]&gt;=[.C211];[.I211]&lt;=[.D211])" office:value-type="boolean" office:boolean-value="false">
            <text:p>FALSE</text:p>
          </table:table-cell>
          <table:table-cell table:style-name="ce8" table:formula="of:=IF([.J211];&quot;&quot;;MAX([.C211]-[.H211];[.I211]-[.D211]))" office:value-type="float" office:value="22844">
            <text:p>228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2]=[.B211];[.C212]=[.C211];[.D212]=[.D211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212]=[.B212];[.H212]&gt;=[.C212];[.I212]&lt;=[.D212])" office:value-type="boolean" office:boolean-value="false">
            <text:p>FALSE</text:p>
          </table:table-cell>
          <table:table-cell table:style-name="ce8" table:formula="of:=IF([.J212];&quot;&quot;;MAX([.C212]-[.H212];[.I212]-[.D212]))" office:value-type="float" office:value="22844">
            <text:p>228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3]=[.B212];[.C213]=[.C212];[.D213]=[.D212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213]=[.B213];[.H213]&gt;=[.C213];[.I213]&lt;=[.D213])" office:value-type="boolean" office:boolean-value="false">
            <text:p>FALSE</text:p>
          </table:table-cell>
          <table:table-cell table:style-name="ce8" table:formula="of:=IF([.J213];&quot;&quot;;MAX([.C213]-[.H213];[.I213]-[.D213]))" office:value-type="float" office:value="22844">
            <text:p>228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4]=[.B213];[.C214]=[.C213];[.D214]=[.D213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214]=[.B214];[.H214]&gt;=[.C214];[.I214]&lt;=[.D214])" office:value-type="boolean" office:boolean-value="false">
            <text:p>FALSE</text:p>
          </table:table-cell>
          <table:table-cell table:style-name="ce8" table:formula="of:=IF([.J214];&quot;&quot;;MAX([.C214]-[.H214];[.I214]-[.D214]))" office:value-type="float" office:value="22844">
            <text:p>228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5]=[.B214];[.C215]=[.C214];[.D215]=[.D214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01672">
            <text:p>1401672</text:p>
          </table:table-cell>
          <table:table-cell table:style-name="ce8" table:formula="of:=AND([.G215]=[.B215];[.H215]&gt;=[.C215];[.I215]&lt;=[.D215])" office:value-type="boolean" office:boolean-value="false">
            <text:p>FALSE</text:p>
          </table:table-cell>
          <table:table-cell table:style-name="ce8" table:formula="of:=IF([.J215];&quot;&quot;;MAX([.C215]-[.H215];[.I215]-[.D215]))" office:value-type="float" office:value="22844">
            <text:p>228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6]=[.B215];[.C216]=[.C215];[.D216]=[.D215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4394">
            <text:p>1424394</text:p>
          </table:table-cell>
          <table:table-cell table:style-name="ce8" table:formula="of:=AND([.G216]=[.B216];[.H216]&gt;=[.C216];[.I216]&lt;=[.D216])" office:value-type="boolean" office:boolean-value="false">
            <text:p>FALSE</text:p>
          </table:table-cell>
          <table:table-cell table:style-name="ce8" table:formula="of:=IF([.J216];&quot;&quot;;MAX([.C216]-[.H216];[.I216]-[.D216]))" office:value-type="float" office:value="45566">
            <text:p>4556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7]=[.B216];[.C217]=[.C216];[.D217]=[.D216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4394">
            <text:p>1424394</text:p>
          </table:table-cell>
          <table:table-cell table:style-name="ce8" table:formula="of:=AND([.G217]=[.B217];[.H217]&gt;=[.C217];[.I217]&lt;=[.D217])" office:value-type="boolean" office:boolean-value="false">
            <text:p>FALSE</text:p>
          </table:table-cell>
          <table:table-cell table:style-name="ce8" table:formula="of:=IF([.J217];&quot;&quot;;MAX([.C217]-[.H217];[.I217]-[.D217]))" office:value-type="float" office:value="45566">
            <text:p>4556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8]=[.B217];[.C218]=[.C217];[.D218]=[.D217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4628">
            <text:p>1424628</text:p>
          </table:table-cell>
          <table:table-cell table:style-name="ce8" table:formula="of:=AND([.G218]=[.B218];[.H218]&gt;=[.C218];[.I218]&lt;=[.D218])" office:value-type="boolean" office:boolean-value="false">
            <text:p>FALSE</text:p>
          </table:table-cell>
          <table:table-cell table:style-name="ce8" table:formula="of:=IF([.J218];&quot;&quot;;MAX([.C218]-[.H218];[.I218]-[.D218]))" office:value-type="float" office:value="45800">
            <text:p>4580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19]=[.B218];[.C219]=[.C218];[.D219]=[.D218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219]=[.B219];[.H219]&gt;=[.C219];[.I219]&lt;=[.D219])" office:value-type="boolean" office:boolean-value="false">
            <text:p>FALSE</text:p>
          </table:table-cell>
          <table:table-cell table:style-name="ce8" table:formula="of:=IF([.J219];&quot;&quot;;MAX([.C219]-[.H219];[.I219]-[.D219]))" office:value-type="float" office:value="49544">
            <text:p>495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0]=[.B219];[.C220]=[.C219];[.D220]=[.D219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220]=[.B220];[.H220]&gt;=[.C220];[.I220]&lt;=[.D220])" office:value-type="boolean" office:boolean-value="false">
            <text:p>FALSE</text:p>
          </table:table-cell>
          <table:table-cell table:style-name="ce8" table:formula="of:=IF([.J220];&quot;&quot;;MAX([.C220]-[.H220];[.I220]-[.D220]))" office:value-type="float" office:value="49544">
            <text:p>495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1]=[.B220];[.C221]=[.C220];[.D221]=[.D220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1597">
            <text:p>1401597</text:p>
          </table:table-cell>
          <table:table-cell table:style-name="ce8" office:value-type="float" office:value="1428482">
            <text:p>1428482</text:p>
          </table:table-cell>
          <table:table-cell table:style-name="ce8" table:formula="of:=AND([.G221]=[.B221];[.H221]&gt;=[.C221];[.I221]&lt;=[.D221])" office:value-type="boolean" office:boolean-value="false">
            <text:p>FALSE</text:p>
          </table:table-cell>
          <table:table-cell table:style-name="ce8" table:formula="of:=IF([.J221];&quot;&quot;;MAX([.C221]-[.H221];[.I221]-[.D221]))" office:value-type="float" office:value="49654">
            <text:p>4965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2]=[.B221];[.C222]=[.C221];[.D222]=[.D221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222]=[.B222];[.H222]&gt;=[.C222];[.I222]&lt;=[.D222])" office:value-type="boolean" office:boolean-value="false">
            <text:p>FALSE</text:p>
          </table:table-cell>
          <table:table-cell table:style-name="ce8" table:formula="of:=IF([.J222];&quot;&quot;;MAX([.C222]-[.H222];[.I222]-[.D222]))" office:value-type="float" office:value="25985">
            <text:p>259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3]=[.B222];[.C223]=[.C222];[.D223]=[.D222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223]=[.B223];[.H223]&gt;=[.C223];[.I223]&lt;=[.D223])" office:value-type="boolean" office:boolean-value="false">
            <text:p>FALSE</text:p>
          </table:table-cell>
          <table:table-cell table:style-name="ce8" table:formula="of:=IF([.J223];&quot;&quot;;MAX([.C223]-[.H223];[.I223]-[.D223]))" office:value-type="float" office:value="25985">
            <text:p>259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4]=[.B223];[.C224]=[.C223];[.D224]=[.D223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224]=[.B224];[.H224]&gt;=[.C224];[.I224]&lt;=[.D224])" office:value-type="boolean" office:boolean-value="false">
            <text:p>FALSE</text:p>
          </table:table-cell>
          <table:table-cell table:style-name="ce8" table:formula="of:=IF([.J224];&quot;&quot;;MAX([.C224]-[.H224];[.I224]-[.D224]))" office:value-type="float" office:value="25985">
            <text:p>259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5]=[.B224];[.C225]=[.C224];[.D225]=[.D224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225]=[.B225];[.H225]&gt;=[.C225];[.I225]&lt;=[.D225])" office:value-type="boolean" office:boolean-value="false">
            <text:p>FALSE</text:p>
          </table:table-cell>
          <table:table-cell table:style-name="ce8" table:formula="of:=IF([.J225];&quot;&quot;;MAX([.C225]-[.H225];[.I225]-[.D225]))" office:value-type="float" office:value="25985">
            <text:p>259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6]=[.B225];[.C226]=[.C225];[.D226]=[.D225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226]=[.B226];[.H226]&gt;=[.C226];[.I226]&lt;=[.D226])" office:value-type="boolean" office:boolean-value="false">
            <text:p>FALSE</text:p>
          </table:table-cell>
          <table:table-cell table:style-name="ce8" table:formula="of:=IF([.J226];&quot;&quot;;MAX([.C226]-[.H226];[.I226]-[.D226]))" office:value-type="float" office:value="25985">
            <text:p>259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7]=[.B226];[.C227]=[.C226];[.D227]=[.D226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4671">
            <text:p>1404671</text:p>
          </table:table-cell>
          <table:table-cell table:style-name="ce8" office:value-type="float" office:value="1404813">
            <text:p>1404813</text:p>
          </table:table-cell>
          <table:table-cell table:style-name="ce8" table:formula="of:=AND([.G227]=[.B227];[.H227]&gt;=[.C227];[.I227]&lt;=[.D227])" office:value-type="boolean" office:boolean-value="false">
            <text:p>FALSE</text:p>
          </table:table-cell>
          <table:table-cell table:style-name="ce8" table:formula="of:=IF([.J227];&quot;&quot;;MAX([.C227]-[.H227];[.I227]-[.D227]))" office:value-type="float" office:value="25985">
            <text:p>259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8]=[.B227];[.C228]=[.C227];[.D228]=[.D227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228]=[.B228];[.H228]&gt;=[.C228];[.I228]&lt;=[.D228])" office:value-type="boolean" office:boolean-value="false">
            <text:p>FALSE</text:p>
          </table:table-cell>
          <table:table-cell table:style-name="ce8" table:formula="of:=IF([.J228];&quot;&quot;;MAX([.C228]-[.H228];[.I228]-[.D228]))" office:value-type="float" office:value="28707">
            <text:p>287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29]=[.B228];[.C229]=[.C228];[.D229]=[.D228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229]=[.B229];[.H229]&gt;=[.C229];[.I229]&lt;=[.D229])" office:value-type="boolean" office:boolean-value="false">
            <text:p>FALSE</text:p>
          </table:table-cell>
          <table:table-cell table:style-name="ce8" table:formula="of:=IF([.J229];&quot;&quot;;MAX([.C229]-[.H229];[.I229]-[.D229]))" office:value-type="float" office:value="28707">
            <text:p>287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0]=[.B229];[.C230]=[.C229];[.D230]=[.D229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230]=[.B230];[.H230]&gt;=[.C230];[.I230]&lt;=[.D230])" office:value-type="boolean" office:boolean-value="false">
            <text:p>FALSE</text:p>
          </table:table-cell>
          <table:table-cell table:style-name="ce8" table:formula="of:=IF([.J230];&quot;&quot;;MAX([.C230]-[.H230];[.I230]-[.D230]))" office:value-type="float" office:value="28707">
            <text:p>287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1]=[.B230];[.C231]=[.C230];[.D231]=[.D230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231]=[.B231];[.H231]&gt;=[.C231];[.I231]&lt;=[.D231])" office:value-type="boolean" office:boolean-value="false">
            <text:p>FALSE</text:p>
          </table:table-cell>
          <table:table-cell table:style-name="ce8" table:formula="of:=IF([.J231];&quot;&quot;;MAX([.C231]-[.H231];[.I231]-[.D231]))" office:value-type="float" office:value="28707">
            <text:p>287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2]=[.B231];[.C232]=[.C231];[.D232]=[.D231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232]=[.B232];[.H232]&gt;=[.C232];[.I232]&lt;=[.D232])" office:value-type="boolean" office:boolean-value="false">
            <text:p>FALSE</text:p>
          </table:table-cell>
          <table:table-cell table:style-name="ce8" table:formula="of:=IF([.J232];&quot;&quot;;MAX([.C232]-[.H232];[.I232]-[.D232]))" office:value-type="float" office:value="28707">
            <text:p>287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3]=[.B232];[.C233]=[.C232];[.D233]=[.D232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412">
            <text:p>1407412</text:p>
          </table:table-cell>
          <table:table-cell table:style-name="ce8" office:value-type="float" office:value="1407535">
            <text:p>1407535</text:p>
          </table:table-cell>
          <table:table-cell table:style-name="ce8" table:formula="of:=AND([.G233]=[.B233];[.H233]&gt;=[.C233];[.I233]&lt;=[.D233])" office:value-type="boolean" office:boolean-value="false">
            <text:p>FALSE</text:p>
          </table:table-cell>
          <table:table-cell table:style-name="ce8" table:formula="of:=IF([.J233];&quot;&quot;;MAX([.C233]-[.H233];[.I233]-[.D233]))" office:value-type="float" office:value="28707">
            <text:p>287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4]=[.B233];[.C234]=[.C233];[.D234]=[.D233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234]=[.B234];[.H234]&gt;=[.C234];[.I234]&lt;=[.D234])" office:value-type="boolean" office:boolean-value="false">
            <text:p>FALSE</text:p>
          </table:table-cell>
          <table:table-cell table:style-name="ce8" table:formula="of:=IF([.J234];&quot;&quot;;MAX([.C234]-[.H234];[.I234]-[.D234]))" office:value-type="float" office:value="28953">
            <text:p>2895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5]=[.B234];[.C235]=[.C234];[.D235]=[.D234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235]=[.B235];[.H235]&gt;=[.C235];[.I235]&lt;=[.D235])" office:value-type="boolean" office:boolean-value="false">
            <text:p>FALSE</text:p>
          </table:table-cell>
          <table:table-cell table:style-name="ce8" table:formula="of:=IF([.J235];&quot;&quot;;MAX([.C235]-[.H235];[.I235]-[.D235]))" office:value-type="float" office:value="28953">
            <text:p>2895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6]=[.B235];[.C236]=[.C235];[.D236]=[.D235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236]=[.B236];[.H236]&gt;=[.C236];[.I236]&lt;=[.D236])" office:value-type="boolean" office:boolean-value="false">
            <text:p>FALSE</text:p>
          </table:table-cell>
          <table:table-cell table:style-name="ce8" table:formula="of:=IF([.J236];&quot;&quot;;MAX([.C236]-[.H236];[.I236]-[.D236]))" office:value-type="float" office:value="28953">
            <text:p>2895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7]=[.B236];[.C237]=[.C236];[.D237]=[.D236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237]=[.B237];[.H237]&gt;=[.C237];[.I237]&lt;=[.D237])" office:value-type="boolean" office:boolean-value="false">
            <text:p>FALSE</text:p>
          </table:table-cell>
          <table:table-cell table:style-name="ce8" table:formula="of:=IF([.J237];&quot;&quot;;MAX([.C237]-[.H237];[.I237]-[.D237]))" office:value-type="float" office:value="28953">
            <text:p>2895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8]=[.B237];[.C238]=[.C237];[.D238]=[.D237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238]=[.B238];[.H238]&gt;=[.C238];[.I238]&lt;=[.D238])" office:value-type="boolean" office:boolean-value="false">
            <text:p>FALSE</text:p>
          </table:table-cell>
          <table:table-cell table:style-name="ce8" table:formula="of:=IF([.J238];&quot;&quot;;MAX([.C238]-[.H238];[.I238]-[.D238]))" office:value-type="float" office:value="28953">
            <text:p>2895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39]=[.B238];[.C239]=[.C238];[.D239]=[.D238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652">
            <text:p>1407652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239]=[.B239];[.H239]&gt;=[.C239];[.I239]&lt;=[.D239])" office:value-type="boolean" office:boolean-value="false">
            <text:p>FALSE</text:p>
          </table:table-cell>
          <table:table-cell table:style-name="ce8" table:formula="of:=IF([.J239];&quot;&quot;;MAX([.C239]-[.H239];[.I239]-[.D239]))" office:value-type="float" office:value="28953">
            <text:p>2895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0]=[.B239];[.C240]=[.C239];[.D240]=[.D239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708">
            <text:p>1407708</text:p>
          </table:table-cell>
          <table:table-cell table:style-name="ce8" office:value-type="float" office:value="1407781">
            <text:p>1407781</text:p>
          </table:table-cell>
          <table:table-cell table:style-name="ce8" table:formula="of:=AND([.G240]=[.B240];[.H240]&gt;=[.C240];[.I240]&lt;=[.D240])" office:value-type="boolean" office:boolean-value="false">
            <text:p>FALSE</text:p>
          </table:table-cell>
          <table:table-cell table:style-name="ce8" table:formula="of:=IF([.J240];&quot;&quot;;MAX([.C240]-[.H240];[.I240]-[.D240]))" office:value-type="float" office:value="28953">
            <text:p>2895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1]=[.B240];[.C241]=[.C240];[.D241]=[.D240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7708">
            <text:p>1407708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241]=[.B241];[.H241]&gt;=[.C241];[.I241]&lt;=[.D241])" office:value-type="boolean" office:boolean-value="false">
            <text:p>FALSE</text:p>
          </table:table-cell>
          <table:table-cell table:style-name="ce8" table:formula="of:=IF([.J241];&quot;&quot;;MAX([.C241]-[.H241];[.I241]-[.D241]))" office:value-type="float" office:value="49544">
            <text:p>495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2]=[.B241];[.C242]=[.C241];[.D242]=[.D241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242]=[.B242];[.H242]&gt;=[.C242];[.I242]&lt;=[.D242])" office:value-type="boolean" office:boolean-value="false">
            <text:p>FALSE</text:p>
          </table:table-cell>
          <table:table-cell table:style-name="ce8" table:formula="of:=IF([.J242];&quot;&quot;;MAX([.C242]-[.H242];[.I242]-[.D242]))" office:value-type="float" office:value="30574">
            <text:p>305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3]=[.B242];[.C243]=[.C242];[.D243]=[.D242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243]=[.B243];[.H243]&gt;=[.C243];[.I243]&lt;=[.D243])" office:value-type="boolean" office:boolean-value="false">
            <text:p>FALSE</text:p>
          </table:table-cell>
          <table:table-cell table:style-name="ce8" table:formula="of:=IF([.J243];&quot;&quot;;MAX([.C243]-[.H243];[.I243]-[.D243]))" office:value-type="float" office:value="30574">
            <text:p>305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4]=[.B243];[.C244]=[.C243];[.D244]=[.D243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244]=[.B244];[.H244]&gt;=[.C244];[.I244]&lt;=[.D244])" office:value-type="boolean" office:boolean-value="false">
            <text:p>FALSE</text:p>
          </table:table-cell>
          <table:table-cell table:style-name="ce8" table:formula="of:=IF([.J244];&quot;&quot;;MAX([.C244]-[.H244];[.I244]-[.D244]))" office:value-type="float" office:value="30574">
            <text:p>305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5]=[.B244];[.C245]=[.C244];[.D245]=[.D244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245]=[.B245];[.H245]&gt;=[.C245];[.I245]&lt;=[.D245])" office:value-type="boolean" office:boolean-value="false">
            <text:p>FALSE</text:p>
          </table:table-cell>
          <table:table-cell table:style-name="ce8" table:formula="of:=IF([.J245];&quot;&quot;;MAX([.C245]-[.H245];[.I245]-[.D245]))" office:value-type="float" office:value="30574">
            <text:p>305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6]=[.B245];[.C246]=[.C245];[.D246]=[.D245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246]=[.B246];[.H246]&gt;=[.C246];[.I246]&lt;=[.D246])" office:value-type="boolean" office:boolean-value="false">
            <text:p>FALSE</text:p>
          </table:table-cell>
          <table:table-cell table:style-name="ce8" table:formula="of:=IF([.J246];&quot;&quot;;MAX([.C246]-[.H246];[.I246]-[.D246]))" office:value-type="float" office:value="30574">
            <text:p>305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7]=[.B246];[.C247]=[.C246];[.D247]=[.D246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247]=[.B247];[.H247]&gt;=[.C247];[.I247]&lt;=[.D247])" office:value-type="boolean" office:boolean-value="false">
            <text:p>FALSE</text:p>
          </table:table-cell>
          <table:table-cell table:style-name="ce8" table:formula="of:=IF([.J247];&quot;&quot;;MAX([.C247]-[.H247];[.I247]-[.D247]))" office:value-type="float" office:value="30574">
            <text:p>305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8]=[.B247];[.C248]=[.C247];[.D248]=[.D247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09230">
            <text:p>1409230</text:p>
          </table:table-cell>
          <table:table-cell table:style-name="ce8" office:value-type="float" office:value="1409402">
            <text:p>1409402</text:p>
          </table:table-cell>
          <table:table-cell table:style-name="ce8" table:formula="of:=AND([.G248]=[.B248];[.H248]&gt;=[.C248];[.I248]&lt;=[.D248])" office:value-type="boolean" office:boolean-value="false">
            <text:p>FALSE</text:p>
          </table:table-cell>
          <table:table-cell table:style-name="ce8" table:formula="of:=IF([.J248];&quot;&quot;;MAX([.C248]-[.H248];[.I248]-[.D248]))" office:value-type="float" office:value="30574">
            <text:p>305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49]=[.B248];[.C249]=[.C248];[.D249]=[.D248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249]=[.B249];[.H249]&gt;=[.C249];[.I249]&lt;=[.D249])" office:value-type="boolean" office:boolean-value="false">
            <text:p>FALSE</text:p>
          </table:table-cell>
          <table:table-cell table:style-name="ce8" table:formula="of:=IF([.J249];&quot;&quot;;MAX([.C249]-[.H249];[.I249]-[.D249]))" office:value-type="float" office:value="34526">
            <text:p>345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0]=[.B249];[.C250]=[.C249];[.D250]=[.D249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250]=[.B250];[.H250]&gt;=[.C250];[.I250]&lt;=[.D250])" office:value-type="boolean" office:boolean-value="false">
            <text:p>FALSE</text:p>
          </table:table-cell>
          <table:table-cell table:style-name="ce8" table:formula="of:=IF([.J250];&quot;&quot;;MAX([.C250]-[.H250];[.I250]-[.D250]))" office:value-type="float" office:value="34526">
            <text:p>345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1]=[.B250];[.C251]=[.C250];[.D251]=[.D250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251]=[.B251];[.H251]&gt;=[.C251];[.I251]&lt;=[.D251])" office:value-type="boolean" office:boolean-value="false">
            <text:p>FALSE</text:p>
          </table:table-cell>
          <table:table-cell table:style-name="ce8" table:formula="of:=IF([.J251];&quot;&quot;;MAX([.C251]-[.H251];[.I251]-[.D251]))" office:value-type="float" office:value="34526">
            <text:p>345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2]=[.B251];[.C252]=[.C251];[.D252]=[.D251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252]=[.B252];[.H252]&gt;=[.C252];[.I252]&lt;=[.D252])" office:value-type="boolean" office:boolean-value="false">
            <text:p>FALSE</text:p>
          </table:table-cell>
          <table:table-cell table:style-name="ce8" table:formula="of:=IF([.J252];&quot;&quot;;MAX([.C252]-[.H252];[.I252]-[.D252]))" office:value-type="float" office:value="34526">
            <text:p>345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3]=[.B252];[.C253]=[.C252];[.D253]=[.D252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253]=[.B253];[.H253]&gt;=[.C253];[.I253]&lt;=[.D253])" office:value-type="boolean" office:boolean-value="false">
            <text:p>FALSE</text:p>
          </table:table-cell>
          <table:table-cell table:style-name="ce8" table:formula="of:=IF([.J253];&quot;&quot;;MAX([.C253]-[.H253];[.I253]-[.D253]))" office:value-type="float" office:value="34526">
            <text:p>345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4]=[.B253];[.C254]=[.C253];[.D254]=[.D253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3221">
            <text:p>1413221</text:p>
          </table:table-cell>
          <table:table-cell table:style-name="ce8" office:value-type="float" office:value="1413354">
            <text:p>1413354</text:p>
          </table:table-cell>
          <table:table-cell table:style-name="ce8" table:formula="of:=AND([.G254]=[.B254];[.H254]&gt;=[.C254];[.I254]&lt;=[.D254])" office:value-type="boolean" office:boolean-value="false">
            <text:p>FALSE</text:p>
          </table:table-cell>
          <table:table-cell table:style-name="ce8" table:formula="of:=IF([.J254];&quot;&quot;;MAX([.C254]-[.H254];[.I254]-[.D254]))" office:value-type="float" office:value="34526">
            <text:p>345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5]=[.B254];[.C255]=[.C254];[.D255]=[.D254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255]=[.B255];[.H255]&gt;=[.C255];[.I255]&lt;=[.D255])" office:value-type="boolean" office:boolean-value="false">
            <text:p>FALSE</text:p>
          </table:table-cell>
          <table:table-cell table:style-name="ce8" table:formula="of:=IF([.J255];&quot;&quot;;MAX([.C255]-[.H255];[.I255]-[.D255]))" office:value-type="float" office:value="35521">
            <text:p>3552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6]=[.B255];[.C256]=[.C255];[.D256]=[.D255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256]=[.B256];[.H256]&gt;=[.C256];[.I256]&lt;=[.D256])" office:value-type="boolean" office:boolean-value="false">
            <text:p>FALSE</text:p>
          </table:table-cell>
          <table:table-cell table:style-name="ce8" table:formula="of:=IF([.J256];&quot;&quot;;MAX([.C256]-[.H256];[.I256]-[.D256]))" office:value-type="float" office:value="35521">
            <text:p>3552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7]=[.B256];[.C257]=[.C256];[.D257]=[.D256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257]=[.B257];[.H257]&gt;=[.C257];[.I257]&lt;=[.D257])" office:value-type="boolean" office:boolean-value="false">
            <text:p>FALSE</text:p>
          </table:table-cell>
          <table:table-cell table:style-name="ce8" table:formula="of:=IF([.J257];&quot;&quot;;MAX([.C257]-[.H257];[.I257]-[.D257]))" office:value-type="float" office:value="35521">
            <text:p>3552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8]=[.B257];[.C258]=[.C257];[.D258]=[.D257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258]=[.B258];[.H258]&gt;=[.C258];[.I258]&lt;=[.D258])" office:value-type="boolean" office:boolean-value="false">
            <text:p>FALSE</text:p>
          </table:table-cell>
          <table:table-cell table:style-name="ce8" table:formula="of:=IF([.J258];&quot;&quot;;MAX([.C258]-[.H258];[.I258]-[.D258]))" office:value-type="float" office:value="35521">
            <text:p>3552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59]=[.B258];[.C259]=[.C258];[.D259]=[.D258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259]=[.B259];[.H259]&gt;=[.C259];[.I259]&lt;=[.D259])" office:value-type="boolean" office:boolean-value="false">
            <text:p>FALSE</text:p>
          </table:table-cell>
          <table:table-cell table:style-name="ce8" table:formula="of:=IF([.J259];&quot;&quot;;MAX([.C259]-[.H259];[.I259]-[.D259]))" office:value-type="float" office:value="35521">
            <text:p>3552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0]=[.B259];[.C260]=[.C259];[.D260]=[.D259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4320">
            <text:p>1414320</text:p>
          </table:table-cell>
          <table:table-cell table:style-name="ce8" office:value-type="float" office:value="1414349">
            <text:p>1414349</text:p>
          </table:table-cell>
          <table:table-cell table:style-name="ce8" table:formula="of:=AND([.G260]=[.B260];[.H260]&gt;=[.C260];[.I260]&lt;=[.D260])" office:value-type="boolean" office:boolean-value="false">
            <text:p>FALSE</text:p>
          </table:table-cell>
          <table:table-cell table:style-name="ce8" table:formula="of:=IF([.J260];&quot;&quot;;MAX([.C260]-[.H260];[.I260]-[.D260]))" office:value-type="float" office:value="35521">
            <text:p>3552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1]=[.B260];[.C261]=[.C260];[.D261]=[.D260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261]=[.B261];[.H261]&gt;=[.C261];[.I261]&lt;=[.D261])" office:value-type="boolean" office:boolean-value="false">
            <text:p>FALSE</text:p>
          </table:table-cell>
          <table:table-cell table:style-name="ce8" table:formula="of:=IF([.J261];&quot;&quot;;MAX([.C261]-[.H261];[.I261]-[.D261]))" office:value-type="float" office:value="40691">
            <text:p>4069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2]=[.B261];[.C262]=[.C261];[.D262]=[.D261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262]=[.B262];[.H262]&gt;=[.C262];[.I262]&lt;=[.D262])" office:value-type="boolean" office:boolean-value="false">
            <text:p>FALSE</text:p>
          </table:table-cell>
          <table:table-cell table:style-name="ce8" table:formula="of:=IF([.J262];&quot;&quot;;MAX([.C262]-[.H262];[.I262]-[.D262]))" office:value-type="float" office:value="40691">
            <text:p>4069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3]=[.B262];[.C263]=[.C262];[.D263]=[.D262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263]=[.B263];[.H263]&gt;=[.C263];[.I263]&lt;=[.D263])" office:value-type="boolean" office:boolean-value="false">
            <text:p>FALSE</text:p>
          </table:table-cell>
          <table:table-cell table:style-name="ce8" table:formula="of:=IF([.J263];&quot;&quot;;MAX([.C263]-[.H263];[.I263]-[.D263]))" office:value-type="float" office:value="40691">
            <text:p>4069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4]=[.B263];[.C264]=[.C263];[.D264]=[.D263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264]=[.B264];[.H264]&gt;=[.C264];[.I264]&lt;=[.D264])" office:value-type="boolean" office:boolean-value="false">
            <text:p>FALSE</text:p>
          </table:table-cell>
          <table:table-cell table:style-name="ce8" table:formula="of:=IF([.J264];&quot;&quot;;MAX([.C264]-[.H264];[.I264]-[.D264]))" office:value-type="float" office:value="40691">
            <text:p>4069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5]=[.B264];[.C265]=[.C264];[.D265]=[.D264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265]=[.B265];[.H265]&gt;=[.C265];[.I265]&lt;=[.D265])" office:value-type="boolean" office:boolean-value="false">
            <text:p>FALSE</text:p>
          </table:table-cell>
          <table:table-cell table:style-name="ce8" table:formula="of:=IF([.J265];&quot;&quot;;MAX([.C265]-[.H265];[.I265]-[.D265]))" office:value-type="float" office:value="40691">
            <text:p>4069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6]=[.B265];[.C266]=[.C265];[.D266]=[.D265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19384">
            <text:p>1419384</text:p>
          </table:table-cell>
          <table:table-cell table:style-name="ce8" office:value-type="float" office:value="1419519">
            <text:p>1419519</text:p>
          </table:table-cell>
          <table:table-cell table:style-name="ce8" table:formula="of:=AND([.G266]=[.B266];[.H266]&gt;=[.C266];[.I266]&lt;=[.D266])" office:value-type="boolean" office:boolean-value="false">
            <text:p>FALSE</text:p>
          </table:table-cell>
          <table:table-cell table:style-name="ce8" table:formula="of:=IF([.J266];&quot;&quot;;MAX([.C266]-[.H266];[.I266]-[.D266]))" office:value-type="float" office:value="40691">
            <text:p>4069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7]=[.B266];[.C267]=[.C266];[.D267]=[.D266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154">
            <text:p>1422154</text:p>
          </table:table-cell>
          <table:table-cell table:style-name="ce8" office:value-type="float" office:value="1422255">
            <text:p>1422255</text:p>
          </table:table-cell>
          <table:table-cell table:style-name="ce8" table:formula="of:=AND([.G267]=[.B267];[.H267]&gt;=[.C267];[.I267]&lt;=[.D267])" office:value-type="boolean" office:boolean-value="false">
            <text:p>FALSE</text:p>
          </table:table-cell>
          <table:table-cell table:style-name="ce8" table:formula="of:=IF([.J267];&quot;&quot;;MAX([.C267]-[.H267];[.I267]-[.D267]))" office:value-type="float" office:value="43427">
            <text:p>4342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8]=[.B267];[.C268]=[.C267];[.D268]=[.D267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816">
            <text:p>1422816</text:p>
          </table:table-cell>
          <table:table-cell table:style-name="ce8" office:value-type="float" office:value="1422912">
            <text:p>1422912</text:p>
          </table:table-cell>
          <table:table-cell table:style-name="ce8" table:formula="of:=AND([.G268]=[.B268];[.H268]&gt;=[.C268];[.I268]&lt;=[.D268])" office:value-type="boolean" office:boolean-value="false">
            <text:p>FALSE</text:p>
          </table:table-cell>
          <table:table-cell table:style-name="ce8" table:formula="of:=IF([.J268];&quot;&quot;;MAX([.C268]-[.H268];[.I268]-[.D268]))" office:value-type="float" office:value="44084">
            <text:p>4408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69]=[.B268];[.C269]=[.C268];[.D269]=[.D268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816">
            <text:p>1422816</text:p>
          </table:table-cell>
          <table:table-cell table:style-name="ce8" office:value-type="float" office:value="1422912">
            <text:p>1422912</text:p>
          </table:table-cell>
          <table:table-cell table:style-name="ce8" table:formula="of:=AND([.G269]=[.B269];[.H269]&gt;=[.C269];[.I269]&lt;=[.D269])" office:value-type="boolean" office:boolean-value="false">
            <text:p>FALSE</text:p>
          </table:table-cell>
          <table:table-cell table:style-name="ce8" table:formula="of:=IF([.J269];&quot;&quot;;MAX([.C269]-[.H269];[.I269]-[.D269]))" office:value-type="float" office:value="44084">
            <text:p>4408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0]=[.B269];[.C270]=[.C269];[.D270]=[.D269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816">
            <text:p>1422816</text:p>
          </table:table-cell>
          <table:table-cell table:style-name="ce8" office:value-type="float" office:value="1422912">
            <text:p>1422912</text:p>
          </table:table-cell>
          <table:table-cell table:style-name="ce8" table:formula="of:=AND([.G270]=[.B270];[.H270]&gt;=[.C270];[.I270]&lt;=[.D270])" office:value-type="boolean" office:boolean-value="false">
            <text:p>FALSE</text:p>
          </table:table-cell>
          <table:table-cell table:style-name="ce8" table:formula="of:=IF([.J270];&quot;&quot;;MAX([.C270]-[.H270];[.I270]-[.D270]))" office:value-type="float" office:value="44084">
            <text:p>4408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1]=[.B270];[.C271]=[.C270];[.D271]=[.D270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2816">
            <text:p>1422816</text:p>
          </table:table-cell>
          <table:table-cell table:style-name="ce8" office:value-type="float" office:value="1422912">
            <text:p>1422912</text:p>
          </table:table-cell>
          <table:table-cell table:style-name="ce8" table:formula="of:=AND([.G271]=[.B271];[.H271]&gt;=[.C271];[.I271]&lt;=[.D271])" office:value-type="boolean" office:boolean-value="false">
            <text:p>FALSE</text:p>
          </table:table-cell>
          <table:table-cell table:style-name="ce8" table:formula="of:=IF([.J271];&quot;&quot;;MAX([.C271]-[.H271];[.I271]-[.D271]))" office:value-type="float" office:value="44084">
            <text:p>4408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2]=[.B271];[.C272]=[.C271];[.D272]=[.D271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394">
            <text:p>1424394</text:p>
          </table:table-cell>
          <table:table-cell table:style-name="ce8" table:formula="of:=AND([.G272]=[.B272];[.H272]&gt;=[.C272];[.I272]&lt;=[.D272])" office:value-type="boolean" office:boolean-value="false">
            <text:p>FALSE</text:p>
          </table:table-cell>
          <table:table-cell table:style-name="ce8" table:formula="of:=IF([.J272];&quot;&quot;;MAX([.C272]-[.H272];[.I272]-[.D272]))" office:value-type="float" office:value="45566">
            <text:p>4556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3]=[.B272];[.C273]=[.C272];[.D273]=[.D272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394">
            <text:p>1424394</text:p>
          </table:table-cell>
          <table:table-cell table:style-name="ce8" table:formula="of:=AND([.G273]=[.B273];[.H273]&gt;=[.C273];[.I273]&lt;=[.D273])" office:value-type="boolean" office:boolean-value="false">
            <text:p>FALSE</text:p>
          </table:table-cell>
          <table:table-cell table:style-name="ce8" table:formula="of:=IF([.J273];&quot;&quot;;MAX([.C273]-[.H273];[.I273]-[.D273]))" office:value-type="float" office:value="45566">
            <text:p>4556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4]=[.B273];[.C274]=[.C273];[.D274]=[.D273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420">
            <text:p>1424420</text:p>
          </table:table-cell>
          <table:table-cell table:style-name="ce8" table:formula="of:=AND([.G274]=[.B274];[.H274]&gt;=[.C274];[.I274]&lt;=[.D274])" office:value-type="boolean" office:boolean-value="false">
            <text:p>FALSE</text:p>
          </table:table-cell>
          <table:table-cell table:style-name="ce8" table:formula="of:=IF([.J274];&quot;&quot;;MAX([.C274]-[.H274];[.I274]-[.D274]))" office:value-type="float" office:value="45592">
            <text:p>4559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5]=[.B274];[.C275]=[.C274];[.D275]=[.D274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420">
            <text:p>1424420</text:p>
          </table:table-cell>
          <table:table-cell table:style-name="ce8" table:formula="of:=AND([.G275]=[.B275];[.H275]&gt;=[.C275];[.I275]&lt;=[.D275])" office:value-type="boolean" office:boolean-value="false">
            <text:p>FALSE</text:p>
          </table:table-cell>
          <table:table-cell table:style-name="ce8" table:formula="of:=IF([.J275];&quot;&quot;;MAX([.C275]-[.H275];[.I275]-[.D275]))" office:value-type="float" office:value="45592">
            <text:p>4559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6]=[.B275];[.C276]=[.C275];[.D276]=[.D275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420">
            <text:p>1424420</text:p>
          </table:table-cell>
          <table:table-cell table:style-name="ce8" table:formula="of:=AND([.G276]=[.B276];[.H276]&gt;=[.C276];[.I276]&lt;=[.D276])" office:value-type="boolean" office:boolean-value="false">
            <text:p>FALSE</text:p>
          </table:table-cell>
          <table:table-cell table:style-name="ce8" table:formula="of:=IF([.J276];&quot;&quot;;MAX([.C276]-[.H276];[.I276]-[.D276]))" office:value-type="float" office:value="45592">
            <text:p>4559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7]=[.B276];[.C277]=[.C276];[.D277]=[.D276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339">
            <text:p>1424339</text:p>
          </table:table-cell>
          <table:table-cell table:style-name="ce8" office:value-type="float" office:value="1424420">
            <text:p>1424420</text:p>
          </table:table-cell>
          <table:table-cell table:style-name="ce8" table:formula="of:=AND([.G277]=[.B277];[.H277]&gt;=[.C277];[.I277]&lt;=[.D277])" office:value-type="boolean" office:boolean-value="false">
            <text:p>FALSE</text:p>
          </table:table-cell>
          <table:table-cell table:style-name="ce8" table:formula="of:=IF([.J277];&quot;&quot;;MAX([.C277]-[.H277];[.I277]-[.D277]))" office:value-type="float" office:value="45592">
            <text:p>4559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8]=[.B277];[.C278]=[.C277];[.D278]=[.D277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4521">
            <text:p>1424521</text:p>
          </table:table-cell>
          <table:table-cell table:style-name="ce8" office:value-type="float" office:value="1424628">
            <text:p>1424628</text:p>
          </table:table-cell>
          <table:table-cell table:style-name="ce8" table:formula="of:=AND([.G278]=[.B278];[.H278]&gt;=[.C278];[.I278]&lt;=[.D278])" office:value-type="boolean" office:boolean-value="false">
            <text:p>FALSE</text:p>
          </table:table-cell>
          <table:table-cell table:style-name="ce8" table:formula="of:=IF([.J278];&quot;&quot;;MAX([.C278]-[.H278];[.I278]-[.D278]))" office:value-type="float" office:value="45800">
            <text:p>4580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79]=[.B278];[.C279]=[.C278];[.D279]=[.D278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8295">
            <text:p>1428295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279]=[.B279];[.H279]&gt;=[.C279];[.I279]&lt;=[.D279])" office:value-type="boolean" office:boolean-value="false">
            <text:p>FALSE</text:p>
          </table:table-cell>
          <table:table-cell table:style-name="ce8" table:formula="of:=IF([.J279];&quot;&quot;;MAX([.C279]-[.H279];[.I279]-[.D279]))" office:value-type="float" office:value="49544">
            <text:p>495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0]=[.B279];[.C280]=[.C279];[.D280]=[.D279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8295">
            <text:p>1428295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280]=[.B280];[.H280]&gt;=[.C280];[.I280]&lt;=[.D280])" office:value-type="boolean" office:boolean-value="false">
            <text:p>FALSE</text:p>
          </table:table-cell>
          <table:table-cell table:style-name="ce8" table:formula="of:=IF([.J280];&quot;&quot;;MAX([.C280]-[.H280];[.I280]-[.D280]))" office:value-type="float" office:value="49544">
            <text:p>495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1]=[.B280];[.C281]=[.C280];[.D281]=[.D280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8295">
            <text:p>1428295</text:p>
          </table:table-cell>
          <table:table-cell table:style-name="ce8" office:value-type="float" office:value="1428372">
            <text:p>1428372</text:p>
          </table:table-cell>
          <table:table-cell table:style-name="ce8" table:formula="of:=AND([.G281]=[.B281];[.H281]&gt;=[.C281];[.I281]&lt;=[.D281])" office:value-type="boolean" office:boolean-value="false">
            <text:p>FALSE</text:p>
          </table:table-cell>
          <table:table-cell table:style-name="ce8" table:formula="of:=IF([.J281];&quot;&quot;;MAX([.C281]-[.H281];[.I281]-[.D281]))" office:value-type="float" office:value="49544">
            <text:p>4954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2]=[.B281];[.C282]=[.C281];[.D282]=[.D281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428295">
            <text:p>1428295</text:p>
          </table:table-cell>
          <table:table-cell table:style-name="ce8" office:value-type="float" office:value="1428482">
            <text:p>1428482</text:p>
          </table:table-cell>
          <table:table-cell table:style-name="ce8" table:formula="of:=AND([.G282]=[.B282];[.H282]&gt;=[.C282];[.I282]&lt;=[.D282])" office:value-type="boolean" office:boolean-value="false">
            <text:p>FALSE</text:p>
          </table:table-cell>
          <table:table-cell table:style-name="ce8" table:formula="of:=IF([.J282];&quot;&quot;;MAX([.C282]-[.H282];[.I282]-[.D282]))" office:value-type="float" office:value="49654">
            <text:p>4965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3]=[.B282];[.C283]=[.C282];[.D283]=[.D282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283]=[.B283];[.H283]&gt;=[.C283];[.I283]&lt;=[.D283])" office:value-type="boolean" office:boolean-value="true">
            <text:p>TRUE</text:p>
          </table:table-cell>
          <table:table-cell table:style-name="ce8" table:formula="of:=IF([.J283];&quot;&quot;;MAX([.C283]-[.H283];[.I283]-[.D28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4]=[.B283];[.C284]=[.C283];[.D284]=[.D283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284]=[.B284];[.H284]&gt;=[.C284];[.I284]&lt;=[.D284])" office:value-type="boolean" office:boolean-value="true">
            <text:p>TRUE</text:p>
          </table:table-cell>
          <table:table-cell table:style-name="ce8" table:formula="of:=IF([.J284];&quot;&quot;;MAX([.C284]-[.H284];[.I284]-[.D28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5]=[.B284];[.C285]=[.C284];[.D285]=[.D284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285]=[.B285];[.H285]&gt;=[.C285];[.I285]&lt;=[.D285])" office:value-type="boolean" office:boolean-value="true">
            <text:p>TRUE</text:p>
          </table:table-cell>
          <table:table-cell table:style-name="ce8" table:formula="of:=IF([.J285];&quot;&quot;;MAX([.C285]-[.H285];[.I285]-[.D28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6]=[.B285];[.C286]=[.C285];[.D286]=[.D285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286]=[.B286];[.H286]&gt;=[.C286];[.I286]&lt;=[.D286])" office:value-type="boolean" office:boolean-value="true">
            <text:p>TRUE</text:p>
          </table:table-cell>
          <table:table-cell table:style-name="ce8" table:formula="of:=IF([.J286];&quot;&quot;;MAX([.C286]-[.H286];[.I286]-[.D28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7]=[.B286];[.C287]=[.C286];[.D287]=[.D286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287]=[.B287];[.H287]&gt;=[.C287];[.I287]&lt;=[.D287])" office:value-type="boolean" office:boolean-value="true">
            <text:p>TRUE</text:p>
          </table:table-cell>
          <table:table-cell table:style-name="ce8" table:formula="of:=IF([.J287];&quot;&quot;;MAX([.C287]-[.H287];[.I287]-[.D28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8]=[.B287];[.C288]=[.C287];[.D288]=[.D287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51672">
            <text:p>1351672</text:p>
          </table:table-cell>
          <table:table-cell table:style-name="ce8" table:formula="of:=AND([.G288]=[.B288];[.H288]&gt;=[.C288];[.I288]&lt;=[.D288])" office:value-type="boolean" office:boolean-value="true">
            <text:p>TRUE</text:p>
          </table:table-cell>
          <table:table-cell table:style-name="ce8" table:formula="of:=IF([.J288];&quot;&quot;;MAX([.C288]-[.H288];[.I288]-[.D28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89]=[.B288];[.C289]=[.C288];[.D289]=[.D288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4394">
            <text:p>1374394</text:p>
          </table:table-cell>
          <table:table-cell table:style-name="ce8" table:formula="of:=AND([.G289]=[.B289];[.H289]&gt;=[.C289];[.I289]&lt;=[.D289])" office:value-type="boolean" office:boolean-value="true">
            <text:p>TRUE</text:p>
          </table:table-cell>
          <table:table-cell table:style-name="ce8" table:formula="of:=IF([.J289];&quot;&quot;;MAX([.C289]-[.H289];[.I289]-[.D28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0]=[.B289];[.C290]=[.C289];[.D290]=[.D289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4394">
            <text:p>1374394</text:p>
          </table:table-cell>
          <table:table-cell table:style-name="ce8" table:formula="of:=AND([.G290]=[.B290];[.H290]&gt;=[.C290];[.I290]&lt;=[.D290])" office:value-type="boolean" office:boolean-value="true">
            <text:p>TRUE</text:p>
          </table:table-cell>
          <table:table-cell table:style-name="ce8" table:formula="of:=IF([.J290];&quot;&quot;;MAX([.C290]-[.H290];[.I290]-[.D29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1]=[.B290];[.C291]=[.C290];[.D291]=[.D290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4628">
            <text:p>1374628</text:p>
          </table:table-cell>
          <table:table-cell table:style-name="ce8" table:formula="of:=AND([.G291]=[.B291];[.H291]&gt;=[.C291];[.I291]&lt;=[.D291])" office:value-type="boolean" office:boolean-value="true">
            <text:p>TRUE</text:p>
          </table:table-cell>
          <table:table-cell table:style-name="ce8" table:formula="of:=IF([.J291];&quot;&quot;;MAX([.C291]-[.H291];[.I291]-[.D29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2]=[.B291];[.C292]=[.C291];[.D292]=[.D291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292]=[.B292];[.H292]&gt;=[.C292];[.I292]&lt;=[.D292])" office:value-type="boolean" office:boolean-value="true">
            <text:p>TRUE</text:p>
          </table:table-cell>
          <table:table-cell table:style-name="ce8" table:formula="of:=IF([.J292];&quot;&quot;;MAX([.C292]-[.H292];[.I292]-[.D29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3]=[.B292];[.C293]=[.C292];[.D293]=[.D292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293]=[.B293];[.H293]&gt;=[.C293];[.I293]&lt;=[.D293])" office:value-type="boolean" office:boolean-value="true">
            <text:p>TRUE</text:p>
          </table:table-cell>
          <table:table-cell table:style-name="ce8" table:formula="of:=IF([.J293];&quot;&quot;;MAX([.C293]-[.H293];[.I293]-[.D29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4]=[.B293];[.C294]=[.C293];[.D294]=[.D293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1597">
            <text:p>1351597</text:p>
          </table:table-cell>
          <table:table-cell table:style-name="ce8" office:value-type="float" office:value="1378482">
            <text:p>1378482</text:p>
          </table:table-cell>
          <table:table-cell table:style-name="ce8" table:formula="of:=AND([.G294]=[.B294];[.H294]&gt;=[.C294];[.I294]&lt;=[.D294])" office:value-type="boolean" office:boolean-value="true">
            <text:p>TRUE</text:p>
          </table:table-cell>
          <table:table-cell table:style-name="ce8" table:formula="of:=IF([.J294];&quot;&quot;;MAX([.C294]-[.H294];[.I294]-[.D29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5]=[.B294];[.C295]=[.C294];[.D295]=[.D294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295]=[.B295];[.H295]&gt;=[.C295];[.I295]&lt;=[.D295])" office:value-type="boolean" office:boolean-value="true">
            <text:p>TRUE</text:p>
          </table:table-cell>
          <table:table-cell table:style-name="ce8" table:formula="of:=IF([.J295];&quot;&quot;;MAX([.C295]-[.H295];[.I295]-[.D29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6]=[.B295];[.C296]=[.C295];[.D296]=[.D295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296]=[.B296];[.H296]&gt;=[.C296];[.I296]&lt;=[.D296])" office:value-type="boolean" office:boolean-value="true">
            <text:p>TRUE</text:p>
          </table:table-cell>
          <table:table-cell table:style-name="ce8" table:formula="of:=IF([.J296];&quot;&quot;;MAX([.C296]-[.H296];[.I296]-[.D29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7]=[.B296];[.C297]=[.C296];[.D297]=[.D296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297]=[.B297];[.H297]&gt;=[.C297];[.I297]&lt;=[.D297])" office:value-type="boolean" office:boolean-value="true">
            <text:p>TRUE</text:p>
          </table:table-cell>
          <table:table-cell table:style-name="ce8" table:formula="of:=IF([.J297];&quot;&quot;;MAX([.C297]-[.H297];[.I297]-[.D29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8]=[.B297];[.C298]=[.C297];[.D298]=[.D297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298]=[.B298];[.H298]&gt;=[.C298];[.I298]&lt;=[.D298])" office:value-type="boolean" office:boolean-value="true">
            <text:p>TRUE</text:p>
          </table:table-cell>
          <table:table-cell table:style-name="ce8" table:formula="of:=IF([.J298];&quot;&quot;;MAX([.C298]-[.H298];[.I298]-[.D29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299]=[.B298];[.C299]=[.C298];[.D299]=[.D298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299]=[.B299];[.H299]&gt;=[.C299];[.I299]&lt;=[.D299])" office:value-type="boolean" office:boolean-value="true">
            <text:p>TRUE</text:p>
          </table:table-cell>
          <table:table-cell table:style-name="ce8" table:formula="of:=IF([.J299];&quot;&quot;;MAX([.C299]-[.H299];[.I299]-[.D29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0]=[.B299];[.C300]=[.C299];[.D300]=[.D299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4671">
            <text:p>1354671</text:p>
          </table:table-cell>
          <table:table-cell table:style-name="ce8" office:value-type="float" office:value="1354813">
            <text:p>1354813</text:p>
          </table:table-cell>
          <table:table-cell table:style-name="ce8" table:formula="of:=AND([.G300]=[.B300];[.H300]&gt;=[.C300];[.I300]&lt;=[.D300])" office:value-type="boolean" office:boolean-value="true">
            <text:p>TRUE</text:p>
          </table:table-cell>
          <table:table-cell table:style-name="ce8" table:formula="of:=IF([.J300];&quot;&quot;;MAX([.C300]-[.H300];[.I300]-[.D30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1]=[.B300];[.C301]=[.C300];[.D301]=[.D300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301]=[.B301];[.H301]&gt;=[.C301];[.I301]&lt;=[.D301])" office:value-type="boolean" office:boolean-value="true">
            <text:p>TRUE</text:p>
          </table:table-cell>
          <table:table-cell table:style-name="ce8" table:formula="of:=IF([.J301];&quot;&quot;;MAX([.C301]-[.H301];[.I301]-[.D30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2]=[.B301];[.C302]=[.C301];[.D302]=[.D301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302]=[.B302];[.H302]&gt;=[.C302];[.I302]&lt;=[.D302])" office:value-type="boolean" office:boolean-value="true">
            <text:p>TRUE</text:p>
          </table:table-cell>
          <table:table-cell table:style-name="ce8" table:formula="of:=IF([.J302];&quot;&quot;;MAX([.C302]-[.H302];[.I302]-[.D30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3]=[.B302];[.C303]=[.C302];[.D303]=[.D302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303]=[.B303];[.H303]&gt;=[.C303];[.I303]&lt;=[.D303])" office:value-type="boolean" office:boolean-value="true">
            <text:p>TRUE</text:p>
          </table:table-cell>
          <table:table-cell table:style-name="ce8" table:formula="of:=IF([.J303];&quot;&quot;;MAX([.C303]-[.H303];[.I303]-[.D30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4]=[.B303];[.C304]=[.C303];[.D304]=[.D303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304]=[.B304];[.H304]&gt;=[.C304];[.I304]&lt;=[.D304])" office:value-type="boolean" office:boolean-value="true">
            <text:p>TRUE</text:p>
          </table:table-cell>
          <table:table-cell table:style-name="ce8" table:formula="of:=IF([.J304];&quot;&quot;;MAX([.C304]-[.H304];[.I304]-[.D30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5]=[.B304];[.C305]=[.C304];[.D305]=[.D304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305]=[.B305];[.H305]&gt;=[.C305];[.I305]&lt;=[.D305])" office:value-type="boolean" office:boolean-value="true">
            <text:p>TRUE</text:p>
          </table:table-cell>
          <table:table-cell table:style-name="ce8" table:formula="of:=IF([.J305];&quot;&quot;;MAX([.C305]-[.H305];[.I305]-[.D30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6]=[.B305];[.C306]=[.C305];[.D306]=[.D305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412">
            <text:p>1357412</text:p>
          </table:table-cell>
          <table:table-cell table:style-name="ce8" office:value-type="float" office:value="1357535">
            <text:p>1357535</text:p>
          </table:table-cell>
          <table:table-cell table:style-name="ce8" table:formula="of:=AND([.G306]=[.B306];[.H306]&gt;=[.C306];[.I306]&lt;=[.D306])" office:value-type="boolean" office:boolean-value="true">
            <text:p>TRUE</text:p>
          </table:table-cell>
          <table:table-cell table:style-name="ce8" table:formula="of:=IF([.J306];&quot;&quot;;MAX([.C306]-[.H306];[.I306]-[.D30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7]=[.B306];[.C307]=[.C306];[.D307]=[.D306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307]=[.B307];[.H307]&gt;=[.C307];[.I307]&lt;=[.D307])" office:value-type="boolean" office:boolean-value="true">
            <text:p>TRUE</text:p>
          </table:table-cell>
          <table:table-cell table:style-name="ce8" table:formula="of:=IF([.J307];&quot;&quot;;MAX([.C307]-[.H307];[.I307]-[.D30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8]=[.B307];[.C308]=[.C307];[.D308]=[.D307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308]=[.B308];[.H308]&gt;=[.C308];[.I308]&lt;=[.D308])" office:value-type="boolean" office:boolean-value="true">
            <text:p>TRUE</text:p>
          </table:table-cell>
          <table:table-cell table:style-name="ce8" table:formula="of:=IF([.J308];&quot;&quot;;MAX([.C308]-[.H308];[.I308]-[.D30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09]=[.B308];[.C309]=[.C308];[.D309]=[.D308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309]=[.B309];[.H309]&gt;=[.C309];[.I309]&lt;=[.D309])" office:value-type="boolean" office:boolean-value="true">
            <text:p>TRUE</text:p>
          </table:table-cell>
          <table:table-cell table:style-name="ce8" table:formula="of:=IF([.J309];&quot;&quot;;MAX([.C309]-[.H309];[.I309]-[.D30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0]=[.B309];[.C310]=[.C309];[.D310]=[.D309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310]=[.B310];[.H310]&gt;=[.C310];[.I310]&lt;=[.D310])" office:value-type="boolean" office:boolean-value="true">
            <text:p>TRUE</text:p>
          </table:table-cell>
          <table:table-cell table:style-name="ce8" table:formula="of:=IF([.J310];&quot;&quot;;MAX([.C310]-[.H310];[.I310]-[.D31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1]=[.B310];[.C311]=[.C310];[.D311]=[.D310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311]=[.B311];[.H311]&gt;=[.C311];[.I311]&lt;=[.D311])" office:value-type="boolean" office:boolean-value="true">
            <text:p>TRUE</text:p>
          </table:table-cell>
          <table:table-cell table:style-name="ce8" table:formula="of:=IF([.J311];&quot;&quot;;MAX([.C311]-[.H311];[.I311]-[.D31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2]=[.B311];[.C312]=[.C311];[.D312]=[.D311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652">
            <text:p>1357652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312]=[.B312];[.H312]&gt;=[.C312];[.I312]&lt;=[.D312])" office:value-type="boolean" office:boolean-value="true">
            <text:p>TRUE</text:p>
          </table:table-cell>
          <table:table-cell table:style-name="ce8" table:formula="of:=IF([.J312];&quot;&quot;;MAX([.C312]-[.H312];[.I312]-[.D31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3]=[.B312];[.C313]=[.C312];[.D313]=[.D312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708">
            <text:p>1357708</text:p>
          </table:table-cell>
          <table:table-cell table:style-name="ce8" office:value-type="float" office:value="1357781">
            <text:p>1357781</text:p>
          </table:table-cell>
          <table:table-cell table:style-name="ce8" table:formula="of:=AND([.G313]=[.B313];[.H313]&gt;=[.C313];[.I313]&lt;=[.D313])" office:value-type="boolean" office:boolean-value="true">
            <text:p>TRUE</text:p>
          </table:table-cell>
          <table:table-cell table:style-name="ce8" table:formula="of:=IF([.J313];&quot;&quot;;MAX([.C313]-[.H313];[.I313]-[.D31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4]=[.B313];[.C314]=[.C313];[.D314]=[.D313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7708">
            <text:p>1357708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314]=[.B314];[.H314]&gt;=[.C314];[.I314]&lt;=[.D314])" office:value-type="boolean" office:boolean-value="true">
            <text:p>TRUE</text:p>
          </table:table-cell>
          <table:table-cell table:style-name="ce8" table:formula="of:=IF([.J314];&quot;&quot;;MAX([.C314]-[.H314];[.I314]-[.D31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5]=[.B314];[.C315]=[.C314];[.D315]=[.D314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315]=[.B315];[.H315]&gt;=[.C315];[.I315]&lt;=[.D315])" office:value-type="boolean" office:boolean-value="true">
            <text:p>TRUE</text:p>
          </table:table-cell>
          <table:table-cell table:style-name="ce8" table:formula="of:=IF([.J315];&quot;&quot;;MAX([.C315]-[.H315];[.I315]-[.D31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6]=[.B315];[.C316]=[.C315];[.D316]=[.D315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316]=[.B316];[.H316]&gt;=[.C316];[.I316]&lt;=[.D316])" office:value-type="boolean" office:boolean-value="true">
            <text:p>TRUE</text:p>
          </table:table-cell>
          <table:table-cell table:style-name="ce8" table:formula="of:=IF([.J316];&quot;&quot;;MAX([.C316]-[.H316];[.I316]-[.D31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7]=[.B316];[.C317]=[.C316];[.D317]=[.D316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317]=[.B317];[.H317]&gt;=[.C317];[.I317]&lt;=[.D317])" office:value-type="boolean" office:boolean-value="true">
            <text:p>TRUE</text:p>
          </table:table-cell>
          <table:table-cell table:style-name="ce8" table:formula="of:=IF([.J317];&quot;&quot;;MAX([.C317]-[.H317];[.I317]-[.D31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8]=[.B317];[.C318]=[.C317];[.D318]=[.D317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318]=[.B318];[.H318]&gt;=[.C318];[.I318]&lt;=[.D318])" office:value-type="boolean" office:boolean-value="true">
            <text:p>TRUE</text:p>
          </table:table-cell>
          <table:table-cell table:style-name="ce8" table:formula="of:=IF([.J318];&quot;&quot;;MAX([.C318]-[.H318];[.I318]-[.D31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19]=[.B318];[.C319]=[.C318];[.D319]=[.D318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319]=[.B319];[.H319]&gt;=[.C319];[.I319]&lt;=[.D319])" office:value-type="boolean" office:boolean-value="true">
            <text:p>TRUE</text:p>
          </table:table-cell>
          <table:table-cell table:style-name="ce8" table:formula="of:=IF([.J319];&quot;&quot;;MAX([.C319]-[.H319];[.I319]-[.D31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0]=[.B319];[.C320]=[.C319];[.D320]=[.D319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320]=[.B320];[.H320]&gt;=[.C320];[.I320]&lt;=[.D320])" office:value-type="boolean" office:boolean-value="true">
            <text:p>TRUE</text:p>
          </table:table-cell>
          <table:table-cell table:style-name="ce8" table:formula="of:=IF([.J320];&quot;&quot;;MAX([.C320]-[.H320];[.I320]-[.D32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1]=[.B320];[.C321]=[.C320];[.D321]=[.D320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59230">
            <text:p>1359230</text:p>
          </table:table-cell>
          <table:table-cell table:style-name="ce8" office:value-type="float" office:value="1359402">
            <text:p>1359402</text:p>
          </table:table-cell>
          <table:table-cell table:style-name="ce8" table:formula="of:=AND([.G321]=[.B321];[.H321]&gt;=[.C321];[.I321]&lt;=[.D321])" office:value-type="boolean" office:boolean-value="true">
            <text:p>TRUE</text:p>
          </table:table-cell>
          <table:table-cell table:style-name="ce8" table:formula="of:=IF([.J321];&quot;&quot;;MAX([.C321]-[.H321];[.I321]-[.D32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2]=[.B321];[.C322]=[.C321];[.D322]=[.D321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322]=[.B322];[.H322]&gt;=[.C322];[.I322]&lt;=[.D322])" office:value-type="boolean" office:boolean-value="true">
            <text:p>TRUE</text:p>
          </table:table-cell>
          <table:table-cell table:style-name="ce8" table:formula="of:=IF([.J322];&quot;&quot;;MAX([.C322]-[.H322];[.I322]-[.D32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3]=[.B322];[.C323]=[.C322];[.D323]=[.D322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323]=[.B323];[.H323]&gt;=[.C323];[.I323]&lt;=[.D323])" office:value-type="boolean" office:boolean-value="true">
            <text:p>TRUE</text:p>
          </table:table-cell>
          <table:table-cell table:style-name="ce8" table:formula="of:=IF([.J323];&quot;&quot;;MAX([.C323]-[.H323];[.I323]-[.D32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4]=[.B323];[.C324]=[.C323];[.D324]=[.D323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324]=[.B324];[.H324]&gt;=[.C324];[.I324]&lt;=[.D324])" office:value-type="boolean" office:boolean-value="true">
            <text:p>TRUE</text:p>
          </table:table-cell>
          <table:table-cell table:style-name="ce8" table:formula="of:=IF([.J324];&quot;&quot;;MAX([.C324]-[.H324];[.I324]-[.D32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5]=[.B324];[.C325]=[.C324];[.D325]=[.D324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325]=[.B325];[.H325]&gt;=[.C325];[.I325]&lt;=[.D325])" office:value-type="boolean" office:boolean-value="true">
            <text:p>TRUE</text:p>
          </table:table-cell>
          <table:table-cell table:style-name="ce8" table:formula="of:=IF([.J325];&quot;&quot;;MAX([.C325]-[.H325];[.I325]-[.D32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6]=[.B325];[.C326]=[.C325];[.D326]=[.D325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326]=[.B326];[.H326]&gt;=[.C326];[.I326]&lt;=[.D326])" office:value-type="boolean" office:boolean-value="true">
            <text:p>TRUE</text:p>
          </table:table-cell>
          <table:table-cell table:style-name="ce8" table:formula="of:=IF([.J326];&quot;&quot;;MAX([.C326]-[.H326];[.I326]-[.D32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7]=[.B326];[.C327]=[.C326];[.D327]=[.D326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3221">
            <text:p>1363221</text:p>
          </table:table-cell>
          <table:table-cell table:style-name="ce8" office:value-type="float" office:value="1363354">
            <text:p>1363354</text:p>
          </table:table-cell>
          <table:table-cell table:style-name="ce8" table:formula="of:=AND([.G327]=[.B327];[.H327]&gt;=[.C327];[.I327]&lt;=[.D327])" office:value-type="boolean" office:boolean-value="true">
            <text:p>TRUE</text:p>
          </table:table-cell>
          <table:table-cell table:style-name="ce8" table:formula="of:=IF([.J327];&quot;&quot;;MAX([.C327]-[.H327];[.I327]-[.D32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8]=[.B327];[.C328]=[.C327];[.D328]=[.D327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328]=[.B328];[.H328]&gt;=[.C328];[.I328]&lt;=[.D328])" office:value-type="boolean" office:boolean-value="true">
            <text:p>TRUE</text:p>
          </table:table-cell>
          <table:table-cell table:style-name="ce8" table:formula="of:=IF([.J328];&quot;&quot;;MAX([.C328]-[.H328];[.I328]-[.D32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29]=[.B328];[.C329]=[.C328];[.D329]=[.D328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329]=[.B329];[.H329]&gt;=[.C329];[.I329]&lt;=[.D329])" office:value-type="boolean" office:boolean-value="true">
            <text:p>TRUE</text:p>
          </table:table-cell>
          <table:table-cell table:style-name="ce8" table:formula="of:=IF([.J329];&quot;&quot;;MAX([.C329]-[.H329];[.I329]-[.D32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0]=[.B329];[.C330]=[.C329];[.D330]=[.D329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330]=[.B330];[.H330]&gt;=[.C330];[.I330]&lt;=[.D330])" office:value-type="boolean" office:boolean-value="true">
            <text:p>TRUE</text:p>
          </table:table-cell>
          <table:table-cell table:style-name="ce8" table:formula="of:=IF([.J330];&quot;&quot;;MAX([.C330]-[.H330];[.I330]-[.D33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1]=[.B330];[.C331]=[.C330];[.D331]=[.D330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331]=[.B331];[.H331]&gt;=[.C331];[.I331]&lt;=[.D331])" office:value-type="boolean" office:boolean-value="true">
            <text:p>TRUE</text:p>
          </table:table-cell>
          <table:table-cell table:style-name="ce8" table:formula="of:=IF([.J331];&quot;&quot;;MAX([.C331]-[.H331];[.I331]-[.D33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2]=[.B331];[.C332]=[.C331];[.D332]=[.D331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332]=[.B332];[.H332]&gt;=[.C332];[.I332]&lt;=[.D332])" office:value-type="boolean" office:boolean-value="true">
            <text:p>TRUE</text:p>
          </table:table-cell>
          <table:table-cell table:style-name="ce8" table:formula="of:=IF([.J332];&quot;&quot;;MAX([.C332]-[.H332];[.I332]-[.D33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3]=[.B332];[.C333]=[.C332];[.D333]=[.D332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4320">
            <text:p>1364320</text:p>
          </table:table-cell>
          <table:table-cell table:style-name="ce8" office:value-type="float" office:value="1364349">
            <text:p>1364349</text:p>
          </table:table-cell>
          <table:table-cell table:style-name="ce8" table:formula="of:=AND([.G333]=[.B333];[.H333]&gt;=[.C333];[.I333]&lt;=[.D333])" office:value-type="boolean" office:boolean-value="true">
            <text:p>TRUE</text:p>
          </table:table-cell>
          <table:table-cell table:style-name="ce8" table:formula="of:=IF([.J333];&quot;&quot;;MAX([.C333]-[.H333];[.I333]-[.D33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4]=[.B333];[.C334]=[.C333];[.D334]=[.D333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334]=[.B334];[.H334]&gt;=[.C334];[.I334]&lt;=[.D334])" office:value-type="boolean" office:boolean-value="true">
            <text:p>TRUE</text:p>
          </table:table-cell>
          <table:table-cell table:style-name="ce8" table:formula="of:=IF([.J334];&quot;&quot;;MAX([.C334]-[.H334];[.I334]-[.D33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5]=[.B334];[.C335]=[.C334];[.D335]=[.D334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335]=[.B335];[.H335]&gt;=[.C335];[.I335]&lt;=[.D335])" office:value-type="boolean" office:boolean-value="true">
            <text:p>TRUE</text:p>
          </table:table-cell>
          <table:table-cell table:style-name="ce8" table:formula="of:=IF([.J335];&quot;&quot;;MAX([.C335]-[.H335];[.I335]-[.D33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6]=[.B335];[.C336]=[.C335];[.D336]=[.D335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336]=[.B336];[.H336]&gt;=[.C336];[.I336]&lt;=[.D336])" office:value-type="boolean" office:boolean-value="true">
            <text:p>TRUE</text:p>
          </table:table-cell>
          <table:table-cell table:style-name="ce8" table:formula="of:=IF([.J336];&quot;&quot;;MAX([.C336]-[.H336];[.I336]-[.D33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7]=[.B336];[.C337]=[.C336];[.D337]=[.D336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337]=[.B337];[.H337]&gt;=[.C337];[.I337]&lt;=[.D337])" office:value-type="boolean" office:boolean-value="true">
            <text:p>TRUE</text:p>
          </table:table-cell>
          <table:table-cell table:style-name="ce8" table:formula="of:=IF([.J337];&quot;&quot;;MAX([.C337]-[.H337];[.I337]-[.D33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8]=[.B337];[.C338]=[.C337];[.D338]=[.D337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338]=[.B338];[.H338]&gt;=[.C338];[.I338]&lt;=[.D338])" office:value-type="boolean" office:boolean-value="true">
            <text:p>TRUE</text:p>
          </table:table-cell>
          <table:table-cell table:style-name="ce8" table:formula="of:=IF([.J338];&quot;&quot;;MAX([.C338]-[.H338];[.I338]-[.D33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39]=[.B338];[.C339]=[.C338];[.D339]=[.D338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69384">
            <text:p>1369384</text:p>
          </table:table-cell>
          <table:table-cell table:style-name="ce8" office:value-type="float" office:value="1369519">
            <text:p>1369519</text:p>
          </table:table-cell>
          <table:table-cell table:style-name="ce8" table:formula="of:=AND([.G339]=[.B339];[.H339]&gt;=[.C339];[.I339]&lt;=[.D339])" office:value-type="boolean" office:boolean-value="true">
            <text:p>TRUE</text:p>
          </table:table-cell>
          <table:table-cell table:style-name="ce8" table:formula="of:=IF([.J339];&quot;&quot;;MAX([.C339]-[.H339];[.I339]-[.D33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0]=[.B339];[.C340]=[.C339];[.D340]=[.D339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154">
            <text:p>1372154</text:p>
          </table:table-cell>
          <table:table-cell table:style-name="ce8" office:value-type="float" office:value="1372255">
            <text:p>1372255</text:p>
          </table:table-cell>
          <table:table-cell table:style-name="ce8" table:formula="of:=AND([.G340]=[.B340];[.H340]&gt;=[.C340];[.I340]&lt;=[.D340])" office:value-type="boolean" office:boolean-value="true">
            <text:p>TRUE</text:p>
          </table:table-cell>
          <table:table-cell table:style-name="ce8" table:formula="of:=IF([.J340];&quot;&quot;;MAX([.C340]-[.H340];[.I340]-[.D34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1]=[.B340];[.C341]=[.C340];[.D341]=[.D340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816">
            <text:p>1372816</text:p>
          </table:table-cell>
          <table:table-cell table:style-name="ce8" office:value-type="float" office:value="1372912">
            <text:p>1372912</text:p>
          </table:table-cell>
          <table:table-cell table:style-name="ce8" table:formula="of:=AND([.G341]=[.B341];[.H341]&gt;=[.C341];[.I341]&lt;=[.D341])" office:value-type="boolean" office:boolean-value="true">
            <text:p>TRUE</text:p>
          </table:table-cell>
          <table:table-cell table:style-name="ce8" table:formula="of:=IF([.J341];&quot;&quot;;MAX([.C341]-[.H341];[.I341]-[.D34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2]=[.B341];[.C342]=[.C341];[.D342]=[.D341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816">
            <text:p>1372816</text:p>
          </table:table-cell>
          <table:table-cell table:style-name="ce8" office:value-type="float" office:value="1372912">
            <text:p>1372912</text:p>
          </table:table-cell>
          <table:table-cell table:style-name="ce8" table:formula="of:=AND([.G342]=[.B342];[.H342]&gt;=[.C342];[.I342]&lt;=[.D342])" office:value-type="boolean" office:boolean-value="true">
            <text:p>TRUE</text:p>
          </table:table-cell>
          <table:table-cell table:style-name="ce8" table:formula="of:=IF([.J342];&quot;&quot;;MAX([.C342]-[.H342];[.I342]-[.D34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3]=[.B342];[.C343]=[.C342];[.D343]=[.D342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816">
            <text:p>1372816</text:p>
          </table:table-cell>
          <table:table-cell table:style-name="ce8" office:value-type="float" office:value="1372912">
            <text:p>1372912</text:p>
          </table:table-cell>
          <table:table-cell table:style-name="ce8" table:formula="of:=AND([.G343]=[.B343];[.H343]&gt;=[.C343];[.I343]&lt;=[.D343])" office:value-type="boolean" office:boolean-value="true">
            <text:p>TRUE</text:p>
          </table:table-cell>
          <table:table-cell table:style-name="ce8" table:formula="of:=IF([.J343];&quot;&quot;;MAX([.C343]-[.H343];[.I343]-[.D34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4]=[.B343];[.C344]=[.C343];[.D344]=[.D343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2816">
            <text:p>1372816</text:p>
          </table:table-cell>
          <table:table-cell table:style-name="ce8" office:value-type="float" office:value="1372912">
            <text:p>1372912</text:p>
          </table:table-cell>
          <table:table-cell table:style-name="ce8" table:formula="of:=AND([.G344]=[.B344];[.H344]&gt;=[.C344];[.I344]&lt;=[.D344])" office:value-type="boolean" office:boolean-value="true">
            <text:p>TRUE</text:p>
          </table:table-cell>
          <table:table-cell table:style-name="ce8" table:formula="of:=IF([.J344];&quot;&quot;;MAX([.C344]-[.H344];[.I344]-[.D34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5]=[.B344];[.C345]=[.C344];[.D345]=[.D344]);&quot;&quot;;&quot;new&quot;)">
            <text:p/>
          </table:table-cell>
          <table:table-cell table:style-name="ce3" office:value-type="string">
            <text:p>CCDS3519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394">
            <text:p>1374394</text:p>
          </table:table-cell>
          <table:table-cell table:style-name="ce8" table:formula="of:=AND([.G345]=[.B345];[.H345]&gt;=[.C345];[.I345]&lt;=[.D345])" office:value-type="boolean" office:boolean-value="true">
            <text:p>TRUE</text:p>
          </table:table-cell>
          <table:table-cell table:style-name="ce8" table:formula="of:=IF([.J345];&quot;&quot;;MAX([.C345]-[.H345];[.I345]-[.D34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6]=[.B345];[.C346]=[.C345];[.D346]=[.D345]);&quot;&quot;;&quot;new&quot;)">
            <text:p/>
          </table:table-cell>
          <table:table-cell table:style-name="ce3" office:value-type="string">
            <text:p>CCDS351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394">
            <text:p>1374394</text:p>
          </table:table-cell>
          <table:table-cell table:style-name="ce8" table:formula="of:=AND([.G346]=[.B346];[.H346]&gt;=[.C346];[.I346]&lt;=[.D346])" office:value-type="boolean" office:boolean-value="true">
            <text:p>TRUE</text:p>
          </table:table-cell>
          <table:table-cell table:style-name="ce8" table:formula="of:=IF([.J346];&quot;&quot;;MAX([.C346]-[.H346];[.I346]-[.D34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7]=[.B346];[.C347]=[.C346];[.D347]=[.D346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420">
            <text:p>1374420</text:p>
          </table:table-cell>
          <table:table-cell table:style-name="ce8" table:formula="of:=AND([.G347]=[.B347];[.H347]&gt;=[.C347];[.I347]&lt;=[.D347])" office:value-type="boolean" office:boolean-value="true">
            <text:p>TRUE</text:p>
          </table:table-cell>
          <table:table-cell table:style-name="ce8" table:formula="of:=IF([.J347];&quot;&quot;;MAX([.C347]-[.H347];[.I347]-[.D34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8]=[.B347];[.C348]=[.C347];[.D348]=[.D347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420">
            <text:p>1374420</text:p>
          </table:table-cell>
          <table:table-cell table:style-name="ce8" table:formula="of:=AND([.G348]=[.B348];[.H348]&gt;=[.C348];[.I348]&lt;=[.D348])" office:value-type="boolean" office:boolean-value="true">
            <text:p>TRUE</text:p>
          </table:table-cell>
          <table:table-cell table:style-name="ce8" table:formula="of:=IF([.J348];&quot;&quot;;MAX([.C348]-[.H348];[.I348]-[.D34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49]=[.B348];[.C349]=[.C348];[.D349]=[.D348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420">
            <text:p>1374420</text:p>
          </table:table-cell>
          <table:table-cell table:style-name="ce8" table:formula="of:=AND([.G349]=[.B349];[.H349]&gt;=[.C349];[.I349]&lt;=[.D349])" office:value-type="boolean" office:boolean-value="true">
            <text:p>TRUE</text:p>
          </table:table-cell>
          <table:table-cell table:style-name="ce8" table:formula="of:=IF([.J349];&quot;&quot;;MAX([.C349]-[.H349];[.I349]-[.D34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50]=[.B349];[.C350]=[.C349];[.D350]=[.D349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339">
            <text:p>1374339</text:p>
          </table:table-cell>
          <table:table-cell table:style-name="ce8" office:value-type="float" office:value="1374420">
            <text:p>1374420</text:p>
          </table:table-cell>
          <table:table-cell table:style-name="ce8" table:formula="of:=AND([.G350]=[.B350];[.H350]&gt;=[.C350];[.I350]&lt;=[.D350])" office:value-type="boolean" office:boolean-value="true">
            <text:p>TRUE</text:p>
          </table:table-cell>
          <table:table-cell table:style-name="ce8" table:formula="of:=IF([.J350];&quot;&quot;;MAX([.C350]-[.H350];[.I350]-[.D35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51]=[.B350];[.C351]=[.C350];[.D351]=[.D350]);&quot;&quot;;&quot;new&quot;)">
            <text:p/>
          </table:table-cell>
          <table:table-cell table:style-name="ce3" office:value-type="string">
            <text:p>CCDS5536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4521">
            <text:p>1374521</text:p>
          </table:table-cell>
          <table:table-cell table:style-name="ce8" office:value-type="float" office:value="1374628">
            <text:p>1374628</text:p>
          </table:table-cell>
          <table:table-cell table:style-name="ce8" table:formula="of:=AND([.G351]=[.B351];[.H351]&gt;=[.C351];[.I351]&lt;=[.D351])" office:value-type="boolean" office:boolean-value="true">
            <text:p>TRUE</text:p>
          </table:table-cell>
          <table:table-cell table:style-name="ce8" table:formula="of:=IF([.J351];&quot;&quot;;MAX([.C351]-[.H351];[.I351]-[.D35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52]=[.B351];[.C352]=[.C351];[.D352]=[.D351]);&quot;&quot;;&quot;new&quot;)">
            <text:p/>
          </table:table-cell>
          <table:table-cell table:style-name="ce3" office:value-type="string">
            <text:p>CCDS3519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8295">
            <text:p>1378295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352]=[.B352];[.H352]&gt;=[.C352];[.I352]&lt;=[.D352])" office:value-type="boolean" office:boolean-value="true">
            <text:p>TRUE</text:p>
          </table:table-cell>
          <table:table-cell table:style-name="ce8" table:formula="of:=IF([.J352];&quot;&quot;;MAX([.C352]-[.H352];[.I352]-[.D35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53]=[.B352];[.C353]=[.C352];[.D353]=[.D352]);&quot;&quot;;&quot;new&quot;)">
            <text:p/>
          </table:table-cell>
          <table:table-cell table:style-name="ce3" office:value-type="string">
            <text:p>CCDS5535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8295">
            <text:p>1378295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353]=[.B353];[.H353]&gt;=[.C353];[.I353]&lt;=[.D353])" office:value-type="boolean" office:boolean-value="true">
            <text:p>TRUE</text:p>
          </table:table-cell>
          <table:table-cell table:style-name="ce8" table:formula="of:=IF([.J353];&quot;&quot;;MAX([.C353]-[.H353];[.I353]-[.D35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54]=[.B353];[.C354]=[.C353];[.D354]=[.D353]);&quot;&quot;;&quot;new&quot;)">
            <text:p/>
          </table:table-cell>
          <table:table-cell table:style-name="ce3" office:value-type="string">
            <text:p>CCDS5536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8295">
            <text:p>1378295</text:p>
          </table:table-cell>
          <table:table-cell table:style-name="ce8" office:value-type="float" office:value="1378372">
            <text:p>1378372</text:p>
          </table:table-cell>
          <table:table-cell table:style-name="ce8" table:formula="of:=AND([.G354]=[.B354];[.H354]&gt;=[.C354];[.I354]&lt;=[.D354])" office:value-type="boolean" office:boolean-value="true">
            <text:p>TRUE</text:p>
          </table:table-cell>
          <table:table-cell table:style-name="ce8" table:formula="of:=IF([.J354];&quot;&quot;;MAX([.C354]-[.H354];[.I354]-[.D35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1438">
            <text:p>1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37693">
            <text:p>1337693</text:p>
          </table:table-cell>
          <table:table-cell table:style-name="ce8" office:value-type="float" office:value="1378828">
            <text:p>1378828</text:p>
          </table:table-cell>
          <table:table-cell table:style-name="ce13" table:formula="of:=IF(AND([.B355]=[.B354];[.C355]=[.C354];[.D355]=[.D354]);&quot;&quot;;&quot;new&quot;)">
            <text:p/>
          </table:table-cell>
          <table:table-cell table:style-name="ce3" office:value-type="string">
            <text:p>CCDS3519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378295">
            <text:p>1378295</text:p>
          </table:table-cell>
          <table:table-cell table:style-name="ce8" office:value-type="float" office:value="1378482">
            <text:p>1378482</text:p>
          </table:table-cell>
          <table:table-cell table:style-name="ce8" table:formula="of:=AND([.G355]=[.B355];[.H355]&gt;=[.C355];[.I355]&lt;=[.D355])" office:value-type="boolean" office:boolean-value="true">
            <text:p>TRUE</text:p>
          </table:table-cell>
          <table:table-cell table:style-name="ce8" table:formula="of:=IF([.J355];&quot;&quot;;MAX([.C355]-[.H355];[.I355]-[.D355]))">
            <text:p/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56]=[.B355];[.C356]=[.C355];[.D356]=[.D355]);&quot;&quot;;&quot;new&quot;)" office:value-type="string" office:string-value="new">
            <text:p>new</text:p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9082">
            <text:p>2139082</text:p>
          </table:table-cell>
          <table:table-cell table:style-name="ce7" office:value-type="float" office:value="2139270">
            <text:p>2139270</text:p>
          </table:table-cell>
          <table:table-cell table:style-name="ce7" table:formula="of:=AND([.G356]=[.B356];[.H356]&gt;=[.C356];[.I356]&lt;=[.D356])" office:value-type="boolean" office:boolean-value="true">
            <text:p>TRUE</text:p>
          </table:table-cell>
          <table:table-cell table:style-name="ce7" table:formula="of:=IF([.J356];&quot;&quot;;MAX([.C356]-[.H356];[.I356]-[.D356]))">
            <text:p/>
          </table:table-cell>
          <table:table-cell table:style-name="ce16" office:value-type="string">
            <text:p>two regions (X/Y) which each contain their respective transcripts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57]=[.B356];[.C357]=[.C356];[.D357]=[.D356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9082">
            <text:p>2139082</text:p>
          </table:table-cell>
          <table:table-cell table:style-name="ce7" office:value-type="float" office:value="2418966">
            <text:p>2418966</text:p>
          </table:table-cell>
          <table:table-cell table:style-name="ce7" table:formula="of:=AND([.G357]=[.B357];[.H357]&gt;=[.C357];[.I357]&lt;=[.D357])" office:value-type="boolean" office:boolean-value="true">
            <text:p>TRUE</text:p>
          </table:table-cell>
          <table:table-cell table:style-name="ce7" table:formula="of:=IF([.J357];&quot;&quot;;MAX([.C357]-[.H357];[.I357]-[.D35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58]=[.B357];[.C358]=[.C357];[.D358]=[.D357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61064">
            <text:p>2161064</text:p>
          </table:table-cell>
          <table:table-cell table:style-name="ce7" office:value-type="float" office:value="2161271">
            <text:p>2161271</text:p>
          </table:table-cell>
          <table:table-cell table:style-name="ce7" table:formula="of:=AND([.G358]=[.B358];[.H358]&gt;=[.C358];[.I358]&lt;=[.D358])" office:value-type="boolean" office:boolean-value="true">
            <text:p>TRUE</text:p>
          </table:table-cell>
          <table:table-cell table:style-name="ce7" table:formula="of:=IF([.J358];&quot;&quot;;MAX([.C358]-[.H358];[.I358]-[.D35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59]=[.B358];[.C359]=[.C358];[.D359]=[.D358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84781">
            <text:p>2184781</text:p>
          </table:table-cell>
          <table:table-cell table:style-name="ce7" office:value-type="float" office:value="2184988">
            <text:p>2184988</text:p>
          </table:table-cell>
          <table:table-cell table:style-name="ce7" table:formula="of:=AND([.G359]=[.B359];[.H359]&gt;=[.C359];[.I359]&lt;=[.D359])" office:value-type="boolean" office:boolean-value="true">
            <text:p>TRUE</text:p>
          </table:table-cell>
          <table:table-cell table:style-name="ce7" table:formula="of:=IF([.J359];&quot;&quot;;MAX([.C359]-[.H359];[.I359]-[.D35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0]=[.B359];[.C360]=[.C359];[.D360]=[.D359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209543">
            <text:p>2209543</text:p>
          </table:table-cell>
          <table:table-cell table:style-name="ce7" office:value-type="float" office:value="2209644">
            <text:p>2209644</text:p>
          </table:table-cell>
          <table:table-cell table:style-name="ce7" table:formula="of:=AND([.G360]=[.B360];[.H360]&gt;=[.C360];[.I360]&lt;=[.D360])" office:value-type="boolean" office:boolean-value="true">
            <text:p>TRUE</text:p>
          </table:table-cell>
          <table:table-cell table:style-name="ce7" table:formula="of:=IF([.J360];&quot;&quot;;MAX([.C360]-[.H360];[.I360]-[.D36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1]=[.B360];[.C361]=[.C360];[.D361]=[.D360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26786">
            <text:p>2326786</text:p>
          </table:table-cell>
          <table:table-cell table:style-name="ce7" office:value-type="float" office:value="2326854">
            <text:p>2326854</text:p>
          </table:table-cell>
          <table:table-cell table:style-name="ce7" table:formula="of:=AND([.G361]=[.B361];[.H361]&gt;=[.C361];[.I361]&lt;=[.D361])" office:value-type="boolean" office:boolean-value="true">
            <text:p>TRUE</text:p>
          </table:table-cell>
          <table:table-cell table:style-name="ce7" table:formula="of:=IF([.J361];&quot;&quot;;MAX([.C361]-[.H361];[.I361]-[.D36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2]=[.B361];[.C362]=[.C361];[.D362]=[.D361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43238">
            <text:p>2343238</text:p>
          </table:table-cell>
          <table:table-cell table:style-name="ce7" office:value-type="float" office:value="2343345">
            <text:p>2343345</text:p>
          </table:table-cell>
          <table:table-cell table:style-name="ce7" table:formula="of:=AND([.G362]=[.B362];[.H362]&gt;=[.C362];[.I362]&lt;=[.D362])" office:value-type="boolean" office:boolean-value="true">
            <text:p>TRUE</text:p>
          </table:table-cell>
          <table:table-cell table:style-name="ce7" table:formula="of:=IF([.J362];&quot;&quot;;MAX([.C362]-[.H362];[.I362]-[.D36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3]=[.B362];[.C363]=[.C362];[.D363]=[.D362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18858">
            <text:p>2418858</text:p>
          </table:table-cell>
          <table:table-cell table:style-name="ce7" office:value-type="float" office:value="2418966">
            <text:p>2418966</text:p>
          </table:table-cell>
          <table:table-cell table:style-name="ce7" table:formula="of:=AND([.G363]=[.B363];[.H363]&gt;=[.C363];[.I363]&lt;=[.D363])" office:value-type="boolean" office:boolean-value="true">
            <text:p>TRUE</text:p>
          </table:table-cell>
          <table:table-cell table:style-name="ce7" table:formula="of:=IF([.J363];&quot;&quot;;MAX([.C363]-[.H363];[.I363]-[.D36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4]=[.B363];[.C364]=[.C363];[.D364]=[.D363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9082">
            <text:p>2089082</text:p>
          </table:table-cell>
          <table:table-cell table:style-name="ce7" office:value-type="float" office:value="2089270">
            <text:p>2089270</text:p>
          </table:table-cell>
          <table:table-cell table:style-name="ce7" table:formula="of:=AND([.G364]=[.B364];[.H364]&gt;=[.C364];[.I364]&lt;=[.D364])" office:value-type="boolean" office:boolean-value="false">
            <text:p>FALSE</text:p>
          </table:table-cell>
          <table:table-cell table:style-name="ce7" table:formula="of:=IF([.J364];&quot;&quot;;MAX([.C364]-[.H364];[.I364]-[.D364]))" office:value-type="float" office:value="48465">
            <text:p>4846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5]=[.B364];[.C365]=[.C364];[.D365]=[.D364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9082">
            <text:p>2089082</text:p>
          </table:table-cell>
          <table:table-cell table:style-name="ce7" office:value-type="float" office:value="2368966">
            <text:p>2368966</text:p>
          </table:table-cell>
          <table:table-cell table:style-name="ce7" table:formula="of:=AND([.G365]=[.B365];[.H365]&gt;=[.C365];[.I365]&lt;=[.D365])" office:value-type="boolean" office:boolean-value="false">
            <text:p>FALSE</text:p>
          </table:table-cell>
          <table:table-cell table:style-name="ce7" table:formula="of:=IF([.J365];&quot;&quot;;MAX([.C365]-[.H365];[.I365]-[.D365]))" office:value-type="float" office:value="48465">
            <text:p>4846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6]=[.B365];[.C366]=[.C365];[.D366]=[.D365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111064">
            <text:p>2111064</text:p>
          </table:table-cell>
          <table:table-cell table:style-name="ce7" office:value-type="float" office:value="2111271">
            <text:p>2111271</text:p>
          </table:table-cell>
          <table:table-cell table:style-name="ce7" table:formula="of:=AND([.G366]=[.B366];[.H366]&gt;=[.C366];[.I366]&lt;=[.D366])" office:value-type="boolean" office:boolean-value="false">
            <text:p>FALSE</text:p>
          </table:table-cell>
          <table:table-cell table:style-name="ce7" table:formula="of:=IF([.J366];&quot;&quot;;MAX([.C366]-[.H366];[.I366]-[.D366]))" office:value-type="float" office:value="26483">
            <text:p>2648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7]=[.B366];[.C367]=[.C366];[.D367]=[.D366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134781">
            <text:p>2134781</text:p>
          </table:table-cell>
          <table:table-cell table:style-name="ce7" office:value-type="float" office:value="2134988">
            <text:p>2134988</text:p>
          </table:table-cell>
          <table:table-cell table:style-name="ce7" table:formula="of:=AND([.G367]=[.B367];[.H367]&gt;=[.C367];[.I367]&lt;=[.D367])" office:value-type="boolean" office:boolean-value="false">
            <text:p>FALSE</text:p>
          </table:table-cell>
          <table:table-cell table:style-name="ce7" table:formula="of:=IF([.J367];&quot;&quot;;MAX([.C367]-[.H367];[.I367]-[.D367]))" office:value-type="float" office:value="2766">
            <text:p>276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8]=[.B367];[.C368]=[.C367];[.D368]=[.D367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159543">
            <text:p>2159543</text:p>
          </table:table-cell>
          <table:table-cell table:style-name="ce7" office:value-type="float" office:value="2159644">
            <text:p>2159644</text:p>
          </table:table-cell>
          <table:table-cell table:style-name="ce7" table:formula="of:=AND([.G368]=[.B368];[.H368]&gt;=[.C368];[.I368]&lt;=[.D368])" office:value-type="boolean" office:boolean-value="false">
            <text:p>FALSE</text:p>
          </table:table-cell>
          <table:table-cell table:style-name="ce7" table:formula="of:=IF([.J368];&quot;&quot;;MAX([.C368]-[.H368];[.I368]-[.D368]))" office:value-type="float" office:value="-21996">
            <text:p>-2199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69]=[.B368];[.C369]=[.C368];[.D369]=[.D368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276786">
            <text:p>2276786</text:p>
          </table:table-cell>
          <table:table-cell table:style-name="ce7" office:value-type="float" office:value="2276854">
            <text:p>2276854</text:p>
          </table:table-cell>
          <table:table-cell table:style-name="ce7" table:formula="of:=AND([.G369]=[.B369];[.H369]&gt;=[.C369];[.I369]&lt;=[.D369])" office:value-type="boolean" office:boolean-value="false">
            <text:p>FALSE</text:p>
          </table:table-cell>
          <table:table-cell table:style-name="ce7" table:formula="of:=IF([.J369];&quot;&quot;;MAX([.C369]-[.H369];[.I369]-[.D369]))" office:value-type="float" office:value="-139239">
            <text:p>-13923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70]=[.B369];[.C370]=[.C369];[.D370]=[.D369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293238">
            <text:p>2293238</text:p>
          </table:table-cell>
          <table:table-cell table:style-name="ce7" office:value-type="float" office:value="2293345">
            <text:p>2293345</text:p>
          </table:table-cell>
          <table:table-cell table:style-name="ce7" table:formula="of:=AND([.G370]=[.B370];[.H370]&gt;=[.C370];[.I370]&lt;=[.D370])" office:value-type="boolean" office:boolean-value="false">
            <text:p>FALSE</text:p>
          </table:table-cell>
          <table:table-cell table:style-name="ce7" table:formula="of:=IF([.J370];&quot;&quot;;MAX([.C370]-[.H370];[.I370]-[.D370]))" office:value-type="float" office:value="-125670">
            <text:p>-1256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7547">
            <text:p>2137547</text:p>
          </table:table-cell>
          <table:table-cell table:style-name="ce7" office:value-type="float" office:value="2419015">
            <text:p>2419015</text:p>
          </table:table-cell>
          <table:table-cell table:style-name="ce12" table:formula="of:=IF(AND([.B371]=[.B370];[.C371]=[.C370];[.D371]=[.D370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368858">
            <text:p>2368858</text:p>
          </table:table-cell>
          <table:table-cell table:style-name="ce7" office:value-type="float" office:value="2368966">
            <text:p>2368966</text:p>
          </table:table-cell>
          <table:table-cell table:style-name="ce7" table:formula="of:=AND([.G371]=[.B371];[.H371]&gt;=[.C371];[.I371]&lt;=[.D371])" office:value-type="boolean" office:boolean-value="false">
            <text:p>FALSE</text:p>
          </table:table-cell>
          <table:table-cell table:style-name="ce7" table:formula="of:=IF([.J371];&quot;&quot;;MAX([.C371]-[.H371];[.I371]-[.D371]))" office:value-type="float" office:value="-50049">
            <text:p>-5004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72]=[.B371];[.C372]=[.C371];[.D372]=[.D371]);&quot;&quot;;&quot;new&quot;)" office:value-type="string" office:string-value="new">
            <text:p>new</text:p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9082">
            <text:p>2139082</text:p>
          </table:table-cell>
          <table:table-cell table:style-name="ce7" office:value-type="float" office:value="2139270">
            <text:p>2139270</text:p>
          </table:table-cell>
          <table:table-cell table:style-name="ce7" table:formula="of:=AND([.G372]=[.B372];[.H372]&gt;=[.C372];[.I372]&lt;=[.D372])" office:value-type="boolean" office:boolean-value="false">
            <text:p>FALSE</text:p>
          </table:table-cell>
          <table:table-cell table:style-name="ce7" table:formula="of:=IF([.J372];&quot;&quot;;MAX([.C372]-[.H372];[.I372]-[.D372]))" office:value-type="float" office:value="-51535">
            <text:p>-5153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73]=[.B372];[.C373]=[.C372];[.D373]=[.D372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39082">
            <text:p>2139082</text:p>
          </table:table-cell>
          <table:table-cell table:style-name="ce7" office:value-type="float" office:value="2418966">
            <text:p>2418966</text:p>
          </table:table-cell>
          <table:table-cell table:style-name="ce7" table:formula="of:=AND([.G373]=[.B373];[.H373]&gt;=[.C373];[.I373]&lt;=[.D373])" office:value-type="boolean" office:boolean-value="false">
            <text:p>FALSE</text:p>
          </table:table-cell>
          <table:table-cell table:style-name="ce7" table:formula="of:=IF([.J373];&quot;&quot;;MAX([.C373]-[.H373];[.I373]-[.D373]))" office:value-type="float" office:value="49951">
            <text:p>4995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74]=[.B373];[.C374]=[.C373];[.D374]=[.D373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61064">
            <text:p>2161064</text:p>
          </table:table-cell>
          <table:table-cell table:style-name="ce7" office:value-type="float" office:value="2161271">
            <text:p>2161271</text:p>
          </table:table-cell>
          <table:table-cell table:style-name="ce7" table:formula="of:=AND([.G374]=[.B374];[.H374]&gt;=[.C374];[.I374]&lt;=[.D374])" office:value-type="boolean" office:boolean-value="false">
            <text:p>FALSE</text:p>
          </table:table-cell>
          <table:table-cell table:style-name="ce7" table:formula="of:=IF([.J374];&quot;&quot;;MAX([.C374]-[.H374];[.I374]-[.D374]))" office:value-type="float" office:value="-73517">
            <text:p>-7351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75]=[.B374];[.C375]=[.C374];[.D375]=[.D374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84781">
            <text:p>2184781</text:p>
          </table:table-cell>
          <table:table-cell table:style-name="ce7" office:value-type="float" office:value="2184988">
            <text:p>2184988</text:p>
          </table:table-cell>
          <table:table-cell table:style-name="ce7" table:formula="of:=AND([.G375]=[.B375];[.H375]&gt;=[.C375];[.I375]&lt;=[.D375])" office:value-type="boolean" office:boolean-value="false">
            <text:p>FALSE</text:p>
          </table:table-cell>
          <table:table-cell table:style-name="ce7" table:formula="of:=IF([.J375];&quot;&quot;;MAX([.C375]-[.H375];[.I375]-[.D375]))" office:value-type="float" office:value="-97234">
            <text:p>-9723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76]=[.B375];[.C376]=[.C375];[.D376]=[.D375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209543">
            <text:p>2209543</text:p>
          </table:table-cell>
          <table:table-cell table:style-name="ce7" office:value-type="float" office:value="2209644">
            <text:p>2209644</text:p>
          </table:table-cell>
          <table:table-cell table:style-name="ce7" table:formula="of:=AND([.G376]=[.B376];[.H376]&gt;=[.C376];[.I376]&lt;=[.D376])" office:value-type="boolean" office:boolean-value="false">
            <text:p>FALSE</text:p>
          </table:table-cell>
          <table:table-cell table:style-name="ce7" table:formula="of:=IF([.J376];&quot;&quot;;MAX([.C376]-[.H376];[.I376]-[.D376]))" office:value-type="float" office:value="-121996">
            <text:p>-12199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77]=[.B376];[.C377]=[.C376];[.D377]=[.D376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26786">
            <text:p>2326786</text:p>
          </table:table-cell>
          <table:table-cell table:style-name="ce7" office:value-type="float" office:value="2326854">
            <text:p>2326854</text:p>
          </table:table-cell>
          <table:table-cell table:style-name="ce7" table:formula="of:=AND([.G377]=[.B377];[.H377]&gt;=[.C377];[.I377]&lt;=[.D377])" office:value-type="boolean" office:boolean-value="false">
            <text:p>FALSE</text:p>
          </table:table-cell>
          <table:table-cell table:style-name="ce7" table:formula="of:=IF([.J377];&quot;&quot;;MAX([.C377]-[.H377];[.I377]-[.D377]))" office:value-type="float" office:value="-42161">
            <text:p>-4216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78]=[.B377];[.C378]=[.C377];[.D378]=[.D377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343238">
            <text:p>2343238</text:p>
          </table:table-cell>
          <table:table-cell table:style-name="ce7" office:value-type="float" office:value="2343345">
            <text:p>2343345</text:p>
          </table:table-cell>
          <table:table-cell table:style-name="ce7" table:formula="of:=AND([.G378]=[.B378];[.H378]&gt;=[.C378];[.I378]&lt;=[.D378])" office:value-type="boolean" office:boolean-value="false">
            <text:p>FALSE</text:p>
          </table:table-cell>
          <table:table-cell table:style-name="ce7" table:formula="of:=IF([.J378];&quot;&quot;;MAX([.C378]-[.H378];[.I378]-[.D378]))" office:value-type="float" office:value="-25670">
            <text:p>-256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79]=[.B378];[.C379]=[.C378];[.D379]=[.D378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418858">
            <text:p>2418858</text:p>
          </table:table-cell>
          <table:table-cell table:style-name="ce7" office:value-type="float" office:value="2418966">
            <text:p>2418966</text:p>
          </table:table-cell>
          <table:table-cell table:style-name="ce7" table:formula="of:=AND([.G379]=[.B379];[.H379]&gt;=[.C379];[.I379]&lt;=[.D379])" office:value-type="boolean" office:boolean-value="false">
            <text:p>FALSE</text:p>
          </table:table-cell>
          <table:table-cell table:style-name="ce7" table:formula="of:=IF([.J379];&quot;&quot;;MAX([.C379]-[.H379];[.I379]-[.D379]))" office:value-type="float" office:value="49951">
            <text:p>4995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80]=[.B379];[.C380]=[.C379];[.D380]=[.D379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9082">
            <text:p>2089082</text:p>
          </table:table-cell>
          <table:table-cell table:style-name="ce7" office:value-type="float" office:value="2089270">
            <text:p>2089270</text:p>
          </table:table-cell>
          <table:table-cell table:style-name="ce7" table:formula="of:=AND([.G380]=[.B380];[.H380]&gt;=[.C380];[.I380]&lt;=[.D380])" office:value-type="boolean" office:boolean-value="true">
            <text:p>TRUE</text:p>
          </table:table-cell>
          <table:table-cell table:style-name="ce7" table:formula="of:=IF([.J380];&quot;&quot;;MAX([.C380]-[.H380];[.I380]-[.D38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81]=[.B380];[.C381]=[.C380];[.D381]=[.D380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9082">
            <text:p>2089082</text:p>
          </table:table-cell>
          <table:table-cell table:style-name="ce7" office:value-type="float" office:value="2368966">
            <text:p>2368966</text:p>
          </table:table-cell>
          <table:table-cell table:style-name="ce7" table:formula="of:=AND([.G381]=[.B381];[.H381]&gt;=[.C381];[.I381]&lt;=[.D381])" office:value-type="boolean" office:boolean-value="true">
            <text:p>TRUE</text:p>
          </table:table-cell>
          <table:table-cell table:style-name="ce7" table:formula="of:=IF([.J381];&quot;&quot;;MAX([.C381]-[.H381];[.I381]-[.D38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82]=[.B381];[.C382]=[.C381];[.D382]=[.D381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111064">
            <text:p>2111064</text:p>
          </table:table-cell>
          <table:table-cell table:style-name="ce7" office:value-type="float" office:value="2111271">
            <text:p>2111271</text:p>
          </table:table-cell>
          <table:table-cell table:style-name="ce7" table:formula="of:=AND([.G382]=[.B382];[.H382]&gt;=[.C382];[.I382]&lt;=[.D382])" office:value-type="boolean" office:boolean-value="true">
            <text:p>TRUE</text:p>
          </table:table-cell>
          <table:table-cell table:style-name="ce7" table:formula="of:=IF([.J382];&quot;&quot;;MAX([.C382]-[.H382];[.I382]-[.D38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83]=[.B382];[.C383]=[.C382];[.D383]=[.D382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134781">
            <text:p>2134781</text:p>
          </table:table-cell>
          <table:table-cell table:style-name="ce7" office:value-type="float" office:value="2134988">
            <text:p>2134988</text:p>
          </table:table-cell>
          <table:table-cell table:style-name="ce7" table:formula="of:=AND([.G383]=[.B383];[.H383]&gt;=[.C383];[.I383]&lt;=[.D383])" office:value-type="boolean" office:boolean-value="true">
            <text:p>TRUE</text:p>
          </table:table-cell>
          <table:table-cell table:style-name="ce7" table:formula="of:=IF([.J383];&quot;&quot;;MAX([.C383]-[.H383];[.I383]-[.D38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84]=[.B383];[.C384]=[.C383];[.D384]=[.D383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159543">
            <text:p>2159543</text:p>
          </table:table-cell>
          <table:table-cell table:style-name="ce7" office:value-type="float" office:value="2159644">
            <text:p>2159644</text:p>
          </table:table-cell>
          <table:table-cell table:style-name="ce7" table:formula="of:=AND([.G384]=[.B384];[.H384]&gt;=[.C384];[.I384]&lt;=[.D384])" office:value-type="boolean" office:boolean-value="true">
            <text:p>TRUE</text:p>
          </table:table-cell>
          <table:table-cell table:style-name="ce7" table:formula="of:=IF([.J384];&quot;&quot;;MAX([.C384]-[.H384];[.I384]-[.D38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85]=[.B384];[.C385]=[.C384];[.D385]=[.D384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276786">
            <text:p>2276786</text:p>
          </table:table-cell>
          <table:table-cell table:style-name="ce7" office:value-type="float" office:value="2276854">
            <text:p>2276854</text:p>
          </table:table-cell>
          <table:table-cell table:style-name="ce7" table:formula="of:=AND([.G385]=[.B385];[.H385]&gt;=[.C385];[.I385]&lt;=[.D385])" office:value-type="boolean" office:boolean-value="true">
            <text:p>TRUE</text:p>
          </table:table-cell>
          <table:table-cell table:style-name="ce7" table:formula="of:=IF([.J385];&quot;&quot;;MAX([.C385]-[.H385];[.I385]-[.D38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86]=[.B385];[.C386]=[.C385];[.D386]=[.D385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293238">
            <text:p>2293238</text:p>
          </table:table-cell>
          <table:table-cell table:style-name="ce7" office:value-type="float" office:value="2293345">
            <text:p>2293345</text:p>
          </table:table-cell>
          <table:table-cell table:style-name="ce7" table:formula="of:=AND([.G386]=[.B386];[.H386]&gt;=[.C386];[.I386]&lt;=[.D386])" office:value-type="boolean" office:boolean-value="true">
            <text:p>TRUE</text:p>
          </table:table-cell>
          <table:table-cell table:style-name="ce7" table:formula="of:=IF([.J386];&quot;&quot;;MAX([.C386]-[.H386];[.I386]-[.D38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07063">
            <text:p>2070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087547">
            <text:p>2087547</text:p>
          </table:table-cell>
          <table:table-cell table:style-name="ce7" office:value-type="float" office:value="2369015">
            <text:p>2369015</text:p>
          </table:table-cell>
          <table:table-cell table:style-name="ce12" table:formula="of:=IF(AND([.B387]=[.B386];[.C387]=[.C386];[.D387]=[.D386]);&quot;&quot;;&quot;new&quot;)">
            <text:p/>
          </table:table-cell>
          <table:table-cell table:style-name="ce2" office:value-type="string">
            <text:p>CCDS3519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368858">
            <text:p>2368858</text:p>
          </table:table-cell>
          <table:table-cell table:style-name="ce7" office:value-type="float" office:value="2368966">
            <text:p>2368966</text:p>
          </table:table-cell>
          <table:table-cell table:style-name="ce7" table:formula="of:=AND([.G387]=[.B387];[.H387]&gt;=[.C387];[.I387]&lt;=[.D387])" office:value-type="boolean" office:boolean-value="true">
            <text:p>TRUE</text:p>
          </table:table-cell>
          <table:table-cell table:style-name="ce7" table:formula="of:=IF([.J387];&quot;&quot;;MAX([.C387]-[.H387];[.I387]-[.D387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88]=[.B387];[.C388]=[.C387];[.D388]=[.D387]);&quot;&quot;;&quot;new&quot;)" office:value-type="string" office:string-value="new">
            <text:p>new</text:p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5102">
            <text:p>295102</text:p>
          </table:table-cell>
          <table:table-cell table:style-name="ce8" office:value-type="float" office:value="295252">
            <text:p>295252</text:p>
          </table:table-cell>
          <table:table-cell table:style-name="ce8" table:formula="of:=AND([.G388]=[.B388];[.H388]&gt;=[.C388];[.I388]&lt;=[.D388])" office:value-type="boolean" office:boolean-value="true">
            <text:p>TRUE</text:p>
          </table:table-cell>
          <table:table-cell table:style-name="ce8" table:formula="of:=IF([.J388];&quot;&quot;;MAX([.C388]-[.H388];[.I388]-[.D388]))">
            <text:p/>
          </table:table-cell>
          <table:table-cell table:style-name="ce17" office:value-type="string">
            <text:p>two regions (X/Y) which each contain their respective transcripts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89]=[.B388];[.C389]=[.C388];[.D389]=[.D388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5102">
            <text:p>295102</text:p>
          </table:table-cell>
          <table:table-cell table:style-name="ce8" office:value-type="float" office:value="347426">
            <text:p>347426</text:p>
          </table:table-cell>
          <table:table-cell table:style-name="ce8" table:formula="of:=AND([.G389]=[.B389];[.H389]&gt;=[.C389];[.I389]&lt;=[.D389])" office:value-type="boolean" office:boolean-value="true">
            <text:p>TRUE</text:p>
          </table:table-cell>
          <table:table-cell table:style-name="ce8" table:formula="of:=IF([.J389];&quot;&quot;;MAX([.C389]-[.H389];[.I389]-[.D38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0]=[.B389];[.C390]=[.C389];[.D390]=[.D389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9339">
            <text:p>299339</text:p>
          </table:table-cell>
          <table:table-cell table:style-name="ce8" office:value-type="float" office:value="299445">
            <text:p>299445</text:p>
          </table:table-cell>
          <table:table-cell table:style-name="ce8" table:formula="of:=AND([.G390]=[.B390];[.H390]&gt;=[.C390];[.I390]&lt;=[.D390])" office:value-type="boolean" office:boolean-value="true">
            <text:p>TRUE</text:p>
          </table:table-cell>
          <table:table-cell table:style-name="ce8" table:formula="of:=IF([.J390];&quot;&quot;;MAX([.C390]-[.H390];[.I390]-[.D39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1]=[.B390];[.C391]=[.C390];[.D391]=[.D390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9513">
            <text:p>299513</text:p>
          </table:table-cell>
          <table:table-cell table:style-name="ce8" office:value-type="float" office:value="299631">
            <text:p>299631</text:p>
          </table:table-cell>
          <table:table-cell table:style-name="ce8" table:formula="of:=AND([.G391]=[.B391];[.H391]&gt;=[.C391];[.I391]&lt;=[.D391])" office:value-type="boolean" office:boolean-value="true">
            <text:p>TRUE</text:p>
          </table:table-cell>
          <table:table-cell table:style-name="ce8" table:formula="of:=IF([.J391];&quot;&quot;;MAX([.C391]-[.H391];[.I391]-[.D39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2]=[.B391];[.C392]=[.C391];[.D392]=[.D391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1500">
            <text:p>301500</text:p>
          </table:table-cell>
          <table:table-cell table:style-name="ce8" office:value-type="float" office:value="301675">
            <text:p>301675</text:p>
          </table:table-cell>
          <table:table-cell table:style-name="ce8" table:formula="of:=AND([.G392]=[.B392];[.H392]&gt;=[.C392];[.I392]&lt;=[.D392])" office:value-type="boolean" office:boolean-value="true">
            <text:p>TRUE</text:p>
          </table:table-cell>
          <table:table-cell table:style-name="ce8" table:formula="of:=IF([.J392];&quot;&quot;;MAX([.C392]-[.H392];[.I392]-[.D39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3]=[.B392];[.C393]=[.C392];[.D393]=[.D392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2042">
            <text:p>302042</text:p>
          </table:table-cell>
          <table:table-cell table:style-name="ce8" office:value-type="float" office:value="302131">
            <text:p>302131</text:p>
          </table:table-cell>
          <table:table-cell table:style-name="ce8" table:formula="of:=AND([.G393]=[.B393];[.H393]&gt;=[.C393];[.I393]&lt;=[.D393])" office:value-type="boolean" office:boolean-value="true">
            <text:p>TRUE</text:p>
          </table:table-cell>
          <table:table-cell table:style-name="ce8" table:formula="of:=IF([.J393];&quot;&quot;;MAX([.C393]-[.H393];[.I393]-[.D39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4]=[.B393];[.C394]=[.C393];[.D394]=[.D393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2618">
            <text:p>302618</text:p>
          </table:table-cell>
          <table:table-cell table:style-name="ce8" office:value-type="float" office:value="302666">
            <text:p>302666</text:p>
          </table:table-cell>
          <table:table-cell table:style-name="ce8" table:formula="of:=AND([.G394]=[.B394];[.H394]&gt;=[.C394];[.I394]&lt;=[.D394])" office:value-type="boolean" office:boolean-value="true">
            <text:p>TRUE</text:p>
          </table:table-cell>
          <table:table-cell table:style-name="ce8" table:formula="of:=IF([.J394];&quot;&quot;;MAX([.C394]-[.H394];[.I394]-[.D39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5]=[.B394];[.C395]=[.C394];[.D395]=[.D394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6251">
            <text:p>306251</text:p>
          </table:table-cell>
          <table:table-cell table:style-name="ce8" office:value-type="float" office:value="306407">
            <text:p>306407</text:p>
          </table:table-cell>
          <table:table-cell table:style-name="ce8" table:formula="of:=AND([.G395]=[.B395];[.H395]&gt;=[.C395];[.I395]&lt;=[.D395])" office:value-type="boolean" office:boolean-value="true">
            <text:p>TRUE</text:p>
          </table:table-cell>
          <table:table-cell table:style-name="ce8" table:formula="of:=IF([.J395];&quot;&quot;;MAX([.C395]-[.H395];[.I395]-[.D39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6]=[.B395];[.C396]=[.C395];[.D396]=[.D395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6909">
            <text:p>306909</text:p>
          </table:table-cell>
          <table:table-cell table:style-name="ce8" office:value-type="float" office:value="306995">
            <text:p>306995</text:p>
          </table:table-cell>
          <table:table-cell table:style-name="ce8" table:formula="of:=AND([.G396]=[.B396];[.H396]&gt;=[.C396];[.I396]&lt;=[.D396])" office:value-type="boolean" office:boolean-value="true">
            <text:p>TRUE</text:p>
          </table:table-cell>
          <table:table-cell table:style-name="ce8" table:formula="of:=IF([.J396];&quot;&quot;;MAX([.C396]-[.H396];[.I396]-[.D39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7]=[.B396];[.C397]=[.C396];[.D397]=[.D396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7436">
            <text:p>307436</text:p>
          </table:table-cell>
          <table:table-cell table:style-name="ce8" office:value-type="float" office:value="307510">
            <text:p>307510</text:p>
          </table:table-cell>
          <table:table-cell table:style-name="ce8" table:formula="of:=AND([.G397]=[.B397];[.H397]&gt;=[.C397];[.I397]&lt;=[.D397])" office:value-type="boolean" office:boolean-value="true">
            <text:p>TRUE</text:p>
          </table:table-cell>
          <table:table-cell table:style-name="ce8" table:formula="of:=IF([.J397];&quot;&quot;;MAX([.C397]-[.H397];[.I397]-[.D39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8]=[.B397];[.C398]=[.C397];[.D398]=[.D397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7969">
            <text:p>307969</text:p>
          </table:table-cell>
          <table:table-cell table:style-name="ce8" office:value-type="float" office:value="308071">
            <text:p>308071</text:p>
          </table:table-cell>
          <table:table-cell table:style-name="ce8" table:formula="of:=AND([.G398]=[.B398];[.H398]&gt;=[.C398];[.I398]&lt;=[.D398])" office:value-type="boolean" office:boolean-value="true">
            <text:p>TRUE</text:p>
          </table:table-cell>
          <table:table-cell table:style-name="ce8" table:formula="of:=IF([.J398];&quot;&quot;;MAX([.C398]-[.H398];[.I398]-[.D39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399]=[.B398];[.C399]=[.C398];[.D399]=[.D398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8325">
            <text:p>308325</text:p>
          </table:table-cell>
          <table:table-cell table:style-name="ce8" office:value-type="float" office:value="308428">
            <text:p>308428</text:p>
          </table:table-cell>
          <table:table-cell table:style-name="ce8" table:formula="of:=AND([.G399]=[.B399];[.H399]&gt;=[.C399];[.I399]&lt;=[.D399])" office:value-type="boolean" office:boolean-value="true">
            <text:p>TRUE</text:p>
          </table:table-cell>
          <table:table-cell table:style-name="ce8" table:formula="of:=IF([.J399];&quot;&quot;;MAX([.C399]-[.H399];[.I399]-[.D39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0]=[.B399];[.C400]=[.C399];[.D400]=[.D399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22140">
            <text:p>322140</text:p>
          </table:table-cell>
          <table:table-cell table:style-name="ce8" office:value-type="float" office:value="322325">
            <text:p>322325</text:p>
          </table:table-cell>
          <table:table-cell table:style-name="ce8" table:formula="of:=AND([.G400]=[.B400];[.H400]&gt;=[.C400];[.I400]&lt;=[.D400])" office:value-type="boolean" office:boolean-value="true">
            <text:p>TRUE</text:p>
          </table:table-cell>
          <table:table-cell table:style-name="ce8" table:formula="of:=IF([.J400];&quot;&quot;;MAX([.C400]-[.H400];[.I400]-[.D40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1]=[.B400];[.C401]=[.C400];[.D401]=[.D400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47103">
            <text:p>347103</text:p>
          </table:table-cell>
          <table:table-cell table:style-name="ce8" office:value-type="float" office:value="347426">
            <text:p>347426</text:p>
          </table:table-cell>
          <table:table-cell table:style-name="ce8" table:formula="of:=AND([.G401]=[.B401];[.H401]&gt;=[.C401];[.I401]&lt;=[.D401])" office:value-type="boolean" office:boolean-value="true">
            <text:p>TRUE</text:p>
          </table:table-cell>
          <table:table-cell table:style-name="ce8" table:formula="of:=IF([.J401];&quot;&quot;;MAX([.C401]-[.H401];[.I401]-[.D40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2]=[.B401];[.C402]=[.C401];[.D402]=[.D401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5102">
            <text:p>245102</text:p>
          </table:table-cell>
          <table:table-cell table:style-name="ce8" office:value-type="float" office:value="245252">
            <text:p>245252</text:p>
          </table:table-cell>
          <table:table-cell table:style-name="ce8" table:formula="of:=AND([.G402]=[.B402];[.H402]&gt;=[.C402];[.I402]&lt;=[.D402])" office:value-type="boolean" office:boolean-value="false">
            <text:p>FALSE</text:p>
          </table:table-cell>
          <table:table-cell table:style-name="ce8" table:formula="of:=IF([.J402];&quot;&quot;;MAX([.C402]-[.H402];[.I402]-[.D402]))" office:value-type="float" office:value="49566">
            <text:p>4956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3]=[.B402];[.C403]=[.C402];[.D403]=[.D402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5102">
            <text:p>245102</text:p>
          </table:table-cell>
          <table:table-cell table:style-name="ce8" office:value-type="float" office:value="297426">
            <text:p>297426</text:p>
          </table:table-cell>
          <table:table-cell table:style-name="ce8" table:formula="of:=AND([.G403]=[.B403];[.H403]&gt;=[.C403];[.I403]&lt;=[.D403])" office:value-type="boolean" office:boolean-value="false">
            <text:p>FALSE</text:p>
          </table:table-cell>
          <table:table-cell table:style-name="ce8" table:formula="of:=IF([.J403];&quot;&quot;;MAX([.C403]-[.H403];[.I403]-[.D403]))" office:value-type="float" office:value="49566">
            <text:p>4956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4]=[.B403];[.C404]=[.C403];[.D404]=[.D403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9339">
            <text:p>249339</text:p>
          </table:table-cell>
          <table:table-cell table:style-name="ce8" office:value-type="float" office:value="249445">
            <text:p>249445</text:p>
          </table:table-cell>
          <table:table-cell table:style-name="ce8" table:formula="of:=AND([.G404]=[.B404];[.H404]&gt;=[.C404];[.I404]&lt;=[.D404])" office:value-type="boolean" office:boolean-value="false">
            <text:p>FALSE</text:p>
          </table:table-cell>
          <table:table-cell table:style-name="ce8" table:formula="of:=IF([.J404];&quot;&quot;;MAX([.C404]-[.H404];[.I404]-[.D404]))" office:value-type="float" office:value="45329">
            <text:p>4532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5]=[.B404];[.C405]=[.C404];[.D405]=[.D404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9513">
            <text:p>249513</text:p>
          </table:table-cell>
          <table:table-cell table:style-name="ce8" office:value-type="float" office:value="249631">
            <text:p>249631</text:p>
          </table:table-cell>
          <table:table-cell table:style-name="ce8" table:formula="of:=AND([.G405]=[.B405];[.H405]&gt;=[.C405];[.I405]&lt;=[.D405])" office:value-type="boolean" office:boolean-value="false">
            <text:p>FALSE</text:p>
          </table:table-cell>
          <table:table-cell table:style-name="ce8" table:formula="of:=IF([.J405];&quot;&quot;;MAX([.C405]-[.H405];[.I405]-[.D405]))" office:value-type="float" office:value="45155">
            <text:p>4515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6]=[.B405];[.C406]=[.C405];[.D406]=[.D405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1500">
            <text:p>251500</text:p>
          </table:table-cell>
          <table:table-cell table:style-name="ce8" office:value-type="float" office:value="251675">
            <text:p>251675</text:p>
          </table:table-cell>
          <table:table-cell table:style-name="ce8" table:formula="of:=AND([.G406]=[.B406];[.H406]&gt;=[.C406];[.I406]&lt;=[.D406])" office:value-type="boolean" office:boolean-value="false">
            <text:p>FALSE</text:p>
          </table:table-cell>
          <table:table-cell table:style-name="ce8" table:formula="of:=IF([.J406];&quot;&quot;;MAX([.C406]-[.H406];[.I406]-[.D406]))" office:value-type="float" office:value="43168">
            <text:p>4316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7]=[.B406];[.C407]=[.C406];[.D407]=[.D406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2042">
            <text:p>252042</text:p>
          </table:table-cell>
          <table:table-cell table:style-name="ce8" office:value-type="float" office:value="252131">
            <text:p>252131</text:p>
          </table:table-cell>
          <table:table-cell table:style-name="ce8" table:formula="of:=AND([.G407]=[.B407];[.H407]&gt;=[.C407];[.I407]&lt;=[.D407])" office:value-type="boolean" office:boolean-value="false">
            <text:p>FALSE</text:p>
          </table:table-cell>
          <table:table-cell table:style-name="ce8" table:formula="of:=IF([.J407];&quot;&quot;;MAX([.C407]-[.H407];[.I407]-[.D407]))" office:value-type="float" office:value="42626">
            <text:p>426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8]=[.B407];[.C408]=[.C407];[.D408]=[.D407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2618">
            <text:p>252618</text:p>
          </table:table-cell>
          <table:table-cell table:style-name="ce8" office:value-type="float" office:value="252666">
            <text:p>252666</text:p>
          </table:table-cell>
          <table:table-cell table:style-name="ce8" table:formula="of:=AND([.G408]=[.B408];[.H408]&gt;=[.C408];[.I408]&lt;=[.D408])" office:value-type="boolean" office:boolean-value="false">
            <text:p>FALSE</text:p>
          </table:table-cell>
          <table:table-cell table:style-name="ce8" table:formula="of:=IF([.J408];&quot;&quot;;MAX([.C408]-[.H408];[.I408]-[.D408]))" office:value-type="float" office:value="42050">
            <text:p>4205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09]=[.B408];[.C409]=[.C408];[.D409]=[.D408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6251">
            <text:p>256251</text:p>
          </table:table-cell>
          <table:table-cell table:style-name="ce8" office:value-type="float" office:value="256407">
            <text:p>256407</text:p>
          </table:table-cell>
          <table:table-cell table:style-name="ce8" table:formula="of:=AND([.G409]=[.B409];[.H409]&gt;=[.C409];[.I409]&lt;=[.D409])" office:value-type="boolean" office:boolean-value="false">
            <text:p>FALSE</text:p>
          </table:table-cell>
          <table:table-cell table:style-name="ce8" table:formula="of:=IF([.J409];&quot;&quot;;MAX([.C409]-[.H409];[.I409]-[.D409]))" office:value-type="float" office:value="38417">
            <text:p>3841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10]=[.B409];[.C410]=[.C409];[.D410]=[.D409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6909">
            <text:p>256909</text:p>
          </table:table-cell>
          <table:table-cell table:style-name="ce8" office:value-type="float" office:value="256995">
            <text:p>256995</text:p>
          </table:table-cell>
          <table:table-cell table:style-name="ce8" table:formula="of:=AND([.G410]=[.B410];[.H410]&gt;=[.C410];[.I410]&lt;=[.D410])" office:value-type="boolean" office:boolean-value="false">
            <text:p>FALSE</text:p>
          </table:table-cell>
          <table:table-cell table:style-name="ce8" table:formula="of:=IF([.J410];&quot;&quot;;MAX([.C410]-[.H410];[.I410]-[.D410]))" office:value-type="float" office:value="37759">
            <text:p>3775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11]=[.B410];[.C411]=[.C410];[.D411]=[.D410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7436">
            <text:p>257436</text:p>
          </table:table-cell>
          <table:table-cell table:style-name="ce8" office:value-type="float" office:value="257510">
            <text:p>257510</text:p>
          </table:table-cell>
          <table:table-cell table:style-name="ce8" table:formula="of:=AND([.G411]=[.B411];[.H411]&gt;=[.C411];[.I411]&lt;=[.D411])" office:value-type="boolean" office:boolean-value="false">
            <text:p>FALSE</text:p>
          </table:table-cell>
          <table:table-cell table:style-name="ce8" table:formula="of:=IF([.J411];&quot;&quot;;MAX([.C411]-[.H411];[.I411]-[.D411]))" office:value-type="float" office:value="37232">
            <text:p>3723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12]=[.B411];[.C412]=[.C411];[.D412]=[.D411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7969">
            <text:p>257969</text:p>
          </table:table-cell>
          <table:table-cell table:style-name="ce8" office:value-type="float" office:value="258071">
            <text:p>258071</text:p>
          </table:table-cell>
          <table:table-cell table:style-name="ce8" table:formula="of:=AND([.G412]=[.B412];[.H412]&gt;=[.C412];[.I412]&lt;=[.D412])" office:value-type="boolean" office:boolean-value="false">
            <text:p>FALSE</text:p>
          </table:table-cell>
          <table:table-cell table:style-name="ce8" table:formula="of:=IF([.J412];&quot;&quot;;MAX([.C412]-[.H412];[.I412]-[.D412]))" office:value-type="float" office:value="36699">
            <text:p>3669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13]=[.B412];[.C413]=[.C412];[.D413]=[.D412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8325">
            <text:p>258325</text:p>
          </table:table-cell>
          <table:table-cell table:style-name="ce8" office:value-type="float" office:value="258428">
            <text:p>258428</text:p>
          </table:table-cell>
          <table:table-cell table:style-name="ce8" table:formula="of:=AND([.G413]=[.B413];[.H413]&gt;=[.C413];[.I413]&lt;=[.D413])" office:value-type="boolean" office:boolean-value="false">
            <text:p>FALSE</text:p>
          </table:table-cell>
          <table:table-cell table:style-name="ce8" table:formula="of:=IF([.J413];&quot;&quot;;MAX([.C413]-[.H413];[.I413]-[.D413]))" office:value-type="float" office:value="36343">
            <text:p>3634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14]=[.B413];[.C414]=[.C413];[.D414]=[.D413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72140">
            <text:p>272140</text:p>
          </table:table-cell>
          <table:table-cell table:style-name="ce8" office:value-type="float" office:value="272325">
            <text:p>272325</text:p>
          </table:table-cell>
          <table:table-cell table:style-name="ce8" table:formula="of:=AND([.G414]=[.B414];[.H414]&gt;=[.C414];[.I414]&lt;=[.D414])" office:value-type="boolean" office:boolean-value="false">
            <text:p>FALSE</text:p>
          </table:table-cell>
          <table:table-cell table:style-name="ce8" table:formula="of:=IF([.J414];&quot;&quot;;MAX([.C414]-[.H414];[.I414]-[.D414]))" office:value-type="float" office:value="22528">
            <text:p>2252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4668">
            <text:p>294668</text:p>
          </table:table-cell>
          <table:table-cell table:style-name="ce8" office:value-type="float" office:value="347690">
            <text:p>347690</text:p>
          </table:table-cell>
          <table:table-cell table:style-name="ce13" table:formula="of:=IF(AND([.B415]=[.B414];[.C415]=[.C414];[.D415]=[.D414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97103">
            <text:p>297103</text:p>
          </table:table-cell>
          <table:table-cell table:style-name="ce8" office:value-type="float" office:value="297426">
            <text:p>297426</text:p>
          </table:table-cell>
          <table:table-cell table:style-name="ce8" table:formula="of:=AND([.G415]=[.B415];[.H415]&gt;=[.C415];[.I415]&lt;=[.D415])" office:value-type="boolean" office:boolean-value="false">
            <text:p>FALSE</text:p>
          </table:table-cell>
          <table:table-cell table:style-name="ce8" table:formula="of:=IF([.J415];&quot;&quot;;MAX([.C415]-[.H415];[.I415]-[.D415]))" office:value-type="float" office:value="-2435">
            <text:p>-243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16]=[.B415];[.C416]=[.C415];[.D416]=[.D415]);&quot;&quot;;&quot;new&quot;)" office:value-type="string" office:string-value="new">
            <text:p>new</text:p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5102">
            <text:p>295102</text:p>
          </table:table-cell>
          <table:table-cell table:style-name="ce8" office:value-type="float" office:value="295252">
            <text:p>295252</text:p>
          </table:table-cell>
          <table:table-cell table:style-name="ce8" table:formula="of:=AND([.G416]=[.B416];[.H416]&gt;=[.C416];[.I416]&lt;=[.D416])" office:value-type="boolean" office:boolean-value="false">
            <text:p>FALSE</text:p>
          </table:table-cell>
          <table:table-cell table:style-name="ce8" table:formula="of:=IF([.J416];&quot;&quot;;MAX([.C416]-[.H416];[.I416]-[.D416]))" office:value-type="float" office:value="-2438">
            <text:p>-243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17]=[.B416];[.C417]=[.C416];[.D417]=[.D416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5102">
            <text:p>295102</text:p>
          </table:table-cell>
          <table:table-cell table:style-name="ce8" office:value-type="float" office:value="347426">
            <text:p>347426</text:p>
          </table:table-cell>
          <table:table-cell table:style-name="ce8" table:formula="of:=AND([.G417]=[.B417];[.H417]&gt;=[.C417];[.I417]&lt;=[.D417])" office:value-type="boolean" office:boolean-value="false">
            <text:p>FALSE</text:p>
          </table:table-cell>
          <table:table-cell table:style-name="ce8" table:formula="of:=IF([.J417];&quot;&quot;;MAX([.C417]-[.H417];[.I417]-[.D417]))" office:value-type="float" office:value="49736">
            <text:p>4973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18]=[.B417];[.C418]=[.C417];[.D418]=[.D417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9339">
            <text:p>299339</text:p>
          </table:table-cell>
          <table:table-cell table:style-name="ce8" office:value-type="float" office:value="299445">
            <text:p>299445</text:p>
          </table:table-cell>
          <table:table-cell table:style-name="ce8" table:formula="of:=AND([.G418]=[.B418];[.H418]&gt;=[.C418];[.I418]&lt;=[.D418])" office:value-type="boolean" office:boolean-value="false">
            <text:p>FALSE</text:p>
          </table:table-cell>
          <table:table-cell table:style-name="ce8" table:formula="of:=IF([.J418];&quot;&quot;;MAX([.C418]-[.H418];[.I418]-[.D418]))" office:value-type="float" office:value="1755">
            <text:p>175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19]=[.B418];[.C419]=[.C418];[.D419]=[.D418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99513">
            <text:p>299513</text:p>
          </table:table-cell>
          <table:table-cell table:style-name="ce8" office:value-type="float" office:value="299631">
            <text:p>299631</text:p>
          </table:table-cell>
          <table:table-cell table:style-name="ce8" table:formula="of:=AND([.G419]=[.B419];[.H419]&gt;=[.C419];[.I419]&lt;=[.D419])" office:value-type="boolean" office:boolean-value="false">
            <text:p>FALSE</text:p>
          </table:table-cell>
          <table:table-cell table:style-name="ce8" table:formula="of:=IF([.J419];&quot;&quot;;MAX([.C419]-[.H419];[.I419]-[.D419]))" office:value-type="float" office:value="1941">
            <text:p>194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0]=[.B419];[.C420]=[.C419];[.D420]=[.D419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1500">
            <text:p>301500</text:p>
          </table:table-cell>
          <table:table-cell table:style-name="ce8" office:value-type="float" office:value="301675">
            <text:p>301675</text:p>
          </table:table-cell>
          <table:table-cell table:style-name="ce8" table:formula="of:=AND([.G420]=[.B420];[.H420]&gt;=[.C420];[.I420]&lt;=[.D420])" office:value-type="boolean" office:boolean-value="false">
            <text:p>FALSE</text:p>
          </table:table-cell>
          <table:table-cell table:style-name="ce8" table:formula="of:=IF([.J420];&quot;&quot;;MAX([.C420]-[.H420];[.I420]-[.D420]))" office:value-type="float" office:value="3985">
            <text:p>39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1]=[.B420];[.C421]=[.C420];[.D421]=[.D420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2042">
            <text:p>302042</text:p>
          </table:table-cell>
          <table:table-cell table:style-name="ce8" office:value-type="float" office:value="302131">
            <text:p>302131</text:p>
          </table:table-cell>
          <table:table-cell table:style-name="ce8" table:formula="of:=AND([.G421]=[.B421];[.H421]&gt;=[.C421];[.I421]&lt;=[.D421])" office:value-type="boolean" office:boolean-value="false">
            <text:p>FALSE</text:p>
          </table:table-cell>
          <table:table-cell table:style-name="ce8" table:formula="of:=IF([.J421];&quot;&quot;;MAX([.C421]-[.H421];[.I421]-[.D421]))" office:value-type="float" office:value="4441">
            <text:p>444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2]=[.B421];[.C422]=[.C421];[.D422]=[.D421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2618">
            <text:p>302618</text:p>
          </table:table-cell>
          <table:table-cell table:style-name="ce8" office:value-type="float" office:value="302666">
            <text:p>302666</text:p>
          </table:table-cell>
          <table:table-cell table:style-name="ce8" table:formula="of:=AND([.G422]=[.B422];[.H422]&gt;=[.C422];[.I422]&lt;=[.D422])" office:value-type="boolean" office:boolean-value="false">
            <text:p>FALSE</text:p>
          </table:table-cell>
          <table:table-cell table:style-name="ce8" table:formula="of:=IF([.J422];&quot;&quot;;MAX([.C422]-[.H422];[.I422]-[.D422]))" office:value-type="float" office:value="4976">
            <text:p>497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3]=[.B422];[.C423]=[.C422];[.D423]=[.D422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6251">
            <text:p>306251</text:p>
          </table:table-cell>
          <table:table-cell table:style-name="ce8" office:value-type="float" office:value="306407">
            <text:p>306407</text:p>
          </table:table-cell>
          <table:table-cell table:style-name="ce8" table:formula="of:=AND([.G423]=[.B423];[.H423]&gt;=[.C423];[.I423]&lt;=[.D423])" office:value-type="boolean" office:boolean-value="false">
            <text:p>FALSE</text:p>
          </table:table-cell>
          <table:table-cell table:style-name="ce8" table:formula="of:=IF([.J423];&quot;&quot;;MAX([.C423]-[.H423];[.I423]-[.D423]))" office:value-type="float" office:value="8717">
            <text:p>871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4]=[.B423];[.C424]=[.C423];[.D424]=[.D423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6909">
            <text:p>306909</text:p>
          </table:table-cell>
          <table:table-cell table:style-name="ce8" office:value-type="float" office:value="306995">
            <text:p>306995</text:p>
          </table:table-cell>
          <table:table-cell table:style-name="ce8" table:formula="of:=AND([.G424]=[.B424];[.H424]&gt;=[.C424];[.I424]&lt;=[.D424])" office:value-type="boolean" office:boolean-value="false">
            <text:p>FALSE</text:p>
          </table:table-cell>
          <table:table-cell table:style-name="ce8" table:formula="of:=IF([.J424];&quot;&quot;;MAX([.C424]-[.H424];[.I424]-[.D424]))" office:value-type="float" office:value="9305">
            <text:p>930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5]=[.B424];[.C425]=[.C424];[.D425]=[.D424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7436">
            <text:p>307436</text:p>
          </table:table-cell>
          <table:table-cell table:style-name="ce8" office:value-type="float" office:value="307510">
            <text:p>307510</text:p>
          </table:table-cell>
          <table:table-cell table:style-name="ce8" table:formula="of:=AND([.G425]=[.B425];[.H425]&gt;=[.C425];[.I425]&lt;=[.D425])" office:value-type="boolean" office:boolean-value="false">
            <text:p>FALSE</text:p>
          </table:table-cell>
          <table:table-cell table:style-name="ce8" table:formula="of:=IF([.J425];&quot;&quot;;MAX([.C425]-[.H425];[.I425]-[.D425]))" office:value-type="float" office:value="9820">
            <text:p>982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6]=[.B425];[.C426]=[.C425];[.D426]=[.D425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7969">
            <text:p>307969</text:p>
          </table:table-cell>
          <table:table-cell table:style-name="ce8" office:value-type="float" office:value="308071">
            <text:p>308071</text:p>
          </table:table-cell>
          <table:table-cell table:style-name="ce8" table:formula="of:=AND([.G426]=[.B426];[.H426]&gt;=[.C426];[.I426]&lt;=[.D426])" office:value-type="boolean" office:boolean-value="false">
            <text:p>FALSE</text:p>
          </table:table-cell>
          <table:table-cell table:style-name="ce8" table:formula="of:=IF([.J426];&quot;&quot;;MAX([.C426]-[.H426];[.I426]-[.D426]))" office:value-type="float" office:value="10381">
            <text:p>1038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7]=[.B426];[.C427]=[.C426];[.D427]=[.D426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08325">
            <text:p>308325</text:p>
          </table:table-cell>
          <table:table-cell table:style-name="ce8" office:value-type="float" office:value="308428">
            <text:p>308428</text:p>
          </table:table-cell>
          <table:table-cell table:style-name="ce8" table:formula="of:=AND([.G427]=[.B427];[.H427]&gt;=[.C427];[.I427]&lt;=[.D427])" office:value-type="boolean" office:boolean-value="false">
            <text:p>FALSE</text:p>
          </table:table-cell>
          <table:table-cell table:style-name="ce8" table:formula="of:=IF([.J427];&quot;&quot;;MAX([.C427]-[.H427];[.I427]-[.D427]))" office:value-type="float" office:value="10738">
            <text:p>1073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8]=[.B427];[.C428]=[.C427];[.D428]=[.D427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22140">
            <text:p>322140</text:p>
          </table:table-cell>
          <table:table-cell table:style-name="ce8" office:value-type="float" office:value="322325">
            <text:p>322325</text:p>
          </table:table-cell>
          <table:table-cell table:style-name="ce8" table:formula="of:=AND([.G428]=[.B428];[.H428]&gt;=[.C428];[.I428]&lt;=[.D428])" office:value-type="boolean" office:boolean-value="false">
            <text:p>FALSE</text:p>
          </table:table-cell>
          <table:table-cell table:style-name="ce8" table:formula="of:=IF([.J428];&quot;&quot;;MAX([.C428]-[.H428];[.I428]-[.D428]))" office:value-type="float" office:value="24635">
            <text:p>2463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29]=[.B428];[.C429]=[.C428];[.D429]=[.D428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47103">
            <text:p>347103</text:p>
          </table:table-cell>
          <table:table-cell table:style-name="ce8" office:value-type="float" office:value="347426">
            <text:p>347426</text:p>
          </table:table-cell>
          <table:table-cell table:style-name="ce8" table:formula="of:=AND([.G429]=[.B429];[.H429]&gt;=[.C429];[.I429]&lt;=[.D429])" office:value-type="boolean" office:boolean-value="false">
            <text:p>FALSE</text:p>
          </table:table-cell>
          <table:table-cell table:style-name="ce8" table:formula="of:=IF([.J429];&quot;&quot;;MAX([.C429]-[.H429];[.I429]-[.D429]))" office:value-type="float" office:value="49736">
            <text:p>4973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0]=[.B429];[.C430]=[.C429];[.D430]=[.D429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5102">
            <text:p>245102</text:p>
          </table:table-cell>
          <table:table-cell table:style-name="ce8" office:value-type="float" office:value="245252">
            <text:p>245252</text:p>
          </table:table-cell>
          <table:table-cell table:style-name="ce8" table:formula="of:=AND([.G430]=[.B430];[.H430]&gt;=[.C430];[.I430]&lt;=[.D430])" office:value-type="boolean" office:boolean-value="true">
            <text:p>TRUE</text:p>
          </table:table-cell>
          <table:table-cell table:style-name="ce8" table:formula="of:=IF([.J430];&quot;&quot;;MAX([.C430]-[.H430];[.I430]-[.D43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1]=[.B430];[.C431]=[.C430];[.D431]=[.D430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5102">
            <text:p>245102</text:p>
          </table:table-cell>
          <table:table-cell table:style-name="ce8" office:value-type="float" office:value="297426">
            <text:p>297426</text:p>
          </table:table-cell>
          <table:table-cell table:style-name="ce8" table:formula="of:=AND([.G431]=[.B431];[.H431]&gt;=[.C431];[.I431]&lt;=[.D431])" office:value-type="boolean" office:boolean-value="true">
            <text:p>TRUE</text:p>
          </table:table-cell>
          <table:table-cell table:style-name="ce8" table:formula="of:=IF([.J431];&quot;&quot;;MAX([.C431]-[.H431];[.I431]-[.D43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2]=[.B431];[.C432]=[.C431];[.D432]=[.D431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9339">
            <text:p>249339</text:p>
          </table:table-cell>
          <table:table-cell table:style-name="ce8" office:value-type="float" office:value="249445">
            <text:p>249445</text:p>
          </table:table-cell>
          <table:table-cell table:style-name="ce8" table:formula="of:=AND([.G432]=[.B432];[.H432]&gt;=[.C432];[.I432]&lt;=[.D432])" office:value-type="boolean" office:boolean-value="true">
            <text:p>TRUE</text:p>
          </table:table-cell>
          <table:table-cell table:style-name="ce8" table:formula="of:=IF([.J432];&quot;&quot;;MAX([.C432]-[.H432];[.I432]-[.D43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3]=[.B432];[.C433]=[.C432];[.D433]=[.D432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9513">
            <text:p>249513</text:p>
          </table:table-cell>
          <table:table-cell table:style-name="ce8" office:value-type="float" office:value="249631">
            <text:p>249631</text:p>
          </table:table-cell>
          <table:table-cell table:style-name="ce8" table:formula="of:=AND([.G433]=[.B433];[.H433]&gt;=[.C433];[.I433]&lt;=[.D433])" office:value-type="boolean" office:boolean-value="true">
            <text:p>TRUE</text:p>
          </table:table-cell>
          <table:table-cell table:style-name="ce8" table:formula="of:=IF([.J433];&quot;&quot;;MAX([.C433]-[.H433];[.I433]-[.D43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4]=[.B433];[.C434]=[.C433];[.D434]=[.D433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1500">
            <text:p>251500</text:p>
          </table:table-cell>
          <table:table-cell table:style-name="ce8" office:value-type="float" office:value="251675">
            <text:p>251675</text:p>
          </table:table-cell>
          <table:table-cell table:style-name="ce8" table:formula="of:=AND([.G434]=[.B434];[.H434]&gt;=[.C434];[.I434]&lt;=[.D434])" office:value-type="boolean" office:boolean-value="true">
            <text:p>TRUE</text:p>
          </table:table-cell>
          <table:table-cell table:style-name="ce8" table:formula="of:=IF([.J434];&quot;&quot;;MAX([.C434]-[.H434];[.I434]-[.D43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5]=[.B434];[.C435]=[.C434];[.D435]=[.D434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2042">
            <text:p>252042</text:p>
          </table:table-cell>
          <table:table-cell table:style-name="ce8" office:value-type="float" office:value="252131">
            <text:p>252131</text:p>
          </table:table-cell>
          <table:table-cell table:style-name="ce8" table:formula="of:=AND([.G435]=[.B435];[.H435]&gt;=[.C435];[.I435]&lt;=[.D435])" office:value-type="boolean" office:boolean-value="true">
            <text:p>TRUE</text:p>
          </table:table-cell>
          <table:table-cell table:style-name="ce8" table:formula="of:=IF([.J435];&quot;&quot;;MAX([.C435]-[.H435];[.I435]-[.D43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6]=[.B435];[.C436]=[.C435];[.D436]=[.D435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2618">
            <text:p>252618</text:p>
          </table:table-cell>
          <table:table-cell table:style-name="ce8" office:value-type="float" office:value="252666">
            <text:p>252666</text:p>
          </table:table-cell>
          <table:table-cell table:style-name="ce8" table:formula="of:=AND([.G436]=[.B436];[.H436]&gt;=[.C436];[.I436]&lt;=[.D436])" office:value-type="boolean" office:boolean-value="true">
            <text:p>TRUE</text:p>
          </table:table-cell>
          <table:table-cell table:style-name="ce8" table:formula="of:=IF([.J436];&quot;&quot;;MAX([.C436]-[.H436];[.I436]-[.D43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7]=[.B436];[.C437]=[.C436];[.D437]=[.D436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6251">
            <text:p>256251</text:p>
          </table:table-cell>
          <table:table-cell table:style-name="ce8" office:value-type="float" office:value="256407">
            <text:p>256407</text:p>
          </table:table-cell>
          <table:table-cell table:style-name="ce8" table:formula="of:=AND([.G437]=[.B437];[.H437]&gt;=[.C437];[.I437]&lt;=[.D437])" office:value-type="boolean" office:boolean-value="true">
            <text:p>TRUE</text:p>
          </table:table-cell>
          <table:table-cell table:style-name="ce8" table:formula="of:=IF([.J437];&quot;&quot;;MAX([.C437]-[.H437];[.I437]-[.D43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8]=[.B437];[.C438]=[.C437];[.D438]=[.D437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6909">
            <text:p>256909</text:p>
          </table:table-cell>
          <table:table-cell table:style-name="ce8" office:value-type="float" office:value="256995">
            <text:p>256995</text:p>
          </table:table-cell>
          <table:table-cell table:style-name="ce8" table:formula="of:=AND([.G438]=[.B438];[.H438]&gt;=[.C438];[.I438]&lt;=[.D438])" office:value-type="boolean" office:boolean-value="true">
            <text:p>TRUE</text:p>
          </table:table-cell>
          <table:table-cell table:style-name="ce8" table:formula="of:=IF([.J438];&quot;&quot;;MAX([.C438]-[.H438];[.I438]-[.D43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39]=[.B438];[.C439]=[.C438];[.D439]=[.D438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7436">
            <text:p>257436</text:p>
          </table:table-cell>
          <table:table-cell table:style-name="ce8" office:value-type="float" office:value="257510">
            <text:p>257510</text:p>
          </table:table-cell>
          <table:table-cell table:style-name="ce8" table:formula="of:=AND([.G439]=[.B439];[.H439]&gt;=[.C439];[.I439]&lt;=[.D439])" office:value-type="boolean" office:boolean-value="true">
            <text:p>TRUE</text:p>
          </table:table-cell>
          <table:table-cell table:style-name="ce8" table:formula="of:=IF([.J439];&quot;&quot;;MAX([.C439]-[.H439];[.I439]-[.D43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40]=[.B439];[.C440]=[.C439];[.D440]=[.D439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7969">
            <text:p>257969</text:p>
          </table:table-cell>
          <table:table-cell table:style-name="ce8" office:value-type="float" office:value="258071">
            <text:p>258071</text:p>
          </table:table-cell>
          <table:table-cell table:style-name="ce8" table:formula="of:=AND([.G440]=[.B440];[.H440]&gt;=[.C440];[.I440]&lt;=[.D440])" office:value-type="boolean" office:boolean-value="true">
            <text:p>TRUE</text:p>
          </table:table-cell>
          <table:table-cell table:style-name="ce8" table:formula="of:=IF([.J440];&quot;&quot;;MAX([.C440]-[.H440];[.I440]-[.D44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41]=[.B440];[.C441]=[.C440];[.D441]=[.D440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8325">
            <text:p>258325</text:p>
          </table:table-cell>
          <table:table-cell table:style-name="ce8" office:value-type="float" office:value="258428">
            <text:p>258428</text:p>
          </table:table-cell>
          <table:table-cell table:style-name="ce8" table:formula="of:=AND([.G441]=[.B441];[.H441]&gt;=[.C441];[.I441]&lt;=[.D441])" office:value-type="boolean" office:boolean-value="true">
            <text:p>TRUE</text:p>
          </table:table-cell>
          <table:table-cell table:style-name="ce8" table:formula="of:=IF([.J441];&quot;&quot;;MAX([.C441]-[.H441];[.I441]-[.D44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42]=[.B441];[.C442]=[.C441];[.D442]=[.D441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72140">
            <text:p>272140</text:p>
          </table:table-cell>
          <table:table-cell table:style-name="ce8" office:value-type="float" office:value="272325">
            <text:p>272325</text:p>
          </table:table-cell>
          <table:table-cell table:style-name="ce8" table:formula="of:=AND([.G442]=[.B442];[.H442]&gt;=[.C442];[.I442]&lt;=[.D442])" office:value-type="boolean" office:boolean-value="true">
            <text:p>TRUE</text:p>
          </table:table-cell>
          <table:table-cell table:style-name="ce8" table:formula="of:=IF([.J442];&quot;&quot;;MAX([.C442]-[.H442];[.I442]-[.D44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8227">
            <text:p>282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44668">
            <text:p>244668</text:p>
          </table:table-cell>
          <table:table-cell table:style-name="ce8" office:value-type="float" office:value="297690">
            <text:p>297690</text:p>
          </table:table-cell>
          <table:table-cell table:style-name="ce13" table:formula="of:=IF(AND([.B443]=[.B442];[.C443]=[.C442];[.D443]=[.D442]);&quot;&quot;;&quot;new&quot;)">
            <text:p/>
          </table:table-cell>
          <table:table-cell table:style-name="ce3" office:value-type="string">
            <text:p>CCDS1410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97103">
            <text:p>297103</text:p>
          </table:table-cell>
          <table:table-cell table:style-name="ce8" office:value-type="float" office:value="297426">
            <text:p>297426</text:p>
          </table:table-cell>
          <table:table-cell table:style-name="ce8" table:formula="of:=AND([.G443]=[.B443];[.H443]&gt;=[.C443];[.I443]&lt;=[.D443])" office:value-type="boolean" office:boolean-value="true">
            <text:p>TRUE</text:p>
          </table:table-cell>
          <table:table-cell table:style-name="ce8" table:formula="of:=IF([.J443];&quot;&quot;;MAX([.C443]-[.H443];[.I443]-[.D443]))">
            <text:p/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286530">
            <text:p>28653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81465">
            <text:p>1581465</text:p>
          </table:table-cell>
          <table:table-cell table:style-name="ce7" office:value-type="float" office:value="1656037">
            <text:p>1656037</text:p>
          </table:table-cell>
          <table:table-cell table:style-name="ce12" table:formula="of:=IF(AND([.B444]=[.B443];[.C444]=[.C443];[.D444]=[.D443]);&quot;&quot;;&quot;new&quot;)" office:value-type="string" office:string-value="new">
            <text:p>new</text:p>
          </table:table-cell>
          <table:table-cell table:style-name="ce2" office:value-type="string">
            <text:p>CCDS1411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84372">
            <text:p>1584372</text:p>
          </table:table-cell>
          <table:table-cell table:style-name="ce7" office:value-type="float" office:value="1585451">
            <text:p>1585451</text:p>
          </table:table-cell>
          <table:table-cell table:style-name="ce7" table:formula="of:=AND([.G444]=[.B444];[.H444]&gt;=[.C444];[.I444]&lt;=[.D444])" office:value-type="boolean" office:boolean-value="true">
            <text:p>TRUE</text:p>
          </table:table-cell>
          <table:table-cell table:style-name="ce7" table:formula="of:=IF([.J444];&quot;&quot;;MAX([.C444]-[.H444];[.I444]-[.D444]))">
            <text:p/>
          </table:table-cell>
          <table:table-cell table:style-name="ce16" office:value-type="string">
            <text:p>two regions (X/Y) which each contain their respective transcripts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286530">
            <text:p>28653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81465">
            <text:p>1581465</text:p>
          </table:table-cell>
          <table:table-cell table:style-name="ce7" office:value-type="float" office:value="1656037">
            <text:p>1656037</text:p>
          </table:table-cell>
          <table:table-cell table:style-name="ce12" table:formula="of:=IF(AND([.B445]=[.B444];[.C445]=[.C444];[.D445]=[.D444]);&quot;&quot;;&quot;new&quot;)">
            <text:p/>
          </table:table-cell>
          <table:table-cell table:style-name="ce2" office:value-type="string">
            <text:p>CCDS1411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84372">
            <text:p>1584372</text:p>
          </table:table-cell>
          <table:table-cell table:style-name="ce7" office:value-type="float" office:value="1585451">
            <text:p>1585451</text:p>
          </table:table-cell>
          <table:table-cell table:style-name="ce7" table:formula="of:=AND([.G445]=[.B445];[.H445]&gt;=[.C445];[.I445]&lt;=[.D445])" office:value-type="boolean" office:boolean-value="true">
            <text:p>TRUE</text:p>
          </table:table-cell>
          <table:table-cell table:style-name="ce7" table:formula="of:=IF([.J445];&quot;&quot;;MAX([.C445]-[.H445];[.I445]-[.D44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86530">
            <text:p>28653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81465">
            <text:p>1581465</text:p>
          </table:table-cell>
          <table:table-cell table:style-name="ce7" office:value-type="float" office:value="1656037">
            <text:p>1656037</text:p>
          </table:table-cell>
          <table:table-cell table:style-name="ce12" table:formula="of:=IF(AND([.B446]=[.B445];[.C446]=[.C445];[.D446]=[.D445]);&quot;&quot;;&quot;new&quot;)">
            <text:p/>
          </table:table-cell>
          <table:table-cell table:style-name="ce2" office:value-type="string">
            <text:p>CCDS1411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34372">
            <text:p>1534372</text:p>
          </table:table-cell>
          <table:table-cell table:style-name="ce7" office:value-type="float" office:value="1535451">
            <text:p>1535451</text:p>
          </table:table-cell>
          <table:table-cell table:style-name="ce7" table:formula="of:=AND([.G446]=[.B446];[.H446]&gt;=[.C446];[.I446]&lt;=[.D446])" office:value-type="boolean" office:boolean-value="false">
            <text:p>FALSE</text:p>
          </table:table-cell>
          <table:table-cell table:style-name="ce7" table:formula="of:=IF([.J446];&quot;&quot;;MAX([.C446]-[.H446];[.I446]-[.D446]))" office:value-type="float" office:value="47093">
            <text:p>4709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86530">
            <text:p>286530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81465">
            <text:p>1581465</text:p>
          </table:table-cell>
          <table:table-cell table:style-name="ce7" office:value-type="float" office:value="1656037">
            <text:p>1656037</text:p>
          </table:table-cell>
          <table:table-cell table:style-name="ce12" table:formula="of:=IF(AND([.B447]=[.B446];[.C447]=[.C446];[.D447]=[.D446]);&quot;&quot;;&quot;new&quot;)">
            <text:p/>
          </table:table-cell>
          <table:table-cell table:style-name="ce2" office:value-type="string">
            <text:p>CCDS1411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34372">
            <text:p>1534372</text:p>
          </table:table-cell>
          <table:table-cell table:style-name="ce7" office:value-type="float" office:value="1535451">
            <text:p>1535451</text:p>
          </table:table-cell>
          <table:table-cell table:style-name="ce7" table:formula="of:=AND([.G447]=[.B447];[.H447]&gt;=[.C447];[.I447]&lt;=[.D447])" office:value-type="boolean" office:boolean-value="false">
            <text:p>FALSE</text:p>
          </table:table-cell>
          <table:table-cell table:style-name="ce7" table:formula="of:=IF([.J447];&quot;&quot;;MAX([.C447]-[.H447];[.I447]-[.D447]))" office:value-type="float" office:value="47093">
            <text:p>4709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86530">
            <text:p>28653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31465">
            <text:p>1531465</text:p>
          </table:table-cell>
          <table:table-cell table:style-name="ce7" office:value-type="float" office:value="1606037">
            <text:p>1606037</text:p>
          </table:table-cell>
          <table:table-cell table:style-name="ce12" table:formula="of:=IF(AND([.B448]=[.B447];[.C448]=[.C447];[.D448]=[.D447]);&quot;&quot;;&quot;new&quot;)" office:value-type="string" office:string-value="new">
            <text:p>new</text:p>
          </table:table-cell>
          <table:table-cell table:style-name="ce2" office:value-type="string">
            <text:p>CCDS1411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84372">
            <text:p>1584372</text:p>
          </table:table-cell>
          <table:table-cell table:style-name="ce7" office:value-type="float" office:value="1585451">
            <text:p>1585451</text:p>
          </table:table-cell>
          <table:table-cell table:style-name="ce7" table:formula="of:=AND([.G448]=[.B448];[.H448]&gt;=[.C448];[.I448]&lt;=[.D448])" office:value-type="boolean" office:boolean-value="false">
            <text:p>FALSE</text:p>
          </table:table-cell>
          <table:table-cell table:style-name="ce7" table:formula="of:=IF([.J448];&quot;&quot;;MAX([.C448]-[.H448];[.I448]-[.D448]))" office:value-type="float" office:value="-20586">
            <text:p>-2058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86530">
            <text:p>28653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31465">
            <text:p>1531465</text:p>
          </table:table-cell>
          <table:table-cell table:style-name="ce7" office:value-type="float" office:value="1606037">
            <text:p>1606037</text:p>
          </table:table-cell>
          <table:table-cell table:style-name="ce12" table:formula="of:=IF(AND([.B449]=[.B448];[.C449]=[.C448];[.D449]=[.D448]);&quot;&quot;;&quot;new&quot;)">
            <text:p/>
          </table:table-cell>
          <table:table-cell table:style-name="ce2" office:value-type="string">
            <text:p>CCDS14115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84372">
            <text:p>1584372</text:p>
          </table:table-cell>
          <table:table-cell table:style-name="ce7" office:value-type="float" office:value="1585451">
            <text:p>1585451</text:p>
          </table:table-cell>
          <table:table-cell table:style-name="ce7" table:formula="of:=AND([.G449]=[.B449];[.H449]&gt;=[.C449];[.I449]&lt;=[.D449])" office:value-type="boolean" office:boolean-value="false">
            <text:p>FALSE</text:p>
          </table:table-cell>
          <table:table-cell table:style-name="ce7" table:formula="of:=IF([.J449];&quot;&quot;;MAX([.C449]-[.H449];[.I449]-[.D449]))" office:value-type="float" office:value="-20586">
            <text:p>-2058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86530">
            <text:p>28653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31465">
            <text:p>1531465</text:p>
          </table:table-cell>
          <table:table-cell table:style-name="ce7" office:value-type="float" office:value="1606037">
            <text:p>1606037</text:p>
          </table:table-cell>
          <table:table-cell table:style-name="ce12" table:formula="of:=IF(AND([.B450]=[.B449];[.C450]=[.C449];[.D450]=[.D449]);&quot;&quot;;&quot;new&quot;)">
            <text:p/>
          </table:table-cell>
          <table:table-cell table:style-name="ce2" office:value-type="string">
            <text:p>CCDS1411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34372">
            <text:p>1534372</text:p>
          </table:table-cell>
          <table:table-cell table:style-name="ce7" office:value-type="float" office:value="1535451">
            <text:p>1535451</text:p>
          </table:table-cell>
          <table:table-cell table:style-name="ce7" table:formula="of:=AND([.G450]=[.B450];[.H450]&gt;=[.C450];[.I450]&lt;=[.D450])" office:value-type="boolean" office:boolean-value="true">
            <text:p>TRUE</text:p>
          </table:table-cell>
          <table:table-cell table:style-name="ce7" table:formula="of:=IF([.J450];&quot;&quot;;MAX([.C450]-[.H450];[.I450]-[.D45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286530">
            <text:p>28653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31465">
            <text:p>1531465</text:p>
          </table:table-cell>
          <table:table-cell table:style-name="ce7" office:value-type="float" office:value="1606037">
            <text:p>1606037</text:p>
          </table:table-cell>
          <table:table-cell table:style-name="ce12" table:formula="of:=IF(AND([.B451]=[.B450];[.C451]=[.C450];[.D451]=[.D450]);&quot;&quot;;&quot;new&quot;)">
            <text:p/>
          </table:table-cell>
          <table:table-cell table:style-name="ce2" office:value-type="string">
            <text:p>CCDS1411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34372">
            <text:p>1534372</text:p>
          </table:table-cell>
          <table:table-cell table:style-name="ce7" office:value-type="float" office:value="1535451">
            <text:p>1535451</text:p>
          </table:table-cell>
          <table:table-cell table:style-name="ce7" table:formula="of:=AND([.G451]=[.B451];[.H451]&gt;=[.C451];[.I451]&lt;=[.D451])" office:value-type="boolean" office:boolean-value="true">
            <text:p>TRUE</text:p>
          </table:table-cell>
          <table:table-cell table:style-name="ce7" table:formula="of:=IF([.J451];&quot;&quot;;MAX([.C451]-[.H451];[.I451]-[.D451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52]=[.B451];[.C452]=[.C451];[.D452]=[.D451]);&quot;&quot;;&quot;new&quot;)" office:value-type="string" office:string-value="new">
            <text:p>new</text:p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495">
            <text:p>1505495</text:p>
          </table:table-cell>
          <table:table-cell table:style-name="ce8" office:value-type="float" office:value="1505652">
            <text:p>1505652</text:p>
          </table:table-cell>
          <table:table-cell table:style-name="ce8" table:formula="of:=AND([.G452]=[.B452];[.H452]&gt;=[.C452];[.I452]&lt;=[.D452])" office:value-type="boolean" office:boolean-value="true">
            <text:p>TRUE</text:p>
          </table:table-cell>
          <table:table-cell table:style-name="ce8" table:formula="of:=IF([.J452];&quot;&quot;;MAX([.C452]-[.H452];[.I452]-[.D452]))">
            <text:p/>
          </table:table-cell>
          <table:table-cell table:style-name="ce17" office:value-type="string">
            <text:p>two regions (X/Y) which each contain their respective transcripts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53]=[.B452];[.C453]=[.C452];[.D453]=[.D452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495">
            <text:p>1505495</text:p>
          </table:table-cell>
          <table:table-cell table:style-name="ce8" office:value-type="float" office:value="1510902">
            <text:p>1510902</text:p>
          </table:table-cell>
          <table:table-cell table:style-name="ce8" table:formula="of:=AND([.G453]=[.B453];[.H453]&gt;=[.C453];[.I453]&lt;=[.D453])" office:value-type="boolean" office:boolean-value="true">
            <text:p>TRUE</text:p>
          </table:table-cell>
          <table:table-cell table:style-name="ce8" table:formula="of:=IF([.J453];&quot;&quot;;MAX([.C453]-[.H453];[.I453]-[.D45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54]=[.B453];[.C454]=[.C453];[.D454]=[.D453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6172">
            <text:p>1506172</text:p>
          </table:table-cell>
          <table:table-cell table:style-name="ce8" office:value-type="float" office:value="1506312">
            <text:p>1506312</text:p>
          </table:table-cell>
          <table:table-cell table:style-name="ce8" table:formula="of:=AND([.G454]=[.B454];[.H454]&gt;=[.C454];[.I454]&lt;=[.D454])" office:value-type="boolean" office:boolean-value="true">
            <text:p>TRUE</text:p>
          </table:table-cell>
          <table:table-cell table:style-name="ce8" table:formula="of:=IF([.J454];&quot;&quot;;MAX([.C454]-[.H454];[.I454]-[.D45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55]=[.B454];[.C455]=[.C454];[.D455]=[.D454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8134">
            <text:p>1508134</text:p>
          </table:table-cell>
          <table:table-cell table:style-name="ce8" office:value-type="float" office:value="1508620">
            <text:p>1508620</text:p>
          </table:table-cell>
          <table:table-cell table:style-name="ce8" table:formula="of:=AND([.G455]=[.B455];[.H455]&gt;=[.C455];[.I455]&lt;=[.D455])" office:value-type="boolean" office:boolean-value="true">
            <text:p>TRUE</text:p>
          </table:table-cell>
          <table:table-cell table:style-name="ce8" table:formula="of:=IF([.J455];&quot;&quot;;MAX([.C455]-[.H455];[.I455]-[.D45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56]=[.B455];[.C456]=[.C455];[.D456]=[.D455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10792">
            <text:p>1510792</text:p>
          </table:table-cell>
          <table:table-cell table:style-name="ce8" office:value-type="float" office:value="1510902">
            <text:p>1510902</text:p>
          </table:table-cell>
          <table:table-cell table:style-name="ce8" table:formula="of:=AND([.G456]=[.B456];[.H456]&gt;=[.C456];[.I456]&lt;=[.D456])" office:value-type="boolean" office:boolean-value="true">
            <text:p>TRUE</text:p>
          </table:table-cell>
          <table:table-cell table:style-name="ce8" table:formula="of:=IF([.J456];&quot;&quot;;MAX([.C456]-[.H456];[.I456]-[.D45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57]=[.B456];[.C457]=[.C456];[.D457]=[.D456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495">
            <text:p>1455495</text:p>
          </table:table-cell>
          <table:table-cell table:style-name="ce8" office:value-type="float" office:value="1455652">
            <text:p>1455652</text:p>
          </table:table-cell>
          <table:table-cell table:style-name="ce8" table:formula="of:=AND([.G457]=[.B457];[.H457]&gt;=[.C457];[.I457]&lt;=[.D457])" office:value-type="boolean" office:boolean-value="false">
            <text:p>FALSE</text:p>
          </table:table-cell>
          <table:table-cell table:style-name="ce8" table:formula="of:=IF([.J457];&quot;&quot;;MAX([.C457]-[.H457];[.I457]-[.D457]))" office:value-type="float" office:value="49550">
            <text:p>4955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58]=[.B457];[.C458]=[.C457];[.D458]=[.D457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495">
            <text:p>1455495</text:p>
          </table:table-cell>
          <table:table-cell table:style-name="ce8" office:value-type="float" office:value="1460902">
            <text:p>1460902</text:p>
          </table:table-cell>
          <table:table-cell table:style-name="ce8" table:formula="of:=AND([.G458]=[.B458];[.H458]&gt;=[.C458];[.I458]&lt;=[.D458])" office:value-type="boolean" office:boolean-value="false">
            <text:p>FALSE</text:p>
          </table:table-cell>
          <table:table-cell table:style-name="ce8" table:formula="of:=IF([.J458];&quot;&quot;;MAX([.C458]-[.H458];[.I458]-[.D458]))" office:value-type="float" office:value="49550">
            <text:p>4955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59]=[.B458];[.C459]=[.C458];[.D459]=[.D458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6172">
            <text:p>1456172</text:p>
          </table:table-cell>
          <table:table-cell table:style-name="ce8" office:value-type="float" office:value="1456312">
            <text:p>1456312</text:p>
          </table:table-cell>
          <table:table-cell table:style-name="ce8" table:formula="of:=AND([.G459]=[.B459];[.H459]&gt;=[.C459];[.I459]&lt;=[.D459])" office:value-type="boolean" office:boolean-value="false">
            <text:p>FALSE</text:p>
          </table:table-cell>
          <table:table-cell table:style-name="ce8" table:formula="of:=IF([.J459];&quot;&quot;;MAX([.C459]-[.H459];[.I459]-[.D459]))" office:value-type="float" office:value="48873">
            <text:p>488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60]=[.B459];[.C460]=[.C459];[.D460]=[.D459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8134">
            <text:p>1458134</text:p>
          </table:table-cell>
          <table:table-cell table:style-name="ce8" office:value-type="float" office:value="1458620">
            <text:p>1458620</text:p>
          </table:table-cell>
          <table:table-cell table:style-name="ce8" table:formula="of:=AND([.G460]=[.B460];[.H460]&gt;=[.C460];[.I460]&lt;=[.D460])" office:value-type="boolean" office:boolean-value="false">
            <text:p>FALSE</text:p>
          </table:table-cell>
          <table:table-cell table:style-name="ce8" table:formula="of:=IF([.J460];&quot;&quot;;MAX([.C460]-[.H460];[.I460]-[.D460]))" office:value-type="float" office:value="46911">
            <text:p>4691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045">
            <text:p>1505045</text:p>
          </table:table-cell>
          <table:table-cell table:style-name="ce8" office:value-type="float" office:value="1511039">
            <text:p>1511039</text:p>
          </table:table-cell>
          <table:table-cell table:style-name="ce13" table:formula="of:=IF(AND([.B461]=[.B460];[.C461]=[.C460];[.D461]=[.D460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60792">
            <text:p>1460792</text:p>
          </table:table-cell>
          <table:table-cell table:style-name="ce8" office:value-type="float" office:value="1460902">
            <text:p>1460902</text:p>
          </table:table-cell>
          <table:table-cell table:style-name="ce8" table:formula="of:=AND([.G461]=[.B461];[.H461]&gt;=[.C461];[.I461]&lt;=[.D461])" office:value-type="boolean" office:boolean-value="false">
            <text:p>FALSE</text:p>
          </table:table-cell>
          <table:table-cell table:style-name="ce8" table:formula="of:=IF([.J461];&quot;&quot;;MAX([.C461]-[.H461];[.I461]-[.D461]))" office:value-type="float" office:value="44253">
            <text:p>4425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62]=[.B461];[.C462]=[.C461];[.D462]=[.D461]);&quot;&quot;;&quot;new&quot;)" office:value-type="string" office:string-value="new">
            <text:p>new</text:p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495">
            <text:p>1505495</text:p>
          </table:table-cell>
          <table:table-cell table:style-name="ce8" office:value-type="float" office:value="1505652">
            <text:p>1505652</text:p>
          </table:table-cell>
          <table:table-cell table:style-name="ce8" table:formula="of:=AND([.G462]=[.B462];[.H462]&gt;=[.C462];[.I462]&lt;=[.D462])" office:value-type="boolean" office:boolean-value="false">
            <text:p>FALSE</text:p>
          </table:table-cell>
          <table:table-cell table:style-name="ce8" table:formula="of:=IF([.J462];&quot;&quot;;MAX([.C462]-[.H462];[.I462]-[.D462]))" office:value-type="float" office:value="44613">
            <text:p>4461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63]=[.B462];[.C463]=[.C462];[.D463]=[.D462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5495">
            <text:p>1505495</text:p>
          </table:table-cell>
          <table:table-cell table:style-name="ce8" office:value-type="float" office:value="1510902">
            <text:p>1510902</text:p>
          </table:table-cell>
          <table:table-cell table:style-name="ce8" table:formula="of:=AND([.G463]=[.B463];[.H463]&gt;=[.C463];[.I463]&lt;=[.D463])" office:value-type="boolean" office:boolean-value="false">
            <text:p>FALSE</text:p>
          </table:table-cell>
          <table:table-cell table:style-name="ce8" table:formula="of:=IF([.J463];&quot;&quot;;MAX([.C463]-[.H463];[.I463]-[.D463]))" office:value-type="float" office:value="49863">
            <text:p>498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64]=[.B463];[.C464]=[.C463];[.D464]=[.D463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6172">
            <text:p>1506172</text:p>
          </table:table-cell>
          <table:table-cell table:style-name="ce8" office:value-type="float" office:value="1506312">
            <text:p>1506312</text:p>
          </table:table-cell>
          <table:table-cell table:style-name="ce8" table:formula="of:=AND([.G464]=[.B464];[.H464]&gt;=[.C464];[.I464]&lt;=[.D464])" office:value-type="boolean" office:boolean-value="false">
            <text:p>FALSE</text:p>
          </table:table-cell>
          <table:table-cell table:style-name="ce8" table:formula="of:=IF([.J464];&quot;&quot;;MAX([.C464]-[.H464];[.I464]-[.D464]))" office:value-type="float" office:value="45273">
            <text:p>4527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65]=[.B464];[.C465]=[.C464];[.D465]=[.D464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08134">
            <text:p>1508134</text:p>
          </table:table-cell>
          <table:table-cell table:style-name="ce8" office:value-type="float" office:value="1508620">
            <text:p>1508620</text:p>
          </table:table-cell>
          <table:table-cell table:style-name="ce8" table:formula="of:=AND([.G465]=[.B465];[.H465]&gt;=[.C465];[.I465]&lt;=[.D465])" office:value-type="boolean" office:boolean-value="false">
            <text:p>FALSE</text:p>
          </table:table-cell>
          <table:table-cell table:style-name="ce8" table:formula="of:=IF([.J465];&quot;&quot;;MAX([.C465]-[.H465];[.I465]-[.D465]))" office:value-type="float" office:value="47581">
            <text:p>4758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66]=[.B465];[.C466]=[.C465];[.D466]=[.D465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10792">
            <text:p>1510792</text:p>
          </table:table-cell>
          <table:table-cell table:style-name="ce8" office:value-type="float" office:value="1510902">
            <text:p>1510902</text:p>
          </table:table-cell>
          <table:table-cell table:style-name="ce8" table:formula="of:=AND([.G466]=[.B466];[.H466]&gt;=[.C466];[.I466]&lt;=[.D466])" office:value-type="boolean" office:boolean-value="false">
            <text:p>FALSE</text:p>
          </table:table-cell>
          <table:table-cell table:style-name="ce8" table:formula="of:=IF([.J466];&quot;&quot;;MAX([.C466]-[.H466];[.I466]-[.D466]))" office:value-type="float" office:value="49863">
            <text:p>498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67]=[.B466];[.C467]=[.C466];[.D467]=[.D466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495">
            <text:p>1455495</text:p>
          </table:table-cell>
          <table:table-cell table:style-name="ce8" office:value-type="float" office:value="1455652">
            <text:p>1455652</text:p>
          </table:table-cell>
          <table:table-cell table:style-name="ce8" table:formula="of:=AND([.G467]=[.B467];[.H467]&gt;=[.C467];[.I467]&lt;=[.D467])" office:value-type="boolean" office:boolean-value="true">
            <text:p>TRUE</text:p>
          </table:table-cell>
          <table:table-cell table:style-name="ce8" table:formula="of:=IF([.J467];&quot;&quot;;MAX([.C467]-[.H467];[.I467]-[.D46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68]=[.B467];[.C468]=[.C467];[.D468]=[.D467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495">
            <text:p>1455495</text:p>
          </table:table-cell>
          <table:table-cell table:style-name="ce8" office:value-type="float" office:value="1460902">
            <text:p>1460902</text:p>
          </table:table-cell>
          <table:table-cell table:style-name="ce8" table:formula="of:=AND([.G468]=[.B468];[.H468]&gt;=[.C468];[.I468]&lt;=[.D468])" office:value-type="boolean" office:boolean-value="true">
            <text:p>TRUE</text:p>
          </table:table-cell>
          <table:table-cell table:style-name="ce8" table:formula="of:=IF([.J468];&quot;&quot;;MAX([.C468]-[.H468];[.I468]-[.D46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69]=[.B468];[.C469]=[.C468];[.D469]=[.D468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6172">
            <text:p>1456172</text:p>
          </table:table-cell>
          <table:table-cell table:style-name="ce8" office:value-type="float" office:value="1456312">
            <text:p>1456312</text:p>
          </table:table-cell>
          <table:table-cell table:style-name="ce8" table:formula="of:=AND([.G469]=[.B469];[.H469]&gt;=[.C469];[.I469]&lt;=[.D469])" office:value-type="boolean" office:boolean-value="true">
            <text:p>TRUE</text:p>
          </table:table-cell>
          <table:table-cell table:style-name="ce8" table:formula="of:=IF([.J469];&quot;&quot;;MAX([.C469]-[.H469];[.I469]-[.D46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70]=[.B469];[.C470]=[.C469];[.D470]=[.D469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8134">
            <text:p>1458134</text:p>
          </table:table-cell>
          <table:table-cell table:style-name="ce8" office:value-type="float" office:value="1458620">
            <text:p>1458620</text:p>
          </table:table-cell>
          <table:table-cell table:style-name="ce8" table:formula="of:=AND([.G470]=[.B470];[.H470]&gt;=[.C470];[.I470]&lt;=[.D470])" office:value-type="boolean" office:boolean-value="true">
            <text:p>TRUE</text:p>
          </table:table-cell>
          <table:table-cell table:style-name="ce8" table:formula="of:=IF([.J470];&quot;&quot;;MAX([.C470]-[.H470];[.I470]-[.D47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293">
            <text:p>29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55045">
            <text:p>1455045</text:p>
          </table:table-cell>
          <table:table-cell table:style-name="ce8" office:value-type="float" office:value="1461039">
            <text:p>1461039</text:p>
          </table:table-cell>
          <table:table-cell table:style-name="ce13" table:formula="of:=IF(AND([.B471]=[.B470];[.C471]=[.C470];[.D471]=[.D470]);&quot;&quot;;&quot;new&quot;)">
            <text:p/>
          </table:table-cell>
          <table:table-cell table:style-name="ce3" office:value-type="string">
            <text:p>CCDS1411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460792">
            <text:p>1460792</text:p>
          </table:table-cell>
          <table:table-cell table:style-name="ce8" office:value-type="float" office:value="1460902">
            <text:p>1460902</text:p>
          </table:table-cell>
          <table:table-cell table:style-name="ce8" table:formula="of:=AND([.G471]=[.B471];[.H471]&gt;=[.C471];[.I471]&lt;=[.D471])" office:value-type="boolean" office:boolean-value="true">
            <text:p>TRUE</text:p>
          </table:table-cell>
          <table:table-cell table:style-name="ce8" table:formula="of:=IF([.J471];&quot;&quot;;MAX([.C471]-[.H471];[.I471]-[.D471]))">
            <text:p/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72]=[.B471];[.C472]=[.C471];[.D472]=[.D471]);&quot;&quot;;&quot;new&quot;)" office:value-type="string" office:string-value="new">
            <text:p>new</text:p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0659">
            <text:p>1460659</text:p>
          </table:table-cell>
          <table:table-cell table:style-name="ce7" office:value-type="float" office:value="1460722">
            <text:p>1460722</text:p>
          </table:table-cell>
          <table:table-cell table:style-name="ce7" table:formula="of:=AND([.G472]=[.B472];[.H472]&gt;=[.C472];[.I472]&lt;=[.D472])" office:value-type="boolean" office:boolean-value="true">
            <text:p>TRUE</text:p>
          </table:table-cell>
          <table:table-cell table:style-name="ce7" table:formula="of:=IF([.J472];&quot;&quot;;MAX([.C472]-[.H472];[.I472]-[.D472]))">
            <text:p/>
          </table:table-cell>
          <table:table-cell table:style-name="ce16" office:value-type="string">
            <text:p>two regions (X/Y) which each contain their respective transcripts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73]=[.B472];[.C473]=[.C472];[.D473]=[.D472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0659">
            <text:p>1460659</text:p>
          </table:table-cell>
          <table:table-cell table:style-name="ce7" office:value-type="float" office:value="1460722">
            <text:p>1460722</text:p>
          </table:table-cell>
          <table:table-cell table:style-name="ce7" table:formula="of:=AND([.G473]=[.B473];[.H473]&gt;=[.C473];[.I473]&lt;=[.D473])" office:value-type="boolean" office:boolean-value="true">
            <text:p>TRUE</text:p>
          </table:table-cell>
          <table:table-cell table:style-name="ce7" table:formula="of:=IF([.J473];&quot;&quot;;MAX([.C473]-[.H473];[.I473]-[.D47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74]=[.B473];[.C474]=[.C473];[.D474]=[.D473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0659">
            <text:p>1460659</text:p>
          </table:table-cell>
          <table:table-cell table:style-name="ce7" office:value-type="float" office:value="1501358">
            <text:p>1501358</text:p>
          </table:table-cell>
          <table:table-cell table:style-name="ce7" table:formula="of:=AND([.G474]=[.B474];[.H474]&gt;=[.C474];[.I474]&lt;=[.D474])" office:value-type="boolean" office:boolean-value="true">
            <text:p>TRUE</text:p>
          </table:table-cell>
          <table:table-cell table:style-name="ce7" table:formula="of:=IF([.J474];&quot;&quot;;MAX([.C474]-[.H474];[.I474]-[.D47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75]=[.B474];[.C475]=[.C474];[.D475]=[.D474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0659">
            <text:p>1460659</text:p>
          </table:table-cell>
          <table:table-cell table:style-name="ce7" office:value-type="float" office:value="1501358">
            <text:p>1501358</text:p>
          </table:table-cell>
          <table:table-cell table:style-name="ce7" table:formula="of:=AND([.G475]=[.B475];[.H475]&gt;=[.C475];[.I475]&lt;=[.D475])" office:value-type="boolean" office:boolean-value="true">
            <text:p>TRUE</text:p>
          </table:table-cell>
          <table:table-cell table:style-name="ce7" table:formula="of:=IF([.J475];&quot;&quot;;MAX([.C475]-[.H475];[.I475]-[.D47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76]=[.B475];[.C476]=[.C475];[.D476]=[.D475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4209">
            <text:p>1464209</text:p>
          </table:table-cell>
          <table:table-cell table:style-name="ce7" office:value-type="float" office:value="1464327">
            <text:p>1464327</text:p>
          </table:table-cell>
          <table:table-cell table:style-name="ce7" table:formula="of:=AND([.G476]=[.B476];[.H476]&gt;=[.C476];[.I476]&lt;=[.D476])" office:value-type="boolean" office:boolean-value="true">
            <text:p>TRUE</text:p>
          </table:table-cell>
          <table:table-cell table:style-name="ce7" table:formula="of:=IF([.J476];&quot;&quot;;MAX([.C476]-[.H476];[.I476]-[.D47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77]=[.B476];[.C477]=[.C476];[.D477]=[.D476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7324">
            <text:p>1467324</text:p>
          </table:table-cell>
          <table:table-cell table:style-name="ce7" office:value-type="float" office:value="1467438">
            <text:p>1467438</text:p>
          </table:table-cell>
          <table:table-cell table:style-name="ce7" table:formula="of:=AND([.G477]=[.B477];[.H477]&gt;=[.C477];[.I477]&lt;=[.D477])" office:value-type="boolean" office:boolean-value="true">
            <text:p>TRUE</text:p>
          </table:table-cell>
          <table:table-cell table:style-name="ce7" table:formula="of:=IF([.J477];&quot;&quot;;MAX([.C477]-[.H477];[.I477]-[.D47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78]=[.B477];[.C478]=[.C477];[.D478]=[.D477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0993">
            <text:p>1470993</text:p>
          </table:table-cell>
          <table:table-cell table:style-name="ce7" office:value-type="float" office:value="1471125">
            <text:p>1471125</text:p>
          </table:table-cell>
          <table:table-cell table:style-name="ce7" table:formula="of:=AND([.G478]=[.B478];[.H478]&gt;=[.C478];[.I478]&lt;=[.D478])" office:value-type="boolean" office:boolean-value="true">
            <text:p>TRUE</text:p>
          </table:table-cell>
          <table:table-cell table:style-name="ce7" table:formula="of:=IF([.J478];&quot;&quot;;MAX([.C478]-[.H478];[.I478]-[.D47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79]=[.B478];[.C479]=[.C478];[.D479]=[.D478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0993">
            <text:p>1470993</text:p>
          </table:table-cell>
          <table:table-cell table:style-name="ce7" office:value-type="float" office:value="1471125">
            <text:p>1471125</text:p>
          </table:table-cell>
          <table:table-cell table:style-name="ce7" table:formula="of:=AND([.G479]=[.B479];[.H479]&gt;=[.C479];[.I479]&lt;=[.D479])" office:value-type="boolean" office:boolean-value="true">
            <text:p>TRUE</text:p>
          </table:table-cell>
          <table:table-cell table:style-name="ce7" table:formula="of:=IF([.J479];&quot;&quot;;MAX([.C479]-[.H479];[.I479]-[.D47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0]=[.B479];[.C480]=[.C479];[.D480]=[.D479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1215">
            <text:p>1471215</text:p>
          </table:table-cell>
          <table:table-cell table:style-name="ce7" office:value-type="float" office:value="1471399">
            <text:p>1471399</text:p>
          </table:table-cell>
          <table:table-cell table:style-name="ce7" table:formula="of:=AND([.G480]=[.B480];[.H480]&gt;=[.C480];[.I480]&lt;=[.D480])" office:value-type="boolean" office:boolean-value="true">
            <text:p>TRUE</text:p>
          </table:table-cell>
          <table:table-cell table:style-name="ce7" table:formula="of:=IF([.J480];&quot;&quot;;MAX([.C480]-[.H480];[.I480]-[.D48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1]=[.B480];[.C481]=[.C480];[.D481]=[.D480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1215">
            <text:p>1471215</text:p>
          </table:table-cell>
          <table:table-cell table:style-name="ce7" office:value-type="float" office:value="1471399">
            <text:p>1471399</text:p>
          </table:table-cell>
          <table:table-cell table:style-name="ce7" table:formula="of:=AND([.G481]=[.B481];[.H481]&gt;=[.C481];[.I481]&lt;=[.D481])" office:value-type="boolean" office:boolean-value="true">
            <text:p>TRUE</text:p>
          </table:table-cell>
          <table:table-cell table:style-name="ce7" table:formula="of:=IF([.J481];&quot;&quot;;MAX([.C481]-[.H481];[.I481]-[.D48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2]=[.B481];[.C482]=[.C481];[.D482]=[.D481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5114">
            <text:p>1475114</text:p>
          </table:table-cell>
          <table:table-cell table:style-name="ce7" office:value-type="float" office:value="1475229">
            <text:p>1475229</text:p>
          </table:table-cell>
          <table:table-cell table:style-name="ce7" table:formula="of:=AND([.G482]=[.B482];[.H482]&gt;=[.C482];[.I482]&lt;=[.D482])" office:value-type="boolean" office:boolean-value="true">
            <text:p>TRUE</text:p>
          </table:table-cell>
          <table:table-cell table:style-name="ce7" table:formula="of:=IF([.J482];&quot;&quot;;MAX([.C482]-[.H482];[.I482]-[.D48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3]=[.B482];[.C483]=[.C482];[.D483]=[.D482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5114">
            <text:p>1475114</text:p>
          </table:table-cell>
          <table:table-cell table:style-name="ce7" office:value-type="float" office:value="1475229">
            <text:p>1475229</text:p>
          </table:table-cell>
          <table:table-cell table:style-name="ce7" table:formula="of:=AND([.G483]=[.B483];[.H483]&gt;=[.C483];[.I483]&lt;=[.D483])" office:value-type="boolean" office:boolean-value="true">
            <text:p>TRUE</text:p>
          </table:table-cell>
          <table:table-cell table:style-name="ce7" table:formula="of:=IF([.J483];&quot;&quot;;MAX([.C483]-[.H483];[.I483]-[.D48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4]=[.B483];[.C484]=[.C483];[.D484]=[.D483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7754">
            <text:p>1477754</text:p>
          </table:table-cell>
          <table:table-cell table:style-name="ce7" office:value-type="float" office:value="1477780">
            <text:p>1477780</text:p>
          </table:table-cell>
          <table:table-cell table:style-name="ce7" table:formula="of:=AND([.G484]=[.B484];[.H484]&gt;=[.C484];[.I484]&lt;=[.D484])" office:value-type="boolean" office:boolean-value="true">
            <text:p>TRUE</text:p>
          </table:table-cell>
          <table:table-cell table:style-name="ce7" table:formula="of:=IF([.J484];&quot;&quot;;MAX([.C484]-[.H484];[.I484]-[.D48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5]=[.B484];[.C485]=[.C484];[.D485]=[.D484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7754">
            <text:p>1477754</text:p>
          </table:table-cell>
          <table:table-cell table:style-name="ce7" office:value-type="float" office:value="1477780">
            <text:p>1477780</text:p>
          </table:table-cell>
          <table:table-cell table:style-name="ce7" table:formula="of:=AND([.G485]=[.B485];[.H485]&gt;=[.C485];[.I485]&lt;=[.D485])" office:value-type="boolean" office:boolean-value="true">
            <text:p>TRUE</text:p>
          </table:table-cell>
          <table:table-cell table:style-name="ce7" table:formula="of:=IF([.J485];&quot;&quot;;MAX([.C485]-[.H485];[.I485]-[.D48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6]=[.B485];[.C486]=[.C485];[.D486]=[.D485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84031">
            <text:p>1484031</text:p>
          </table:table-cell>
          <table:table-cell table:style-name="ce7" office:value-type="float" office:value="1484145">
            <text:p>1484145</text:p>
          </table:table-cell>
          <table:table-cell table:style-name="ce7" table:formula="of:=AND([.G486]=[.B486];[.H486]&gt;=[.C486];[.I486]&lt;=[.D486])" office:value-type="boolean" office:boolean-value="true">
            <text:p>TRUE</text:p>
          </table:table-cell>
          <table:table-cell table:style-name="ce7" table:formula="of:=IF([.J486];&quot;&quot;;MAX([.C486]-[.H486];[.I486]-[.D48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7]=[.B486];[.C487]=[.C486];[.D487]=[.D486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84031">
            <text:p>1484031</text:p>
          </table:table-cell>
          <table:table-cell table:style-name="ce7" office:value-type="float" office:value="1484145">
            <text:p>1484145</text:p>
          </table:table-cell>
          <table:table-cell table:style-name="ce7" table:formula="of:=AND([.G487]=[.B487];[.H487]&gt;=[.C487];[.I487]&lt;=[.D487])" office:value-type="boolean" office:boolean-value="true">
            <text:p>TRUE</text:p>
          </table:table-cell>
          <table:table-cell table:style-name="ce7" table:formula="of:=IF([.J487];&quot;&quot;;MAX([.C487]-[.H487];[.I487]-[.D48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8]=[.B487];[.C488]=[.C487];[.D488]=[.D487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97552">
            <text:p>1497552</text:p>
          </table:table-cell>
          <table:table-cell table:style-name="ce7" office:value-type="float" office:value="1497657">
            <text:p>1497657</text:p>
          </table:table-cell>
          <table:table-cell table:style-name="ce7" table:formula="of:=AND([.G488]=[.B488];[.H488]&gt;=[.C488];[.I488]&lt;=[.D488])" office:value-type="boolean" office:boolean-value="true">
            <text:p>TRUE</text:p>
          </table:table-cell>
          <table:table-cell table:style-name="ce7" table:formula="of:=IF([.J488];&quot;&quot;;MAX([.C488]-[.H488];[.I488]-[.D48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89]=[.B488];[.C489]=[.C488];[.D489]=[.D488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97552">
            <text:p>1497552</text:p>
          </table:table-cell>
          <table:table-cell table:style-name="ce7" office:value-type="float" office:value="1497657">
            <text:p>1497657</text:p>
          </table:table-cell>
          <table:table-cell table:style-name="ce7" table:formula="of:=AND([.G489]=[.B489];[.H489]&gt;=[.C489];[.I489]&lt;=[.D489])" office:value-type="boolean" office:boolean-value="true">
            <text:p>TRUE</text:p>
          </table:table-cell>
          <table:table-cell table:style-name="ce7" table:formula="of:=IF([.J489];&quot;&quot;;MAX([.C489]-[.H489];[.I489]-[.D48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0]=[.B489];[.C490]=[.C489];[.D490]=[.D489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99916">
            <text:p>1499916</text:p>
          </table:table-cell>
          <table:table-cell table:style-name="ce7" office:value-type="float" office:value="1499997">
            <text:p>1499997</text:p>
          </table:table-cell>
          <table:table-cell table:style-name="ce7" table:formula="of:=AND([.G490]=[.B490];[.H490]&gt;=[.C490];[.I490]&lt;=[.D490])" office:value-type="boolean" office:boolean-value="true">
            <text:p>TRUE</text:p>
          </table:table-cell>
          <table:table-cell table:style-name="ce7" table:formula="of:=IF([.J490];&quot;&quot;;MAX([.C490]-[.H490];[.I490]-[.D49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1]=[.B490];[.C491]=[.C490];[.D491]=[.D490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99916">
            <text:p>1499916</text:p>
          </table:table-cell>
          <table:table-cell table:style-name="ce7" office:value-type="float" office:value="1499997">
            <text:p>1499997</text:p>
          </table:table-cell>
          <table:table-cell table:style-name="ce7" table:formula="of:=AND([.G491]=[.B491];[.H491]&gt;=[.C491];[.I491]&lt;=[.D491])" office:value-type="boolean" office:boolean-value="true">
            <text:p>TRUE</text:p>
          </table:table-cell>
          <table:table-cell table:style-name="ce7" table:formula="of:=IF([.J491];&quot;&quot;;MAX([.C491]-[.H491];[.I491]-[.D49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2]=[.B491];[.C492]=[.C491];[.D492]=[.D491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01284">
            <text:p>1501284</text:p>
          </table:table-cell>
          <table:table-cell table:style-name="ce7" office:value-type="float" office:value="1501358">
            <text:p>1501358</text:p>
          </table:table-cell>
          <table:table-cell table:style-name="ce7" table:formula="of:=AND([.G492]=[.B492];[.H492]&gt;=[.C492];[.I492]&lt;=[.D492])" office:value-type="boolean" office:boolean-value="true">
            <text:p>TRUE</text:p>
          </table:table-cell>
          <table:table-cell table:style-name="ce7" table:formula="of:=IF([.J492];&quot;&quot;;MAX([.C492]-[.H492];[.I492]-[.D49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3]=[.B492];[.C493]=[.C492];[.D493]=[.D492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01284">
            <text:p>1501284</text:p>
          </table:table-cell>
          <table:table-cell table:style-name="ce7" office:value-type="float" office:value="1501358">
            <text:p>1501358</text:p>
          </table:table-cell>
          <table:table-cell table:style-name="ce7" table:formula="of:=AND([.G493]=[.B493];[.H493]&gt;=[.C493];[.I493]&lt;=[.D493])" office:value-type="boolean" office:boolean-value="true">
            <text:p>TRUE</text:p>
          </table:table-cell>
          <table:table-cell table:style-name="ce7" table:formula="of:=IF([.J493];&quot;&quot;;MAX([.C493]-[.H493];[.I493]-[.D49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4]=[.B493];[.C494]=[.C493];[.D494]=[.D493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0659">
            <text:p>1410659</text:p>
          </table:table-cell>
          <table:table-cell table:style-name="ce7" office:value-type="float" office:value="1410722">
            <text:p>1410722</text:p>
          </table:table-cell>
          <table:table-cell table:style-name="ce7" table:formula="of:=AND([.G494]=[.B494];[.H494]&gt;=[.C494];[.I494]&lt;=[.D494])" office:value-type="boolean" office:boolean-value="false">
            <text:p>FALSE</text:p>
          </table:table-cell>
          <table:table-cell table:style-name="ce7" table:formula="of:=IF([.J494];&quot;&quot;;MAX([.C494]-[.H494];[.I494]-[.D494]))" office:value-type="float" office:value="44850">
            <text:p>4485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5]=[.B494];[.C495]=[.C494];[.D495]=[.D494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0659">
            <text:p>1410659</text:p>
          </table:table-cell>
          <table:table-cell table:style-name="ce7" office:value-type="float" office:value="1410722">
            <text:p>1410722</text:p>
          </table:table-cell>
          <table:table-cell table:style-name="ce7" table:formula="of:=AND([.G495]=[.B495];[.H495]&gt;=[.C495];[.I495]&lt;=[.D495])" office:value-type="boolean" office:boolean-value="false">
            <text:p>FALSE</text:p>
          </table:table-cell>
          <table:table-cell table:style-name="ce7" table:formula="of:=IF([.J495];&quot;&quot;;MAX([.C495]-[.H495];[.I495]-[.D495]))" office:value-type="float" office:value="44850">
            <text:p>4485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6]=[.B495];[.C496]=[.C495];[.D496]=[.D495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0659">
            <text:p>1410659</text:p>
          </table:table-cell>
          <table:table-cell table:style-name="ce7" office:value-type="float" office:value="1451358">
            <text:p>1451358</text:p>
          </table:table-cell>
          <table:table-cell table:style-name="ce7" table:formula="of:=AND([.G496]=[.B496];[.H496]&gt;=[.C496];[.I496]&lt;=[.D496])" office:value-type="boolean" office:boolean-value="false">
            <text:p>FALSE</text:p>
          </table:table-cell>
          <table:table-cell table:style-name="ce7" table:formula="of:=IF([.J496];&quot;&quot;;MAX([.C496]-[.H496];[.I496]-[.D496]))" office:value-type="float" office:value="44850">
            <text:p>4485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7]=[.B496];[.C497]=[.C496];[.D497]=[.D496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0659">
            <text:p>1410659</text:p>
          </table:table-cell>
          <table:table-cell table:style-name="ce7" office:value-type="float" office:value="1451358">
            <text:p>1451358</text:p>
          </table:table-cell>
          <table:table-cell table:style-name="ce7" table:formula="of:=AND([.G497]=[.B497];[.H497]&gt;=[.C497];[.I497]&lt;=[.D497])" office:value-type="boolean" office:boolean-value="false">
            <text:p>FALSE</text:p>
          </table:table-cell>
          <table:table-cell table:style-name="ce7" table:formula="of:=IF([.J497];&quot;&quot;;MAX([.C497]-[.H497];[.I497]-[.D497]))" office:value-type="float" office:value="44850">
            <text:p>4485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8]=[.B497];[.C498]=[.C497];[.D498]=[.D497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4209">
            <text:p>1414209</text:p>
          </table:table-cell>
          <table:table-cell table:style-name="ce7" office:value-type="float" office:value="1414327">
            <text:p>1414327</text:p>
          </table:table-cell>
          <table:table-cell table:style-name="ce7" table:formula="of:=AND([.G498]=[.B498];[.H498]&gt;=[.C498];[.I498]&lt;=[.D498])" office:value-type="boolean" office:boolean-value="false">
            <text:p>FALSE</text:p>
          </table:table-cell>
          <table:table-cell table:style-name="ce7" table:formula="of:=IF([.J498];&quot;&quot;;MAX([.C498]-[.H498];[.I498]-[.D498]))" office:value-type="float" office:value="41300">
            <text:p>4130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499]=[.B498];[.C499]=[.C498];[.D499]=[.D498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7324">
            <text:p>1417324</text:p>
          </table:table-cell>
          <table:table-cell table:style-name="ce7" office:value-type="float" office:value="1417438">
            <text:p>1417438</text:p>
          </table:table-cell>
          <table:table-cell table:style-name="ce7" table:formula="of:=AND([.G499]=[.B499];[.H499]&gt;=[.C499];[.I499]&lt;=[.D499])" office:value-type="boolean" office:boolean-value="false">
            <text:p>FALSE</text:p>
          </table:table-cell>
          <table:table-cell table:style-name="ce7" table:formula="of:=IF([.J499];&quot;&quot;;MAX([.C499]-[.H499];[.I499]-[.D499]))" office:value-type="float" office:value="38185">
            <text:p>3818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0]=[.B499];[.C500]=[.C499];[.D500]=[.D499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0993">
            <text:p>1420993</text:p>
          </table:table-cell>
          <table:table-cell table:style-name="ce7" office:value-type="float" office:value="1421125">
            <text:p>1421125</text:p>
          </table:table-cell>
          <table:table-cell table:style-name="ce7" table:formula="of:=AND([.G500]=[.B500];[.H500]&gt;=[.C500];[.I500]&lt;=[.D500])" office:value-type="boolean" office:boolean-value="false">
            <text:p>FALSE</text:p>
          </table:table-cell>
          <table:table-cell table:style-name="ce7" table:formula="of:=IF([.J500];&quot;&quot;;MAX([.C500]-[.H500];[.I500]-[.D500]))" office:value-type="float" office:value="34516">
            <text:p>3451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1]=[.B500];[.C501]=[.C500];[.D501]=[.D500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0993">
            <text:p>1420993</text:p>
          </table:table-cell>
          <table:table-cell table:style-name="ce7" office:value-type="float" office:value="1421125">
            <text:p>1421125</text:p>
          </table:table-cell>
          <table:table-cell table:style-name="ce7" table:formula="of:=AND([.G501]=[.B501];[.H501]&gt;=[.C501];[.I501]&lt;=[.D501])" office:value-type="boolean" office:boolean-value="false">
            <text:p>FALSE</text:p>
          </table:table-cell>
          <table:table-cell table:style-name="ce7" table:formula="of:=IF([.J501];&quot;&quot;;MAX([.C501]-[.H501];[.I501]-[.D501]))" office:value-type="float" office:value="34516">
            <text:p>3451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2]=[.B501];[.C502]=[.C501];[.D502]=[.D501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1215">
            <text:p>1421215</text:p>
          </table:table-cell>
          <table:table-cell table:style-name="ce7" office:value-type="float" office:value="1421399">
            <text:p>1421399</text:p>
          </table:table-cell>
          <table:table-cell table:style-name="ce7" table:formula="of:=AND([.G502]=[.B502];[.H502]&gt;=[.C502];[.I502]&lt;=[.D502])" office:value-type="boolean" office:boolean-value="false">
            <text:p>FALSE</text:p>
          </table:table-cell>
          <table:table-cell table:style-name="ce7" table:formula="of:=IF([.J502];&quot;&quot;;MAX([.C502]-[.H502];[.I502]-[.D502]))" office:value-type="float" office:value="34294">
            <text:p>3429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3]=[.B502];[.C503]=[.C502];[.D503]=[.D502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1215">
            <text:p>1421215</text:p>
          </table:table-cell>
          <table:table-cell table:style-name="ce7" office:value-type="float" office:value="1421399">
            <text:p>1421399</text:p>
          </table:table-cell>
          <table:table-cell table:style-name="ce7" table:formula="of:=AND([.G503]=[.B503];[.H503]&gt;=[.C503];[.I503]&lt;=[.D503])" office:value-type="boolean" office:boolean-value="false">
            <text:p>FALSE</text:p>
          </table:table-cell>
          <table:table-cell table:style-name="ce7" table:formula="of:=IF([.J503];&quot;&quot;;MAX([.C503]-[.H503];[.I503]-[.D503]))" office:value-type="float" office:value="34294">
            <text:p>3429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4]=[.B503];[.C504]=[.C503];[.D504]=[.D503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5114">
            <text:p>1425114</text:p>
          </table:table-cell>
          <table:table-cell table:style-name="ce7" office:value-type="float" office:value="1425229">
            <text:p>1425229</text:p>
          </table:table-cell>
          <table:table-cell table:style-name="ce7" table:formula="of:=AND([.G504]=[.B504];[.H504]&gt;=[.C504];[.I504]&lt;=[.D504])" office:value-type="boolean" office:boolean-value="false">
            <text:p>FALSE</text:p>
          </table:table-cell>
          <table:table-cell table:style-name="ce7" table:formula="of:=IF([.J504];&quot;&quot;;MAX([.C504]-[.H504];[.I504]-[.D504]))" office:value-type="float" office:value="30395">
            <text:p>3039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5]=[.B504];[.C505]=[.C504];[.D505]=[.D504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5114">
            <text:p>1425114</text:p>
          </table:table-cell>
          <table:table-cell table:style-name="ce7" office:value-type="float" office:value="1425229">
            <text:p>1425229</text:p>
          </table:table-cell>
          <table:table-cell table:style-name="ce7" table:formula="of:=AND([.G505]=[.B505];[.H505]&gt;=[.C505];[.I505]&lt;=[.D505])" office:value-type="boolean" office:boolean-value="false">
            <text:p>FALSE</text:p>
          </table:table-cell>
          <table:table-cell table:style-name="ce7" table:formula="of:=IF([.J505];&quot;&quot;;MAX([.C505]-[.H505];[.I505]-[.D505]))" office:value-type="float" office:value="30395">
            <text:p>3039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6]=[.B505];[.C506]=[.C505];[.D506]=[.D505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7754">
            <text:p>1427754</text:p>
          </table:table-cell>
          <table:table-cell table:style-name="ce7" office:value-type="float" office:value="1427780">
            <text:p>1427780</text:p>
          </table:table-cell>
          <table:table-cell table:style-name="ce7" table:formula="of:=AND([.G506]=[.B506];[.H506]&gt;=[.C506];[.I506]&lt;=[.D506])" office:value-type="boolean" office:boolean-value="false">
            <text:p>FALSE</text:p>
          </table:table-cell>
          <table:table-cell table:style-name="ce7" table:formula="of:=IF([.J506];&quot;&quot;;MAX([.C506]-[.H506];[.I506]-[.D506]))" office:value-type="float" office:value="27755">
            <text:p>2775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7]=[.B506];[.C507]=[.C506];[.D507]=[.D506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7754">
            <text:p>1427754</text:p>
          </table:table-cell>
          <table:table-cell table:style-name="ce7" office:value-type="float" office:value="1427780">
            <text:p>1427780</text:p>
          </table:table-cell>
          <table:table-cell table:style-name="ce7" table:formula="of:=AND([.G507]=[.B507];[.H507]&gt;=[.C507];[.I507]&lt;=[.D507])" office:value-type="boolean" office:boolean-value="false">
            <text:p>FALSE</text:p>
          </table:table-cell>
          <table:table-cell table:style-name="ce7" table:formula="of:=IF([.J507];&quot;&quot;;MAX([.C507]-[.H507];[.I507]-[.D507]))" office:value-type="float" office:value="27755">
            <text:p>2775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8]=[.B507];[.C508]=[.C507];[.D508]=[.D507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34031">
            <text:p>1434031</text:p>
          </table:table-cell>
          <table:table-cell table:style-name="ce7" office:value-type="float" office:value="1434145">
            <text:p>1434145</text:p>
          </table:table-cell>
          <table:table-cell table:style-name="ce7" table:formula="of:=AND([.G508]=[.B508];[.H508]&gt;=[.C508];[.I508]&lt;=[.D508])" office:value-type="boolean" office:boolean-value="false">
            <text:p>FALSE</text:p>
          </table:table-cell>
          <table:table-cell table:style-name="ce7" table:formula="of:=IF([.J508];&quot;&quot;;MAX([.C508]-[.H508];[.I508]-[.D508]))" office:value-type="float" office:value="21478">
            <text:p>2147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09]=[.B508];[.C509]=[.C508];[.D509]=[.D508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34031">
            <text:p>1434031</text:p>
          </table:table-cell>
          <table:table-cell table:style-name="ce7" office:value-type="float" office:value="1434145">
            <text:p>1434145</text:p>
          </table:table-cell>
          <table:table-cell table:style-name="ce7" table:formula="of:=AND([.G509]=[.B509];[.H509]&gt;=[.C509];[.I509]&lt;=[.D509])" office:value-type="boolean" office:boolean-value="false">
            <text:p>FALSE</text:p>
          </table:table-cell>
          <table:table-cell table:style-name="ce7" table:formula="of:=IF([.J509];&quot;&quot;;MAX([.C509]-[.H509];[.I509]-[.D509]))" office:value-type="float" office:value="21478">
            <text:p>2147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10]=[.B509];[.C510]=[.C509];[.D510]=[.D509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47552">
            <text:p>1447552</text:p>
          </table:table-cell>
          <table:table-cell table:style-name="ce7" office:value-type="float" office:value="1447657">
            <text:p>1447657</text:p>
          </table:table-cell>
          <table:table-cell table:style-name="ce7" table:formula="of:=AND([.G510]=[.B510];[.H510]&gt;=[.C510];[.I510]&lt;=[.D510])" office:value-type="boolean" office:boolean-value="false">
            <text:p>FALSE</text:p>
          </table:table-cell>
          <table:table-cell table:style-name="ce7" table:formula="of:=IF([.J510];&quot;&quot;;MAX([.C510]-[.H510];[.I510]-[.D510]))" office:value-type="float" office:value="7957">
            <text:p>795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11]=[.B510];[.C511]=[.C510];[.D511]=[.D510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47552">
            <text:p>1447552</text:p>
          </table:table-cell>
          <table:table-cell table:style-name="ce7" office:value-type="float" office:value="1447657">
            <text:p>1447657</text:p>
          </table:table-cell>
          <table:table-cell table:style-name="ce7" table:formula="of:=AND([.G511]=[.B511];[.H511]&gt;=[.C511];[.I511]&lt;=[.D511])" office:value-type="boolean" office:boolean-value="false">
            <text:p>FALSE</text:p>
          </table:table-cell>
          <table:table-cell table:style-name="ce7" table:formula="of:=IF([.J511];&quot;&quot;;MAX([.C511]-[.H511];[.I511]-[.D511]))" office:value-type="float" office:value="7957">
            <text:p>795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12]=[.B511];[.C512]=[.C511];[.D512]=[.D511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49916">
            <text:p>1449916</text:p>
          </table:table-cell>
          <table:table-cell table:style-name="ce7" office:value-type="float" office:value="1449997">
            <text:p>1449997</text:p>
          </table:table-cell>
          <table:table-cell table:style-name="ce7" table:formula="of:=AND([.G512]=[.B512];[.H512]&gt;=[.C512];[.I512]&lt;=[.D512])" office:value-type="boolean" office:boolean-value="false">
            <text:p>FALSE</text:p>
          </table:table-cell>
          <table:table-cell table:style-name="ce7" table:formula="of:=IF([.J512];&quot;&quot;;MAX([.C512]-[.H512];[.I512]-[.D512]))" office:value-type="float" office:value="5593">
            <text:p>559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13]=[.B512];[.C513]=[.C512];[.D513]=[.D512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49916">
            <text:p>1449916</text:p>
          </table:table-cell>
          <table:table-cell table:style-name="ce7" office:value-type="float" office:value="1449997">
            <text:p>1449997</text:p>
          </table:table-cell>
          <table:table-cell table:style-name="ce7" table:formula="of:=AND([.G513]=[.B513];[.H513]&gt;=[.C513];[.I513]&lt;=[.D513])" office:value-type="boolean" office:boolean-value="false">
            <text:p>FALSE</text:p>
          </table:table-cell>
          <table:table-cell table:style-name="ce7" table:formula="of:=IF([.J513];&quot;&quot;;MAX([.C513]-[.H513];[.I513]-[.D513]))" office:value-type="float" office:value="5593">
            <text:p>559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14]=[.B513];[.C514]=[.C513];[.D514]=[.D513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51284">
            <text:p>1451284</text:p>
          </table:table-cell>
          <table:table-cell table:style-name="ce7" office:value-type="float" office:value="1451358">
            <text:p>1451358</text:p>
          </table:table-cell>
          <table:table-cell table:style-name="ce7" table:formula="of:=AND([.G514]=[.B514];[.H514]&gt;=[.C514];[.I514]&lt;=[.D514])" office:value-type="boolean" office:boolean-value="false">
            <text:p>FALSE</text:p>
          </table:table-cell>
          <table:table-cell table:style-name="ce7" table:formula="of:=IF([.J514];&quot;&quot;;MAX([.C514]-[.H514];[.I514]-[.D514]))" office:value-type="float" office:value="4225">
            <text:p>422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55509">
            <text:p>1455509</text:p>
          </table:table-cell>
          <table:table-cell table:style-name="ce7" office:value-type="float" office:value="1501582">
            <text:p>1501582</text:p>
          </table:table-cell>
          <table:table-cell table:style-name="ce12" table:formula="of:=IF(AND([.B515]=[.B514];[.C515]=[.C514];[.D515]=[.D514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51284">
            <text:p>1451284</text:p>
          </table:table-cell>
          <table:table-cell table:style-name="ce7" office:value-type="float" office:value="1451358">
            <text:p>1451358</text:p>
          </table:table-cell>
          <table:table-cell table:style-name="ce7" table:formula="of:=AND([.G515]=[.B515];[.H515]&gt;=[.C515];[.I515]&lt;=[.D515])" office:value-type="boolean" office:boolean-value="false">
            <text:p>FALSE</text:p>
          </table:table-cell>
          <table:table-cell table:style-name="ce7" table:formula="of:=IF([.J515];&quot;&quot;;MAX([.C515]-[.H515];[.I515]-[.D515]))" office:value-type="float" office:value="4225">
            <text:p>422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16]=[.B515];[.C516]=[.C515];[.D516]=[.D515]);&quot;&quot;;&quot;new&quot;)" office:value-type="string" office:string-value="new">
            <text:p>new</text:p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0659">
            <text:p>1460659</text:p>
          </table:table-cell>
          <table:table-cell table:style-name="ce7" office:value-type="float" office:value="1460722">
            <text:p>1460722</text:p>
          </table:table-cell>
          <table:table-cell table:style-name="ce7" table:formula="of:=AND([.G516]=[.B516];[.H516]&gt;=[.C516];[.I516]&lt;=[.D516])" office:value-type="boolean" office:boolean-value="false">
            <text:p>FALSE</text:p>
          </table:table-cell>
          <table:table-cell table:style-name="ce7" table:formula="of:=IF([.J516];&quot;&quot;;MAX([.C516]-[.H516];[.I516]-[.D516]))" office:value-type="float" office:value="9140">
            <text:p>914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17]=[.B516];[.C517]=[.C516];[.D517]=[.D516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0659">
            <text:p>1460659</text:p>
          </table:table-cell>
          <table:table-cell table:style-name="ce7" office:value-type="float" office:value="1460722">
            <text:p>1460722</text:p>
          </table:table-cell>
          <table:table-cell table:style-name="ce7" table:formula="of:=AND([.G517]=[.B517];[.H517]&gt;=[.C517];[.I517]&lt;=[.D517])" office:value-type="boolean" office:boolean-value="false">
            <text:p>FALSE</text:p>
          </table:table-cell>
          <table:table-cell table:style-name="ce7" table:formula="of:=IF([.J517];&quot;&quot;;MAX([.C517]-[.H517];[.I517]-[.D517]))" office:value-type="float" office:value="9140">
            <text:p>914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18]=[.B517];[.C518]=[.C517];[.D518]=[.D517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0659">
            <text:p>1460659</text:p>
          </table:table-cell>
          <table:table-cell table:style-name="ce7" office:value-type="float" office:value="1501358">
            <text:p>1501358</text:p>
          </table:table-cell>
          <table:table-cell table:style-name="ce7" table:formula="of:=AND([.G518]=[.B518];[.H518]&gt;=[.C518];[.I518]&lt;=[.D518])" office:value-type="boolean" office:boolean-value="false">
            <text:p>FALSE</text:p>
          </table:table-cell>
          <table:table-cell table:style-name="ce7" table:formula="of:=IF([.J518];&quot;&quot;;MAX([.C518]-[.H518];[.I518]-[.D518]))" office:value-type="float" office:value="49776">
            <text:p>4977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19]=[.B518];[.C519]=[.C518];[.D519]=[.D518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0659">
            <text:p>1460659</text:p>
          </table:table-cell>
          <table:table-cell table:style-name="ce7" office:value-type="float" office:value="1501358">
            <text:p>1501358</text:p>
          </table:table-cell>
          <table:table-cell table:style-name="ce7" table:formula="of:=AND([.G519]=[.B519];[.H519]&gt;=[.C519];[.I519]&lt;=[.D519])" office:value-type="boolean" office:boolean-value="false">
            <text:p>FALSE</text:p>
          </table:table-cell>
          <table:table-cell table:style-name="ce7" table:formula="of:=IF([.J519];&quot;&quot;;MAX([.C519]-[.H519];[.I519]-[.D519]))" office:value-type="float" office:value="49776">
            <text:p>4977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0]=[.B519];[.C520]=[.C519];[.D520]=[.D519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4209">
            <text:p>1464209</text:p>
          </table:table-cell>
          <table:table-cell table:style-name="ce7" office:value-type="float" office:value="1464327">
            <text:p>1464327</text:p>
          </table:table-cell>
          <table:table-cell table:style-name="ce7" table:formula="of:=AND([.G520]=[.B520];[.H520]&gt;=[.C520];[.I520]&lt;=[.D520])" office:value-type="boolean" office:boolean-value="false">
            <text:p>FALSE</text:p>
          </table:table-cell>
          <table:table-cell table:style-name="ce7" table:formula="of:=IF([.J520];&quot;&quot;;MAX([.C520]-[.H520];[.I520]-[.D520]))" office:value-type="float" office:value="12745">
            <text:p>1274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1]=[.B520];[.C521]=[.C520];[.D521]=[.D520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67324">
            <text:p>1467324</text:p>
          </table:table-cell>
          <table:table-cell table:style-name="ce7" office:value-type="float" office:value="1467438">
            <text:p>1467438</text:p>
          </table:table-cell>
          <table:table-cell table:style-name="ce7" table:formula="of:=AND([.G521]=[.B521];[.H521]&gt;=[.C521];[.I521]&lt;=[.D521])" office:value-type="boolean" office:boolean-value="false">
            <text:p>FALSE</text:p>
          </table:table-cell>
          <table:table-cell table:style-name="ce7" table:formula="of:=IF([.J521];&quot;&quot;;MAX([.C521]-[.H521];[.I521]-[.D521]))" office:value-type="float" office:value="15856">
            <text:p>1585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2]=[.B521];[.C522]=[.C521];[.D522]=[.D521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0993">
            <text:p>1470993</text:p>
          </table:table-cell>
          <table:table-cell table:style-name="ce7" office:value-type="float" office:value="1471125">
            <text:p>1471125</text:p>
          </table:table-cell>
          <table:table-cell table:style-name="ce7" table:formula="of:=AND([.G522]=[.B522];[.H522]&gt;=[.C522];[.I522]&lt;=[.D522])" office:value-type="boolean" office:boolean-value="false">
            <text:p>FALSE</text:p>
          </table:table-cell>
          <table:table-cell table:style-name="ce7" table:formula="of:=IF([.J522];&quot;&quot;;MAX([.C522]-[.H522];[.I522]-[.D522]))" office:value-type="float" office:value="19543">
            <text:p>1954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3]=[.B522];[.C523]=[.C522];[.D523]=[.D522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0993">
            <text:p>1470993</text:p>
          </table:table-cell>
          <table:table-cell table:style-name="ce7" office:value-type="float" office:value="1471125">
            <text:p>1471125</text:p>
          </table:table-cell>
          <table:table-cell table:style-name="ce7" table:formula="of:=AND([.G523]=[.B523];[.H523]&gt;=[.C523];[.I523]&lt;=[.D523])" office:value-type="boolean" office:boolean-value="false">
            <text:p>FALSE</text:p>
          </table:table-cell>
          <table:table-cell table:style-name="ce7" table:formula="of:=IF([.J523];&quot;&quot;;MAX([.C523]-[.H523];[.I523]-[.D523]))" office:value-type="float" office:value="19543">
            <text:p>1954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4]=[.B523];[.C524]=[.C523];[.D524]=[.D523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1215">
            <text:p>1471215</text:p>
          </table:table-cell>
          <table:table-cell table:style-name="ce7" office:value-type="float" office:value="1471399">
            <text:p>1471399</text:p>
          </table:table-cell>
          <table:table-cell table:style-name="ce7" table:formula="of:=AND([.G524]=[.B524];[.H524]&gt;=[.C524];[.I524]&lt;=[.D524])" office:value-type="boolean" office:boolean-value="false">
            <text:p>FALSE</text:p>
          </table:table-cell>
          <table:table-cell table:style-name="ce7" table:formula="of:=IF([.J524];&quot;&quot;;MAX([.C524]-[.H524];[.I524]-[.D524]))" office:value-type="float" office:value="19817">
            <text:p>1981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5]=[.B524];[.C525]=[.C524];[.D525]=[.D524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1215">
            <text:p>1471215</text:p>
          </table:table-cell>
          <table:table-cell table:style-name="ce7" office:value-type="float" office:value="1471399">
            <text:p>1471399</text:p>
          </table:table-cell>
          <table:table-cell table:style-name="ce7" table:formula="of:=AND([.G525]=[.B525];[.H525]&gt;=[.C525];[.I525]&lt;=[.D525])" office:value-type="boolean" office:boolean-value="false">
            <text:p>FALSE</text:p>
          </table:table-cell>
          <table:table-cell table:style-name="ce7" table:formula="of:=IF([.J525];&quot;&quot;;MAX([.C525]-[.H525];[.I525]-[.D525]))" office:value-type="float" office:value="19817">
            <text:p>1981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6]=[.B525];[.C526]=[.C525];[.D526]=[.D525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5114">
            <text:p>1475114</text:p>
          </table:table-cell>
          <table:table-cell table:style-name="ce7" office:value-type="float" office:value="1475229">
            <text:p>1475229</text:p>
          </table:table-cell>
          <table:table-cell table:style-name="ce7" table:formula="of:=AND([.G526]=[.B526];[.H526]&gt;=[.C526];[.I526]&lt;=[.D526])" office:value-type="boolean" office:boolean-value="false">
            <text:p>FALSE</text:p>
          </table:table-cell>
          <table:table-cell table:style-name="ce7" table:formula="of:=IF([.J526];&quot;&quot;;MAX([.C526]-[.H526];[.I526]-[.D526]))" office:value-type="float" office:value="23647">
            <text:p>2364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7]=[.B526];[.C527]=[.C526];[.D527]=[.D526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5114">
            <text:p>1475114</text:p>
          </table:table-cell>
          <table:table-cell table:style-name="ce7" office:value-type="float" office:value="1475229">
            <text:p>1475229</text:p>
          </table:table-cell>
          <table:table-cell table:style-name="ce7" table:formula="of:=AND([.G527]=[.B527];[.H527]&gt;=[.C527];[.I527]&lt;=[.D527])" office:value-type="boolean" office:boolean-value="false">
            <text:p>FALSE</text:p>
          </table:table-cell>
          <table:table-cell table:style-name="ce7" table:formula="of:=IF([.J527];&quot;&quot;;MAX([.C527]-[.H527];[.I527]-[.D527]))" office:value-type="float" office:value="23647">
            <text:p>2364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8]=[.B527];[.C528]=[.C527];[.D528]=[.D527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7754">
            <text:p>1477754</text:p>
          </table:table-cell>
          <table:table-cell table:style-name="ce7" office:value-type="float" office:value="1477780">
            <text:p>1477780</text:p>
          </table:table-cell>
          <table:table-cell table:style-name="ce7" table:formula="of:=AND([.G528]=[.B528];[.H528]&gt;=[.C528];[.I528]&lt;=[.D528])" office:value-type="boolean" office:boolean-value="false">
            <text:p>FALSE</text:p>
          </table:table-cell>
          <table:table-cell table:style-name="ce7" table:formula="of:=IF([.J528];&quot;&quot;;MAX([.C528]-[.H528];[.I528]-[.D528]))" office:value-type="float" office:value="26198">
            <text:p>2619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29]=[.B528];[.C529]=[.C528];[.D529]=[.D528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77754">
            <text:p>1477754</text:p>
          </table:table-cell>
          <table:table-cell table:style-name="ce7" office:value-type="float" office:value="1477780">
            <text:p>1477780</text:p>
          </table:table-cell>
          <table:table-cell table:style-name="ce7" table:formula="of:=AND([.G529]=[.B529];[.H529]&gt;=[.C529];[.I529]&lt;=[.D529])" office:value-type="boolean" office:boolean-value="false">
            <text:p>FALSE</text:p>
          </table:table-cell>
          <table:table-cell table:style-name="ce7" table:formula="of:=IF([.J529];&quot;&quot;;MAX([.C529]-[.H529];[.I529]-[.D529]))" office:value-type="float" office:value="26198">
            <text:p>2619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0]=[.B529];[.C530]=[.C529];[.D530]=[.D529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84031">
            <text:p>1484031</text:p>
          </table:table-cell>
          <table:table-cell table:style-name="ce7" office:value-type="float" office:value="1484145">
            <text:p>1484145</text:p>
          </table:table-cell>
          <table:table-cell table:style-name="ce7" table:formula="of:=AND([.G530]=[.B530];[.H530]&gt;=[.C530];[.I530]&lt;=[.D530])" office:value-type="boolean" office:boolean-value="false">
            <text:p>FALSE</text:p>
          </table:table-cell>
          <table:table-cell table:style-name="ce7" table:formula="of:=IF([.J530];&quot;&quot;;MAX([.C530]-[.H530];[.I530]-[.D530]))" office:value-type="float" office:value="32563">
            <text:p>3256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1]=[.B530];[.C531]=[.C530];[.D531]=[.D530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84031">
            <text:p>1484031</text:p>
          </table:table-cell>
          <table:table-cell table:style-name="ce7" office:value-type="float" office:value="1484145">
            <text:p>1484145</text:p>
          </table:table-cell>
          <table:table-cell table:style-name="ce7" table:formula="of:=AND([.G531]=[.B531];[.H531]&gt;=[.C531];[.I531]&lt;=[.D531])" office:value-type="boolean" office:boolean-value="false">
            <text:p>FALSE</text:p>
          </table:table-cell>
          <table:table-cell table:style-name="ce7" table:formula="of:=IF([.J531];&quot;&quot;;MAX([.C531]-[.H531];[.I531]-[.D531]))" office:value-type="float" office:value="32563">
            <text:p>3256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2]=[.B531];[.C532]=[.C531];[.D532]=[.D531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97552">
            <text:p>1497552</text:p>
          </table:table-cell>
          <table:table-cell table:style-name="ce7" office:value-type="float" office:value="1497657">
            <text:p>1497657</text:p>
          </table:table-cell>
          <table:table-cell table:style-name="ce7" table:formula="of:=AND([.G532]=[.B532];[.H532]&gt;=[.C532];[.I532]&lt;=[.D532])" office:value-type="boolean" office:boolean-value="false">
            <text:p>FALSE</text:p>
          </table:table-cell>
          <table:table-cell table:style-name="ce7" table:formula="of:=IF([.J532];&quot;&quot;;MAX([.C532]-[.H532];[.I532]-[.D532]))" office:value-type="float" office:value="46075">
            <text:p>4607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3]=[.B532];[.C533]=[.C532];[.D533]=[.D532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97552">
            <text:p>1497552</text:p>
          </table:table-cell>
          <table:table-cell table:style-name="ce7" office:value-type="float" office:value="1497657">
            <text:p>1497657</text:p>
          </table:table-cell>
          <table:table-cell table:style-name="ce7" table:formula="of:=AND([.G533]=[.B533];[.H533]&gt;=[.C533];[.I533]&lt;=[.D533])" office:value-type="boolean" office:boolean-value="false">
            <text:p>FALSE</text:p>
          </table:table-cell>
          <table:table-cell table:style-name="ce7" table:formula="of:=IF([.J533];&quot;&quot;;MAX([.C533]-[.H533];[.I533]-[.D533]))" office:value-type="float" office:value="46075">
            <text:p>4607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4]=[.B533];[.C534]=[.C533];[.D534]=[.D533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99916">
            <text:p>1499916</text:p>
          </table:table-cell>
          <table:table-cell table:style-name="ce7" office:value-type="float" office:value="1499997">
            <text:p>1499997</text:p>
          </table:table-cell>
          <table:table-cell table:style-name="ce7" table:formula="of:=AND([.G534]=[.B534];[.H534]&gt;=[.C534];[.I534]&lt;=[.D534])" office:value-type="boolean" office:boolean-value="false">
            <text:p>FALSE</text:p>
          </table:table-cell>
          <table:table-cell table:style-name="ce7" table:formula="of:=IF([.J534];&quot;&quot;;MAX([.C534]-[.H534];[.I534]-[.D534]))" office:value-type="float" office:value="48415">
            <text:p>4841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5]=[.B534];[.C535]=[.C534];[.D535]=[.D534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499916">
            <text:p>1499916</text:p>
          </table:table-cell>
          <table:table-cell table:style-name="ce7" office:value-type="float" office:value="1499997">
            <text:p>1499997</text:p>
          </table:table-cell>
          <table:table-cell table:style-name="ce7" table:formula="of:=AND([.G535]=[.B535];[.H535]&gt;=[.C535];[.I535]&lt;=[.D535])" office:value-type="boolean" office:boolean-value="false">
            <text:p>FALSE</text:p>
          </table:table-cell>
          <table:table-cell table:style-name="ce7" table:formula="of:=IF([.J535];&quot;&quot;;MAX([.C535]-[.H535];[.I535]-[.D535]))" office:value-type="float" office:value="48415">
            <text:p>4841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6]=[.B535];[.C536]=[.C535];[.D536]=[.D535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01284">
            <text:p>1501284</text:p>
          </table:table-cell>
          <table:table-cell table:style-name="ce7" office:value-type="float" office:value="1501358">
            <text:p>1501358</text:p>
          </table:table-cell>
          <table:table-cell table:style-name="ce7" table:formula="of:=AND([.G536]=[.B536];[.H536]&gt;=[.C536];[.I536]&lt;=[.D536])" office:value-type="boolean" office:boolean-value="false">
            <text:p>FALSE</text:p>
          </table:table-cell>
          <table:table-cell table:style-name="ce7" table:formula="of:=IF([.J536];&quot;&quot;;MAX([.C536]-[.H536];[.I536]-[.D536]))" office:value-type="float" office:value="49776">
            <text:p>4977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7]=[.B536];[.C537]=[.C536];[.D537]=[.D536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01284">
            <text:p>1501284</text:p>
          </table:table-cell>
          <table:table-cell table:style-name="ce7" office:value-type="float" office:value="1501358">
            <text:p>1501358</text:p>
          </table:table-cell>
          <table:table-cell table:style-name="ce7" table:formula="of:=AND([.G537]=[.B537];[.H537]&gt;=[.C537];[.I537]&lt;=[.D537])" office:value-type="boolean" office:boolean-value="false">
            <text:p>FALSE</text:p>
          </table:table-cell>
          <table:table-cell table:style-name="ce7" table:formula="of:=IF([.J537];&quot;&quot;;MAX([.C537]-[.H537];[.I537]-[.D537]))" office:value-type="float" office:value="49776">
            <text:p>4977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8]=[.B537];[.C538]=[.C537];[.D538]=[.D537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0659">
            <text:p>1410659</text:p>
          </table:table-cell>
          <table:table-cell table:style-name="ce7" office:value-type="float" office:value="1410722">
            <text:p>1410722</text:p>
          </table:table-cell>
          <table:table-cell table:style-name="ce7" table:formula="of:=AND([.G538]=[.B538];[.H538]&gt;=[.C538];[.I538]&lt;=[.D538])" office:value-type="boolean" office:boolean-value="true">
            <text:p>TRUE</text:p>
          </table:table-cell>
          <table:table-cell table:style-name="ce7" table:formula="of:=IF([.J538];&quot;&quot;;MAX([.C538]-[.H538];[.I538]-[.D53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39]=[.B538];[.C539]=[.C538];[.D539]=[.D538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0659">
            <text:p>1410659</text:p>
          </table:table-cell>
          <table:table-cell table:style-name="ce7" office:value-type="float" office:value="1410722">
            <text:p>1410722</text:p>
          </table:table-cell>
          <table:table-cell table:style-name="ce7" table:formula="of:=AND([.G539]=[.B539];[.H539]&gt;=[.C539];[.I539]&lt;=[.D539])" office:value-type="boolean" office:boolean-value="true">
            <text:p>TRUE</text:p>
          </table:table-cell>
          <table:table-cell table:style-name="ce7" table:formula="of:=IF([.J539];&quot;&quot;;MAX([.C539]-[.H539];[.I539]-[.D53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0]=[.B539];[.C540]=[.C539];[.D540]=[.D539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0659">
            <text:p>1410659</text:p>
          </table:table-cell>
          <table:table-cell table:style-name="ce7" office:value-type="float" office:value="1451358">
            <text:p>1451358</text:p>
          </table:table-cell>
          <table:table-cell table:style-name="ce7" table:formula="of:=AND([.G540]=[.B540];[.H540]&gt;=[.C540];[.I540]&lt;=[.D540])" office:value-type="boolean" office:boolean-value="true">
            <text:p>TRUE</text:p>
          </table:table-cell>
          <table:table-cell table:style-name="ce7" table:formula="of:=IF([.J540];&quot;&quot;;MAX([.C540]-[.H540];[.I540]-[.D54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1]=[.B540];[.C541]=[.C540];[.D541]=[.D540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0659">
            <text:p>1410659</text:p>
          </table:table-cell>
          <table:table-cell table:style-name="ce7" office:value-type="float" office:value="1451358">
            <text:p>1451358</text:p>
          </table:table-cell>
          <table:table-cell table:style-name="ce7" table:formula="of:=AND([.G541]=[.B541];[.H541]&gt;=[.C541];[.I541]&lt;=[.D541])" office:value-type="boolean" office:boolean-value="true">
            <text:p>TRUE</text:p>
          </table:table-cell>
          <table:table-cell table:style-name="ce7" table:formula="of:=IF([.J541];&quot;&quot;;MAX([.C541]-[.H541];[.I541]-[.D54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2]=[.B541];[.C542]=[.C541];[.D542]=[.D541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4209">
            <text:p>1414209</text:p>
          </table:table-cell>
          <table:table-cell table:style-name="ce7" office:value-type="float" office:value="1414327">
            <text:p>1414327</text:p>
          </table:table-cell>
          <table:table-cell table:style-name="ce7" table:formula="of:=AND([.G542]=[.B542];[.H542]&gt;=[.C542];[.I542]&lt;=[.D542])" office:value-type="boolean" office:boolean-value="true">
            <text:p>TRUE</text:p>
          </table:table-cell>
          <table:table-cell table:style-name="ce7" table:formula="of:=IF([.J542];&quot;&quot;;MAX([.C542]-[.H542];[.I542]-[.D54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3]=[.B542];[.C543]=[.C542];[.D543]=[.D542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17324">
            <text:p>1417324</text:p>
          </table:table-cell>
          <table:table-cell table:style-name="ce7" office:value-type="float" office:value="1417438">
            <text:p>1417438</text:p>
          </table:table-cell>
          <table:table-cell table:style-name="ce7" table:formula="of:=AND([.G543]=[.B543];[.H543]&gt;=[.C543];[.I543]&lt;=[.D543])" office:value-type="boolean" office:boolean-value="true">
            <text:p>TRUE</text:p>
          </table:table-cell>
          <table:table-cell table:style-name="ce7" table:formula="of:=IF([.J543];&quot;&quot;;MAX([.C543]-[.H543];[.I543]-[.D54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4]=[.B543];[.C544]=[.C543];[.D544]=[.D543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0993">
            <text:p>1420993</text:p>
          </table:table-cell>
          <table:table-cell table:style-name="ce7" office:value-type="float" office:value="1421125">
            <text:p>1421125</text:p>
          </table:table-cell>
          <table:table-cell table:style-name="ce7" table:formula="of:=AND([.G544]=[.B544];[.H544]&gt;=[.C544];[.I544]&lt;=[.D544])" office:value-type="boolean" office:boolean-value="true">
            <text:p>TRUE</text:p>
          </table:table-cell>
          <table:table-cell table:style-name="ce7" table:formula="of:=IF([.J544];&quot;&quot;;MAX([.C544]-[.H544];[.I544]-[.D54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5]=[.B544];[.C545]=[.C544];[.D545]=[.D544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0993">
            <text:p>1420993</text:p>
          </table:table-cell>
          <table:table-cell table:style-name="ce7" office:value-type="float" office:value="1421125">
            <text:p>1421125</text:p>
          </table:table-cell>
          <table:table-cell table:style-name="ce7" table:formula="of:=AND([.G545]=[.B545];[.H545]&gt;=[.C545];[.I545]&lt;=[.D545])" office:value-type="boolean" office:boolean-value="true">
            <text:p>TRUE</text:p>
          </table:table-cell>
          <table:table-cell table:style-name="ce7" table:formula="of:=IF([.J545];&quot;&quot;;MAX([.C545]-[.H545];[.I545]-[.D54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6]=[.B545];[.C546]=[.C545];[.D546]=[.D545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1215">
            <text:p>1421215</text:p>
          </table:table-cell>
          <table:table-cell table:style-name="ce7" office:value-type="float" office:value="1421399">
            <text:p>1421399</text:p>
          </table:table-cell>
          <table:table-cell table:style-name="ce7" table:formula="of:=AND([.G546]=[.B546];[.H546]&gt;=[.C546];[.I546]&lt;=[.D546])" office:value-type="boolean" office:boolean-value="true">
            <text:p>TRUE</text:p>
          </table:table-cell>
          <table:table-cell table:style-name="ce7" table:formula="of:=IF([.J546];&quot;&quot;;MAX([.C546]-[.H546];[.I546]-[.D54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7]=[.B546];[.C547]=[.C546];[.D547]=[.D546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1215">
            <text:p>1421215</text:p>
          </table:table-cell>
          <table:table-cell table:style-name="ce7" office:value-type="float" office:value="1421399">
            <text:p>1421399</text:p>
          </table:table-cell>
          <table:table-cell table:style-name="ce7" table:formula="of:=AND([.G547]=[.B547];[.H547]&gt;=[.C547];[.I547]&lt;=[.D547])" office:value-type="boolean" office:boolean-value="true">
            <text:p>TRUE</text:p>
          </table:table-cell>
          <table:table-cell table:style-name="ce7" table:formula="of:=IF([.J547];&quot;&quot;;MAX([.C547]-[.H547];[.I547]-[.D54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8]=[.B547];[.C548]=[.C547];[.D548]=[.D547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5114">
            <text:p>1425114</text:p>
          </table:table-cell>
          <table:table-cell table:style-name="ce7" office:value-type="float" office:value="1425229">
            <text:p>1425229</text:p>
          </table:table-cell>
          <table:table-cell table:style-name="ce7" table:formula="of:=AND([.G548]=[.B548];[.H548]&gt;=[.C548];[.I548]&lt;=[.D548])" office:value-type="boolean" office:boolean-value="true">
            <text:p>TRUE</text:p>
          </table:table-cell>
          <table:table-cell table:style-name="ce7" table:formula="of:=IF([.J548];&quot;&quot;;MAX([.C548]-[.H548];[.I548]-[.D54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49]=[.B548];[.C549]=[.C548];[.D549]=[.D548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5114">
            <text:p>1425114</text:p>
          </table:table-cell>
          <table:table-cell table:style-name="ce7" office:value-type="float" office:value="1425229">
            <text:p>1425229</text:p>
          </table:table-cell>
          <table:table-cell table:style-name="ce7" table:formula="of:=AND([.G549]=[.B549];[.H549]&gt;=[.C549];[.I549]&lt;=[.D549])" office:value-type="boolean" office:boolean-value="true">
            <text:p>TRUE</text:p>
          </table:table-cell>
          <table:table-cell table:style-name="ce7" table:formula="of:=IF([.J549];&quot;&quot;;MAX([.C549]-[.H549];[.I549]-[.D54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0]=[.B549];[.C550]=[.C549];[.D550]=[.D549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7754">
            <text:p>1427754</text:p>
          </table:table-cell>
          <table:table-cell table:style-name="ce7" office:value-type="float" office:value="1427780">
            <text:p>1427780</text:p>
          </table:table-cell>
          <table:table-cell table:style-name="ce7" table:formula="of:=AND([.G550]=[.B550];[.H550]&gt;=[.C550];[.I550]&lt;=[.D550])" office:value-type="boolean" office:boolean-value="true">
            <text:p>TRUE</text:p>
          </table:table-cell>
          <table:table-cell table:style-name="ce7" table:formula="of:=IF([.J550];&quot;&quot;;MAX([.C550]-[.H550];[.I550]-[.D55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1]=[.B550];[.C551]=[.C550];[.D551]=[.D550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7754">
            <text:p>1427754</text:p>
          </table:table-cell>
          <table:table-cell table:style-name="ce7" office:value-type="float" office:value="1427780">
            <text:p>1427780</text:p>
          </table:table-cell>
          <table:table-cell table:style-name="ce7" table:formula="of:=AND([.G551]=[.B551];[.H551]&gt;=[.C551];[.I551]&lt;=[.D551])" office:value-type="boolean" office:boolean-value="true">
            <text:p>TRUE</text:p>
          </table:table-cell>
          <table:table-cell table:style-name="ce7" table:formula="of:=IF([.J551];&quot;&quot;;MAX([.C551]-[.H551];[.I551]-[.D55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2]=[.B551];[.C552]=[.C551];[.D552]=[.D551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34031">
            <text:p>1434031</text:p>
          </table:table-cell>
          <table:table-cell table:style-name="ce7" office:value-type="float" office:value="1434145">
            <text:p>1434145</text:p>
          </table:table-cell>
          <table:table-cell table:style-name="ce7" table:formula="of:=AND([.G552]=[.B552];[.H552]&gt;=[.C552];[.I552]&lt;=[.D552])" office:value-type="boolean" office:boolean-value="true">
            <text:p>TRUE</text:p>
          </table:table-cell>
          <table:table-cell table:style-name="ce7" table:formula="of:=IF([.J552];&quot;&quot;;MAX([.C552]-[.H552];[.I552]-[.D55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3]=[.B552];[.C553]=[.C552];[.D553]=[.D552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34031">
            <text:p>1434031</text:p>
          </table:table-cell>
          <table:table-cell table:style-name="ce7" office:value-type="float" office:value="1434145">
            <text:p>1434145</text:p>
          </table:table-cell>
          <table:table-cell table:style-name="ce7" table:formula="of:=AND([.G553]=[.B553];[.H553]&gt;=[.C553];[.I553]&lt;=[.D553])" office:value-type="boolean" office:boolean-value="true">
            <text:p>TRUE</text:p>
          </table:table-cell>
          <table:table-cell table:style-name="ce7" table:formula="of:=IF([.J553];&quot;&quot;;MAX([.C553]-[.H553];[.I553]-[.D55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4]=[.B553];[.C554]=[.C553];[.D554]=[.D553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47552">
            <text:p>1447552</text:p>
          </table:table-cell>
          <table:table-cell table:style-name="ce7" office:value-type="float" office:value="1447657">
            <text:p>1447657</text:p>
          </table:table-cell>
          <table:table-cell table:style-name="ce7" table:formula="of:=AND([.G554]=[.B554];[.H554]&gt;=[.C554];[.I554]&lt;=[.D554])" office:value-type="boolean" office:boolean-value="true">
            <text:p>TRUE</text:p>
          </table:table-cell>
          <table:table-cell table:style-name="ce7" table:formula="of:=IF([.J554];&quot;&quot;;MAX([.C554]-[.H554];[.I554]-[.D55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5]=[.B554];[.C555]=[.C554];[.D555]=[.D554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47552">
            <text:p>1447552</text:p>
          </table:table-cell>
          <table:table-cell table:style-name="ce7" office:value-type="float" office:value="1447657">
            <text:p>1447657</text:p>
          </table:table-cell>
          <table:table-cell table:style-name="ce7" table:formula="of:=AND([.G555]=[.B555];[.H555]&gt;=[.C555];[.I555]&lt;=[.D555])" office:value-type="boolean" office:boolean-value="true">
            <text:p>TRUE</text:p>
          </table:table-cell>
          <table:table-cell table:style-name="ce7" table:formula="of:=IF([.J555];&quot;&quot;;MAX([.C555]-[.H555];[.I555]-[.D55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6]=[.B555];[.C556]=[.C555];[.D556]=[.D555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49916">
            <text:p>1449916</text:p>
          </table:table-cell>
          <table:table-cell table:style-name="ce7" office:value-type="float" office:value="1449997">
            <text:p>1449997</text:p>
          </table:table-cell>
          <table:table-cell table:style-name="ce7" table:formula="of:=AND([.G556]=[.B556];[.H556]&gt;=[.C556];[.I556]&lt;=[.D556])" office:value-type="boolean" office:boolean-value="true">
            <text:p>TRUE</text:p>
          </table:table-cell>
          <table:table-cell table:style-name="ce7" table:formula="of:=IF([.J556];&quot;&quot;;MAX([.C556]-[.H556];[.I556]-[.D55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7]=[.B556];[.C557]=[.C556];[.D557]=[.D556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49916">
            <text:p>1449916</text:p>
          </table:table-cell>
          <table:table-cell table:style-name="ce7" office:value-type="float" office:value="1449997">
            <text:p>1449997</text:p>
          </table:table-cell>
          <table:table-cell table:style-name="ce7" table:formula="of:=AND([.G557]=[.B557];[.H557]&gt;=[.C557];[.I557]&lt;=[.D557])" office:value-type="boolean" office:boolean-value="true">
            <text:p>TRUE</text:p>
          </table:table-cell>
          <table:table-cell table:style-name="ce7" table:formula="of:=IF([.J557];&quot;&quot;;MAX([.C557]-[.H557];[.I557]-[.D55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8]=[.B557];[.C558]=[.C557];[.D558]=[.D557]);&quot;&quot;;&quot;new&quot;)">
            <text:p/>
          </table:table-cell>
          <table:table-cell table:style-name="ce2" office:value-type="string">
            <text:p>CCDS1411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51284">
            <text:p>1451284</text:p>
          </table:table-cell>
          <table:table-cell table:style-name="ce7" office:value-type="float" office:value="1451358">
            <text:p>1451358</text:p>
          </table:table-cell>
          <table:table-cell table:style-name="ce7" table:formula="of:=AND([.G558]=[.B558];[.H558]&gt;=[.C558];[.I558]&lt;=[.D558])" office:value-type="boolean" office:boolean-value="true">
            <text:p>TRUE</text:p>
          </table:table-cell>
          <table:table-cell table:style-name="ce7" table:formula="of:=IF([.J558];&quot;&quot;;MAX([.C558]-[.H558];[.I558]-[.D55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3563">
            <text:p>35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05509">
            <text:p>1405509</text:p>
          </table:table-cell>
          <table:table-cell table:style-name="ce7" office:value-type="float" office:value="1451582">
            <text:p>1451582</text:p>
          </table:table-cell>
          <table:table-cell table:style-name="ce12" table:formula="of:=IF(AND([.B559]=[.B558];[.C559]=[.C558];[.D559]=[.D558]);&quot;&quot;;&quot;new&quot;)">
            <text:p/>
          </table:table-cell>
          <table:table-cell table:style-name="ce2" office:value-type="string">
            <text:p>CCDS59158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51284">
            <text:p>1451284</text:p>
          </table:table-cell>
          <table:table-cell table:style-name="ce7" office:value-type="float" office:value="1451358">
            <text:p>1451358</text:p>
          </table:table-cell>
          <table:table-cell table:style-name="ce7" table:formula="of:=AND([.G559]=[.B559];[.H559]&gt;=[.C559];[.I559]&lt;=[.D559])" office:value-type="boolean" office:boolean-value="true">
            <text:p>TRUE</text:p>
          </table:table-cell>
          <table:table-cell table:style-name="ce7" table:formula="of:=IF([.J559];&quot;&quot;;MAX([.C559]-[.H559];[.I559]-[.D559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0]=[.B559];[.C560]=[.C559];[.D560]=[.D559]);&quot;&quot;;&quot;new&quot;)" office:value-type="string" office:string-value="new">
            <text:p>new</text:p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409">
            <text:p>155227409</text:p>
          </table:table-cell>
          <table:table-cell table:style-name="ce8" office:value-type="float" office:value="155227452">
            <text:p>155227452</text:p>
          </table:table-cell>
          <table:table-cell table:style-name="ce8" table:formula="of:=AND([.G560]=[.B560];[.H560]&gt;=[.C560];[.I560]&lt;=[.D560])" office:value-type="boolean" office:boolean-value="true">
            <text:p>TRUE</text:p>
          </table:table-cell>
          <table:table-cell table:style-name="ce8" table:formula="of:=IF([.J560];&quot;&quot;;MAX([.C560]-[.H560];[.I560]-[.D560]))">
            <text:p/>
          </table:table-cell>
          <table:table-cell table:style-name="ce17" office:value-type="string">
            <text:p>two regions (X/Y) which each contain their respective transcripts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1]=[.B560];[.C561]=[.C560];[.D561]=[.D560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409">
            <text:p>155227409</text:p>
          </table:table-cell>
          <table:table-cell table:style-name="ce8" office:value-type="float" office:value="155239517">
            <text:p>155239517</text:p>
          </table:table-cell>
          <table:table-cell table:style-name="ce8" table:formula="of:=AND([.G561]=[.B561];[.H561]&gt;=[.C561];[.I561]&lt;=[.D561])" office:value-type="boolean" office:boolean-value="true">
            <text:p>TRUE</text:p>
          </table:table-cell>
          <table:table-cell table:style-name="ce8" table:formula="of:=IF([.J561];&quot;&quot;;MAX([.C561]-[.H561];[.I561]-[.D56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2]=[.B561];[.C562]=[.C561];[.D562]=[.D561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425">
            <text:p>155227425</text:p>
          </table:table-cell>
          <table:table-cell table:style-name="ce8" office:value-type="float" office:value="155227452">
            <text:p>155227452</text:p>
          </table:table-cell>
          <table:table-cell table:style-name="ce8" table:formula="of:=AND([.G562]=[.B562];[.H562]&gt;=[.C562];[.I562]&lt;=[.D562])" office:value-type="boolean" office:boolean-value="true">
            <text:p>TRUE</text:p>
          </table:table-cell>
          <table:table-cell table:style-name="ce8" table:formula="of:=IF([.J562];&quot;&quot;;MAX([.C562]-[.H562];[.I562]-[.D56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3]=[.B562];[.C563]=[.C562];[.D563]=[.D562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425">
            <text:p>155227425</text:p>
          </table:table-cell>
          <table:table-cell table:style-name="ce8" office:value-type="float" office:value="155240074">
            <text:p>155240074</text:p>
          </table:table-cell>
          <table:table-cell table:style-name="ce8" table:formula="of:=AND([.G563]=[.B563];[.H563]&gt;=[.C563];[.I563]&lt;=[.D563])" office:value-type="boolean" office:boolean-value="true">
            <text:p>TRUE</text:p>
          </table:table-cell>
          <table:table-cell table:style-name="ce8" table:formula="of:=IF([.J563];&quot;&quot;;MAX([.C563]-[.H563];[.I563]-[.D56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4]=[.B563];[.C564]=[.C563];[.D564]=[.D563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1073">
            <text:p>155231073</text:p>
          </table:table-cell>
          <table:table-cell table:style-name="ce8" office:value-type="float" office:value="155231173">
            <text:p>155231173</text:p>
          </table:table-cell>
          <table:table-cell table:style-name="ce8" table:formula="of:=AND([.G564]=[.B564];[.H564]&gt;=[.C564];[.I564]&lt;=[.D564])" office:value-type="boolean" office:boolean-value="true">
            <text:p>TRUE</text:p>
          </table:table-cell>
          <table:table-cell table:style-name="ce8" table:formula="of:=IF([.J564];&quot;&quot;;MAX([.C564]-[.H564];[.I564]-[.D56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5]=[.B564];[.C565]=[.C564];[.D565]=[.D564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2547">
            <text:p>155232547</text:p>
          </table:table-cell>
          <table:table-cell table:style-name="ce8" office:value-type="float" office:value="155232684">
            <text:p>155232684</text:p>
          </table:table-cell>
          <table:table-cell table:style-name="ce8" table:formula="of:=AND([.G565]=[.B565];[.H565]&gt;=[.C565];[.I565]&lt;=[.D565])" office:value-type="boolean" office:boolean-value="true">
            <text:p>TRUE</text:p>
          </table:table-cell>
          <table:table-cell table:style-name="ce8" table:formula="of:=IF([.J565];&quot;&quot;;MAX([.C565]-[.H565];[.I565]-[.D56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6]=[.B565];[.C566]=[.C565];[.D566]=[.D565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2571">
            <text:p>155232571</text:p>
          </table:table-cell>
          <table:table-cell table:style-name="ce8" office:value-type="float" office:value="155232684">
            <text:p>155232684</text:p>
          </table:table-cell>
          <table:table-cell table:style-name="ce8" table:formula="of:=AND([.G566]=[.B566];[.H566]&gt;=[.C566];[.I566]&lt;=[.D566])" office:value-type="boolean" office:boolean-value="true">
            <text:p>TRUE</text:p>
          </table:table-cell>
          <table:table-cell table:style-name="ce8" table:formula="of:=IF([.J566];&quot;&quot;;MAX([.C566]-[.H566];[.I566]-[.D56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7]=[.B566];[.C567]=[.C566];[.D567]=[.D566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3114">
            <text:p>155233114</text:p>
          </table:table-cell>
          <table:table-cell table:style-name="ce8" office:value-type="float" office:value="155233225">
            <text:p>155233225</text:p>
          </table:table-cell>
          <table:table-cell table:style-name="ce8" table:formula="of:=AND([.G567]=[.B567];[.H567]&gt;=[.C567];[.I567]&lt;=[.D567])" office:value-type="boolean" office:boolean-value="true">
            <text:p>TRUE</text:p>
          </table:table-cell>
          <table:table-cell table:style-name="ce8" table:formula="of:=IF([.J567];&quot;&quot;;MAX([.C567]-[.H567];[.I567]-[.D56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8]=[.B567];[.C568]=[.C567];[.D568]=[.D567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3114">
            <text:p>155233114</text:p>
          </table:table-cell>
          <table:table-cell table:style-name="ce8" office:value-type="float" office:value="155233225">
            <text:p>155233225</text:p>
          </table:table-cell>
          <table:table-cell table:style-name="ce8" table:formula="of:=AND([.G568]=[.B568];[.H568]&gt;=[.C568];[.I568]&lt;=[.D568])" office:value-type="boolean" office:boolean-value="true">
            <text:p>TRUE</text:p>
          </table:table-cell>
          <table:table-cell table:style-name="ce8" table:formula="of:=IF([.J568];&quot;&quot;;MAX([.C568]-[.H568];[.I568]-[.D56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69]=[.B568];[.C569]=[.C568];[.D569]=[.D568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3342">
            <text:p>155233342</text:p>
          </table:table-cell>
          <table:table-cell table:style-name="ce8" office:value-type="float" office:value="155233520">
            <text:p>155233520</text:p>
          </table:table-cell>
          <table:table-cell table:style-name="ce8" table:formula="of:=AND([.G569]=[.B569];[.H569]&gt;=[.C569];[.I569]&lt;=[.D569])" office:value-type="boolean" office:boolean-value="true">
            <text:p>TRUE</text:p>
          </table:table-cell>
          <table:table-cell table:style-name="ce8" table:formula="of:=IF([.J569];&quot;&quot;;MAX([.C569]-[.H569];[.I569]-[.D56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0]=[.B569];[.C570]=[.C569];[.D570]=[.D569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3349">
            <text:p>155233349</text:p>
          </table:table-cell>
          <table:table-cell table:style-name="ce8" office:value-type="float" office:value="155233520">
            <text:p>155233520</text:p>
          </table:table-cell>
          <table:table-cell table:style-name="ce8" table:formula="of:=AND([.G570]=[.B570];[.H570]&gt;=[.C570];[.I570]&lt;=[.D570])" office:value-type="boolean" office:boolean-value="true">
            <text:p>TRUE</text:p>
          </table:table-cell>
          <table:table-cell table:style-name="ce8" table:formula="of:=IF([.J570];&quot;&quot;;MAX([.C570]-[.H570];[.I570]-[.D57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1]=[.B570];[.C571]=[.C570];[.D571]=[.D570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4085">
            <text:p>155234085</text:p>
          </table:table-cell>
          <table:table-cell table:style-name="ce8" office:value-type="float" office:value="155234230">
            <text:p>155234230</text:p>
          </table:table-cell>
          <table:table-cell table:style-name="ce8" table:formula="of:=AND([.G571]=[.B571];[.H571]&gt;=[.C571];[.I571]&lt;=[.D571])" office:value-type="boolean" office:boolean-value="true">
            <text:p>TRUE</text:p>
          </table:table-cell>
          <table:table-cell table:style-name="ce8" table:formula="of:=IF([.J571];&quot;&quot;;MAX([.C571]-[.H571];[.I571]-[.D57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2]=[.B571];[.C572]=[.C571];[.D572]=[.D571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4114">
            <text:p>155234114</text:p>
          </table:table-cell>
          <table:table-cell table:style-name="ce8" office:value-type="float" office:value="155234230">
            <text:p>155234230</text:p>
          </table:table-cell>
          <table:table-cell table:style-name="ce8" table:formula="of:=AND([.G572]=[.B572];[.H572]&gt;=[.C572];[.I572]&lt;=[.D572])" office:value-type="boolean" office:boolean-value="true">
            <text:p>TRUE</text:p>
          </table:table-cell>
          <table:table-cell table:style-name="ce8" table:formula="of:=IF([.J572];&quot;&quot;;MAX([.C572]-[.H572];[.I572]-[.D57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3]=[.B572];[.C573]=[.C572];[.D573]=[.D572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4943">
            <text:p>155234943</text:p>
          </table:table-cell>
          <table:table-cell table:style-name="ce8" office:value-type="float" office:value="155235144">
            <text:p>155235144</text:p>
          </table:table-cell>
          <table:table-cell table:style-name="ce8" table:formula="of:=AND([.G573]=[.B573];[.H573]&gt;=[.C573];[.I573]&lt;=[.D573])" office:value-type="boolean" office:boolean-value="true">
            <text:p>TRUE</text:p>
          </table:table-cell>
          <table:table-cell table:style-name="ce8" table:formula="of:=IF([.J573];&quot;&quot;;MAX([.C573]-[.H573];[.I573]-[.D57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4]=[.B573];[.C574]=[.C573];[.D574]=[.D573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4943">
            <text:p>155234943</text:p>
          </table:table-cell>
          <table:table-cell table:style-name="ce8" office:value-type="float" office:value="155235144">
            <text:p>155235144</text:p>
          </table:table-cell>
          <table:table-cell table:style-name="ce8" table:formula="of:=AND([.G574]=[.B574];[.H574]&gt;=[.C574];[.I574]&lt;=[.D574])" office:value-type="boolean" office:boolean-value="true">
            <text:p>TRUE</text:p>
          </table:table-cell>
          <table:table-cell table:style-name="ce8" table:formula="of:=IF([.J574];&quot;&quot;;MAX([.C574]-[.H574];[.I574]-[.D57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5]=[.B574];[.C575]=[.C574];[.D575]=[.D574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5748">
            <text:p>155235748</text:p>
          </table:table-cell>
          <table:table-cell table:style-name="ce8" office:value-type="float" office:value="155235853">
            <text:p>155235853</text:p>
          </table:table-cell>
          <table:table-cell table:style-name="ce8" table:formula="of:=AND([.G575]=[.B575];[.H575]&gt;=[.C575];[.I575]&lt;=[.D575])" office:value-type="boolean" office:boolean-value="true">
            <text:p>TRUE</text:p>
          </table:table-cell>
          <table:table-cell table:style-name="ce8" table:formula="of:=IF([.J575];&quot;&quot;;MAX([.C575]-[.H575];[.I575]-[.D57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6]=[.B575];[.C576]=[.C575];[.D576]=[.D575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5748">
            <text:p>155235748</text:p>
          </table:table-cell>
          <table:table-cell table:style-name="ce8" office:value-type="float" office:value="155235853">
            <text:p>155235853</text:p>
          </table:table-cell>
          <table:table-cell table:style-name="ce8" table:formula="of:=AND([.G576]=[.B576];[.H576]&gt;=[.C576];[.I576]&lt;=[.D576])" office:value-type="boolean" office:boolean-value="true">
            <text:p>TRUE</text:p>
          </table:table-cell>
          <table:table-cell table:style-name="ce8" table:formula="of:=IF([.J576];&quot;&quot;;MAX([.C576]-[.H576];[.I576]-[.D57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7]=[.B576];[.C577]=[.C576];[.D577]=[.D576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7188">
            <text:p>155237188</text:p>
          </table:table-cell>
          <table:table-cell table:style-name="ce8" office:value-type="float" office:value="155237272">
            <text:p>155237272</text:p>
          </table:table-cell>
          <table:table-cell table:style-name="ce8" table:formula="of:=AND([.G577]=[.B577];[.H577]&gt;=[.C577];[.I577]&lt;=[.D577])" office:value-type="boolean" office:boolean-value="true">
            <text:p>TRUE</text:p>
          </table:table-cell>
          <table:table-cell table:style-name="ce8" table:formula="of:=IF([.J577];&quot;&quot;;MAX([.C577]-[.H577];[.I577]-[.D57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8]=[.B577];[.C578]=[.C577];[.D578]=[.D577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9481">
            <text:p>155239481</text:p>
          </table:table-cell>
          <table:table-cell table:style-name="ce8" office:value-type="float" office:value="155239517">
            <text:p>155239517</text:p>
          </table:table-cell>
          <table:table-cell table:style-name="ce8" table:formula="of:=AND([.G578]=[.B578];[.H578]&gt;=[.C578];[.I578]&lt;=[.D578])" office:value-type="boolean" office:boolean-value="true">
            <text:p>TRUE</text:p>
          </table:table-cell>
          <table:table-cell table:style-name="ce8" table:formula="of:=IF([.J578];&quot;&quot;;MAX([.C578]-[.H578];[.I578]-[.D57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79]=[.B578];[.C579]=[.C578];[.D579]=[.D578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9481">
            <text:p>155239481</text:p>
          </table:table-cell>
          <table:table-cell table:style-name="ce8" office:value-type="float" office:value="155240074">
            <text:p>155240074</text:p>
          </table:table-cell>
          <table:table-cell table:style-name="ce8" table:formula="of:=AND([.G579]=[.B579];[.H579]&gt;=[.C579];[.I579]&lt;=[.D579])" office:value-type="boolean" office:boolean-value="true">
            <text:p>TRUE</text:p>
          </table:table-cell>
          <table:table-cell table:style-name="ce8" table:formula="of:=IF([.J579];&quot;&quot;;MAX([.C579]-[.H579];[.I579]-[.D57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0]=[.B579];[.C580]=[.C579];[.D580]=[.D579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415">
            <text:p>59330415</text:p>
          </table:table-cell>
          <table:table-cell table:style-name="ce8" office:value-type="float" office:value="59330458">
            <text:p>59330458</text:p>
          </table:table-cell>
          <table:table-cell table:style-name="ce8" table:formula="of:=AND([.G580]=[.B580];[.H580]&gt;=[.C580];[.I580]&lt;=[.D580])" office:value-type="boolean" office:boolean-value="false">
            <text:p>FALSE</text:p>
          </table:table-cell>
          <table:table-cell table:style-name="ce8" table:formula="of:=IF([.J580];&quot;&quot;;MAX([.C580]-[.H580];[.I580]-[.D580]))" office:value-type="float" office:value="95896831">
            <text:p>9589683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1]=[.B580];[.C581]=[.C580];[.D581]=[.D580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415">
            <text:p>59330415</text:p>
          </table:table-cell>
          <table:table-cell table:style-name="ce8" office:value-type="float" office:value="59342523">
            <text:p>59342523</text:p>
          </table:table-cell>
          <table:table-cell table:style-name="ce8" table:formula="of:=AND([.G581]=[.B581];[.H581]&gt;=[.C581];[.I581]&lt;=[.D581])" office:value-type="boolean" office:boolean-value="false">
            <text:p>FALSE</text:p>
          </table:table-cell>
          <table:table-cell table:style-name="ce8" table:formula="of:=IF([.J581];&quot;&quot;;MAX([.C581]-[.H581];[.I581]-[.D581]))" office:value-type="float" office:value="95896831">
            <text:p>9589683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2]=[.B581];[.C582]=[.C581];[.D582]=[.D581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431">
            <text:p>59330431</text:p>
          </table:table-cell>
          <table:table-cell table:style-name="ce8" office:value-type="float" office:value="59330458">
            <text:p>59330458</text:p>
          </table:table-cell>
          <table:table-cell table:style-name="ce8" table:formula="of:=AND([.G582]=[.B582];[.H582]&gt;=[.C582];[.I582]&lt;=[.D582])" office:value-type="boolean" office:boolean-value="false">
            <text:p>FALSE</text:p>
          </table:table-cell>
          <table:table-cell table:style-name="ce8" table:formula="of:=IF([.J582];&quot;&quot;;MAX([.C582]-[.H582];[.I582]-[.D582]))" office:value-type="float" office:value="95896815">
            <text:p>9589681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3]=[.B582];[.C583]=[.C582];[.D583]=[.D582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431">
            <text:p>59330431</text:p>
          </table:table-cell>
          <table:table-cell table:style-name="ce8" office:value-type="float" office:value="59343080">
            <text:p>59343080</text:p>
          </table:table-cell>
          <table:table-cell table:style-name="ce8" table:formula="of:=AND([.G583]=[.B583];[.H583]&gt;=[.C583];[.I583]&lt;=[.D583])" office:value-type="boolean" office:boolean-value="false">
            <text:p>FALSE</text:p>
          </table:table-cell>
          <table:table-cell table:style-name="ce8" table:formula="of:=IF([.J583];&quot;&quot;;MAX([.C583]-[.H583];[.I583]-[.D583]))" office:value-type="float" office:value="95896815">
            <text:p>9589681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4]=[.B583];[.C584]=[.C583];[.D584]=[.D583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4079">
            <text:p>59334079</text:p>
          </table:table-cell>
          <table:table-cell table:style-name="ce8" office:value-type="float" office:value="59334179">
            <text:p>59334179</text:p>
          </table:table-cell>
          <table:table-cell table:style-name="ce8" table:formula="of:=AND([.G584]=[.B584];[.H584]&gt;=[.C584];[.I584]&lt;=[.D584])" office:value-type="boolean" office:boolean-value="false">
            <text:p>FALSE</text:p>
          </table:table-cell>
          <table:table-cell table:style-name="ce8" table:formula="of:=IF([.J584];&quot;&quot;;MAX([.C584]-[.H584];[.I584]-[.D584]))" office:value-type="float" office:value="95893167">
            <text:p>9589316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5]=[.B584];[.C585]=[.C584];[.D585]=[.D584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5553">
            <text:p>59335553</text:p>
          </table:table-cell>
          <table:table-cell table:style-name="ce8" office:value-type="float" office:value="59335690">
            <text:p>59335690</text:p>
          </table:table-cell>
          <table:table-cell table:style-name="ce8" table:formula="of:=AND([.G585]=[.B585];[.H585]&gt;=[.C585];[.I585]&lt;=[.D585])" office:value-type="boolean" office:boolean-value="false">
            <text:p>FALSE</text:p>
          </table:table-cell>
          <table:table-cell table:style-name="ce8" table:formula="of:=IF([.J585];&quot;&quot;;MAX([.C585]-[.H585];[.I585]-[.D585]))" office:value-type="float" office:value="95891693">
            <text:p>9589169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6]=[.B585];[.C586]=[.C585];[.D586]=[.D585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5577">
            <text:p>59335577</text:p>
          </table:table-cell>
          <table:table-cell table:style-name="ce8" office:value-type="float" office:value="59335690">
            <text:p>59335690</text:p>
          </table:table-cell>
          <table:table-cell table:style-name="ce8" table:formula="of:=AND([.G586]=[.B586];[.H586]&gt;=[.C586];[.I586]&lt;=[.D586])" office:value-type="boolean" office:boolean-value="false">
            <text:p>FALSE</text:p>
          </table:table-cell>
          <table:table-cell table:style-name="ce8" table:formula="of:=IF([.J586];&quot;&quot;;MAX([.C586]-[.H586];[.I586]-[.D586]))" office:value-type="float" office:value="95891669">
            <text:p>9589166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7]=[.B586];[.C587]=[.C586];[.D587]=[.D586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6120">
            <text:p>59336120</text:p>
          </table:table-cell>
          <table:table-cell table:style-name="ce8" office:value-type="float" office:value="59336231">
            <text:p>59336231</text:p>
          </table:table-cell>
          <table:table-cell table:style-name="ce8" table:formula="of:=AND([.G587]=[.B587];[.H587]&gt;=[.C587];[.I587]&lt;=[.D587])" office:value-type="boolean" office:boolean-value="false">
            <text:p>FALSE</text:p>
          </table:table-cell>
          <table:table-cell table:style-name="ce8" table:formula="of:=IF([.J587];&quot;&quot;;MAX([.C587]-[.H587];[.I587]-[.D587]))" office:value-type="float" office:value="95891126">
            <text:p>958911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8]=[.B587];[.C588]=[.C587];[.D588]=[.D587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6120">
            <text:p>59336120</text:p>
          </table:table-cell>
          <table:table-cell table:style-name="ce8" office:value-type="float" office:value="59336231">
            <text:p>59336231</text:p>
          </table:table-cell>
          <table:table-cell table:style-name="ce8" table:formula="of:=AND([.G588]=[.B588];[.H588]&gt;=[.C588];[.I588]&lt;=[.D588])" office:value-type="boolean" office:boolean-value="false">
            <text:p>FALSE</text:p>
          </table:table-cell>
          <table:table-cell table:style-name="ce8" table:formula="of:=IF([.J588];&quot;&quot;;MAX([.C588]-[.H588];[.I588]-[.D588]))" office:value-type="float" office:value="95891126">
            <text:p>958911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89]=[.B588];[.C589]=[.C588];[.D589]=[.D588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6348">
            <text:p>59336348</text:p>
          </table:table-cell>
          <table:table-cell table:style-name="ce8" office:value-type="float" office:value="59336526">
            <text:p>59336526</text:p>
          </table:table-cell>
          <table:table-cell table:style-name="ce8" table:formula="of:=AND([.G589]=[.B589];[.H589]&gt;=[.C589];[.I589]&lt;=[.D589])" office:value-type="boolean" office:boolean-value="false">
            <text:p>FALSE</text:p>
          </table:table-cell>
          <table:table-cell table:style-name="ce8" table:formula="of:=IF([.J589];&quot;&quot;;MAX([.C589]-[.H589];[.I589]-[.D589]))" office:value-type="float" office:value="95890898">
            <text:p>9589089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0]=[.B589];[.C590]=[.C589];[.D590]=[.D589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6355">
            <text:p>59336355</text:p>
          </table:table-cell>
          <table:table-cell table:style-name="ce8" office:value-type="float" office:value="59336526">
            <text:p>59336526</text:p>
          </table:table-cell>
          <table:table-cell table:style-name="ce8" table:formula="of:=AND([.G590]=[.B590];[.H590]&gt;=[.C590];[.I590]&lt;=[.D590])" office:value-type="boolean" office:boolean-value="false">
            <text:p>FALSE</text:p>
          </table:table-cell>
          <table:table-cell table:style-name="ce8" table:formula="of:=IF([.J590];&quot;&quot;;MAX([.C590]-[.H590];[.I590]-[.D590]))" office:value-type="float" office:value="95890891">
            <text:p>9589089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1]=[.B590];[.C591]=[.C590];[.D591]=[.D590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7091">
            <text:p>59337091</text:p>
          </table:table-cell>
          <table:table-cell table:style-name="ce8" office:value-type="float" office:value="59337236">
            <text:p>59337236</text:p>
          </table:table-cell>
          <table:table-cell table:style-name="ce8" table:formula="of:=AND([.G591]=[.B591];[.H591]&gt;=[.C591];[.I591]&lt;=[.D591])" office:value-type="boolean" office:boolean-value="false">
            <text:p>FALSE</text:p>
          </table:table-cell>
          <table:table-cell table:style-name="ce8" table:formula="of:=IF([.J591];&quot;&quot;;MAX([.C591]-[.H591];[.I591]-[.D591]))" office:value-type="float" office:value="95890155">
            <text:p>9589015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2]=[.B591];[.C592]=[.C591];[.D592]=[.D591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7120">
            <text:p>59337120</text:p>
          </table:table-cell>
          <table:table-cell table:style-name="ce8" office:value-type="float" office:value="59337236">
            <text:p>59337236</text:p>
          </table:table-cell>
          <table:table-cell table:style-name="ce8" table:formula="of:=AND([.G592]=[.B592];[.H592]&gt;=[.C592];[.I592]&lt;=[.D592])" office:value-type="boolean" office:boolean-value="false">
            <text:p>FALSE</text:p>
          </table:table-cell>
          <table:table-cell table:style-name="ce8" table:formula="of:=IF([.J592];&quot;&quot;;MAX([.C592]-[.H592];[.I592]-[.D592]))" office:value-type="float" office:value="95890126">
            <text:p>9589012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3]=[.B592];[.C593]=[.C592];[.D593]=[.D592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7949">
            <text:p>59337949</text:p>
          </table:table-cell>
          <table:table-cell table:style-name="ce8" office:value-type="float" office:value="59338150">
            <text:p>59338150</text:p>
          </table:table-cell>
          <table:table-cell table:style-name="ce8" table:formula="of:=AND([.G593]=[.B593];[.H593]&gt;=[.C593];[.I593]&lt;=[.D593])" office:value-type="boolean" office:boolean-value="false">
            <text:p>FALSE</text:p>
          </table:table-cell>
          <table:table-cell table:style-name="ce8" table:formula="of:=IF([.J593];&quot;&quot;;MAX([.C593]-[.H593];[.I593]-[.D593]))" office:value-type="float" office:value="95889297">
            <text:p>9588929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4]=[.B593];[.C594]=[.C593];[.D594]=[.D593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7949">
            <text:p>59337949</text:p>
          </table:table-cell>
          <table:table-cell table:style-name="ce8" office:value-type="float" office:value="59338150">
            <text:p>59338150</text:p>
          </table:table-cell>
          <table:table-cell table:style-name="ce8" table:formula="of:=AND([.G594]=[.B594];[.H594]&gt;=[.C594];[.I594]&lt;=[.D594])" office:value-type="boolean" office:boolean-value="false">
            <text:p>FALSE</text:p>
          </table:table-cell>
          <table:table-cell table:style-name="ce8" table:formula="of:=IF([.J594];&quot;&quot;;MAX([.C594]-[.H594];[.I594]-[.D594]))" office:value-type="float" office:value="95889297">
            <text:p>9588929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5]=[.B594];[.C595]=[.C594];[.D595]=[.D594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8754">
            <text:p>59338754</text:p>
          </table:table-cell>
          <table:table-cell table:style-name="ce8" office:value-type="float" office:value="59338859">
            <text:p>59338859</text:p>
          </table:table-cell>
          <table:table-cell table:style-name="ce8" table:formula="of:=AND([.G595]=[.B595];[.H595]&gt;=[.C595];[.I595]&lt;=[.D595])" office:value-type="boolean" office:boolean-value="false">
            <text:p>FALSE</text:p>
          </table:table-cell>
          <table:table-cell table:style-name="ce8" table:formula="of:=IF([.J595];&quot;&quot;;MAX([.C595]-[.H595];[.I595]-[.D595]))" office:value-type="float" office:value="95888492">
            <text:p>9588849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6]=[.B595];[.C596]=[.C595];[.D596]=[.D595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8754">
            <text:p>59338754</text:p>
          </table:table-cell>
          <table:table-cell table:style-name="ce8" office:value-type="float" office:value="59338859">
            <text:p>59338859</text:p>
          </table:table-cell>
          <table:table-cell table:style-name="ce8" table:formula="of:=AND([.G596]=[.B596];[.H596]&gt;=[.C596];[.I596]&lt;=[.D596])" office:value-type="boolean" office:boolean-value="false">
            <text:p>FALSE</text:p>
          </table:table-cell>
          <table:table-cell table:style-name="ce8" table:formula="of:=IF([.J596];&quot;&quot;;MAX([.C596]-[.H596];[.I596]-[.D596]))" office:value-type="float" office:value="95888492">
            <text:p>9588849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7]=[.B596];[.C597]=[.C596];[.D597]=[.D596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40194">
            <text:p>59340194</text:p>
          </table:table-cell>
          <table:table-cell table:style-name="ce8" office:value-type="float" office:value="59340278">
            <text:p>59340278</text:p>
          </table:table-cell>
          <table:table-cell table:style-name="ce8" table:formula="of:=AND([.G597]=[.B597];[.H597]&gt;=[.C597];[.I597]&lt;=[.D597])" office:value-type="boolean" office:boolean-value="false">
            <text:p>FALSE</text:p>
          </table:table-cell>
          <table:table-cell table:style-name="ce8" table:formula="of:=IF([.J597];&quot;&quot;;MAX([.C597]-[.H597];[.I597]-[.D597]))" office:value-type="float" office:value="95887052">
            <text:p>9588705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8]=[.B597];[.C598]=[.C597];[.D598]=[.D597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42487">
            <text:p>59342487</text:p>
          </table:table-cell>
          <table:table-cell table:style-name="ce8" office:value-type="float" office:value="59342523">
            <text:p>59342523</text:p>
          </table:table-cell>
          <table:table-cell table:style-name="ce8" table:formula="of:=AND([.G598]=[.B598];[.H598]&gt;=[.C598];[.I598]&lt;=[.D598])" office:value-type="boolean" office:boolean-value="false">
            <text:p>FALSE</text:p>
          </table:table-cell>
          <table:table-cell table:style-name="ce8" table:formula="of:=IF([.J598];&quot;&quot;;MAX([.C598]-[.H598];[.I598]-[.D598]))" office:value-type="float" office:value="95884759">
            <text:p>9588475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246">
            <text:p>155227246</text:p>
          </table:table-cell>
          <table:table-cell table:style-name="ce8" office:value-type="float" office:value="155240482">
            <text:p>155240482</text:p>
          </table:table-cell>
          <table:table-cell table:style-name="ce13" table:formula="of:=IF(AND([.B599]=[.B598];[.C599]=[.C598];[.D599]=[.D598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42487">
            <text:p>59342487</text:p>
          </table:table-cell>
          <table:table-cell table:style-name="ce8" office:value-type="float" office:value="59343080">
            <text:p>59343080</text:p>
          </table:table-cell>
          <table:table-cell table:style-name="ce8" table:formula="of:=AND([.G599]=[.B599];[.H599]&gt;=[.C599];[.I599]&lt;=[.D599])" office:value-type="boolean" office:boolean-value="false">
            <text:p>FALSE</text:p>
          </table:table-cell>
          <table:table-cell table:style-name="ce8" table:formula="of:=IF([.J599];&quot;&quot;;MAX([.C599]-[.H599];[.I599]-[.D599]))" office:value-type="float" office:value="95884759">
            <text:p>9588475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0]=[.B599];[.C600]=[.C599];[.D600]=[.D599]);&quot;&quot;;&quot;new&quot;)" office:value-type="string" office:string-value="new">
            <text:p>new</text:p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409">
            <text:p>155227409</text:p>
          </table:table-cell>
          <table:table-cell table:style-name="ce8" office:value-type="float" office:value="155227452">
            <text:p>155227452</text:p>
          </table:table-cell>
          <table:table-cell table:style-name="ce8" table:formula="of:=AND([.G600]=[.B600];[.H600]&gt;=[.C600];[.I600]&lt;=[.D600])" office:value-type="boolean" office:boolean-value="false">
            <text:p>FALSE</text:p>
          </table:table-cell>
          <table:table-cell table:style-name="ce8" table:formula="of:=IF([.J600];&quot;&quot;;MAX([.C600]-[.H600];[.I600]-[.D600]))" office:value-type="float" office:value="95883964">
            <text:p>9588396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1]=[.B600];[.C601]=[.C600];[.D601]=[.D600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409">
            <text:p>155227409</text:p>
          </table:table-cell>
          <table:table-cell table:style-name="ce8" office:value-type="float" office:value="155239517">
            <text:p>155239517</text:p>
          </table:table-cell>
          <table:table-cell table:style-name="ce8" table:formula="of:=AND([.G601]=[.B601];[.H601]&gt;=[.C601];[.I601]&lt;=[.D601])" office:value-type="boolean" office:boolean-value="false">
            <text:p>FALSE</text:p>
          </table:table-cell>
          <table:table-cell table:style-name="ce8" table:formula="of:=IF([.J601];&quot;&quot;;MAX([.C601]-[.H601];[.I601]-[.D601]))" office:value-type="float" office:value="95896029">
            <text:p>9589602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2]=[.B601];[.C602]=[.C601];[.D602]=[.D601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425">
            <text:p>155227425</text:p>
          </table:table-cell>
          <table:table-cell table:style-name="ce8" office:value-type="float" office:value="155227452">
            <text:p>155227452</text:p>
          </table:table-cell>
          <table:table-cell table:style-name="ce8" table:formula="of:=AND([.G602]=[.B602];[.H602]&gt;=[.C602];[.I602]&lt;=[.D602])" office:value-type="boolean" office:boolean-value="false">
            <text:p>FALSE</text:p>
          </table:table-cell>
          <table:table-cell table:style-name="ce8" table:formula="of:=IF([.J602];&quot;&quot;;MAX([.C602]-[.H602];[.I602]-[.D602]))" office:value-type="float" office:value="95883964">
            <text:p>9588396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3]=[.B602];[.C603]=[.C602];[.D603]=[.D602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27425">
            <text:p>155227425</text:p>
          </table:table-cell>
          <table:table-cell table:style-name="ce8" office:value-type="float" office:value="155240074">
            <text:p>155240074</text:p>
          </table:table-cell>
          <table:table-cell table:style-name="ce8" table:formula="of:=AND([.G603]=[.B603];[.H603]&gt;=[.C603];[.I603]&lt;=[.D603])" office:value-type="boolean" office:boolean-value="false">
            <text:p>FALSE</text:p>
          </table:table-cell>
          <table:table-cell table:style-name="ce8" table:formula="of:=IF([.J603];&quot;&quot;;MAX([.C603]-[.H603];[.I603]-[.D603]))" office:value-type="float" office:value="95896586">
            <text:p>9589658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4]=[.B603];[.C604]=[.C603];[.D604]=[.D603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1073">
            <text:p>155231073</text:p>
          </table:table-cell>
          <table:table-cell table:style-name="ce8" office:value-type="float" office:value="155231173">
            <text:p>155231173</text:p>
          </table:table-cell>
          <table:table-cell table:style-name="ce8" table:formula="of:=AND([.G604]=[.B604];[.H604]&gt;=[.C604];[.I604]&lt;=[.D604])" office:value-type="boolean" office:boolean-value="false">
            <text:p>FALSE</text:p>
          </table:table-cell>
          <table:table-cell table:style-name="ce8" table:formula="of:=IF([.J604];&quot;&quot;;MAX([.C604]-[.H604];[.I604]-[.D604]))" office:value-type="float" office:value="95887685">
            <text:p>9588768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5]=[.B604];[.C605]=[.C604];[.D605]=[.D604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2547">
            <text:p>155232547</text:p>
          </table:table-cell>
          <table:table-cell table:style-name="ce8" office:value-type="float" office:value="155232684">
            <text:p>155232684</text:p>
          </table:table-cell>
          <table:table-cell table:style-name="ce8" table:formula="of:=AND([.G605]=[.B605];[.H605]&gt;=[.C605];[.I605]&lt;=[.D605])" office:value-type="boolean" office:boolean-value="false">
            <text:p>FALSE</text:p>
          </table:table-cell>
          <table:table-cell table:style-name="ce8" table:formula="of:=IF([.J605];&quot;&quot;;MAX([.C605]-[.H605];[.I605]-[.D605]))" office:value-type="float" office:value="95889196">
            <text:p>958891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6]=[.B605];[.C606]=[.C605];[.D606]=[.D605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2571">
            <text:p>155232571</text:p>
          </table:table-cell>
          <table:table-cell table:style-name="ce8" office:value-type="float" office:value="155232684">
            <text:p>155232684</text:p>
          </table:table-cell>
          <table:table-cell table:style-name="ce8" table:formula="of:=AND([.G606]=[.B606];[.H606]&gt;=[.C606];[.I606]&lt;=[.D606])" office:value-type="boolean" office:boolean-value="false">
            <text:p>FALSE</text:p>
          </table:table-cell>
          <table:table-cell table:style-name="ce8" table:formula="of:=IF([.J606];&quot;&quot;;MAX([.C606]-[.H606];[.I606]-[.D606]))" office:value-type="float" office:value="95889196">
            <text:p>958891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7]=[.B606];[.C607]=[.C606];[.D607]=[.D606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3114">
            <text:p>155233114</text:p>
          </table:table-cell>
          <table:table-cell table:style-name="ce8" office:value-type="float" office:value="155233225">
            <text:p>155233225</text:p>
          </table:table-cell>
          <table:table-cell table:style-name="ce8" table:formula="of:=AND([.G607]=[.B607];[.H607]&gt;=[.C607];[.I607]&lt;=[.D607])" office:value-type="boolean" office:boolean-value="false">
            <text:p>FALSE</text:p>
          </table:table-cell>
          <table:table-cell table:style-name="ce8" table:formula="of:=IF([.J607];&quot;&quot;;MAX([.C607]-[.H607];[.I607]-[.D607]))" office:value-type="float" office:value="95889737">
            <text:p>9588973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8]=[.B607];[.C608]=[.C607];[.D608]=[.D607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3114">
            <text:p>155233114</text:p>
          </table:table-cell>
          <table:table-cell table:style-name="ce8" office:value-type="float" office:value="155233225">
            <text:p>155233225</text:p>
          </table:table-cell>
          <table:table-cell table:style-name="ce8" table:formula="of:=AND([.G608]=[.B608];[.H608]&gt;=[.C608];[.I608]&lt;=[.D608])" office:value-type="boolean" office:boolean-value="false">
            <text:p>FALSE</text:p>
          </table:table-cell>
          <table:table-cell table:style-name="ce8" table:formula="of:=IF([.J608];&quot;&quot;;MAX([.C608]-[.H608];[.I608]-[.D608]))" office:value-type="float" office:value="95889737">
            <text:p>9588973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09]=[.B608];[.C609]=[.C608];[.D609]=[.D608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3342">
            <text:p>155233342</text:p>
          </table:table-cell>
          <table:table-cell table:style-name="ce8" office:value-type="float" office:value="155233520">
            <text:p>155233520</text:p>
          </table:table-cell>
          <table:table-cell table:style-name="ce8" table:formula="of:=AND([.G609]=[.B609];[.H609]&gt;=[.C609];[.I609]&lt;=[.D609])" office:value-type="boolean" office:boolean-value="false">
            <text:p>FALSE</text:p>
          </table:table-cell>
          <table:table-cell table:style-name="ce8" table:formula="of:=IF([.J609];&quot;&quot;;MAX([.C609]-[.H609];[.I609]-[.D609]))" office:value-type="float" office:value="95890032">
            <text:p>9589003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0]=[.B609];[.C610]=[.C609];[.D610]=[.D609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3349">
            <text:p>155233349</text:p>
          </table:table-cell>
          <table:table-cell table:style-name="ce8" office:value-type="float" office:value="155233520">
            <text:p>155233520</text:p>
          </table:table-cell>
          <table:table-cell table:style-name="ce8" table:formula="of:=AND([.G610]=[.B610];[.H610]&gt;=[.C610];[.I610]&lt;=[.D610])" office:value-type="boolean" office:boolean-value="false">
            <text:p>FALSE</text:p>
          </table:table-cell>
          <table:table-cell table:style-name="ce8" table:formula="of:=IF([.J610];&quot;&quot;;MAX([.C610]-[.H610];[.I610]-[.D610]))" office:value-type="float" office:value="95890032">
            <text:p>9589003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1]=[.B610];[.C611]=[.C610];[.D611]=[.D610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4085">
            <text:p>155234085</text:p>
          </table:table-cell>
          <table:table-cell table:style-name="ce8" office:value-type="float" office:value="155234230">
            <text:p>155234230</text:p>
          </table:table-cell>
          <table:table-cell table:style-name="ce8" table:formula="of:=AND([.G611]=[.B611];[.H611]&gt;=[.C611];[.I611]&lt;=[.D611])" office:value-type="boolean" office:boolean-value="false">
            <text:p>FALSE</text:p>
          </table:table-cell>
          <table:table-cell table:style-name="ce8" table:formula="of:=IF([.J611];&quot;&quot;;MAX([.C611]-[.H611];[.I611]-[.D611]))" office:value-type="float" office:value="95890742">
            <text:p>9589074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2]=[.B611];[.C612]=[.C611];[.D612]=[.D611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4114">
            <text:p>155234114</text:p>
          </table:table-cell>
          <table:table-cell table:style-name="ce8" office:value-type="float" office:value="155234230">
            <text:p>155234230</text:p>
          </table:table-cell>
          <table:table-cell table:style-name="ce8" table:formula="of:=AND([.G612]=[.B612];[.H612]&gt;=[.C612];[.I612]&lt;=[.D612])" office:value-type="boolean" office:boolean-value="false">
            <text:p>FALSE</text:p>
          </table:table-cell>
          <table:table-cell table:style-name="ce8" table:formula="of:=IF([.J612];&quot;&quot;;MAX([.C612]-[.H612];[.I612]-[.D612]))" office:value-type="float" office:value="95890742">
            <text:p>9589074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3]=[.B612];[.C613]=[.C612];[.D613]=[.D612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4943">
            <text:p>155234943</text:p>
          </table:table-cell>
          <table:table-cell table:style-name="ce8" office:value-type="float" office:value="155235144">
            <text:p>155235144</text:p>
          </table:table-cell>
          <table:table-cell table:style-name="ce8" table:formula="of:=AND([.G613]=[.B613];[.H613]&gt;=[.C613];[.I613]&lt;=[.D613])" office:value-type="boolean" office:boolean-value="false">
            <text:p>FALSE</text:p>
          </table:table-cell>
          <table:table-cell table:style-name="ce8" table:formula="of:=IF([.J613];&quot;&quot;;MAX([.C613]-[.H613];[.I613]-[.D613]))" office:value-type="float" office:value="95891656">
            <text:p>9589165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4]=[.B613];[.C614]=[.C613];[.D614]=[.D613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4943">
            <text:p>155234943</text:p>
          </table:table-cell>
          <table:table-cell table:style-name="ce8" office:value-type="float" office:value="155235144">
            <text:p>155235144</text:p>
          </table:table-cell>
          <table:table-cell table:style-name="ce8" table:formula="of:=AND([.G614]=[.B614];[.H614]&gt;=[.C614];[.I614]&lt;=[.D614])" office:value-type="boolean" office:boolean-value="false">
            <text:p>FALSE</text:p>
          </table:table-cell>
          <table:table-cell table:style-name="ce8" table:formula="of:=IF([.J614];&quot;&quot;;MAX([.C614]-[.H614];[.I614]-[.D614]))" office:value-type="float" office:value="95891656">
            <text:p>9589165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5]=[.B614];[.C615]=[.C614];[.D615]=[.D614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5748">
            <text:p>155235748</text:p>
          </table:table-cell>
          <table:table-cell table:style-name="ce8" office:value-type="float" office:value="155235853">
            <text:p>155235853</text:p>
          </table:table-cell>
          <table:table-cell table:style-name="ce8" table:formula="of:=AND([.G615]=[.B615];[.H615]&gt;=[.C615];[.I615]&lt;=[.D615])" office:value-type="boolean" office:boolean-value="false">
            <text:p>FALSE</text:p>
          </table:table-cell>
          <table:table-cell table:style-name="ce8" table:formula="of:=IF([.J615];&quot;&quot;;MAX([.C615]-[.H615];[.I615]-[.D615]))" office:value-type="float" office:value="95892365">
            <text:p>9589236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6]=[.B615];[.C616]=[.C615];[.D616]=[.D615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5748">
            <text:p>155235748</text:p>
          </table:table-cell>
          <table:table-cell table:style-name="ce8" office:value-type="float" office:value="155235853">
            <text:p>155235853</text:p>
          </table:table-cell>
          <table:table-cell table:style-name="ce8" table:formula="of:=AND([.G616]=[.B616];[.H616]&gt;=[.C616];[.I616]&lt;=[.D616])" office:value-type="boolean" office:boolean-value="false">
            <text:p>FALSE</text:p>
          </table:table-cell>
          <table:table-cell table:style-name="ce8" table:formula="of:=IF([.J616];&quot;&quot;;MAX([.C616]-[.H616];[.I616]-[.D616]))" office:value-type="float" office:value="95892365">
            <text:p>9589236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7]=[.B616];[.C617]=[.C616];[.D617]=[.D616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7188">
            <text:p>155237188</text:p>
          </table:table-cell>
          <table:table-cell table:style-name="ce8" office:value-type="float" office:value="155237272">
            <text:p>155237272</text:p>
          </table:table-cell>
          <table:table-cell table:style-name="ce8" table:formula="of:=AND([.G617]=[.B617];[.H617]&gt;=[.C617];[.I617]&lt;=[.D617])" office:value-type="boolean" office:boolean-value="false">
            <text:p>FALSE</text:p>
          </table:table-cell>
          <table:table-cell table:style-name="ce8" table:formula="of:=IF([.J617];&quot;&quot;;MAX([.C617]-[.H617];[.I617]-[.D617]))" office:value-type="float" office:value="95893784">
            <text:p>9589378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8]=[.B617];[.C618]=[.C617];[.D618]=[.D617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9481">
            <text:p>155239481</text:p>
          </table:table-cell>
          <table:table-cell table:style-name="ce8" office:value-type="float" office:value="155239517">
            <text:p>155239517</text:p>
          </table:table-cell>
          <table:table-cell table:style-name="ce8" table:formula="of:=AND([.G618]=[.B618];[.H618]&gt;=[.C618];[.I618]&lt;=[.D618])" office:value-type="boolean" office:boolean-value="false">
            <text:p>FALSE</text:p>
          </table:table-cell>
          <table:table-cell table:style-name="ce8" table:formula="of:=IF([.J618];&quot;&quot;;MAX([.C618]-[.H618];[.I618]-[.D618]))" office:value-type="float" office:value="95896029">
            <text:p>9589602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19]=[.B618];[.C619]=[.C618];[.D619]=[.D618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239481">
            <text:p>155239481</text:p>
          </table:table-cell>
          <table:table-cell table:style-name="ce8" office:value-type="float" office:value="155240074">
            <text:p>155240074</text:p>
          </table:table-cell>
          <table:table-cell table:style-name="ce8" table:formula="of:=AND([.G619]=[.B619];[.H619]&gt;=[.C619];[.I619]&lt;=[.D619])" office:value-type="boolean" office:boolean-value="false">
            <text:p>FALSE</text:p>
          </table:table-cell>
          <table:table-cell table:style-name="ce8" table:formula="of:=IF([.J619];&quot;&quot;;MAX([.C619]-[.H619];[.I619]-[.D619]))" office:value-type="float" office:value="95896586">
            <text:p>9589658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0]=[.B619];[.C620]=[.C619];[.D620]=[.D619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415">
            <text:p>59330415</text:p>
          </table:table-cell>
          <table:table-cell table:style-name="ce8" office:value-type="float" office:value="59330458">
            <text:p>59330458</text:p>
          </table:table-cell>
          <table:table-cell table:style-name="ce8" table:formula="of:=AND([.G620]=[.B620];[.H620]&gt;=[.C620];[.I620]&lt;=[.D620])" office:value-type="boolean" office:boolean-value="true">
            <text:p>TRUE</text:p>
          </table:table-cell>
          <table:table-cell table:style-name="ce8" table:formula="of:=IF([.J620];&quot;&quot;;MAX([.C620]-[.H620];[.I620]-[.D62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1]=[.B620];[.C621]=[.C620];[.D621]=[.D620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415">
            <text:p>59330415</text:p>
          </table:table-cell>
          <table:table-cell table:style-name="ce8" office:value-type="float" office:value="59342523">
            <text:p>59342523</text:p>
          </table:table-cell>
          <table:table-cell table:style-name="ce8" table:formula="of:=AND([.G621]=[.B621];[.H621]&gt;=[.C621];[.I621]&lt;=[.D621])" office:value-type="boolean" office:boolean-value="true">
            <text:p>TRUE</text:p>
          </table:table-cell>
          <table:table-cell table:style-name="ce8" table:formula="of:=IF([.J621];&quot;&quot;;MAX([.C621]-[.H621];[.I621]-[.D62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2]=[.B621];[.C622]=[.C621];[.D622]=[.D621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431">
            <text:p>59330431</text:p>
          </table:table-cell>
          <table:table-cell table:style-name="ce8" office:value-type="float" office:value="59330458">
            <text:p>59330458</text:p>
          </table:table-cell>
          <table:table-cell table:style-name="ce8" table:formula="of:=AND([.G622]=[.B622];[.H622]&gt;=[.C622];[.I622]&lt;=[.D622])" office:value-type="boolean" office:boolean-value="true">
            <text:p>TRUE</text:p>
          </table:table-cell>
          <table:table-cell table:style-name="ce8" table:formula="of:=IF([.J622];&quot;&quot;;MAX([.C622]-[.H622];[.I622]-[.D62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3]=[.B622];[.C623]=[.C622];[.D623]=[.D622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431">
            <text:p>59330431</text:p>
          </table:table-cell>
          <table:table-cell table:style-name="ce8" office:value-type="float" office:value="59343080">
            <text:p>59343080</text:p>
          </table:table-cell>
          <table:table-cell table:style-name="ce8" table:formula="of:=AND([.G623]=[.B623];[.H623]&gt;=[.C623];[.I623]&lt;=[.D623])" office:value-type="boolean" office:boolean-value="true">
            <text:p>TRUE</text:p>
          </table:table-cell>
          <table:table-cell table:style-name="ce8" table:formula="of:=IF([.J623];&quot;&quot;;MAX([.C623]-[.H623];[.I623]-[.D62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4]=[.B623];[.C624]=[.C623];[.D624]=[.D623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4079">
            <text:p>59334079</text:p>
          </table:table-cell>
          <table:table-cell table:style-name="ce8" office:value-type="float" office:value="59334179">
            <text:p>59334179</text:p>
          </table:table-cell>
          <table:table-cell table:style-name="ce8" table:formula="of:=AND([.G624]=[.B624];[.H624]&gt;=[.C624];[.I624]&lt;=[.D624])" office:value-type="boolean" office:boolean-value="true">
            <text:p>TRUE</text:p>
          </table:table-cell>
          <table:table-cell table:style-name="ce8" table:formula="of:=IF([.J624];&quot;&quot;;MAX([.C624]-[.H624];[.I624]-[.D62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5]=[.B624];[.C625]=[.C624];[.D625]=[.D624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5553">
            <text:p>59335553</text:p>
          </table:table-cell>
          <table:table-cell table:style-name="ce8" office:value-type="float" office:value="59335690">
            <text:p>59335690</text:p>
          </table:table-cell>
          <table:table-cell table:style-name="ce8" table:formula="of:=AND([.G625]=[.B625];[.H625]&gt;=[.C625];[.I625]&lt;=[.D625])" office:value-type="boolean" office:boolean-value="true">
            <text:p>TRUE</text:p>
          </table:table-cell>
          <table:table-cell table:style-name="ce8" table:formula="of:=IF([.J625];&quot;&quot;;MAX([.C625]-[.H625];[.I625]-[.D62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6]=[.B625];[.C626]=[.C625];[.D626]=[.D625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5577">
            <text:p>59335577</text:p>
          </table:table-cell>
          <table:table-cell table:style-name="ce8" office:value-type="float" office:value="59335690">
            <text:p>59335690</text:p>
          </table:table-cell>
          <table:table-cell table:style-name="ce8" table:formula="of:=AND([.G626]=[.B626];[.H626]&gt;=[.C626];[.I626]&lt;=[.D626])" office:value-type="boolean" office:boolean-value="true">
            <text:p>TRUE</text:p>
          </table:table-cell>
          <table:table-cell table:style-name="ce8" table:formula="of:=IF([.J626];&quot;&quot;;MAX([.C626]-[.H626];[.I626]-[.D62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7]=[.B626];[.C627]=[.C626];[.D627]=[.D626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6120">
            <text:p>59336120</text:p>
          </table:table-cell>
          <table:table-cell table:style-name="ce8" office:value-type="float" office:value="59336231">
            <text:p>59336231</text:p>
          </table:table-cell>
          <table:table-cell table:style-name="ce8" table:formula="of:=AND([.G627]=[.B627];[.H627]&gt;=[.C627];[.I627]&lt;=[.D627])" office:value-type="boolean" office:boolean-value="true">
            <text:p>TRUE</text:p>
          </table:table-cell>
          <table:table-cell table:style-name="ce8" table:formula="of:=IF([.J627];&quot;&quot;;MAX([.C627]-[.H627];[.I627]-[.D62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8]=[.B627];[.C628]=[.C627];[.D628]=[.D627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6120">
            <text:p>59336120</text:p>
          </table:table-cell>
          <table:table-cell table:style-name="ce8" office:value-type="float" office:value="59336231">
            <text:p>59336231</text:p>
          </table:table-cell>
          <table:table-cell table:style-name="ce8" table:formula="of:=AND([.G628]=[.B628];[.H628]&gt;=[.C628];[.I628]&lt;=[.D628])" office:value-type="boolean" office:boolean-value="true">
            <text:p>TRUE</text:p>
          </table:table-cell>
          <table:table-cell table:style-name="ce8" table:formula="of:=IF([.J628];&quot;&quot;;MAX([.C628]-[.H628];[.I628]-[.D62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29]=[.B628];[.C629]=[.C628];[.D629]=[.D628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6348">
            <text:p>59336348</text:p>
          </table:table-cell>
          <table:table-cell table:style-name="ce8" office:value-type="float" office:value="59336526">
            <text:p>59336526</text:p>
          </table:table-cell>
          <table:table-cell table:style-name="ce8" table:formula="of:=AND([.G629]=[.B629];[.H629]&gt;=[.C629];[.I629]&lt;=[.D629])" office:value-type="boolean" office:boolean-value="true">
            <text:p>TRUE</text:p>
          </table:table-cell>
          <table:table-cell table:style-name="ce8" table:formula="of:=IF([.J629];&quot;&quot;;MAX([.C629]-[.H629];[.I629]-[.D62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0]=[.B629];[.C630]=[.C629];[.D630]=[.D629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6355">
            <text:p>59336355</text:p>
          </table:table-cell>
          <table:table-cell table:style-name="ce8" office:value-type="float" office:value="59336526">
            <text:p>59336526</text:p>
          </table:table-cell>
          <table:table-cell table:style-name="ce8" table:formula="of:=AND([.G630]=[.B630];[.H630]&gt;=[.C630];[.I630]&lt;=[.D630])" office:value-type="boolean" office:boolean-value="true">
            <text:p>TRUE</text:p>
          </table:table-cell>
          <table:table-cell table:style-name="ce8" table:formula="of:=IF([.J630];&quot;&quot;;MAX([.C630]-[.H630];[.I630]-[.D63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1]=[.B630];[.C631]=[.C630];[.D631]=[.D630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7091">
            <text:p>59337091</text:p>
          </table:table-cell>
          <table:table-cell table:style-name="ce8" office:value-type="float" office:value="59337236">
            <text:p>59337236</text:p>
          </table:table-cell>
          <table:table-cell table:style-name="ce8" table:formula="of:=AND([.G631]=[.B631];[.H631]&gt;=[.C631];[.I631]&lt;=[.D631])" office:value-type="boolean" office:boolean-value="true">
            <text:p>TRUE</text:p>
          </table:table-cell>
          <table:table-cell table:style-name="ce8" table:formula="of:=IF([.J631];&quot;&quot;;MAX([.C631]-[.H631];[.I631]-[.D63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2]=[.B631];[.C632]=[.C631];[.D632]=[.D631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7120">
            <text:p>59337120</text:p>
          </table:table-cell>
          <table:table-cell table:style-name="ce8" office:value-type="float" office:value="59337236">
            <text:p>59337236</text:p>
          </table:table-cell>
          <table:table-cell table:style-name="ce8" table:formula="of:=AND([.G632]=[.B632];[.H632]&gt;=[.C632];[.I632]&lt;=[.D632])" office:value-type="boolean" office:boolean-value="true">
            <text:p>TRUE</text:p>
          </table:table-cell>
          <table:table-cell table:style-name="ce8" table:formula="of:=IF([.J632];&quot;&quot;;MAX([.C632]-[.H632];[.I632]-[.D63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3]=[.B632];[.C633]=[.C632];[.D633]=[.D632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7949">
            <text:p>59337949</text:p>
          </table:table-cell>
          <table:table-cell table:style-name="ce8" office:value-type="float" office:value="59338150">
            <text:p>59338150</text:p>
          </table:table-cell>
          <table:table-cell table:style-name="ce8" table:formula="of:=AND([.G633]=[.B633];[.H633]&gt;=[.C633];[.I633]&lt;=[.D633])" office:value-type="boolean" office:boolean-value="true">
            <text:p>TRUE</text:p>
          </table:table-cell>
          <table:table-cell table:style-name="ce8" table:formula="of:=IF([.J633];&quot;&quot;;MAX([.C633]-[.H633];[.I633]-[.D63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4]=[.B633];[.C634]=[.C633];[.D634]=[.D633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7949">
            <text:p>59337949</text:p>
          </table:table-cell>
          <table:table-cell table:style-name="ce8" office:value-type="float" office:value="59338150">
            <text:p>59338150</text:p>
          </table:table-cell>
          <table:table-cell table:style-name="ce8" table:formula="of:=AND([.G634]=[.B634];[.H634]&gt;=[.C634];[.I634]&lt;=[.D634])" office:value-type="boolean" office:boolean-value="true">
            <text:p>TRUE</text:p>
          </table:table-cell>
          <table:table-cell table:style-name="ce8" table:formula="of:=IF([.J634];&quot;&quot;;MAX([.C634]-[.H634];[.I634]-[.D63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5]=[.B634];[.C635]=[.C634];[.D635]=[.D634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8754">
            <text:p>59338754</text:p>
          </table:table-cell>
          <table:table-cell table:style-name="ce8" office:value-type="float" office:value="59338859">
            <text:p>59338859</text:p>
          </table:table-cell>
          <table:table-cell table:style-name="ce8" table:formula="of:=AND([.G635]=[.B635];[.H635]&gt;=[.C635];[.I635]&lt;=[.D635])" office:value-type="boolean" office:boolean-value="true">
            <text:p>TRUE</text:p>
          </table:table-cell>
          <table:table-cell table:style-name="ce8" table:formula="of:=IF([.J635];&quot;&quot;;MAX([.C635]-[.H635];[.I635]-[.D63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6]=[.B635];[.C636]=[.C635];[.D636]=[.D635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8754">
            <text:p>59338754</text:p>
          </table:table-cell>
          <table:table-cell table:style-name="ce8" office:value-type="float" office:value="59338859">
            <text:p>59338859</text:p>
          </table:table-cell>
          <table:table-cell table:style-name="ce8" table:formula="of:=AND([.G636]=[.B636];[.H636]&gt;=[.C636];[.I636]&lt;=[.D636])" office:value-type="boolean" office:boolean-value="true">
            <text:p>TRUE</text:p>
          </table:table-cell>
          <table:table-cell table:style-name="ce8" table:formula="of:=IF([.J636];&quot;&quot;;MAX([.C636]-[.H636];[.I636]-[.D63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7]=[.B636];[.C637]=[.C636];[.D637]=[.D636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40194">
            <text:p>59340194</text:p>
          </table:table-cell>
          <table:table-cell table:style-name="ce8" office:value-type="float" office:value="59340278">
            <text:p>59340278</text:p>
          </table:table-cell>
          <table:table-cell table:style-name="ce8" table:formula="of:=AND([.G637]=[.B637];[.H637]&gt;=[.C637];[.I637]&lt;=[.D637])" office:value-type="boolean" office:boolean-value="true">
            <text:p>TRUE</text:p>
          </table:table-cell>
          <table:table-cell table:style-name="ce8" table:formula="of:=IF([.J637];&quot;&quot;;MAX([.C637]-[.H637];[.I637]-[.D63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8]=[.B637];[.C638]=[.C637];[.D638]=[.D637]);&quot;&quot;;&quot;new&quot;)">
            <text:p/>
          </table:table-cell>
          <table:table-cell table:style-name="ce3" office:value-type="string">
            <text:p>CCDS5918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42487">
            <text:p>59342487</text:p>
          </table:table-cell>
          <table:table-cell table:style-name="ce8" office:value-type="float" office:value="59342523">
            <text:p>59342523</text:p>
          </table:table-cell>
          <table:table-cell table:style-name="ce8" table:formula="of:=AND([.G638]=[.B638];[.H638]&gt;=[.C638];[.I638]&lt;=[.D638])" office:value-type="boolean" office:boolean-value="true">
            <text:p>TRUE</text:p>
          </table:table-cell>
          <table:table-cell table:style-name="ce8" table:formula="of:=IF([.J638];&quot;&quot;;MAX([.C638]-[.H638];[.I638]-[.D63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3581">
            <text:p>358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30252">
            <text:p>59330252</text:p>
          </table:table-cell>
          <table:table-cell table:style-name="ce8" office:value-type="float" office:value="59343488">
            <text:p>59343488</text:p>
          </table:table-cell>
          <table:table-cell table:style-name="ce13" table:formula="of:=IF(AND([.B639]=[.B638];[.C639]=[.C638];[.D639]=[.D638]);&quot;&quot;;&quot;new&quot;)">
            <text:p/>
          </table:table-cell>
          <table:table-cell table:style-name="ce3" office:value-type="string">
            <text:p>CCDS1477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342487">
            <text:p>59342487</text:p>
          </table:table-cell>
          <table:table-cell table:style-name="ce8" office:value-type="float" office:value="59343080">
            <text:p>59343080</text:p>
          </table:table-cell>
          <table:table-cell table:style-name="ce8" table:formula="of:=AND([.G639]=[.B639];[.H639]&gt;=[.C639];[.I639]&lt;=[.D639])" office:value-type="boolean" office:boolean-value="true">
            <text:p>TRUE</text:p>
          </table:table-cell>
          <table:table-cell table:style-name="ce8" table:formula="of:=IF([.J639];&quot;&quot;;MAX([.C639]-[.H639];[.I639]-[.D639]))">
            <text:p/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0]=[.B639];[.C640]=[.C639];[.D640]=[.D639]);&quot;&quot;;&quot;new&quot;)" office:value-type="string" office:string-value="new">
            <text:p>new</text:p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402">
            <text:p>2609402</text:p>
          </table:table-cell>
          <table:table-cell table:style-name="ce7" office:value-type="float" office:value="2609468">
            <text:p>2609468</text:p>
          </table:table-cell>
          <table:table-cell table:style-name="ce7" table:formula="of:=AND([.G640]=[.B640];[.H640]&gt;=[.C640];[.I640]&lt;=[.D640])" office:value-type="boolean" office:boolean-value="true">
            <text:p>TRUE</text:p>
          </table:table-cell>
          <table:table-cell table:style-name="ce7" table:formula="of:=IF([.J640];&quot;&quot;;MAX([.C640]-[.H640];[.I640]-[.D640]))">
            <text:p/>
          </table:table-cell>
          <table:table-cell table:style-name="ce16" office:value-type="string">
            <text:p>two regions (X/Y) which each contain their respective transcripts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1]=[.B640];[.C641]=[.C640];[.D641]=[.D640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402">
            <text:p>2609402</text:p>
          </table:table-cell>
          <table:table-cell table:style-name="ce7" office:value-type="float" office:value="2609468">
            <text:p>2609468</text:p>
          </table:table-cell>
          <table:table-cell table:style-name="ce7" table:formula="of:=AND([.G641]=[.B641];[.H641]&gt;=[.C641];[.I641]&lt;=[.D641])" office:value-type="boolean" office:boolean-value="true">
            <text:p>TRUE</text:p>
          </table:table-cell>
          <table:table-cell table:style-name="ce7" table:formula="of:=IF([.J641];&quot;&quot;;MAX([.C641]-[.H641];[.I641]-[.D64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2]=[.B641];[.C642]=[.C641];[.D642]=[.D641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402">
            <text:p>2609402</text:p>
          </table:table-cell>
          <table:table-cell table:style-name="ce7" office:value-type="float" office:value="2658845">
            <text:p>2658845</text:p>
          </table:table-cell>
          <table:table-cell table:style-name="ce7" table:formula="of:=AND([.G642]=[.B642];[.H642]&gt;=[.C642];[.I642]&lt;=[.D642])" office:value-type="boolean" office:boolean-value="true">
            <text:p>TRUE</text:p>
          </table:table-cell>
          <table:table-cell table:style-name="ce7" table:formula="of:=IF([.J642];&quot;&quot;;MAX([.C642]-[.H642];[.I642]-[.D64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3]=[.B642];[.C643]=[.C642];[.D643]=[.D642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402">
            <text:p>2609402</text:p>
          </table:table-cell>
          <table:table-cell table:style-name="ce7" office:value-type="float" office:value="2658845">
            <text:p>2658845</text:p>
          </table:table-cell>
          <table:table-cell table:style-name="ce7" table:formula="of:=AND([.G643]=[.B643];[.H643]&gt;=[.C643];[.I643]&lt;=[.D643])" office:value-type="boolean" office:boolean-value="true">
            <text:p>TRUE</text:p>
          </table:table-cell>
          <table:table-cell table:style-name="ce7" table:formula="of:=IF([.J643];&quot;&quot;;MAX([.C643]-[.H643];[.I643]-[.D64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4]=[.B643];[.C644]=[.C643];[.D644]=[.D643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2463">
            <text:p>2632463</text:p>
          </table:table-cell>
          <table:table-cell table:style-name="ce7" office:value-type="float" office:value="2632495">
            <text:p>2632495</text:p>
          </table:table-cell>
          <table:table-cell table:style-name="ce7" table:formula="of:=AND([.G644]=[.B644];[.H644]&gt;=[.C644];[.I644]&lt;=[.D644])" office:value-type="boolean" office:boolean-value="true">
            <text:p>TRUE</text:p>
          </table:table-cell>
          <table:table-cell table:style-name="ce7" table:formula="of:=IF([.J644];&quot;&quot;;MAX([.C644]-[.H644];[.I644]-[.D64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5]=[.B644];[.C645]=[.C644];[.D645]=[.D644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2463">
            <text:p>2632463</text:p>
          </table:table-cell>
          <table:table-cell table:style-name="ce7" office:value-type="float" office:value="2632495">
            <text:p>2632495</text:p>
          </table:table-cell>
          <table:table-cell table:style-name="ce7" table:formula="of:=AND([.G645]=[.B645];[.H645]&gt;=[.C645];[.I645]&lt;=[.D645])" office:value-type="boolean" office:boolean-value="true">
            <text:p>TRUE</text:p>
          </table:table-cell>
          <table:table-cell table:style-name="ce7" table:formula="of:=IF([.J645];&quot;&quot;;MAX([.C645]-[.H645];[.I645]-[.D64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6]=[.B645];[.C646]=[.C645];[.D646]=[.D645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5646">
            <text:p>2635646</text:p>
          </table:table-cell>
          <table:table-cell table:style-name="ce7" office:value-type="float" office:value="2635693">
            <text:p>2635693</text:p>
          </table:table-cell>
          <table:table-cell table:style-name="ce7" table:formula="of:=AND([.G646]=[.B646];[.H646]&gt;=[.C646];[.I646]&lt;=[.D646])" office:value-type="boolean" office:boolean-value="true">
            <text:p>TRUE</text:p>
          </table:table-cell>
          <table:table-cell table:style-name="ce7" table:formula="of:=IF([.J646];&quot;&quot;;MAX([.C646]-[.H646];[.I646]-[.D64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7]=[.B646];[.C647]=[.C646];[.D647]=[.D646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7702">
            <text:p>2637702</text:p>
          </table:table-cell>
          <table:table-cell table:style-name="ce7" office:value-type="float" office:value="2637746">
            <text:p>2637746</text:p>
          </table:table-cell>
          <table:table-cell table:style-name="ce7" table:formula="of:=AND([.G647]=[.B647];[.H647]&gt;=[.C647];[.I647]&lt;=[.D647])" office:value-type="boolean" office:boolean-value="true">
            <text:p>TRUE</text:p>
          </table:table-cell>
          <table:table-cell table:style-name="ce7" table:formula="of:=IF([.J647];&quot;&quot;;MAX([.C647]-[.H647];[.I647]-[.D64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8]=[.B647];[.C648]=[.C647];[.D648]=[.D647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7702">
            <text:p>2637702</text:p>
          </table:table-cell>
          <table:table-cell table:style-name="ce7" office:value-type="float" office:value="2637746">
            <text:p>2637746</text:p>
          </table:table-cell>
          <table:table-cell table:style-name="ce7" table:formula="of:=AND([.G648]=[.B648];[.H648]&gt;=[.C648];[.I648]&lt;=[.D648])" office:value-type="boolean" office:boolean-value="true">
            <text:p>TRUE</text:p>
          </table:table-cell>
          <table:table-cell table:style-name="ce7" table:formula="of:=IF([.J648];&quot;&quot;;MAX([.C648]-[.H648];[.I648]-[.D64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49]=[.B648];[.C649]=[.C648];[.D649]=[.D648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8397">
            <text:p>2638397</text:p>
          </table:table-cell>
          <table:table-cell table:style-name="ce7" office:value-type="float" office:value="2638465">
            <text:p>2638465</text:p>
          </table:table-cell>
          <table:table-cell table:style-name="ce7" table:formula="of:=AND([.G649]=[.B649];[.H649]&gt;=[.C649];[.I649]&lt;=[.D649])" office:value-type="boolean" office:boolean-value="true">
            <text:p>TRUE</text:p>
          </table:table-cell>
          <table:table-cell table:style-name="ce7" table:formula="of:=IF([.J649];&quot;&quot;;MAX([.C649]-[.H649];[.I649]-[.D64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0]=[.B649];[.C650]=[.C649];[.D650]=[.D649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8397">
            <text:p>2638397</text:p>
          </table:table-cell>
          <table:table-cell table:style-name="ce7" office:value-type="float" office:value="2638465">
            <text:p>2638465</text:p>
          </table:table-cell>
          <table:table-cell table:style-name="ce7" table:formula="of:=AND([.G650]=[.B650];[.H650]&gt;=[.C650];[.I650]&lt;=[.D650])" office:value-type="boolean" office:boolean-value="true">
            <text:p>TRUE</text:p>
          </table:table-cell>
          <table:table-cell table:style-name="ce7" table:formula="of:=IF([.J650];&quot;&quot;;MAX([.C650]-[.H650];[.I650]-[.D65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1]=[.B650];[.C651]=[.C650];[.D651]=[.D650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0668">
            <text:p>2640668</text:p>
          </table:table-cell>
          <table:table-cell table:style-name="ce7" office:value-type="float" office:value="2640715">
            <text:p>2640715</text:p>
          </table:table-cell>
          <table:table-cell table:style-name="ce7" table:formula="of:=AND([.G651]=[.B651];[.H651]&gt;=[.C651];[.I651]&lt;=[.D651])" office:value-type="boolean" office:boolean-value="true">
            <text:p>TRUE</text:p>
          </table:table-cell>
          <table:table-cell table:style-name="ce7" table:formula="of:=IF([.J651];&quot;&quot;;MAX([.C651]-[.H651];[.I651]-[.D65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2]=[.B651];[.C652]=[.C651];[.D652]=[.D651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0668">
            <text:p>2640668</text:p>
          </table:table-cell>
          <table:table-cell table:style-name="ce7" office:value-type="float" office:value="2640715">
            <text:p>2640715</text:p>
          </table:table-cell>
          <table:table-cell table:style-name="ce7" table:formula="of:=AND([.G652]=[.B652];[.H652]&gt;=[.C652];[.I652]&lt;=[.D652])" office:value-type="boolean" office:boolean-value="true">
            <text:p>TRUE</text:p>
          </table:table-cell>
          <table:table-cell table:style-name="ce7" table:formula="of:=IF([.J652];&quot;&quot;;MAX([.C652]-[.H652];[.I652]-[.D65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3]=[.B652];[.C653]=[.C652];[.D653]=[.D652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1355">
            <text:p>2641355</text:p>
          </table:table-cell>
          <table:table-cell table:style-name="ce7" office:value-type="float" office:value="2641405">
            <text:p>2641405</text:p>
          </table:table-cell>
          <table:table-cell table:style-name="ce7" table:formula="of:=AND([.G653]=[.B653];[.H653]&gt;=[.C653];[.I653]&lt;=[.D653])" office:value-type="boolean" office:boolean-value="true">
            <text:p>TRUE</text:p>
          </table:table-cell>
          <table:table-cell table:style-name="ce7" table:formula="of:=IF([.J653];&quot;&quot;;MAX([.C653]-[.H653];[.I653]-[.D65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4]=[.B653];[.C654]=[.C653];[.D654]=[.D653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1355">
            <text:p>2641355</text:p>
          </table:table-cell>
          <table:table-cell table:style-name="ce7" office:value-type="float" office:value="2641405">
            <text:p>2641405</text:p>
          </table:table-cell>
          <table:table-cell table:style-name="ce7" table:formula="of:=AND([.G654]=[.B654];[.H654]&gt;=[.C654];[.I654]&lt;=[.D654])" office:value-type="boolean" office:boolean-value="true">
            <text:p>TRUE</text:p>
          </table:table-cell>
          <table:table-cell table:style-name="ce7" table:formula="of:=IF([.J654];&quot;&quot;;MAX([.C654]-[.H654];[.I654]-[.D65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5]=[.B654];[.C655]=[.C654];[.D655]=[.D654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4301">
            <text:p>2644301</text:p>
          </table:table-cell>
          <table:table-cell table:style-name="ce7" office:value-type="float" office:value="2644414">
            <text:p>2644414</text:p>
          </table:table-cell>
          <table:table-cell table:style-name="ce7" table:formula="of:=AND([.G655]=[.B655];[.H655]&gt;=[.C655];[.I655]&lt;=[.D655])" office:value-type="boolean" office:boolean-value="true">
            <text:p>TRUE</text:p>
          </table:table-cell>
          <table:table-cell table:style-name="ce7" table:formula="of:=IF([.J655];&quot;&quot;;MAX([.C655]-[.H655];[.I655]-[.D65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6]=[.B655];[.C656]=[.C655];[.D656]=[.D655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4301">
            <text:p>2644301</text:p>
          </table:table-cell>
          <table:table-cell table:style-name="ce7" office:value-type="float" office:value="2644414">
            <text:p>2644414</text:p>
          </table:table-cell>
          <table:table-cell table:style-name="ce7" table:formula="of:=AND([.G656]=[.B656];[.H656]&gt;=[.C656];[.I656]&lt;=[.D656])" office:value-type="boolean" office:boolean-value="true">
            <text:p>TRUE</text:p>
          </table:table-cell>
          <table:table-cell table:style-name="ce7" table:formula="of:=IF([.J656];&quot;&quot;;MAX([.C656]-[.H656];[.I656]-[.D65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7]=[.B656];[.C657]=[.C656];[.D657]=[.D656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56241">
            <text:p>2656241</text:p>
          </table:table-cell>
          <table:table-cell table:style-name="ce7" office:value-type="float" office:value="2656297">
            <text:p>2656297</text:p>
          </table:table-cell>
          <table:table-cell table:style-name="ce7" table:formula="of:=AND([.G657]=[.B657];[.H657]&gt;=[.C657];[.I657]&lt;=[.D657])" office:value-type="boolean" office:boolean-value="true">
            <text:p>TRUE</text:p>
          </table:table-cell>
          <table:table-cell table:style-name="ce7" table:formula="of:=IF([.J657];&quot;&quot;;MAX([.C657]-[.H657];[.I657]-[.D65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8]=[.B657];[.C658]=[.C657];[.D658]=[.D657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56241">
            <text:p>2656241</text:p>
          </table:table-cell>
          <table:table-cell table:style-name="ce7" office:value-type="float" office:value="2656297">
            <text:p>2656297</text:p>
          </table:table-cell>
          <table:table-cell table:style-name="ce7" table:formula="of:=AND([.G658]=[.B658];[.H658]&gt;=[.C658];[.I658]&lt;=[.D658])" office:value-type="boolean" office:boolean-value="true">
            <text:p>TRUE</text:p>
          </table:table-cell>
          <table:table-cell table:style-name="ce7" table:formula="of:=IF([.J658];&quot;&quot;;MAX([.C658]-[.H658];[.I658]-[.D65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59]=[.B658];[.C659]=[.C658];[.D659]=[.D658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58820">
            <text:p>2658820</text:p>
          </table:table-cell>
          <table:table-cell table:style-name="ce7" office:value-type="float" office:value="2658845">
            <text:p>2658845</text:p>
          </table:table-cell>
          <table:table-cell table:style-name="ce7" table:formula="of:=AND([.G659]=[.B659];[.H659]&gt;=[.C659];[.I659]&lt;=[.D659])" office:value-type="boolean" office:boolean-value="true">
            <text:p>TRUE</text:p>
          </table:table-cell>
          <table:table-cell table:style-name="ce7" table:formula="of:=IF([.J659];&quot;&quot;;MAX([.C659]-[.H659];[.I659]-[.D65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0]=[.B659];[.C660]=[.C659];[.D660]=[.D659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58820">
            <text:p>2658820</text:p>
          </table:table-cell>
          <table:table-cell table:style-name="ce7" office:value-type="float" office:value="2658845">
            <text:p>2658845</text:p>
          </table:table-cell>
          <table:table-cell table:style-name="ce7" table:formula="of:=AND([.G660]=[.B660];[.H660]&gt;=[.C660];[.I660]&lt;=[.D660])" office:value-type="boolean" office:boolean-value="true">
            <text:p>TRUE</text:p>
          </table:table-cell>
          <table:table-cell table:style-name="ce7" table:formula="of:=IF([.J660];&quot;&quot;;MAX([.C660]-[.H660];[.I660]-[.D66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1]=[.B660];[.C661]=[.C660];[.D661]=[.D660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402">
            <text:p>2559402</text:p>
          </table:table-cell>
          <table:table-cell table:style-name="ce7" office:value-type="float" office:value="2559468">
            <text:p>2559468</text:p>
          </table:table-cell>
          <table:table-cell table:style-name="ce7" table:formula="of:=AND([.G661]=[.B661];[.H661]&gt;=[.C661];[.I661]&lt;=[.D661])" office:value-type="boolean" office:boolean-value="false">
            <text:p>FALSE</text:p>
          </table:table-cell>
          <table:table-cell table:style-name="ce7" table:formula="of:=IF([.J661];&quot;&quot;;MAX([.C661]-[.H661];[.I661]-[.D661]))" office:value-type="float" office:value="49826">
            <text:p>4982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2]=[.B661];[.C662]=[.C661];[.D662]=[.D661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402">
            <text:p>2559402</text:p>
          </table:table-cell>
          <table:table-cell table:style-name="ce7" office:value-type="float" office:value="2559468">
            <text:p>2559468</text:p>
          </table:table-cell>
          <table:table-cell table:style-name="ce7" table:formula="of:=AND([.G662]=[.B662];[.H662]&gt;=[.C662];[.I662]&lt;=[.D662])" office:value-type="boolean" office:boolean-value="false">
            <text:p>FALSE</text:p>
          </table:table-cell>
          <table:table-cell table:style-name="ce7" table:formula="of:=IF([.J662];&quot;&quot;;MAX([.C662]-[.H662];[.I662]-[.D662]))" office:value-type="float" office:value="49826">
            <text:p>4982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3]=[.B662];[.C663]=[.C662];[.D663]=[.D662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402">
            <text:p>2559402</text:p>
          </table:table-cell>
          <table:table-cell table:style-name="ce7" office:value-type="float" office:value="2608845">
            <text:p>2608845</text:p>
          </table:table-cell>
          <table:table-cell table:style-name="ce7" table:formula="of:=AND([.G663]=[.B663];[.H663]&gt;=[.C663];[.I663]&lt;=[.D663])" office:value-type="boolean" office:boolean-value="false">
            <text:p>FALSE</text:p>
          </table:table-cell>
          <table:table-cell table:style-name="ce7" table:formula="of:=IF([.J663];&quot;&quot;;MAX([.C663]-[.H663];[.I663]-[.D663]))" office:value-type="float" office:value="49826">
            <text:p>4982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4]=[.B663];[.C664]=[.C663];[.D664]=[.D663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402">
            <text:p>2559402</text:p>
          </table:table-cell>
          <table:table-cell table:style-name="ce7" office:value-type="float" office:value="2608845">
            <text:p>2608845</text:p>
          </table:table-cell>
          <table:table-cell table:style-name="ce7" table:formula="of:=AND([.G664]=[.B664];[.H664]&gt;=[.C664];[.I664]&lt;=[.D664])" office:value-type="boolean" office:boolean-value="false">
            <text:p>FALSE</text:p>
          </table:table-cell>
          <table:table-cell table:style-name="ce7" table:formula="of:=IF([.J664];&quot;&quot;;MAX([.C664]-[.H664];[.I664]-[.D664]))" office:value-type="float" office:value="49826">
            <text:p>4982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5]=[.B664];[.C665]=[.C664];[.D665]=[.D664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2463">
            <text:p>2582463</text:p>
          </table:table-cell>
          <table:table-cell table:style-name="ce7" office:value-type="float" office:value="2582495">
            <text:p>2582495</text:p>
          </table:table-cell>
          <table:table-cell table:style-name="ce7" table:formula="of:=AND([.G665]=[.B665];[.H665]&gt;=[.C665];[.I665]&lt;=[.D665])" office:value-type="boolean" office:boolean-value="false">
            <text:p>FALSE</text:p>
          </table:table-cell>
          <table:table-cell table:style-name="ce7" table:formula="of:=IF([.J665];&quot;&quot;;MAX([.C665]-[.H665];[.I665]-[.D665]))" office:value-type="float" office:value="26765">
            <text:p>2676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6]=[.B665];[.C666]=[.C665];[.D666]=[.D665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2463">
            <text:p>2582463</text:p>
          </table:table-cell>
          <table:table-cell table:style-name="ce7" office:value-type="float" office:value="2582495">
            <text:p>2582495</text:p>
          </table:table-cell>
          <table:table-cell table:style-name="ce7" table:formula="of:=AND([.G666]=[.B666];[.H666]&gt;=[.C666];[.I666]&lt;=[.D666])" office:value-type="boolean" office:boolean-value="false">
            <text:p>FALSE</text:p>
          </table:table-cell>
          <table:table-cell table:style-name="ce7" table:formula="of:=IF([.J666];&quot;&quot;;MAX([.C666]-[.H666];[.I666]-[.D666]))" office:value-type="float" office:value="26765">
            <text:p>2676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7]=[.B666];[.C667]=[.C666];[.D667]=[.D666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5646">
            <text:p>2585646</text:p>
          </table:table-cell>
          <table:table-cell table:style-name="ce7" office:value-type="float" office:value="2585693">
            <text:p>2585693</text:p>
          </table:table-cell>
          <table:table-cell table:style-name="ce7" table:formula="of:=AND([.G667]=[.B667];[.H667]&gt;=[.C667];[.I667]&lt;=[.D667])" office:value-type="boolean" office:boolean-value="false">
            <text:p>FALSE</text:p>
          </table:table-cell>
          <table:table-cell table:style-name="ce7" table:formula="of:=IF([.J667];&quot;&quot;;MAX([.C667]-[.H667];[.I667]-[.D667]))" office:value-type="float" office:value="23582">
            <text:p>2358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8]=[.B667];[.C668]=[.C667];[.D668]=[.D667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7702">
            <text:p>2587702</text:p>
          </table:table-cell>
          <table:table-cell table:style-name="ce7" office:value-type="float" office:value="2587746">
            <text:p>2587746</text:p>
          </table:table-cell>
          <table:table-cell table:style-name="ce7" table:formula="of:=AND([.G668]=[.B668];[.H668]&gt;=[.C668];[.I668]&lt;=[.D668])" office:value-type="boolean" office:boolean-value="false">
            <text:p>FALSE</text:p>
          </table:table-cell>
          <table:table-cell table:style-name="ce7" table:formula="of:=IF([.J668];&quot;&quot;;MAX([.C668]-[.H668];[.I668]-[.D668]))" office:value-type="float" office:value="21526">
            <text:p>2152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69]=[.B668];[.C669]=[.C668];[.D669]=[.D668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7702">
            <text:p>2587702</text:p>
          </table:table-cell>
          <table:table-cell table:style-name="ce7" office:value-type="float" office:value="2587746">
            <text:p>2587746</text:p>
          </table:table-cell>
          <table:table-cell table:style-name="ce7" table:formula="of:=AND([.G669]=[.B669];[.H669]&gt;=[.C669];[.I669]&lt;=[.D669])" office:value-type="boolean" office:boolean-value="false">
            <text:p>FALSE</text:p>
          </table:table-cell>
          <table:table-cell table:style-name="ce7" table:formula="of:=IF([.J669];&quot;&quot;;MAX([.C669]-[.H669];[.I669]-[.D669]))" office:value-type="float" office:value="21526">
            <text:p>2152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0]=[.B669];[.C670]=[.C669];[.D670]=[.D669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8397">
            <text:p>2588397</text:p>
          </table:table-cell>
          <table:table-cell table:style-name="ce7" office:value-type="float" office:value="2588465">
            <text:p>2588465</text:p>
          </table:table-cell>
          <table:table-cell table:style-name="ce7" table:formula="of:=AND([.G670]=[.B670];[.H670]&gt;=[.C670];[.I670]&lt;=[.D670])" office:value-type="boolean" office:boolean-value="false">
            <text:p>FALSE</text:p>
          </table:table-cell>
          <table:table-cell table:style-name="ce7" table:formula="of:=IF([.J670];&quot;&quot;;MAX([.C670]-[.H670];[.I670]-[.D670]))" office:value-type="float" office:value="20831">
            <text:p>2083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1]=[.B670];[.C671]=[.C670];[.D671]=[.D670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8397">
            <text:p>2588397</text:p>
          </table:table-cell>
          <table:table-cell table:style-name="ce7" office:value-type="float" office:value="2588465">
            <text:p>2588465</text:p>
          </table:table-cell>
          <table:table-cell table:style-name="ce7" table:formula="of:=AND([.G671]=[.B671];[.H671]&gt;=[.C671];[.I671]&lt;=[.D671])" office:value-type="boolean" office:boolean-value="false">
            <text:p>FALSE</text:p>
          </table:table-cell>
          <table:table-cell table:style-name="ce7" table:formula="of:=IF([.J671];&quot;&quot;;MAX([.C671]-[.H671];[.I671]-[.D671]))" office:value-type="float" office:value="20831">
            <text:p>2083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2]=[.B671];[.C672]=[.C671];[.D672]=[.D671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0668">
            <text:p>2590668</text:p>
          </table:table-cell>
          <table:table-cell table:style-name="ce7" office:value-type="float" office:value="2590715">
            <text:p>2590715</text:p>
          </table:table-cell>
          <table:table-cell table:style-name="ce7" table:formula="of:=AND([.G672]=[.B672];[.H672]&gt;=[.C672];[.I672]&lt;=[.D672])" office:value-type="boolean" office:boolean-value="false">
            <text:p>FALSE</text:p>
          </table:table-cell>
          <table:table-cell table:style-name="ce7" table:formula="of:=IF([.J672];&quot;&quot;;MAX([.C672]-[.H672];[.I672]-[.D672]))" office:value-type="float" office:value="18560">
            <text:p>1856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3]=[.B672];[.C673]=[.C672];[.D673]=[.D672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0668">
            <text:p>2590668</text:p>
          </table:table-cell>
          <table:table-cell table:style-name="ce7" office:value-type="float" office:value="2590715">
            <text:p>2590715</text:p>
          </table:table-cell>
          <table:table-cell table:style-name="ce7" table:formula="of:=AND([.G673]=[.B673];[.H673]&gt;=[.C673];[.I673]&lt;=[.D673])" office:value-type="boolean" office:boolean-value="false">
            <text:p>FALSE</text:p>
          </table:table-cell>
          <table:table-cell table:style-name="ce7" table:formula="of:=IF([.J673];&quot;&quot;;MAX([.C673]-[.H673];[.I673]-[.D673]))" office:value-type="float" office:value="18560">
            <text:p>1856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4]=[.B673];[.C674]=[.C673];[.D674]=[.D673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1355">
            <text:p>2591355</text:p>
          </table:table-cell>
          <table:table-cell table:style-name="ce7" office:value-type="float" office:value="2591405">
            <text:p>2591405</text:p>
          </table:table-cell>
          <table:table-cell table:style-name="ce7" table:formula="of:=AND([.G674]=[.B674];[.H674]&gt;=[.C674];[.I674]&lt;=[.D674])" office:value-type="boolean" office:boolean-value="false">
            <text:p>FALSE</text:p>
          </table:table-cell>
          <table:table-cell table:style-name="ce7" table:formula="of:=IF([.J674];&quot;&quot;;MAX([.C674]-[.H674];[.I674]-[.D674]))" office:value-type="float" office:value="17873">
            <text:p>1787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5]=[.B674];[.C675]=[.C674];[.D675]=[.D674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1355">
            <text:p>2591355</text:p>
          </table:table-cell>
          <table:table-cell table:style-name="ce7" office:value-type="float" office:value="2591405">
            <text:p>2591405</text:p>
          </table:table-cell>
          <table:table-cell table:style-name="ce7" table:formula="of:=AND([.G675]=[.B675];[.H675]&gt;=[.C675];[.I675]&lt;=[.D675])" office:value-type="boolean" office:boolean-value="false">
            <text:p>FALSE</text:p>
          </table:table-cell>
          <table:table-cell table:style-name="ce7" table:formula="of:=IF([.J675];&quot;&quot;;MAX([.C675]-[.H675];[.I675]-[.D675]))" office:value-type="float" office:value="17873">
            <text:p>1787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6]=[.B675];[.C676]=[.C675];[.D676]=[.D675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4301">
            <text:p>2594301</text:p>
          </table:table-cell>
          <table:table-cell table:style-name="ce7" office:value-type="float" office:value="2594414">
            <text:p>2594414</text:p>
          </table:table-cell>
          <table:table-cell table:style-name="ce7" table:formula="of:=AND([.G676]=[.B676];[.H676]&gt;=[.C676];[.I676]&lt;=[.D676])" office:value-type="boolean" office:boolean-value="false">
            <text:p>FALSE</text:p>
          </table:table-cell>
          <table:table-cell table:style-name="ce7" table:formula="of:=IF([.J676];&quot;&quot;;MAX([.C676]-[.H676];[.I676]-[.D676]))" office:value-type="float" office:value="14927">
            <text:p>1492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7]=[.B676];[.C677]=[.C676];[.D677]=[.D676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4301">
            <text:p>2594301</text:p>
          </table:table-cell>
          <table:table-cell table:style-name="ce7" office:value-type="float" office:value="2594414">
            <text:p>2594414</text:p>
          </table:table-cell>
          <table:table-cell table:style-name="ce7" table:formula="of:=AND([.G677]=[.B677];[.H677]&gt;=[.C677];[.I677]&lt;=[.D677])" office:value-type="boolean" office:boolean-value="false">
            <text:p>FALSE</text:p>
          </table:table-cell>
          <table:table-cell table:style-name="ce7" table:formula="of:=IF([.J677];&quot;&quot;;MAX([.C677]-[.H677];[.I677]-[.D677]))" office:value-type="float" office:value="14927">
            <text:p>1492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8]=[.B677];[.C678]=[.C677];[.D678]=[.D677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606241">
            <text:p>2606241</text:p>
          </table:table-cell>
          <table:table-cell table:style-name="ce7" office:value-type="float" office:value="2606297">
            <text:p>2606297</text:p>
          </table:table-cell>
          <table:table-cell table:style-name="ce7" table:formula="of:=AND([.G678]=[.B678];[.H678]&gt;=[.C678];[.I678]&lt;=[.D678])" office:value-type="boolean" office:boolean-value="false">
            <text:p>FALSE</text:p>
          </table:table-cell>
          <table:table-cell table:style-name="ce7" table:formula="of:=IF([.J678];&quot;&quot;;MAX([.C678]-[.H678];[.I678]-[.D678]))" office:value-type="float" office:value="2987">
            <text:p>298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79]=[.B678];[.C679]=[.C678];[.D679]=[.D678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606241">
            <text:p>2606241</text:p>
          </table:table-cell>
          <table:table-cell table:style-name="ce7" office:value-type="float" office:value="2606297">
            <text:p>2606297</text:p>
          </table:table-cell>
          <table:table-cell table:style-name="ce7" table:formula="of:=AND([.G679]=[.B679];[.H679]&gt;=[.C679];[.I679]&lt;=[.D679])" office:value-type="boolean" office:boolean-value="false">
            <text:p>FALSE</text:p>
          </table:table-cell>
          <table:table-cell table:style-name="ce7" table:formula="of:=IF([.J679];&quot;&quot;;MAX([.C679]-[.H679];[.I679]-[.D679]))" office:value-type="float" office:value="2987">
            <text:p>298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80]=[.B679];[.C680]=[.C679];[.D680]=[.D679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608820">
            <text:p>2608820</text:p>
          </table:table-cell>
          <table:table-cell table:style-name="ce7" office:value-type="float" office:value="2608845">
            <text:p>2608845</text:p>
          </table:table-cell>
          <table:table-cell table:style-name="ce7" table:formula="of:=AND([.G680]=[.B680];[.H680]&gt;=[.C680];[.I680]&lt;=[.D680])" office:value-type="boolean" office:boolean-value="false">
            <text:p>FALSE</text:p>
          </table:table-cell>
          <table:table-cell table:style-name="ce7" table:formula="of:=IF([.J680];&quot;&quot;;MAX([.C680]-[.H680];[.I680]-[.D680]))" office:value-type="float" office:value="408">
            <text:p>40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228">
            <text:p>2609228</text:p>
          </table:table-cell>
          <table:table-cell table:style-name="ce7" office:value-type="float" office:value="2659350">
            <text:p>2659350</text:p>
          </table:table-cell>
          <table:table-cell table:style-name="ce12" table:formula="of:=IF(AND([.B681]=[.B680];[.C681]=[.C680];[.D681]=[.D680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608820">
            <text:p>2608820</text:p>
          </table:table-cell>
          <table:table-cell table:style-name="ce7" office:value-type="float" office:value="2608845">
            <text:p>2608845</text:p>
          </table:table-cell>
          <table:table-cell table:style-name="ce7" table:formula="of:=AND([.G681]=[.B681];[.H681]&gt;=[.C681];[.I681]&lt;=[.D681])" office:value-type="boolean" office:boolean-value="false">
            <text:p>FALSE</text:p>
          </table:table-cell>
          <table:table-cell table:style-name="ce7" table:formula="of:=IF([.J681];&quot;&quot;;MAX([.C681]-[.H681];[.I681]-[.D681]))" office:value-type="float" office:value="408">
            <text:p>40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82]=[.B681];[.C682]=[.C681];[.D682]=[.D681]);&quot;&quot;;&quot;new&quot;)" office:value-type="string" office:string-value="new">
            <text:p>new</text:p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402">
            <text:p>2609402</text:p>
          </table:table-cell>
          <table:table-cell table:style-name="ce7" office:value-type="float" office:value="2609468">
            <text:p>2609468</text:p>
          </table:table-cell>
          <table:table-cell table:style-name="ce7" table:formula="of:=AND([.G682]=[.B682];[.H682]&gt;=[.C682];[.I682]&lt;=[.D682])" office:value-type="boolean" office:boolean-value="false">
            <text:p>FALSE</text:p>
          </table:table-cell>
          <table:table-cell table:style-name="ce7" table:formula="of:=IF([.J682];&quot;&quot;;MAX([.C682]-[.H682];[.I682]-[.D682]))" office:value-type="float" office:value="118">
            <text:p>11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83]=[.B682];[.C683]=[.C682];[.D683]=[.D682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402">
            <text:p>2609402</text:p>
          </table:table-cell>
          <table:table-cell table:style-name="ce7" office:value-type="float" office:value="2609468">
            <text:p>2609468</text:p>
          </table:table-cell>
          <table:table-cell table:style-name="ce7" table:formula="of:=AND([.G683]=[.B683];[.H683]&gt;=[.C683];[.I683]&lt;=[.D683])" office:value-type="boolean" office:boolean-value="false">
            <text:p>FALSE</text:p>
          </table:table-cell>
          <table:table-cell table:style-name="ce7" table:formula="of:=IF([.J683];&quot;&quot;;MAX([.C683]-[.H683];[.I683]-[.D683]))" office:value-type="float" office:value="118">
            <text:p>11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84]=[.B683];[.C684]=[.C683];[.D684]=[.D683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402">
            <text:p>2609402</text:p>
          </table:table-cell>
          <table:table-cell table:style-name="ce7" office:value-type="float" office:value="2658845">
            <text:p>2658845</text:p>
          </table:table-cell>
          <table:table-cell table:style-name="ce7" table:formula="of:=AND([.G684]=[.B684];[.H684]&gt;=[.C684];[.I684]&lt;=[.D684])" office:value-type="boolean" office:boolean-value="false">
            <text:p>FALSE</text:p>
          </table:table-cell>
          <table:table-cell table:style-name="ce7" table:formula="of:=IF([.J684];&quot;&quot;;MAX([.C684]-[.H684];[.I684]-[.D684]))" office:value-type="float" office:value="49495">
            <text:p>4949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85]=[.B684];[.C685]=[.C684];[.D685]=[.D684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09402">
            <text:p>2609402</text:p>
          </table:table-cell>
          <table:table-cell table:style-name="ce7" office:value-type="float" office:value="2658845">
            <text:p>2658845</text:p>
          </table:table-cell>
          <table:table-cell table:style-name="ce7" table:formula="of:=AND([.G685]=[.B685];[.H685]&gt;=[.C685];[.I685]&lt;=[.D685])" office:value-type="boolean" office:boolean-value="false">
            <text:p>FALSE</text:p>
          </table:table-cell>
          <table:table-cell table:style-name="ce7" table:formula="of:=IF([.J685];&quot;&quot;;MAX([.C685]-[.H685];[.I685]-[.D685]))" office:value-type="float" office:value="49495">
            <text:p>4949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86]=[.B685];[.C686]=[.C685];[.D686]=[.D685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2463">
            <text:p>2632463</text:p>
          </table:table-cell>
          <table:table-cell table:style-name="ce7" office:value-type="float" office:value="2632495">
            <text:p>2632495</text:p>
          </table:table-cell>
          <table:table-cell table:style-name="ce7" table:formula="of:=AND([.G686]=[.B686];[.H686]&gt;=[.C686];[.I686]&lt;=[.D686])" office:value-type="boolean" office:boolean-value="false">
            <text:p>FALSE</text:p>
          </table:table-cell>
          <table:table-cell table:style-name="ce7" table:formula="of:=IF([.J686];&quot;&quot;;MAX([.C686]-[.H686];[.I686]-[.D686]))" office:value-type="float" office:value="23145">
            <text:p>2314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87]=[.B686];[.C687]=[.C686];[.D687]=[.D686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2463">
            <text:p>2632463</text:p>
          </table:table-cell>
          <table:table-cell table:style-name="ce7" office:value-type="float" office:value="2632495">
            <text:p>2632495</text:p>
          </table:table-cell>
          <table:table-cell table:style-name="ce7" table:formula="of:=AND([.G687]=[.B687];[.H687]&gt;=[.C687];[.I687]&lt;=[.D687])" office:value-type="boolean" office:boolean-value="false">
            <text:p>FALSE</text:p>
          </table:table-cell>
          <table:table-cell table:style-name="ce7" table:formula="of:=IF([.J687];&quot;&quot;;MAX([.C687]-[.H687];[.I687]-[.D687]))" office:value-type="float" office:value="23145">
            <text:p>2314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88]=[.B687];[.C688]=[.C687];[.D688]=[.D687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5646">
            <text:p>2635646</text:p>
          </table:table-cell>
          <table:table-cell table:style-name="ce7" office:value-type="float" office:value="2635693">
            <text:p>2635693</text:p>
          </table:table-cell>
          <table:table-cell table:style-name="ce7" table:formula="of:=AND([.G688]=[.B688];[.H688]&gt;=[.C688];[.I688]&lt;=[.D688])" office:value-type="boolean" office:boolean-value="false">
            <text:p>FALSE</text:p>
          </table:table-cell>
          <table:table-cell table:style-name="ce7" table:formula="of:=IF([.J688];&quot;&quot;;MAX([.C688]-[.H688];[.I688]-[.D688]))" office:value-type="float" office:value="26343">
            <text:p>2634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89]=[.B688];[.C689]=[.C688];[.D689]=[.D688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7702">
            <text:p>2637702</text:p>
          </table:table-cell>
          <table:table-cell table:style-name="ce7" office:value-type="float" office:value="2637746">
            <text:p>2637746</text:p>
          </table:table-cell>
          <table:table-cell table:style-name="ce7" table:formula="of:=AND([.G689]=[.B689];[.H689]&gt;=[.C689];[.I689]&lt;=[.D689])" office:value-type="boolean" office:boolean-value="false">
            <text:p>FALSE</text:p>
          </table:table-cell>
          <table:table-cell table:style-name="ce7" table:formula="of:=IF([.J689];&quot;&quot;;MAX([.C689]-[.H689];[.I689]-[.D689]))" office:value-type="float" office:value="28396">
            <text:p>2839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0]=[.B689];[.C690]=[.C689];[.D690]=[.D689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7702">
            <text:p>2637702</text:p>
          </table:table-cell>
          <table:table-cell table:style-name="ce7" office:value-type="float" office:value="2637746">
            <text:p>2637746</text:p>
          </table:table-cell>
          <table:table-cell table:style-name="ce7" table:formula="of:=AND([.G690]=[.B690];[.H690]&gt;=[.C690];[.I690]&lt;=[.D690])" office:value-type="boolean" office:boolean-value="false">
            <text:p>FALSE</text:p>
          </table:table-cell>
          <table:table-cell table:style-name="ce7" table:formula="of:=IF([.J690];&quot;&quot;;MAX([.C690]-[.H690];[.I690]-[.D690]))" office:value-type="float" office:value="28396">
            <text:p>2839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1]=[.B690];[.C691]=[.C690];[.D691]=[.D690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8397">
            <text:p>2638397</text:p>
          </table:table-cell>
          <table:table-cell table:style-name="ce7" office:value-type="float" office:value="2638465">
            <text:p>2638465</text:p>
          </table:table-cell>
          <table:table-cell table:style-name="ce7" table:formula="of:=AND([.G691]=[.B691];[.H691]&gt;=[.C691];[.I691]&lt;=[.D691])" office:value-type="boolean" office:boolean-value="false">
            <text:p>FALSE</text:p>
          </table:table-cell>
          <table:table-cell table:style-name="ce7" table:formula="of:=IF([.J691];&quot;&quot;;MAX([.C691]-[.H691];[.I691]-[.D691]))" office:value-type="float" office:value="29115">
            <text:p>2911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2]=[.B691];[.C692]=[.C691];[.D692]=[.D691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38397">
            <text:p>2638397</text:p>
          </table:table-cell>
          <table:table-cell table:style-name="ce7" office:value-type="float" office:value="2638465">
            <text:p>2638465</text:p>
          </table:table-cell>
          <table:table-cell table:style-name="ce7" table:formula="of:=AND([.G692]=[.B692];[.H692]&gt;=[.C692];[.I692]&lt;=[.D692])" office:value-type="boolean" office:boolean-value="false">
            <text:p>FALSE</text:p>
          </table:table-cell>
          <table:table-cell table:style-name="ce7" table:formula="of:=IF([.J692];&quot;&quot;;MAX([.C692]-[.H692];[.I692]-[.D692]))" office:value-type="float" office:value="29115">
            <text:p>2911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3]=[.B692];[.C693]=[.C692];[.D693]=[.D692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0668">
            <text:p>2640668</text:p>
          </table:table-cell>
          <table:table-cell table:style-name="ce7" office:value-type="float" office:value="2640715">
            <text:p>2640715</text:p>
          </table:table-cell>
          <table:table-cell table:style-name="ce7" table:formula="of:=AND([.G693]=[.B693];[.H693]&gt;=[.C693];[.I693]&lt;=[.D693])" office:value-type="boolean" office:boolean-value="false">
            <text:p>FALSE</text:p>
          </table:table-cell>
          <table:table-cell table:style-name="ce7" table:formula="of:=IF([.J693];&quot;&quot;;MAX([.C693]-[.H693];[.I693]-[.D693]))" office:value-type="float" office:value="31365">
            <text:p>3136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4]=[.B693];[.C694]=[.C693];[.D694]=[.D693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0668">
            <text:p>2640668</text:p>
          </table:table-cell>
          <table:table-cell table:style-name="ce7" office:value-type="float" office:value="2640715">
            <text:p>2640715</text:p>
          </table:table-cell>
          <table:table-cell table:style-name="ce7" table:formula="of:=AND([.G694]=[.B694];[.H694]&gt;=[.C694];[.I694]&lt;=[.D694])" office:value-type="boolean" office:boolean-value="false">
            <text:p>FALSE</text:p>
          </table:table-cell>
          <table:table-cell table:style-name="ce7" table:formula="of:=IF([.J694];&quot;&quot;;MAX([.C694]-[.H694];[.I694]-[.D694]))" office:value-type="float" office:value="31365">
            <text:p>3136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5]=[.B694];[.C695]=[.C694];[.D695]=[.D694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1355">
            <text:p>2641355</text:p>
          </table:table-cell>
          <table:table-cell table:style-name="ce7" office:value-type="float" office:value="2641405">
            <text:p>2641405</text:p>
          </table:table-cell>
          <table:table-cell table:style-name="ce7" table:formula="of:=AND([.G695]=[.B695];[.H695]&gt;=[.C695];[.I695]&lt;=[.D695])" office:value-type="boolean" office:boolean-value="false">
            <text:p>FALSE</text:p>
          </table:table-cell>
          <table:table-cell table:style-name="ce7" table:formula="of:=IF([.J695];&quot;&quot;;MAX([.C695]-[.H695];[.I695]-[.D695]))" office:value-type="float" office:value="32055">
            <text:p>3205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6]=[.B695];[.C696]=[.C695];[.D696]=[.D695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1355">
            <text:p>2641355</text:p>
          </table:table-cell>
          <table:table-cell table:style-name="ce7" office:value-type="float" office:value="2641405">
            <text:p>2641405</text:p>
          </table:table-cell>
          <table:table-cell table:style-name="ce7" table:formula="of:=AND([.G696]=[.B696];[.H696]&gt;=[.C696];[.I696]&lt;=[.D696])" office:value-type="boolean" office:boolean-value="false">
            <text:p>FALSE</text:p>
          </table:table-cell>
          <table:table-cell table:style-name="ce7" table:formula="of:=IF([.J696];&quot;&quot;;MAX([.C696]-[.H696];[.I696]-[.D696]))" office:value-type="float" office:value="32055">
            <text:p>3205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7]=[.B696];[.C697]=[.C696];[.D697]=[.D696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4301">
            <text:p>2644301</text:p>
          </table:table-cell>
          <table:table-cell table:style-name="ce7" office:value-type="float" office:value="2644414">
            <text:p>2644414</text:p>
          </table:table-cell>
          <table:table-cell table:style-name="ce7" table:formula="of:=AND([.G697]=[.B697];[.H697]&gt;=[.C697];[.I697]&lt;=[.D697])" office:value-type="boolean" office:boolean-value="false">
            <text:p>FALSE</text:p>
          </table:table-cell>
          <table:table-cell table:style-name="ce7" table:formula="of:=IF([.J697];&quot;&quot;;MAX([.C697]-[.H697];[.I697]-[.D697]))" office:value-type="float" office:value="35064">
            <text:p>3506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8]=[.B697];[.C698]=[.C697];[.D698]=[.D697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44301">
            <text:p>2644301</text:p>
          </table:table-cell>
          <table:table-cell table:style-name="ce7" office:value-type="float" office:value="2644414">
            <text:p>2644414</text:p>
          </table:table-cell>
          <table:table-cell table:style-name="ce7" table:formula="of:=AND([.G698]=[.B698];[.H698]&gt;=[.C698];[.I698]&lt;=[.D698])" office:value-type="boolean" office:boolean-value="false">
            <text:p>FALSE</text:p>
          </table:table-cell>
          <table:table-cell table:style-name="ce7" table:formula="of:=IF([.J698];&quot;&quot;;MAX([.C698]-[.H698];[.I698]-[.D698]))" office:value-type="float" office:value="35064">
            <text:p>3506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699]=[.B698];[.C699]=[.C698];[.D699]=[.D698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56241">
            <text:p>2656241</text:p>
          </table:table-cell>
          <table:table-cell table:style-name="ce7" office:value-type="float" office:value="2656297">
            <text:p>2656297</text:p>
          </table:table-cell>
          <table:table-cell table:style-name="ce7" table:formula="of:=AND([.G699]=[.B699];[.H699]&gt;=[.C699];[.I699]&lt;=[.D699])" office:value-type="boolean" office:boolean-value="false">
            <text:p>FALSE</text:p>
          </table:table-cell>
          <table:table-cell table:style-name="ce7" table:formula="of:=IF([.J699];&quot;&quot;;MAX([.C699]-[.H699];[.I699]-[.D699]))" office:value-type="float" office:value="46947">
            <text:p>4694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0]=[.B699];[.C700]=[.C699];[.D700]=[.D699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56241">
            <text:p>2656241</text:p>
          </table:table-cell>
          <table:table-cell table:style-name="ce7" office:value-type="float" office:value="2656297">
            <text:p>2656297</text:p>
          </table:table-cell>
          <table:table-cell table:style-name="ce7" table:formula="of:=AND([.G700]=[.B700];[.H700]&gt;=[.C700];[.I700]&lt;=[.D700])" office:value-type="boolean" office:boolean-value="false">
            <text:p>FALSE</text:p>
          </table:table-cell>
          <table:table-cell table:style-name="ce7" table:formula="of:=IF([.J700];&quot;&quot;;MAX([.C700]-[.H700];[.I700]-[.D700]))" office:value-type="float" office:value="46947">
            <text:p>4694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1]=[.B700];[.C701]=[.C700];[.D701]=[.D700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58820">
            <text:p>2658820</text:p>
          </table:table-cell>
          <table:table-cell table:style-name="ce7" office:value-type="float" office:value="2658845">
            <text:p>2658845</text:p>
          </table:table-cell>
          <table:table-cell table:style-name="ce7" table:formula="of:=AND([.G701]=[.B701];[.H701]&gt;=[.C701];[.I701]&lt;=[.D701])" office:value-type="boolean" office:boolean-value="false">
            <text:p>FALSE</text:p>
          </table:table-cell>
          <table:table-cell table:style-name="ce7" table:formula="of:=IF([.J701];&quot;&quot;;MAX([.C701]-[.H701];[.I701]-[.D701]))" office:value-type="float" office:value="49495">
            <text:p>4949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2]=[.B701];[.C702]=[.C701];[.D702]=[.D701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658820">
            <text:p>2658820</text:p>
          </table:table-cell>
          <table:table-cell table:style-name="ce7" office:value-type="float" office:value="2658845">
            <text:p>2658845</text:p>
          </table:table-cell>
          <table:table-cell table:style-name="ce7" table:formula="of:=AND([.G702]=[.B702];[.H702]&gt;=[.C702];[.I702]&lt;=[.D702])" office:value-type="boolean" office:boolean-value="false">
            <text:p>FALSE</text:p>
          </table:table-cell>
          <table:table-cell table:style-name="ce7" table:formula="of:=IF([.J702];&quot;&quot;;MAX([.C702]-[.H702];[.I702]-[.D702]))" office:value-type="float" office:value="49495">
            <text:p>4949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3]=[.B702];[.C703]=[.C702];[.D703]=[.D702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402">
            <text:p>2559402</text:p>
          </table:table-cell>
          <table:table-cell table:style-name="ce7" office:value-type="float" office:value="2559468">
            <text:p>2559468</text:p>
          </table:table-cell>
          <table:table-cell table:style-name="ce7" table:formula="of:=AND([.G703]=[.B703];[.H703]&gt;=[.C703];[.I703]&lt;=[.D703])" office:value-type="boolean" office:boolean-value="true">
            <text:p>TRUE</text:p>
          </table:table-cell>
          <table:table-cell table:style-name="ce7" table:formula="of:=IF([.J703];&quot;&quot;;MAX([.C703]-[.H703];[.I703]-[.D70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4]=[.B703];[.C704]=[.C703];[.D704]=[.D703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402">
            <text:p>2559402</text:p>
          </table:table-cell>
          <table:table-cell table:style-name="ce7" office:value-type="float" office:value="2559468">
            <text:p>2559468</text:p>
          </table:table-cell>
          <table:table-cell table:style-name="ce7" table:formula="of:=AND([.G704]=[.B704];[.H704]&gt;=[.C704];[.I704]&lt;=[.D704])" office:value-type="boolean" office:boolean-value="true">
            <text:p>TRUE</text:p>
          </table:table-cell>
          <table:table-cell table:style-name="ce7" table:formula="of:=IF([.J704];&quot;&quot;;MAX([.C704]-[.H704];[.I704]-[.D70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5]=[.B704];[.C705]=[.C704];[.D705]=[.D704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402">
            <text:p>2559402</text:p>
          </table:table-cell>
          <table:table-cell table:style-name="ce7" office:value-type="float" office:value="2608845">
            <text:p>2608845</text:p>
          </table:table-cell>
          <table:table-cell table:style-name="ce7" table:formula="of:=AND([.G705]=[.B705];[.H705]&gt;=[.C705];[.I705]&lt;=[.D705])" office:value-type="boolean" office:boolean-value="true">
            <text:p>TRUE</text:p>
          </table:table-cell>
          <table:table-cell table:style-name="ce7" table:formula="of:=IF([.J705];&quot;&quot;;MAX([.C705]-[.H705];[.I705]-[.D70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6]=[.B705];[.C706]=[.C705];[.D706]=[.D705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402">
            <text:p>2559402</text:p>
          </table:table-cell>
          <table:table-cell table:style-name="ce7" office:value-type="float" office:value="2608845">
            <text:p>2608845</text:p>
          </table:table-cell>
          <table:table-cell table:style-name="ce7" table:formula="of:=AND([.G706]=[.B706];[.H706]&gt;=[.C706];[.I706]&lt;=[.D706])" office:value-type="boolean" office:boolean-value="true">
            <text:p>TRUE</text:p>
          </table:table-cell>
          <table:table-cell table:style-name="ce7" table:formula="of:=IF([.J706];&quot;&quot;;MAX([.C706]-[.H706];[.I706]-[.D70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7]=[.B706];[.C707]=[.C706];[.D707]=[.D706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2463">
            <text:p>2582463</text:p>
          </table:table-cell>
          <table:table-cell table:style-name="ce7" office:value-type="float" office:value="2582495">
            <text:p>2582495</text:p>
          </table:table-cell>
          <table:table-cell table:style-name="ce7" table:formula="of:=AND([.G707]=[.B707];[.H707]&gt;=[.C707];[.I707]&lt;=[.D707])" office:value-type="boolean" office:boolean-value="true">
            <text:p>TRUE</text:p>
          </table:table-cell>
          <table:table-cell table:style-name="ce7" table:formula="of:=IF([.J707];&quot;&quot;;MAX([.C707]-[.H707];[.I707]-[.D70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8]=[.B707];[.C708]=[.C707];[.D708]=[.D707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2463">
            <text:p>2582463</text:p>
          </table:table-cell>
          <table:table-cell table:style-name="ce7" office:value-type="float" office:value="2582495">
            <text:p>2582495</text:p>
          </table:table-cell>
          <table:table-cell table:style-name="ce7" table:formula="of:=AND([.G708]=[.B708];[.H708]&gt;=[.C708];[.I708]&lt;=[.D708])" office:value-type="boolean" office:boolean-value="true">
            <text:p>TRUE</text:p>
          </table:table-cell>
          <table:table-cell table:style-name="ce7" table:formula="of:=IF([.J708];&quot;&quot;;MAX([.C708]-[.H708];[.I708]-[.D70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09]=[.B708];[.C709]=[.C708];[.D709]=[.D708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5646">
            <text:p>2585646</text:p>
          </table:table-cell>
          <table:table-cell table:style-name="ce7" office:value-type="float" office:value="2585693">
            <text:p>2585693</text:p>
          </table:table-cell>
          <table:table-cell table:style-name="ce7" table:formula="of:=AND([.G709]=[.B709];[.H709]&gt;=[.C709];[.I709]&lt;=[.D709])" office:value-type="boolean" office:boolean-value="true">
            <text:p>TRUE</text:p>
          </table:table-cell>
          <table:table-cell table:style-name="ce7" table:formula="of:=IF([.J709];&quot;&quot;;MAX([.C709]-[.H709];[.I709]-[.D70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0]=[.B709];[.C710]=[.C709];[.D710]=[.D709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7702">
            <text:p>2587702</text:p>
          </table:table-cell>
          <table:table-cell table:style-name="ce7" office:value-type="float" office:value="2587746">
            <text:p>2587746</text:p>
          </table:table-cell>
          <table:table-cell table:style-name="ce7" table:formula="of:=AND([.G710]=[.B710];[.H710]&gt;=[.C710];[.I710]&lt;=[.D710])" office:value-type="boolean" office:boolean-value="true">
            <text:p>TRUE</text:p>
          </table:table-cell>
          <table:table-cell table:style-name="ce7" table:formula="of:=IF([.J710];&quot;&quot;;MAX([.C710]-[.H710];[.I710]-[.D71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1]=[.B710];[.C711]=[.C710];[.D711]=[.D710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7702">
            <text:p>2587702</text:p>
          </table:table-cell>
          <table:table-cell table:style-name="ce7" office:value-type="float" office:value="2587746">
            <text:p>2587746</text:p>
          </table:table-cell>
          <table:table-cell table:style-name="ce7" table:formula="of:=AND([.G711]=[.B711];[.H711]&gt;=[.C711];[.I711]&lt;=[.D711])" office:value-type="boolean" office:boolean-value="true">
            <text:p>TRUE</text:p>
          </table:table-cell>
          <table:table-cell table:style-name="ce7" table:formula="of:=IF([.J711];&quot;&quot;;MAX([.C711]-[.H711];[.I711]-[.D71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2]=[.B711];[.C712]=[.C711];[.D712]=[.D711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8397">
            <text:p>2588397</text:p>
          </table:table-cell>
          <table:table-cell table:style-name="ce7" office:value-type="float" office:value="2588465">
            <text:p>2588465</text:p>
          </table:table-cell>
          <table:table-cell table:style-name="ce7" table:formula="of:=AND([.G712]=[.B712];[.H712]&gt;=[.C712];[.I712]&lt;=[.D712])" office:value-type="boolean" office:boolean-value="true">
            <text:p>TRUE</text:p>
          </table:table-cell>
          <table:table-cell table:style-name="ce7" table:formula="of:=IF([.J712];&quot;&quot;;MAX([.C712]-[.H712];[.I712]-[.D71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3]=[.B712];[.C713]=[.C712];[.D713]=[.D712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88397">
            <text:p>2588397</text:p>
          </table:table-cell>
          <table:table-cell table:style-name="ce7" office:value-type="float" office:value="2588465">
            <text:p>2588465</text:p>
          </table:table-cell>
          <table:table-cell table:style-name="ce7" table:formula="of:=AND([.G713]=[.B713];[.H713]&gt;=[.C713];[.I713]&lt;=[.D713])" office:value-type="boolean" office:boolean-value="true">
            <text:p>TRUE</text:p>
          </table:table-cell>
          <table:table-cell table:style-name="ce7" table:formula="of:=IF([.J713];&quot;&quot;;MAX([.C713]-[.H713];[.I713]-[.D71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4]=[.B713];[.C714]=[.C713];[.D714]=[.D713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0668">
            <text:p>2590668</text:p>
          </table:table-cell>
          <table:table-cell table:style-name="ce7" office:value-type="float" office:value="2590715">
            <text:p>2590715</text:p>
          </table:table-cell>
          <table:table-cell table:style-name="ce7" table:formula="of:=AND([.G714]=[.B714];[.H714]&gt;=[.C714];[.I714]&lt;=[.D714])" office:value-type="boolean" office:boolean-value="true">
            <text:p>TRUE</text:p>
          </table:table-cell>
          <table:table-cell table:style-name="ce7" table:formula="of:=IF([.J714];&quot;&quot;;MAX([.C714]-[.H714];[.I714]-[.D71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5]=[.B714];[.C715]=[.C714];[.D715]=[.D714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0668">
            <text:p>2590668</text:p>
          </table:table-cell>
          <table:table-cell table:style-name="ce7" office:value-type="float" office:value="2590715">
            <text:p>2590715</text:p>
          </table:table-cell>
          <table:table-cell table:style-name="ce7" table:formula="of:=AND([.G715]=[.B715];[.H715]&gt;=[.C715];[.I715]&lt;=[.D715])" office:value-type="boolean" office:boolean-value="true">
            <text:p>TRUE</text:p>
          </table:table-cell>
          <table:table-cell table:style-name="ce7" table:formula="of:=IF([.J715];&quot;&quot;;MAX([.C715]-[.H715];[.I715]-[.D71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6]=[.B715];[.C716]=[.C715];[.D716]=[.D715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1355">
            <text:p>2591355</text:p>
          </table:table-cell>
          <table:table-cell table:style-name="ce7" office:value-type="float" office:value="2591405">
            <text:p>2591405</text:p>
          </table:table-cell>
          <table:table-cell table:style-name="ce7" table:formula="of:=AND([.G716]=[.B716];[.H716]&gt;=[.C716];[.I716]&lt;=[.D716])" office:value-type="boolean" office:boolean-value="true">
            <text:p>TRUE</text:p>
          </table:table-cell>
          <table:table-cell table:style-name="ce7" table:formula="of:=IF([.J716];&quot;&quot;;MAX([.C716]-[.H716];[.I716]-[.D71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7]=[.B716];[.C717]=[.C716];[.D717]=[.D716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1355">
            <text:p>2591355</text:p>
          </table:table-cell>
          <table:table-cell table:style-name="ce7" office:value-type="float" office:value="2591405">
            <text:p>2591405</text:p>
          </table:table-cell>
          <table:table-cell table:style-name="ce7" table:formula="of:=AND([.G717]=[.B717];[.H717]&gt;=[.C717];[.I717]&lt;=[.D717])" office:value-type="boolean" office:boolean-value="true">
            <text:p>TRUE</text:p>
          </table:table-cell>
          <table:table-cell table:style-name="ce7" table:formula="of:=IF([.J717];&quot;&quot;;MAX([.C717]-[.H717];[.I717]-[.D71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8]=[.B717];[.C718]=[.C717];[.D718]=[.D717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4301">
            <text:p>2594301</text:p>
          </table:table-cell>
          <table:table-cell table:style-name="ce7" office:value-type="float" office:value="2594414">
            <text:p>2594414</text:p>
          </table:table-cell>
          <table:table-cell table:style-name="ce7" table:formula="of:=AND([.G718]=[.B718];[.H718]&gt;=[.C718];[.I718]&lt;=[.D718])" office:value-type="boolean" office:boolean-value="true">
            <text:p>TRUE</text:p>
          </table:table-cell>
          <table:table-cell table:style-name="ce7" table:formula="of:=IF([.J718];&quot;&quot;;MAX([.C718]-[.H718];[.I718]-[.D71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19]=[.B718];[.C719]=[.C718];[.D719]=[.D718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94301">
            <text:p>2594301</text:p>
          </table:table-cell>
          <table:table-cell table:style-name="ce7" office:value-type="float" office:value="2594414">
            <text:p>2594414</text:p>
          </table:table-cell>
          <table:table-cell table:style-name="ce7" table:formula="of:=AND([.G719]=[.B719];[.H719]&gt;=[.C719];[.I719]&lt;=[.D719])" office:value-type="boolean" office:boolean-value="true">
            <text:p>TRUE</text:p>
          </table:table-cell>
          <table:table-cell table:style-name="ce7" table:formula="of:=IF([.J719];&quot;&quot;;MAX([.C719]-[.H719];[.I719]-[.D71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20]=[.B719];[.C720]=[.C719];[.D720]=[.D719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606241">
            <text:p>2606241</text:p>
          </table:table-cell>
          <table:table-cell table:style-name="ce7" office:value-type="float" office:value="2606297">
            <text:p>2606297</text:p>
          </table:table-cell>
          <table:table-cell table:style-name="ce7" table:formula="of:=AND([.G720]=[.B720];[.H720]&gt;=[.C720];[.I720]&lt;=[.D720])" office:value-type="boolean" office:boolean-value="true">
            <text:p>TRUE</text:p>
          </table:table-cell>
          <table:table-cell table:style-name="ce7" table:formula="of:=IF([.J720];&quot;&quot;;MAX([.C720]-[.H720];[.I720]-[.D72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21]=[.B720];[.C721]=[.C720];[.D721]=[.D720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606241">
            <text:p>2606241</text:p>
          </table:table-cell>
          <table:table-cell table:style-name="ce7" office:value-type="float" office:value="2606297">
            <text:p>2606297</text:p>
          </table:table-cell>
          <table:table-cell table:style-name="ce7" table:formula="of:=AND([.G721]=[.B721];[.H721]&gt;=[.C721];[.I721]&lt;=[.D721])" office:value-type="boolean" office:boolean-value="true">
            <text:p>TRUE</text:p>
          </table:table-cell>
          <table:table-cell table:style-name="ce7" table:formula="of:=IF([.J721];&quot;&quot;;MAX([.C721]-[.H721];[.I721]-[.D72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22]=[.B721];[.C722]=[.C721];[.D722]=[.D721]);&quot;&quot;;&quot;new&quot;)">
            <text:p/>
          </table:table-cell>
          <table:table-cell table:style-name="ce2" office:value-type="string">
            <text:p>CCDS14119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608820">
            <text:p>2608820</text:p>
          </table:table-cell>
          <table:table-cell table:style-name="ce7" office:value-type="float" office:value="2608845">
            <text:p>2608845</text:p>
          </table:table-cell>
          <table:table-cell table:style-name="ce7" table:formula="of:=AND([.G722]=[.B722];[.H722]&gt;=[.C722];[.I722]&lt;=[.D722])" office:value-type="boolean" office:boolean-value="true">
            <text:p>TRUE</text:p>
          </table:table-cell>
          <table:table-cell table:style-name="ce7" table:formula="of:=IF([.J722];&quot;&quot;;MAX([.C722]-[.H722];[.I722]-[.D72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4267">
            <text:p>426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559228">
            <text:p>2559228</text:p>
          </table:table-cell>
          <table:table-cell table:style-name="ce7" office:value-type="float" office:value="2609350">
            <text:p>2609350</text:p>
          </table:table-cell>
          <table:table-cell table:style-name="ce12" table:formula="of:=IF(AND([.B723]=[.B722];[.C723]=[.C722];[.D723]=[.D722]);&quot;&quot;;&quot;new&quot;)">
            <text:p/>
          </table:table-cell>
          <table:table-cell table:style-name="ce2" office:value-type="string">
            <text:p>CCDS48071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608820">
            <text:p>2608820</text:p>
          </table:table-cell>
          <table:table-cell table:style-name="ce7" office:value-type="float" office:value="2608845">
            <text:p>2608845</text:p>
          </table:table-cell>
          <table:table-cell table:style-name="ce7" table:formula="of:=AND([.G723]=[.B723];[.H723]&gt;=[.C723];[.I723]&lt;=[.D723])" office:value-type="boolean" office:boolean-value="true">
            <text:p>TRUE</text:p>
          </table:table-cell>
          <table:table-cell table:style-name="ce7" table:formula="of:=IF([.J723];&quot;&quot;;MAX([.C723]-[.H723];[.I723]-[.D723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24]=[.B723];[.C724]=[.C723];[.D724]=[.D723]);&quot;&quot;;&quot;new&quot;)" office:value-type="string" office:string-value="new">
            <text:p>new</text:p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34093">
            <text:p>1734093</text:p>
          </table:table-cell>
          <table:table-cell table:style-name="ce8" office:value-type="float" office:value="1734161">
            <text:p>1734161</text:p>
          </table:table-cell>
          <table:table-cell table:style-name="ce8" table:formula="of:=AND([.G724]=[.B724];[.H724]&gt;=[.C724];[.I724]&lt;=[.D724])" office:value-type="boolean" office:boolean-value="true">
            <text:p>TRUE</text:p>
          </table:table-cell>
          <table:table-cell table:style-name="ce8" table:formula="of:=IF([.J724];&quot;&quot;;MAX([.C724]-[.H724];[.I724]-[.D724]))">
            <text:p/>
          </table:table-cell>
          <table:table-cell table:style-name="ce17" office:value-type="string">
            <text:p>two regions (X/Y) which each contain their respective transcripts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25]=[.B724];[.C725]=[.C724];[.D725]=[.D724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34093">
            <text:p>1734093</text:p>
          </table:table-cell>
          <table:table-cell table:style-name="ce8" office:value-type="float" office:value="1734161">
            <text:p>1734161</text:p>
          </table:table-cell>
          <table:table-cell table:style-name="ce8" table:formula="of:=AND([.G725]=[.B725];[.H725]&gt;=[.C725];[.I725]&lt;=[.D725])" office:value-type="boolean" office:boolean-value="true">
            <text:p>TRUE</text:p>
          </table:table-cell>
          <table:table-cell table:style-name="ce8" table:formula="of:=IF([.J725];&quot;&quot;;MAX([.C725]-[.H725];[.I725]-[.D72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26]=[.B725];[.C726]=[.C725];[.D726]=[.D725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34093">
            <text:p>1734093</text:p>
          </table:table-cell>
          <table:table-cell table:style-name="ce8" office:value-type="float" office:value="1761907">
            <text:p>1761907</text:p>
          </table:table-cell>
          <table:table-cell table:style-name="ce8" table:formula="of:=AND([.G726]=[.B726];[.H726]&gt;=[.C726];[.I726]&lt;=[.D726])" office:value-type="boolean" office:boolean-value="true">
            <text:p>TRUE</text:p>
          </table:table-cell>
          <table:table-cell table:style-name="ce8" table:formula="of:=IF([.J726];&quot;&quot;;MAX([.C726]-[.H726];[.I726]-[.D72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27]=[.B726];[.C727]=[.C726];[.D727]=[.D726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34093">
            <text:p>1734093</text:p>
          </table:table-cell>
          <table:table-cell table:style-name="ce8" office:value-type="float" office:value="1761907">
            <text:p>1761907</text:p>
          </table:table-cell>
          <table:table-cell table:style-name="ce8" table:formula="of:=AND([.G727]=[.B727];[.H727]&gt;=[.C727];[.I727]&lt;=[.D727])" office:value-type="boolean" office:boolean-value="true">
            <text:p>TRUE</text:p>
          </table:table-cell>
          <table:table-cell table:style-name="ce8" table:formula="of:=IF([.J727];&quot;&quot;;MAX([.C727]-[.H727];[.I727]-[.D72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28]=[.B727];[.C728]=[.C727];[.D728]=[.D727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2032">
            <text:p>1742032</text:p>
          </table:table-cell>
          <table:table-cell table:style-name="ce8" office:value-type="float" office:value="1742206">
            <text:p>1742206</text:p>
          </table:table-cell>
          <table:table-cell table:style-name="ce8" table:formula="of:=AND([.G728]=[.B728];[.H728]&gt;=[.C728];[.I728]&lt;=[.D728])" office:value-type="boolean" office:boolean-value="true">
            <text:p>TRUE</text:p>
          </table:table-cell>
          <table:table-cell table:style-name="ce8" table:formula="of:=IF([.J728];&quot;&quot;;MAX([.C728]-[.H728];[.I728]-[.D72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29]=[.B728];[.C729]=[.C728];[.D729]=[.D728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2032">
            <text:p>1742032</text:p>
          </table:table-cell>
          <table:table-cell table:style-name="ce8" office:value-type="float" office:value="1742206">
            <text:p>1742206</text:p>
          </table:table-cell>
          <table:table-cell table:style-name="ce8" table:formula="of:=AND([.G729]=[.B729];[.H729]&gt;=[.C729];[.I729]&lt;=[.D729])" office:value-type="boolean" office:boolean-value="true">
            <text:p>TRUE</text:p>
          </table:table-cell>
          <table:table-cell table:style-name="ce8" table:formula="of:=IF([.J729];&quot;&quot;;MAX([.C729]-[.H729];[.I729]-[.D72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0]=[.B729];[.C730]=[.C729];[.D730]=[.D729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3162">
            <text:p>1743162</text:p>
          </table:table-cell>
          <table:table-cell table:style-name="ce8" office:value-type="float" office:value="1743291">
            <text:p>1743291</text:p>
          </table:table-cell>
          <table:table-cell table:style-name="ce8" table:formula="of:=AND([.G730]=[.B730];[.H730]&gt;=[.C730];[.I730]&lt;=[.D730])" office:value-type="boolean" office:boolean-value="true">
            <text:p>TRUE</text:p>
          </table:table-cell>
          <table:table-cell table:style-name="ce8" table:formula="of:=IF([.J730];&quot;&quot;;MAX([.C730]-[.H730];[.I730]-[.D73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1]=[.B730];[.C731]=[.C730];[.D731]=[.D730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3162">
            <text:p>1743162</text:p>
          </table:table-cell>
          <table:table-cell table:style-name="ce8" office:value-type="float" office:value="1743291">
            <text:p>1743291</text:p>
          </table:table-cell>
          <table:table-cell table:style-name="ce8" table:formula="of:=AND([.G731]=[.B731];[.H731]&gt;=[.C731];[.I731]&lt;=[.D731])" office:value-type="boolean" office:boolean-value="true">
            <text:p>TRUE</text:p>
          </table:table-cell>
          <table:table-cell table:style-name="ce8" table:formula="of:=IF([.J731];&quot;&quot;;MAX([.C731]-[.H731];[.I731]-[.D73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2]=[.B731];[.C732]=[.C731];[.D732]=[.D731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6596">
            <text:p>1746596</text:p>
          </table:table-cell>
          <table:table-cell table:style-name="ce8" office:value-type="float" office:value="1746664">
            <text:p>1746664</text:p>
          </table:table-cell>
          <table:table-cell table:style-name="ce8" table:formula="of:=AND([.G732]=[.B732];[.H732]&gt;=[.C732];[.I732]&lt;=[.D732])" office:value-type="boolean" office:boolean-value="true">
            <text:p>TRUE</text:p>
          </table:table-cell>
          <table:table-cell table:style-name="ce8" table:formula="of:=IF([.J732];&quot;&quot;;MAX([.C732]-[.H732];[.I732]-[.D73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3]=[.B732];[.C733]=[.C732];[.D733]=[.D732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6596">
            <text:p>1746596</text:p>
          </table:table-cell>
          <table:table-cell table:style-name="ce8" office:value-type="float" office:value="1746664">
            <text:p>1746664</text:p>
          </table:table-cell>
          <table:table-cell table:style-name="ce8" table:formula="of:=AND([.G733]=[.B733];[.H733]&gt;=[.C733];[.I733]&lt;=[.D733])" office:value-type="boolean" office:boolean-value="true">
            <text:p>TRUE</text:p>
          </table:table-cell>
          <table:table-cell table:style-name="ce8" table:formula="of:=IF([.J733];&quot;&quot;;MAX([.C733]-[.H733];[.I733]-[.D73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4]=[.B733];[.C734]=[.C733];[.D734]=[.D733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8714">
            <text:p>1748714</text:p>
          </table:table-cell>
          <table:table-cell table:style-name="ce8" office:value-type="float" office:value="1748832">
            <text:p>1748832</text:p>
          </table:table-cell>
          <table:table-cell table:style-name="ce8" table:formula="of:=AND([.G734]=[.B734];[.H734]&gt;=[.C734];[.I734]&lt;=[.D734])" office:value-type="boolean" office:boolean-value="true">
            <text:p>TRUE</text:p>
          </table:table-cell>
          <table:table-cell table:style-name="ce8" table:formula="of:=IF([.J734];&quot;&quot;;MAX([.C734]-[.H734];[.I734]-[.D73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5]=[.B734];[.C735]=[.C734];[.D735]=[.D734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8714">
            <text:p>1748714</text:p>
          </table:table-cell>
          <table:table-cell table:style-name="ce8" office:value-type="float" office:value="1748832">
            <text:p>1748832</text:p>
          </table:table-cell>
          <table:table-cell table:style-name="ce8" table:formula="of:=AND([.G735]=[.B735];[.H735]&gt;=[.C735];[.I735]&lt;=[.D735])" office:value-type="boolean" office:boolean-value="true">
            <text:p>TRUE</text:p>
          </table:table-cell>
          <table:table-cell table:style-name="ce8" table:formula="of:=IF([.J735];&quot;&quot;;MAX([.C735]-[.H735];[.I735]-[.D73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6]=[.B735];[.C736]=[.C735];[.D736]=[.D735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51597">
            <text:p>1751597</text:p>
          </table:table-cell>
          <table:table-cell table:style-name="ce8" office:value-type="float" office:value="1751680">
            <text:p>1751680</text:p>
          </table:table-cell>
          <table:table-cell table:style-name="ce8" table:formula="of:=AND([.G736]=[.B736];[.H736]&gt;=[.C736];[.I736]&lt;=[.D736])" office:value-type="boolean" office:boolean-value="true">
            <text:p>TRUE</text:p>
          </table:table-cell>
          <table:table-cell table:style-name="ce8" table:formula="of:=IF([.J736];&quot;&quot;;MAX([.C736]-[.H736];[.I736]-[.D73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7]=[.B736];[.C737]=[.C736];[.D737]=[.D736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52043">
            <text:p>1752043</text:p>
          </table:table-cell>
          <table:table-cell table:style-name="ce8" office:value-type="float" office:value="1752183">
            <text:p>1752183</text:p>
          </table:table-cell>
          <table:table-cell table:style-name="ce8" table:formula="of:=AND([.G737]=[.B737];[.H737]&gt;=[.C737];[.I737]&lt;=[.D737])" office:value-type="boolean" office:boolean-value="true">
            <text:p>TRUE</text:p>
          </table:table-cell>
          <table:table-cell table:style-name="ce8" table:formula="of:=IF([.J737];&quot;&quot;;MAX([.C737]-[.H737];[.I737]-[.D73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8]=[.B737];[.C738]=[.C737];[.D738]=[.D737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55331">
            <text:p>1755331</text:p>
          </table:table-cell>
          <table:table-cell table:style-name="ce8" office:value-type="float" office:value="1755453">
            <text:p>1755453</text:p>
          </table:table-cell>
          <table:table-cell table:style-name="ce8" table:formula="of:=AND([.G738]=[.B738];[.H738]&gt;=[.C738];[.I738]&lt;=[.D738])" office:value-type="boolean" office:boolean-value="true">
            <text:p>TRUE</text:p>
          </table:table-cell>
          <table:table-cell table:style-name="ce8" table:formula="of:=IF([.J738];&quot;&quot;;MAX([.C738]-[.H738];[.I738]-[.D73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39]=[.B738];[.C739]=[.C738];[.D739]=[.D738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55331">
            <text:p>1755331</text:p>
          </table:table-cell>
          <table:table-cell table:style-name="ce8" office:value-type="float" office:value="1755453">
            <text:p>1755453</text:p>
          </table:table-cell>
          <table:table-cell table:style-name="ce8" table:formula="of:=AND([.G739]=[.B739];[.H739]&gt;=[.C739];[.I739]&lt;=[.D739])" office:value-type="boolean" office:boolean-value="true">
            <text:p>TRUE</text:p>
          </table:table-cell>
          <table:table-cell table:style-name="ce8" table:formula="of:=IF([.J739];&quot;&quot;;MAX([.C739]-[.H739];[.I739]-[.D73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0]=[.B739];[.C740]=[.C739];[.D740]=[.D739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61696">
            <text:p>1761696</text:p>
          </table:table-cell>
          <table:table-cell table:style-name="ce8" office:value-type="float" office:value="1761907">
            <text:p>1761907</text:p>
          </table:table-cell>
          <table:table-cell table:style-name="ce8" table:formula="of:=AND([.G740]=[.B740];[.H740]&gt;=[.C740];[.I740]&lt;=[.D740])" office:value-type="boolean" office:boolean-value="true">
            <text:p>TRUE</text:p>
          </table:table-cell>
          <table:table-cell table:style-name="ce8" table:formula="of:=IF([.J740];&quot;&quot;;MAX([.C740]-[.H740];[.I740]-[.D74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1]=[.B740];[.C741]=[.C740];[.D741]=[.D740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61696">
            <text:p>1761696</text:p>
          </table:table-cell>
          <table:table-cell table:style-name="ce8" office:value-type="float" office:value="1761907">
            <text:p>1761907</text:p>
          </table:table-cell>
          <table:table-cell table:style-name="ce8" table:formula="of:=AND([.G741]=[.B741];[.H741]&gt;=[.C741];[.I741]&lt;=[.D741])" office:value-type="boolean" office:boolean-value="true">
            <text:p>TRUE</text:p>
          </table:table-cell>
          <table:table-cell table:style-name="ce8" table:formula="of:=IF([.J741];&quot;&quot;;MAX([.C741]-[.H741];[.I741]-[.D74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2]=[.B741];[.C742]=[.C741];[.D742]=[.D741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84093">
            <text:p>1684093</text:p>
          </table:table-cell>
          <table:table-cell table:style-name="ce8" office:value-type="float" office:value="1684161">
            <text:p>1684161</text:p>
          </table:table-cell>
          <table:table-cell table:style-name="ce8" table:formula="of:=AND([.G742]=[.B742];[.H742]&gt;=[.C742];[.I742]&lt;=[.D742])" office:value-type="boolean" office:boolean-value="false">
            <text:p>FALSE</text:p>
          </table:table-cell>
          <table:table-cell table:style-name="ce8" table:formula="of:=IF([.J742];&quot;&quot;;MAX([.C742]-[.H742];[.I742]-[.D742]))" office:value-type="float" office:value="30255">
            <text:p>3025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3]=[.B742];[.C743]=[.C742];[.D743]=[.D742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84093">
            <text:p>1684093</text:p>
          </table:table-cell>
          <table:table-cell table:style-name="ce8" office:value-type="float" office:value="1684161">
            <text:p>1684161</text:p>
          </table:table-cell>
          <table:table-cell table:style-name="ce8" table:formula="of:=AND([.G743]=[.B743];[.H743]&gt;=[.C743];[.I743]&lt;=[.D743])" office:value-type="boolean" office:boolean-value="false">
            <text:p>FALSE</text:p>
          </table:table-cell>
          <table:table-cell table:style-name="ce8" table:formula="of:=IF([.J743];&quot;&quot;;MAX([.C743]-[.H743];[.I743]-[.D743]))" office:value-type="float" office:value="30255">
            <text:p>3025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4]=[.B743];[.C744]=[.C743];[.D744]=[.D743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84093">
            <text:p>1684093</text:p>
          </table:table-cell>
          <table:table-cell table:style-name="ce8" office:value-type="float" office:value="1711907">
            <text:p>1711907</text:p>
          </table:table-cell>
          <table:table-cell table:style-name="ce8" table:formula="of:=AND([.G744]=[.B744];[.H744]&gt;=[.C744];[.I744]&lt;=[.D744])" office:value-type="boolean" office:boolean-value="false">
            <text:p>FALSE</text:p>
          </table:table-cell>
          <table:table-cell table:style-name="ce8" table:formula="of:=IF([.J744];&quot;&quot;;MAX([.C744]-[.H744];[.I744]-[.D744]))" office:value-type="float" office:value="30255">
            <text:p>3025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5]=[.B744];[.C745]=[.C744];[.D745]=[.D744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84093">
            <text:p>1684093</text:p>
          </table:table-cell>
          <table:table-cell table:style-name="ce8" office:value-type="float" office:value="1711907">
            <text:p>1711907</text:p>
          </table:table-cell>
          <table:table-cell table:style-name="ce8" table:formula="of:=AND([.G745]=[.B745];[.H745]&gt;=[.C745];[.I745]&lt;=[.D745])" office:value-type="boolean" office:boolean-value="false">
            <text:p>FALSE</text:p>
          </table:table-cell>
          <table:table-cell table:style-name="ce8" table:formula="of:=IF([.J745];&quot;&quot;;MAX([.C745]-[.H745];[.I745]-[.D745]))" office:value-type="float" office:value="30255">
            <text:p>3025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6]=[.B745];[.C746]=[.C745];[.D746]=[.D745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2032">
            <text:p>1692032</text:p>
          </table:table-cell>
          <table:table-cell table:style-name="ce8" office:value-type="float" office:value="1692206">
            <text:p>1692206</text:p>
          </table:table-cell>
          <table:table-cell table:style-name="ce8" table:formula="of:=AND([.G746]=[.B746];[.H746]&gt;=[.C746];[.I746]&lt;=[.D746])" office:value-type="boolean" office:boolean-value="false">
            <text:p>FALSE</text:p>
          </table:table-cell>
          <table:table-cell table:style-name="ce8" table:formula="of:=IF([.J746];&quot;&quot;;MAX([.C746]-[.H746];[.I746]-[.D746]))" office:value-type="float" office:value="22316">
            <text:p>2231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7]=[.B746];[.C747]=[.C746];[.D747]=[.D746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2032">
            <text:p>1692032</text:p>
          </table:table-cell>
          <table:table-cell table:style-name="ce8" office:value-type="float" office:value="1692206">
            <text:p>1692206</text:p>
          </table:table-cell>
          <table:table-cell table:style-name="ce8" table:formula="of:=AND([.G747]=[.B747];[.H747]&gt;=[.C747];[.I747]&lt;=[.D747])" office:value-type="boolean" office:boolean-value="false">
            <text:p>FALSE</text:p>
          </table:table-cell>
          <table:table-cell table:style-name="ce8" table:formula="of:=IF([.J747];&quot;&quot;;MAX([.C747]-[.H747];[.I747]-[.D747]))" office:value-type="float" office:value="22316">
            <text:p>2231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8]=[.B747];[.C748]=[.C747];[.D748]=[.D747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3162">
            <text:p>1693162</text:p>
          </table:table-cell>
          <table:table-cell table:style-name="ce8" office:value-type="float" office:value="1693291">
            <text:p>1693291</text:p>
          </table:table-cell>
          <table:table-cell table:style-name="ce8" table:formula="of:=AND([.G748]=[.B748];[.H748]&gt;=[.C748];[.I748]&lt;=[.D748])" office:value-type="boolean" office:boolean-value="false">
            <text:p>FALSE</text:p>
          </table:table-cell>
          <table:table-cell table:style-name="ce8" table:formula="of:=IF([.J748];&quot;&quot;;MAX([.C748]-[.H748];[.I748]-[.D748]))" office:value-type="float" office:value="21186">
            <text:p>2118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49]=[.B748];[.C749]=[.C748];[.D749]=[.D748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3162">
            <text:p>1693162</text:p>
          </table:table-cell>
          <table:table-cell table:style-name="ce8" office:value-type="float" office:value="1693291">
            <text:p>1693291</text:p>
          </table:table-cell>
          <table:table-cell table:style-name="ce8" table:formula="of:=AND([.G749]=[.B749];[.H749]&gt;=[.C749];[.I749]&lt;=[.D749])" office:value-type="boolean" office:boolean-value="false">
            <text:p>FALSE</text:p>
          </table:table-cell>
          <table:table-cell table:style-name="ce8" table:formula="of:=IF([.J749];&quot;&quot;;MAX([.C749]-[.H749];[.I749]-[.D749]))" office:value-type="float" office:value="21186">
            <text:p>2118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0]=[.B749];[.C750]=[.C749];[.D750]=[.D749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6596">
            <text:p>1696596</text:p>
          </table:table-cell>
          <table:table-cell table:style-name="ce8" office:value-type="float" office:value="1696664">
            <text:p>1696664</text:p>
          </table:table-cell>
          <table:table-cell table:style-name="ce8" table:formula="of:=AND([.G750]=[.B750];[.H750]&gt;=[.C750];[.I750]&lt;=[.D750])" office:value-type="boolean" office:boolean-value="false">
            <text:p>FALSE</text:p>
          </table:table-cell>
          <table:table-cell table:style-name="ce8" table:formula="of:=IF([.J750];&quot;&quot;;MAX([.C750]-[.H750];[.I750]-[.D750]))" office:value-type="float" office:value="17752">
            <text:p>1775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1]=[.B750];[.C751]=[.C750];[.D751]=[.D750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6596">
            <text:p>1696596</text:p>
          </table:table-cell>
          <table:table-cell table:style-name="ce8" office:value-type="float" office:value="1696664">
            <text:p>1696664</text:p>
          </table:table-cell>
          <table:table-cell table:style-name="ce8" table:formula="of:=AND([.G751]=[.B751];[.H751]&gt;=[.C751];[.I751]&lt;=[.D751])" office:value-type="boolean" office:boolean-value="false">
            <text:p>FALSE</text:p>
          </table:table-cell>
          <table:table-cell table:style-name="ce8" table:formula="of:=IF([.J751];&quot;&quot;;MAX([.C751]-[.H751];[.I751]-[.D751]))" office:value-type="float" office:value="17752">
            <text:p>1775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2]=[.B751];[.C752]=[.C751];[.D752]=[.D751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8714">
            <text:p>1698714</text:p>
          </table:table-cell>
          <table:table-cell table:style-name="ce8" office:value-type="float" office:value="1698832">
            <text:p>1698832</text:p>
          </table:table-cell>
          <table:table-cell table:style-name="ce8" table:formula="of:=AND([.G752]=[.B752];[.H752]&gt;=[.C752];[.I752]&lt;=[.D752])" office:value-type="boolean" office:boolean-value="false">
            <text:p>FALSE</text:p>
          </table:table-cell>
          <table:table-cell table:style-name="ce8" table:formula="of:=IF([.J752];&quot;&quot;;MAX([.C752]-[.H752];[.I752]-[.D752]))" office:value-type="float" office:value="15634">
            <text:p>1563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3]=[.B752];[.C753]=[.C752];[.D753]=[.D752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8714">
            <text:p>1698714</text:p>
          </table:table-cell>
          <table:table-cell table:style-name="ce8" office:value-type="float" office:value="1698832">
            <text:p>1698832</text:p>
          </table:table-cell>
          <table:table-cell table:style-name="ce8" table:formula="of:=AND([.G753]=[.B753];[.H753]&gt;=[.C753];[.I753]&lt;=[.D753])" office:value-type="boolean" office:boolean-value="false">
            <text:p>FALSE</text:p>
          </table:table-cell>
          <table:table-cell table:style-name="ce8" table:formula="of:=IF([.J753];&quot;&quot;;MAX([.C753]-[.H753];[.I753]-[.D753]))" office:value-type="float" office:value="15634">
            <text:p>1563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4]=[.B753];[.C754]=[.C753];[.D754]=[.D753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01597">
            <text:p>1701597</text:p>
          </table:table-cell>
          <table:table-cell table:style-name="ce8" office:value-type="float" office:value="1701680">
            <text:p>1701680</text:p>
          </table:table-cell>
          <table:table-cell table:style-name="ce8" table:formula="of:=AND([.G754]=[.B754];[.H754]&gt;=[.C754];[.I754]&lt;=[.D754])" office:value-type="boolean" office:boolean-value="false">
            <text:p>FALSE</text:p>
          </table:table-cell>
          <table:table-cell table:style-name="ce8" table:formula="of:=IF([.J754];&quot;&quot;;MAX([.C754]-[.H754];[.I754]-[.D754]))" office:value-type="float" office:value="12751">
            <text:p>1275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5]=[.B754];[.C755]=[.C754];[.D755]=[.D754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02043">
            <text:p>1702043</text:p>
          </table:table-cell>
          <table:table-cell table:style-name="ce8" office:value-type="float" office:value="1702183">
            <text:p>1702183</text:p>
          </table:table-cell>
          <table:table-cell table:style-name="ce8" table:formula="of:=AND([.G755]=[.B755];[.H755]&gt;=[.C755];[.I755]&lt;=[.D755])" office:value-type="boolean" office:boolean-value="false">
            <text:p>FALSE</text:p>
          </table:table-cell>
          <table:table-cell table:style-name="ce8" table:formula="of:=IF([.J755];&quot;&quot;;MAX([.C755]-[.H755];[.I755]-[.D755]))" office:value-type="float" office:value="12305">
            <text:p>1230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6]=[.B755];[.C756]=[.C755];[.D756]=[.D755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05331">
            <text:p>1705331</text:p>
          </table:table-cell>
          <table:table-cell table:style-name="ce8" office:value-type="float" office:value="1705453">
            <text:p>1705453</text:p>
          </table:table-cell>
          <table:table-cell table:style-name="ce8" table:formula="of:=AND([.G756]=[.B756];[.H756]&gt;=[.C756];[.I756]&lt;=[.D756])" office:value-type="boolean" office:boolean-value="false">
            <text:p>FALSE</text:p>
          </table:table-cell>
          <table:table-cell table:style-name="ce8" table:formula="of:=IF([.J756];&quot;&quot;;MAX([.C756]-[.H756];[.I756]-[.D756]))" office:value-type="float" office:value="9017">
            <text:p>901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7]=[.B756];[.C757]=[.C756];[.D757]=[.D756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05331">
            <text:p>1705331</text:p>
          </table:table-cell>
          <table:table-cell table:style-name="ce8" office:value-type="float" office:value="1705453">
            <text:p>1705453</text:p>
          </table:table-cell>
          <table:table-cell table:style-name="ce8" table:formula="of:=AND([.G757]=[.B757];[.H757]&gt;=[.C757];[.I757]&lt;=[.D757])" office:value-type="boolean" office:boolean-value="false">
            <text:p>FALSE</text:p>
          </table:table-cell>
          <table:table-cell table:style-name="ce8" table:formula="of:=IF([.J757];&quot;&quot;;MAX([.C757]-[.H757];[.I757]-[.D757]))" office:value-type="float" office:value="9017">
            <text:p>901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8]=[.B757];[.C758]=[.C757];[.D758]=[.D757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11696">
            <text:p>1711696</text:p>
          </table:table-cell>
          <table:table-cell table:style-name="ce8" office:value-type="float" office:value="1711907">
            <text:p>1711907</text:p>
          </table:table-cell>
          <table:table-cell table:style-name="ce8" table:formula="of:=AND([.G758]=[.B758];[.H758]&gt;=[.C758];[.I758]&lt;=[.D758])" office:value-type="boolean" office:boolean-value="false">
            <text:p>FALSE</text:p>
          </table:table-cell>
          <table:table-cell table:style-name="ce8" table:formula="of:=IF([.J758];&quot;&quot;;MAX([.C758]-[.H758];[.I758]-[.D758]))" office:value-type="float" office:value="2652">
            <text:p>265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14348">
            <text:p>1714348</text:p>
          </table:table-cell>
          <table:table-cell table:style-name="ce8" office:value-type="float" office:value="1761974">
            <text:p>1761974</text:p>
          </table:table-cell>
          <table:table-cell table:style-name="ce13" table:formula="of:=IF(AND([.B759]=[.B758];[.C759]=[.C758];[.D759]=[.D758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11696">
            <text:p>1711696</text:p>
          </table:table-cell>
          <table:table-cell table:style-name="ce8" office:value-type="float" office:value="1711907">
            <text:p>1711907</text:p>
          </table:table-cell>
          <table:table-cell table:style-name="ce8" table:formula="of:=AND([.G759]=[.B759];[.H759]&gt;=[.C759];[.I759]&lt;=[.D759])" office:value-type="boolean" office:boolean-value="false">
            <text:p>FALSE</text:p>
          </table:table-cell>
          <table:table-cell table:style-name="ce8" table:formula="of:=IF([.J759];&quot;&quot;;MAX([.C759]-[.H759];[.I759]-[.D759]))" office:value-type="float" office:value="2652">
            <text:p>265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0]=[.B759];[.C760]=[.C759];[.D760]=[.D759]);&quot;&quot;;&quot;new&quot;)" office:value-type="string" office:string-value="new">
            <text:p>new</text:p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34093">
            <text:p>1734093</text:p>
          </table:table-cell>
          <table:table-cell table:style-name="ce8" office:value-type="float" office:value="1734161">
            <text:p>1734161</text:p>
          </table:table-cell>
          <table:table-cell table:style-name="ce8" table:formula="of:=AND([.G760]=[.B760];[.H760]&gt;=[.C760];[.I760]&lt;=[.D760])" office:value-type="boolean" office:boolean-value="false">
            <text:p>FALSE</text:p>
          </table:table-cell>
          <table:table-cell table:style-name="ce8" table:formula="of:=IF([.J760];&quot;&quot;;MAX([.C760]-[.H760];[.I760]-[.D760]))" office:value-type="float" office:value="22187">
            <text:p>2218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1]=[.B760];[.C761]=[.C760];[.D761]=[.D760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34093">
            <text:p>1734093</text:p>
          </table:table-cell>
          <table:table-cell table:style-name="ce8" office:value-type="float" office:value="1734161">
            <text:p>1734161</text:p>
          </table:table-cell>
          <table:table-cell table:style-name="ce8" table:formula="of:=AND([.G761]=[.B761];[.H761]&gt;=[.C761];[.I761]&lt;=[.D761])" office:value-type="boolean" office:boolean-value="false">
            <text:p>FALSE</text:p>
          </table:table-cell>
          <table:table-cell table:style-name="ce8" table:formula="of:=IF([.J761];&quot;&quot;;MAX([.C761]-[.H761];[.I761]-[.D761]))" office:value-type="float" office:value="22187">
            <text:p>2218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2]=[.B761];[.C762]=[.C761];[.D762]=[.D761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34093">
            <text:p>1734093</text:p>
          </table:table-cell>
          <table:table-cell table:style-name="ce8" office:value-type="float" office:value="1761907">
            <text:p>1761907</text:p>
          </table:table-cell>
          <table:table-cell table:style-name="ce8" table:formula="of:=AND([.G762]=[.B762];[.H762]&gt;=[.C762];[.I762]&lt;=[.D762])" office:value-type="boolean" office:boolean-value="false">
            <text:p>FALSE</text:p>
          </table:table-cell>
          <table:table-cell table:style-name="ce8" table:formula="of:=IF([.J762];&quot;&quot;;MAX([.C762]-[.H762];[.I762]-[.D762]))" office:value-type="float" office:value="49933">
            <text:p>4993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3]=[.B762];[.C763]=[.C762];[.D763]=[.D762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34093">
            <text:p>1734093</text:p>
          </table:table-cell>
          <table:table-cell table:style-name="ce8" office:value-type="float" office:value="1761907">
            <text:p>1761907</text:p>
          </table:table-cell>
          <table:table-cell table:style-name="ce8" table:formula="of:=AND([.G763]=[.B763];[.H763]&gt;=[.C763];[.I763]&lt;=[.D763])" office:value-type="boolean" office:boolean-value="false">
            <text:p>FALSE</text:p>
          </table:table-cell>
          <table:table-cell table:style-name="ce8" table:formula="of:=IF([.J763];&quot;&quot;;MAX([.C763]-[.H763];[.I763]-[.D763]))" office:value-type="float" office:value="49933">
            <text:p>4993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4]=[.B763];[.C764]=[.C763];[.D764]=[.D763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2032">
            <text:p>1742032</text:p>
          </table:table-cell>
          <table:table-cell table:style-name="ce8" office:value-type="float" office:value="1742206">
            <text:p>1742206</text:p>
          </table:table-cell>
          <table:table-cell table:style-name="ce8" table:formula="of:=AND([.G764]=[.B764];[.H764]&gt;=[.C764];[.I764]&lt;=[.D764])" office:value-type="boolean" office:boolean-value="false">
            <text:p>FALSE</text:p>
          </table:table-cell>
          <table:table-cell table:style-name="ce8" table:formula="of:=IF([.J764];&quot;&quot;;MAX([.C764]-[.H764];[.I764]-[.D764]))" office:value-type="float" office:value="30232">
            <text:p>3023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5]=[.B764];[.C765]=[.C764];[.D765]=[.D764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2032">
            <text:p>1742032</text:p>
          </table:table-cell>
          <table:table-cell table:style-name="ce8" office:value-type="float" office:value="1742206">
            <text:p>1742206</text:p>
          </table:table-cell>
          <table:table-cell table:style-name="ce8" table:formula="of:=AND([.G765]=[.B765];[.H765]&gt;=[.C765];[.I765]&lt;=[.D765])" office:value-type="boolean" office:boolean-value="false">
            <text:p>FALSE</text:p>
          </table:table-cell>
          <table:table-cell table:style-name="ce8" table:formula="of:=IF([.J765];&quot;&quot;;MAX([.C765]-[.H765];[.I765]-[.D765]))" office:value-type="float" office:value="30232">
            <text:p>3023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6]=[.B765];[.C766]=[.C765];[.D766]=[.D765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3162">
            <text:p>1743162</text:p>
          </table:table-cell>
          <table:table-cell table:style-name="ce8" office:value-type="float" office:value="1743291">
            <text:p>1743291</text:p>
          </table:table-cell>
          <table:table-cell table:style-name="ce8" table:formula="of:=AND([.G766]=[.B766];[.H766]&gt;=[.C766];[.I766]&lt;=[.D766])" office:value-type="boolean" office:boolean-value="false">
            <text:p>FALSE</text:p>
          </table:table-cell>
          <table:table-cell table:style-name="ce8" table:formula="of:=IF([.J766];&quot;&quot;;MAX([.C766]-[.H766];[.I766]-[.D766]))" office:value-type="float" office:value="31317">
            <text:p>3131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7]=[.B766];[.C767]=[.C766];[.D767]=[.D766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3162">
            <text:p>1743162</text:p>
          </table:table-cell>
          <table:table-cell table:style-name="ce8" office:value-type="float" office:value="1743291">
            <text:p>1743291</text:p>
          </table:table-cell>
          <table:table-cell table:style-name="ce8" table:formula="of:=AND([.G767]=[.B767];[.H767]&gt;=[.C767];[.I767]&lt;=[.D767])" office:value-type="boolean" office:boolean-value="false">
            <text:p>FALSE</text:p>
          </table:table-cell>
          <table:table-cell table:style-name="ce8" table:formula="of:=IF([.J767];&quot;&quot;;MAX([.C767]-[.H767];[.I767]-[.D767]))" office:value-type="float" office:value="31317">
            <text:p>3131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8]=[.B767];[.C768]=[.C767];[.D768]=[.D767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6596">
            <text:p>1746596</text:p>
          </table:table-cell>
          <table:table-cell table:style-name="ce8" office:value-type="float" office:value="1746664">
            <text:p>1746664</text:p>
          </table:table-cell>
          <table:table-cell table:style-name="ce8" table:formula="of:=AND([.G768]=[.B768];[.H768]&gt;=[.C768];[.I768]&lt;=[.D768])" office:value-type="boolean" office:boolean-value="false">
            <text:p>FALSE</text:p>
          </table:table-cell>
          <table:table-cell table:style-name="ce8" table:formula="of:=IF([.J768];&quot;&quot;;MAX([.C768]-[.H768];[.I768]-[.D768]))" office:value-type="float" office:value="34690">
            <text:p>3469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69]=[.B768];[.C769]=[.C768];[.D769]=[.D768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6596">
            <text:p>1746596</text:p>
          </table:table-cell>
          <table:table-cell table:style-name="ce8" office:value-type="float" office:value="1746664">
            <text:p>1746664</text:p>
          </table:table-cell>
          <table:table-cell table:style-name="ce8" table:formula="of:=AND([.G769]=[.B769];[.H769]&gt;=[.C769];[.I769]&lt;=[.D769])" office:value-type="boolean" office:boolean-value="false">
            <text:p>FALSE</text:p>
          </table:table-cell>
          <table:table-cell table:style-name="ce8" table:formula="of:=IF([.J769];&quot;&quot;;MAX([.C769]-[.H769];[.I769]-[.D769]))" office:value-type="float" office:value="34690">
            <text:p>3469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0]=[.B769];[.C770]=[.C769];[.D770]=[.D769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8714">
            <text:p>1748714</text:p>
          </table:table-cell>
          <table:table-cell table:style-name="ce8" office:value-type="float" office:value="1748832">
            <text:p>1748832</text:p>
          </table:table-cell>
          <table:table-cell table:style-name="ce8" table:formula="of:=AND([.G770]=[.B770];[.H770]&gt;=[.C770];[.I770]&lt;=[.D770])" office:value-type="boolean" office:boolean-value="false">
            <text:p>FALSE</text:p>
          </table:table-cell>
          <table:table-cell table:style-name="ce8" table:formula="of:=IF([.J770];&quot;&quot;;MAX([.C770]-[.H770];[.I770]-[.D770]))" office:value-type="float" office:value="36858">
            <text:p>3685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1]=[.B770];[.C771]=[.C770];[.D771]=[.D770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48714">
            <text:p>1748714</text:p>
          </table:table-cell>
          <table:table-cell table:style-name="ce8" office:value-type="float" office:value="1748832">
            <text:p>1748832</text:p>
          </table:table-cell>
          <table:table-cell table:style-name="ce8" table:formula="of:=AND([.G771]=[.B771];[.H771]&gt;=[.C771];[.I771]&lt;=[.D771])" office:value-type="boolean" office:boolean-value="false">
            <text:p>FALSE</text:p>
          </table:table-cell>
          <table:table-cell table:style-name="ce8" table:formula="of:=IF([.J771];&quot;&quot;;MAX([.C771]-[.H771];[.I771]-[.D771]))" office:value-type="float" office:value="36858">
            <text:p>3685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2]=[.B771];[.C772]=[.C771];[.D772]=[.D771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51597">
            <text:p>1751597</text:p>
          </table:table-cell>
          <table:table-cell table:style-name="ce8" office:value-type="float" office:value="1751680">
            <text:p>1751680</text:p>
          </table:table-cell>
          <table:table-cell table:style-name="ce8" table:formula="of:=AND([.G772]=[.B772];[.H772]&gt;=[.C772];[.I772]&lt;=[.D772])" office:value-type="boolean" office:boolean-value="false">
            <text:p>FALSE</text:p>
          </table:table-cell>
          <table:table-cell table:style-name="ce8" table:formula="of:=IF([.J772];&quot;&quot;;MAX([.C772]-[.H772];[.I772]-[.D772]))" office:value-type="float" office:value="39706">
            <text:p>3970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3]=[.B772];[.C773]=[.C772];[.D773]=[.D772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52043">
            <text:p>1752043</text:p>
          </table:table-cell>
          <table:table-cell table:style-name="ce8" office:value-type="float" office:value="1752183">
            <text:p>1752183</text:p>
          </table:table-cell>
          <table:table-cell table:style-name="ce8" table:formula="of:=AND([.G773]=[.B773];[.H773]&gt;=[.C773];[.I773]&lt;=[.D773])" office:value-type="boolean" office:boolean-value="false">
            <text:p>FALSE</text:p>
          </table:table-cell>
          <table:table-cell table:style-name="ce8" table:formula="of:=IF([.J773];&quot;&quot;;MAX([.C773]-[.H773];[.I773]-[.D773]))" office:value-type="float" office:value="40209">
            <text:p>4020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4]=[.B773];[.C774]=[.C773];[.D774]=[.D773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55331">
            <text:p>1755331</text:p>
          </table:table-cell>
          <table:table-cell table:style-name="ce8" office:value-type="float" office:value="1755453">
            <text:p>1755453</text:p>
          </table:table-cell>
          <table:table-cell table:style-name="ce8" table:formula="of:=AND([.G774]=[.B774];[.H774]&gt;=[.C774];[.I774]&lt;=[.D774])" office:value-type="boolean" office:boolean-value="false">
            <text:p>FALSE</text:p>
          </table:table-cell>
          <table:table-cell table:style-name="ce8" table:formula="of:=IF([.J774];&quot;&quot;;MAX([.C774]-[.H774];[.I774]-[.D774]))" office:value-type="float" office:value="43479">
            <text:p>4347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5]=[.B774];[.C775]=[.C774];[.D775]=[.D774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55331">
            <text:p>1755331</text:p>
          </table:table-cell>
          <table:table-cell table:style-name="ce8" office:value-type="float" office:value="1755453">
            <text:p>1755453</text:p>
          </table:table-cell>
          <table:table-cell table:style-name="ce8" table:formula="of:=AND([.G775]=[.B775];[.H775]&gt;=[.C775];[.I775]&lt;=[.D775])" office:value-type="boolean" office:boolean-value="false">
            <text:p>FALSE</text:p>
          </table:table-cell>
          <table:table-cell table:style-name="ce8" table:formula="of:=IF([.J775];&quot;&quot;;MAX([.C775]-[.H775];[.I775]-[.D775]))" office:value-type="float" office:value="43479">
            <text:p>4347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6]=[.B775];[.C776]=[.C775];[.D776]=[.D775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61696">
            <text:p>1761696</text:p>
          </table:table-cell>
          <table:table-cell table:style-name="ce8" office:value-type="float" office:value="1761907">
            <text:p>1761907</text:p>
          </table:table-cell>
          <table:table-cell table:style-name="ce8" table:formula="of:=AND([.G776]=[.B776];[.H776]&gt;=[.C776];[.I776]&lt;=[.D776])" office:value-type="boolean" office:boolean-value="false">
            <text:p>FALSE</text:p>
          </table:table-cell>
          <table:table-cell table:style-name="ce8" table:formula="of:=IF([.J776];&quot;&quot;;MAX([.C776]-[.H776];[.I776]-[.D776]))" office:value-type="float" office:value="49933">
            <text:p>4993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7]=[.B776];[.C777]=[.C776];[.D777]=[.D776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61696">
            <text:p>1761696</text:p>
          </table:table-cell>
          <table:table-cell table:style-name="ce8" office:value-type="float" office:value="1761907">
            <text:p>1761907</text:p>
          </table:table-cell>
          <table:table-cell table:style-name="ce8" table:formula="of:=AND([.G777]=[.B777];[.H777]&gt;=[.C777];[.I777]&lt;=[.D777])" office:value-type="boolean" office:boolean-value="false">
            <text:p>FALSE</text:p>
          </table:table-cell>
          <table:table-cell table:style-name="ce8" table:formula="of:=IF([.J777];&quot;&quot;;MAX([.C777]-[.H777];[.I777]-[.D777]))" office:value-type="float" office:value="49933">
            <text:p>4993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8]=[.B777];[.C778]=[.C777];[.D778]=[.D777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84093">
            <text:p>1684093</text:p>
          </table:table-cell>
          <table:table-cell table:style-name="ce8" office:value-type="float" office:value="1684161">
            <text:p>1684161</text:p>
          </table:table-cell>
          <table:table-cell table:style-name="ce8" table:formula="of:=AND([.G778]=[.B778];[.H778]&gt;=[.C778];[.I778]&lt;=[.D778])" office:value-type="boolean" office:boolean-value="true">
            <text:p>TRUE</text:p>
          </table:table-cell>
          <table:table-cell table:style-name="ce8" table:formula="of:=IF([.J778];&quot;&quot;;MAX([.C778]-[.H778];[.I778]-[.D77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79]=[.B778];[.C779]=[.C778];[.D779]=[.D778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84093">
            <text:p>1684093</text:p>
          </table:table-cell>
          <table:table-cell table:style-name="ce8" office:value-type="float" office:value="1684161">
            <text:p>1684161</text:p>
          </table:table-cell>
          <table:table-cell table:style-name="ce8" table:formula="of:=AND([.G779]=[.B779];[.H779]&gt;=[.C779];[.I779]&lt;=[.D779])" office:value-type="boolean" office:boolean-value="true">
            <text:p>TRUE</text:p>
          </table:table-cell>
          <table:table-cell table:style-name="ce8" table:formula="of:=IF([.J779];&quot;&quot;;MAX([.C779]-[.H779];[.I779]-[.D77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0]=[.B779];[.C780]=[.C779];[.D780]=[.D779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84093">
            <text:p>1684093</text:p>
          </table:table-cell>
          <table:table-cell table:style-name="ce8" office:value-type="float" office:value="1711907">
            <text:p>1711907</text:p>
          </table:table-cell>
          <table:table-cell table:style-name="ce8" table:formula="of:=AND([.G780]=[.B780];[.H780]&gt;=[.C780];[.I780]&lt;=[.D780])" office:value-type="boolean" office:boolean-value="true">
            <text:p>TRUE</text:p>
          </table:table-cell>
          <table:table-cell table:style-name="ce8" table:formula="of:=IF([.J780];&quot;&quot;;MAX([.C780]-[.H780];[.I780]-[.D78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1]=[.B780];[.C781]=[.C780];[.D781]=[.D780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84093">
            <text:p>1684093</text:p>
          </table:table-cell>
          <table:table-cell table:style-name="ce8" office:value-type="float" office:value="1711907">
            <text:p>1711907</text:p>
          </table:table-cell>
          <table:table-cell table:style-name="ce8" table:formula="of:=AND([.G781]=[.B781];[.H781]&gt;=[.C781];[.I781]&lt;=[.D781])" office:value-type="boolean" office:boolean-value="true">
            <text:p>TRUE</text:p>
          </table:table-cell>
          <table:table-cell table:style-name="ce8" table:formula="of:=IF([.J781];&quot;&quot;;MAX([.C781]-[.H781];[.I781]-[.D78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2]=[.B781];[.C782]=[.C781];[.D782]=[.D781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2032">
            <text:p>1692032</text:p>
          </table:table-cell>
          <table:table-cell table:style-name="ce8" office:value-type="float" office:value="1692206">
            <text:p>1692206</text:p>
          </table:table-cell>
          <table:table-cell table:style-name="ce8" table:formula="of:=AND([.G782]=[.B782];[.H782]&gt;=[.C782];[.I782]&lt;=[.D782])" office:value-type="boolean" office:boolean-value="true">
            <text:p>TRUE</text:p>
          </table:table-cell>
          <table:table-cell table:style-name="ce8" table:formula="of:=IF([.J782];&quot;&quot;;MAX([.C782]-[.H782];[.I782]-[.D78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3]=[.B782];[.C783]=[.C782];[.D783]=[.D782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2032">
            <text:p>1692032</text:p>
          </table:table-cell>
          <table:table-cell table:style-name="ce8" office:value-type="float" office:value="1692206">
            <text:p>1692206</text:p>
          </table:table-cell>
          <table:table-cell table:style-name="ce8" table:formula="of:=AND([.G783]=[.B783];[.H783]&gt;=[.C783];[.I783]&lt;=[.D783])" office:value-type="boolean" office:boolean-value="true">
            <text:p>TRUE</text:p>
          </table:table-cell>
          <table:table-cell table:style-name="ce8" table:formula="of:=IF([.J783];&quot;&quot;;MAX([.C783]-[.H783];[.I783]-[.D78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4]=[.B783];[.C784]=[.C783];[.D784]=[.D783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3162">
            <text:p>1693162</text:p>
          </table:table-cell>
          <table:table-cell table:style-name="ce8" office:value-type="float" office:value="1693291">
            <text:p>1693291</text:p>
          </table:table-cell>
          <table:table-cell table:style-name="ce8" table:formula="of:=AND([.G784]=[.B784];[.H784]&gt;=[.C784];[.I784]&lt;=[.D784])" office:value-type="boolean" office:boolean-value="true">
            <text:p>TRUE</text:p>
          </table:table-cell>
          <table:table-cell table:style-name="ce8" table:formula="of:=IF([.J784];&quot;&quot;;MAX([.C784]-[.H784];[.I784]-[.D78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5]=[.B784];[.C785]=[.C784];[.D785]=[.D784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3162">
            <text:p>1693162</text:p>
          </table:table-cell>
          <table:table-cell table:style-name="ce8" office:value-type="float" office:value="1693291">
            <text:p>1693291</text:p>
          </table:table-cell>
          <table:table-cell table:style-name="ce8" table:formula="of:=AND([.G785]=[.B785];[.H785]&gt;=[.C785];[.I785]&lt;=[.D785])" office:value-type="boolean" office:boolean-value="true">
            <text:p>TRUE</text:p>
          </table:table-cell>
          <table:table-cell table:style-name="ce8" table:formula="of:=IF([.J785];&quot;&quot;;MAX([.C785]-[.H785];[.I785]-[.D78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6]=[.B785];[.C786]=[.C785];[.D786]=[.D785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6596">
            <text:p>1696596</text:p>
          </table:table-cell>
          <table:table-cell table:style-name="ce8" office:value-type="float" office:value="1696664">
            <text:p>1696664</text:p>
          </table:table-cell>
          <table:table-cell table:style-name="ce8" table:formula="of:=AND([.G786]=[.B786];[.H786]&gt;=[.C786];[.I786]&lt;=[.D786])" office:value-type="boolean" office:boolean-value="true">
            <text:p>TRUE</text:p>
          </table:table-cell>
          <table:table-cell table:style-name="ce8" table:formula="of:=IF([.J786];&quot;&quot;;MAX([.C786]-[.H786];[.I786]-[.D78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7]=[.B786];[.C787]=[.C786];[.D787]=[.D786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6596">
            <text:p>1696596</text:p>
          </table:table-cell>
          <table:table-cell table:style-name="ce8" office:value-type="float" office:value="1696664">
            <text:p>1696664</text:p>
          </table:table-cell>
          <table:table-cell table:style-name="ce8" table:formula="of:=AND([.G787]=[.B787];[.H787]&gt;=[.C787];[.I787]&lt;=[.D787])" office:value-type="boolean" office:boolean-value="true">
            <text:p>TRUE</text:p>
          </table:table-cell>
          <table:table-cell table:style-name="ce8" table:formula="of:=IF([.J787];&quot;&quot;;MAX([.C787]-[.H787];[.I787]-[.D78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8]=[.B787];[.C788]=[.C787];[.D788]=[.D787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8714">
            <text:p>1698714</text:p>
          </table:table-cell>
          <table:table-cell table:style-name="ce8" office:value-type="float" office:value="1698832">
            <text:p>1698832</text:p>
          </table:table-cell>
          <table:table-cell table:style-name="ce8" table:formula="of:=AND([.G788]=[.B788];[.H788]&gt;=[.C788];[.I788]&lt;=[.D788])" office:value-type="boolean" office:boolean-value="true">
            <text:p>TRUE</text:p>
          </table:table-cell>
          <table:table-cell table:style-name="ce8" table:formula="of:=IF([.J788];&quot;&quot;;MAX([.C788]-[.H788];[.I788]-[.D78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89]=[.B788];[.C789]=[.C788];[.D789]=[.D788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98714">
            <text:p>1698714</text:p>
          </table:table-cell>
          <table:table-cell table:style-name="ce8" office:value-type="float" office:value="1698832">
            <text:p>1698832</text:p>
          </table:table-cell>
          <table:table-cell table:style-name="ce8" table:formula="of:=AND([.G789]=[.B789];[.H789]&gt;=[.C789];[.I789]&lt;=[.D789])" office:value-type="boolean" office:boolean-value="true">
            <text:p>TRUE</text:p>
          </table:table-cell>
          <table:table-cell table:style-name="ce8" table:formula="of:=IF([.J789];&quot;&quot;;MAX([.C789]-[.H789];[.I789]-[.D78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90]=[.B789];[.C790]=[.C789];[.D790]=[.D789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01597">
            <text:p>1701597</text:p>
          </table:table-cell>
          <table:table-cell table:style-name="ce8" office:value-type="float" office:value="1701680">
            <text:p>1701680</text:p>
          </table:table-cell>
          <table:table-cell table:style-name="ce8" table:formula="of:=AND([.G790]=[.B790];[.H790]&gt;=[.C790];[.I790]&lt;=[.D790])" office:value-type="boolean" office:boolean-value="true">
            <text:p>TRUE</text:p>
          </table:table-cell>
          <table:table-cell table:style-name="ce8" table:formula="of:=IF([.J790];&quot;&quot;;MAX([.C790]-[.H790];[.I790]-[.D79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91]=[.B790];[.C791]=[.C790];[.D791]=[.D790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02043">
            <text:p>1702043</text:p>
          </table:table-cell>
          <table:table-cell table:style-name="ce8" office:value-type="float" office:value="1702183">
            <text:p>1702183</text:p>
          </table:table-cell>
          <table:table-cell table:style-name="ce8" table:formula="of:=AND([.G791]=[.B791];[.H791]&gt;=[.C791];[.I791]&lt;=[.D791])" office:value-type="boolean" office:boolean-value="true">
            <text:p>TRUE</text:p>
          </table:table-cell>
          <table:table-cell table:style-name="ce8" table:formula="of:=IF([.J791];&quot;&quot;;MAX([.C791]-[.H791];[.I791]-[.D79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92]=[.B791];[.C792]=[.C791];[.D792]=[.D791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05331">
            <text:p>1705331</text:p>
          </table:table-cell>
          <table:table-cell table:style-name="ce8" office:value-type="float" office:value="1705453">
            <text:p>1705453</text:p>
          </table:table-cell>
          <table:table-cell table:style-name="ce8" table:formula="of:=AND([.G792]=[.B792];[.H792]&gt;=[.C792];[.I792]&lt;=[.D792])" office:value-type="boolean" office:boolean-value="true">
            <text:p>TRUE</text:p>
          </table:table-cell>
          <table:table-cell table:style-name="ce8" table:formula="of:=IF([.J792];&quot;&quot;;MAX([.C792]-[.H792];[.I792]-[.D79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93]=[.B792];[.C793]=[.C792];[.D793]=[.D792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05331">
            <text:p>1705331</text:p>
          </table:table-cell>
          <table:table-cell table:style-name="ce8" office:value-type="float" office:value="1705453">
            <text:p>1705453</text:p>
          </table:table-cell>
          <table:table-cell table:style-name="ce8" table:formula="of:=AND([.G793]=[.B793];[.H793]&gt;=[.C793];[.I793]&lt;=[.D793])" office:value-type="boolean" office:boolean-value="true">
            <text:p>TRUE</text:p>
          </table:table-cell>
          <table:table-cell table:style-name="ce8" table:formula="of:=IF([.J793];&quot;&quot;;MAX([.C793]-[.H793];[.I793]-[.D79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94]=[.B793];[.C794]=[.C793];[.D794]=[.D793]);&quot;&quot;;&quot;new&quot;)">
            <text:p/>
          </table:table-cell>
          <table:table-cell table:style-name="ce3" office:value-type="string">
            <text:p>CCDS1411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11696">
            <text:p>1711696</text:p>
          </table:table-cell>
          <table:table-cell table:style-name="ce8" office:value-type="float" office:value="1711907">
            <text:p>1711907</text:p>
          </table:table-cell>
          <table:table-cell table:style-name="ce8" table:formula="of:=AND([.G794]=[.B794];[.H794]&gt;=[.C794];[.I794]&lt;=[.D794])" office:value-type="boolean" office:boolean-value="true">
            <text:p>TRUE</text:p>
          </table:table-cell>
          <table:table-cell table:style-name="ce8" table:formula="of:=IF([.J794];&quot;&quot;;MAX([.C794]-[.H794];[.I794]-[.D79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438">
            <text:p>43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664348">
            <text:p>1664348</text:p>
          </table:table-cell>
          <table:table-cell table:style-name="ce8" office:value-type="float" office:value="1711974">
            <text:p>1711974</text:p>
          </table:table-cell>
          <table:table-cell table:style-name="ce13" table:formula="of:=IF(AND([.B795]=[.B794];[.C795]=[.C794];[.D795]=[.D794]);&quot;&quot;;&quot;new&quot;)">
            <text:p/>
          </table:table-cell>
          <table:table-cell table:style-name="ce3" office:value-type="string">
            <text:p>CCDS55364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711696">
            <text:p>1711696</text:p>
          </table:table-cell>
          <table:table-cell table:style-name="ce8" office:value-type="float" office:value="1711907">
            <text:p>1711907</text:p>
          </table:table-cell>
          <table:table-cell table:style-name="ce8" table:formula="of:=AND([.G795]=[.B795];[.H795]&gt;=[.C795];[.I795]&lt;=[.D795])" office:value-type="boolean" office:boolean-value="true">
            <text:p>TRUE</text:p>
          </table:table-cell>
          <table:table-cell table:style-name="ce8" table:formula="of:=IF([.J795];&quot;&quot;;MAX([.C795]-[.H795];[.I795]-[.D795]))">
            <text:p/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0917">
            <text:p>132680917</text:p>
          </table:table-cell>
          <table:table-cell table:style-name="ce7" office:value-type="float" office:value="132690573">
            <text:p>132690573</text:p>
          </table:table-cell>
          <table:table-cell table:style-name="ce12" table:formula="of:=IF(AND([.B796]=[.B795];[.C796]=[.C795];[.D796]=[.D795]);&quot;&quot;;&quot;new&quot;)" office:value-type="string" office:string-value="new">
            <text:p>new</text:p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1652">
            <text:p>132681652</text:p>
          </table:table-cell>
          <table:table-cell table:style-name="ce7" office:value-type="float" office:value="132681798">
            <text:p>132681798</text:p>
          </table:table-cell>
          <table:table-cell table:style-name="ce7" table:formula="of:=AND([.G796]=[.B796];[.H796]&gt;=[.C796];[.I796]&lt;=[.D796])" office:value-type="boolean" office:boolean-value="true">
            <text:p>TRUE</text:p>
          </table:table-cell>
          <table:table-cell table:style-name="ce7" table:formula="of:=IF([.J796];&quot;&quot;;MAX([.C796]-[.H796];[.I796]-[.D796]))">
            <text:p/>
          </table:table-cell>
          <table:table-cell table:style-name="ce16" office:value-type="string">
            <text:p>two nearby regions, but one contains all matching transcripts while the other contains none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0917">
            <text:p>132680917</text:p>
          </table:table-cell>
          <table:table-cell table:style-name="ce7" office:value-type="float" office:value="132690573">
            <text:p>132690573</text:p>
          </table:table-cell>
          <table:table-cell table:style-name="ce12" table:formula="of:=IF(AND([.B797]=[.B796];[.C797]=[.C796];[.D797]=[.D796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1652">
            <text:p>132681652</text:p>
          </table:table-cell>
          <table:table-cell table:style-name="ce7" office:value-type="float" office:value="132688214">
            <text:p>132688214</text:p>
          </table:table-cell>
          <table:table-cell table:style-name="ce7" table:formula="of:=AND([.G797]=[.B797];[.H797]&gt;=[.C797];[.I797]&lt;=[.D797])" office:value-type="boolean" office:boolean-value="true">
            <text:p>TRUE</text:p>
          </table:table-cell>
          <table:table-cell table:style-name="ce7" table:formula="of:=IF([.J797];&quot;&quot;;MAX([.C797]-[.H797];[.I797]-[.D79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0917">
            <text:p>132680917</text:p>
          </table:table-cell>
          <table:table-cell table:style-name="ce7" office:value-type="float" office:value="132690573">
            <text:p>132690573</text:p>
          </table:table-cell>
          <table:table-cell table:style-name="ce12" table:formula="of:=IF(AND([.B798]=[.B797];[.C798]=[.C797];[.D798]=[.D797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2337">
            <text:p>132682337</text:p>
          </table:table-cell>
          <table:table-cell table:style-name="ce7" office:value-type="float" office:value="132682504">
            <text:p>132682504</text:p>
          </table:table-cell>
          <table:table-cell table:style-name="ce7" table:formula="of:=AND([.G798]=[.B798];[.H798]&gt;=[.C798];[.I798]&lt;=[.D798])" office:value-type="boolean" office:boolean-value="true">
            <text:p>TRUE</text:p>
          </table:table-cell>
          <table:table-cell table:style-name="ce7" table:formula="of:=IF([.J798];&quot;&quot;;MAX([.C798]-[.H798];[.I798]-[.D79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0917">
            <text:p>132680917</text:p>
          </table:table-cell>
          <table:table-cell table:style-name="ce7" office:value-type="float" office:value="132690573">
            <text:p>132690573</text:p>
          </table:table-cell>
          <table:table-cell table:style-name="ce12" table:formula="of:=IF(AND([.B799]=[.B798];[.C799]=[.C798];[.D799]=[.D798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3719">
            <text:p>132683719</text:p>
          </table:table-cell>
          <table:table-cell table:style-name="ce7" office:value-type="float" office:value="132683814">
            <text:p>132683814</text:p>
          </table:table-cell>
          <table:table-cell table:style-name="ce7" table:formula="of:=AND([.G799]=[.B799];[.H799]&gt;=[.C799];[.I799]&lt;=[.D799])" office:value-type="boolean" office:boolean-value="true">
            <text:p>TRUE</text:p>
          </table:table-cell>
          <table:table-cell table:style-name="ce7" table:formula="of:=IF([.J799];&quot;&quot;;MAX([.C799]-[.H799];[.I799]-[.D79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0917">
            <text:p>132680917</text:p>
          </table:table-cell>
          <table:table-cell table:style-name="ce7" office:value-type="float" office:value="132690573">
            <text:p>132690573</text:p>
          </table:table-cell>
          <table:table-cell table:style-name="ce12" table:formula="of:=IF(AND([.B800]=[.B799];[.C800]=[.C799];[.D800]=[.D799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5669">
            <text:p>132685669</text:p>
          </table:table-cell>
          <table:table-cell table:style-name="ce7" office:value-type="float" office:value="132685806">
            <text:p>132685806</text:p>
          </table:table-cell>
          <table:table-cell table:style-name="ce7" table:formula="of:=AND([.G800]=[.B800];[.H800]&gt;=[.C800];[.I800]&lt;=[.D800])" office:value-type="boolean" office:boolean-value="true">
            <text:p>TRUE</text:p>
          </table:table-cell>
          <table:table-cell table:style-name="ce7" table:formula="of:=IF([.J800];&quot;&quot;;MAX([.C800]-[.H800];[.I800]-[.D80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0917">
            <text:p>132680917</text:p>
          </table:table-cell>
          <table:table-cell table:style-name="ce7" office:value-type="float" office:value="132690573">
            <text:p>132690573</text:p>
          </table:table-cell>
          <table:table-cell table:style-name="ce12" table:formula="of:=IF(AND([.B801]=[.B800];[.C801]=[.C800];[.D801]=[.D800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8050">
            <text:p>132688050</text:p>
          </table:table-cell>
          <table:table-cell table:style-name="ce7" office:value-type="float" office:value="132688214">
            <text:p>132688214</text:p>
          </table:table-cell>
          <table:table-cell table:style-name="ce7" table:formula="of:=AND([.G801]=[.B801];[.H801]&gt;=[.C801];[.I801]&lt;=[.D801])" office:value-type="boolean" office:boolean-value="true">
            <text:p>TRUE</text:p>
          </table:table-cell>
          <table:table-cell table:style-name="ce7" table:formula="of:=IF([.J801];&quot;&quot;;MAX([.C801]-[.H801];[.I801]-[.D80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824460">
            <text:p>132824460</text:p>
          </table:table-cell>
          <table:table-cell table:style-name="ce7" office:value-type="float" office:value="132905905">
            <text:p>132905905</text:p>
          </table:table-cell>
          <table:table-cell table:style-name="ce12" table:formula="of:=IF(AND([.B802]=[.B801];[.C802]=[.C801];[.D802]=[.D801]);&quot;&quot;;&quot;new&quot;)" office:value-type="string" office:string-value="new">
            <text:p>new</text:p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1652">
            <text:p>132681652</text:p>
          </table:table-cell>
          <table:table-cell table:style-name="ce7" office:value-type="float" office:value="132681798">
            <text:p>132681798</text:p>
          </table:table-cell>
          <table:table-cell table:style-name="ce7" table:formula="of:=AND([.G802]=[.B802];[.H802]&gt;=[.C802];[.I802]&lt;=[.D802])" office:value-type="boolean" office:boolean-value="false">
            <text:p>FALSE</text:p>
          </table:table-cell>
          <table:table-cell table:style-name="ce7" table:formula="of:=IF([.J802];&quot;&quot;;MAX([.C802]-[.H802];[.I802]-[.D802]))" office:value-type="float" office:value="142808">
            <text:p>14280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824460">
            <text:p>132824460</text:p>
          </table:table-cell>
          <table:table-cell table:style-name="ce7" office:value-type="float" office:value="132905905">
            <text:p>132905905</text:p>
          </table:table-cell>
          <table:table-cell table:style-name="ce12" table:formula="of:=IF(AND([.B803]=[.B802];[.C803]=[.C802];[.D803]=[.D802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1652">
            <text:p>132681652</text:p>
          </table:table-cell>
          <table:table-cell table:style-name="ce7" office:value-type="float" office:value="132688214">
            <text:p>132688214</text:p>
          </table:table-cell>
          <table:table-cell table:style-name="ce7" table:formula="of:=AND([.G803]=[.B803];[.H803]&gt;=[.C803];[.I803]&lt;=[.D803])" office:value-type="boolean" office:boolean-value="false">
            <text:p>FALSE</text:p>
          </table:table-cell>
          <table:table-cell table:style-name="ce7" table:formula="of:=IF([.J803];&quot;&quot;;MAX([.C803]-[.H803];[.I803]-[.D803]))" office:value-type="float" office:value="142808">
            <text:p>14280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824460">
            <text:p>132824460</text:p>
          </table:table-cell>
          <table:table-cell table:style-name="ce7" office:value-type="float" office:value="132905905">
            <text:p>132905905</text:p>
          </table:table-cell>
          <table:table-cell table:style-name="ce12" table:formula="of:=IF(AND([.B804]=[.B803];[.C804]=[.C803];[.D804]=[.D803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2337">
            <text:p>132682337</text:p>
          </table:table-cell>
          <table:table-cell table:style-name="ce7" office:value-type="float" office:value="132682504">
            <text:p>132682504</text:p>
          </table:table-cell>
          <table:table-cell table:style-name="ce7" table:formula="of:=AND([.G804]=[.B804];[.H804]&gt;=[.C804];[.I804]&lt;=[.D804])" office:value-type="boolean" office:boolean-value="false">
            <text:p>FALSE</text:p>
          </table:table-cell>
          <table:table-cell table:style-name="ce7" table:formula="of:=IF([.J804];&quot;&quot;;MAX([.C804]-[.H804];[.I804]-[.D804]))" office:value-type="float" office:value="142123">
            <text:p>14212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824460">
            <text:p>132824460</text:p>
          </table:table-cell>
          <table:table-cell table:style-name="ce7" office:value-type="float" office:value="132905905">
            <text:p>132905905</text:p>
          </table:table-cell>
          <table:table-cell table:style-name="ce12" table:formula="of:=IF(AND([.B805]=[.B804];[.C805]=[.C804];[.D805]=[.D804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3719">
            <text:p>132683719</text:p>
          </table:table-cell>
          <table:table-cell table:style-name="ce7" office:value-type="float" office:value="132683814">
            <text:p>132683814</text:p>
          </table:table-cell>
          <table:table-cell table:style-name="ce7" table:formula="of:=AND([.G805]=[.B805];[.H805]&gt;=[.C805];[.I805]&lt;=[.D805])" office:value-type="boolean" office:boolean-value="false">
            <text:p>FALSE</text:p>
          </table:table-cell>
          <table:table-cell table:style-name="ce7" table:formula="of:=IF([.J805];&quot;&quot;;MAX([.C805]-[.H805];[.I805]-[.D805]))" office:value-type="float" office:value="140741">
            <text:p>14074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824460">
            <text:p>132824460</text:p>
          </table:table-cell>
          <table:table-cell table:style-name="ce7" office:value-type="float" office:value="132905905">
            <text:p>132905905</text:p>
          </table:table-cell>
          <table:table-cell table:style-name="ce12" table:formula="of:=IF(AND([.B806]=[.B805];[.C806]=[.C805];[.D806]=[.D805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5669">
            <text:p>132685669</text:p>
          </table:table-cell>
          <table:table-cell table:style-name="ce7" office:value-type="float" office:value="132685806">
            <text:p>132685806</text:p>
          </table:table-cell>
          <table:table-cell table:style-name="ce7" table:formula="of:=AND([.G806]=[.B806];[.H806]&gt;=[.C806];[.I806]&lt;=[.D806])" office:value-type="boolean" office:boolean-value="false">
            <text:p>FALSE</text:p>
          </table:table-cell>
          <table:table-cell table:style-name="ce7" table:formula="of:=IF([.J806];&quot;&quot;;MAX([.C806]-[.H806];[.I806]-[.D806]))" office:value-type="float" office:value="138791">
            <text:p>13879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0614">
            <text:p>50614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824460">
            <text:p>132824460</text:p>
          </table:table-cell>
          <table:table-cell table:style-name="ce7" office:value-type="float" office:value="132905905">
            <text:p>132905905</text:p>
          </table:table-cell>
          <table:table-cell table:style-name="ce12" table:formula="of:=IF(AND([.B807]=[.B806];[.C807]=[.C806];[.D807]=[.D806]);&quot;&quot;;&quot;new&quot;)">
            <text:p/>
          </table:table-cell>
          <table:table-cell table:style-name="ce2" office:value-type="string">
            <text:p>CCDS41866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2688050">
            <text:p>132688050</text:p>
          </table:table-cell>
          <table:table-cell table:style-name="ce7" office:value-type="float" office:value="132688214">
            <text:p>132688214</text:p>
          </table:table-cell>
          <table:table-cell table:style-name="ce7" table:formula="of:=AND([.G807]=[.B807];[.H807]&gt;=[.C807];[.I807]&lt;=[.D807])" office:value-type="boolean" office:boolean-value="false">
            <text:p>FALSE</text:p>
          </table:table-cell>
          <table:table-cell table:style-name="ce7" table:formula="of:=IF([.J807];&quot;&quot;;MAX([.C807]-[.H807];[.I807]-[.D807]))" office:value-type="float" office:value="136410">
            <text:p>136410</text:p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51284">
            <text:p>5128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885202">
            <text:p>12885202</text:p>
          </table:table-cell>
          <table:table-cell table:style-name="ce8" office:value-type="float" office:value="12908480">
            <text:p>12908480</text:p>
          </table:table-cell>
          <table:table-cell table:style-name="ce13" table:formula="of:=IF(AND([.B808]=[.B807];[.C808]=[.C807];[.D808]=[.D807]);&quot;&quot;;&quot;new&quot;)" office:value-type="string" office:string-value="new">
            <text:p>new</text:p>
          </table:table-cell>
          <table:table-cell table:style-name="ce3" office:value-type="string">
            <text:p>CCDS1415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885698">
            <text:p>12885698</text:p>
          </table:table-cell>
          <table:table-cell table:style-name="ce8" office:value-type="float" office:value="12885700">
            <text:p>12885700</text:p>
          </table:table-cell>
          <table:table-cell table:style-name="ce8" table:formula="of:=AND([.G808]=[.B808];[.H808]&gt;=[.C808];[.I808]&lt;=[.D808])" office:value-type="boolean" office:boolean-value="true">
            <text:p>TRUE</text:p>
          </table:table-cell>
          <table:table-cell table:style-name="ce8" table:formula="of:=IF([.J808];&quot;&quot;;MAX([.C808]-[.H808];[.I808]-[.D808]))">
            <text:p/>
          </table:table-cell>
          <table:table-cell table:style-name="ce17" office:value-type="string">
            <text:p>two nearby regions, but one contains all matching transcripts while the other contains none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51284">
            <text:p>5128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885202">
            <text:p>12885202</text:p>
          </table:table-cell>
          <table:table-cell table:style-name="ce8" office:value-type="float" office:value="12908480">
            <text:p>12908480</text:p>
          </table:table-cell>
          <table:table-cell table:style-name="ce13" table:formula="of:=IF(AND([.B809]=[.B808];[.C809]=[.C808];[.D809]=[.D808]);&quot;&quot;;&quot;new&quot;)">
            <text:p/>
          </table:table-cell>
          <table:table-cell table:style-name="ce3" office:value-type="string">
            <text:p>CCDS1415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885698">
            <text:p>12885698</text:p>
          </table:table-cell>
          <table:table-cell table:style-name="ce8" office:value-type="float" office:value="12906777">
            <text:p>12906777</text:p>
          </table:table-cell>
          <table:table-cell table:style-name="ce8" table:formula="of:=AND([.G809]=[.B809];[.H809]&gt;=[.C809];[.I809]&lt;=[.D809])" office:value-type="boolean" office:boolean-value="true">
            <text:p>TRUE</text:p>
          </table:table-cell>
          <table:table-cell table:style-name="ce8" table:formula="of:=IF([.J809];&quot;&quot;;MAX([.C809]-[.H809];[.I809]-[.D80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51284">
            <text:p>5128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885202">
            <text:p>12885202</text:p>
          </table:table-cell>
          <table:table-cell table:style-name="ce8" office:value-type="float" office:value="12908480">
            <text:p>12908480</text:p>
          </table:table-cell>
          <table:table-cell table:style-name="ce13" table:formula="of:=IF(AND([.B810]=[.B809];[.C810]=[.C809];[.D810]=[.D809]);&quot;&quot;;&quot;new&quot;)">
            <text:p/>
          </table:table-cell>
          <table:table-cell table:style-name="ce3" office:value-type="string">
            <text:p>CCDS1415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903631">
            <text:p>12903631</text:p>
          </table:table-cell>
          <table:table-cell table:style-name="ce8" office:value-type="float" office:value="12906777">
            <text:p>12906777</text:p>
          </table:table-cell>
          <table:table-cell table:style-name="ce8" table:formula="of:=AND([.G810]=[.B810];[.H810]&gt;=[.C810];[.I810]&lt;=[.D810])" office:value-type="boolean" office:boolean-value="true">
            <text:p>TRUE</text:p>
          </table:table-cell>
          <table:table-cell table:style-name="ce8" table:formula="of:=IF([.J810];&quot;&quot;;MAX([.C810]-[.H810];[.I810]-[.D81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51284">
            <text:p>5128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903630">
            <text:p>12903630</text:p>
          </table:table-cell>
          <table:table-cell table:style-name="ce8" office:value-type="float" office:value="12908480">
            <text:p>12908480</text:p>
          </table:table-cell>
          <table:table-cell table:style-name="ce13" table:formula="of:=IF(AND([.B811]=[.B810];[.C811]=[.C810];[.D811]=[.D810]);&quot;&quot;;&quot;new&quot;)" office:value-type="string" office:string-value="new">
            <text:p>new</text:p>
          </table:table-cell>
          <table:table-cell table:style-name="ce3" office:value-type="string">
            <text:p>CCDS1415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885698">
            <text:p>12885698</text:p>
          </table:table-cell>
          <table:table-cell table:style-name="ce8" office:value-type="float" office:value="12885700">
            <text:p>12885700</text:p>
          </table:table-cell>
          <table:table-cell table:style-name="ce8" table:formula="of:=AND([.G811]=[.B811];[.H811]&gt;=[.C811];[.I811]&lt;=[.D811])" office:value-type="boolean" office:boolean-value="false">
            <text:p>FALSE</text:p>
          </table:table-cell>
          <table:table-cell table:style-name="ce8" table:formula="of:=IF([.J811];&quot;&quot;;MAX([.C811]-[.H811];[.I811]-[.D811]))" office:value-type="float" office:value="17932">
            <text:p>1793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51284">
            <text:p>5128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903630">
            <text:p>12903630</text:p>
          </table:table-cell>
          <table:table-cell table:style-name="ce8" office:value-type="float" office:value="12908480">
            <text:p>12908480</text:p>
          </table:table-cell>
          <table:table-cell table:style-name="ce13" table:formula="of:=IF(AND([.B812]=[.B811];[.C812]=[.C811];[.D812]=[.D811]);&quot;&quot;;&quot;new&quot;)">
            <text:p/>
          </table:table-cell>
          <table:table-cell table:style-name="ce3" office:value-type="string">
            <text:p>CCDS1415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885698">
            <text:p>12885698</text:p>
          </table:table-cell>
          <table:table-cell table:style-name="ce8" office:value-type="float" office:value="12906777">
            <text:p>12906777</text:p>
          </table:table-cell>
          <table:table-cell table:style-name="ce8" table:formula="of:=AND([.G812]=[.B812];[.H812]&gt;=[.C812];[.I812]&lt;=[.D812])" office:value-type="boolean" office:boolean-value="false">
            <text:p>FALSE</text:p>
          </table:table-cell>
          <table:table-cell table:style-name="ce8" table:formula="of:=IF([.J812];&quot;&quot;;MAX([.C812]-[.H812];[.I812]-[.D812]))" office:value-type="float" office:value="17932">
            <text:p>1793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51284">
            <text:p>5128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903630">
            <text:p>12903630</text:p>
          </table:table-cell>
          <table:table-cell table:style-name="ce8" office:value-type="float" office:value="12908480">
            <text:p>12908480</text:p>
          </table:table-cell>
          <table:table-cell table:style-name="ce13" table:formula="of:=IF(AND([.B813]=[.B812];[.C813]=[.C812];[.D813]=[.D812]);&quot;&quot;;&quot;new&quot;)">
            <text:p/>
          </table:table-cell>
          <table:table-cell table:style-name="ce3" office:value-type="string">
            <text:p>CCDS14151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2903631">
            <text:p>12903631</text:p>
          </table:table-cell>
          <table:table-cell table:style-name="ce8" office:value-type="float" office:value="12906777">
            <text:p>12906777</text:p>
          </table:table-cell>
          <table:table-cell table:style-name="ce8" table:formula="of:=AND([.G813]=[.B813];[.H813]&gt;=[.C813];[.I813]&lt;=[.D813])" office:value-type="boolean" office:boolean-value="true">
            <text:p>TRUE</text:p>
          </table:table-cell>
          <table:table-cell table:style-name="ce8" table:formula="of:=IF([.J813];&quot;&quot;;MAX([.C813]-[.H813];[.I813]-[.D813]))">
            <text:p/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14]=[.B813];[.C814]=[.C813];[.D814]=[.D813]);&quot;&quot;;&quot;new&quot;)" office:value-type="string" office:string-value="new">
            <text:p>new</text:p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0855">
            <text:p>200855</text:p>
          </table:table-cell>
          <table:table-cell table:style-name="ce7" office:value-type="float" office:value="200981">
            <text:p>200981</text:p>
          </table:table-cell>
          <table:table-cell table:style-name="ce7" table:formula="of:=AND([.G814]=[.B814];[.H814]&gt;=[.C814];[.I814]&lt;=[.D814])" office:value-type="boolean" office:boolean-value="true">
            <text:p>TRUE</text:p>
          </table:table-cell>
          <table:table-cell table:style-name="ce7" table:formula="of:=IF([.J814];&quot;&quot;;MAX([.C814]-[.H814];[.I814]-[.D814]))">
            <text:p/>
          </table:table-cell>
          <table:table-cell table:style-name="ce16" office:value-type="string">
            <text:p>two regions (X/Y) which each contain their respective transcripts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15]=[.B814];[.C815]=[.C814];[.D815]=[.D814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0855">
            <text:p>200855</text:p>
          </table:table-cell>
          <table:table-cell table:style-name="ce7" office:value-type="float" office:value="216002">
            <text:p>216002</text:p>
          </table:table-cell>
          <table:table-cell table:style-name="ce7" table:formula="of:=AND([.G815]=[.B815];[.H815]&gt;=[.C815];[.I815]&lt;=[.D815])" office:value-type="boolean" office:boolean-value="true">
            <text:p>TRUE</text:p>
          </table:table-cell>
          <table:table-cell table:style-name="ce7" table:formula="of:=IF([.J815];&quot;&quot;;MAX([.C815]-[.H815];[.I815]-[.D81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16]=[.B815];[.C816]=[.C815];[.D816]=[.D815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5400">
            <text:p>205400</text:p>
          </table:table-cell>
          <table:table-cell table:style-name="ce7" office:value-type="float" office:value="205536">
            <text:p>205536</text:p>
          </table:table-cell>
          <table:table-cell table:style-name="ce7" table:formula="of:=AND([.G816]=[.B816];[.H816]&gt;=[.C816];[.I816]&lt;=[.D816])" office:value-type="boolean" office:boolean-value="true">
            <text:p>TRUE</text:p>
          </table:table-cell>
          <table:table-cell table:style-name="ce7" table:formula="of:=IF([.J816];&quot;&quot;;MAX([.C816]-[.H816];[.I816]-[.D81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17]=[.B816];[.C817]=[.C816];[.D817]=[.D816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7315">
            <text:p>207315</text:p>
          </table:table-cell>
          <table:table-cell table:style-name="ce7" office:value-type="float" office:value="207443">
            <text:p>207443</text:p>
          </table:table-cell>
          <table:table-cell table:style-name="ce7" table:formula="of:=AND([.G817]=[.B817];[.H817]&gt;=[.C817];[.I817]&lt;=[.D817])" office:value-type="boolean" office:boolean-value="true">
            <text:p>TRUE</text:p>
          </table:table-cell>
          <table:table-cell table:style-name="ce7" table:formula="of:=IF([.J817];&quot;&quot;;MAX([.C817]-[.H817];[.I817]-[.D81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18]=[.B817];[.C818]=[.C817];[.D818]=[.D817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8166">
            <text:p>208166</text:p>
          </table:table-cell>
          <table:table-cell table:style-name="ce7" office:value-type="float" office:value="208321">
            <text:p>208321</text:p>
          </table:table-cell>
          <table:table-cell table:style-name="ce7" table:formula="of:=AND([.G818]=[.B818];[.H818]&gt;=[.C818];[.I818]&lt;=[.D818])" office:value-type="boolean" office:boolean-value="true">
            <text:p>TRUE</text:p>
          </table:table-cell>
          <table:table-cell table:style-name="ce7" table:formula="of:=IF([.J818];&quot;&quot;;MAX([.C818]-[.H818];[.I818]-[.D81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19]=[.B818];[.C819]=[.C818];[.D819]=[.D818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9702">
            <text:p>209702</text:p>
          </table:table-cell>
          <table:table-cell table:style-name="ce7" office:value-type="float" office:value="209885">
            <text:p>209885</text:p>
          </table:table-cell>
          <table:table-cell table:style-name="ce7" table:formula="of:=AND([.G819]=[.B819];[.H819]&gt;=[.C819];[.I819]&lt;=[.D819])" office:value-type="boolean" office:boolean-value="true">
            <text:p>TRUE</text:p>
          </table:table-cell>
          <table:table-cell table:style-name="ce7" table:formula="of:=IF([.J819];&quot;&quot;;MAX([.C819]-[.H819];[.I819]-[.D81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20]=[.B819];[.C820]=[.C819];[.D820]=[.D819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5764">
            <text:p>215764</text:p>
          </table:table-cell>
          <table:table-cell table:style-name="ce7" office:value-type="float" office:value="216002">
            <text:p>216002</text:p>
          </table:table-cell>
          <table:table-cell table:style-name="ce7" table:formula="of:=AND([.G820]=[.B820];[.H820]&gt;=[.C820];[.I820]&lt;=[.D820])" office:value-type="boolean" office:boolean-value="true">
            <text:p>TRUE</text:p>
          </table:table-cell>
          <table:table-cell table:style-name="ce7" table:formula="of:=IF([.J820];&quot;&quot;;MAX([.C820]-[.H820];[.I820]-[.D82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21]=[.B820];[.C821]=[.C820];[.D821]=[.D820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855">
            <text:p>150855</text:p>
          </table:table-cell>
          <table:table-cell table:style-name="ce7" office:value-type="float" office:value="150981">
            <text:p>150981</text:p>
          </table:table-cell>
          <table:table-cell table:style-name="ce7" table:formula="of:=AND([.G821]=[.B821];[.H821]&gt;=[.C821];[.I821]&lt;=[.D821])" office:value-type="boolean" office:boolean-value="false">
            <text:p>FALSE</text:p>
          </table:table-cell>
          <table:table-cell table:style-name="ce7" table:formula="of:=IF([.J821];&quot;&quot;;MAX([.C821]-[.H821];[.I821]-[.D821]))" office:value-type="float" office:value="42136">
            <text:p>4213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22]=[.B821];[.C822]=[.C821];[.D822]=[.D821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855">
            <text:p>150855</text:p>
          </table:table-cell>
          <table:table-cell table:style-name="ce7" office:value-type="float" office:value="166002">
            <text:p>166002</text:p>
          </table:table-cell>
          <table:table-cell table:style-name="ce7" table:formula="of:=AND([.G822]=[.B822];[.H822]&gt;=[.C822];[.I822]&lt;=[.D822])" office:value-type="boolean" office:boolean-value="false">
            <text:p>FALSE</text:p>
          </table:table-cell>
          <table:table-cell table:style-name="ce7" table:formula="of:=IF([.J822];&quot;&quot;;MAX([.C822]-[.H822];[.I822]-[.D822]))" office:value-type="float" office:value="42136">
            <text:p>4213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23]=[.B822];[.C823]=[.C822];[.D823]=[.D822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5400">
            <text:p>155400</text:p>
          </table:table-cell>
          <table:table-cell table:style-name="ce7" office:value-type="float" office:value="155536">
            <text:p>155536</text:p>
          </table:table-cell>
          <table:table-cell table:style-name="ce7" table:formula="of:=AND([.G823]=[.B823];[.H823]&gt;=[.C823];[.I823]&lt;=[.D823])" office:value-type="boolean" office:boolean-value="false">
            <text:p>FALSE</text:p>
          </table:table-cell>
          <table:table-cell table:style-name="ce7" table:formula="of:=IF([.J823];&quot;&quot;;MAX([.C823]-[.H823];[.I823]-[.D823]))" office:value-type="float" office:value="37591">
            <text:p>3759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24]=[.B823];[.C824]=[.C823];[.D824]=[.D823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315">
            <text:p>157315</text:p>
          </table:table-cell>
          <table:table-cell table:style-name="ce7" office:value-type="float" office:value="157443">
            <text:p>157443</text:p>
          </table:table-cell>
          <table:table-cell table:style-name="ce7" table:formula="of:=AND([.G824]=[.B824];[.H824]&gt;=[.C824];[.I824]&lt;=[.D824])" office:value-type="boolean" office:boolean-value="false">
            <text:p>FALSE</text:p>
          </table:table-cell>
          <table:table-cell table:style-name="ce7" table:formula="of:=IF([.J824];&quot;&quot;;MAX([.C824]-[.H824];[.I824]-[.D824]))" office:value-type="float" office:value="35676">
            <text:p>3567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25]=[.B824];[.C825]=[.C824];[.D825]=[.D824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8166">
            <text:p>158166</text:p>
          </table:table-cell>
          <table:table-cell table:style-name="ce7" office:value-type="float" office:value="158321">
            <text:p>158321</text:p>
          </table:table-cell>
          <table:table-cell table:style-name="ce7" table:formula="of:=AND([.G825]=[.B825];[.H825]&gt;=[.C825];[.I825]&lt;=[.D825])" office:value-type="boolean" office:boolean-value="false">
            <text:p>FALSE</text:p>
          </table:table-cell>
          <table:table-cell table:style-name="ce7" table:formula="of:=IF([.J825];&quot;&quot;;MAX([.C825]-[.H825];[.I825]-[.D825]))" office:value-type="float" office:value="34825">
            <text:p>3482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26]=[.B825];[.C826]=[.C825];[.D826]=[.D825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9702">
            <text:p>159702</text:p>
          </table:table-cell>
          <table:table-cell table:style-name="ce7" office:value-type="float" office:value="159885">
            <text:p>159885</text:p>
          </table:table-cell>
          <table:table-cell table:style-name="ce7" table:formula="of:=AND([.G826]=[.B826];[.H826]&gt;=[.C826];[.I826]&lt;=[.D826])" office:value-type="boolean" office:boolean-value="false">
            <text:p>FALSE</text:p>
          </table:table-cell>
          <table:table-cell table:style-name="ce7" table:formula="of:=IF([.J826];&quot;&quot;;MAX([.C826]-[.H826];[.I826]-[.D826]))" office:value-type="float" office:value="33289">
            <text:p>3328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92991">
            <text:p>192991</text:p>
          </table:table-cell>
          <table:table-cell table:style-name="ce7" office:value-type="float" office:value="220023">
            <text:p>220023</text:p>
          </table:table-cell>
          <table:table-cell table:style-name="ce12" table:formula="of:=IF(AND([.B827]=[.B826];[.C827]=[.C826];[.D827]=[.D826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5764">
            <text:p>165764</text:p>
          </table:table-cell>
          <table:table-cell table:style-name="ce7" office:value-type="float" office:value="166002">
            <text:p>166002</text:p>
          </table:table-cell>
          <table:table-cell table:style-name="ce7" table:formula="of:=AND([.G827]=[.B827];[.H827]&gt;=[.C827];[.I827]&lt;=[.D827])" office:value-type="boolean" office:boolean-value="false">
            <text:p>FALSE</text:p>
          </table:table-cell>
          <table:table-cell table:style-name="ce7" table:formula="of:=IF([.J827];&quot;&quot;;MAX([.C827]-[.H827];[.I827]-[.D827]))" office:value-type="float" office:value="27227">
            <text:p>2722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28]=[.B827];[.C828]=[.C827];[.D828]=[.D827]);&quot;&quot;;&quot;new&quot;)" office:value-type="string" office:string-value="new">
            <text:p>new</text:p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0855">
            <text:p>200855</text:p>
          </table:table-cell>
          <table:table-cell table:style-name="ce7" office:value-type="float" office:value="200981">
            <text:p>200981</text:p>
          </table:table-cell>
          <table:table-cell table:style-name="ce7" table:formula="of:=AND([.G828]=[.B828];[.H828]&gt;=[.C828];[.I828]&lt;=[.D828])" office:value-type="boolean" office:boolean-value="false">
            <text:p>FALSE</text:p>
          </table:table-cell>
          <table:table-cell table:style-name="ce7" table:formula="of:=IF([.J828];&quot;&quot;;MAX([.C828]-[.H828];[.I828]-[.D828]))" office:value-type="float" office:value="30958">
            <text:p>3095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29]=[.B828];[.C829]=[.C828];[.D829]=[.D828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0855">
            <text:p>200855</text:p>
          </table:table-cell>
          <table:table-cell table:style-name="ce7" office:value-type="float" office:value="216002">
            <text:p>216002</text:p>
          </table:table-cell>
          <table:table-cell table:style-name="ce7" table:formula="of:=AND([.G829]=[.B829];[.H829]&gt;=[.C829];[.I829]&lt;=[.D829])" office:value-type="boolean" office:boolean-value="false">
            <text:p>FALSE</text:p>
          </table:table-cell>
          <table:table-cell table:style-name="ce7" table:formula="of:=IF([.J829];&quot;&quot;;MAX([.C829]-[.H829];[.I829]-[.D829]))" office:value-type="float" office:value="45979">
            <text:p>4597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0]=[.B829];[.C830]=[.C829];[.D830]=[.D829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5400">
            <text:p>205400</text:p>
          </table:table-cell>
          <table:table-cell table:style-name="ce7" office:value-type="float" office:value="205536">
            <text:p>205536</text:p>
          </table:table-cell>
          <table:table-cell table:style-name="ce7" table:formula="of:=AND([.G830]=[.B830];[.H830]&gt;=[.C830];[.I830]&lt;=[.D830])" office:value-type="boolean" office:boolean-value="false">
            <text:p>FALSE</text:p>
          </table:table-cell>
          <table:table-cell table:style-name="ce7" table:formula="of:=IF([.J830];&quot;&quot;;MAX([.C830]-[.H830];[.I830]-[.D830]))" office:value-type="float" office:value="35513">
            <text:p>3551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1]=[.B830];[.C831]=[.C830];[.D831]=[.D830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7315">
            <text:p>207315</text:p>
          </table:table-cell>
          <table:table-cell table:style-name="ce7" office:value-type="float" office:value="207443">
            <text:p>207443</text:p>
          </table:table-cell>
          <table:table-cell table:style-name="ce7" table:formula="of:=AND([.G831]=[.B831];[.H831]&gt;=[.C831];[.I831]&lt;=[.D831])" office:value-type="boolean" office:boolean-value="false">
            <text:p>FALSE</text:p>
          </table:table-cell>
          <table:table-cell table:style-name="ce7" table:formula="of:=IF([.J831];&quot;&quot;;MAX([.C831]-[.H831];[.I831]-[.D831]))" office:value-type="float" office:value="37420">
            <text:p>3742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2]=[.B831];[.C832]=[.C831];[.D832]=[.D831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8166">
            <text:p>208166</text:p>
          </table:table-cell>
          <table:table-cell table:style-name="ce7" office:value-type="float" office:value="208321">
            <text:p>208321</text:p>
          </table:table-cell>
          <table:table-cell table:style-name="ce7" table:formula="of:=AND([.G832]=[.B832];[.H832]&gt;=[.C832];[.I832]&lt;=[.D832])" office:value-type="boolean" office:boolean-value="false">
            <text:p>FALSE</text:p>
          </table:table-cell>
          <table:table-cell table:style-name="ce7" table:formula="of:=IF([.J832];&quot;&quot;;MAX([.C832]-[.H832];[.I832]-[.D832]))" office:value-type="float" office:value="38298">
            <text:p>3829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3]=[.B832];[.C833]=[.C832];[.D833]=[.D832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09702">
            <text:p>209702</text:p>
          </table:table-cell>
          <table:table-cell table:style-name="ce7" office:value-type="float" office:value="209885">
            <text:p>209885</text:p>
          </table:table-cell>
          <table:table-cell table:style-name="ce7" table:formula="of:=AND([.G833]=[.B833];[.H833]&gt;=[.C833];[.I833]&lt;=[.D833])" office:value-type="boolean" office:boolean-value="false">
            <text:p>FALSE</text:p>
          </table:table-cell>
          <table:table-cell table:style-name="ce7" table:formula="of:=IF([.J833];&quot;&quot;;MAX([.C833]-[.H833];[.I833]-[.D833]))" office:value-type="float" office:value="39862">
            <text:p>3986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4]=[.B833];[.C834]=[.C833];[.D834]=[.D833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215764">
            <text:p>215764</text:p>
          </table:table-cell>
          <table:table-cell table:style-name="ce7" office:value-type="float" office:value="216002">
            <text:p>216002</text:p>
          </table:table-cell>
          <table:table-cell table:style-name="ce7" table:formula="of:=AND([.G834]=[.B834];[.H834]&gt;=[.C834];[.I834]&lt;=[.D834])" office:value-type="boolean" office:boolean-value="false">
            <text:p>FALSE</text:p>
          </table:table-cell>
          <table:table-cell table:style-name="ce7" table:formula="of:=IF([.J834];&quot;&quot;;MAX([.C834]-[.H834];[.I834]-[.D834]))" office:value-type="float" office:value="45979">
            <text:p>4597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5]=[.B834];[.C835]=[.C834];[.D835]=[.D834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855">
            <text:p>150855</text:p>
          </table:table-cell>
          <table:table-cell table:style-name="ce7" office:value-type="float" office:value="150981">
            <text:p>150981</text:p>
          </table:table-cell>
          <table:table-cell table:style-name="ce7" table:formula="of:=AND([.G835]=[.B835];[.H835]&gt;=[.C835];[.I835]&lt;=[.D835])" office:value-type="boolean" office:boolean-value="true">
            <text:p>TRUE</text:p>
          </table:table-cell>
          <table:table-cell table:style-name="ce7" table:formula="of:=IF([.J835];&quot;&quot;;MAX([.C835]-[.H835];[.I835]-[.D83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6]=[.B835];[.C836]=[.C835];[.D836]=[.D835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855">
            <text:p>150855</text:p>
          </table:table-cell>
          <table:table-cell table:style-name="ce7" office:value-type="float" office:value="166002">
            <text:p>166002</text:p>
          </table:table-cell>
          <table:table-cell table:style-name="ce7" table:formula="of:=AND([.G836]=[.B836];[.H836]&gt;=[.C836];[.I836]&lt;=[.D836])" office:value-type="boolean" office:boolean-value="true">
            <text:p>TRUE</text:p>
          </table:table-cell>
          <table:table-cell table:style-name="ce7" table:formula="of:=IF([.J836];&quot;&quot;;MAX([.C836]-[.H836];[.I836]-[.D83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7]=[.B836];[.C837]=[.C836];[.D837]=[.D836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5400">
            <text:p>155400</text:p>
          </table:table-cell>
          <table:table-cell table:style-name="ce7" office:value-type="float" office:value="155536">
            <text:p>155536</text:p>
          </table:table-cell>
          <table:table-cell table:style-name="ce7" table:formula="of:=AND([.G837]=[.B837];[.H837]&gt;=[.C837];[.I837]&lt;=[.D837])" office:value-type="boolean" office:boolean-value="true">
            <text:p>TRUE</text:p>
          </table:table-cell>
          <table:table-cell table:style-name="ce7" table:formula="of:=IF([.J837];&quot;&quot;;MAX([.C837]-[.H837];[.I837]-[.D83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8]=[.B837];[.C838]=[.C837];[.D838]=[.D837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7315">
            <text:p>157315</text:p>
          </table:table-cell>
          <table:table-cell table:style-name="ce7" office:value-type="float" office:value="157443">
            <text:p>157443</text:p>
          </table:table-cell>
          <table:table-cell table:style-name="ce7" table:formula="of:=AND([.G838]=[.B838];[.H838]&gt;=[.C838];[.I838]&lt;=[.D838])" office:value-type="boolean" office:boolean-value="true">
            <text:p>TRUE</text:p>
          </table:table-cell>
          <table:table-cell table:style-name="ce7" table:formula="of:=IF([.J838];&quot;&quot;;MAX([.C838]-[.H838];[.I838]-[.D83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39]=[.B838];[.C839]=[.C838];[.D839]=[.D838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8166">
            <text:p>158166</text:p>
          </table:table-cell>
          <table:table-cell table:style-name="ce7" office:value-type="float" office:value="158321">
            <text:p>158321</text:p>
          </table:table-cell>
          <table:table-cell table:style-name="ce7" table:formula="of:=AND([.G839]=[.B839];[.H839]&gt;=[.C839];[.I839]&lt;=[.D839])" office:value-type="boolean" office:boolean-value="true">
            <text:p>TRUE</text:p>
          </table:table-cell>
          <table:table-cell table:style-name="ce7" table:formula="of:=IF([.J839];&quot;&quot;;MAX([.C839]-[.H839];[.I839]-[.D83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40]=[.B839];[.C840]=[.C839];[.D840]=[.D839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9702">
            <text:p>159702</text:p>
          </table:table-cell>
          <table:table-cell table:style-name="ce7" office:value-type="float" office:value="159885">
            <text:p>159885</text:p>
          </table:table-cell>
          <table:table-cell table:style-name="ce7" table:formula="of:=AND([.G840]=[.B840];[.H840]&gt;=[.C840];[.I840]&lt;=[.D840])" office:value-type="boolean" office:boolean-value="true">
            <text:p>TRUE</text:p>
          </table:table-cell>
          <table:table-cell table:style-name="ce7" table:formula="of:=IF([.J840];&quot;&quot;;MAX([.C840]-[.H840];[.I840]-[.D84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55344">
            <text:p>55344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2991">
            <text:p>142991</text:p>
          </table:table-cell>
          <table:table-cell table:style-name="ce7" office:value-type="float" office:value="170023">
            <text:p>170023</text:p>
          </table:table-cell>
          <table:table-cell table:style-name="ce12" table:formula="of:=IF(AND([.B841]=[.B840];[.C841]=[.C840];[.D841]=[.D840]);&quot;&quot;;&quot;new&quot;)">
            <text:p/>
          </table:table-cell>
          <table:table-cell table:style-name="ce2" office:value-type="string">
            <text:p>CCDS1410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5764">
            <text:p>165764</text:p>
          </table:table-cell>
          <table:table-cell table:style-name="ce7" office:value-type="float" office:value="166002">
            <text:p>166002</text:p>
          </table:table-cell>
          <table:table-cell table:style-name="ce7" table:formula="of:=AND([.G841]=[.B841];[.H841]&gt;=[.C841];[.I841]&lt;=[.D841])" office:value-type="boolean" office:boolean-value="true">
            <text:p>TRUE</text:p>
          </table:table-cell>
          <table:table-cell table:style-name="ce7" table:formula="of:=IF([.J841];&quot;&quot;;MAX([.C841]-[.H841];[.I841]-[.D841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42]=[.B841];[.C842]=[.C841];[.D842]=[.D841]);&quot;&quot;;&quot;new&quot;)" office:value-type="string" office:string-value="new">
            <text:p>new</text:p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5130">
            <text:p>82635130</text:p>
          </table:table-cell>
          <table:table-cell table:style-name="ce8" office:value-type="float" office:value="82635262">
            <text:p>82635262</text:p>
          </table:table-cell>
          <table:table-cell table:style-name="ce8" table:formula="of:=AND([.G842]=[.B842];[.H842]&gt;=[.C842];[.I842]&lt;=[.D842])" office:value-type="boolean" office:boolean-value="true">
            <text:p>TRUE</text:p>
          </table:table-cell>
          <table:table-cell table:style-name="ce8" table:formula="of:=IF([.J842];&quot;&quot;;MAX([.C842]-[.H842];[.I842]-[.D842]))">
            <text:p/>
          </table:table-cell>
          <table:table-cell table:style-name="ce17" office:value-type="string">
            <text:p>two nearby regions, but one contains all matching transcripts while the other contains none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43]=[.B842];[.C843]=[.C842];[.D843]=[.D842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5130">
            <text:p>82635130</text:p>
          </table:table-cell>
          <table:table-cell table:style-name="ce8" office:value-type="float" office:value="82641606">
            <text:p>82641606</text:p>
          </table:table-cell>
          <table:table-cell table:style-name="ce8" table:formula="of:=AND([.G843]=[.B843];[.H843]&gt;=[.C843];[.I843]&lt;=[.D843])" office:value-type="boolean" office:boolean-value="true">
            <text:p>TRUE</text:p>
          </table:table-cell>
          <table:table-cell table:style-name="ce8" table:formula="of:=IF([.J843];&quot;&quot;;MAX([.C843]-[.H843];[.I843]-[.D84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44]=[.B843];[.C844]=[.C843];[.D844]=[.D843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5473">
            <text:p>82635473</text:p>
          </table:table-cell>
          <table:table-cell table:style-name="ce8" office:value-type="float" office:value="82635575">
            <text:p>82635575</text:p>
          </table:table-cell>
          <table:table-cell table:style-name="ce8" table:formula="of:=AND([.G844]=[.B844];[.H844]&gt;=[.C844];[.I844]&lt;=[.D844])" office:value-type="boolean" office:boolean-value="true">
            <text:p>TRUE</text:p>
          </table:table-cell>
          <table:table-cell table:style-name="ce8" table:formula="of:=IF([.J844];&quot;&quot;;MAX([.C844]-[.H844];[.I844]-[.D84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45]=[.B844];[.C845]=[.C844];[.D845]=[.D844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6616">
            <text:p>82636616</text:p>
          </table:table-cell>
          <table:table-cell table:style-name="ce8" office:value-type="float" office:value="82636676">
            <text:p>82636676</text:p>
          </table:table-cell>
          <table:table-cell table:style-name="ce8" table:formula="of:=AND([.G845]=[.B845];[.H845]&gt;=[.C845];[.I845]&lt;=[.D845])" office:value-type="boolean" office:boolean-value="true">
            <text:p>TRUE</text:p>
          </table:table-cell>
          <table:table-cell table:style-name="ce8" table:formula="of:=IF([.J845];&quot;&quot;;MAX([.C845]-[.H845];[.I845]-[.D84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46]=[.B845];[.C846]=[.C845];[.D846]=[.D845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6943">
            <text:p>82636943</text:p>
          </table:table-cell>
          <table:table-cell table:style-name="ce8" office:value-type="float" office:value="82637652">
            <text:p>82637652</text:p>
          </table:table-cell>
          <table:table-cell table:style-name="ce8" table:formula="of:=AND([.G846]=[.B846];[.H846]&gt;=[.C846];[.I846]&lt;=[.D846])" office:value-type="boolean" office:boolean-value="true">
            <text:p>TRUE</text:p>
          </table:table-cell>
          <table:table-cell table:style-name="ce8" table:formula="of:=IF([.J846];&quot;&quot;;MAX([.C846]-[.H846];[.I846]-[.D84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47]=[.B846];[.C847]=[.C846];[.D847]=[.D846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8040">
            <text:p>82638040</text:p>
          </table:table-cell>
          <table:table-cell table:style-name="ce8" office:value-type="float" office:value="82638127">
            <text:p>82638127</text:p>
          </table:table-cell>
          <table:table-cell table:style-name="ce8" table:formula="of:=AND([.G847]=[.B847];[.H847]&gt;=[.C847];[.I847]&lt;=[.D847])" office:value-type="boolean" office:boolean-value="true">
            <text:p>TRUE</text:p>
          </table:table-cell>
          <table:table-cell table:style-name="ce8" table:formula="of:=IF([.J847];&quot;&quot;;MAX([.C847]-[.H847];[.I847]-[.D84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48]=[.B847];[.C848]=[.C847];[.D848]=[.D847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8792">
            <text:p>82638792</text:p>
          </table:table-cell>
          <table:table-cell table:style-name="ce8" office:value-type="float" office:value="82638872">
            <text:p>82638872</text:p>
          </table:table-cell>
          <table:table-cell table:style-name="ce8" table:formula="of:=AND([.G848]=[.B848];[.H848]&gt;=[.C848];[.I848]&lt;=[.D848])" office:value-type="boolean" office:boolean-value="true">
            <text:p>TRUE</text:p>
          </table:table-cell>
          <table:table-cell table:style-name="ce8" table:formula="of:=IF([.J848];&quot;&quot;;MAX([.C848]-[.H848];[.I848]-[.D84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49]=[.B848];[.C849]=[.C848];[.D849]=[.D848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9058">
            <text:p>82639058</text:p>
          </table:table-cell>
          <table:table-cell table:style-name="ce8" office:value-type="float" office:value="82639117">
            <text:p>82639117</text:p>
          </table:table-cell>
          <table:table-cell table:style-name="ce8" table:formula="of:=AND([.G849]=[.B849];[.H849]&gt;=[.C849];[.I849]&lt;=[.D849])" office:value-type="boolean" office:boolean-value="true">
            <text:p>TRUE</text:p>
          </table:table-cell>
          <table:table-cell table:style-name="ce8" table:formula="of:=IF([.J849];&quot;&quot;;MAX([.C849]-[.H849];[.I849]-[.D84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50]=[.B849];[.C850]=[.C849];[.D850]=[.D849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9740">
            <text:p>82639740</text:p>
          </table:table-cell>
          <table:table-cell table:style-name="ce8" office:value-type="float" office:value="82639859">
            <text:p>82639859</text:p>
          </table:table-cell>
          <table:table-cell table:style-name="ce8" table:formula="of:=AND([.G850]=[.B850];[.H850]&gt;=[.C850];[.I850]&lt;=[.D850])" office:value-type="boolean" office:boolean-value="true">
            <text:p>TRUE</text:p>
          </table:table-cell>
          <table:table-cell table:style-name="ce8" table:formula="of:=IF([.J850];&quot;&quot;;MAX([.C850]-[.H850];[.I850]-[.D85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3122">
            <text:p>82633122</text:p>
          </table:table-cell>
          <table:table-cell table:style-name="ce8" office:value-type="float" office:value="82641706">
            <text:p>82641706</text:p>
          </table:table-cell>
          <table:table-cell table:style-name="ce13" table:formula="of:=IF(AND([.B851]=[.B850];[.C851]=[.C850];[.D851]=[.D850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41523">
            <text:p>82641523</text:p>
          </table:table-cell>
          <table:table-cell table:style-name="ce8" office:value-type="float" office:value="82641606">
            <text:p>82641606</text:p>
          </table:table-cell>
          <table:table-cell table:style-name="ce8" table:formula="of:=AND([.G851]=[.B851];[.H851]&gt;=[.C851];[.I851]&lt;=[.D851])" office:value-type="boolean" office:boolean-value="true">
            <text:p>TRUE</text:p>
          </table:table-cell>
          <table:table-cell table:style-name="ce8" table:formula="of:=IF([.J851];&quot;&quot;;MAX([.C851]-[.H851];[.I851]-[.D85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52]=[.B851];[.C852]=[.C851];[.D852]=[.D851]);&quot;&quot;;&quot;new&quot;)" office:value-type="string" office:string-value="new">
            <text:p>new</text:p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5130">
            <text:p>82635130</text:p>
          </table:table-cell>
          <table:table-cell table:style-name="ce8" office:value-type="float" office:value="82635262">
            <text:p>82635262</text:p>
          </table:table-cell>
          <table:table-cell table:style-name="ce8" table:formula="of:=AND([.G852]=[.B852];[.H852]&gt;=[.C852];[.I852]&lt;=[.D852])" office:value-type="boolean" office:boolean-value="false">
            <text:p>FALSE</text:p>
          </table:table-cell>
          <table:table-cell table:style-name="ce8" table:formula="of:=IF([.J852];&quot;&quot;;MAX([.C852]-[.H852];[.I852]-[.D852]))" office:value-type="float" office:value="553449">
            <text:p>55344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53]=[.B852];[.C853]=[.C852];[.D853]=[.D852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5130">
            <text:p>82635130</text:p>
          </table:table-cell>
          <table:table-cell table:style-name="ce8" office:value-type="float" office:value="82641606">
            <text:p>82641606</text:p>
          </table:table-cell>
          <table:table-cell table:style-name="ce8" table:formula="of:=AND([.G853]=[.B853];[.H853]&gt;=[.C853];[.I853]&lt;=[.D853])" office:value-type="boolean" office:boolean-value="false">
            <text:p>FALSE</text:p>
          </table:table-cell>
          <table:table-cell table:style-name="ce8" table:formula="of:=IF([.J853];&quot;&quot;;MAX([.C853]-[.H853];[.I853]-[.D853]))" office:value-type="float" office:value="553449">
            <text:p>55344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54]=[.B853];[.C854]=[.C853];[.D854]=[.D853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5473">
            <text:p>82635473</text:p>
          </table:table-cell>
          <table:table-cell table:style-name="ce8" office:value-type="float" office:value="82635575">
            <text:p>82635575</text:p>
          </table:table-cell>
          <table:table-cell table:style-name="ce8" table:formula="of:=AND([.G854]=[.B854];[.H854]&gt;=[.C854];[.I854]&lt;=[.D854])" office:value-type="boolean" office:boolean-value="false">
            <text:p>FALSE</text:p>
          </table:table-cell>
          <table:table-cell table:style-name="ce8" table:formula="of:=IF([.J854];&quot;&quot;;MAX([.C854]-[.H854];[.I854]-[.D854]))" office:value-type="float" office:value="553106">
            <text:p>55310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55]=[.B854];[.C855]=[.C854];[.D855]=[.D854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6616">
            <text:p>82636616</text:p>
          </table:table-cell>
          <table:table-cell table:style-name="ce8" office:value-type="float" office:value="82636676">
            <text:p>82636676</text:p>
          </table:table-cell>
          <table:table-cell table:style-name="ce8" table:formula="of:=AND([.G855]=[.B855];[.H855]&gt;=[.C855];[.I855]&lt;=[.D855])" office:value-type="boolean" office:boolean-value="false">
            <text:p>FALSE</text:p>
          </table:table-cell>
          <table:table-cell table:style-name="ce8" table:formula="of:=IF([.J855];&quot;&quot;;MAX([.C855]-[.H855];[.I855]-[.D855]))" office:value-type="float" office:value="551963">
            <text:p>55196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56]=[.B855];[.C856]=[.C855];[.D856]=[.D855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6943">
            <text:p>82636943</text:p>
          </table:table-cell>
          <table:table-cell table:style-name="ce8" office:value-type="float" office:value="82637652">
            <text:p>82637652</text:p>
          </table:table-cell>
          <table:table-cell table:style-name="ce8" table:formula="of:=AND([.G856]=[.B856];[.H856]&gt;=[.C856];[.I856]&lt;=[.D856])" office:value-type="boolean" office:boolean-value="false">
            <text:p>FALSE</text:p>
          </table:table-cell>
          <table:table-cell table:style-name="ce8" table:formula="of:=IF([.J856];&quot;&quot;;MAX([.C856]-[.H856];[.I856]-[.D856]))" office:value-type="float" office:value="551636">
            <text:p>55163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57]=[.B856];[.C857]=[.C856];[.D857]=[.D856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8040">
            <text:p>82638040</text:p>
          </table:table-cell>
          <table:table-cell table:style-name="ce8" office:value-type="float" office:value="82638127">
            <text:p>82638127</text:p>
          </table:table-cell>
          <table:table-cell table:style-name="ce8" table:formula="of:=AND([.G857]=[.B857];[.H857]&gt;=[.C857];[.I857]&lt;=[.D857])" office:value-type="boolean" office:boolean-value="false">
            <text:p>FALSE</text:p>
          </table:table-cell>
          <table:table-cell table:style-name="ce8" table:formula="of:=IF([.J857];&quot;&quot;;MAX([.C857]-[.H857];[.I857]-[.D857]))" office:value-type="float" office:value="550539">
            <text:p>55053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58]=[.B857];[.C858]=[.C857];[.D858]=[.D857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8792">
            <text:p>82638792</text:p>
          </table:table-cell>
          <table:table-cell table:style-name="ce8" office:value-type="float" office:value="82638872">
            <text:p>82638872</text:p>
          </table:table-cell>
          <table:table-cell table:style-name="ce8" table:formula="of:=AND([.G858]=[.B858];[.H858]&gt;=[.C858];[.I858]&lt;=[.D858])" office:value-type="boolean" office:boolean-value="false">
            <text:p>FALSE</text:p>
          </table:table-cell>
          <table:table-cell table:style-name="ce8" table:formula="of:=IF([.J858];&quot;&quot;;MAX([.C858]-[.H858];[.I858]-[.D858]))" office:value-type="float" office:value="549787">
            <text:p>54978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59]=[.B858];[.C859]=[.C858];[.D859]=[.D858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9058">
            <text:p>82639058</text:p>
          </table:table-cell>
          <table:table-cell table:style-name="ce8" office:value-type="float" office:value="82639117">
            <text:p>82639117</text:p>
          </table:table-cell>
          <table:table-cell table:style-name="ce8" table:formula="of:=AND([.G859]=[.B859];[.H859]&gt;=[.C859];[.I859]&lt;=[.D859])" office:value-type="boolean" office:boolean-value="false">
            <text:p>FALSE</text:p>
          </table:table-cell>
          <table:table-cell table:style-name="ce8" table:formula="of:=IF([.J859];&quot;&quot;;MAX([.C859]-[.H859];[.I859]-[.D859]))" office:value-type="float" office:value="549521">
            <text:p>54952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60]=[.B859];[.C860]=[.C859];[.D860]=[.D859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39740">
            <text:p>82639740</text:p>
          </table:table-cell>
          <table:table-cell table:style-name="ce8" office:value-type="float" office:value="82639859">
            <text:p>82639859</text:p>
          </table:table-cell>
          <table:table-cell table:style-name="ce8" table:formula="of:=AND([.G860]=[.B860];[.H860]&gt;=[.C860];[.I860]&lt;=[.D860])" office:value-type="boolean" office:boolean-value="false">
            <text:p>FALSE</text:p>
          </table:table-cell>
          <table:table-cell table:style-name="ce8" table:formula="of:=IF([.J860];&quot;&quot;;MAX([.C860]-[.H860];[.I860]-[.D860]))" office:value-type="float" office:value="548839">
            <text:p>54883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47042">
            <text:p>647042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3188579">
            <text:p>83188579</text:p>
          </table:table-cell>
          <table:table-cell table:style-name="ce8" office:value-type="float" office:value="83195217">
            <text:p>83195217</text:p>
          </table:table-cell>
          <table:table-cell table:style-name="ce13" table:formula="of:=IF(AND([.B861]=[.B860];[.C861]=[.C860];[.D861]=[.D860]);&quot;&quot;;&quot;new&quot;)">
            <text:p/>
          </table:table-cell>
          <table:table-cell table:style-name="ce3" office:value-type="string">
            <text:p>CCDS45325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82641523">
            <text:p>82641523</text:p>
          </table:table-cell>
          <table:table-cell table:style-name="ce8" office:value-type="float" office:value="82641606">
            <text:p>82641606</text:p>
          </table:table-cell>
          <table:table-cell table:style-name="ce8" table:formula="of:=AND([.G861]=[.B861];[.H861]&gt;=[.C861];[.I861]&lt;=[.D861])" office:value-type="boolean" office:boolean-value="false">
            <text:p>FALSE</text:p>
          </table:table-cell>
          <table:table-cell table:style-name="ce8" table:formula="of:=IF([.J861];&quot;&quot;;MAX([.C861]-[.H861];[.I861]-[.D861]))" office:value-type="float" office:value="547056">
            <text:p>547056</text:p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62]=[.B861];[.C862]=[.C861];[.D862]=[.D861]);&quot;&quot;;&quot;new&quot;)" office:value-type="string" office:string-value="new">
            <text:p>new</text:p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1633">
            <text:p>591633</text:p>
          </table:table-cell>
          <table:table-cell table:style-name="ce7" office:value-type="float" office:value="591909">
            <text:p>591909</text:p>
          </table:table-cell>
          <table:table-cell table:style-name="ce7" table:formula="of:=AND([.G862]=[.B862];[.H862]&gt;=[.C862];[.I862]&lt;=[.D862])" office:value-type="boolean" office:boolean-value="true">
            <text:p>TRUE</text:p>
          </table:table-cell>
          <table:table-cell table:style-name="ce7" table:formula="of:=IF([.J862];&quot;&quot;;MAX([.C862]-[.H862];[.I862]-[.D862]))">
            <text:p/>
          </table:table-cell>
          <table:table-cell table:style-name="ce16" office:value-type="string">
            <text:p>two regions (X/Y) which each contain their respective transcripts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63]=[.B862];[.C863]=[.C862];[.D863]=[.D862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1633">
            <text:p>591633</text:p>
          </table:table-cell>
          <table:table-cell table:style-name="ce7" office:value-type="float" office:value="591909">
            <text:p>591909</text:p>
          </table:table-cell>
          <table:table-cell table:style-name="ce7" table:formula="of:=AND([.G863]=[.B863];[.H863]&gt;=[.C863];[.I863]&lt;=[.D863])" office:value-type="boolean" office:boolean-value="true">
            <text:p>TRUE</text:p>
          </table:table-cell>
          <table:table-cell table:style-name="ce7" table:formula="of:=IF([.J863];&quot;&quot;;MAX([.C863]-[.H863];[.I863]-[.D86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64]=[.B863];[.C864]=[.C863];[.D864]=[.D863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1633">
            <text:p>591633</text:p>
          </table:table-cell>
          <table:table-cell table:style-name="ce7" office:value-type="float" office:value="605371">
            <text:p>605371</text:p>
          </table:table-cell>
          <table:table-cell table:style-name="ce7" table:formula="of:=AND([.G864]=[.B864];[.H864]&gt;=[.C864];[.I864]&lt;=[.D864])" office:value-type="boolean" office:boolean-value="true">
            <text:p>TRUE</text:p>
          </table:table-cell>
          <table:table-cell table:style-name="ce7" table:formula="of:=IF([.J864];&quot;&quot;;MAX([.C864]-[.H864];[.I864]-[.D86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65]=[.B864];[.C865]=[.C864];[.D865]=[.D864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1633">
            <text:p>591633</text:p>
          </table:table-cell>
          <table:table-cell table:style-name="ce7" office:value-type="float" office:value="619564">
            <text:p>619564</text:p>
          </table:table-cell>
          <table:table-cell table:style-name="ce7" table:formula="of:=AND([.G865]=[.B865];[.H865]&gt;=[.C865];[.I865]&lt;=[.D865])" office:value-type="boolean" office:boolean-value="true">
            <text:p>TRUE</text:p>
          </table:table-cell>
          <table:table-cell table:style-name="ce7" table:formula="of:=IF([.J865];&quot;&quot;;MAX([.C865]-[.H865];[.I865]-[.D86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66]=[.B865];[.C866]=[.C865];[.D866]=[.D865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5353">
            <text:p>595353</text:p>
          </table:table-cell>
          <table:table-cell table:style-name="ce7" office:value-type="float" office:value="595561">
            <text:p>595561</text:p>
          </table:table-cell>
          <table:table-cell table:style-name="ce7" table:formula="of:=AND([.G866]=[.B866];[.H866]&gt;=[.C866];[.I866]&lt;=[.D866])" office:value-type="boolean" office:boolean-value="true">
            <text:p>TRUE</text:p>
          </table:table-cell>
          <table:table-cell table:style-name="ce7" table:formula="of:=IF([.J866];&quot;&quot;;MAX([.C866]-[.H866];[.I866]-[.D86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67]=[.B866];[.C867]=[.C866];[.D867]=[.D866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5353">
            <text:p>595353</text:p>
          </table:table-cell>
          <table:table-cell table:style-name="ce7" office:value-type="float" office:value="595561">
            <text:p>595561</text:p>
          </table:table-cell>
          <table:table-cell table:style-name="ce7" table:formula="of:=AND([.G867]=[.B867];[.H867]&gt;=[.C867];[.I867]&lt;=[.D867])" office:value-type="boolean" office:boolean-value="true">
            <text:p>TRUE</text:p>
          </table:table-cell>
          <table:table-cell table:style-name="ce7" table:formula="of:=IF([.J867];&quot;&quot;;MAX([.C867]-[.H867];[.I867]-[.D86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68]=[.B867];[.C868]=[.C867];[.D868]=[.D867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1556">
            <text:p>601556</text:p>
          </table:table-cell>
          <table:table-cell table:style-name="ce7" office:value-type="float" office:value="601613">
            <text:p>601613</text:p>
          </table:table-cell>
          <table:table-cell table:style-name="ce7" table:formula="of:=AND([.G868]=[.B868];[.H868]&gt;=[.C868];[.I868]&lt;=[.D868])" office:value-type="boolean" office:boolean-value="true">
            <text:p>TRUE</text:p>
          </table:table-cell>
          <table:table-cell table:style-name="ce7" table:formula="of:=IF([.J868];&quot;&quot;;MAX([.C868]-[.H868];[.I868]-[.D86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69]=[.B868];[.C869]=[.C868];[.D869]=[.D868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1556">
            <text:p>601556</text:p>
          </table:table-cell>
          <table:table-cell table:style-name="ce7" office:value-type="float" office:value="601613">
            <text:p>601613</text:p>
          </table:table-cell>
          <table:table-cell table:style-name="ce7" table:formula="of:=AND([.G869]=[.B869];[.H869]&gt;=[.C869];[.I869]&lt;=[.D869])" office:value-type="boolean" office:boolean-value="true">
            <text:p>TRUE</text:p>
          </table:table-cell>
          <table:table-cell table:style-name="ce7" table:formula="of:=IF([.J869];&quot;&quot;;MAX([.C869]-[.H869];[.I869]-[.D86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0]=[.B869];[.C870]=[.C869];[.D870]=[.D869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1734">
            <text:p>601734</text:p>
          </table:table-cell>
          <table:table-cell table:style-name="ce7" office:value-type="float" office:value="601822">
            <text:p>601822</text:p>
          </table:table-cell>
          <table:table-cell table:style-name="ce7" table:formula="of:=AND([.G870]=[.B870];[.H870]&gt;=[.C870];[.I870]&lt;=[.D870])" office:value-type="boolean" office:boolean-value="true">
            <text:p>TRUE</text:p>
          </table:table-cell>
          <table:table-cell table:style-name="ce7" table:formula="of:=IF([.J870];&quot;&quot;;MAX([.C870]-[.H870];[.I870]-[.D87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1]=[.B870];[.C871]=[.C870];[.D871]=[.D870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1734">
            <text:p>601734</text:p>
          </table:table-cell>
          <table:table-cell table:style-name="ce7" office:value-type="float" office:value="601822">
            <text:p>601822</text:p>
          </table:table-cell>
          <table:table-cell table:style-name="ce7" table:formula="of:=AND([.G871]=[.B871];[.H871]&gt;=[.C871];[.I871]&lt;=[.D871])" office:value-type="boolean" office:boolean-value="true">
            <text:p>TRUE</text:p>
          </table:table-cell>
          <table:table-cell table:style-name="ce7" table:formula="of:=IF([.J871];&quot;&quot;;MAX([.C871]-[.H871];[.I871]-[.D87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2]=[.B871];[.C872]=[.C871];[.D872]=[.D871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5126">
            <text:p>605126</text:p>
          </table:table-cell>
          <table:table-cell table:style-name="ce7" office:value-type="float" office:value="605371">
            <text:p>605371</text:p>
          </table:table-cell>
          <table:table-cell table:style-name="ce7" table:formula="of:=AND([.G872]=[.B872];[.H872]&gt;=[.C872];[.I872]&lt;=[.D872])" office:value-type="boolean" office:boolean-value="true">
            <text:p>TRUE</text:p>
          </table:table-cell>
          <table:table-cell table:style-name="ce7" table:formula="of:=IF([.J872];&quot;&quot;;MAX([.C872]-[.H872];[.I872]-[.D87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3]=[.B872];[.C873]=[.C872];[.D873]=[.D872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19520">
            <text:p>619520</text:p>
          </table:table-cell>
          <table:table-cell table:style-name="ce7" office:value-type="float" office:value="619564">
            <text:p>619564</text:p>
          </table:table-cell>
          <table:table-cell table:style-name="ce7" table:formula="of:=AND([.G873]=[.B873];[.H873]&gt;=[.C873];[.I873]&lt;=[.D873])" office:value-type="boolean" office:boolean-value="true">
            <text:p>TRUE</text:p>
          </table:table-cell>
          <table:table-cell table:style-name="ce7" table:formula="of:=IF([.J873];&quot;&quot;;MAX([.C873]-[.H873];[.I873]-[.D87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4]=[.B873];[.C874]=[.C873];[.D874]=[.D873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1633">
            <text:p>541633</text:p>
          </table:table-cell>
          <table:table-cell table:style-name="ce7" office:value-type="float" office:value="541909">
            <text:p>541909</text:p>
          </table:table-cell>
          <table:table-cell table:style-name="ce7" table:formula="of:=AND([.G874]=[.B874];[.H874]&gt;=[.C874];[.I874]&lt;=[.D874])" office:value-type="boolean" office:boolean-value="false">
            <text:p>FALSE</text:p>
          </table:table-cell>
          <table:table-cell table:style-name="ce7" table:formula="of:=IF([.J874];&quot;&quot;;MAX([.C874]-[.H874];[.I874]-[.D874]))" office:value-type="float" office:value="43446">
            <text:p>4344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5]=[.B874];[.C875]=[.C874];[.D875]=[.D874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1633">
            <text:p>541633</text:p>
          </table:table-cell>
          <table:table-cell table:style-name="ce7" office:value-type="float" office:value="541909">
            <text:p>541909</text:p>
          </table:table-cell>
          <table:table-cell table:style-name="ce7" table:formula="of:=AND([.G875]=[.B875];[.H875]&gt;=[.C875];[.I875]&lt;=[.D875])" office:value-type="boolean" office:boolean-value="false">
            <text:p>FALSE</text:p>
          </table:table-cell>
          <table:table-cell table:style-name="ce7" table:formula="of:=IF([.J875];&quot;&quot;;MAX([.C875]-[.H875];[.I875]-[.D875]))" office:value-type="float" office:value="43446">
            <text:p>4344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6]=[.B875];[.C876]=[.C875];[.D876]=[.D875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1633">
            <text:p>541633</text:p>
          </table:table-cell>
          <table:table-cell table:style-name="ce7" office:value-type="float" office:value="555371">
            <text:p>555371</text:p>
          </table:table-cell>
          <table:table-cell table:style-name="ce7" table:formula="of:=AND([.G876]=[.B876];[.H876]&gt;=[.C876];[.I876]&lt;=[.D876])" office:value-type="boolean" office:boolean-value="false">
            <text:p>FALSE</text:p>
          </table:table-cell>
          <table:table-cell table:style-name="ce7" table:formula="of:=IF([.J876];&quot;&quot;;MAX([.C876]-[.H876];[.I876]-[.D876]))" office:value-type="float" office:value="43446">
            <text:p>4344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7]=[.B876];[.C877]=[.C876];[.D877]=[.D876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1633">
            <text:p>541633</text:p>
          </table:table-cell>
          <table:table-cell table:style-name="ce7" office:value-type="float" office:value="569564">
            <text:p>569564</text:p>
          </table:table-cell>
          <table:table-cell table:style-name="ce7" table:formula="of:=AND([.G877]=[.B877];[.H877]&gt;=[.C877];[.I877]&lt;=[.D877])" office:value-type="boolean" office:boolean-value="false">
            <text:p>FALSE</text:p>
          </table:table-cell>
          <table:table-cell table:style-name="ce7" table:formula="of:=IF([.J877];&quot;&quot;;MAX([.C877]-[.H877];[.I877]-[.D877]))" office:value-type="float" office:value="43446">
            <text:p>4344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8]=[.B877];[.C878]=[.C877];[.D878]=[.D877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5353">
            <text:p>545353</text:p>
          </table:table-cell>
          <table:table-cell table:style-name="ce7" office:value-type="float" office:value="545561">
            <text:p>545561</text:p>
          </table:table-cell>
          <table:table-cell table:style-name="ce7" table:formula="of:=AND([.G878]=[.B878];[.H878]&gt;=[.C878];[.I878]&lt;=[.D878])" office:value-type="boolean" office:boolean-value="false">
            <text:p>FALSE</text:p>
          </table:table-cell>
          <table:table-cell table:style-name="ce7" table:formula="of:=IF([.J878];&quot;&quot;;MAX([.C878]-[.H878];[.I878]-[.D878]))" office:value-type="float" office:value="39726">
            <text:p>3972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79]=[.B878];[.C879]=[.C878];[.D879]=[.D878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5353">
            <text:p>545353</text:p>
          </table:table-cell>
          <table:table-cell table:style-name="ce7" office:value-type="float" office:value="545561">
            <text:p>545561</text:p>
          </table:table-cell>
          <table:table-cell table:style-name="ce7" table:formula="of:=AND([.G879]=[.B879];[.H879]&gt;=[.C879];[.I879]&lt;=[.D879])" office:value-type="boolean" office:boolean-value="false">
            <text:p>FALSE</text:p>
          </table:table-cell>
          <table:table-cell table:style-name="ce7" table:formula="of:=IF([.J879];&quot;&quot;;MAX([.C879]-[.H879];[.I879]-[.D879]))" office:value-type="float" office:value="39726">
            <text:p>3972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80]=[.B879];[.C880]=[.C879];[.D880]=[.D879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1556">
            <text:p>551556</text:p>
          </table:table-cell>
          <table:table-cell table:style-name="ce7" office:value-type="float" office:value="551613">
            <text:p>551613</text:p>
          </table:table-cell>
          <table:table-cell table:style-name="ce7" table:formula="of:=AND([.G880]=[.B880];[.H880]&gt;=[.C880];[.I880]&lt;=[.D880])" office:value-type="boolean" office:boolean-value="false">
            <text:p>FALSE</text:p>
          </table:table-cell>
          <table:table-cell table:style-name="ce7" table:formula="of:=IF([.J880];&quot;&quot;;MAX([.C880]-[.H880];[.I880]-[.D880]))" office:value-type="float" office:value="33523">
            <text:p>3352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81]=[.B880];[.C881]=[.C880];[.D881]=[.D880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1556">
            <text:p>551556</text:p>
          </table:table-cell>
          <table:table-cell table:style-name="ce7" office:value-type="float" office:value="551613">
            <text:p>551613</text:p>
          </table:table-cell>
          <table:table-cell table:style-name="ce7" table:formula="of:=AND([.G881]=[.B881];[.H881]&gt;=[.C881];[.I881]&lt;=[.D881])" office:value-type="boolean" office:boolean-value="false">
            <text:p>FALSE</text:p>
          </table:table-cell>
          <table:table-cell table:style-name="ce7" table:formula="of:=IF([.J881];&quot;&quot;;MAX([.C881]-[.H881];[.I881]-[.D881]))" office:value-type="float" office:value="33523">
            <text:p>3352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82]=[.B881];[.C882]=[.C881];[.D882]=[.D881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1734">
            <text:p>551734</text:p>
          </table:table-cell>
          <table:table-cell table:style-name="ce7" office:value-type="float" office:value="551822">
            <text:p>551822</text:p>
          </table:table-cell>
          <table:table-cell table:style-name="ce7" table:formula="of:=AND([.G882]=[.B882];[.H882]&gt;=[.C882];[.I882]&lt;=[.D882])" office:value-type="boolean" office:boolean-value="false">
            <text:p>FALSE</text:p>
          </table:table-cell>
          <table:table-cell table:style-name="ce7" table:formula="of:=IF([.J882];&quot;&quot;;MAX([.C882]-[.H882];[.I882]-[.D882]))" office:value-type="float" office:value="33345">
            <text:p>3334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83]=[.B882];[.C883]=[.C882];[.D883]=[.D882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1734">
            <text:p>551734</text:p>
          </table:table-cell>
          <table:table-cell table:style-name="ce7" office:value-type="float" office:value="551822">
            <text:p>551822</text:p>
          </table:table-cell>
          <table:table-cell table:style-name="ce7" table:formula="of:=AND([.G883]=[.B883];[.H883]&gt;=[.C883];[.I883]&lt;=[.D883])" office:value-type="boolean" office:boolean-value="false">
            <text:p>FALSE</text:p>
          </table:table-cell>
          <table:table-cell table:style-name="ce7" table:formula="of:=IF([.J883];&quot;&quot;;MAX([.C883]-[.H883];[.I883]-[.D883]))" office:value-type="float" office:value="33345">
            <text:p>3334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84]=[.B883];[.C884]=[.C883];[.D884]=[.D883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5126">
            <text:p>555126</text:p>
          </table:table-cell>
          <table:table-cell table:style-name="ce7" office:value-type="float" office:value="555371">
            <text:p>555371</text:p>
          </table:table-cell>
          <table:table-cell table:style-name="ce7" table:formula="of:=AND([.G884]=[.B884];[.H884]&gt;=[.C884];[.I884]&lt;=[.D884])" office:value-type="boolean" office:boolean-value="false">
            <text:p>FALSE</text:p>
          </table:table-cell>
          <table:table-cell table:style-name="ce7" table:formula="of:=IF([.J884];&quot;&quot;;MAX([.C884]-[.H884];[.I884]-[.D884]))" office:value-type="float" office:value="29953">
            <text:p>2995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85079">
            <text:p>585079</text:p>
          </table:table-cell>
          <table:table-cell table:style-name="ce7" office:value-type="float" office:value="620146">
            <text:p>620146</text:p>
          </table:table-cell>
          <table:table-cell table:style-name="ce12" table:formula="of:=IF(AND([.B885]=[.B884];[.C885]=[.C884];[.D885]=[.D884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69520">
            <text:p>569520</text:p>
          </table:table-cell>
          <table:table-cell table:style-name="ce7" office:value-type="float" office:value="569564">
            <text:p>569564</text:p>
          </table:table-cell>
          <table:table-cell table:style-name="ce7" table:formula="of:=AND([.G885]=[.B885];[.H885]&gt;=[.C885];[.I885]&lt;=[.D885])" office:value-type="boolean" office:boolean-value="false">
            <text:p>FALSE</text:p>
          </table:table-cell>
          <table:table-cell table:style-name="ce7" table:formula="of:=IF([.J885];&quot;&quot;;MAX([.C885]-[.H885];[.I885]-[.D885]))" office:value-type="float" office:value="15559">
            <text:p>1555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86]=[.B885];[.C886]=[.C885];[.D886]=[.D885]);&quot;&quot;;&quot;new&quot;)" office:value-type="string" office:string-value="new">
            <text:p>new</text:p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1633">
            <text:p>591633</text:p>
          </table:table-cell>
          <table:table-cell table:style-name="ce7" office:value-type="float" office:value="591909">
            <text:p>591909</text:p>
          </table:table-cell>
          <table:table-cell table:style-name="ce7" table:formula="of:=AND([.G886]=[.B886];[.H886]&gt;=[.C886];[.I886]&lt;=[.D886])" office:value-type="boolean" office:boolean-value="false">
            <text:p>FALSE</text:p>
          </table:table-cell>
          <table:table-cell table:style-name="ce7" table:formula="of:=IF([.J886];&quot;&quot;;MAX([.C886]-[.H886];[.I886]-[.D886]))" office:value-type="float" office:value="21763">
            <text:p>2176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87]=[.B886];[.C887]=[.C886];[.D887]=[.D886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1633">
            <text:p>591633</text:p>
          </table:table-cell>
          <table:table-cell table:style-name="ce7" office:value-type="float" office:value="591909">
            <text:p>591909</text:p>
          </table:table-cell>
          <table:table-cell table:style-name="ce7" table:formula="of:=AND([.G887]=[.B887];[.H887]&gt;=[.C887];[.I887]&lt;=[.D887])" office:value-type="boolean" office:boolean-value="false">
            <text:p>FALSE</text:p>
          </table:table-cell>
          <table:table-cell table:style-name="ce7" table:formula="of:=IF([.J887];&quot;&quot;;MAX([.C887]-[.H887];[.I887]-[.D887]))" office:value-type="float" office:value="21763">
            <text:p>2176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88]=[.B887];[.C888]=[.C887];[.D888]=[.D887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1633">
            <text:p>591633</text:p>
          </table:table-cell>
          <table:table-cell table:style-name="ce7" office:value-type="float" office:value="605371">
            <text:p>605371</text:p>
          </table:table-cell>
          <table:table-cell table:style-name="ce7" table:formula="of:=AND([.G888]=[.B888];[.H888]&gt;=[.C888];[.I888]&lt;=[.D888])" office:value-type="boolean" office:boolean-value="false">
            <text:p>FALSE</text:p>
          </table:table-cell>
          <table:table-cell table:style-name="ce7" table:formula="of:=IF([.J888];&quot;&quot;;MAX([.C888]-[.H888];[.I888]-[.D888]))" office:value-type="float" office:value="35225">
            <text:p>3522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89]=[.B888];[.C889]=[.C888];[.D889]=[.D888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1633">
            <text:p>591633</text:p>
          </table:table-cell>
          <table:table-cell table:style-name="ce7" office:value-type="float" office:value="619564">
            <text:p>619564</text:p>
          </table:table-cell>
          <table:table-cell table:style-name="ce7" table:formula="of:=AND([.G889]=[.B889];[.H889]&gt;=[.C889];[.I889]&lt;=[.D889])" office:value-type="boolean" office:boolean-value="false">
            <text:p>FALSE</text:p>
          </table:table-cell>
          <table:table-cell table:style-name="ce7" table:formula="of:=IF([.J889];&quot;&quot;;MAX([.C889]-[.H889];[.I889]-[.D889]))" office:value-type="float" office:value="49418">
            <text:p>4941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0]=[.B889];[.C890]=[.C889];[.D890]=[.D889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5353">
            <text:p>595353</text:p>
          </table:table-cell>
          <table:table-cell table:style-name="ce7" office:value-type="float" office:value="595561">
            <text:p>595561</text:p>
          </table:table-cell>
          <table:table-cell table:style-name="ce7" table:formula="of:=AND([.G890]=[.B890];[.H890]&gt;=[.C890];[.I890]&lt;=[.D890])" office:value-type="boolean" office:boolean-value="false">
            <text:p>FALSE</text:p>
          </table:table-cell>
          <table:table-cell table:style-name="ce7" table:formula="of:=IF([.J890];&quot;&quot;;MAX([.C890]-[.H890];[.I890]-[.D890]))" office:value-type="float" office:value="25415">
            <text:p>2541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1]=[.B890];[.C891]=[.C890];[.D891]=[.D890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595353">
            <text:p>595353</text:p>
          </table:table-cell>
          <table:table-cell table:style-name="ce7" office:value-type="float" office:value="595561">
            <text:p>595561</text:p>
          </table:table-cell>
          <table:table-cell table:style-name="ce7" table:formula="of:=AND([.G891]=[.B891];[.H891]&gt;=[.C891];[.I891]&lt;=[.D891])" office:value-type="boolean" office:boolean-value="false">
            <text:p>FALSE</text:p>
          </table:table-cell>
          <table:table-cell table:style-name="ce7" table:formula="of:=IF([.J891];&quot;&quot;;MAX([.C891]-[.H891];[.I891]-[.D891]))" office:value-type="float" office:value="25415">
            <text:p>2541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2]=[.B891];[.C892]=[.C891];[.D892]=[.D891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1556">
            <text:p>601556</text:p>
          </table:table-cell>
          <table:table-cell table:style-name="ce7" office:value-type="float" office:value="601613">
            <text:p>601613</text:p>
          </table:table-cell>
          <table:table-cell table:style-name="ce7" table:formula="of:=AND([.G892]=[.B892];[.H892]&gt;=[.C892];[.I892]&lt;=[.D892])" office:value-type="boolean" office:boolean-value="false">
            <text:p>FALSE</text:p>
          </table:table-cell>
          <table:table-cell table:style-name="ce7" table:formula="of:=IF([.J892];&quot;&quot;;MAX([.C892]-[.H892];[.I892]-[.D892]))" office:value-type="float" office:value="31467">
            <text:p>3146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3]=[.B892];[.C893]=[.C892];[.D893]=[.D892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1556">
            <text:p>601556</text:p>
          </table:table-cell>
          <table:table-cell table:style-name="ce7" office:value-type="float" office:value="601613">
            <text:p>601613</text:p>
          </table:table-cell>
          <table:table-cell table:style-name="ce7" table:formula="of:=AND([.G893]=[.B893];[.H893]&gt;=[.C893];[.I893]&lt;=[.D893])" office:value-type="boolean" office:boolean-value="false">
            <text:p>FALSE</text:p>
          </table:table-cell>
          <table:table-cell table:style-name="ce7" table:formula="of:=IF([.J893];&quot;&quot;;MAX([.C893]-[.H893];[.I893]-[.D893]))" office:value-type="float" office:value="31467">
            <text:p>3146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4]=[.B893];[.C894]=[.C893];[.D894]=[.D893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1734">
            <text:p>601734</text:p>
          </table:table-cell>
          <table:table-cell table:style-name="ce7" office:value-type="float" office:value="601822">
            <text:p>601822</text:p>
          </table:table-cell>
          <table:table-cell table:style-name="ce7" table:formula="of:=AND([.G894]=[.B894];[.H894]&gt;=[.C894];[.I894]&lt;=[.D894])" office:value-type="boolean" office:boolean-value="false">
            <text:p>FALSE</text:p>
          </table:table-cell>
          <table:table-cell table:style-name="ce7" table:formula="of:=IF([.J894];&quot;&quot;;MAX([.C894]-[.H894];[.I894]-[.D894]))" office:value-type="float" office:value="31676">
            <text:p>3167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5]=[.B894];[.C895]=[.C894];[.D895]=[.D894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1734">
            <text:p>601734</text:p>
          </table:table-cell>
          <table:table-cell table:style-name="ce7" office:value-type="float" office:value="601822">
            <text:p>601822</text:p>
          </table:table-cell>
          <table:table-cell table:style-name="ce7" table:formula="of:=AND([.G895]=[.B895];[.H895]&gt;=[.C895];[.I895]&lt;=[.D895])" office:value-type="boolean" office:boolean-value="false">
            <text:p>FALSE</text:p>
          </table:table-cell>
          <table:table-cell table:style-name="ce7" table:formula="of:=IF([.J895];&quot;&quot;;MAX([.C895]-[.H895];[.I895]-[.D895]))" office:value-type="float" office:value="31676">
            <text:p>3167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6]=[.B895];[.C896]=[.C895];[.D896]=[.D895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05126">
            <text:p>605126</text:p>
          </table:table-cell>
          <table:table-cell table:style-name="ce7" office:value-type="float" office:value="605371">
            <text:p>605371</text:p>
          </table:table-cell>
          <table:table-cell table:style-name="ce7" table:formula="of:=AND([.G896]=[.B896];[.H896]&gt;=[.C896];[.I896]&lt;=[.D896])" office:value-type="boolean" office:boolean-value="false">
            <text:p>FALSE</text:p>
          </table:table-cell>
          <table:table-cell table:style-name="ce7" table:formula="of:=IF([.J896];&quot;&quot;;MAX([.C896]-[.H896];[.I896]-[.D896]))" office:value-type="float" office:value="35225">
            <text:p>3522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7]=[.B896];[.C897]=[.C896];[.D897]=[.D896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619520">
            <text:p>619520</text:p>
          </table:table-cell>
          <table:table-cell table:style-name="ce7" office:value-type="float" office:value="619564">
            <text:p>619564</text:p>
          </table:table-cell>
          <table:table-cell table:style-name="ce7" table:formula="of:=AND([.G897]=[.B897];[.H897]&gt;=[.C897];[.I897]&lt;=[.D897])" office:value-type="boolean" office:boolean-value="false">
            <text:p>FALSE</text:p>
          </table:table-cell>
          <table:table-cell table:style-name="ce7" table:formula="of:=IF([.J897];&quot;&quot;;MAX([.C897]-[.H897];[.I897]-[.D897]))" office:value-type="float" office:value="49418">
            <text:p>4941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8]=[.B897];[.C898]=[.C897];[.D898]=[.D897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1633">
            <text:p>541633</text:p>
          </table:table-cell>
          <table:table-cell table:style-name="ce7" office:value-type="float" office:value="541909">
            <text:p>541909</text:p>
          </table:table-cell>
          <table:table-cell table:style-name="ce7" table:formula="of:=AND([.G898]=[.B898];[.H898]&gt;=[.C898];[.I898]&lt;=[.D898])" office:value-type="boolean" office:boolean-value="true">
            <text:p>TRUE</text:p>
          </table:table-cell>
          <table:table-cell table:style-name="ce7" table:formula="of:=IF([.J898];&quot;&quot;;MAX([.C898]-[.H898];[.I898]-[.D89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899]=[.B898];[.C899]=[.C898];[.D899]=[.D898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1633">
            <text:p>541633</text:p>
          </table:table-cell>
          <table:table-cell table:style-name="ce7" office:value-type="float" office:value="541909">
            <text:p>541909</text:p>
          </table:table-cell>
          <table:table-cell table:style-name="ce7" table:formula="of:=AND([.G899]=[.B899];[.H899]&gt;=[.C899];[.I899]&lt;=[.D899])" office:value-type="boolean" office:boolean-value="true">
            <text:p>TRUE</text:p>
          </table:table-cell>
          <table:table-cell table:style-name="ce7" table:formula="of:=IF([.J899];&quot;&quot;;MAX([.C899]-[.H899];[.I899]-[.D89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0]=[.B899];[.C900]=[.C899];[.D900]=[.D899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1633">
            <text:p>541633</text:p>
          </table:table-cell>
          <table:table-cell table:style-name="ce7" office:value-type="float" office:value="555371">
            <text:p>555371</text:p>
          </table:table-cell>
          <table:table-cell table:style-name="ce7" table:formula="of:=AND([.G900]=[.B900];[.H900]&gt;=[.C900];[.I900]&lt;=[.D900])" office:value-type="boolean" office:boolean-value="true">
            <text:p>TRUE</text:p>
          </table:table-cell>
          <table:table-cell table:style-name="ce7" table:formula="of:=IF([.J900];&quot;&quot;;MAX([.C900]-[.H900];[.I900]-[.D90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1]=[.B900];[.C901]=[.C900];[.D901]=[.D900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1633">
            <text:p>541633</text:p>
          </table:table-cell>
          <table:table-cell table:style-name="ce7" office:value-type="float" office:value="569564">
            <text:p>569564</text:p>
          </table:table-cell>
          <table:table-cell table:style-name="ce7" table:formula="of:=AND([.G901]=[.B901];[.H901]&gt;=[.C901];[.I901]&lt;=[.D901])" office:value-type="boolean" office:boolean-value="true">
            <text:p>TRUE</text:p>
          </table:table-cell>
          <table:table-cell table:style-name="ce7" table:formula="of:=IF([.J901];&quot;&quot;;MAX([.C901]-[.H901];[.I901]-[.D90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2]=[.B901];[.C902]=[.C901];[.D902]=[.D901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5353">
            <text:p>545353</text:p>
          </table:table-cell>
          <table:table-cell table:style-name="ce7" office:value-type="float" office:value="545561">
            <text:p>545561</text:p>
          </table:table-cell>
          <table:table-cell table:style-name="ce7" table:formula="of:=AND([.G902]=[.B902];[.H902]&gt;=[.C902];[.I902]&lt;=[.D902])" office:value-type="boolean" office:boolean-value="true">
            <text:p>TRUE</text:p>
          </table:table-cell>
          <table:table-cell table:style-name="ce7" table:formula="of:=IF([.J902];&quot;&quot;;MAX([.C902]-[.H902];[.I902]-[.D90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3]=[.B902];[.C903]=[.C902];[.D903]=[.D902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45353">
            <text:p>545353</text:p>
          </table:table-cell>
          <table:table-cell table:style-name="ce7" office:value-type="float" office:value="545561">
            <text:p>545561</text:p>
          </table:table-cell>
          <table:table-cell table:style-name="ce7" table:formula="of:=AND([.G903]=[.B903];[.H903]&gt;=[.C903];[.I903]&lt;=[.D903])" office:value-type="boolean" office:boolean-value="true">
            <text:p>TRUE</text:p>
          </table:table-cell>
          <table:table-cell table:style-name="ce7" table:formula="of:=IF([.J903];&quot;&quot;;MAX([.C903]-[.H903];[.I903]-[.D90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4]=[.B903];[.C904]=[.C903];[.D904]=[.D903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1556">
            <text:p>551556</text:p>
          </table:table-cell>
          <table:table-cell table:style-name="ce7" office:value-type="float" office:value="551613">
            <text:p>551613</text:p>
          </table:table-cell>
          <table:table-cell table:style-name="ce7" table:formula="of:=AND([.G904]=[.B904];[.H904]&gt;=[.C904];[.I904]&lt;=[.D904])" office:value-type="boolean" office:boolean-value="true">
            <text:p>TRUE</text:p>
          </table:table-cell>
          <table:table-cell table:style-name="ce7" table:formula="of:=IF([.J904];&quot;&quot;;MAX([.C904]-[.H904];[.I904]-[.D90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5]=[.B904];[.C905]=[.C904];[.D905]=[.D904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1556">
            <text:p>551556</text:p>
          </table:table-cell>
          <table:table-cell table:style-name="ce7" office:value-type="float" office:value="551613">
            <text:p>551613</text:p>
          </table:table-cell>
          <table:table-cell table:style-name="ce7" table:formula="of:=AND([.G905]=[.B905];[.H905]&gt;=[.C905];[.I905]&lt;=[.D905])" office:value-type="boolean" office:boolean-value="true">
            <text:p>TRUE</text:p>
          </table:table-cell>
          <table:table-cell table:style-name="ce7" table:formula="of:=IF([.J905];&quot;&quot;;MAX([.C905]-[.H905];[.I905]-[.D90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6]=[.B905];[.C906]=[.C905];[.D906]=[.D905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1734">
            <text:p>551734</text:p>
          </table:table-cell>
          <table:table-cell table:style-name="ce7" office:value-type="float" office:value="551822">
            <text:p>551822</text:p>
          </table:table-cell>
          <table:table-cell table:style-name="ce7" table:formula="of:=AND([.G906]=[.B906];[.H906]&gt;=[.C906];[.I906]&lt;=[.D906])" office:value-type="boolean" office:boolean-value="true">
            <text:p>TRUE</text:p>
          </table:table-cell>
          <table:table-cell table:style-name="ce7" table:formula="of:=IF([.J906];&quot;&quot;;MAX([.C906]-[.H906];[.I906]-[.D90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7]=[.B906];[.C907]=[.C906];[.D907]=[.D906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1734">
            <text:p>551734</text:p>
          </table:table-cell>
          <table:table-cell table:style-name="ce7" office:value-type="float" office:value="551822">
            <text:p>551822</text:p>
          </table:table-cell>
          <table:table-cell table:style-name="ce7" table:formula="of:=AND([.G907]=[.B907];[.H907]&gt;=[.C907];[.I907]&lt;=[.D907])" office:value-type="boolean" office:boolean-value="true">
            <text:p>TRUE</text:p>
          </table:table-cell>
          <table:table-cell table:style-name="ce7" table:formula="of:=IF([.J907];&quot;&quot;;MAX([.C907]-[.H907];[.I907]-[.D90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8]=[.B907];[.C908]=[.C907];[.D908]=[.D907]);&quot;&quot;;&quot;new&quot;)">
            <text:p/>
          </table:table-cell>
          <table:table-cell table:style-name="ce2" office:value-type="string">
            <text:p>CCDS1410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55126">
            <text:p>555126</text:p>
          </table:table-cell>
          <table:table-cell table:style-name="ce7" office:value-type="float" office:value="555371">
            <text:p>555371</text:p>
          </table:table-cell>
          <table:table-cell table:style-name="ce7" table:formula="of:=AND([.G908]=[.B908];[.H908]&gt;=[.C908];[.I908]&lt;=[.D908])" office:value-type="boolean" office:boolean-value="true">
            <text:p>TRUE</text:p>
          </table:table-cell>
          <table:table-cell table:style-name="ce7" table:formula="of:=IF([.J908];&quot;&quot;;MAX([.C908]-[.H908];[.I908]-[.D90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6473">
            <text:p>647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35079">
            <text:p>535079</text:p>
          </table:table-cell>
          <table:table-cell table:style-name="ce7" office:value-type="float" office:value="570146">
            <text:p>570146</text:p>
          </table:table-cell>
          <table:table-cell table:style-name="ce12" table:formula="of:=IF(AND([.B909]=[.B908];[.C909]=[.C908];[.D909]=[.D908]);&quot;&quot;;&quot;new&quot;)">
            <text:p/>
          </table:table-cell>
          <table:table-cell table:style-name="ce2" office:value-type="string">
            <text:p>CCDS1410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69520">
            <text:p>569520</text:p>
          </table:table-cell>
          <table:table-cell table:style-name="ce7" office:value-type="float" office:value="569564">
            <text:p>569564</text:p>
          </table:table-cell>
          <table:table-cell table:style-name="ce7" table:formula="of:=AND([.G909]=[.B909];[.H909]&gt;=[.C909];[.I909]&lt;=[.D909])" office:value-type="boolean" office:boolean-value="true">
            <text:p>TRUE</text:p>
          </table:table-cell>
          <table:table-cell table:style-name="ce7" table:formula="of:=IF([.J909];&quot;&quot;;MAX([.C909]-[.H909];[.I909]-[.D909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0]=[.B909];[.C910]=[.C909];[.D910]=[.D909]);&quot;&quot;;&quot;new&quot;)" office:value-type="string" office:string-value="new">
            <text:p>new</text:p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19210">
            <text:p>155119210</text:p>
          </table:table-cell>
          <table:table-cell table:style-name="ce8" table:formula="of:=AND([.G910]=[.B910];[.H910]&gt;=[.C910];[.I910]&lt;=[.D910])" office:value-type="boolean" office:boolean-value="true">
            <text:p>TRUE</text:p>
          </table:table-cell>
          <table:table-cell table:style-name="ce8" table:formula="of:=IF([.J910];&quot;&quot;;MAX([.C910]-[.H910];[.I910]-[.D910]))">
            <text:p/>
          </table:table-cell>
          <table:table-cell table:style-name="ce17" office:value-type="string">
            <text:p>two regions (X/Y) which each contain their respective transcripts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1]=[.B910];[.C911]=[.C910];[.D911]=[.D910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19275">
            <text:p>155119275</text:p>
          </table:table-cell>
          <table:table-cell table:style-name="ce8" table:formula="of:=AND([.G911]=[.B911];[.H911]&gt;=[.C911];[.I911]&lt;=[.D911])" office:value-type="boolean" office:boolean-value="true">
            <text:p>TRUE</text:p>
          </table:table-cell>
          <table:table-cell table:style-name="ce8" table:formula="of:=IF([.J911];&quot;&quot;;MAX([.C911]-[.H911];[.I911]-[.D91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2]=[.B911];[.C912]=[.C911];[.D912]=[.D911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19275">
            <text:p>155119275</text:p>
          </table:table-cell>
          <table:table-cell table:style-name="ce8" table:formula="of:=AND([.G912]=[.B912];[.H912]&gt;=[.C912];[.I912]&lt;=[.D912])" office:value-type="boolean" office:boolean-value="true">
            <text:p>TRUE</text:p>
          </table:table-cell>
          <table:table-cell table:style-name="ce8" table:formula="of:=IF([.J912];&quot;&quot;;MAX([.C912]-[.H912];[.I912]-[.D91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3]=[.B912];[.C913]=[.C912];[.D913]=[.D912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71615">
            <text:p>155171615</text:p>
          </table:table-cell>
          <table:table-cell table:style-name="ce8" table:formula="of:=AND([.G913]=[.B913];[.H913]&gt;=[.C913];[.I913]&lt;=[.D913])" office:value-type="boolean" office:boolean-value="true">
            <text:p>TRUE</text:p>
          </table:table-cell>
          <table:table-cell table:style-name="ce8" table:formula="of:=IF([.J913];&quot;&quot;;MAX([.C913]-[.H913];[.I913]-[.D91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4]=[.B913];[.C914]=[.C913];[.D914]=[.D913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71615">
            <text:p>155171615</text:p>
          </table:table-cell>
          <table:table-cell table:style-name="ce8" table:formula="of:=AND([.G914]=[.B914];[.H914]&gt;=[.C914];[.I914]&lt;=[.D914])" office:value-type="boolean" office:boolean-value="true">
            <text:p>TRUE</text:p>
          </table:table-cell>
          <table:table-cell table:style-name="ce8" table:formula="of:=IF([.J914];&quot;&quot;;MAX([.C914]-[.H914];[.I914]-[.D91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5]=[.B914];[.C915]=[.C914];[.D915]=[.D914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71803">
            <text:p>155171803</text:p>
          </table:table-cell>
          <table:table-cell table:style-name="ce8" table:formula="of:=AND([.G915]=[.B915];[.H915]&gt;=[.C915];[.I915]&lt;=[.D915])" office:value-type="boolean" office:boolean-value="true">
            <text:p>TRUE</text:p>
          </table:table-cell>
          <table:table-cell table:style-name="ce8" table:formula="of:=IF([.J915];&quot;&quot;;MAX([.C915]-[.H915];[.I915]-[.D91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6]=[.B915];[.C916]=[.C915];[.D916]=[.D915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5286">
            <text:p>155125286</text:p>
          </table:table-cell>
          <table:table-cell table:style-name="ce8" office:value-type="float" office:value="155125343">
            <text:p>155125343</text:p>
          </table:table-cell>
          <table:table-cell table:style-name="ce8" table:formula="of:=AND([.G916]=[.B916];[.H916]&gt;=[.C916];[.I916]&lt;=[.D916])" office:value-type="boolean" office:boolean-value="true">
            <text:p>TRUE</text:p>
          </table:table-cell>
          <table:table-cell table:style-name="ce8" table:formula="of:=IF([.J916];&quot;&quot;;MAX([.C916]-[.H916];[.I916]-[.D91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7]=[.B916];[.C917]=[.C916];[.D917]=[.D916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5286">
            <text:p>155125286</text:p>
          </table:table-cell>
          <table:table-cell table:style-name="ce8" office:value-type="float" office:value="155125343">
            <text:p>155125343</text:p>
          </table:table-cell>
          <table:table-cell table:style-name="ce8" table:formula="of:=AND([.G917]=[.B917];[.H917]&gt;=[.C917];[.I917]&lt;=[.D917])" office:value-type="boolean" office:boolean-value="true">
            <text:p>TRUE</text:p>
          </table:table-cell>
          <table:table-cell table:style-name="ce8" table:formula="of:=IF([.J917];&quot;&quot;;MAX([.C917]-[.H917];[.I917]-[.D91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8]=[.B917];[.C918]=[.C917];[.D918]=[.D917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7776">
            <text:p>155127776</text:p>
          </table:table-cell>
          <table:table-cell table:style-name="ce8" office:value-type="float" office:value="155127913">
            <text:p>155127913</text:p>
          </table:table-cell>
          <table:table-cell table:style-name="ce8" table:formula="of:=AND([.G918]=[.B918];[.H918]&gt;=[.C918];[.I918]&lt;=[.D918])" office:value-type="boolean" office:boolean-value="true">
            <text:p>TRUE</text:p>
          </table:table-cell>
          <table:table-cell table:style-name="ce8" table:formula="of:=IF([.J918];&quot;&quot;;MAX([.C918]-[.H918];[.I918]-[.D91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19]=[.B918];[.C919]=[.C918];[.D919]=[.D918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7776">
            <text:p>155127776</text:p>
          </table:table-cell>
          <table:table-cell table:style-name="ce8" office:value-type="float" office:value="155127913">
            <text:p>155127913</text:p>
          </table:table-cell>
          <table:table-cell table:style-name="ce8" table:formula="of:=AND([.G919]=[.B919];[.H919]&gt;=[.C919];[.I919]&lt;=[.D919])" office:value-type="boolean" office:boolean-value="true">
            <text:p>TRUE</text:p>
          </table:table-cell>
          <table:table-cell table:style-name="ce8" table:formula="of:=IF([.J919];&quot;&quot;;MAX([.C919]-[.H919];[.I919]-[.D91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0]=[.B919];[.C920]=[.C919];[.D920]=[.D919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7776">
            <text:p>155127776</text:p>
          </table:table-cell>
          <table:table-cell table:style-name="ce8" office:value-type="float" office:value="155127913">
            <text:p>155127913</text:p>
          </table:table-cell>
          <table:table-cell table:style-name="ce8" table:formula="of:=AND([.G920]=[.B920];[.H920]&gt;=[.C920];[.I920]&lt;=[.D920])" office:value-type="boolean" office:boolean-value="true">
            <text:p>TRUE</text:p>
          </table:table-cell>
          <table:table-cell table:style-name="ce8" table:formula="of:=IF([.J920];&quot;&quot;;MAX([.C920]-[.H920];[.I920]-[.D92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1]=[.B920];[.C921]=[.C920];[.D921]=[.D920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30161">
            <text:p>155130161</text:p>
          </table:table-cell>
          <table:table-cell table:style-name="ce8" office:value-type="float" office:value="155130251">
            <text:p>155130251</text:p>
          </table:table-cell>
          <table:table-cell table:style-name="ce8" table:formula="of:=AND([.G921]=[.B921];[.H921]&gt;=[.C921];[.I921]&lt;=[.D921])" office:value-type="boolean" office:boolean-value="true">
            <text:p>TRUE</text:p>
          </table:table-cell>
          <table:table-cell table:style-name="ce8" table:formula="of:=IF([.J921];&quot;&quot;;MAX([.C921]-[.H921];[.I921]-[.D92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2]=[.B921];[.C922]=[.C921];[.D922]=[.D921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30161">
            <text:p>155130161</text:p>
          </table:table-cell>
          <table:table-cell table:style-name="ce8" office:value-type="float" office:value="155130251">
            <text:p>155130251</text:p>
          </table:table-cell>
          <table:table-cell table:style-name="ce8" table:formula="of:=AND([.G922]=[.B922];[.H922]&gt;=[.C922];[.I922]&lt;=[.D922])" office:value-type="boolean" office:boolean-value="true">
            <text:p>TRUE</text:p>
          </table:table-cell>
          <table:table-cell table:style-name="ce8" table:formula="of:=IF([.J922];&quot;&quot;;MAX([.C922]-[.H922];[.I922]-[.D92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3]=[.B922];[.C923]=[.C922];[.D923]=[.D922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30161">
            <text:p>155130161</text:p>
          </table:table-cell>
          <table:table-cell table:style-name="ce8" office:value-type="float" office:value="155130251">
            <text:p>155130251</text:p>
          </table:table-cell>
          <table:table-cell table:style-name="ce8" table:formula="of:=AND([.G923]=[.B923];[.H923]&gt;=[.C923];[.I923]&lt;=[.D923])" office:value-type="boolean" office:boolean-value="true">
            <text:p>TRUE</text:p>
          </table:table-cell>
          <table:table-cell table:style-name="ce8" table:formula="of:=IF([.J923];&quot;&quot;;MAX([.C923]-[.H923];[.I923]-[.D92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4]=[.B923];[.C924]=[.C923];[.D924]=[.D923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49477">
            <text:p>155149477</text:p>
          </table:table-cell>
          <table:table-cell table:style-name="ce8" office:value-type="float" office:value="155149544">
            <text:p>155149544</text:p>
          </table:table-cell>
          <table:table-cell table:style-name="ce8" table:formula="of:=AND([.G924]=[.B924];[.H924]&gt;=[.C924];[.I924]&lt;=[.D924])" office:value-type="boolean" office:boolean-value="true">
            <text:p>TRUE</text:p>
          </table:table-cell>
          <table:table-cell table:style-name="ce8" table:formula="of:=IF([.J924];&quot;&quot;;MAX([.C924]-[.H924];[.I924]-[.D92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5]=[.B924];[.C925]=[.C924];[.D925]=[.D924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49477">
            <text:p>155149477</text:p>
          </table:table-cell>
          <table:table-cell table:style-name="ce8" office:value-type="float" office:value="155149544">
            <text:p>155149544</text:p>
          </table:table-cell>
          <table:table-cell table:style-name="ce8" table:formula="of:=AND([.G925]=[.B925];[.H925]&gt;=[.C925];[.I925]&lt;=[.D925])" office:value-type="boolean" office:boolean-value="true">
            <text:p>TRUE</text:p>
          </table:table-cell>
          <table:table-cell table:style-name="ce8" table:formula="of:=IF([.J925];&quot;&quot;;MAX([.C925]-[.H925];[.I925]-[.D92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6]=[.B925];[.C926]=[.C925];[.D926]=[.D925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69365">
            <text:p>155169365</text:p>
          </table:table-cell>
          <table:table-cell table:style-name="ce8" office:value-type="float" office:value="155169457">
            <text:p>155169457</text:p>
          </table:table-cell>
          <table:table-cell table:style-name="ce8" table:formula="of:=AND([.G926]=[.B926];[.H926]&gt;=[.C926];[.I926]&lt;=[.D926])" office:value-type="boolean" office:boolean-value="true">
            <text:p>TRUE</text:p>
          </table:table-cell>
          <table:table-cell table:style-name="ce8" table:formula="of:=IF([.J926];&quot;&quot;;MAX([.C926]-[.H926];[.I926]-[.D92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7]=[.B926];[.C927]=[.C926];[.D927]=[.D926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69365">
            <text:p>155169365</text:p>
          </table:table-cell>
          <table:table-cell table:style-name="ce8" office:value-type="float" office:value="155169457">
            <text:p>155169457</text:p>
          </table:table-cell>
          <table:table-cell table:style-name="ce8" table:formula="of:=AND([.G927]=[.B927];[.H927]&gt;=[.C927];[.I927]&lt;=[.D927])" office:value-type="boolean" office:boolean-value="true">
            <text:p>TRUE</text:p>
          </table:table-cell>
          <table:table-cell table:style-name="ce8" table:formula="of:=IF([.J927];&quot;&quot;;MAX([.C927]-[.H927];[.I927]-[.D92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8]=[.B927];[.C928]=[.C927];[.D928]=[.D927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69365">
            <text:p>155169365</text:p>
          </table:table-cell>
          <table:table-cell table:style-name="ce8" office:value-type="float" office:value="155169457">
            <text:p>155169457</text:p>
          </table:table-cell>
          <table:table-cell table:style-name="ce8" table:formula="of:=AND([.G928]=[.B928];[.H928]&gt;=[.C928];[.I928]&lt;=[.D928])" office:value-type="boolean" office:boolean-value="true">
            <text:p>TRUE</text:p>
          </table:table-cell>
          <table:table-cell table:style-name="ce8" table:formula="of:=IF([.J928];&quot;&quot;;MAX([.C928]-[.H928];[.I928]-[.D92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29]=[.B928];[.C929]=[.C928];[.D929]=[.D928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71547">
            <text:p>155171547</text:p>
          </table:table-cell>
          <table:table-cell table:style-name="ce8" office:value-type="float" office:value="155171615">
            <text:p>155171615</text:p>
          </table:table-cell>
          <table:table-cell table:style-name="ce8" table:formula="of:=AND([.G929]=[.B929];[.H929]&gt;=[.C929];[.I929]&lt;=[.D929])" office:value-type="boolean" office:boolean-value="true">
            <text:p>TRUE</text:p>
          </table:table-cell>
          <table:table-cell table:style-name="ce8" table:formula="of:=IF([.J929];&quot;&quot;;MAX([.C929]-[.H929];[.I929]-[.D92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0]=[.B929];[.C930]=[.C929];[.D930]=[.D929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71547">
            <text:p>155171547</text:p>
          </table:table-cell>
          <table:table-cell table:style-name="ce8" office:value-type="float" office:value="155171615">
            <text:p>155171615</text:p>
          </table:table-cell>
          <table:table-cell table:style-name="ce8" table:formula="of:=AND([.G930]=[.B930];[.H930]&gt;=[.C930];[.I930]&lt;=[.D930])" office:value-type="boolean" office:boolean-value="true">
            <text:p>TRUE</text:p>
          </table:table-cell>
          <table:table-cell table:style-name="ce8" table:formula="of:=IF([.J930];&quot;&quot;;MAX([.C930]-[.H930];[.I930]-[.D93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1]=[.B930];[.C931]=[.C930];[.D931]=[.D930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71547">
            <text:p>155171547</text:p>
          </table:table-cell>
          <table:table-cell table:style-name="ce8" office:value-type="float" office:value="155171803">
            <text:p>155171803</text:p>
          </table:table-cell>
          <table:table-cell table:style-name="ce8" table:formula="of:=AND([.G931]=[.B931];[.H931]&gt;=[.C931];[.I931]&lt;=[.D931])" office:value-type="boolean" office:boolean-value="true">
            <text:p>TRUE</text:p>
          </table:table-cell>
          <table:table-cell table:style-name="ce8" table:formula="of:=IF([.J931];&quot;&quot;;MAX([.C931]-[.H931];[.I931]-[.D93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2]=[.B931];[.C932]=[.C931];[.D932]=[.D931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22216">
            <text:p>59222216</text:p>
          </table:table-cell>
          <table:table-cell table:style-name="ce8" table:formula="of:=AND([.G932]=[.B932];[.H932]&gt;=[.C932];[.I932]&lt;=[.D932])" office:value-type="boolean" office:boolean-value="false">
            <text:p>FALSE</text:p>
          </table:table-cell>
          <table:table-cell table:style-name="ce8" table:formula="of:=IF([.J932];&quot;&quot;;MAX([.C932]-[.H932];[.I932]-[.D932]))" office:value-type="float" office:value="95888807">
            <text:p>958888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3]=[.B932];[.C933]=[.C932];[.D933]=[.D932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22281">
            <text:p>59222281</text:p>
          </table:table-cell>
          <table:table-cell table:style-name="ce8" table:formula="of:=AND([.G933]=[.B933];[.H933]&gt;=[.C933];[.I933]&lt;=[.D933])" office:value-type="boolean" office:boolean-value="false">
            <text:p>FALSE</text:p>
          </table:table-cell>
          <table:table-cell table:style-name="ce8" table:formula="of:=IF([.J933];&quot;&quot;;MAX([.C933]-[.H933];[.I933]-[.D933]))" office:value-type="float" office:value="95888807">
            <text:p>958888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4]=[.B933];[.C934]=[.C933];[.D934]=[.D933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22281">
            <text:p>59222281</text:p>
          </table:table-cell>
          <table:table-cell table:style-name="ce8" table:formula="of:=AND([.G934]=[.B934];[.H934]&gt;=[.C934];[.I934]&lt;=[.D934])" office:value-type="boolean" office:boolean-value="false">
            <text:p>FALSE</text:p>
          </table:table-cell>
          <table:table-cell table:style-name="ce8" table:formula="of:=IF([.J934];&quot;&quot;;MAX([.C934]-[.H934];[.I934]-[.D934]))" office:value-type="float" office:value="95888807">
            <text:p>958888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5]=[.B934];[.C935]=[.C934];[.D935]=[.D934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74621">
            <text:p>59274621</text:p>
          </table:table-cell>
          <table:table-cell table:style-name="ce8" table:formula="of:=AND([.G935]=[.B935];[.H935]&gt;=[.C935];[.I935]&lt;=[.D935])" office:value-type="boolean" office:boolean-value="false">
            <text:p>FALSE</text:p>
          </table:table-cell>
          <table:table-cell table:style-name="ce8" table:formula="of:=IF([.J935];&quot;&quot;;MAX([.C935]-[.H935];[.I935]-[.D935]))" office:value-type="float" office:value="95888807">
            <text:p>958888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6]=[.B935];[.C936]=[.C935];[.D936]=[.D935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74621">
            <text:p>59274621</text:p>
          </table:table-cell>
          <table:table-cell table:style-name="ce8" table:formula="of:=AND([.G936]=[.B936];[.H936]&gt;=[.C936];[.I936]&lt;=[.D936])" office:value-type="boolean" office:boolean-value="false">
            <text:p>FALSE</text:p>
          </table:table-cell>
          <table:table-cell table:style-name="ce8" table:formula="of:=IF([.J936];&quot;&quot;;MAX([.C936]-[.H936];[.I936]-[.D936]))" office:value-type="float" office:value="95888807">
            <text:p>958888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7]=[.B936];[.C937]=[.C936];[.D937]=[.D936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74809">
            <text:p>59274809</text:p>
          </table:table-cell>
          <table:table-cell table:style-name="ce8" table:formula="of:=AND([.G937]=[.B937];[.H937]&gt;=[.C937];[.I937]&lt;=[.D937])" office:value-type="boolean" office:boolean-value="false">
            <text:p>FALSE</text:p>
          </table:table-cell>
          <table:table-cell table:style-name="ce8" table:formula="of:=IF([.J937];&quot;&quot;;MAX([.C937]-[.H937];[.I937]-[.D937]))" office:value-type="float" office:value="95888807">
            <text:p>9588880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8]=[.B937];[.C938]=[.C937];[.D938]=[.D937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8292">
            <text:p>59228292</text:p>
          </table:table-cell>
          <table:table-cell table:style-name="ce8" office:value-type="float" office:value="59228349">
            <text:p>59228349</text:p>
          </table:table-cell>
          <table:table-cell table:style-name="ce8" table:formula="of:=AND([.G938]=[.B938];[.H938]&gt;=[.C938];[.I938]&lt;=[.D938])" office:value-type="boolean" office:boolean-value="false">
            <text:p>FALSE</text:p>
          </table:table-cell>
          <table:table-cell table:style-name="ce8" table:formula="of:=IF([.J938];&quot;&quot;;MAX([.C938]-[.H938];[.I938]-[.D938]))" office:value-type="float" office:value="95882651">
            <text:p>9588265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39]=[.B938];[.C939]=[.C938];[.D939]=[.D938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8292">
            <text:p>59228292</text:p>
          </table:table-cell>
          <table:table-cell table:style-name="ce8" office:value-type="float" office:value="59228349">
            <text:p>59228349</text:p>
          </table:table-cell>
          <table:table-cell table:style-name="ce8" table:formula="of:=AND([.G939]=[.B939];[.H939]&gt;=[.C939];[.I939]&lt;=[.D939])" office:value-type="boolean" office:boolean-value="false">
            <text:p>FALSE</text:p>
          </table:table-cell>
          <table:table-cell table:style-name="ce8" table:formula="of:=IF([.J939];&quot;&quot;;MAX([.C939]-[.H939];[.I939]-[.D939]))" office:value-type="float" office:value="95882651">
            <text:p>9588265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0]=[.B939];[.C940]=[.C939];[.D940]=[.D939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0782">
            <text:p>59230782</text:p>
          </table:table-cell>
          <table:table-cell table:style-name="ce8" office:value-type="float" office:value="59230919">
            <text:p>59230919</text:p>
          </table:table-cell>
          <table:table-cell table:style-name="ce8" table:formula="of:=AND([.G940]=[.B940];[.H940]&gt;=[.C940];[.I940]&lt;=[.D940])" office:value-type="boolean" office:boolean-value="false">
            <text:p>FALSE</text:p>
          </table:table-cell>
          <table:table-cell table:style-name="ce8" table:formula="of:=IF([.J940];&quot;&quot;;MAX([.C940]-[.H940];[.I940]-[.D940]))" office:value-type="float" office:value="95880161">
            <text:p>9588016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1]=[.B940];[.C941]=[.C940];[.D941]=[.D940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0782">
            <text:p>59230782</text:p>
          </table:table-cell>
          <table:table-cell table:style-name="ce8" office:value-type="float" office:value="59230919">
            <text:p>59230919</text:p>
          </table:table-cell>
          <table:table-cell table:style-name="ce8" table:formula="of:=AND([.G941]=[.B941];[.H941]&gt;=[.C941];[.I941]&lt;=[.D941])" office:value-type="boolean" office:boolean-value="false">
            <text:p>FALSE</text:p>
          </table:table-cell>
          <table:table-cell table:style-name="ce8" table:formula="of:=IF([.J941];&quot;&quot;;MAX([.C941]-[.H941];[.I941]-[.D941]))" office:value-type="float" office:value="95880161">
            <text:p>9588016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2]=[.B941];[.C942]=[.C941];[.D942]=[.D941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0782">
            <text:p>59230782</text:p>
          </table:table-cell>
          <table:table-cell table:style-name="ce8" office:value-type="float" office:value="59230919">
            <text:p>59230919</text:p>
          </table:table-cell>
          <table:table-cell table:style-name="ce8" table:formula="of:=AND([.G942]=[.B942];[.H942]&gt;=[.C942];[.I942]&lt;=[.D942])" office:value-type="boolean" office:boolean-value="false">
            <text:p>FALSE</text:p>
          </table:table-cell>
          <table:table-cell table:style-name="ce8" table:formula="of:=IF([.J942];&quot;&quot;;MAX([.C942]-[.H942];[.I942]-[.D942]))" office:value-type="float" office:value="95880161">
            <text:p>9588016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3]=[.B942];[.C943]=[.C942];[.D943]=[.D942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3167">
            <text:p>59233167</text:p>
          </table:table-cell>
          <table:table-cell table:style-name="ce8" office:value-type="float" office:value="59233257">
            <text:p>59233257</text:p>
          </table:table-cell>
          <table:table-cell table:style-name="ce8" table:formula="of:=AND([.G943]=[.B943];[.H943]&gt;=[.C943];[.I943]&lt;=[.D943])" office:value-type="boolean" office:boolean-value="false">
            <text:p>FALSE</text:p>
          </table:table-cell>
          <table:table-cell table:style-name="ce8" table:formula="of:=IF([.J943];&quot;&quot;;MAX([.C943]-[.H943];[.I943]-[.D943]))" office:value-type="float" office:value="95877776">
            <text:p>9587777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4]=[.B943];[.C944]=[.C943];[.D944]=[.D943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3167">
            <text:p>59233167</text:p>
          </table:table-cell>
          <table:table-cell table:style-name="ce8" office:value-type="float" office:value="59233257">
            <text:p>59233257</text:p>
          </table:table-cell>
          <table:table-cell table:style-name="ce8" table:formula="of:=AND([.G944]=[.B944];[.H944]&gt;=[.C944];[.I944]&lt;=[.D944])" office:value-type="boolean" office:boolean-value="false">
            <text:p>FALSE</text:p>
          </table:table-cell>
          <table:table-cell table:style-name="ce8" table:formula="of:=IF([.J944];&quot;&quot;;MAX([.C944]-[.H944];[.I944]-[.D944]))" office:value-type="float" office:value="95877776">
            <text:p>9587777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5]=[.B944];[.C945]=[.C944];[.D945]=[.D944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3167">
            <text:p>59233167</text:p>
          </table:table-cell>
          <table:table-cell table:style-name="ce8" office:value-type="float" office:value="59233257">
            <text:p>59233257</text:p>
          </table:table-cell>
          <table:table-cell table:style-name="ce8" table:formula="of:=AND([.G945]=[.B945];[.H945]&gt;=[.C945];[.I945]&lt;=[.D945])" office:value-type="boolean" office:boolean-value="false">
            <text:p>FALSE</text:p>
          </table:table-cell>
          <table:table-cell table:style-name="ce8" table:formula="of:=IF([.J945];&quot;&quot;;MAX([.C945]-[.H945];[.I945]-[.D945]))" office:value-type="float" office:value="95877776">
            <text:p>9587777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6]=[.B945];[.C946]=[.C945];[.D946]=[.D945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52483">
            <text:p>59252483</text:p>
          </table:table-cell>
          <table:table-cell table:style-name="ce8" office:value-type="float" office:value="59252550">
            <text:p>59252550</text:p>
          </table:table-cell>
          <table:table-cell table:style-name="ce8" table:formula="of:=AND([.G946]=[.B946];[.H946]&gt;=[.C946];[.I946]&lt;=[.D946])" office:value-type="boolean" office:boolean-value="false">
            <text:p>FALSE</text:p>
          </table:table-cell>
          <table:table-cell table:style-name="ce8" table:formula="of:=IF([.J946];&quot;&quot;;MAX([.C946]-[.H946];[.I946]-[.D946]))" office:value-type="float" office:value="95858460">
            <text:p>9585846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7]=[.B946];[.C947]=[.C946];[.D947]=[.D946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52483">
            <text:p>59252483</text:p>
          </table:table-cell>
          <table:table-cell table:style-name="ce8" office:value-type="float" office:value="59252550">
            <text:p>59252550</text:p>
          </table:table-cell>
          <table:table-cell table:style-name="ce8" table:formula="of:=AND([.G947]=[.B947];[.H947]&gt;=[.C947];[.I947]&lt;=[.D947])" office:value-type="boolean" office:boolean-value="false">
            <text:p>FALSE</text:p>
          </table:table-cell>
          <table:table-cell table:style-name="ce8" table:formula="of:=IF([.J947];&quot;&quot;;MAX([.C947]-[.H947];[.I947]-[.D947]))" office:value-type="float" office:value="95858460">
            <text:p>9585846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8]=[.B947];[.C948]=[.C947];[.D948]=[.D947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2371">
            <text:p>59272371</text:p>
          </table:table-cell>
          <table:table-cell table:style-name="ce8" office:value-type="float" office:value="59272463">
            <text:p>59272463</text:p>
          </table:table-cell>
          <table:table-cell table:style-name="ce8" table:formula="of:=AND([.G948]=[.B948];[.H948]&gt;=[.C948];[.I948]&lt;=[.D948])" office:value-type="boolean" office:boolean-value="false">
            <text:p>FALSE</text:p>
          </table:table-cell>
          <table:table-cell table:style-name="ce8" table:formula="of:=IF([.J948];&quot;&quot;;MAX([.C948]-[.H948];[.I948]-[.D948]))" office:value-type="float" office:value="95838572">
            <text:p>958385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49]=[.B948];[.C949]=[.C948];[.D949]=[.D948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2371">
            <text:p>59272371</text:p>
          </table:table-cell>
          <table:table-cell table:style-name="ce8" office:value-type="float" office:value="59272463">
            <text:p>59272463</text:p>
          </table:table-cell>
          <table:table-cell table:style-name="ce8" table:formula="of:=AND([.G949]=[.B949];[.H949]&gt;=[.C949];[.I949]&lt;=[.D949])" office:value-type="boolean" office:boolean-value="false">
            <text:p>FALSE</text:p>
          </table:table-cell>
          <table:table-cell table:style-name="ce8" table:formula="of:=IF([.J949];&quot;&quot;;MAX([.C949]-[.H949];[.I949]-[.D949]))" office:value-type="float" office:value="95838572">
            <text:p>958385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50]=[.B949];[.C950]=[.C949];[.D950]=[.D949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2371">
            <text:p>59272371</text:p>
          </table:table-cell>
          <table:table-cell table:style-name="ce8" office:value-type="float" office:value="59272463">
            <text:p>59272463</text:p>
          </table:table-cell>
          <table:table-cell table:style-name="ce8" table:formula="of:=AND([.G950]=[.B950];[.H950]&gt;=[.C950];[.I950]&lt;=[.D950])" office:value-type="boolean" office:boolean-value="false">
            <text:p>FALSE</text:p>
          </table:table-cell>
          <table:table-cell table:style-name="ce8" table:formula="of:=IF([.J950];&quot;&quot;;MAX([.C950]-[.H950];[.I950]-[.D950]))" office:value-type="float" office:value="95838572">
            <text:p>9583857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51]=[.B950];[.C951]=[.C950];[.D951]=[.D950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4553">
            <text:p>59274553</text:p>
          </table:table-cell>
          <table:table-cell table:style-name="ce8" office:value-type="float" office:value="59274621">
            <text:p>59274621</text:p>
          </table:table-cell>
          <table:table-cell table:style-name="ce8" table:formula="of:=AND([.G951]=[.B951];[.H951]&gt;=[.C951];[.I951]&lt;=[.D951])" office:value-type="boolean" office:boolean-value="false">
            <text:p>FALSE</text:p>
          </table:table-cell>
          <table:table-cell table:style-name="ce8" table:formula="of:=IF([.J951];&quot;&quot;;MAX([.C951]-[.H951];[.I951]-[.D951]))" office:value-type="float" office:value="95836390">
            <text:p>9583639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52]=[.B951];[.C952]=[.C951];[.D952]=[.D951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4553">
            <text:p>59274553</text:p>
          </table:table-cell>
          <table:table-cell table:style-name="ce8" office:value-type="float" office:value="59274621">
            <text:p>59274621</text:p>
          </table:table-cell>
          <table:table-cell table:style-name="ce8" table:formula="of:=AND([.G952]=[.B952];[.H952]&gt;=[.C952];[.I952]&lt;=[.D952])" office:value-type="boolean" office:boolean-value="false">
            <text:p>FALSE</text:p>
          </table:table-cell>
          <table:table-cell table:style-name="ce8" table:formula="of:=IF([.J952];&quot;&quot;;MAX([.C952]-[.H952];[.I952]-[.D952]))" office:value-type="float" office:value="95836390">
            <text:p>9583639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0943">
            <text:p>155110943</text:p>
          </table:table-cell>
          <table:table-cell table:style-name="ce8" office:value-type="float" office:value="155173433">
            <text:p>155173433</text:p>
          </table:table-cell>
          <table:table-cell table:style-name="ce13" table:formula="of:=IF(AND([.B953]=[.B952];[.C953]=[.C952];[.D953]=[.D952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4553">
            <text:p>59274553</text:p>
          </table:table-cell>
          <table:table-cell table:style-name="ce8" office:value-type="float" office:value="59274809">
            <text:p>59274809</text:p>
          </table:table-cell>
          <table:table-cell table:style-name="ce8" table:formula="of:=AND([.G953]=[.B953];[.H953]&gt;=[.C953];[.I953]&lt;=[.D953])" office:value-type="boolean" office:boolean-value="false">
            <text:p>FALSE</text:p>
          </table:table-cell>
          <table:table-cell table:style-name="ce8" table:formula="of:=IF([.J953];&quot;&quot;;MAX([.C953]-[.H953];[.I953]-[.D953]))" office:value-type="float" office:value="95836390">
            <text:p>9583639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54]=[.B953];[.C954]=[.C953];[.D954]=[.D953]);&quot;&quot;;&quot;new&quot;)" office:value-type="string" office:string-value="new">
            <text:p>new</text:p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19210">
            <text:p>155119210</text:p>
          </table:table-cell>
          <table:table-cell table:style-name="ce8" table:formula="of:=AND([.G954]=[.B954];[.H954]&gt;=[.C954];[.I954]&lt;=[.D954])" office:value-type="boolean" office:boolean-value="false">
            <text:p>FALSE</text:p>
          </table:table-cell>
          <table:table-cell table:style-name="ce8" table:formula="of:=IF([.J954];&quot;&quot;;MAX([.C954]-[.H954];[.I954]-[.D954]))" office:value-type="float" office:value="95842771">
            <text:p>9584277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55]=[.B954];[.C955]=[.C954];[.D955]=[.D954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19275">
            <text:p>155119275</text:p>
          </table:table-cell>
          <table:table-cell table:style-name="ce8" table:formula="of:=AND([.G955]=[.B955];[.H955]&gt;=[.C955];[.I955]&lt;=[.D955])" office:value-type="boolean" office:boolean-value="false">
            <text:p>FALSE</text:p>
          </table:table-cell>
          <table:table-cell table:style-name="ce8" table:formula="of:=IF([.J955];&quot;&quot;;MAX([.C955]-[.H955];[.I955]-[.D955]))" office:value-type="float" office:value="95842836">
            <text:p>9584283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56]=[.B955];[.C956]=[.C955];[.D956]=[.D955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19275">
            <text:p>155119275</text:p>
          </table:table-cell>
          <table:table-cell table:style-name="ce8" table:formula="of:=AND([.G956]=[.B956];[.H956]&gt;=[.C956];[.I956]&lt;=[.D956])" office:value-type="boolean" office:boolean-value="false">
            <text:p>FALSE</text:p>
          </table:table-cell>
          <table:table-cell table:style-name="ce8" table:formula="of:=IF([.J956];&quot;&quot;;MAX([.C956]-[.H956];[.I956]-[.D956]))" office:value-type="float" office:value="95842836">
            <text:p>9584283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57]=[.B956];[.C957]=[.C956];[.D957]=[.D956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71615">
            <text:p>155171615</text:p>
          </table:table-cell>
          <table:table-cell table:style-name="ce8" table:formula="of:=AND([.G957]=[.B957];[.H957]&gt;=[.C957];[.I957]&lt;=[.D957])" office:value-type="boolean" office:boolean-value="false">
            <text:p>FALSE</text:p>
          </table:table-cell>
          <table:table-cell table:style-name="ce8" table:formula="of:=IF([.J957];&quot;&quot;;MAX([.C957]-[.H957];[.I957]-[.D957]))" office:value-type="float" office:value="95895176">
            <text:p>9589517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58]=[.B957];[.C958]=[.C957];[.D958]=[.D957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71615">
            <text:p>155171615</text:p>
          </table:table-cell>
          <table:table-cell table:style-name="ce8" table:formula="of:=AND([.G958]=[.B958];[.H958]&gt;=[.C958];[.I958]&lt;=[.D958])" office:value-type="boolean" office:boolean-value="false">
            <text:p>FALSE</text:p>
          </table:table-cell>
          <table:table-cell table:style-name="ce8" table:formula="of:=IF([.J958];&quot;&quot;;MAX([.C958]-[.H958];[.I958]-[.D958]))" office:value-type="float" office:value="95895176">
            <text:p>9589517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59]=[.B958];[.C959]=[.C958];[.D959]=[.D958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19130">
            <text:p>155119130</text:p>
          </table:table-cell>
          <table:table-cell table:style-name="ce8" office:value-type="float" office:value="155171803">
            <text:p>155171803</text:p>
          </table:table-cell>
          <table:table-cell table:style-name="ce8" table:formula="of:=AND([.G959]=[.B959];[.H959]&gt;=[.C959];[.I959]&lt;=[.D959])" office:value-type="boolean" office:boolean-value="false">
            <text:p>FALSE</text:p>
          </table:table-cell>
          <table:table-cell table:style-name="ce8" table:formula="of:=IF([.J959];&quot;&quot;;MAX([.C959]-[.H959];[.I959]-[.D959]))" office:value-type="float" office:value="95895364">
            <text:p>9589536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0]=[.B959];[.C960]=[.C959];[.D960]=[.D959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5286">
            <text:p>155125286</text:p>
          </table:table-cell>
          <table:table-cell table:style-name="ce8" office:value-type="float" office:value="155125343">
            <text:p>155125343</text:p>
          </table:table-cell>
          <table:table-cell table:style-name="ce8" table:formula="of:=AND([.G960]=[.B960];[.H960]&gt;=[.C960];[.I960]&lt;=[.D960])" office:value-type="boolean" office:boolean-value="false">
            <text:p>FALSE</text:p>
          </table:table-cell>
          <table:table-cell table:style-name="ce8" table:formula="of:=IF([.J960];&quot;&quot;;MAX([.C960]-[.H960];[.I960]-[.D960]))" office:value-type="float" office:value="95848904">
            <text:p>9584890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1]=[.B960];[.C961]=[.C960];[.D961]=[.D960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5286">
            <text:p>155125286</text:p>
          </table:table-cell>
          <table:table-cell table:style-name="ce8" office:value-type="float" office:value="155125343">
            <text:p>155125343</text:p>
          </table:table-cell>
          <table:table-cell table:style-name="ce8" table:formula="of:=AND([.G961]=[.B961];[.H961]&gt;=[.C961];[.I961]&lt;=[.D961])" office:value-type="boolean" office:boolean-value="false">
            <text:p>FALSE</text:p>
          </table:table-cell>
          <table:table-cell table:style-name="ce8" table:formula="of:=IF([.J961];&quot;&quot;;MAX([.C961]-[.H961];[.I961]-[.D961]))" office:value-type="float" office:value="95848904">
            <text:p>9584890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2]=[.B961];[.C962]=[.C961];[.D962]=[.D961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7776">
            <text:p>155127776</text:p>
          </table:table-cell>
          <table:table-cell table:style-name="ce8" office:value-type="float" office:value="155127913">
            <text:p>155127913</text:p>
          </table:table-cell>
          <table:table-cell table:style-name="ce8" table:formula="of:=AND([.G962]=[.B962];[.H962]&gt;=[.C962];[.I962]&lt;=[.D962])" office:value-type="boolean" office:boolean-value="false">
            <text:p>FALSE</text:p>
          </table:table-cell>
          <table:table-cell table:style-name="ce8" table:formula="of:=IF([.J962];&quot;&quot;;MAX([.C962]-[.H962];[.I962]-[.D962]))" office:value-type="float" office:value="95851474">
            <text:p>958514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3]=[.B962];[.C963]=[.C962];[.D963]=[.D962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7776">
            <text:p>155127776</text:p>
          </table:table-cell>
          <table:table-cell table:style-name="ce8" office:value-type="float" office:value="155127913">
            <text:p>155127913</text:p>
          </table:table-cell>
          <table:table-cell table:style-name="ce8" table:formula="of:=AND([.G963]=[.B963];[.H963]&gt;=[.C963];[.I963]&lt;=[.D963])" office:value-type="boolean" office:boolean-value="false">
            <text:p>FALSE</text:p>
          </table:table-cell>
          <table:table-cell table:style-name="ce8" table:formula="of:=IF([.J963];&quot;&quot;;MAX([.C963]-[.H963];[.I963]-[.D963]))" office:value-type="float" office:value="95851474">
            <text:p>958514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4]=[.B963];[.C964]=[.C963];[.D964]=[.D963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27776">
            <text:p>155127776</text:p>
          </table:table-cell>
          <table:table-cell table:style-name="ce8" office:value-type="float" office:value="155127913">
            <text:p>155127913</text:p>
          </table:table-cell>
          <table:table-cell table:style-name="ce8" table:formula="of:=AND([.G964]=[.B964];[.H964]&gt;=[.C964];[.I964]&lt;=[.D964])" office:value-type="boolean" office:boolean-value="false">
            <text:p>FALSE</text:p>
          </table:table-cell>
          <table:table-cell table:style-name="ce8" table:formula="of:=IF([.J964];&quot;&quot;;MAX([.C964]-[.H964];[.I964]-[.D964]))" office:value-type="float" office:value="95851474">
            <text:p>9585147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5]=[.B964];[.C965]=[.C964];[.D965]=[.D964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30161">
            <text:p>155130161</text:p>
          </table:table-cell>
          <table:table-cell table:style-name="ce8" office:value-type="float" office:value="155130251">
            <text:p>155130251</text:p>
          </table:table-cell>
          <table:table-cell table:style-name="ce8" table:formula="of:=AND([.G965]=[.B965];[.H965]&gt;=[.C965];[.I965]&lt;=[.D965])" office:value-type="boolean" office:boolean-value="false">
            <text:p>FALSE</text:p>
          </table:table-cell>
          <table:table-cell table:style-name="ce8" table:formula="of:=IF([.J965];&quot;&quot;;MAX([.C965]-[.H965];[.I965]-[.D965]))" office:value-type="float" office:value="95853812">
            <text:p>9585381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6]=[.B965];[.C966]=[.C965];[.D966]=[.D965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30161">
            <text:p>155130161</text:p>
          </table:table-cell>
          <table:table-cell table:style-name="ce8" office:value-type="float" office:value="155130251">
            <text:p>155130251</text:p>
          </table:table-cell>
          <table:table-cell table:style-name="ce8" table:formula="of:=AND([.G966]=[.B966];[.H966]&gt;=[.C966];[.I966]&lt;=[.D966])" office:value-type="boolean" office:boolean-value="false">
            <text:p>FALSE</text:p>
          </table:table-cell>
          <table:table-cell table:style-name="ce8" table:formula="of:=IF([.J966];&quot;&quot;;MAX([.C966]-[.H966];[.I966]-[.D966]))" office:value-type="float" office:value="95853812">
            <text:p>9585381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7]=[.B966];[.C967]=[.C966];[.D967]=[.D966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30161">
            <text:p>155130161</text:p>
          </table:table-cell>
          <table:table-cell table:style-name="ce8" office:value-type="float" office:value="155130251">
            <text:p>155130251</text:p>
          </table:table-cell>
          <table:table-cell table:style-name="ce8" table:formula="of:=AND([.G967]=[.B967];[.H967]&gt;=[.C967];[.I967]&lt;=[.D967])" office:value-type="boolean" office:boolean-value="false">
            <text:p>FALSE</text:p>
          </table:table-cell>
          <table:table-cell table:style-name="ce8" table:formula="of:=IF([.J967];&quot;&quot;;MAX([.C967]-[.H967];[.I967]-[.D967]))" office:value-type="float" office:value="95853812">
            <text:p>9585381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8]=[.B967];[.C968]=[.C967];[.D968]=[.D967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49477">
            <text:p>155149477</text:p>
          </table:table-cell>
          <table:table-cell table:style-name="ce8" office:value-type="float" office:value="155149544">
            <text:p>155149544</text:p>
          </table:table-cell>
          <table:table-cell table:style-name="ce8" table:formula="of:=AND([.G968]=[.B968];[.H968]&gt;=[.C968];[.I968]&lt;=[.D968])" office:value-type="boolean" office:boolean-value="false">
            <text:p>FALSE</text:p>
          </table:table-cell>
          <table:table-cell table:style-name="ce8" table:formula="of:=IF([.J968];&quot;&quot;;MAX([.C968]-[.H968];[.I968]-[.D968]))" office:value-type="float" office:value="95873105">
            <text:p>9587310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69]=[.B968];[.C969]=[.C968];[.D969]=[.D968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49477">
            <text:p>155149477</text:p>
          </table:table-cell>
          <table:table-cell table:style-name="ce8" office:value-type="float" office:value="155149544">
            <text:p>155149544</text:p>
          </table:table-cell>
          <table:table-cell table:style-name="ce8" table:formula="of:=AND([.G969]=[.B969];[.H969]&gt;=[.C969];[.I969]&lt;=[.D969])" office:value-type="boolean" office:boolean-value="false">
            <text:p>FALSE</text:p>
          </table:table-cell>
          <table:table-cell table:style-name="ce8" table:formula="of:=IF([.J969];&quot;&quot;;MAX([.C969]-[.H969];[.I969]-[.D969]))" office:value-type="float" office:value="95873105">
            <text:p>9587310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0]=[.B969];[.C970]=[.C969];[.D970]=[.D969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69365">
            <text:p>155169365</text:p>
          </table:table-cell>
          <table:table-cell table:style-name="ce8" office:value-type="float" office:value="155169457">
            <text:p>155169457</text:p>
          </table:table-cell>
          <table:table-cell table:style-name="ce8" table:formula="of:=AND([.G970]=[.B970];[.H970]&gt;=[.C970];[.I970]&lt;=[.D970])" office:value-type="boolean" office:boolean-value="false">
            <text:p>FALSE</text:p>
          </table:table-cell>
          <table:table-cell table:style-name="ce8" table:formula="of:=IF([.J970];&quot;&quot;;MAX([.C970]-[.H970];[.I970]-[.D970]))" office:value-type="float" office:value="95893018">
            <text:p>9589301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1]=[.B970];[.C971]=[.C970];[.D971]=[.D970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69365">
            <text:p>155169365</text:p>
          </table:table-cell>
          <table:table-cell table:style-name="ce8" office:value-type="float" office:value="155169457">
            <text:p>155169457</text:p>
          </table:table-cell>
          <table:table-cell table:style-name="ce8" table:formula="of:=AND([.G971]=[.B971];[.H971]&gt;=[.C971];[.I971]&lt;=[.D971])" office:value-type="boolean" office:boolean-value="false">
            <text:p>FALSE</text:p>
          </table:table-cell>
          <table:table-cell table:style-name="ce8" table:formula="of:=IF([.J971];&quot;&quot;;MAX([.C971]-[.H971];[.I971]-[.D971]))" office:value-type="float" office:value="95893018">
            <text:p>9589301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2]=[.B971];[.C972]=[.C971];[.D972]=[.D971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69365">
            <text:p>155169365</text:p>
          </table:table-cell>
          <table:table-cell table:style-name="ce8" office:value-type="float" office:value="155169457">
            <text:p>155169457</text:p>
          </table:table-cell>
          <table:table-cell table:style-name="ce8" table:formula="of:=AND([.G972]=[.B972];[.H972]&gt;=[.C972];[.I972]&lt;=[.D972])" office:value-type="boolean" office:boolean-value="false">
            <text:p>FALSE</text:p>
          </table:table-cell>
          <table:table-cell table:style-name="ce8" table:formula="of:=IF([.J972];&quot;&quot;;MAX([.C972]-[.H972];[.I972]-[.D972]))" office:value-type="float" office:value="95893018">
            <text:p>9589301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3]=[.B972];[.C973]=[.C972];[.D973]=[.D972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71547">
            <text:p>155171547</text:p>
          </table:table-cell>
          <table:table-cell table:style-name="ce8" office:value-type="float" office:value="155171615">
            <text:p>155171615</text:p>
          </table:table-cell>
          <table:table-cell table:style-name="ce8" table:formula="of:=AND([.G973]=[.B973];[.H973]&gt;=[.C973];[.I973]&lt;=[.D973])" office:value-type="boolean" office:boolean-value="false">
            <text:p>FALSE</text:p>
          </table:table-cell>
          <table:table-cell table:style-name="ce8" table:formula="of:=IF([.J973];&quot;&quot;;MAX([.C973]-[.H973];[.I973]-[.D973]))" office:value-type="float" office:value="95895176">
            <text:p>9589517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4]=[.B973];[.C974]=[.C973];[.D974]=[.D973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71547">
            <text:p>155171547</text:p>
          </table:table-cell>
          <table:table-cell table:style-name="ce8" office:value-type="float" office:value="155171615">
            <text:p>155171615</text:p>
          </table:table-cell>
          <table:table-cell table:style-name="ce8" table:formula="of:=AND([.G974]=[.B974];[.H974]&gt;=[.C974];[.I974]&lt;=[.D974])" office:value-type="boolean" office:boolean-value="false">
            <text:p>FALSE</text:p>
          </table:table-cell>
          <table:table-cell table:style-name="ce8" table:formula="of:=IF([.J974];&quot;&quot;;MAX([.C974]-[.H974];[.I974]-[.D974]))" office:value-type="float" office:value="95895176">
            <text:p>9589517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5]=[.B974];[.C975]=[.C974];[.D975]=[.D974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55171547">
            <text:p>155171547</text:p>
          </table:table-cell>
          <table:table-cell table:style-name="ce8" office:value-type="float" office:value="155171803">
            <text:p>155171803</text:p>
          </table:table-cell>
          <table:table-cell table:style-name="ce8" table:formula="of:=AND([.G975]=[.B975];[.H975]&gt;=[.C975];[.I975]&lt;=[.D975])" office:value-type="boolean" office:boolean-value="false">
            <text:p>FALSE</text:p>
          </table:table-cell>
          <table:table-cell table:style-name="ce8" table:formula="of:=IF([.J975];&quot;&quot;;MAX([.C975]-[.H975];[.I975]-[.D975]))" office:value-type="float" office:value="95895364">
            <text:p>9589536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6]=[.B975];[.C976]=[.C975];[.D976]=[.D975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22216">
            <text:p>59222216</text:p>
          </table:table-cell>
          <table:table-cell table:style-name="ce8" table:formula="of:=AND([.G976]=[.B976];[.H976]&gt;=[.C976];[.I976]&lt;=[.D976])" office:value-type="boolean" office:boolean-value="true">
            <text:p>TRUE</text:p>
          </table:table-cell>
          <table:table-cell table:style-name="ce8" table:formula="of:=IF([.J976];&quot;&quot;;MAX([.C976]-[.H976];[.I976]-[.D97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7]=[.B976];[.C977]=[.C976];[.D977]=[.D976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22281">
            <text:p>59222281</text:p>
          </table:table-cell>
          <table:table-cell table:style-name="ce8" table:formula="of:=AND([.G977]=[.B977];[.H977]&gt;=[.C977];[.I977]&lt;=[.D977])" office:value-type="boolean" office:boolean-value="true">
            <text:p>TRUE</text:p>
          </table:table-cell>
          <table:table-cell table:style-name="ce8" table:formula="of:=IF([.J977];&quot;&quot;;MAX([.C977]-[.H977];[.I977]-[.D97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8]=[.B977];[.C978]=[.C977];[.D978]=[.D977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22281">
            <text:p>59222281</text:p>
          </table:table-cell>
          <table:table-cell table:style-name="ce8" table:formula="of:=AND([.G978]=[.B978];[.H978]&gt;=[.C978];[.I978]&lt;=[.D978])" office:value-type="boolean" office:boolean-value="true">
            <text:p>TRUE</text:p>
          </table:table-cell>
          <table:table-cell table:style-name="ce8" table:formula="of:=IF([.J978];&quot;&quot;;MAX([.C978]-[.H978];[.I978]-[.D97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79]=[.B978];[.C979]=[.C978];[.D979]=[.D978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74621">
            <text:p>59274621</text:p>
          </table:table-cell>
          <table:table-cell table:style-name="ce8" table:formula="of:=AND([.G979]=[.B979];[.H979]&gt;=[.C979];[.I979]&lt;=[.D979])" office:value-type="boolean" office:boolean-value="true">
            <text:p>TRUE</text:p>
          </table:table-cell>
          <table:table-cell table:style-name="ce8" table:formula="of:=IF([.J979];&quot;&quot;;MAX([.C979]-[.H979];[.I979]-[.D97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0]=[.B979];[.C980]=[.C979];[.D980]=[.D979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74621">
            <text:p>59274621</text:p>
          </table:table-cell>
          <table:table-cell table:style-name="ce8" table:formula="of:=AND([.G980]=[.B980];[.H980]&gt;=[.C980];[.I980]&lt;=[.D980])" office:value-type="boolean" office:boolean-value="true">
            <text:p>TRUE</text:p>
          </table:table-cell>
          <table:table-cell table:style-name="ce8" table:formula="of:=IF([.J980];&quot;&quot;;MAX([.C980]-[.H980];[.I980]-[.D98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1]=[.B980];[.C981]=[.C980];[.D981]=[.D980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2136">
            <text:p>59222136</text:p>
          </table:table-cell>
          <table:table-cell table:style-name="ce8" office:value-type="float" office:value="59274809">
            <text:p>59274809</text:p>
          </table:table-cell>
          <table:table-cell table:style-name="ce8" table:formula="of:=AND([.G981]=[.B981];[.H981]&gt;=[.C981];[.I981]&lt;=[.D981])" office:value-type="boolean" office:boolean-value="true">
            <text:p>TRUE</text:p>
          </table:table-cell>
          <table:table-cell table:style-name="ce8" table:formula="of:=IF([.J981];&quot;&quot;;MAX([.C981]-[.H981];[.I981]-[.D98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2]=[.B981];[.C982]=[.C981];[.D982]=[.D981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8292">
            <text:p>59228292</text:p>
          </table:table-cell>
          <table:table-cell table:style-name="ce8" office:value-type="float" office:value="59228349">
            <text:p>59228349</text:p>
          </table:table-cell>
          <table:table-cell table:style-name="ce8" table:formula="of:=AND([.G982]=[.B982];[.H982]&gt;=[.C982];[.I982]&lt;=[.D982])" office:value-type="boolean" office:boolean-value="true">
            <text:p>TRUE</text:p>
          </table:table-cell>
          <table:table-cell table:style-name="ce8" table:formula="of:=IF([.J982];&quot;&quot;;MAX([.C982]-[.H982];[.I982]-[.D98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3]=[.B982];[.C983]=[.C982];[.D983]=[.D982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28292">
            <text:p>59228292</text:p>
          </table:table-cell>
          <table:table-cell table:style-name="ce8" office:value-type="float" office:value="59228349">
            <text:p>59228349</text:p>
          </table:table-cell>
          <table:table-cell table:style-name="ce8" table:formula="of:=AND([.G983]=[.B983];[.H983]&gt;=[.C983];[.I983]&lt;=[.D983])" office:value-type="boolean" office:boolean-value="true">
            <text:p>TRUE</text:p>
          </table:table-cell>
          <table:table-cell table:style-name="ce8" table:formula="of:=IF([.J983];&quot;&quot;;MAX([.C983]-[.H983];[.I983]-[.D98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4]=[.B983];[.C984]=[.C983];[.D984]=[.D983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0782">
            <text:p>59230782</text:p>
          </table:table-cell>
          <table:table-cell table:style-name="ce8" office:value-type="float" office:value="59230919">
            <text:p>59230919</text:p>
          </table:table-cell>
          <table:table-cell table:style-name="ce8" table:formula="of:=AND([.G984]=[.B984];[.H984]&gt;=[.C984];[.I984]&lt;=[.D984])" office:value-type="boolean" office:boolean-value="true">
            <text:p>TRUE</text:p>
          </table:table-cell>
          <table:table-cell table:style-name="ce8" table:formula="of:=IF([.J984];&quot;&quot;;MAX([.C984]-[.H984];[.I984]-[.D98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5]=[.B984];[.C985]=[.C984];[.D985]=[.D984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0782">
            <text:p>59230782</text:p>
          </table:table-cell>
          <table:table-cell table:style-name="ce8" office:value-type="float" office:value="59230919">
            <text:p>59230919</text:p>
          </table:table-cell>
          <table:table-cell table:style-name="ce8" table:formula="of:=AND([.G985]=[.B985];[.H985]&gt;=[.C985];[.I985]&lt;=[.D985])" office:value-type="boolean" office:boolean-value="true">
            <text:p>TRUE</text:p>
          </table:table-cell>
          <table:table-cell table:style-name="ce8" table:formula="of:=IF([.J985];&quot;&quot;;MAX([.C985]-[.H985];[.I985]-[.D98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6]=[.B985];[.C986]=[.C985];[.D986]=[.D985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0782">
            <text:p>59230782</text:p>
          </table:table-cell>
          <table:table-cell table:style-name="ce8" office:value-type="float" office:value="59230919">
            <text:p>59230919</text:p>
          </table:table-cell>
          <table:table-cell table:style-name="ce8" table:formula="of:=AND([.G986]=[.B986];[.H986]&gt;=[.C986];[.I986]&lt;=[.D986])" office:value-type="boolean" office:boolean-value="true">
            <text:p>TRUE</text:p>
          </table:table-cell>
          <table:table-cell table:style-name="ce8" table:formula="of:=IF([.J986];&quot;&quot;;MAX([.C986]-[.H986];[.I986]-[.D98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7]=[.B986];[.C987]=[.C986];[.D987]=[.D986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3167">
            <text:p>59233167</text:p>
          </table:table-cell>
          <table:table-cell table:style-name="ce8" office:value-type="float" office:value="59233257">
            <text:p>59233257</text:p>
          </table:table-cell>
          <table:table-cell table:style-name="ce8" table:formula="of:=AND([.G987]=[.B987];[.H987]&gt;=[.C987];[.I987]&lt;=[.D987])" office:value-type="boolean" office:boolean-value="true">
            <text:p>TRUE</text:p>
          </table:table-cell>
          <table:table-cell table:style-name="ce8" table:formula="of:=IF([.J987];&quot;&quot;;MAX([.C987]-[.H987];[.I987]-[.D98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8]=[.B987];[.C988]=[.C987];[.D988]=[.D987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3167">
            <text:p>59233167</text:p>
          </table:table-cell>
          <table:table-cell table:style-name="ce8" office:value-type="float" office:value="59233257">
            <text:p>59233257</text:p>
          </table:table-cell>
          <table:table-cell table:style-name="ce8" table:formula="of:=AND([.G988]=[.B988];[.H988]&gt;=[.C988];[.I988]&lt;=[.D988])" office:value-type="boolean" office:boolean-value="true">
            <text:p>TRUE</text:p>
          </table:table-cell>
          <table:table-cell table:style-name="ce8" table:formula="of:=IF([.J988];&quot;&quot;;MAX([.C988]-[.H988];[.I988]-[.D98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89]=[.B988];[.C989]=[.C988];[.D989]=[.D988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33167">
            <text:p>59233167</text:p>
          </table:table-cell>
          <table:table-cell table:style-name="ce8" office:value-type="float" office:value="59233257">
            <text:p>59233257</text:p>
          </table:table-cell>
          <table:table-cell table:style-name="ce8" table:formula="of:=AND([.G989]=[.B989];[.H989]&gt;=[.C989];[.I989]&lt;=[.D989])" office:value-type="boolean" office:boolean-value="true">
            <text:p>TRUE</text:p>
          </table:table-cell>
          <table:table-cell table:style-name="ce8" table:formula="of:=IF([.J989];&quot;&quot;;MAX([.C989]-[.H989];[.I989]-[.D98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90]=[.B989];[.C990]=[.C989];[.D990]=[.D989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52483">
            <text:p>59252483</text:p>
          </table:table-cell>
          <table:table-cell table:style-name="ce8" office:value-type="float" office:value="59252550">
            <text:p>59252550</text:p>
          </table:table-cell>
          <table:table-cell table:style-name="ce8" table:formula="of:=AND([.G990]=[.B990];[.H990]&gt;=[.C990];[.I990]&lt;=[.D990])" office:value-type="boolean" office:boolean-value="true">
            <text:p>TRUE</text:p>
          </table:table-cell>
          <table:table-cell table:style-name="ce8" table:formula="of:=IF([.J990];&quot;&quot;;MAX([.C990]-[.H990];[.I990]-[.D99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91]=[.B990];[.C991]=[.C990];[.D991]=[.D990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52483">
            <text:p>59252483</text:p>
          </table:table-cell>
          <table:table-cell table:style-name="ce8" office:value-type="float" office:value="59252550">
            <text:p>59252550</text:p>
          </table:table-cell>
          <table:table-cell table:style-name="ce8" table:formula="of:=AND([.G991]=[.B991];[.H991]&gt;=[.C991];[.I991]&lt;=[.D991])" office:value-type="boolean" office:boolean-value="true">
            <text:p>TRUE</text:p>
          </table:table-cell>
          <table:table-cell table:style-name="ce8" table:formula="of:=IF([.J991];&quot;&quot;;MAX([.C991]-[.H991];[.I991]-[.D99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92]=[.B991];[.C992]=[.C991];[.D992]=[.D991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2371">
            <text:p>59272371</text:p>
          </table:table-cell>
          <table:table-cell table:style-name="ce8" office:value-type="float" office:value="59272463">
            <text:p>59272463</text:p>
          </table:table-cell>
          <table:table-cell table:style-name="ce8" table:formula="of:=AND([.G992]=[.B992];[.H992]&gt;=[.C992];[.I992]&lt;=[.D992])" office:value-type="boolean" office:boolean-value="true">
            <text:p>TRUE</text:p>
          </table:table-cell>
          <table:table-cell table:style-name="ce8" table:formula="of:=IF([.J992];&quot;&quot;;MAX([.C992]-[.H992];[.I992]-[.D99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93]=[.B992];[.C993]=[.C992];[.D993]=[.D992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2371">
            <text:p>59272371</text:p>
          </table:table-cell>
          <table:table-cell table:style-name="ce8" office:value-type="float" office:value="59272463">
            <text:p>59272463</text:p>
          </table:table-cell>
          <table:table-cell table:style-name="ce8" table:formula="of:=AND([.G993]=[.B993];[.H993]&gt;=[.C993];[.I993]&lt;=[.D993])" office:value-type="boolean" office:boolean-value="true">
            <text:p>TRUE</text:p>
          </table:table-cell>
          <table:table-cell table:style-name="ce8" table:formula="of:=IF([.J993];&quot;&quot;;MAX([.C993]-[.H993];[.I993]-[.D99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94]=[.B993];[.C994]=[.C993];[.D994]=[.D993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2371">
            <text:p>59272371</text:p>
          </table:table-cell>
          <table:table-cell table:style-name="ce8" office:value-type="float" office:value="59272463">
            <text:p>59272463</text:p>
          </table:table-cell>
          <table:table-cell table:style-name="ce8" table:formula="of:=AND([.G994]=[.B994];[.H994]&gt;=[.C994];[.I994]&lt;=[.D994])" office:value-type="boolean" office:boolean-value="true">
            <text:p>TRUE</text:p>
          </table:table-cell>
          <table:table-cell table:style-name="ce8" table:formula="of:=IF([.J994];&quot;&quot;;MAX([.C994]-[.H994];[.I994]-[.D99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95]=[.B994];[.C995]=[.C994];[.D995]=[.D994]);&quot;&quot;;&quot;new&quot;)">
            <text:p/>
          </table:table-cell>
          <table:table-cell table:style-name="ce3" office:value-type="string">
            <text:p>CCDS1477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4553">
            <text:p>59274553</text:p>
          </table:table-cell>
          <table:table-cell table:style-name="ce8" office:value-type="float" office:value="59274621">
            <text:p>59274621</text:p>
          </table:table-cell>
          <table:table-cell table:style-name="ce8" table:formula="of:=AND([.G995]=[.B995];[.H995]&gt;=[.C995];[.I995]&lt;=[.D995])" office:value-type="boolean" office:boolean-value="true">
            <text:p>TRUE</text:p>
          </table:table-cell>
          <table:table-cell table:style-name="ce8" table:formula="of:=IF([.J995];&quot;&quot;;MAX([.C995]-[.H995];[.I995]-[.D99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96]=[.B995];[.C996]=[.C995];[.D996]=[.D995]);&quot;&quot;;&quot;new&quot;)">
            <text:p/>
          </table:table-cell>
          <table:table-cell table:style-name="ce3" office:value-type="string">
            <text:p>CCDS4819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4553">
            <text:p>59274553</text:p>
          </table:table-cell>
          <table:table-cell table:style-name="ce8" office:value-type="float" office:value="59274621">
            <text:p>59274621</text:p>
          </table:table-cell>
          <table:table-cell table:style-name="ce8" table:formula="of:=AND([.G996]=[.B996];[.H996]&gt;=[.C996];[.I996]&lt;=[.D996])" office:value-type="boolean" office:boolean-value="true">
            <text:p>TRUE</text:p>
          </table:table-cell>
          <table:table-cell table:style-name="ce8" table:formula="of:=IF([.J996];&quot;&quot;;MAX([.C996]-[.H996];[.I996]-[.D99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6845">
            <text:p>6845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13949">
            <text:p>59213949</text:p>
          </table:table-cell>
          <table:table-cell table:style-name="ce8" office:value-type="float" office:value="59276439">
            <text:p>59276439</text:p>
          </table:table-cell>
          <table:table-cell table:style-name="ce13" table:formula="of:=IF(AND([.B997]=[.B996];[.C997]=[.C996];[.D997]=[.D996]);&quot;&quot;;&quot;new&quot;)">
            <text:p/>
          </table:table-cell>
          <table:table-cell table:style-name="ce3" office:value-type="string">
            <text:p>CCDS555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9274553">
            <text:p>59274553</text:p>
          </table:table-cell>
          <table:table-cell table:style-name="ce8" office:value-type="float" office:value="59274809">
            <text:p>59274809</text:p>
          </table:table-cell>
          <table:table-cell table:style-name="ce8" table:formula="of:=AND([.G997]=[.B997];[.H997]&gt;=[.C997];[.I997]&lt;=[.D997])" office:value-type="boolean" office:boolean-value="true">
            <text:p>TRUE</text:p>
          </table:table-cell>
          <table:table-cell table:style-name="ce8" table:formula="of:=IF([.J997];&quot;&quot;;MAX([.C997]-[.H997];[.I997]-[.D997]))">
            <text:p/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998]=[.B997];[.C998]=[.C997];[.D998]=[.D997]);&quot;&quot;;&quot;new&quot;)" office:value-type="string" office:string-value="new">
            <text:p>new</text:p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2356">
            <text:p>1712356</text:p>
          </table:table-cell>
          <table:table-cell table:style-name="ce7" office:value-type="float" office:value="1713117">
            <text:p>1713117</text:p>
          </table:table-cell>
          <table:table-cell table:style-name="ce7" table:formula="of:=AND([.G998]=[.B998];[.H998]&gt;=[.C998];[.I998]&lt;=[.D998])" office:value-type="boolean" office:boolean-value="true">
            <text:p>TRUE</text:p>
          </table:table-cell>
          <table:table-cell table:style-name="ce7" table:formula="of:=IF([.J998];&quot;&quot;;MAX([.C998]-[.H998];[.I998]-[.D998]))">
            <text:p/>
          </table:table-cell>
          <table:table-cell table:style-name="ce16" office:value-type="string">
            <text:p>two regions (X/Y) which each contain their respective transcripts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999]=[.B998];[.C999]=[.C998];[.D999]=[.D998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2356">
            <text:p>1712356</text:p>
          </table:table-cell>
          <table:table-cell table:style-name="ce7" office:value-type="float" office:value="1720487">
            <text:p>1720487</text:p>
          </table:table-cell>
          <table:table-cell table:style-name="ce7" table:formula="of:=AND([.G999]=[.B999];[.H999]&gt;=[.C999];[.I999]&lt;=[.D999])" office:value-type="boolean" office:boolean-value="true">
            <text:p>TRUE</text:p>
          </table:table-cell>
          <table:table-cell table:style-name="ce7" table:formula="of:=IF([.J999];&quot;&quot;;MAX([.C999]-[.H999];[.I999]-[.D99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1000]=[.B999];[.C1000]=[.C999];[.D1000]=[.D999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4277">
            <text:p>1714277</text:p>
          </table:table-cell>
          <table:table-cell table:style-name="ce7" office:value-type="float" office:value="1714425">
            <text:p>1714425</text:p>
          </table:table-cell>
          <table:table-cell table:style-name="ce7" table:formula="of:=AND([.G1000]=[.B1000];[.H1000]&gt;=[.C1000];[.I1000]&lt;=[.D1000])" office:value-type="boolean" office:boolean-value="true">
            <text:p>TRUE</text:p>
          </table:table-cell>
          <table:table-cell table:style-name="ce7" table:formula="of:=IF([.J1000];&quot;&quot;;MAX([.C1000]-[.H1000];[.I1000]-[.D100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1001]=[.B1000];[.C1001]=[.C1000];[.D1001]=[.D1000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8085">
            <text:p>1718085</text:p>
          </table:table-cell>
          <table:table-cell table:style-name="ce7" office:value-type="float" office:value="1718325">
            <text:p>1718325</text:p>
          </table:table-cell>
          <table:table-cell table:style-name="ce7" table:formula="of:=AND([.G1001]=[.B1001];[.H1001]&gt;=[.C1001];[.I1001]&lt;=[.D1001])" office:value-type="boolean" office:boolean-value="true">
            <text:p>TRUE</text:p>
          </table:table-cell>
          <table:table-cell table:style-name="ce7" table:formula="of:=IF([.J1001];&quot;&quot;;MAX([.C1001]-[.H1001];[.I1001]-[.D100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1002]=[.B1001];[.C1002]=[.C1001];[.D1002]=[.D1001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9552">
            <text:p>1719552</text:p>
          </table:table-cell>
          <table:table-cell table:style-name="ce7" office:value-type="float" office:value="1720487">
            <text:p>1720487</text:p>
          </table:table-cell>
          <table:table-cell table:style-name="ce7" table:formula="of:=AND([.G1002]=[.B1002];[.H1002]&gt;=[.C1002];[.I1002]&lt;=[.D1002])" office:value-type="boolean" office:boolean-value="true">
            <text:p>TRUE</text:p>
          </table:table-cell>
          <table:table-cell table:style-name="ce7" table:formula="of:=IF([.J1002];&quot;&quot;;MAX([.C1002]-[.H1002];[.I1002]-[.D100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1003]=[.B1002];[.C1003]=[.C1002];[.D1003]=[.D1002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2356">
            <text:p>1662356</text:p>
          </table:table-cell>
          <table:table-cell table:style-name="ce7" office:value-type="float" office:value="1663117">
            <text:p>1663117</text:p>
          </table:table-cell>
          <table:table-cell table:style-name="ce7" table:formula="of:=AND([.G1003]=[.B1003];[.H1003]&gt;=[.C1003];[.I1003]&lt;=[.D1003])" office:value-type="boolean" office:boolean-value="false">
            <text:p>FALSE</text:p>
          </table:table-cell>
          <table:table-cell table:style-name="ce7" table:formula="of:=IF([.J1003];&quot;&quot;;MAX([.C1003]-[.H1003];[.I1003]-[.D1003]))" office:value-type="float" office:value="48130">
            <text:p>4813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1004]=[.B1003];[.C1004]=[.C1003];[.D1004]=[.D1003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2356">
            <text:p>1662356</text:p>
          </table:table-cell>
          <table:table-cell table:style-name="ce7" office:value-type="float" office:value="1670487">
            <text:p>1670487</text:p>
          </table:table-cell>
          <table:table-cell table:style-name="ce7" table:formula="of:=AND([.G1004]=[.B1004];[.H1004]&gt;=[.C1004];[.I1004]&lt;=[.D1004])" office:value-type="boolean" office:boolean-value="false">
            <text:p>FALSE</text:p>
          </table:table-cell>
          <table:table-cell table:style-name="ce7" table:formula="of:=IF([.J1004];&quot;&quot;;MAX([.C1004]-[.H1004];[.I1004]-[.D1004]))" office:value-type="float" office:value="48130">
            <text:p>4813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1005]=[.B1004];[.C1005]=[.C1004];[.D1005]=[.D1004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4277">
            <text:p>1664277</text:p>
          </table:table-cell>
          <table:table-cell table:style-name="ce7" office:value-type="float" office:value="1664425">
            <text:p>1664425</text:p>
          </table:table-cell>
          <table:table-cell table:style-name="ce7" table:formula="of:=AND([.G1005]=[.B1005];[.H1005]&gt;=[.C1005];[.I1005]&lt;=[.D1005])" office:value-type="boolean" office:boolean-value="false">
            <text:p>FALSE</text:p>
          </table:table-cell>
          <table:table-cell table:style-name="ce7" table:formula="of:=IF([.J1005];&quot;&quot;;MAX([.C1005]-[.H1005];[.I1005]-[.D1005]))" office:value-type="float" office:value="46209">
            <text:p>4620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1006]=[.B1005];[.C1006]=[.C1005];[.D1006]=[.D1005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8085">
            <text:p>1668085</text:p>
          </table:table-cell>
          <table:table-cell table:style-name="ce7" office:value-type="float" office:value="1668325">
            <text:p>1668325</text:p>
          </table:table-cell>
          <table:table-cell table:style-name="ce7" table:formula="of:=AND([.G1006]=[.B1006];[.H1006]&gt;=[.C1006];[.I1006]&lt;=[.D1006])" office:value-type="boolean" office:boolean-value="false">
            <text:p>FALSE</text:p>
          </table:table-cell>
          <table:table-cell table:style-name="ce7" table:formula="of:=IF([.J1006];&quot;&quot;;MAX([.C1006]-[.H1006];[.I1006]-[.D1006]))" office:value-type="float" office:value="42401">
            <text:p>4240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0486">
            <text:p>1710486</text:p>
          </table:table-cell>
          <table:table-cell table:style-name="ce7" office:value-type="float" office:value="1721413">
            <text:p>1721413</text:p>
          </table:table-cell>
          <table:table-cell table:style-name="ce12" table:formula="of:=IF(AND([.B1007]=[.B1006];[.C1007]=[.C1006];[.D1007]=[.D1006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9552">
            <text:p>1669552</text:p>
          </table:table-cell>
          <table:table-cell table:style-name="ce7" office:value-type="float" office:value="1670487">
            <text:p>1670487</text:p>
          </table:table-cell>
          <table:table-cell table:style-name="ce7" table:formula="of:=AND([.G1007]=[.B1007];[.H1007]&gt;=[.C1007];[.I1007]&lt;=[.D1007])" office:value-type="boolean" office:boolean-value="false">
            <text:p>FALSE</text:p>
          </table:table-cell>
          <table:table-cell table:style-name="ce7" table:formula="of:=IF([.J1007];&quot;&quot;;MAX([.C1007]-[.H1007];[.I1007]-[.D1007]))" office:value-type="float" office:value="40934">
            <text:p>4093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08]=[.B1007];[.C1008]=[.C1007];[.D1008]=[.D1007]);&quot;&quot;;&quot;new&quot;)" office:value-type="string" office:string-value="new">
            <text:p>new</text:p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2356">
            <text:p>1712356</text:p>
          </table:table-cell>
          <table:table-cell table:style-name="ce7" office:value-type="float" office:value="1713117">
            <text:p>1713117</text:p>
          </table:table-cell>
          <table:table-cell table:style-name="ce7" table:formula="of:=AND([.G1008]=[.B1008];[.H1008]&gt;=[.C1008];[.I1008]&lt;=[.D1008])" office:value-type="boolean" office:boolean-value="false">
            <text:p>FALSE</text:p>
          </table:table-cell>
          <table:table-cell table:style-name="ce7" table:formula="of:=IF([.J1008];&quot;&quot;;MAX([.C1008]-[.H1008];[.I1008]-[.D1008]))" office:value-type="float" office:value="41704">
            <text:p>4170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09]=[.B1008];[.C1009]=[.C1008];[.D1009]=[.D1008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2356">
            <text:p>1712356</text:p>
          </table:table-cell>
          <table:table-cell table:style-name="ce7" office:value-type="float" office:value="1720487">
            <text:p>1720487</text:p>
          </table:table-cell>
          <table:table-cell table:style-name="ce7" table:formula="of:=AND([.G1009]=[.B1009];[.H1009]&gt;=[.C1009];[.I1009]&lt;=[.D1009])" office:value-type="boolean" office:boolean-value="false">
            <text:p>FALSE</text:p>
          </table:table-cell>
          <table:table-cell table:style-name="ce7" table:formula="of:=IF([.J1009];&quot;&quot;;MAX([.C1009]-[.H1009];[.I1009]-[.D1009]))" office:value-type="float" office:value="49074">
            <text:p>4907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10]=[.B1009];[.C1010]=[.C1009];[.D1010]=[.D1009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4277">
            <text:p>1714277</text:p>
          </table:table-cell>
          <table:table-cell table:style-name="ce7" office:value-type="float" office:value="1714425">
            <text:p>1714425</text:p>
          </table:table-cell>
          <table:table-cell table:style-name="ce7" table:formula="of:=AND([.G1010]=[.B1010];[.H1010]&gt;=[.C1010];[.I1010]&lt;=[.D1010])" office:value-type="boolean" office:boolean-value="false">
            <text:p>FALSE</text:p>
          </table:table-cell>
          <table:table-cell table:style-name="ce7" table:formula="of:=IF([.J1010];&quot;&quot;;MAX([.C1010]-[.H1010];[.I1010]-[.D1010]))" office:value-type="float" office:value="43012">
            <text:p>4301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11]=[.B1010];[.C1011]=[.C1010];[.D1011]=[.D1010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8085">
            <text:p>1718085</text:p>
          </table:table-cell>
          <table:table-cell table:style-name="ce7" office:value-type="float" office:value="1718325">
            <text:p>1718325</text:p>
          </table:table-cell>
          <table:table-cell table:style-name="ce7" table:formula="of:=AND([.G1011]=[.B1011];[.H1011]&gt;=[.C1011];[.I1011]&lt;=[.D1011])" office:value-type="boolean" office:boolean-value="false">
            <text:p>FALSE</text:p>
          </table:table-cell>
          <table:table-cell table:style-name="ce7" table:formula="of:=IF([.J1011];&quot;&quot;;MAX([.C1011]-[.H1011];[.I1011]-[.D1011]))" office:value-type="float" office:value="46912">
            <text:p>4691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12]=[.B1011];[.C1012]=[.C1011];[.D1012]=[.D1011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719552">
            <text:p>1719552</text:p>
          </table:table-cell>
          <table:table-cell table:style-name="ce7" office:value-type="float" office:value="1720487">
            <text:p>1720487</text:p>
          </table:table-cell>
          <table:table-cell table:style-name="ce7" table:formula="of:=AND([.G1012]=[.B1012];[.H1012]&gt;=[.C1012];[.I1012]&lt;=[.D1012])" office:value-type="boolean" office:boolean-value="false">
            <text:p>FALSE</text:p>
          </table:table-cell>
          <table:table-cell table:style-name="ce7" table:formula="of:=IF([.J1012];&quot;&quot;;MAX([.C1012]-[.H1012];[.I1012]-[.D1012]))" office:value-type="float" office:value="49074">
            <text:p>4907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13]=[.B1012];[.C1013]=[.C1012];[.D1013]=[.D1012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2356">
            <text:p>1662356</text:p>
          </table:table-cell>
          <table:table-cell table:style-name="ce7" office:value-type="float" office:value="1663117">
            <text:p>1663117</text:p>
          </table:table-cell>
          <table:table-cell table:style-name="ce7" table:formula="of:=AND([.G1013]=[.B1013];[.H1013]&gt;=[.C1013];[.I1013]&lt;=[.D1013])" office:value-type="boolean" office:boolean-value="true">
            <text:p>TRUE</text:p>
          </table:table-cell>
          <table:table-cell table:style-name="ce7" table:formula="of:=IF([.J1013];&quot;&quot;;MAX([.C1013]-[.H1013];[.I1013]-[.D101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14]=[.B1013];[.C1014]=[.C1013];[.D1014]=[.D1013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2356">
            <text:p>1662356</text:p>
          </table:table-cell>
          <table:table-cell table:style-name="ce7" office:value-type="float" office:value="1670487">
            <text:p>1670487</text:p>
          </table:table-cell>
          <table:table-cell table:style-name="ce7" table:formula="of:=AND([.G1014]=[.B1014];[.H1014]&gt;=[.C1014];[.I1014]&lt;=[.D1014])" office:value-type="boolean" office:boolean-value="true">
            <text:p>TRUE</text:p>
          </table:table-cell>
          <table:table-cell table:style-name="ce7" table:formula="of:=IF([.J1014];&quot;&quot;;MAX([.C1014]-[.H1014];[.I1014]-[.D101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15]=[.B1014];[.C1015]=[.C1014];[.D1015]=[.D1014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4277">
            <text:p>1664277</text:p>
          </table:table-cell>
          <table:table-cell table:style-name="ce7" office:value-type="float" office:value="1664425">
            <text:p>1664425</text:p>
          </table:table-cell>
          <table:table-cell table:style-name="ce7" table:formula="of:=AND([.G1015]=[.B1015];[.H1015]&gt;=[.C1015];[.I1015]&lt;=[.D1015])" office:value-type="boolean" office:boolean-value="true">
            <text:p>TRUE</text:p>
          </table:table-cell>
          <table:table-cell table:style-name="ce7" table:formula="of:=IF([.J1015];&quot;&quot;;MAX([.C1015]-[.H1015];[.I1015]-[.D101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16]=[.B1015];[.C1016]=[.C1015];[.D1016]=[.D1015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8085">
            <text:p>1668085</text:p>
          </table:table-cell>
          <table:table-cell table:style-name="ce7" office:value-type="float" office:value="1668325">
            <text:p>1668325</text:p>
          </table:table-cell>
          <table:table-cell table:style-name="ce7" table:formula="of:=AND([.G1016]=[.B1016];[.H1016]&gt;=[.C1016];[.I1016]&lt;=[.D1016])" office:value-type="boolean" office:boolean-value="true">
            <text:p>TRUE</text:p>
          </table:table-cell>
          <table:table-cell table:style-name="ce7" table:formula="of:=IF([.J1016];&quot;&quot;;MAX([.C1016]-[.H1016];[.I1016]-[.D101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227">
            <text:p>822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0486">
            <text:p>1660486</text:p>
          </table:table-cell>
          <table:table-cell table:style-name="ce7" office:value-type="float" office:value="1671413">
            <text:p>1671413</text:p>
          </table:table-cell>
          <table:table-cell table:style-name="ce12" table:formula="of:=IF(AND([.B1017]=[.B1016];[.C1017]=[.C1016];[.D1017]=[.D1016]);&quot;&quot;;&quot;new&quot;)">
            <text:p/>
          </table:table-cell>
          <table:table-cell table:style-name="ce2" office:value-type="string">
            <text:p>CCDS14116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669552">
            <text:p>1669552</text:p>
          </table:table-cell>
          <table:table-cell table:style-name="ce7" office:value-type="float" office:value="1670487">
            <text:p>1670487</text:p>
          </table:table-cell>
          <table:table-cell table:style-name="ce7" table:formula="of:=AND([.G1017]=[.B1017];[.H1017]&gt;=[.C1017];[.I1017]&lt;=[.D1017])" office:value-type="boolean" office:boolean-value="true">
            <text:p>TRUE</text:p>
          </table:table-cell>
          <table:table-cell table:style-name="ce7" table:formula="of:=IF([.J1017];&quot;&quot;;MAX([.C1017]-[.H1017];[.I1017]-[.D1017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18]=[.B1017];[.C1018]=[.C1017];[.D1018]=[.D1017]);&quot;&quot;;&quot;new&quot;)" office:value-type="string" office:string-value="new">
            <text:p>new</text:p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50">
            <text:p>197518150</text:p>
          </table:table-cell>
          <table:table-cell table:style-name="ce8" office:value-type="float" office:value="197518411">
            <text:p>197518411</text:p>
          </table:table-cell>
          <table:table-cell table:style-name="ce8" table:formula="of:=AND([.G1018]=[.B1018];[.H1018]&gt;=[.C1018];[.I1018]&lt;=[.D1018])" office:value-type="boolean" office:boolean-value="true">
            <text:p>TRUE</text:p>
          </table:table-cell>
          <table:table-cell table:style-name="ce8" table:formula="of:=IF([.J1018];&quot;&quot;;MAX([.C1018]-[.H1018];[.I1018]-[.D1018]))">
            <text:p/>
          </table:table-cell>
          <table:table-cell table:style-name="ce17" office:value-type="string">
            <text:p>two nearby regions, but one contains all matching transcripts while the other contains none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19]=[.B1018];[.C1019]=[.C1018];[.D1019]=[.D1018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50">
            <text:p>197518150</text:p>
          </table:table-cell>
          <table:table-cell table:style-name="ce8" office:value-type="float" office:value="197598342">
            <text:p>197598342</text:p>
          </table:table-cell>
          <table:table-cell table:style-name="ce8" table:formula="of:=AND([.G1019]=[.B1019];[.H1019]&gt;=[.C1019];[.I1019]&lt;=[.D1019])" office:value-type="boolean" office:boolean-value="true">
            <text:p>TRUE</text:p>
          </table:table-cell>
          <table:table-cell table:style-name="ce8" table:formula="of:=IF([.J1019];&quot;&quot;;MAX([.C1019]-[.H1019];[.I1019]-[.D101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0]=[.B1019];[.C1020]=[.C1019];[.D1020]=[.D1019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41779">
            <text:p>197541779</text:p>
          </table:table-cell>
          <table:table-cell table:style-name="ce8" office:value-type="float" office:value="197541923">
            <text:p>197541923</text:p>
          </table:table-cell>
          <table:table-cell table:style-name="ce8" table:formula="of:=AND([.G1020]=[.B1020];[.H1020]&gt;=[.C1020];[.I1020]&lt;=[.D1020])" office:value-type="boolean" office:boolean-value="true">
            <text:p>TRUE</text:p>
          </table:table-cell>
          <table:table-cell table:style-name="ce8" table:formula="of:=IF([.J1020];&quot;&quot;;MAX([.C1020]-[.H1020];[.I1020]-[.D102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1]=[.B1020];[.C1021]=[.C1020];[.D1021]=[.D1020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44047">
            <text:p>197544047</text:p>
          </table:table-cell>
          <table:table-cell table:style-name="ce8" office:value-type="float" office:value="197544173">
            <text:p>197544173</text:p>
          </table:table-cell>
          <table:table-cell table:style-name="ce8" table:formula="of:=AND([.G1021]=[.B1021];[.H1021]&gt;=[.C1021];[.I1021]&lt;=[.D1021])" office:value-type="boolean" office:boolean-value="true">
            <text:p>TRUE</text:p>
          </table:table-cell>
          <table:table-cell table:style-name="ce8" table:formula="of:=IF([.J1021];&quot;&quot;;MAX([.C1021]-[.H1021];[.I1021]-[.D102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2]=[.B1021];[.C1022]=[.C1021];[.D1022]=[.D1021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47196">
            <text:p>197547196</text:p>
          </table:table-cell>
          <table:table-cell table:style-name="ce8" office:value-type="float" office:value="197547301">
            <text:p>197547301</text:p>
          </table:table-cell>
          <table:table-cell table:style-name="ce8" table:formula="of:=AND([.G1022]=[.B1022];[.H1022]&gt;=[.C1022];[.I1022]&lt;=[.D1022])" office:value-type="boolean" office:boolean-value="true">
            <text:p>TRUE</text:p>
          </table:table-cell>
          <table:table-cell table:style-name="ce8" table:formula="of:=IF([.J1022];&quot;&quot;;MAX([.C1022]-[.H1022];[.I1022]-[.D102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3]=[.B1022];[.C1023]=[.C1022];[.D1023]=[.D1022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53749">
            <text:p>197553749</text:p>
          </table:table-cell>
          <table:table-cell table:style-name="ce8" office:value-type="float" office:value="197553885">
            <text:p>197553885</text:p>
          </table:table-cell>
          <table:table-cell table:style-name="ce8" table:formula="of:=AND([.G1023]=[.B1023];[.H1023]&gt;=[.C1023];[.I1023]&lt;=[.D1023])" office:value-type="boolean" office:boolean-value="true">
            <text:p>TRUE</text:p>
          </table:table-cell>
          <table:table-cell table:style-name="ce8" table:formula="of:=IF([.J1023];&quot;&quot;;MAX([.C1023]-[.H1023];[.I1023]-[.D102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4]=[.B1023];[.C1024]=[.C1023];[.D1024]=[.D1023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56435">
            <text:p>197556435</text:p>
          </table:table-cell>
          <table:table-cell table:style-name="ce8" office:value-type="float" office:value="197556544">
            <text:p>197556544</text:p>
          </table:table-cell>
          <table:table-cell table:style-name="ce8" table:formula="of:=AND([.G1024]=[.B1024];[.H1024]&gt;=[.C1024];[.I1024]&lt;=[.D1024])" office:value-type="boolean" office:boolean-value="true">
            <text:p>TRUE</text:p>
          </table:table-cell>
          <table:table-cell table:style-name="ce8" table:formula="of:=IF([.J1024];&quot;&quot;;MAX([.C1024]-[.H1024];[.I1024]-[.D102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5]=[.B1024];[.C1025]=[.C1024];[.D1025]=[.D1024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57641">
            <text:p>197557641</text:p>
          </table:table-cell>
          <table:table-cell table:style-name="ce8" office:value-type="float" office:value="197557734">
            <text:p>197557734</text:p>
          </table:table-cell>
          <table:table-cell table:style-name="ce8" table:formula="of:=AND([.G1025]=[.B1025];[.H1025]&gt;=[.C1025];[.I1025]&lt;=[.D1025])" office:value-type="boolean" office:boolean-value="true">
            <text:p>TRUE</text:p>
          </table:table-cell>
          <table:table-cell table:style-name="ce8" table:formula="of:=IF([.J1025];&quot;&quot;;MAX([.C1025]-[.H1025];[.I1025]-[.D102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6]=[.B1025];[.C1026]=[.C1025];[.D1026]=[.D1025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59068">
            <text:p>197559068</text:p>
          </table:table-cell>
          <table:table-cell table:style-name="ce8" office:value-type="float" office:value="197559188">
            <text:p>197559188</text:p>
          </table:table-cell>
          <table:table-cell table:style-name="ce8" table:formula="of:=AND([.G1026]=[.B1026];[.H1026]&gt;=[.C1026];[.I1026]&lt;=[.D1026])" office:value-type="boolean" office:boolean-value="true">
            <text:p>TRUE</text:p>
          </table:table-cell>
          <table:table-cell table:style-name="ce8" table:formula="of:=IF([.J1026];&quot;&quot;;MAX([.C1026]-[.H1026];[.I1026]-[.D102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7]=[.B1026];[.C1027]=[.C1026];[.D1027]=[.D1026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62545">
            <text:p>197562545</text:p>
          </table:table-cell>
          <table:table-cell table:style-name="ce8" office:value-type="float" office:value="197562693">
            <text:p>197562693</text:p>
          </table:table-cell>
          <table:table-cell table:style-name="ce8" table:formula="of:=AND([.G1027]=[.B1027];[.H1027]&gt;=[.C1027];[.I1027]&lt;=[.D1027])" office:value-type="boolean" office:boolean-value="true">
            <text:p>TRUE</text:p>
          </table:table-cell>
          <table:table-cell table:style-name="ce8" table:formula="of:=IF([.J1027];&quot;&quot;;MAX([.C1027]-[.H1027];[.I1027]-[.D102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8]=[.B1027];[.C1028]=[.C1027];[.D1028]=[.D1027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66192">
            <text:p>197566192</text:p>
          </table:table-cell>
          <table:table-cell table:style-name="ce8" office:value-type="float" office:value="197566268">
            <text:p>197566268</text:p>
          </table:table-cell>
          <table:table-cell table:style-name="ce8" table:formula="of:=AND([.G1028]=[.B1028];[.H1028]&gt;=[.C1028];[.I1028]&lt;=[.D1028])" office:value-type="boolean" office:boolean-value="true">
            <text:p>TRUE</text:p>
          </table:table-cell>
          <table:table-cell table:style-name="ce8" table:formula="of:=IF([.J1028];&quot;&quot;;MAX([.C1028]-[.H1028];[.I1028]-[.D1028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29]=[.B1028];[.C1029]=[.C1028];[.D1029]=[.D1028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74280">
            <text:p>197574280</text:p>
          </table:table-cell>
          <table:table-cell table:style-name="ce8" office:value-type="float" office:value="197574331">
            <text:p>197574331</text:p>
          </table:table-cell>
          <table:table-cell table:style-name="ce8" table:formula="of:=AND([.G1029]=[.B1029];[.H1029]&gt;=[.C1029];[.I1029]&lt;=[.D1029])" office:value-type="boolean" office:boolean-value="true">
            <text:p>TRUE</text:p>
          </table:table-cell>
          <table:table-cell table:style-name="ce8" table:formula="of:=IF([.J1029];&quot;&quot;;MAX([.C1029]-[.H1029];[.I1029]-[.D102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30]=[.B1029];[.C1030]=[.C1029];[.D1030]=[.D1029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74743">
            <text:p>197574743</text:p>
          </table:table-cell>
          <table:table-cell table:style-name="ce8" office:value-type="float" office:value="197574892">
            <text:p>197574892</text:p>
          </table:table-cell>
          <table:table-cell table:style-name="ce8" table:formula="of:=AND([.G1030]=[.B1030];[.H1030]&gt;=[.C1030];[.I1030]&lt;=[.D1030])" office:value-type="boolean" office:boolean-value="true">
            <text:p>TRUE</text:p>
          </table:table-cell>
          <table:table-cell table:style-name="ce8" table:formula="of:=IF([.J1030];&quot;&quot;;MAX([.C1030]-[.H1030];[.I1030]-[.D1030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31]=[.B1030];[.C1031]=[.C1030];[.D1031]=[.D1030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79432">
            <text:p>197579432</text:p>
          </table:table-cell>
          <table:table-cell table:style-name="ce8" office:value-type="float" office:value="197579491">
            <text:p>197579491</text:p>
          </table:table-cell>
          <table:table-cell table:style-name="ce8" table:formula="of:=AND([.G1031]=[.B1031];[.H1031]&gt;=[.C1031];[.I1031]&lt;=[.D1031])" office:value-type="boolean" office:boolean-value="true">
            <text:p>TRUE</text:p>
          </table:table-cell>
          <table:table-cell table:style-name="ce8" table:formula="of:=IF([.J1031];&quot;&quot;;MAX([.C1031]-[.H1031];[.I1031]-[.D1031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32]=[.B1031];[.C1032]=[.C1031];[.D1032]=[.D1031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81263">
            <text:p>197581263</text:p>
          </table:table-cell>
          <table:table-cell table:style-name="ce8" office:value-type="float" office:value="197581316">
            <text:p>197581316</text:p>
          </table:table-cell>
          <table:table-cell table:style-name="ce8" table:formula="of:=AND([.G1032]=[.B1032];[.H1032]&gt;=[.C1032];[.I1032]&lt;=[.D1032])" office:value-type="boolean" office:boolean-value="true">
            <text:p>TRUE</text:p>
          </table:table-cell>
          <table:table-cell table:style-name="ce8" table:formula="of:=IF([.J1032];&quot;&quot;;MAX([.C1032]-[.H1032];[.I1032]-[.D1032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33]=[.B1032];[.C1033]=[.C1032];[.D1033]=[.D1032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85705">
            <text:p>197585705</text:p>
          </table:table-cell>
          <table:table-cell table:style-name="ce8" office:value-type="float" office:value="197585776">
            <text:p>197585776</text:p>
          </table:table-cell>
          <table:table-cell table:style-name="ce8" table:formula="of:=AND([.G1033]=[.B1033];[.H1033]&gt;=[.C1033];[.I1033]&lt;=[.D1033])" office:value-type="boolean" office:boolean-value="true">
            <text:p>TRUE</text:p>
          </table:table-cell>
          <table:table-cell table:style-name="ce8" table:formula="of:=IF([.J1033];&quot;&quot;;MAX([.C1033]-[.H1033];[.I1033]-[.D1033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34]=[.B1033];[.C1034]=[.C1033];[.D1034]=[.D1033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92294">
            <text:p>197592294</text:p>
          </table:table-cell>
          <table:table-cell table:style-name="ce8" office:value-type="float" office:value="197592342">
            <text:p>197592342</text:p>
          </table:table-cell>
          <table:table-cell table:style-name="ce8" table:formula="of:=AND([.G1034]=[.B1034];[.H1034]&gt;=[.C1034];[.I1034]&lt;=[.D1034])" office:value-type="boolean" office:boolean-value="true">
            <text:p>TRUE</text:p>
          </table:table-cell>
          <table:table-cell table:style-name="ce8" table:formula="of:=IF([.J1034];&quot;&quot;;MAX([.C1034]-[.H1034];[.I1034]-[.D103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35]=[.B1034];[.C1035]=[.C1034];[.D1035]=[.D1034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92983">
            <text:p>197592983</text:p>
          </table:table-cell>
          <table:table-cell table:style-name="ce8" office:value-type="float" office:value="197593090">
            <text:p>197593090</text:p>
          </table:table-cell>
          <table:table-cell table:style-name="ce8" table:formula="of:=AND([.G1035]=[.B1035];[.H1035]&gt;=[.C1035];[.I1035]&lt;=[.D1035])" office:value-type="boolean" office:boolean-value="true">
            <text:p>TRUE</text:p>
          </table:table-cell>
          <table:table-cell table:style-name="ce8" table:formula="of:=IF([.J1035];&quot;&quot;;MAX([.C1035]-[.H1035];[.I1035]-[.D1035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36]=[.B1035];[.C1036]=[.C1035];[.D1036]=[.D1035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97031">
            <text:p>197597031</text:p>
          </table:table-cell>
          <table:table-cell table:style-name="ce8" office:value-type="float" office:value="197597149">
            <text:p>197597149</text:p>
          </table:table-cell>
          <table:table-cell table:style-name="ce8" table:formula="of:=AND([.G1036]=[.B1036];[.H1036]&gt;=[.C1036];[.I1036]&lt;=[.D1036])" office:value-type="boolean" office:boolean-value="true">
            <text:p>TRUE</text:p>
          </table:table-cell>
          <table:table-cell table:style-name="ce8" table:formula="of:=IF([.J1036];&quot;&quot;;MAX([.C1036]-[.H1036];[.I1036]-[.D1036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45">
            <text:p>197518145</text:p>
          </table:table-cell>
          <table:table-cell table:style-name="ce8" office:value-type="float" office:value="197598456">
            <text:p>197598456</text:p>
          </table:table-cell>
          <table:table-cell table:style-name="ce13" table:formula="of:=IF(AND([.B1037]=[.B1036];[.C1037]=[.C1036];[.D1037]=[.D1036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98196">
            <text:p>197598196</text:p>
          </table:table-cell>
          <table:table-cell table:style-name="ce8" office:value-type="float" office:value="197598342">
            <text:p>197598342</text:p>
          </table:table-cell>
          <table:table-cell table:style-name="ce8" table:formula="of:=AND([.G1037]=[.B1037];[.H1037]&gt;=[.C1037];[.I1037]&lt;=[.D1037])" office:value-type="boolean" office:boolean-value="true">
            <text:p>TRUE</text:p>
          </table:table-cell>
          <table:table-cell table:style-name="ce8" table:formula="of:=IF([.J1037];&quot;&quot;;MAX([.C1037]-[.H1037];[.I1037]-[.D1037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38]=[.B1037];[.C1038]=[.C1037];[.D1038]=[.D1037]);&quot;&quot;;&quot;new&quot;)" office:value-type="string" office:string-value="new">
            <text:p>new</text:p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50">
            <text:p>197518150</text:p>
          </table:table-cell>
          <table:table-cell table:style-name="ce8" office:value-type="float" office:value="197518411">
            <text:p>197518411</text:p>
          </table:table-cell>
          <table:table-cell table:style-name="ce8" table:formula="of:=AND([.G1038]=[.B1038];[.H1038]&gt;=[.C1038];[.I1038]&lt;=[.D1038])" office:value-type="boolean" office:boolean-value="false">
            <text:p>FALSE</text:p>
          </table:table-cell>
          <table:table-cell table:style-name="ce8" table:formula="of:=IF([.J1038];&quot;&quot;;MAX([.C1038]-[.H1038];[.I1038]-[.D1038]))" office:value-type="float" office:value="90838">
            <text:p>9083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39]=[.B1038];[.C1039]=[.C1038];[.D1039]=[.D1038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18150">
            <text:p>197518150</text:p>
          </table:table-cell>
          <table:table-cell table:style-name="ce8" office:value-type="float" office:value="197598342">
            <text:p>197598342</text:p>
          </table:table-cell>
          <table:table-cell table:style-name="ce8" table:formula="of:=AND([.G1039]=[.B1039];[.H1039]&gt;=[.C1039];[.I1039]&lt;=[.D1039])" office:value-type="boolean" office:boolean-value="false">
            <text:p>FALSE</text:p>
          </table:table-cell>
          <table:table-cell table:style-name="ce8" table:formula="of:=IF([.J1039];&quot;&quot;;MAX([.C1039]-[.H1039];[.I1039]-[.D1039]))" office:value-type="float" office:value="90838">
            <text:p>9083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0]=[.B1039];[.C1040]=[.C1039];[.D1040]=[.D1039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41779">
            <text:p>197541779</text:p>
          </table:table-cell>
          <table:table-cell table:style-name="ce8" office:value-type="float" office:value="197541923">
            <text:p>197541923</text:p>
          </table:table-cell>
          <table:table-cell table:style-name="ce8" table:formula="of:=AND([.G1040]=[.B1040];[.H1040]&gt;=[.C1040];[.I1040]&lt;=[.D1040])" office:value-type="boolean" office:boolean-value="false">
            <text:p>FALSE</text:p>
          </table:table-cell>
          <table:table-cell table:style-name="ce8" table:formula="of:=IF([.J1040];&quot;&quot;;MAX([.C1040]-[.H1040];[.I1040]-[.D1040]))" office:value-type="float" office:value="67209">
            <text:p>6720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1]=[.B1040];[.C1041]=[.C1040];[.D1041]=[.D1040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44047">
            <text:p>197544047</text:p>
          </table:table-cell>
          <table:table-cell table:style-name="ce8" office:value-type="float" office:value="197544173">
            <text:p>197544173</text:p>
          </table:table-cell>
          <table:table-cell table:style-name="ce8" table:formula="of:=AND([.G1041]=[.B1041];[.H1041]&gt;=[.C1041];[.I1041]&lt;=[.D1041])" office:value-type="boolean" office:boolean-value="false">
            <text:p>FALSE</text:p>
          </table:table-cell>
          <table:table-cell table:style-name="ce8" table:formula="of:=IF([.J1041];&quot;&quot;;MAX([.C1041]-[.H1041];[.I1041]-[.D1041]))" office:value-type="float" office:value="64941">
            <text:p>64941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2]=[.B1041];[.C1042]=[.C1041];[.D1042]=[.D1041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47196">
            <text:p>197547196</text:p>
          </table:table-cell>
          <table:table-cell table:style-name="ce8" office:value-type="float" office:value="197547301">
            <text:p>197547301</text:p>
          </table:table-cell>
          <table:table-cell table:style-name="ce8" table:formula="of:=AND([.G1042]=[.B1042];[.H1042]&gt;=[.C1042];[.I1042]&lt;=[.D1042])" office:value-type="boolean" office:boolean-value="false">
            <text:p>FALSE</text:p>
          </table:table-cell>
          <table:table-cell table:style-name="ce8" table:formula="of:=IF([.J1042];&quot;&quot;;MAX([.C1042]-[.H1042];[.I1042]-[.D1042]))" office:value-type="float" office:value="61792">
            <text:p>6179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3]=[.B1042];[.C1043]=[.C1042];[.D1043]=[.D1042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53749">
            <text:p>197553749</text:p>
          </table:table-cell>
          <table:table-cell table:style-name="ce8" office:value-type="float" office:value="197553885">
            <text:p>197553885</text:p>
          </table:table-cell>
          <table:table-cell table:style-name="ce8" table:formula="of:=AND([.G1043]=[.B1043];[.H1043]&gt;=[.C1043];[.I1043]&lt;=[.D1043])" office:value-type="boolean" office:boolean-value="false">
            <text:p>FALSE</text:p>
          </table:table-cell>
          <table:table-cell table:style-name="ce8" table:formula="of:=IF([.J1043];&quot;&quot;;MAX([.C1043]-[.H1043];[.I1043]-[.D1043]))" office:value-type="float" office:value="55239">
            <text:p>5523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4]=[.B1043];[.C1044]=[.C1043];[.D1044]=[.D1043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56435">
            <text:p>197556435</text:p>
          </table:table-cell>
          <table:table-cell table:style-name="ce8" office:value-type="float" office:value="197556544">
            <text:p>197556544</text:p>
          </table:table-cell>
          <table:table-cell table:style-name="ce8" table:formula="of:=AND([.G1044]=[.B1044];[.H1044]&gt;=[.C1044];[.I1044]&lt;=[.D1044])" office:value-type="boolean" office:boolean-value="false">
            <text:p>FALSE</text:p>
          </table:table-cell>
          <table:table-cell table:style-name="ce8" table:formula="of:=IF([.J1044];&quot;&quot;;MAX([.C1044]-[.H1044];[.I1044]-[.D1044]))" office:value-type="float" office:value="52553">
            <text:p>5255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5]=[.B1044];[.C1045]=[.C1044];[.D1045]=[.D1044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57641">
            <text:p>197557641</text:p>
          </table:table-cell>
          <table:table-cell table:style-name="ce8" office:value-type="float" office:value="197557734">
            <text:p>197557734</text:p>
          </table:table-cell>
          <table:table-cell table:style-name="ce8" table:formula="of:=AND([.G1045]=[.B1045];[.H1045]&gt;=[.C1045];[.I1045]&lt;=[.D1045])" office:value-type="boolean" office:boolean-value="false">
            <text:p>FALSE</text:p>
          </table:table-cell>
          <table:table-cell table:style-name="ce8" table:formula="of:=IF([.J1045];&quot;&quot;;MAX([.C1045]-[.H1045];[.I1045]-[.D1045]))" office:value-type="float" office:value="51347">
            <text:p>5134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6]=[.B1045];[.C1046]=[.C1045];[.D1046]=[.D1045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59068">
            <text:p>197559068</text:p>
          </table:table-cell>
          <table:table-cell table:style-name="ce8" office:value-type="float" office:value="197559188">
            <text:p>197559188</text:p>
          </table:table-cell>
          <table:table-cell table:style-name="ce8" table:formula="of:=AND([.G1046]=[.B1046];[.H1046]&gt;=[.C1046];[.I1046]&lt;=[.D1046])" office:value-type="boolean" office:boolean-value="false">
            <text:p>FALSE</text:p>
          </table:table-cell>
          <table:table-cell table:style-name="ce8" table:formula="of:=IF([.J1046];&quot;&quot;;MAX([.C1046]-[.H1046];[.I1046]-[.D1046]))" office:value-type="float" office:value="49920">
            <text:p>49920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7]=[.B1046];[.C1047]=[.C1046];[.D1047]=[.D1046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62545">
            <text:p>197562545</text:p>
          </table:table-cell>
          <table:table-cell table:style-name="ce8" office:value-type="float" office:value="197562693">
            <text:p>197562693</text:p>
          </table:table-cell>
          <table:table-cell table:style-name="ce8" table:formula="of:=AND([.G1047]=[.B1047];[.H1047]&gt;=[.C1047];[.I1047]&lt;=[.D1047])" office:value-type="boolean" office:boolean-value="false">
            <text:p>FALSE</text:p>
          </table:table-cell>
          <table:table-cell table:style-name="ce8" table:formula="of:=IF([.J1047];&quot;&quot;;MAX([.C1047]-[.H1047];[.I1047]-[.D1047]))" office:value-type="float" office:value="46443">
            <text:p>4644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8]=[.B1047];[.C1048]=[.C1047];[.D1048]=[.D1047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66192">
            <text:p>197566192</text:p>
          </table:table-cell>
          <table:table-cell table:style-name="ce8" office:value-type="float" office:value="197566268">
            <text:p>197566268</text:p>
          </table:table-cell>
          <table:table-cell table:style-name="ce8" table:formula="of:=AND([.G1048]=[.B1048];[.H1048]&gt;=[.C1048];[.I1048]&lt;=[.D1048])" office:value-type="boolean" office:boolean-value="false">
            <text:p>FALSE</text:p>
          </table:table-cell>
          <table:table-cell table:style-name="ce8" table:formula="of:=IF([.J1048];&quot;&quot;;MAX([.C1048]-[.H1048];[.I1048]-[.D1048]))" office:value-type="float" office:value="42796">
            <text:p>4279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49]=[.B1048];[.C1049]=[.C1048];[.D1049]=[.D1048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74280">
            <text:p>197574280</text:p>
          </table:table-cell>
          <table:table-cell table:style-name="ce8" office:value-type="float" office:value="197574331">
            <text:p>197574331</text:p>
          </table:table-cell>
          <table:table-cell table:style-name="ce8" table:formula="of:=AND([.G1049]=[.B1049];[.H1049]&gt;=[.C1049];[.I1049]&lt;=[.D1049])" office:value-type="boolean" office:boolean-value="false">
            <text:p>FALSE</text:p>
          </table:table-cell>
          <table:table-cell table:style-name="ce8" table:formula="of:=IF([.J1049];&quot;&quot;;MAX([.C1049]-[.H1049];[.I1049]-[.D1049]))" office:value-type="float" office:value="34708">
            <text:p>34708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50]=[.B1049];[.C1050]=[.C1049];[.D1050]=[.D1049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74743">
            <text:p>197574743</text:p>
          </table:table-cell>
          <table:table-cell table:style-name="ce8" office:value-type="float" office:value="197574892">
            <text:p>197574892</text:p>
          </table:table-cell>
          <table:table-cell table:style-name="ce8" table:formula="of:=AND([.G1050]=[.B1050];[.H1050]&gt;=[.C1050];[.I1050]&lt;=[.D1050])" office:value-type="boolean" office:boolean-value="false">
            <text:p>FALSE</text:p>
          </table:table-cell>
          <table:table-cell table:style-name="ce8" table:formula="of:=IF([.J1050];&quot;&quot;;MAX([.C1050]-[.H1050];[.I1050]-[.D1050]))" office:value-type="float" office:value="34245">
            <text:p>3424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51]=[.B1050];[.C1051]=[.C1050];[.D1051]=[.D1050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79432">
            <text:p>197579432</text:p>
          </table:table-cell>
          <table:table-cell table:style-name="ce8" office:value-type="float" office:value="197579491">
            <text:p>197579491</text:p>
          </table:table-cell>
          <table:table-cell table:style-name="ce8" table:formula="of:=AND([.G1051]=[.B1051];[.H1051]&gt;=[.C1051];[.I1051]&lt;=[.D1051])" office:value-type="boolean" office:boolean-value="false">
            <text:p>FALSE</text:p>
          </table:table-cell>
          <table:table-cell table:style-name="ce8" table:formula="of:=IF([.J1051];&quot;&quot;;MAX([.C1051]-[.H1051];[.I1051]-[.D1051]))" office:value-type="float" office:value="29556">
            <text:p>29556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52]=[.B1051];[.C1052]=[.C1051];[.D1052]=[.D1051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81263">
            <text:p>197581263</text:p>
          </table:table-cell>
          <table:table-cell table:style-name="ce8" office:value-type="float" office:value="197581316">
            <text:p>197581316</text:p>
          </table:table-cell>
          <table:table-cell table:style-name="ce8" table:formula="of:=AND([.G1052]=[.B1052];[.H1052]&gt;=[.C1052];[.I1052]&lt;=[.D1052])" office:value-type="boolean" office:boolean-value="false">
            <text:p>FALSE</text:p>
          </table:table-cell>
          <table:table-cell table:style-name="ce8" table:formula="of:=IF([.J1052];&quot;&quot;;MAX([.C1052]-[.H1052];[.I1052]-[.D1052]))" office:value-type="float" office:value="27725">
            <text:p>2772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53]=[.B1052];[.C1053]=[.C1052];[.D1053]=[.D1052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85705">
            <text:p>197585705</text:p>
          </table:table-cell>
          <table:table-cell table:style-name="ce8" office:value-type="float" office:value="197585776">
            <text:p>197585776</text:p>
          </table:table-cell>
          <table:table-cell table:style-name="ce8" table:formula="of:=AND([.G1053]=[.B1053];[.H1053]&gt;=[.C1053];[.I1053]&lt;=[.D1053])" office:value-type="boolean" office:boolean-value="false">
            <text:p>FALSE</text:p>
          </table:table-cell>
          <table:table-cell table:style-name="ce8" table:formula="of:=IF([.J1053];&quot;&quot;;MAX([.C1053]-[.H1053];[.I1053]-[.D1053]))" office:value-type="float" office:value="23283">
            <text:p>23283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54]=[.B1053];[.C1054]=[.C1053];[.D1054]=[.D1053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92294">
            <text:p>197592294</text:p>
          </table:table-cell>
          <table:table-cell table:style-name="ce8" office:value-type="float" office:value="197592342">
            <text:p>197592342</text:p>
          </table:table-cell>
          <table:table-cell table:style-name="ce8" table:formula="of:=AND([.G1054]=[.B1054];[.H1054]&gt;=[.C1054];[.I1054]&lt;=[.D1054])" office:value-type="boolean" office:boolean-value="false">
            <text:p>FALSE</text:p>
          </table:table-cell>
          <table:table-cell table:style-name="ce8" table:formula="of:=IF([.J1054];&quot;&quot;;MAX([.C1054]-[.H1054];[.I1054]-[.D1054]))" office:value-type="float" office:value="16694">
            <text:p>16694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55]=[.B1054];[.C1055]=[.C1054];[.D1055]=[.D1054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92983">
            <text:p>197592983</text:p>
          </table:table-cell>
          <table:table-cell table:style-name="ce8" office:value-type="float" office:value="197593090">
            <text:p>197593090</text:p>
          </table:table-cell>
          <table:table-cell table:style-name="ce8" table:formula="of:=AND([.G1055]=[.B1055];[.H1055]&gt;=[.C1055];[.I1055]&lt;=[.D1055])" office:value-type="boolean" office:boolean-value="false">
            <text:p>FALSE</text:p>
          </table:table-cell>
          <table:table-cell table:style-name="ce8" table:formula="of:=IF([.J1055];&quot;&quot;;MAX([.C1055]-[.H1055];[.I1055]-[.D1055]))" office:value-type="float" office:value="16005">
            <text:p>16005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56]=[.B1055];[.C1056]=[.C1055];[.D1056]=[.D1055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97031">
            <text:p>197597031</text:p>
          </table:table-cell>
          <table:table-cell table:style-name="ce8" office:value-type="float" office:value="197597149">
            <text:p>197597149</text:p>
          </table:table-cell>
          <table:table-cell table:style-name="ce8" table:formula="of:=AND([.G1056]=[.B1056];[.H1056]&gt;=[.C1056];[.I1056]&lt;=[.D1056])" office:value-type="boolean" office:boolean-value="false">
            <text:p>FALSE</text:p>
          </table:table-cell>
          <table:table-cell table:style-name="ce8" table:formula="of:=IF([.J1056];&quot;&quot;;MAX([.C1056]-[.H1056];[.I1056]-[.D1056]))" office:value-type="float" office:value="11957">
            <text:p>11957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84859">
            <text:p>8485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608988">
            <text:p>197608988</text:p>
          </table:table-cell>
          <table:table-cell table:style-name="ce8" office:value-type="float" office:value="197615307">
            <text:p>197615307</text:p>
          </table:table-cell>
          <table:table-cell table:style-name="ce13" table:formula="of:=IF(AND([.B1057]=[.B1056];[.C1057]=[.C1056];[.D1057]=[.D1056]);&quot;&quot;;&quot;new&quot;)">
            <text:p/>
          </table:table-cell>
          <table:table-cell table:style-name="ce3" office:value-type="string">
            <text:p>CCDS333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97598196">
            <text:p>197598196</text:p>
          </table:table-cell>
          <table:table-cell table:style-name="ce8" office:value-type="float" office:value="197598342">
            <text:p>197598342</text:p>
          </table:table-cell>
          <table:table-cell table:style-name="ce8" table:formula="of:=AND([.G1057]=[.B1057];[.H1057]&gt;=[.C1057];[.I1057]&lt;=[.D1057])" office:value-type="boolean" office:boolean-value="false">
            <text:p>FALSE</text:p>
          </table:table-cell>
          <table:table-cell table:style-name="ce8" table:formula="of:=IF([.J1057];&quot;&quot;;MAX([.C1057]-[.H1057];[.I1057]-[.D1057]))" office:value-type="float" office:value="10792">
            <text:p>10792</text:p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58]=[.B1057];[.C1058]=[.C1057];[.D1058]=[.D1057]);&quot;&quot;;&quot;new&quot;)" office:value-type="string" office:string-value="new">
            <text:p>new</text:p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22382">
            <text:p>1522382</text:p>
          </table:table-cell>
          <table:table-cell table:style-name="ce7" table:formula="of:=AND([.G1058]=[.B1058];[.H1058]&gt;=[.C1058];[.I1058]&lt;=[.D1058])" office:value-type="boolean" office:boolean-value="true">
            <text:p>TRUE</text:p>
          </table:table-cell>
          <table:table-cell table:style-name="ce7" table:formula="of:=IF([.J1058];&quot;&quot;;MAX([.C1058]-[.H1058];[.I1058]-[.D1058]))">
            <text:p/>
          </table:table-cell>
          <table:table-cell table:style-name="ce16" office:value-type="string">
            <text:p>two regions (X/Y) which each contain their respective transcripts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59]=[.B1058];[.C1059]=[.C1058];[.D1059]=[.D1058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22382">
            <text:p>1522382</text:p>
          </table:table-cell>
          <table:table-cell table:style-name="ce7" table:formula="of:=AND([.G1059]=[.B1059];[.H1059]&gt;=[.C1059];[.I1059]&lt;=[.D1059])" office:value-type="boolean" office:boolean-value="true">
            <text:p>TRUE</text:p>
          </table:table-cell>
          <table:table-cell table:style-name="ce7" table:formula="of:=IF([.J1059];&quot;&quot;;MAX([.C1059]-[.H1059];[.I1059]-[.D105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0]=[.B1059];[.C1060]=[.C1059];[.D1060]=[.D1059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22382">
            <text:p>1522382</text:p>
          </table:table-cell>
          <table:table-cell table:style-name="ce7" table:formula="of:=AND([.G1060]=[.B1060];[.H1060]&gt;=[.C1060];[.I1060]&lt;=[.D1060])" office:value-type="boolean" office:boolean-value="true">
            <text:p>TRUE</text:p>
          </table:table-cell>
          <table:table-cell table:style-name="ce7" table:formula="of:=IF([.J1060];&quot;&quot;;MAX([.C1060]-[.H1060];[.I1060]-[.D106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1]=[.B1060];[.C1061]=[.C1060];[.D1061]=[.D1060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61129">
            <text:p>1561129</text:p>
          </table:table-cell>
          <table:table-cell table:style-name="ce7" table:formula="of:=AND([.G1061]=[.B1061];[.H1061]&gt;=[.C1061];[.I1061]&lt;=[.D1061])" office:value-type="boolean" office:boolean-value="true">
            <text:p>TRUE</text:p>
          </table:table-cell>
          <table:table-cell table:style-name="ce7" table:formula="of:=IF([.J1061];&quot;&quot;;MAX([.C1061]-[.H1061];[.I1061]-[.D106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2]=[.B1061];[.C1062]=[.C1061];[.D1062]=[.D1061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71733">
            <text:p>1571733</text:p>
          </table:table-cell>
          <table:table-cell table:style-name="ce7" table:formula="of:=AND([.G1062]=[.B1062];[.H1062]&gt;=[.C1062];[.I1062]&lt;=[.D1062])" office:value-type="boolean" office:boolean-value="true">
            <text:p>TRUE</text:p>
          </table:table-cell>
          <table:table-cell table:style-name="ce7" table:formula="of:=IF([.J1062];&quot;&quot;;MAX([.C1062]-[.H1062];[.I1062]-[.D106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3]=[.B1062];[.C1063]=[.C1062];[.D1063]=[.D1062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71733">
            <text:p>1571733</text:p>
          </table:table-cell>
          <table:table-cell table:style-name="ce7" table:formula="of:=AND([.G1063]=[.B1063];[.H1063]&gt;=[.C1063];[.I1063]&lt;=[.D1063])" office:value-type="boolean" office:boolean-value="true">
            <text:p>TRUE</text:p>
          </table:table-cell>
          <table:table-cell table:style-name="ce7" table:formula="of:=IF([.J1063];&quot;&quot;;MAX([.C1063]-[.H1063];[.I1063]-[.D106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4]=[.B1063];[.C1064]=[.C1063];[.D1064]=[.D1063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1625">
            <text:p>1531625</text:p>
          </table:table-cell>
          <table:table-cell table:style-name="ce7" office:value-type="float" office:value="1531747">
            <text:p>1531747</text:p>
          </table:table-cell>
          <table:table-cell table:style-name="ce7" table:formula="of:=AND([.G1064]=[.B1064];[.H1064]&gt;=[.C1064];[.I1064]&lt;=[.D1064])" office:value-type="boolean" office:boolean-value="true">
            <text:p>TRUE</text:p>
          </table:table-cell>
          <table:table-cell table:style-name="ce7" table:formula="of:=IF([.J1064];&quot;&quot;;MAX([.C1064]-[.H1064];[.I1064]-[.D106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5]=[.B1064];[.C1065]=[.C1064];[.D1065]=[.D1064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1625">
            <text:p>1531625</text:p>
          </table:table-cell>
          <table:table-cell table:style-name="ce7" office:value-type="float" office:value="1531747">
            <text:p>1531747</text:p>
          </table:table-cell>
          <table:table-cell table:style-name="ce7" table:formula="of:=AND([.G1065]=[.B1065];[.H1065]&gt;=[.C1065];[.I1065]&lt;=[.D1065])" office:value-type="boolean" office:boolean-value="true">
            <text:p>TRUE</text:p>
          </table:table-cell>
          <table:table-cell table:style-name="ce7" table:formula="of:=IF([.J1065];&quot;&quot;;MAX([.C1065]-[.H1065];[.I1065]-[.D106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6]=[.B1065];[.C1066]=[.C1065];[.D1066]=[.D1065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1625">
            <text:p>1531625</text:p>
          </table:table-cell>
          <table:table-cell table:style-name="ce7" office:value-type="float" office:value="1531747">
            <text:p>1531747</text:p>
          </table:table-cell>
          <table:table-cell table:style-name="ce7" table:formula="of:=AND([.G1066]=[.B1066];[.H1066]&gt;=[.C1066];[.I1066]&lt;=[.D1066])" office:value-type="boolean" office:boolean-value="true">
            <text:p>TRUE</text:p>
          </table:table-cell>
          <table:table-cell table:style-name="ce7" table:formula="of:=IF([.J1066];&quot;&quot;;MAX([.C1066]-[.H1066];[.I1066]-[.D106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7]=[.B1066];[.C1067]=[.C1066];[.D1067]=[.D1066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6866">
            <text:p>1536866</text:p>
          </table:table-cell>
          <table:table-cell table:style-name="ce7" office:value-type="float" office:value="1537009">
            <text:p>1537009</text:p>
          </table:table-cell>
          <table:table-cell table:style-name="ce7" table:formula="of:=AND([.G1067]=[.B1067];[.H1067]&gt;=[.C1067];[.I1067]&lt;=[.D1067])" office:value-type="boolean" office:boolean-value="true">
            <text:p>TRUE</text:p>
          </table:table-cell>
          <table:table-cell table:style-name="ce7" table:formula="of:=IF([.J1067];&quot;&quot;;MAX([.C1067]-[.H1067];[.I1067]-[.D106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8]=[.B1067];[.C1068]=[.C1067];[.D1068]=[.D1067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6866">
            <text:p>1536866</text:p>
          </table:table-cell>
          <table:table-cell table:style-name="ce7" office:value-type="float" office:value="1537009">
            <text:p>1537009</text:p>
          </table:table-cell>
          <table:table-cell table:style-name="ce7" table:formula="of:=AND([.G1068]=[.B1068];[.H1068]&gt;=[.C1068];[.I1068]&lt;=[.D1068])" office:value-type="boolean" office:boolean-value="true">
            <text:p>TRUE</text:p>
          </table:table-cell>
          <table:table-cell table:style-name="ce7" table:formula="of:=IF([.J1068];&quot;&quot;;MAX([.C1068]-[.H1068];[.I1068]-[.D106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69]=[.B1068];[.C1069]=[.C1068];[.D1069]=[.D1068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6866">
            <text:p>1536866</text:p>
          </table:table-cell>
          <table:table-cell table:style-name="ce7" office:value-type="float" office:value="1537009">
            <text:p>1537009</text:p>
          </table:table-cell>
          <table:table-cell table:style-name="ce7" table:formula="of:=AND([.G1069]=[.B1069];[.H1069]&gt;=[.C1069];[.I1069]&lt;=[.D1069])" office:value-type="boolean" office:boolean-value="true">
            <text:p>TRUE</text:p>
          </table:table-cell>
          <table:table-cell table:style-name="ce7" table:formula="of:=IF([.J1069];&quot;&quot;;MAX([.C1069]-[.H1069];[.I1069]-[.D106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0]=[.B1069];[.C1070]=[.C1069];[.D1070]=[.D1069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7875">
            <text:p>1537875</text:p>
          </table:table-cell>
          <table:table-cell table:style-name="ce7" office:value-type="float" office:value="1538007">
            <text:p>1538007</text:p>
          </table:table-cell>
          <table:table-cell table:style-name="ce7" table:formula="of:=AND([.G1070]=[.B1070];[.H1070]&gt;=[.C1070];[.I1070]&lt;=[.D1070])" office:value-type="boolean" office:boolean-value="true">
            <text:p>TRUE</text:p>
          </table:table-cell>
          <table:table-cell table:style-name="ce7" table:formula="of:=IF([.J1070];&quot;&quot;;MAX([.C1070]-[.H1070];[.I1070]-[.D107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1]=[.B1070];[.C1071]=[.C1070];[.D1071]=[.D1070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7875">
            <text:p>1537875</text:p>
          </table:table-cell>
          <table:table-cell table:style-name="ce7" office:value-type="float" office:value="1538007">
            <text:p>1538007</text:p>
          </table:table-cell>
          <table:table-cell table:style-name="ce7" table:formula="of:=AND([.G1071]=[.B1071];[.H1071]&gt;=[.C1071];[.I1071]&lt;=[.D1071])" office:value-type="boolean" office:boolean-value="true">
            <text:p>TRUE</text:p>
          </table:table-cell>
          <table:table-cell table:style-name="ce7" table:formula="of:=IF([.J1071];&quot;&quot;;MAX([.C1071]-[.H1071];[.I1071]-[.D107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2]=[.B1071];[.C1072]=[.C1071];[.D1072]=[.D1071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7875">
            <text:p>1537875</text:p>
          </table:table-cell>
          <table:table-cell table:style-name="ce7" office:value-type="float" office:value="1538007">
            <text:p>1538007</text:p>
          </table:table-cell>
          <table:table-cell table:style-name="ce7" table:formula="of:=AND([.G1072]=[.B1072];[.H1072]&gt;=[.C1072];[.I1072]&lt;=[.D1072])" office:value-type="boolean" office:boolean-value="true">
            <text:p>TRUE</text:p>
          </table:table-cell>
          <table:table-cell table:style-name="ce7" table:formula="of:=IF([.J1072];&quot;&quot;;MAX([.C1072]-[.H1072];[.I1072]-[.D107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3]=[.B1072];[.C1073]=[.C1072];[.D1073]=[.D1072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0551">
            <text:p>1540551</text:p>
          </table:table-cell>
          <table:table-cell table:style-name="ce7" office:value-type="float" office:value="1540735">
            <text:p>1540735</text:p>
          </table:table-cell>
          <table:table-cell table:style-name="ce7" table:formula="of:=AND([.G1073]=[.B1073];[.H1073]&gt;=[.C1073];[.I1073]&lt;=[.D1073])" office:value-type="boolean" office:boolean-value="true">
            <text:p>TRUE</text:p>
          </table:table-cell>
          <table:table-cell table:style-name="ce7" table:formula="of:=IF([.J1073];&quot;&quot;;MAX([.C1073]-[.H1073];[.I1073]-[.D107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4]=[.B1073];[.C1074]=[.C1073];[.D1074]=[.D1073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0551">
            <text:p>1540551</text:p>
          </table:table-cell>
          <table:table-cell table:style-name="ce7" office:value-type="float" office:value="1540735">
            <text:p>1540735</text:p>
          </table:table-cell>
          <table:table-cell table:style-name="ce7" table:formula="of:=AND([.G1074]=[.B1074];[.H1074]&gt;=[.C1074];[.I1074]&lt;=[.D1074])" office:value-type="boolean" office:boolean-value="true">
            <text:p>TRUE</text:p>
          </table:table-cell>
          <table:table-cell table:style-name="ce7" table:formula="of:=IF([.J1074];&quot;&quot;;MAX([.C1074]-[.H1074];[.I1074]-[.D107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5]=[.B1074];[.C1075]=[.C1074];[.D1075]=[.D1074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0551">
            <text:p>1540551</text:p>
          </table:table-cell>
          <table:table-cell table:style-name="ce7" office:value-type="float" office:value="1540735">
            <text:p>1540735</text:p>
          </table:table-cell>
          <table:table-cell table:style-name="ce7" table:formula="of:=AND([.G1075]=[.B1075];[.H1075]&gt;=[.C1075];[.I1075]&lt;=[.D1075])" office:value-type="boolean" office:boolean-value="true">
            <text:p>TRUE</text:p>
          </table:table-cell>
          <table:table-cell table:style-name="ce7" table:formula="of:=IF([.J1075];&quot;&quot;;MAX([.C1075]-[.H1075];[.I1075]-[.D107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6]=[.B1075];[.C1076]=[.C1075];[.D1076]=[.D1075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4418">
            <text:p>1544418</text:p>
          </table:table-cell>
          <table:table-cell table:style-name="ce7" office:value-type="float" office:value="1544580">
            <text:p>1544580</text:p>
          </table:table-cell>
          <table:table-cell table:style-name="ce7" table:formula="of:=AND([.G1076]=[.B1076];[.H1076]&gt;=[.C1076];[.I1076]&lt;=[.D1076])" office:value-type="boolean" office:boolean-value="true">
            <text:p>TRUE</text:p>
          </table:table-cell>
          <table:table-cell table:style-name="ce7" table:formula="of:=IF([.J1076];&quot;&quot;;MAX([.C1076]-[.H1076];[.I1076]-[.D107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7]=[.B1076];[.C1077]=[.C1076];[.D1077]=[.D1076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4418">
            <text:p>1544418</text:p>
          </table:table-cell>
          <table:table-cell table:style-name="ce7" office:value-type="float" office:value="1544580">
            <text:p>1544580</text:p>
          </table:table-cell>
          <table:table-cell table:style-name="ce7" table:formula="of:=AND([.G1077]=[.B1077];[.H1077]&gt;=[.C1077];[.I1077]&lt;=[.D1077])" office:value-type="boolean" office:boolean-value="true">
            <text:p>TRUE</text:p>
          </table:table-cell>
          <table:table-cell table:style-name="ce7" table:formula="of:=IF([.J1077];&quot;&quot;;MAX([.C1077]-[.H1077];[.I1077]-[.D107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8]=[.B1077];[.C1078]=[.C1077];[.D1078]=[.D1077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4418">
            <text:p>1544418</text:p>
          </table:table-cell>
          <table:table-cell table:style-name="ce7" office:value-type="float" office:value="1544580">
            <text:p>1544580</text:p>
          </table:table-cell>
          <table:table-cell table:style-name="ce7" table:formula="of:=AND([.G1078]=[.B1078];[.H1078]&gt;=[.C1078];[.I1078]&lt;=[.D1078])" office:value-type="boolean" office:boolean-value="true">
            <text:p>TRUE</text:p>
          </table:table-cell>
          <table:table-cell table:style-name="ce7" table:formula="of:=IF([.J1078];&quot;&quot;;MAX([.C1078]-[.H1078];[.I1078]-[.D107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79]=[.B1078];[.C1079]=[.C1078];[.D1079]=[.D1078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6627">
            <text:p>1546627</text:p>
          </table:table-cell>
          <table:table-cell table:style-name="ce7" office:value-type="float" office:value="1547014">
            <text:p>1547014</text:p>
          </table:table-cell>
          <table:table-cell table:style-name="ce7" table:formula="of:=AND([.G1079]=[.B1079];[.H1079]&gt;=[.C1079];[.I1079]&lt;=[.D1079])" office:value-type="boolean" office:boolean-value="true">
            <text:p>TRUE</text:p>
          </table:table-cell>
          <table:table-cell table:style-name="ce7" table:formula="of:=IF([.J1079];&quot;&quot;;MAX([.C1079]-[.H1079];[.I1079]-[.D107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0]=[.B1079];[.C1080]=[.C1079];[.D1080]=[.D1079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6627">
            <text:p>1546627</text:p>
          </table:table-cell>
          <table:table-cell table:style-name="ce7" office:value-type="float" office:value="1547014">
            <text:p>1547014</text:p>
          </table:table-cell>
          <table:table-cell table:style-name="ce7" table:formula="of:=AND([.G1080]=[.B1080];[.H1080]&gt;=[.C1080];[.I1080]&lt;=[.D1080])" office:value-type="boolean" office:boolean-value="true">
            <text:p>TRUE</text:p>
          </table:table-cell>
          <table:table-cell table:style-name="ce7" table:formula="of:=IF([.J1080];&quot;&quot;;MAX([.C1080]-[.H1080];[.I1080]-[.D108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1]=[.B1080];[.C1081]=[.C1080];[.D1081]=[.D1080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6627">
            <text:p>1546627</text:p>
          </table:table-cell>
          <table:table-cell table:style-name="ce7" office:value-type="float" office:value="1547014">
            <text:p>1547014</text:p>
          </table:table-cell>
          <table:table-cell table:style-name="ce7" table:formula="of:=AND([.G1081]=[.B1081];[.H1081]&gt;=[.C1081];[.I1081]&lt;=[.D1081])" office:value-type="boolean" office:boolean-value="true">
            <text:p>TRUE</text:p>
          </table:table-cell>
          <table:table-cell table:style-name="ce7" table:formula="of:=IF([.J1081];&quot;&quot;;MAX([.C1081]-[.H1081];[.I1081]-[.D108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2]=[.B1081];[.C1082]=[.C1081];[.D1082]=[.D1081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1162">
            <text:p>1551162</text:p>
          </table:table-cell>
          <table:table-cell table:style-name="ce7" office:value-type="float" office:value="1551270">
            <text:p>1551270</text:p>
          </table:table-cell>
          <table:table-cell table:style-name="ce7" table:formula="of:=AND([.G1082]=[.B1082];[.H1082]&gt;=[.C1082];[.I1082]&lt;=[.D1082])" office:value-type="boolean" office:boolean-value="true">
            <text:p>TRUE</text:p>
          </table:table-cell>
          <table:table-cell table:style-name="ce7" table:formula="of:=IF([.J1082];&quot;&quot;;MAX([.C1082]-[.H1082];[.I1082]-[.D108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3]=[.B1082];[.C1083]=[.C1082];[.D1083]=[.D1082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1162">
            <text:p>1551162</text:p>
          </table:table-cell>
          <table:table-cell table:style-name="ce7" office:value-type="float" office:value="1551270">
            <text:p>1551270</text:p>
          </table:table-cell>
          <table:table-cell table:style-name="ce7" table:formula="of:=AND([.G1083]=[.B1083];[.H1083]&gt;=[.C1083];[.I1083]&lt;=[.D1083])" office:value-type="boolean" office:boolean-value="true">
            <text:p>TRUE</text:p>
          </table:table-cell>
          <table:table-cell table:style-name="ce7" table:formula="of:=IF([.J1083];&quot;&quot;;MAX([.C1083]-[.H1083];[.I1083]-[.D108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4]=[.B1083];[.C1084]=[.C1083];[.D1084]=[.D1083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1162">
            <text:p>1551162</text:p>
          </table:table-cell>
          <table:table-cell table:style-name="ce7" office:value-type="float" office:value="1551270">
            <text:p>1551270</text:p>
          </table:table-cell>
          <table:table-cell table:style-name="ce7" table:formula="of:=AND([.G1084]=[.B1084];[.H1084]&gt;=[.C1084];[.I1084]&lt;=[.D1084])" office:value-type="boolean" office:boolean-value="true">
            <text:p>TRUE</text:p>
          </table:table-cell>
          <table:table-cell table:style-name="ce7" table:formula="of:=IF([.J1084];&quot;&quot;;MAX([.C1084]-[.H1084];[.I1084]-[.D108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5]=[.B1084];[.C1085]=[.C1084];[.D1085]=[.D1084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3915">
            <text:p>1553915</text:p>
          </table:table-cell>
          <table:table-cell table:style-name="ce7" office:value-type="float" office:value="1553976">
            <text:p>1553976</text:p>
          </table:table-cell>
          <table:table-cell table:style-name="ce7" table:formula="of:=AND([.G1085]=[.B1085];[.H1085]&gt;=[.C1085];[.I1085]&lt;=[.D1085])" office:value-type="boolean" office:boolean-value="true">
            <text:p>TRUE</text:p>
          </table:table-cell>
          <table:table-cell table:style-name="ce7" table:formula="of:=IF([.J1085];&quot;&quot;;MAX([.C1085]-[.H1085];[.I1085]-[.D108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6]=[.B1085];[.C1086]=[.C1085];[.D1086]=[.D1085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3915">
            <text:p>1553915</text:p>
          </table:table-cell>
          <table:table-cell table:style-name="ce7" office:value-type="float" office:value="1553976">
            <text:p>1553976</text:p>
          </table:table-cell>
          <table:table-cell table:style-name="ce7" table:formula="of:=AND([.G1086]=[.B1086];[.H1086]&gt;=[.C1086];[.I1086]&lt;=[.D1086])" office:value-type="boolean" office:boolean-value="true">
            <text:p>TRUE</text:p>
          </table:table-cell>
          <table:table-cell table:style-name="ce7" table:formula="of:=IF([.J1086];&quot;&quot;;MAX([.C1086]-[.H1086];[.I1086]-[.D108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7]=[.B1086];[.C1087]=[.C1086];[.D1087]=[.D1086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3915">
            <text:p>1553915</text:p>
          </table:table-cell>
          <table:table-cell table:style-name="ce7" office:value-type="float" office:value="1553976">
            <text:p>1553976</text:p>
          </table:table-cell>
          <table:table-cell table:style-name="ce7" table:formula="of:=AND([.G1087]=[.B1087];[.H1087]&gt;=[.C1087];[.I1087]&lt;=[.D1087])" office:value-type="boolean" office:boolean-value="true">
            <text:p>TRUE</text:p>
          </table:table-cell>
          <table:table-cell table:style-name="ce7" table:formula="of:=IF([.J1087];&quot;&quot;;MAX([.C1087]-[.H1087];[.I1087]-[.D108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8]=[.B1087];[.C1088]=[.C1087];[.D1088]=[.D1087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4587">
            <text:p>1554587</text:p>
          </table:table-cell>
          <table:table-cell table:style-name="ce7" office:value-type="float" office:value="1554651">
            <text:p>1554651</text:p>
          </table:table-cell>
          <table:table-cell table:style-name="ce7" table:formula="of:=AND([.G1088]=[.B1088];[.H1088]&gt;=[.C1088];[.I1088]&lt;=[.D1088])" office:value-type="boolean" office:boolean-value="true">
            <text:p>TRUE</text:p>
          </table:table-cell>
          <table:table-cell table:style-name="ce7" table:formula="of:=IF([.J1088];&quot;&quot;;MAX([.C1088]-[.H1088];[.I1088]-[.D108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89]=[.B1088];[.C1089]=[.C1088];[.D1089]=[.D1088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4587">
            <text:p>1554587</text:p>
          </table:table-cell>
          <table:table-cell table:style-name="ce7" office:value-type="float" office:value="1554651">
            <text:p>1554651</text:p>
          </table:table-cell>
          <table:table-cell table:style-name="ce7" table:formula="of:=AND([.G1089]=[.B1089];[.H1089]&gt;=[.C1089];[.I1089]&lt;=[.D1089])" office:value-type="boolean" office:boolean-value="true">
            <text:p>TRUE</text:p>
          </table:table-cell>
          <table:table-cell table:style-name="ce7" table:formula="of:=IF([.J1089];&quot;&quot;;MAX([.C1089]-[.H1089];[.I1089]-[.D108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0]=[.B1089];[.C1090]=[.C1089];[.D1090]=[.D1089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4587">
            <text:p>1554587</text:p>
          </table:table-cell>
          <table:table-cell table:style-name="ce7" office:value-type="float" office:value="1554651">
            <text:p>1554651</text:p>
          </table:table-cell>
          <table:table-cell table:style-name="ce7" table:formula="of:=AND([.G1090]=[.B1090];[.H1090]&gt;=[.C1090];[.I1090]&lt;=[.D1090])" office:value-type="boolean" office:boolean-value="true">
            <text:p>TRUE</text:p>
          </table:table-cell>
          <table:table-cell table:style-name="ce7" table:formula="of:=IF([.J1090];&quot;&quot;;MAX([.C1090]-[.H1090];[.I1090]-[.D109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1]=[.B1090];[.C1091]=[.C1090];[.D1091]=[.D1090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7990">
            <text:p>1557990</text:p>
          </table:table-cell>
          <table:table-cell table:style-name="ce7" office:value-type="float" office:value="1558037">
            <text:p>1558037</text:p>
          </table:table-cell>
          <table:table-cell table:style-name="ce7" table:formula="of:=AND([.G1091]=[.B1091];[.H1091]&gt;=[.C1091];[.I1091]&lt;=[.D1091])" office:value-type="boolean" office:boolean-value="true">
            <text:p>TRUE</text:p>
          </table:table-cell>
          <table:table-cell table:style-name="ce7" table:formula="of:=IF([.J1091];&quot;&quot;;MAX([.C1091]-[.H1091];[.I1091]-[.D109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2]=[.B1091];[.C1092]=[.C1091];[.D1092]=[.D1091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7990">
            <text:p>1557990</text:p>
          </table:table-cell>
          <table:table-cell table:style-name="ce7" office:value-type="float" office:value="1558037">
            <text:p>1558037</text:p>
          </table:table-cell>
          <table:table-cell table:style-name="ce7" table:formula="of:=AND([.G1092]=[.B1092];[.H1092]&gt;=[.C1092];[.I1092]&lt;=[.D1092])" office:value-type="boolean" office:boolean-value="true">
            <text:p>TRUE</text:p>
          </table:table-cell>
          <table:table-cell table:style-name="ce7" table:formula="of:=IF([.J1092];&quot;&quot;;MAX([.C1092]-[.H1092];[.I1092]-[.D109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3]=[.B1092];[.C1093]=[.C1092];[.D1093]=[.D1092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61079">
            <text:p>1561079</text:p>
          </table:table-cell>
          <table:table-cell table:style-name="ce7" office:value-type="float" office:value="1561129">
            <text:p>1561129</text:p>
          </table:table-cell>
          <table:table-cell table:style-name="ce7" table:formula="of:=AND([.G1093]=[.B1093];[.H1093]&gt;=[.C1093];[.I1093]&lt;=[.D1093])" office:value-type="boolean" office:boolean-value="true">
            <text:p>TRUE</text:p>
          </table:table-cell>
          <table:table-cell table:style-name="ce7" table:formula="of:=IF([.J1093];&quot;&quot;;MAX([.C1093]-[.H1093];[.I1093]-[.D109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4]=[.B1093];[.C1094]=[.C1093];[.D1094]=[.D1093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61079">
            <text:p>1561079</text:p>
          </table:table-cell>
          <table:table-cell table:style-name="ce7" office:value-type="float" office:value="1561210">
            <text:p>1561210</text:p>
          </table:table-cell>
          <table:table-cell table:style-name="ce7" table:formula="of:=AND([.G1094]=[.B1094];[.H1094]&gt;=[.C1094];[.I1094]&lt;=[.D1094])" office:value-type="boolean" office:boolean-value="true">
            <text:p>TRUE</text:p>
          </table:table-cell>
          <table:table-cell table:style-name="ce7" table:formula="of:=IF([.J1094];&quot;&quot;;MAX([.C1094]-[.H1094];[.I1094]-[.D109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5]=[.B1094];[.C1095]=[.C1094];[.D1095]=[.D1094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61079">
            <text:p>1561079</text:p>
          </table:table-cell>
          <table:table-cell table:style-name="ce7" office:value-type="float" office:value="1561210">
            <text:p>1561210</text:p>
          </table:table-cell>
          <table:table-cell table:style-name="ce7" table:formula="of:=AND([.G1095]=[.B1095];[.H1095]&gt;=[.C1095];[.I1095]&lt;=[.D1095])" office:value-type="boolean" office:boolean-value="true">
            <text:p>TRUE</text:p>
          </table:table-cell>
          <table:table-cell table:style-name="ce7" table:formula="of:=IF([.J1095];&quot;&quot;;MAX([.C1095]-[.H1095];[.I1095]-[.D109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6]=[.B1095];[.C1096]=[.C1095];[.D1096]=[.D1095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71641">
            <text:p>1571641</text:p>
          </table:table-cell>
          <table:table-cell table:style-name="ce7" office:value-type="float" office:value="1571733">
            <text:p>1571733</text:p>
          </table:table-cell>
          <table:table-cell table:style-name="ce7" table:formula="of:=AND([.G1096]=[.B1096];[.H1096]&gt;=[.C1096];[.I1096]&lt;=[.D1096])" office:value-type="boolean" office:boolean-value="true">
            <text:p>TRUE</text:p>
          </table:table-cell>
          <table:table-cell table:style-name="ce7" table:formula="of:=IF([.J1096];&quot;&quot;;MAX([.C1096]-[.H1096];[.I1096]-[.D109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7]=[.B1096];[.C1097]=[.C1096];[.D1097]=[.D1096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71641">
            <text:p>1571641</text:p>
          </table:table-cell>
          <table:table-cell table:style-name="ce7" office:value-type="float" office:value="1571733">
            <text:p>1571733</text:p>
          </table:table-cell>
          <table:table-cell table:style-name="ce7" table:formula="of:=AND([.G1097]=[.B1097];[.H1097]&gt;=[.C1097];[.I1097]&lt;=[.D1097])" office:value-type="boolean" office:boolean-value="true">
            <text:p>TRUE</text:p>
          </table:table-cell>
          <table:table-cell table:style-name="ce7" table:formula="of:=IF([.J1097];&quot;&quot;;MAX([.C1097]-[.H1097];[.I1097]-[.D109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8]=[.B1097];[.C1098]=[.C1097];[.D1098]=[.D1097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472382">
            <text:p>1472382</text:p>
          </table:table-cell>
          <table:table-cell table:style-name="ce7" table:formula="of:=AND([.G1098]=[.B1098];[.H1098]&gt;=[.C1098];[.I1098]&lt;=[.D1098])" office:value-type="boolean" office:boolean-value="false">
            <text:p>FALSE</text:p>
          </table:table-cell>
          <table:table-cell table:style-name="ce7" table:formula="of:=IF([.J1098];&quot;&quot;;MAX([.C1098]-[.H1098];[.I1098]-[.D1098]))" office:value-type="float" office:value="49870">
            <text:p>498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099]=[.B1098];[.C1099]=[.C1098];[.D1099]=[.D1098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472382">
            <text:p>1472382</text:p>
          </table:table-cell>
          <table:table-cell table:style-name="ce7" table:formula="of:=AND([.G1099]=[.B1099];[.H1099]&gt;=[.C1099];[.I1099]&lt;=[.D1099])" office:value-type="boolean" office:boolean-value="false">
            <text:p>FALSE</text:p>
          </table:table-cell>
          <table:table-cell table:style-name="ce7" table:formula="of:=IF([.J1099];&quot;&quot;;MAX([.C1099]-[.H1099];[.I1099]-[.D1099]))" office:value-type="float" office:value="49870">
            <text:p>498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0]=[.B1099];[.C1100]=[.C1099];[.D1100]=[.D1099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472382">
            <text:p>1472382</text:p>
          </table:table-cell>
          <table:table-cell table:style-name="ce7" table:formula="of:=AND([.G1100]=[.B1100];[.H1100]&gt;=[.C1100];[.I1100]&lt;=[.D1100])" office:value-type="boolean" office:boolean-value="false">
            <text:p>FALSE</text:p>
          </table:table-cell>
          <table:table-cell table:style-name="ce7" table:formula="of:=IF([.J1100];&quot;&quot;;MAX([.C1100]-[.H1100];[.I1100]-[.D1100]))" office:value-type="float" office:value="49870">
            <text:p>498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1]=[.B1100];[.C1101]=[.C1100];[.D1101]=[.D1100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511129">
            <text:p>1511129</text:p>
          </table:table-cell>
          <table:table-cell table:style-name="ce7" table:formula="of:=AND([.G1101]=[.B1101];[.H1101]&gt;=[.C1101];[.I1101]&lt;=[.D1101])" office:value-type="boolean" office:boolean-value="false">
            <text:p>FALSE</text:p>
          </table:table-cell>
          <table:table-cell table:style-name="ce7" table:formula="of:=IF([.J1101];&quot;&quot;;MAX([.C1101]-[.H1101];[.I1101]-[.D1101]))" office:value-type="float" office:value="49870">
            <text:p>498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2]=[.B1101];[.C1102]=[.C1101];[.D1102]=[.D1101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521733">
            <text:p>1521733</text:p>
          </table:table-cell>
          <table:table-cell table:style-name="ce7" table:formula="of:=AND([.G1102]=[.B1102];[.H1102]&gt;=[.C1102];[.I1102]&lt;=[.D1102])" office:value-type="boolean" office:boolean-value="false">
            <text:p>FALSE</text:p>
          </table:table-cell>
          <table:table-cell table:style-name="ce7" table:formula="of:=IF([.J1102];&quot;&quot;;MAX([.C1102]-[.H1102];[.I1102]-[.D1102]))" office:value-type="float" office:value="49870">
            <text:p>498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3]=[.B1102];[.C1103]=[.C1102];[.D1103]=[.D1102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521733">
            <text:p>1521733</text:p>
          </table:table-cell>
          <table:table-cell table:style-name="ce7" table:formula="of:=AND([.G1103]=[.B1103];[.H1103]&gt;=[.C1103];[.I1103]&lt;=[.D1103])" office:value-type="boolean" office:boolean-value="false">
            <text:p>FALSE</text:p>
          </table:table-cell>
          <table:table-cell table:style-name="ce7" table:formula="of:=IF([.J1103];&quot;&quot;;MAX([.C1103]-[.H1103];[.I1103]-[.D1103]))" office:value-type="float" office:value="49870">
            <text:p>498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4]=[.B1103];[.C1104]=[.C1103];[.D1104]=[.D1103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1625">
            <text:p>1481625</text:p>
          </table:table-cell>
          <table:table-cell table:style-name="ce7" office:value-type="float" office:value="1481747">
            <text:p>1481747</text:p>
          </table:table-cell>
          <table:table-cell table:style-name="ce7" table:formula="of:=AND([.G1104]=[.B1104];[.H1104]&gt;=[.C1104];[.I1104]&lt;=[.D1104])" office:value-type="boolean" office:boolean-value="false">
            <text:p>FALSE</text:p>
          </table:table-cell>
          <table:table-cell table:style-name="ce7" table:formula="of:=IF([.J1104];&quot;&quot;;MAX([.C1104]-[.H1104];[.I1104]-[.D1104]))" office:value-type="float" office:value="40407">
            <text:p>4040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5]=[.B1104];[.C1105]=[.C1104];[.D1105]=[.D1104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1625">
            <text:p>1481625</text:p>
          </table:table-cell>
          <table:table-cell table:style-name="ce7" office:value-type="float" office:value="1481747">
            <text:p>1481747</text:p>
          </table:table-cell>
          <table:table-cell table:style-name="ce7" table:formula="of:=AND([.G1105]=[.B1105];[.H1105]&gt;=[.C1105];[.I1105]&lt;=[.D1105])" office:value-type="boolean" office:boolean-value="false">
            <text:p>FALSE</text:p>
          </table:table-cell>
          <table:table-cell table:style-name="ce7" table:formula="of:=IF([.J1105];&quot;&quot;;MAX([.C1105]-[.H1105];[.I1105]-[.D1105]))" office:value-type="float" office:value="40407">
            <text:p>4040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6]=[.B1105];[.C1106]=[.C1105];[.D1106]=[.D1105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1625">
            <text:p>1481625</text:p>
          </table:table-cell>
          <table:table-cell table:style-name="ce7" office:value-type="float" office:value="1481747">
            <text:p>1481747</text:p>
          </table:table-cell>
          <table:table-cell table:style-name="ce7" table:formula="of:=AND([.G1106]=[.B1106];[.H1106]&gt;=[.C1106];[.I1106]&lt;=[.D1106])" office:value-type="boolean" office:boolean-value="false">
            <text:p>FALSE</text:p>
          </table:table-cell>
          <table:table-cell table:style-name="ce7" table:formula="of:=IF([.J1106];&quot;&quot;;MAX([.C1106]-[.H1106];[.I1106]-[.D1106]))" office:value-type="float" office:value="40407">
            <text:p>4040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7]=[.B1106];[.C1107]=[.C1106];[.D1107]=[.D1106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6866">
            <text:p>1486866</text:p>
          </table:table-cell>
          <table:table-cell table:style-name="ce7" office:value-type="float" office:value="1487009">
            <text:p>1487009</text:p>
          </table:table-cell>
          <table:table-cell table:style-name="ce7" table:formula="of:=AND([.G1107]=[.B1107];[.H1107]&gt;=[.C1107];[.I1107]&lt;=[.D1107])" office:value-type="boolean" office:boolean-value="false">
            <text:p>FALSE</text:p>
          </table:table-cell>
          <table:table-cell table:style-name="ce7" table:formula="of:=IF([.J1107];&quot;&quot;;MAX([.C1107]-[.H1107];[.I1107]-[.D1107]))" office:value-type="float" office:value="35166">
            <text:p>3516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8]=[.B1107];[.C1108]=[.C1107];[.D1108]=[.D1107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6866">
            <text:p>1486866</text:p>
          </table:table-cell>
          <table:table-cell table:style-name="ce7" office:value-type="float" office:value="1487009">
            <text:p>1487009</text:p>
          </table:table-cell>
          <table:table-cell table:style-name="ce7" table:formula="of:=AND([.G1108]=[.B1108];[.H1108]&gt;=[.C1108];[.I1108]&lt;=[.D1108])" office:value-type="boolean" office:boolean-value="false">
            <text:p>FALSE</text:p>
          </table:table-cell>
          <table:table-cell table:style-name="ce7" table:formula="of:=IF([.J1108];&quot;&quot;;MAX([.C1108]-[.H1108];[.I1108]-[.D1108]))" office:value-type="float" office:value="35166">
            <text:p>3516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09]=[.B1108];[.C1109]=[.C1108];[.D1109]=[.D1108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6866">
            <text:p>1486866</text:p>
          </table:table-cell>
          <table:table-cell table:style-name="ce7" office:value-type="float" office:value="1487009">
            <text:p>1487009</text:p>
          </table:table-cell>
          <table:table-cell table:style-name="ce7" table:formula="of:=AND([.G1109]=[.B1109];[.H1109]&gt;=[.C1109];[.I1109]&lt;=[.D1109])" office:value-type="boolean" office:boolean-value="false">
            <text:p>FALSE</text:p>
          </table:table-cell>
          <table:table-cell table:style-name="ce7" table:formula="of:=IF([.J1109];&quot;&quot;;MAX([.C1109]-[.H1109];[.I1109]-[.D1109]))" office:value-type="float" office:value="35166">
            <text:p>3516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0]=[.B1109];[.C1110]=[.C1109];[.D1110]=[.D1109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7875">
            <text:p>1487875</text:p>
          </table:table-cell>
          <table:table-cell table:style-name="ce7" office:value-type="float" office:value="1488007">
            <text:p>1488007</text:p>
          </table:table-cell>
          <table:table-cell table:style-name="ce7" table:formula="of:=AND([.G1110]=[.B1110];[.H1110]&gt;=[.C1110];[.I1110]&lt;=[.D1110])" office:value-type="boolean" office:boolean-value="false">
            <text:p>FALSE</text:p>
          </table:table-cell>
          <table:table-cell table:style-name="ce7" table:formula="of:=IF([.J1110];&quot;&quot;;MAX([.C1110]-[.H1110];[.I1110]-[.D1110]))" office:value-type="float" office:value="34157">
            <text:p>3415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1]=[.B1110];[.C1111]=[.C1110];[.D1111]=[.D1110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7875">
            <text:p>1487875</text:p>
          </table:table-cell>
          <table:table-cell table:style-name="ce7" office:value-type="float" office:value="1488007">
            <text:p>1488007</text:p>
          </table:table-cell>
          <table:table-cell table:style-name="ce7" table:formula="of:=AND([.G1111]=[.B1111];[.H1111]&gt;=[.C1111];[.I1111]&lt;=[.D1111])" office:value-type="boolean" office:boolean-value="false">
            <text:p>FALSE</text:p>
          </table:table-cell>
          <table:table-cell table:style-name="ce7" table:formula="of:=IF([.J1111];&quot;&quot;;MAX([.C1111]-[.H1111];[.I1111]-[.D1111]))" office:value-type="float" office:value="34157">
            <text:p>3415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2]=[.B1111];[.C1112]=[.C1111];[.D1112]=[.D1111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7875">
            <text:p>1487875</text:p>
          </table:table-cell>
          <table:table-cell table:style-name="ce7" office:value-type="float" office:value="1488007">
            <text:p>1488007</text:p>
          </table:table-cell>
          <table:table-cell table:style-name="ce7" table:formula="of:=AND([.G1112]=[.B1112];[.H1112]&gt;=[.C1112];[.I1112]&lt;=[.D1112])" office:value-type="boolean" office:boolean-value="false">
            <text:p>FALSE</text:p>
          </table:table-cell>
          <table:table-cell table:style-name="ce7" table:formula="of:=IF([.J1112];&quot;&quot;;MAX([.C1112]-[.H1112];[.I1112]-[.D1112]))" office:value-type="float" office:value="34157">
            <text:p>3415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3]=[.B1112];[.C1113]=[.C1112];[.D1113]=[.D1112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0551">
            <text:p>1490551</text:p>
          </table:table-cell>
          <table:table-cell table:style-name="ce7" office:value-type="float" office:value="1490735">
            <text:p>1490735</text:p>
          </table:table-cell>
          <table:table-cell table:style-name="ce7" table:formula="of:=AND([.G1113]=[.B1113];[.H1113]&gt;=[.C1113];[.I1113]&lt;=[.D1113])" office:value-type="boolean" office:boolean-value="false">
            <text:p>FALSE</text:p>
          </table:table-cell>
          <table:table-cell table:style-name="ce7" table:formula="of:=IF([.J1113];&quot;&quot;;MAX([.C1113]-[.H1113];[.I1113]-[.D1113]))" office:value-type="float" office:value="31481">
            <text:p>3148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4]=[.B1113];[.C1114]=[.C1113];[.D1114]=[.D1113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0551">
            <text:p>1490551</text:p>
          </table:table-cell>
          <table:table-cell table:style-name="ce7" office:value-type="float" office:value="1490735">
            <text:p>1490735</text:p>
          </table:table-cell>
          <table:table-cell table:style-name="ce7" table:formula="of:=AND([.G1114]=[.B1114];[.H1114]&gt;=[.C1114];[.I1114]&lt;=[.D1114])" office:value-type="boolean" office:boolean-value="false">
            <text:p>FALSE</text:p>
          </table:table-cell>
          <table:table-cell table:style-name="ce7" table:formula="of:=IF([.J1114];&quot;&quot;;MAX([.C1114]-[.H1114];[.I1114]-[.D1114]))" office:value-type="float" office:value="31481">
            <text:p>3148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5]=[.B1114];[.C1115]=[.C1114];[.D1115]=[.D1114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0551">
            <text:p>1490551</text:p>
          </table:table-cell>
          <table:table-cell table:style-name="ce7" office:value-type="float" office:value="1490735">
            <text:p>1490735</text:p>
          </table:table-cell>
          <table:table-cell table:style-name="ce7" table:formula="of:=AND([.G1115]=[.B1115];[.H1115]&gt;=[.C1115];[.I1115]&lt;=[.D1115])" office:value-type="boolean" office:boolean-value="false">
            <text:p>FALSE</text:p>
          </table:table-cell>
          <table:table-cell table:style-name="ce7" table:formula="of:=IF([.J1115];&quot;&quot;;MAX([.C1115]-[.H1115];[.I1115]-[.D1115]))" office:value-type="float" office:value="31481">
            <text:p>3148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6]=[.B1115];[.C1116]=[.C1115];[.D1116]=[.D1115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4418">
            <text:p>1494418</text:p>
          </table:table-cell>
          <table:table-cell table:style-name="ce7" office:value-type="float" office:value="1494580">
            <text:p>1494580</text:p>
          </table:table-cell>
          <table:table-cell table:style-name="ce7" table:formula="of:=AND([.G1116]=[.B1116];[.H1116]&gt;=[.C1116];[.I1116]&lt;=[.D1116])" office:value-type="boolean" office:boolean-value="false">
            <text:p>FALSE</text:p>
          </table:table-cell>
          <table:table-cell table:style-name="ce7" table:formula="of:=IF([.J1116];&quot;&quot;;MAX([.C1116]-[.H1116];[.I1116]-[.D1116]))" office:value-type="float" office:value="27614">
            <text:p>2761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7]=[.B1116];[.C1117]=[.C1116];[.D1117]=[.D1116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4418">
            <text:p>1494418</text:p>
          </table:table-cell>
          <table:table-cell table:style-name="ce7" office:value-type="float" office:value="1494580">
            <text:p>1494580</text:p>
          </table:table-cell>
          <table:table-cell table:style-name="ce7" table:formula="of:=AND([.G1117]=[.B1117];[.H1117]&gt;=[.C1117];[.I1117]&lt;=[.D1117])" office:value-type="boolean" office:boolean-value="false">
            <text:p>FALSE</text:p>
          </table:table-cell>
          <table:table-cell table:style-name="ce7" table:formula="of:=IF([.J1117];&quot;&quot;;MAX([.C1117]-[.H1117];[.I1117]-[.D1117]))" office:value-type="float" office:value="27614">
            <text:p>2761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8]=[.B1117];[.C1118]=[.C1117];[.D1118]=[.D1117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4418">
            <text:p>1494418</text:p>
          </table:table-cell>
          <table:table-cell table:style-name="ce7" office:value-type="float" office:value="1494580">
            <text:p>1494580</text:p>
          </table:table-cell>
          <table:table-cell table:style-name="ce7" table:formula="of:=AND([.G1118]=[.B1118];[.H1118]&gt;=[.C1118];[.I1118]&lt;=[.D1118])" office:value-type="boolean" office:boolean-value="false">
            <text:p>FALSE</text:p>
          </table:table-cell>
          <table:table-cell table:style-name="ce7" table:formula="of:=IF([.J1118];&quot;&quot;;MAX([.C1118]-[.H1118];[.I1118]-[.D1118]))" office:value-type="float" office:value="27614">
            <text:p>2761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19]=[.B1118];[.C1119]=[.C1118];[.D1119]=[.D1118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6627">
            <text:p>1496627</text:p>
          </table:table-cell>
          <table:table-cell table:style-name="ce7" office:value-type="float" office:value="1497014">
            <text:p>1497014</text:p>
          </table:table-cell>
          <table:table-cell table:style-name="ce7" table:formula="of:=AND([.G1119]=[.B1119];[.H1119]&gt;=[.C1119];[.I1119]&lt;=[.D1119])" office:value-type="boolean" office:boolean-value="false">
            <text:p>FALSE</text:p>
          </table:table-cell>
          <table:table-cell table:style-name="ce7" table:formula="of:=IF([.J1119];&quot;&quot;;MAX([.C1119]-[.H1119];[.I1119]-[.D1119]))" office:value-type="float" office:value="25405">
            <text:p>2540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0]=[.B1119];[.C1120]=[.C1119];[.D1120]=[.D1119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6627">
            <text:p>1496627</text:p>
          </table:table-cell>
          <table:table-cell table:style-name="ce7" office:value-type="float" office:value="1497014">
            <text:p>1497014</text:p>
          </table:table-cell>
          <table:table-cell table:style-name="ce7" table:formula="of:=AND([.G1120]=[.B1120];[.H1120]&gt;=[.C1120];[.I1120]&lt;=[.D1120])" office:value-type="boolean" office:boolean-value="false">
            <text:p>FALSE</text:p>
          </table:table-cell>
          <table:table-cell table:style-name="ce7" table:formula="of:=IF([.J1120];&quot;&quot;;MAX([.C1120]-[.H1120];[.I1120]-[.D1120]))" office:value-type="float" office:value="25405">
            <text:p>2540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1]=[.B1120];[.C1121]=[.C1120];[.D1121]=[.D1120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6627">
            <text:p>1496627</text:p>
          </table:table-cell>
          <table:table-cell table:style-name="ce7" office:value-type="float" office:value="1497014">
            <text:p>1497014</text:p>
          </table:table-cell>
          <table:table-cell table:style-name="ce7" table:formula="of:=AND([.G1121]=[.B1121];[.H1121]&gt;=[.C1121];[.I1121]&lt;=[.D1121])" office:value-type="boolean" office:boolean-value="false">
            <text:p>FALSE</text:p>
          </table:table-cell>
          <table:table-cell table:style-name="ce7" table:formula="of:=IF([.J1121];&quot;&quot;;MAX([.C1121]-[.H1121];[.I1121]-[.D1121]))" office:value-type="float" office:value="25405">
            <text:p>2540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2]=[.B1121];[.C1122]=[.C1121];[.D1122]=[.D1121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1162">
            <text:p>1501162</text:p>
          </table:table-cell>
          <table:table-cell table:style-name="ce7" office:value-type="float" office:value="1501270">
            <text:p>1501270</text:p>
          </table:table-cell>
          <table:table-cell table:style-name="ce7" table:formula="of:=AND([.G1122]=[.B1122];[.H1122]&gt;=[.C1122];[.I1122]&lt;=[.D1122])" office:value-type="boolean" office:boolean-value="false">
            <text:p>FALSE</text:p>
          </table:table-cell>
          <table:table-cell table:style-name="ce7" table:formula="of:=IF([.J1122];&quot;&quot;;MAX([.C1122]-[.H1122];[.I1122]-[.D1122]))" office:value-type="float" office:value="20870">
            <text:p>208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3]=[.B1122];[.C1123]=[.C1122];[.D1123]=[.D1122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1162">
            <text:p>1501162</text:p>
          </table:table-cell>
          <table:table-cell table:style-name="ce7" office:value-type="float" office:value="1501270">
            <text:p>1501270</text:p>
          </table:table-cell>
          <table:table-cell table:style-name="ce7" table:formula="of:=AND([.G1123]=[.B1123];[.H1123]&gt;=[.C1123];[.I1123]&lt;=[.D1123])" office:value-type="boolean" office:boolean-value="false">
            <text:p>FALSE</text:p>
          </table:table-cell>
          <table:table-cell table:style-name="ce7" table:formula="of:=IF([.J1123];&quot;&quot;;MAX([.C1123]-[.H1123];[.I1123]-[.D1123]))" office:value-type="float" office:value="20870">
            <text:p>208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4]=[.B1123];[.C1124]=[.C1123];[.D1124]=[.D1123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1162">
            <text:p>1501162</text:p>
          </table:table-cell>
          <table:table-cell table:style-name="ce7" office:value-type="float" office:value="1501270">
            <text:p>1501270</text:p>
          </table:table-cell>
          <table:table-cell table:style-name="ce7" table:formula="of:=AND([.G1124]=[.B1124];[.H1124]&gt;=[.C1124];[.I1124]&lt;=[.D1124])" office:value-type="boolean" office:boolean-value="false">
            <text:p>FALSE</text:p>
          </table:table-cell>
          <table:table-cell table:style-name="ce7" table:formula="of:=IF([.J1124];&quot;&quot;;MAX([.C1124]-[.H1124];[.I1124]-[.D1124]))" office:value-type="float" office:value="20870">
            <text:p>2087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5]=[.B1124];[.C1125]=[.C1124];[.D1125]=[.D1124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3915">
            <text:p>1503915</text:p>
          </table:table-cell>
          <table:table-cell table:style-name="ce7" office:value-type="float" office:value="1503976">
            <text:p>1503976</text:p>
          </table:table-cell>
          <table:table-cell table:style-name="ce7" table:formula="of:=AND([.G1125]=[.B1125];[.H1125]&gt;=[.C1125];[.I1125]&lt;=[.D1125])" office:value-type="boolean" office:boolean-value="false">
            <text:p>FALSE</text:p>
          </table:table-cell>
          <table:table-cell table:style-name="ce7" table:formula="of:=IF([.J1125];&quot;&quot;;MAX([.C1125]-[.H1125];[.I1125]-[.D1125]))" office:value-type="float" office:value="18117">
            <text:p>1811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6]=[.B1125];[.C1126]=[.C1125];[.D1126]=[.D1125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3915">
            <text:p>1503915</text:p>
          </table:table-cell>
          <table:table-cell table:style-name="ce7" office:value-type="float" office:value="1503976">
            <text:p>1503976</text:p>
          </table:table-cell>
          <table:table-cell table:style-name="ce7" table:formula="of:=AND([.G1126]=[.B1126];[.H1126]&gt;=[.C1126];[.I1126]&lt;=[.D1126])" office:value-type="boolean" office:boolean-value="false">
            <text:p>FALSE</text:p>
          </table:table-cell>
          <table:table-cell table:style-name="ce7" table:formula="of:=IF([.J1126];&quot;&quot;;MAX([.C1126]-[.H1126];[.I1126]-[.D1126]))" office:value-type="float" office:value="18117">
            <text:p>1811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7]=[.B1126];[.C1127]=[.C1126];[.D1127]=[.D1126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3915">
            <text:p>1503915</text:p>
          </table:table-cell>
          <table:table-cell table:style-name="ce7" office:value-type="float" office:value="1503976">
            <text:p>1503976</text:p>
          </table:table-cell>
          <table:table-cell table:style-name="ce7" table:formula="of:=AND([.G1127]=[.B1127];[.H1127]&gt;=[.C1127];[.I1127]&lt;=[.D1127])" office:value-type="boolean" office:boolean-value="false">
            <text:p>FALSE</text:p>
          </table:table-cell>
          <table:table-cell table:style-name="ce7" table:formula="of:=IF([.J1127];&quot;&quot;;MAX([.C1127]-[.H1127];[.I1127]-[.D1127]))" office:value-type="float" office:value="18117">
            <text:p>1811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8]=[.B1127];[.C1128]=[.C1127];[.D1128]=[.D1127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4587">
            <text:p>1504587</text:p>
          </table:table-cell>
          <table:table-cell table:style-name="ce7" office:value-type="float" office:value="1504651">
            <text:p>1504651</text:p>
          </table:table-cell>
          <table:table-cell table:style-name="ce7" table:formula="of:=AND([.G1128]=[.B1128];[.H1128]&gt;=[.C1128];[.I1128]&lt;=[.D1128])" office:value-type="boolean" office:boolean-value="false">
            <text:p>FALSE</text:p>
          </table:table-cell>
          <table:table-cell table:style-name="ce7" table:formula="of:=IF([.J1128];&quot;&quot;;MAX([.C1128]-[.H1128];[.I1128]-[.D1128]))" office:value-type="float" office:value="17445">
            <text:p>1744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29]=[.B1128];[.C1129]=[.C1128];[.D1129]=[.D1128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4587">
            <text:p>1504587</text:p>
          </table:table-cell>
          <table:table-cell table:style-name="ce7" office:value-type="float" office:value="1504651">
            <text:p>1504651</text:p>
          </table:table-cell>
          <table:table-cell table:style-name="ce7" table:formula="of:=AND([.G1129]=[.B1129];[.H1129]&gt;=[.C1129];[.I1129]&lt;=[.D1129])" office:value-type="boolean" office:boolean-value="false">
            <text:p>FALSE</text:p>
          </table:table-cell>
          <table:table-cell table:style-name="ce7" table:formula="of:=IF([.J1129];&quot;&quot;;MAX([.C1129]-[.H1129];[.I1129]-[.D1129]))" office:value-type="float" office:value="17445">
            <text:p>1744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30]=[.B1129];[.C1130]=[.C1129];[.D1130]=[.D1129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4587">
            <text:p>1504587</text:p>
          </table:table-cell>
          <table:table-cell table:style-name="ce7" office:value-type="float" office:value="1504651">
            <text:p>1504651</text:p>
          </table:table-cell>
          <table:table-cell table:style-name="ce7" table:formula="of:=AND([.G1130]=[.B1130];[.H1130]&gt;=[.C1130];[.I1130]&lt;=[.D1130])" office:value-type="boolean" office:boolean-value="false">
            <text:p>FALSE</text:p>
          </table:table-cell>
          <table:table-cell table:style-name="ce7" table:formula="of:=IF([.J1130];&quot;&quot;;MAX([.C1130]-[.H1130];[.I1130]-[.D1130]))" office:value-type="float" office:value="17445">
            <text:p>1744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31]=[.B1130];[.C1131]=[.C1130];[.D1131]=[.D1130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7990">
            <text:p>1507990</text:p>
          </table:table-cell>
          <table:table-cell table:style-name="ce7" office:value-type="float" office:value="1508037">
            <text:p>1508037</text:p>
          </table:table-cell>
          <table:table-cell table:style-name="ce7" table:formula="of:=AND([.G1131]=[.B1131];[.H1131]&gt;=[.C1131];[.I1131]&lt;=[.D1131])" office:value-type="boolean" office:boolean-value="false">
            <text:p>FALSE</text:p>
          </table:table-cell>
          <table:table-cell table:style-name="ce7" table:formula="of:=IF([.J1131];&quot;&quot;;MAX([.C1131]-[.H1131];[.I1131]-[.D1131]))" office:value-type="float" office:value="14042">
            <text:p>1404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32]=[.B1131];[.C1132]=[.C1131];[.D1132]=[.D1131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7990">
            <text:p>1507990</text:p>
          </table:table-cell>
          <table:table-cell table:style-name="ce7" office:value-type="float" office:value="1508037">
            <text:p>1508037</text:p>
          </table:table-cell>
          <table:table-cell table:style-name="ce7" table:formula="of:=AND([.G1132]=[.B1132];[.H1132]&gt;=[.C1132];[.I1132]&lt;=[.D1132])" office:value-type="boolean" office:boolean-value="false">
            <text:p>FALSE</text:p>
          </table:table-cell>
          <table:table-cell table:style-name="ce7" table:formula="of:=IF([.J1132];&quot;&quot;;MAX([.C1132]-[.H1132];[.I1132]-[.D1132]))" office:value-type="float" office:value="14042">
            <text:p>1404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33]=[.B1132];[.C1133]=[.C1132];[.D1133]=[.D1132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11079">
            <text:p>1511079</text:p>
          </table:table-cell>
          <table:table-cell table:style-name="ce7" office:value-type="float" office:value="1511129">
            <text:p>1511129</text:p>
          </table:table-cell>
          <table:table-cell table:style-name="ce7" table:formula="of:=AND([.G1133]=[.B1133];[.H1133]&gt;=[.C1133];[.I1133]&lt;=[.D1133])" office:value-type="boolean" office:boolean-value="false">
            <text:p>FALSE</text:p>
          </table:table-cell>
          <table:table-cell table:style-name="ce7" table:formula="of:=IF([.J1133];&quot;&quot;;MAX([.C1133]-[.H1133];[.I1133]-[.D1133]))" office:value-type="float" office:value="10953">
            <text:p>1095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34]=[.B1133];[.C1134]=[.C1133];[.D1134]=[.D1133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11079">
            <text:p>1511079</text:p>
          </table:table-cell>
          <table:table-cell table:style-name="ce7" office:value-type="float" office:value="1511210">
            <text:p>1511210</text:p>
          </table:table-cell>
          <table:table-cell table:style-name="ce7" table:formula="of:=AND([.G1134]=[.B1134];[.H1134]&gt;=[.C1134];[.I1134]&lt;=[.D1134])" office:value-type="boolean" office:boolean-value="false">
            <text:p>FALSE</text:p>
          </table:table-cell>
          <table:table-cell table:style-name="ce7" table:formula="of:=IF([.J1134];&quot;&quot;;MAX([.C1134]-[.H1134];[.I1134]-[.D1134]))" office:value-type="float" office:value="10953">
            <text:p>1095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35]=[.B1134];[.C1135]=[.C1134];[.D1135]=[.D1134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11079">
            <text:p>1511079</text:p>
          </table:table-cell>
          <table:table-cell table:style-name="ce7" office:value-type="float" office:value="1511210">
            <text:p>1511210</text:p>
          </table:table-cell>
          <table:table-cell table:style-name="ce7" table:formula="of:=AND([.G1135]=[.B1135];[.H1135]&gt;=[.C1135];[.I1135]&lt;=[.D1135])" office:value-type="boolean" office:boolean-value="false">
            <text:p>FALSE</text:p>
          </table:table-cell>
          <table:table-cell table:style-name="ce7" table:formula="of:=IF([.J1135];&quot;&quot;;MAX([.C1135]-[.H1135];[.I1135]-[.D1135]))" office:value-type="float" office:value="10953">
            <text:p>1095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36]=[.B1135];[.C1136]=[.C1135];[.D1136]=[.D1135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21641">
            <text:p>1521641</text:p>
          </table:table-cell>
          <table:table-cell table:style-name="ce7" office:value-type="float" office:value="1521733">
            <text:p>1521733</text:p>
          </table:table-cell>
          <table:table-cell table:style-name="ce7" table:formula="of:=AND([.G1136]=[.B1136];[.H1136]&gt;=[.C1136];[.I1136]&lt;=[.D1136])" office:value-type="boolean" office:boolean-value="false">
            <text:p>FALSE</text:p>
          </table:table-cell>
          <table:table-cell table:style-name="ce7" table:formula="of:=IF([.J1136];&quot;&quot;;MAX([.C1136]-[.H1136];[.I1136]-[.D1136]))" office:value-type="float" office:value="391">
            <text:p>39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032">
            <text:p>1522032</text:p>
          </table:table-cell>
          <table:table-cell table:style-name="ce7" office:value-type="float" office:value="1572655">
            <text:p>1572655</text:p>
          </table:table-cell>
          <table:table-cell table:style-name="ce12" table:formula="of:=IF(AND([.B1137]=[.B1136];[.C1137]=[.C1136];[.D1137]=[.D1136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21641">
            <text:p>1521641</text:p>
          </table:table-cell>
          <table:table-cell table:style-name="ce7" office:value-type="float" office:value="1521733">
            <text:p>1521733</text:p>
          </table:table-cell>
          <table:table-cell table:style-name="ce7" table:formula="of:=AND([.G1137]=[.B1137];[.H1137]&gt;=[.C1137];[.I1137]&lt;=[.D1137])" office:value-type="boolean" office:boolean-value="false">
            <text:p>FALSE</text:p>
          </table:table-cell>
          <table:table-cell table:style-name="ce7" table:formula="of:=IF([.J1137];&quot;&quot;;MAX([.C1137]-[.H1137];[.I1137]-[.D1137]))" office:value-type="float" office:value="391">
            <text:p>39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38]=[.B1137];[.C1138]=[.C1137];[.D1138]=[.D1137]);&quot;&quot;;&quot;new&quot;)" office:value-type="string" office:string-value="new">
            <text:p>new</text:p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22382">
            <text:p>1522382</text:p>
          </table:table-cell>
          <table:table-cell table:style-name="ce7" table:formula="of:=AND([.G1138]=[.B1138];[.H1138]&gt;=[.C1138];[.I1138]&lt;=[.D1138])" office:value-type="boolean" office:boolean-value="false">
            <text:p>FALSE</text:p>
          </table:table-cell>
          <table:table-cell table:style-name="ce7" table:formula="of:=IF([.J1138];&quot;&quot;;MAX([.C1138]-[.H1138];[.I1138]-[.D1138]))" office:value-type="float" office:value="-273">
            <text:p>-27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39]=[.B1138];[.C1139]=[.C1138];[.D1139]=[.D1138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22382">
            <text:p>1522382</text:p>
          </table:table-cell>
          <table:table-cell table:style-name="ce7" table:formula="of:=AND([.G1139]=[.B1139];[.H1139]&gt;=[.C1139];[.I1139]&lt;=[.D1139])" office:value-type="boolean" office:boolean-value="false">
            <text:p>FALSE</text:p>
          </table:table-cell>
          <table:table-cell table:style-name="ce7" table:formula="of:=IF([.J1139];&quot;&quot;;MAX([.C1139]-[.H1139];[.I1139]-[.D1139]))" office:value-type="float" office:value="-273">
            <text:p>-27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0]=[.B1139];[.C1140]=[.C1139];[.D1140]=[.D1139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22382">
            <text:p>1522382</text:p>
          </table:table-cell>
          <table:table-cell table:style-name="ce7" table:formula="of:=AND([.G1140]=[.B1140];[.H1140]&gt;=[.C1140];[.I1140]&lt;=[.D1140])" office:value-type="boolean" office:boolean-value="false">
            <text:p>FALSE</text:p>
          </table:table-cell>
          <table:table-cell table:style-name="ce7" table:formula="of:=IF([.J1140];&quot;&quot;;MAX([.C1140]-[.H1140];[.I1140]-[.D1140]))" office:value-type="float" office:value="-273">
            <text:p>-27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1]=[.B1140];[.C1141]=[.C1140];[.D1141]=[.D1140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61129">
            <text:p>1561129</text:p>
          </table:table-cell>
          <table:table-cell table:style-name="ce7" table:formula="of:=AND([.G1141]=[.B1141];[.H1141]&gt;=[.C1141];[.I1141]&lt;=[.D1141])" office:value-type="boolean" office:boolean-value="false">
            <text:p>FALSE</text:p>
          </table:table-cell>
          <table:table-cell table:style-name="ce7" table:formula="of:=IF([.J1141];&quot;&quot;;MAX([.C1141]-[.H1141];[.I1141]-[.D1141]))" office:value-type="float" office:value="38474">
            <text:p>3847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2]=[.B1141];[.C1142]=[.C1141];[.D1142]=[.D1141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71733">
            <text:p>1571733</text:p>
          </table:table-cell>
          <table:table-cell table:style-name="ce7" table:formula="of:=AND([.G1142]=[.B1142];[.H1142]&gt;=[.C1142];[.I1142]&lt;=[.D1142])" office:value-type="boolean" office:boolean-value="false">
            <text:p>FALSE</text:p>
          </table:table-cell>
          <table:table-cell table:style-name="ce7" table:formula="of:=IF([.J1142];&quot;&quot;;MAX([.C1142]-[.H1142];[.I1142]-[.D1142]))" office:value-type="float" office:value="49078">
            <text:p>4907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3]=[.B1142];[.C1143]=[.C1142];[.D1143]=[.D1142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22162">
            <text:p>1522162</text:p>
          </table:table-cell>
          <table:table-cell table:style-name="ce7" office:value-type="float" office:value="1571733">
            <text:p>1571733</text:p>
          </table:table-cell>
          <table:table-cell table:style-name="ce7" table:formula="of:=AND([.G1143]=[.B1143];[.H1143]&gt;=[.C1143];[.I1143]&lt;=[.D1143])" office:value-type="boolean" office:boolean-value="false">
            <text:p>FALSE</text:p>
          </table:table-cell>
          <table:table-cell table:style-name="ce7" table:formula="of:=IF([.J1143];&quot;&quot;;MAX([.C1143]-[.H1143];[.I1143]-[.D1143]))" office:value-type="float" office:value="49078">
            <text:p>4907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4]=[.B1143];[.C1144]=[.C1143];[.D1144]=[.D1143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1625">
            <text:p>1531625</text:p>
          </table:table-cell>
          <table:table-cell table:style-name="ce7" office:value-type="float" office:value="1531747">
            <text:p>1531747</text:p>
          </table:table-cell>
          <table:table-cell table:style-name="ce7" table:formula="of:=AND([.G1144]=[.B1144];[.H1144]&gt;=[.C1144];[.I1144]&lt;=[.D1144])" office:value-type="boolean" office:boolean-value="false">
            <text:p>FALSE</text:p>
          </table:table-cell>
          <table:table-cell table:style-name="ce7" table:formula="of:=IF([.J1144];&quot;&quot;;MAX([.C1144]-[.H1144];[.I1144]-[.D1144]))" office:value-type="float" office:value="9092">
            <text:p>909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5]=[.B1144];[.C1145]=[.C1144];[.D1145]=[.D1144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1625">
            <text:p>1531625</text:p>
          </table:table-cell>
          <table:table-cell table:style-name="ce7" office:value-type="float" office:value="1531747">
            <text:p>1531747</text:p>
          </table:table-cell>
          <table:table-cell table:style-name="ce7" table:formula="of:=AND([.G1145]=[.B1145];[.H1145]&gt;=[.C1145];[.I1145]&lt;=[.D1145])" office:value-type="boolean" office:boolean-value="false">
            <text:p>FALSE</text:p>
          </table:table-cell>
          <table:table-cell table:style-name="ce7" table:formula="of:=IF([.J1145];&quot;&quot;;MAX([.C1145]-[.H1145];[.I1145]-[.D1145]))" office:value-type="float" office:value="9092">
            <text:p>909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6]=[.B1145];[.C1146]=[.C1145];[.D1146]=[.D1145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1625">
            <text:p>1531625</text:p>
          </table:table-cell>
          <table:table-cell table:style-name="ce7" office:value-type="float" office:value="1531747">
            <text:p>1531747</text:p>
          </table:table-cell>
          <table:table-cell table:style-name="ce7" table:formula="of:=AND([.G1146]=[.B1146];[.H1146]&gt;=[.C1146];[.I1146]&lt;=[.D1146])" office:value-type="boolean" office:boolean-value="false">
            <text:p>FALSE</text:p>
          </table:table-cell>
          <table:table-cell table:style-name="ce7" table:formula="of:=IF([.J1146];&quot;&quot;;MAX([.C1146]-[.H1146];[.I1146]-[.D1146]))" office:value-type="float" office:value="9092">
            <text:p>909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7]=[.B1146];[.C1147]=[.C1146];[.D1147]=[.D1146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6866">
            <text:p>1536866</text:p>
          </table:table-cell>
          <table:table-cell table:style-name="ce7" office:value-type="float" office:value="1537009">
            <text:p>1537009</text:p>
          </table:table-cell>
          <table:table-cell table:style-name="ce7" table:formula="of:=AND([.G1147]=[.B1147];[.H1147]&gt;=[.C1147];[.I1147]&lt;=[.D1147])" office:value-type="boolean" office:boolean-value="false">
            <text:p>FALSE</text:p>
          </table:table-cell>
          <table:table-cell table:style-name="ce7" table:formula="of:=IF([.J1147];&quot;&quot;;MAX([.C1147]-[.H1147];[.I1147]-[.D1147]))" office:value-type="float" office:value="14354">
            <text:p>1435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8]=[.B1147];[.C1148]=[.C1147];[.D1148]=[.D1147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6866">
            <text:p>1536866</text:p>
          </table:table-cell>
          <table:table-cell table:style-name="ce7" office:value-type="float" office:value="1537009">
            <text:p>1537009</text:p>
          </table:table-cell>
          <table:table-cell table:style-name="ce7" table:formula="of:=AND([.G1148]=[.B1148];[.H1148]&gt;=[.C1148];[.I1148]&lt;=[.D1148])" office:value-type="boolean" office:boolean-value="false">
            <text:p>FALSE</text:p>
          </table:table-cell>
          <table:table-cell table:style-name="ce7" table:formula="of:=IF([.J1148];&quot;&quot;;MAX([.C1148]-[.H1148];[.I1148]-[.D1148]))" office:value-type="float" office:value="14354">
            <text:p>1435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49]=[.B1148];[.C1149]=[.C1148];[.D1149]=[.D1148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6866">
            <text:p>1536866</text:p>
          </table:table-cell>
          <table:table-cell table:style-name="ce7" office:value-type="float" office:value="1537009">
            <text:p>1537009</text:p>
          </table:table-cell>
          <table:table-cell table:style-name="ce7" table:formula="of:=AND([.G1149]=[.B1149];[.H1149]&gt;=[.C1149];[.I1149]&lt;=[.D1149])" office:value-type="boolean" office:boolean-value="false">
            <text:p>FALSE</text:p>
          </table:table-cell>
          <table:table-cell table:style-name="ce7" table:formula="of:=IF([.J1149];&quot;&quot;;MAX([.C1149]-[.H1149];[.I1149]-[.D1149]))" office:value-type="float" office:value="14354">
            <text:p>1435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0]=[.B1149];[.C1150]=[.C1149];[.D1150]=[.D1149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7875">
            <text:p>1537875</text:p>
          </table:table-cell>
          <table:table-cell table:style-name="ce7" office:value-type="float" office:value="1538007">
            <text:p>1538007</text:p>
          </table:table-cell>
          <table:table-cell table:style-name="ce7" table:formula="of:=AND([.G1150]=[.B1150];[.H1150]&gt;=[.C1150];[.I1150]&lt;=[.D1150])" office:value-type="boolean" office:boolean-value="false">
            <text:p>FALSE</text:p>
          </table:table-cell>
          <table:table-cell table:style-name="ce7" table:formula="of:=IF([.J1150];&quot;&quot;;MAX([.C1150]-[.H1150];[.I1150]-[.D1150]))" office:value-type="float" office:value="15352">
            <text:p>1535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1]=[.B1150];[.C1151]=[.C1150];[.D1151]=[.D1150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7875">
            <text:p>1537875</text:p>
          </table:table-cell>
          <table:table-cell table:style-name="ce7" office:value-type="float" office:value="1538007">
            <text:p>1538007</text:p>
          </table:table-cell>
          <table:table-cell table:style-name="ce7" table:formula="of:=AND([.G1151]=[.B1151];[.H1151]&gt;=[.C1151];[.I1151]&lt;=[.D1151])" office:value-type="boolean" office:boolean-value="false">
            <text:p>FALSE</text:p>
          </table:table-cell>
          <table:table-cell table:style-name="ce7" table:formula="of:=IF([.J1151];&quot;&quot;;MAX([.C1151]-[.H1151];[.I1151]-[.D1151]))" office:value-type="float" office:value="15352">
            <text:p>1535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2]=[.B1151];[.C1152]=[.C1151];[.D1152]=[.D1151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37875">
            <text:p>1537875</text:p>
          </table:table-cell>
          <table:table-cell table:style-name="ce7" office:value-type="float" office:value="1538007">
            <text:p>1538007</text:p>
          </table:table-cell>
          <table:table-cell table:style-name="ce7" table:formula="of:=AND([.G1152]=[.B1152];[.H1152]&gt;=[.C1152];[.I1152]&lt;=[.D1152])" office:value-type="boolean" office:boolean-value="false">
            <text:p>FALSE</text:p>
          </table:table-cell>
          <table:table-cell table:style-name="ce7" table:formula="of:=IF([.J1152];&quot;&quot;;MAX([.C1152]-[.H1152];[.I1152]-[.D1152]))" office:value-type="float" office:value="15352">
            <text:p>1535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3]=[.B1152];[.C1153]=[.C1152];[.D1153]=[.D1152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0551">
            <text:p>1540551</text:p>
          </table:table-cell>
          <table:table-cell table:style-name="ce7" office:value-type="float" office:value="1540735">
            <text:p>1540735</text:p>
          </table:table-cell>
          <table:table-cell table:style-name="ce7" table:formula="of:=AND([.G1153]=[.B1153];[.H1153]&gt;=[.C1153];[.I1153]&lt;=[.D1153])" office:value-type="boolean" office:boolean-value="false">
            <text:p>FALSE</text:p>
          </table:table-cell>
          <table:table-cell table:style-name="ce7" table:formula="of:=IF([.J1153];&quot;&quot;;MAX([.C1153]-[.H1153];[.I1153]-[.D1153]))" office:value-type="float" office:value="18080">
            <text:p>1808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4]=[.B1153];[.C1154]=[.C1153];[.D1154]=[.D1153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0551">
            <text:p>1540551</text:p>
          </table:table-cell>
          <table:table-cell table:style-name="ce7" office:value-type="float" office:value="1540735">
            <text:p>1540735</text:p>
          </table:table-cell>
          <table:table-cell table:style-name="ce7" table:formula="of:=AND([.G1154]=[.B1154];[.H1154]&gt;=[.C1154];[.I1154]&lt;=[.D1154])" office:value-type="boolean" office:boolean-value="false">
            <text:p>FALSE</text:p>
          </table:table-cell>
          <table:table-cell table:style-name="ce7" table:formula="of:=IF([.J1154];&quot;&quot;;MAX([.C1154]-[.H1154];[.I1154]-[.D1154]))" office:value-type="float" office:value="18080">
            <text:p>1808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5]=[.B1154];[.C1155]=[.C1154];[.D1155]=[.D1154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0551">
            <text:p>1540551</text:p>
          </table:table-cell>
          <table:table-cell table:style-name="ce7" office:value-type="float" office:value="1540735">
            <text:p>1540735</text:p>
          </table:table-cell>
          <table:table-cell table:style-name="ce7" table:formula="of:=AND([.G1155]=[.B1155];[.H1155]&gt;=[.C1155];[.I1155]&lt;=[.D1155])" office:value-type="boolean" office:boolean-value="false">
            <text:p>FALSE</text:p>
          </table:table-cell>
          <table:table-cell table:style-name="ce7" table:formula="of:=IF([.J1155];&quot;&quot;;MAX([.C1155]-[.H1155];[.I1155]-[.D1155]))" office:value-type="float" office:value="18080">
            <text:p>1808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6]=[.B1155];[.C1156]=[.C1155];[.D1156]=[.D1155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4418">
            <text:p>1544418</text:p>
          </table:table-cell>
          <table:table-cell table:style-name="ce7" office:value-type="float" office:value="1544580">
            <text:p>1544580</text:p>
          </table:table-cell>
          <table:table-cell table:style-name="ce7" table:formula="of:=AND([.G1156]=[.B1156];[.H1156]&gt;=[.C1156];[.I1156]&lt;=[.D1156])" office:value-type="boolean" office:boolean-value="false">
            <text:p>FALSE</text:p>
          </table:table-cell>
          <table:table-cell table:style-name="ce7" table:formula="of:=IF([.J1156];&quot;&quot;;MAX([.C1156]-[.H1156];[.I1156]-[.D1156]))" office:value-type="float" office:value="21925">
            <text:p>2192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7]=[.B1156];[.C1157]=[.C1156];[.D1157]=[.D1156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4418">
            <text:p>1544418</text:p>
          </table:table-cell>
          <table:table-cell table:style-name="ce7" office:value-type="float" office:value="1544580">
            <text:p>1544580</text:p>
          </table:table-cell>
          <table:table-cell table:style-name="ce7" table:formula="of:=AND([.G1157]=[.B1157];[.H1157]&gt;=[.C1157];[.I1157]&lt;=[.D1157])" office:value-type="boolean" office:boolean-value="false">
            <text:p>FALSE</text:p>
          </table:table-cell>
          <table:table-cell table:style-name="ce7" table:formula="of:=IF([.J1157];&quot;&quot;;MAX([.C1157]-[.H1157];[.I1157]-[.D1157]))" office:value-type="float" office:value="21925">
            <text:p>2192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8]=[.B1157];[.C1158]=[.C1157];[.D1158]=[.D1157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4418">
            <text:p>1544418</text:p>
          </table:table-cell>
          <table:table-cell table:style-name="ce7" office:value-type="float" office:value="1544580">
            <text:p>1544580</text:p>
          </table:table-cell>
          <table:table-cell table:style-name="ce7" table:formula="of:=AND([.G1158]=[.B1158];[.H1158]&gt;=[.C1158];[.I1158]&lt;=[.D1158])" office:value-type="boolean" office:boolean-value="false">
            <text:p>FALSE</text:p>
          </table:table-cell>
          <table:table-cell table:style-name="ce7" table:formula="of:=IF([.J1158];&quot;&quot;;MAX([.C1158]-[.H1158];[.I1158]-[.D1158]))" office:value-type="float" office:value="21925">
            <text:p>2192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59]=[.B1158];[.C1159]=[.C1158];[.D1159]=[.D1158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6627">
            <text:p>1546627</text:p>
          </table:table-cell>
          <table:table-cell table:style-name="ce7" office:value-type="float" office:value="1547014">
            <text:p>1547014</text:p>
          </table:table-cell>
          <table:table-cell table:style-name="ce7" table:formula="of:=AND([.G1159]=[.B1159];[.H1159]&gt;=[.C1159];[.I1159]&lt;=[.D1159])" office:value-type="boolean" office:boolean-value="false">
            <text:p>FALSE</text:p>
          </table:table-cell>
          <table:table-cell table:style-name="ce7" table:formula="of:=IF([.J1159];&quot;&quot;;MAX([.C1159]-[.H1159];[.I1159]-[.D1159]))" office:value-type="float" office:value="24359">
            <text:p>2435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0]=[.B1159];[.C1160]=[.C1159];[.D1160]=[.D1159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6627">
            <text:p>1546627</text:p>
          </table:table-cell>
          <table:table-cell table:style-name="ce7" office:value-type="float" office:value="1547014">
            <text:p>1547014</text:p>
          </table:table-cell>
          <table:table-cell table:style-name="ce7" table:formula="of:=AND([.G1160]=[.B1160];[.H1160]&gt;=[.C1160];[.I1160]&lt;=[.D1160])" office:value-type="boolean" office:boolean-value="false">
            <text:p>FALSE</text:p>
          </table:table-cell>
          <table:table-cell table:style-name="ce7" table:formula="of:=IF([.J1160];&quot;&quot;;MAX([.C1160]-[.H1160];[.I1160]-[.D1160]))" office:value-type="float" office:value="24359">
            <text:p>2435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1]=[.B1160];[.C1161]=[.C1160];[.D1161]=[.D1160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46627">
            <text:p>1546627</text:p>
          </table:table-cell>
          <table:table-cell table:style-name="ce7" office:value-type="float" office:value="1547014">
            <text:p>1547014</text:p>
          </table:table-cell>
          <table:table-cell table:style-name="ce7" table:formula="of:=AND([.G1161]=[.B1161];[.H1161]&gt;=[.C1161];[.I1161]&lt;=[.D1161])" office:value-type="boolean" office:boolean-value="false">
            <text:p>FALSE</text:p>
          </table:table-cell>
          <table:table-cell table:style-name="ce7" table:formula="of:=IF([.J1161];&quot;&quot;;MAX([.C1161]-[.H1161];[.I1161]-[.D1161]))" office:value-type="float" office:value="24359">
            <text:p>2435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2]=[.B1161];[.C1162]=[.C1161];[.D1162]=[.D1161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1162">
            <text:p>1551162</text:p>
          </table:table-cell>
          <table:table-cell table:style-name="ce7" office:value-type="float" office:value="1551270">
            <text:p>1551270</text:p>
          </table:table-cell>
          <table:table-cell table:style-name="ce7" table:formula="of:=AND([.G1162]=[.B1162];[.H1162]&gt;=[.C1162];[.I1162]&lt;=[.D1162])" office:value-type="boolean" office:boolean-value="false">
            <text:p>FALSE</text:p>
          </table:table-cell>
          <table:table-cell table:style-name="ce7" table:formula="of:=IF([.J1162];&quot;&quot;;MAX([.C1162]-[.H1162];[.I1162]-[.D1162]))" office:value-type="float" office:value="28615">
            <text:p>2861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3]=[.B1162];[.C1163]=[.C1162];[.D1163]=[.D1162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1162">
            <text:p>1551162</text:p>
          </table:table-cell>
          <table:table-cell table:style-name="ce7" office:value-type="float" office:value="1551270">
            <text:p>1551270</text:p>
          </table:table-cell>
          <table:table-cell table:style-name="ce7" table:formula="of:=AND([.G1163]=[.B1163];[.H1163]&gt;=[.C1163];[.I1163]&lt;=[.D1163])" office:value-type="boolean" office:boolean-value="false">
            <text:p>FALSE</text:p>
          </table:table-cell>
          <table:table-cell table:style-name="ce7" table:formula="of:=IF([.J1163];&quot;&quot;;MAX([.C1163]-[.H1163];[.I1163]-[.D1163]))" office:value-type="float" office:value="28615">
            <text:p>2861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4]=[.B1163];[.C1164]=[.C1163];[.D1164]=[.D1163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1162">
            <text:p>1551162</text:p>
          </table:table-cell>
          <table:table-cell table:style-name="ce7" office:value-type="float" office:value="1551270">
            <text:p>1551270</text:p>
          </table:table-cell>
          <table:table-cell table:style-name="ce7" table:formula="of:=AND([.G1164]=[.B1164];[.H1164]&gt;=[.C1164];[.I1164]&lt;=[.D1164])" office:value-type="boolean" office:boolean-value="false">
            <text:p>FALSE</text:p>
          </table:table-cell>
          <table:table-cell table:style-name="ce7" table:formula="of:=IF([.J1164];&quot;&quot;;MAX([.C1164]-[.H1164];[.I1164]-[.D1164]))" office:value-type="float" office:value="28615">
            <text:p>2861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5]=[.B1164];[.C1165]=[.C1164];[.D1165]=[.D1164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3915">
            <text:p>1553915</text:p>
          </table:table-cell>
          <table:table-cell table:style-name="ce7" office:value-type="float" office:value="1553976">
            <text:p>1553976</text:p>
          </table:table-cell>
          <table:table-cell table:style-name="ce7" table:formula="of:=AND([.G1165]=[.B1165];[.H1165]&gt;=[.C1165];[.I1165]&lt;=[.D1165])" office:value-type="boolean" office:boolean-value="false">
            <text:p>FALSE</text:p>
          </table:table-cell>
          <table:table-cell table:style-name="ce7" table:formula="of:=IF([.J1165];&quot;&quot;;MAX([.C1165]-[.H1165];[.I1165]-[.D1165]))" office:value-type="float" office:value="31321">
            <text:p>3132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6]=[.B1165];[.C1166]=[.C1165];[.D1166]=[.D1165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3915">
            <text:p>1553915</text:p>
          </table:table-cell>
          <table:table-cell table:style-name="ce7" office:value-type="float" office:value="1553976">
            <text:p>1553976</text:p>
          </table:table-cell>
          <table:table-cell table:style-name="ce7" table:formula="of:=AND([.G1166]=[.B1166];[.H1166]&gt;=[.C1166];[.I1166]&lt;=[.D1166])" office:value-type="boolean" office:boolean-value="false">
            <text:p>FALSE</text:p>
          </table:table-cell>
          <table:table-cell table:style-name="ce7" table:formula="of:=IF([.J1166];&quot;&quot;;MAX([.C1166]-[.H1166];[.I1166]-[.D1166]))" office:value-type="float" office:value="31321">
            <text:p>3132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7]=[.B1166];[.C1167]=[.C1166];[.D1167]=[.D1166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3915">
            <text:p>1553915</text:p>
          </table:table-cell>
          <table:table-cell table:style-name="ce7" office:value-type="float" office:value="1553976">
            <text:p>1553976</text:p>
          </table:table-cell>
          <table:table-cell table:style-name="ce7" table:formula="of:=AND([.G1167]=[.B1167];[.H1167]&gt;=[.C1167];[.I1167]&lt;=[.D1167])" office:value-type="boolean" office:boolean-value="false">
            <text:p>FALSE</text:p>
          </table:table-cell>
          <table:table-cell table:style-name="ce7" table:formula="of:=IF([.J1167];&quot;&quot;;MAX([.C1167]-[.H1167];[.I1167]-[.D1167]))" office:value-type="float" office:value="31321">
            <text:p>3132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8]=[.B1167];[.C1168]=[.C1167];[.D1168]=[.D1167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4587">
            <text:p>1554587</text:p>
          </table:table-cell>
          <table:table-cell table:style-name="ce7" office:value-type="float" office:value="1554651">
            <text:p>1554651</text:p>
          </table:table-cell>
          <table:table-cell table:style-name="ce7" table:formula="of:=AND([.G1168]=[.B1168];[.H1168]&gt;=[.C1168];[.I1168]&lt;=[.D1168])" office:value-type="boolean" office:boolean-value="false">
            <text:p>FALSE</text:p>
          </table:table-cell>
          <table:table-cell table:style-name="ce7" table:formula="of:=IF([.J1168];&quot;&quot;;MAX([.C1168]-[.H1168];[.I1168]-[.D1168]))" office:value-type="float" office:value="31996">
            <text:p>3199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69]=[.B1168];[.C1169]=[.C1168];[.D1169]=[.D1168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4587">
            <text:p>1554587</text:p>
          </table:table-cell>
          <table:table-cell table:style-name="ce7" office:value-type="float" office:value="1554651">
            <text:p>1554651</text:p>
          </table:table-cell>
          <table:table-cell table:style-name="ce7" table:formula="of:=AND([.G1169]=[.B1169];[.H1169]&gt;=[.C1169];[.I1169]&lt;=[.D1169])" office:value-type="boolean" office:boolean-value="false">
            <text:p>FALSE</text:p>
          </table:table-cell>
          <table:table-cell table:style-name="ce7" table:formula="of:=IF([.J1169];&quot;&quot;;MAX([.C1169]-[.H1169];[.I1169]-[.D1169]))" office:value-type="float" office:value="31996">
            <text:p>3199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0]=[.B1169];[.C1170]=[.C1169];[.D1170]=[.D1169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4587">
            <text:p>1554587</text:p>
          </table:table-cell>
          <table:table-cell table:style-name="ce7" office:value-type="float" office:value="1554651">
            <text:p>1554651</text:p>
          </table:table-cell>
          <table:table-cell table:style-name="ce7" table:formula="of:=AND([.G1170]=[.B1170];[.H1170]&gt;=[.C1170];[.I1170]&lt;=[.D1170])" office:value-type="boolean" office:boolean-value="false">
            <text:p>FALSE</text:p>
          </table:table-cell>
          <table:table-cell table:style-name="ce7" table:formula="of:=IF([.J1170];&quot;&quot;;MAX([.C1170]-[.H1170];[.I1170]-[.D1170]))" office:value-type="float" office:value="31996">
            <text:p>3199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1]=[.B1170];[.C1171]=[.C1170];[.D1171]=[.D1170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7990">
            <text:p>1557990</text:p>
          </table:table-cell>
          <table:table-cell table:style-name="ce7" office:value-type="float" office:value="1558037">
            <text:p>1558037</text:p>
          </table:table-cell>
          <table:table-cell table:style-name="ce7" table:formula="of:=AND([.G1171]=[.B1171];[.H1171]&gt;=[.C1171];[.I1171]&lt;=[.D1171])" office:value-type="boolean" office:boolean-value="false">
            <text:p>FALSE</text:p>
          </table:table-cell>
          <table:table-cell table:style-name="ce7" table:formula="of:=IF([.J1171];&quot;&quot;;MAX([.C1171]-[.H1171];[.I1171]-[.D1171]))" office:value-type="float" office:value="35382">
            <text:p>3538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2]=[.B1171];[.C1172]=[.C1171];[.D1172]=[.D1171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57990">
            <text:p>1557990</text:p>
          </table:table-cell>
          <table:table-cell table:style-name="ce7" office:value-type="float" office:value="1558037">
            <text:p>1558037</text:p>
          </table:table-cell>
          <table:table-cell table:style-name="ce7" table:formula="of:=AND([.G1172]=[.B1172];[.H1172]&gt;=[.C1172];[.I1172]&lt;=[.D1172])" office:value-type="boolean" office:boolean-value="false">
            <text:p>FALSE</text:p>
          </table:table-cell>
          <table:table-cell table:style-name="ce7" table:formula="of:=IF([.J1172];&quot;&quot;;MAX([.C1172]-[.H1172];[.I1172]-[.D1172]))" office:value-type="float" office:value="35382">
            <text:p>3538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3]=[.B1172];[.C1173]=[.C1172];[.D1173]=[.D1172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61079">
            <text:p>1561079</text:p>
          </table:table-cell>
          <table:table-cell table:style-name="ce7" office:value-type="float" office:value="1561129">
            <text:p>1561129</text:p>
          </table:table-cell>
          <table:table-cell table:style-name="ce7" table:formula="of:=AND([.G1173]=[.B1173];[.H1173]&gt;=[.C1173];[.I1173]&lt;=[.D1173])" office:value-type="boolean" office:boolean-value="false">
            <text:p>FALSE</text:p>
          </table:table-cell>
          <table:table-cell table:style-name="ce7" table:formula="of:=IF([.J1173];&quot;&quot;;MAX([.C1173]-[.H1173];[.I1173]-[.D1173]))" office:value-type="float" office:value="38474">
            <text:p>3847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4]=[.B1173];[.C1174]=[.C1173];[.D1174]=[.D1173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61079">
            <text:p>1561079</text:p>
          </table:table-cell>
          <table:table-cell table:style-name="ce7" office:value-type="float" office:value="1561210">
            <text:p>1561210</text:p>
          </table:table-cell>
          <table:table-cell table:style-name="ce7" table:formula="of:=AND([.G1174]=[.B1174];[.H1174]&gt;=[.C1174];[.I1174]&lt;=[.D1174])" office:value-type="boolean" office:boolean-value="false">
            <text:p>FALSE</text:p>
          </table:table-cell>
          <table:table-cell table:style-name="ce7" table:formula="of:=IF([.J1174];&quot;&quot;;MAX([.C1174]-[.H1174];[.I1174]-[.D1174]))" office:value-type="float" office:value="38555">
            <text:p>3855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5]=[.B1174];[.C1175]=[.C1174];[.D1175]=[.D1174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61079">
            <text:p>1561079</text:p>
          </table:table-cell>
          <table:table-cell table:style-name="ce7" office:value-type="float" office:value="1561210">
            <text:p>1561210</text:p>
          </table:table-cell>
          <table:table-cell table:style-name="ce7" table:formula="of:=AND([.G1175]=[.B1175];[.H1175]&gt;=[.C1175];[.I1175]&lt;=[.D1175])" office:value-type="boolean" office:boolean-value="false">
            <text:p>FALSE</text:p>
          </table:table-cell>
          <table:table-cell table:style-name="ce7" table:formula="of:=IF([.J1175];&quot;&quot;;MAX([.C1175]-[.H1175];[.I1175]-[.D1175]))" office:value-type="float" office:value="38555">
            <text:p>3855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6]=[.B1175];[.C1176]=[.C1175];[.D1176]=[.D1175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71641">
            <text:p>1571641</text:p>
          </table:table-cell>
          <table:table-cell table:style-name="ce7" office:value-type="float" office:value="1571733">
            <text:p>1571733</text:p>
          </table:table-cell>
          <table:table-cell table:style-name="ce7" table:formula="of:=AND([.G1176]=[.B1176];[.H1176]&gt;=[.C1176];[.I1176]&lt;=[.D1176])" office:value-type="boolean" office:boolean-value="false">
            <text:p>FALSE</text:p>
          </table:table-cell>
          <table:table-cell table:style-name="ce7" table:formula="of:=IF([.J1176];&quot;&quot;;MAX([.C1176]-[.H1176];[.I1176]-[.D1176]))" office:value-type="float" office:value="49078">
            <text:p>4907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7]=[.B1176];[.C1177]=[.C1176];[.D1177]=[.D1176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3">
            <text:p>23</text:p>
          </table:table-cell>
          <table:table-cell table:style-name="ce7" office:value-type="float" office:value="1571641">
            <text:p>1571641</text:p>
          </table:table-cell>
          <table:table-cell table:style-name="ce7" office:value-type="float" office:value="1571733">
            <text:p>1571733</text:p>
          </table:table-cell>
          <table:table-cell table:style-name="ce7" table:formula="of:=AND([.G1177]=[.B1177];[.H1177]&gt;=[.C1177];[.I1177]&lt;=[.D1177])" office:value-type="boolean" office:boolean-value="false">
            <text:p>FALSE</text:p>
          </table:table-cell>
          <table:table-cell table:style-name="ce7" table:formula="of:=IF([.J1177];&quot;&quot;;MAX([.C1177]-[.H1177];[.I1177]-[.D1177]))" office:value-type="float" office:value="49078">
            <text:p>4907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8]=[.B1177];[.C1178]=[.C1177];[.D1178]=[.D1177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472382">
            <text:p>1472382</text:p>
          </table:table-cell>
          <table:table-cell table:style-name="ce7" table:formula="of:=AND([.G1178]=[.B1178];[.H1178]&gt;=[.C1178];[.I1178]&lt;=[.D1178])" office:value-type="boolean" office:boolean-value="true">
            <text:p>TRUE</text:p>
          </table:table-cell>
          <table:table-cell table:style-name="ce7" table:formula="of:=IF([.J1178];&quot;&quot;;MAX([.C1178]-[.H1178];[.I1178]-[.D117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79]=[.B1178];[.C1179]=[.C1178];[.D1179]=[.D1178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472382">
            <text:p>1472382</text:p>
          </table:table-cell>
          <table:table-cell table:style-name="ce7" table:formula="of:=AND([.G1179]=[.B1179];[.H1179]&gt;=[.C1179];[.I1179]&lt;=[.D1179])" office:value-type="boolean" office:boolean-value="true">
            <text:p>TRUE</text:p>
          </table:table-cell>
          <table:table-cell table:style-name="ce7" table:formula="of:=IF([.J1179];&quot;&quot;;MAX([.C1179]-[.H1179];[.I1179]-[.D117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0]=[.B1179];[.C1180]=[.C1179];[.D1180]=[.D1179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472382">
            <text:p>1472382</text:p>
          </table:table-cell>
          <table:table-cell table:style-name="ce7" table:formula="of:=AND([.G1180]=[.B1180];[.H1180]&gt;=[.C1180];[.I1180]&lt;=[.D1180])" office:value-type="boolean" office:boolean-value="true">
            <text:p>TRUE</text:p>
          </table:table-cell>
          <table:table-cell table:style-name="ce7" table:formula="of:=IF([.J1180];&quot;&quot;;MAX([.C1180]-[.H1180];[.I1180]-[.D118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1]=[.B1180];[.C1181]=[.C1180];[.D1181]=[.D1180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511129">
            <text:p>1511129</text:p>
          </table:table-cell>
          <table:table-cell table:style-name="ce7" table:formula="of:=AND([.G1181]=[.B1181];[.H1181]&gt;=[.C1181];[.I1181]&lt;=[.D1181])" office:value-type="boolean" office:boolean-value="true">
            <text:p>TRUE</text:p>
          </table:table-cell>
          <table:table-cell table:style-name="ce7" table:formula="of:=IF([.J1181];&quot;&quot;;MAX([.C1181]-[.H1181];[.I1181]-[.D118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2]=[.B1181];[.C1182]=[.C1181];[.D1182]=[.D1181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521733">
            <text:p>1521733</text:p>
          </table:table-cell>
          <table:table-cell table:style-name="ce7" table:formula="of:=AND([.G1182]=[.B1182];[.H1182]&gt;=[.C1182];[.I1182]&lt;=[.D1182])" office:value-type="boolean" office:boolean-value="true">
            <text:p>TRUE</text:p>
          </table:table-cell>
          <table:table-cell table:style-name="ce7" table:formula="of:=IF([.J1182];&quot;&quot;;MAX([.C1182]-[.H1182];[.I1182]-[.D118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3]=[.B1182];[.C1183]=[.C1182];[.D1183]=[.D1182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162">
            <text:p>1472162</text:p>
          </table:table-cell>
          <table:table-cell table:style-name="ce7" office:value-type="float" office:value="1521733">
            <text:p>1521733</text:p>
          </table:table-cell>
          <table:table-cell table:style-name="ce7" table:formula="of:=AND([.G1183]=[.B1183];[.H1183]&gt;=[.C1183];[.I1183]&lt;=[.D1183])" office:value-type="boolean" office:boolean-value="true">
            <text:p>TRUE</text:p>
          </table:table-cell>
          <table:table-cell table:style-name="ce7" table:formula="of:=IF([.J1183];&quot;&quot;;MAX([.C1183]-[.H1183];[.I1183]-[.D118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4]=[.B1183];[.C1184]=[.C1183];[.D1184]=[.D1183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1625">
            <text:p>1481625</text:p>
          </table:table-cell>
          <table:table-cell table:style-name="ce7" office:value-type="float" office:value="1481747">
            <text:p>1481747</text:p>
          </table:table-cell>
          <table:table-cell table:style-name="ce7" table:formula="of:=AND([.G1184]=[.B1184];[.H1184]&gt;=[.C1184];[.I1184]&lt;=[.D1184])" office:value-type="boolean" office:boolean-value="true">
            <text:p>TRUE</text:p>
          </table:table-cell>
          <table:table-cell table:style-name="ce7" table:formula="of:=IF([.J1184];&quot;&quot;;MAX([.C1184]-[.H1184];[.I1184]-[.D118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5]=[.B1184];[.C1185]=[.C1184];[.D1185]=[.D1184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1625">
            <text:p>1481625</text:p>
          </table:table-cell>
          <table:table-cell table:style-name="ce7" office:value-type="float" office:value="1481747">
            <text:p>1481747</text:p>
          </table:table-cell>
          <table:table-cell table:style-name="ce7" table:formula="of:=AND([.G1185]=[.B1185];[.H1185]&gt;=[.C1185];[.I1185]&lt;=[.D1185])" office:value-type="boolean" office:boolean-value="true">
            <text:p>TRUE</text:p>
          </table:table-cell>
          <table:table-cell table:style-name="ce7" table:formula="of:=IF([.J1185];&quot;&quot;;MAX([.C1185]-[.H1185];[.I1185]-[.D118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6]=[.B1185];[.C1186]=[.C1185];[.D1186]=[.D1185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1625">
            <text:p>1481625</text:p>
          </table:table-cell>
          <table:table-cell table:style-name="ce7" office:value-type="float" office:value="1481747">
            <text:p>1481747</text:p>
          </table:table-cell>
          <table:table-cell table:style-name="ce7" table:formula="of:=AND([.G1186]=[.B1186];[.H1186]&gt;=[.C1186];[.I1186]&lt;=[.D1186])" office:value-type="boolean" office:boolean-value="true">
            <text:p>TRUE</text:p>
          </table:table-cell>
          <table:table-cell table:style-name="ce7" table:formula="of:=IF([.J1186];&quot;&quot;;MAX([.C1186]-[.H1186];[.I1186]-[.D118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7]=[.B1186];[.C1187]=[.C1186];[.D1187]=[.D1186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6866">
            <text:p>1486866</text:p>
          </table:table-cell>
          <table:table-cell table:style-name="ce7" office:value-type="float" office:value="1487009">
            <text:p>1487009</text:p>
          </table:table-cell>
          <table:table-cell table:style-name="ce7" table:formula="of:=AND([.G1187]=[.B1187];[.H1187]&gt;=[.C1187];[.I1187]&lt;=[.D1187])" office:value-type="boolean" office:boolean-value="true">
            <text:p>TRUE</text:p>
          </table:table-cell>
          <table:table-cell table:style-name="ce7" table:formula="of:=IF([.J1187];&quot;&quot;;MAX([.C1187]-[.H1187];[.I1187]-[.D118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8]=[.B1187];[.C1188]=[.C1187];[.D1188]=[.D1187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6866">
            <text:p>1486866</text:p>
          </table:table-cell>
          <table:table-cell table:style-name="ce7" office:value-type="float" office:value="1487009">
            <text:p>1487009</text:p>
          </table:table-cell>
          <table:table-cell table:style-name="ce7" table:formula="of:=AND([.G1188]=[.B1188];[.H1188]&gt;=[.C1188];[.I1188]&lt;=[.D1188])" office:value-type="boolean" office:boolean-value="true">
            <text:p>TRUE</text:p>
          </table:table-cell>
          <table:table-cell table:style-name="ce7" table:formula="of:=IF([.J1188];&quot;&quot;;MAX([.C1188]-[.H1188];[.I1188]-[.D118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89]=[.B1188];[.C1189]=[.C1188];[.D1189]=[.D1188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6866">
            <text:p>1486866</text:p>
          </table:table-cell>
          <table:table-cell table:style-name="ce7" office:value-type="float" office:value="1487009">
            <text:p>1487009</text:p>
          </table:table-cell>
          <table:table-cell table:style-name="ce7" table:formula="of:=AND([.G1189]=[.B1189];[.H1189]&gt;=[.C1189];[.I1189]&lt;=[.D1189])" office:value-type="boolean" office:boolean-value="true">
            <text:p>TRUE</text:p>
          </table:table-cell>
          <table:table-cell table:style-name="ce7" table:formula="of:=IF([.J1189];&quot;&quot;;MAX([.C1189]-[.H1189];[.I1189]-[.D118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0]=[.B1189];[.C1190]=[.C1189];[.D1190]=[.D1189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7875">
            <text:p>1487875</text:p>
          </table:table-cell>
          <table:table-cell table:style-name="ce7" office:value-type="float" office:value="1488007">
            <text:p>1488007</text:p>
          </table:table-cell>
          <table:table-cell table:style-name="ce7" table:formula="of:=AND([.G1190]=[.B1190];[.H1190]&gt;=[.C1190];[.I1190]&lt;=[.D1190])" office:value-type="boolean" office:boolean-value="true">
            <text:p>TRUE</text:p>
          </table:table-cell>
          <table:table-cell table:style-name="ce7" table:formula="of:=IF([.J1190];&quot;&quot;;MAX([.C1190]-[.H1190];[.I1190]-[.D119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1]=[.B1190];[.C1191]=[.C1190];[.D1191]=[.D1190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7875">
            <text:p>1487875</text:p>
          </table:table-cell>
          <table:table-cell table:style-name="ce7" office:value-type="float" office:value="1488007">
            <text:p>1488007</text:p>
          </table:table-cell>
          <table:table-cell table:style-name="ce7" table:formula="of:=AND([.G1191]=[.B1191];[.H1191]&gt;=[.C1191];[.I1191]&lt;=[.D1191])" office:value-type="boolean" office:boolean-value="true">
            <text:p>TRUE</text:p>
          </table:table-cell>
          <table:table-cell table:style-name="ce7" table:formula="of:=IF([.J1191];&quot;&quot;;MAX([.C1191]-[.H1191];[.I1191]-[.D119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2]=[.B1191];[.C1192]=[.C1191];[.D1192]=[.D1191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87875">
            <text:p>1487875</text:p>
          </table:table-cell>
          <table:table-cell table:style-name="ce7" office:value-type="float" office:value="1488007">
            <text:p>1488007</text:p>
          </table:table-cell>
          <table:table-cell table:style-name="ce7" table:formula="of:=AND([.G1192]=[.B1192];[.H1192]&gt;=[.C1192];[.I1192]&lt;=[.D1192])" office:value-type="boolean" office:boolean-value="true">
            <text:p>TRUE</text:p>
          </table:table-cell>
          <table:table-cell table:style-name="ce7" table:formula="of:=IF([.J1192];&quot;&quot;;MAX([.C1192]-[.H1192];[.I1192]-[.D119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3]=[.B1192];[.C1193]=[.C1192];[.D1193]=[.D1192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0551">
            <text:p>1490551</text:p>
          </table:table-cell>
          <table:table-cell table:style-name="ce7" office:value-type="float" office:value="1490735">
            <text:p>1490735</text:p>
          </table:table-cell>
          <table:table-cell table:style-name="ce7" table:formula="of:=AND([.G1193]=[.B1193];[.H1193]&gt;=[.C1193];[.I1193]&lt;=[.D1193])" office:value-type="boolean" office:boolean-value="true">
            <text:p>TRUE</text:p>
          </table:table-cell>
          <table:table-cell table:style-name="ce7" table:formula="of:=IF([.J1193];&quot;&quot;;MAX([.C1193]-[.H1193];[.I1193]-[.D119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4]=[.B1193];[.C1194]=[.C1193];[.D1194]=[.D1193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0551">
            <text:p>1490551</text:p>
          </table:table-cell>
          <table:table-cell table:style-name="ce7" office:value-type="float" office:value="1490735">
            <text:p>1490735</text:p>
          </table:table-cell>
          <table:table-cell table:style-name="ce7" table:formula="of:=AND([.G1194]=[.B1194];[.H1194]&gt;=[.C1194];[.I1194]&lt;=[.D1194])" office:value-type="boolean" office:boolean-value="true">
            <text:p>TRUE</text:p>
          </table:table-cell>
          <table:table-cell table:style-name="ce7" table:formula="of:=IF([.J1194];&quot;&quot;;MAX([.C1194]-[.H1194];[.I1194]-[.D119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5]=[.B1194];[.C1195]=[.C1194];[.D1195]=[.D1194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0551">
            <text:p>1490551</text:p>
          </table:table-cell>
          <table:table-cell table:style-name="ce7" office:value-type="float" office:value="1490735">
            <text:p>1490735</text:p>
          </table:table-cell>
          <table:table-cell table:style-name="ce7" table:formula="of:=AND([.G1195]=[.B1195];[.H1195]&gt;=[.C1195];[.I1195]&lt;=[.D1195])" office:value-type="boolean" office:boolean-value="true">
            <text:p>TRUE</text:p>
          </table:table-cell>
          <table:table-cell table:style-name="ce7" table:formula="of:=IF([.J1195];&quot;&quot;;MAX([.C1195]-[.H1195];[.I1195]-[.D119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6]=[.B1195];[.C1196]=[.C1195];[.D1196]=[.D1195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4418">
            <text:p>1494418</text:p>
          </table:table-cell>
          <table:table-cell table:style-name="ce7" office:value-type="float" office:value="1494580">
            <text:p>1494580</text:p>
          </table:table-cell>
          <table:table-cell table:style-name="ce7" table:formula="of:=AND([.G1196]=[.B1196];[.H1196]&gt;=[.C1196];[.I1196]&lt;=[.D1196])" office:value-type="boolean" office:boolean-value="true">
            <text:p>TRUE</text:p>
          </table:table-cell>
          <table:table-cell table:style-name="ce7" table:formula="of:=IF([.J1196];&quot;&quot;;MAX([.C1196]-[.H1196];[.I1196]-[.D119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7]=[.B1196];[.C1197]=[.C1196];[.D1197]=[.D1196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4418">
            <text:p>1494418</text:p>
          </table:table-cell>
          <table:table-cell table:style-name="ce7" office:value-type="float" office:value="1494580">
            <text:p>1494580</text:p>
          </table:table-cell>
          <table:table-cell table:style-name="ce7" table:formula="of:=AND([.G1197]=[.B1197];[.H1197]&gt;=[.C1197];[.I1197]&lt;=[.D1197])" office:value-type="boolean" office:boolean-value="true">
            <text:p>TRUE</text:p>
          </table:table-cell>
          <table:table-cell table:style-name="ce7" table:formula="of:=IF([.J1197];&quot;&quot;;MAX([.C1197]-[.H1197];[.I1197]-[.D119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8]=[.B1197];[.C1198]=[.C1197];[.D1198]=[.D1197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4418">
            <text:p>1494418</text:p>
          </table:table-cell>
          <table:table-cell table:style-name="ce7" office:value-type="float" office:value="1494580">
            <text:p>1494580</text:p>
          </table:table-cell>
          <table:table-cell table:style-name="ce7" table:formula="of:=AND([.G1198]=[.B1198];[.H1198]&gt;=[.C1198];[.I1198]&lt;=[.D1198])" office:value-type="boolean" office:boolean-value="true">
            <text:p>TRUE</text:p>
          </table:table-cell>
          <table:table-cell table:style-name="ce7" table:formula="of:=IF([.J1198];&quot;&quot;;MAX([.C1198]-[.H1198];[.I1198]-[.D119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199]=[.B1198];[.C1199]=[.C1198];[.D1199]=[.D1198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6627">
            <text:p>1496627</text:p>
          </table:table-cell>
          <table:table-cell table:style-name="ce7" office:value-type="float" office:value="1497014">
            <text:p>1497014</text:p>
          </table:table-cell>
          <table:table-cell table:style-name="ce7" table:formula="of:=AND([.G1199]=[.B1199];[.H1199]&gt;=[.C1199];[.I1199]&lt;=[.D1199])" office:value-type="boolean" office:boolean-value="true">
            <text:p>TRUE</text:p>
          </table:table-cell>
          <table:table-cell table:style-name="ce7" table:formula="of:=IF([.J1199];&quot;&quot;;MAX([.C1199]-[.H1199];[.I1199]-[.D119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0]=[.B1199];[.C1200]=[.C1199];[.D1200]=[.D1199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6627">
            <text:p>1496627</text:p>
          </table:table-cell>
          <table:table-cell table:style-name="ce7" office:value-type="float" office:value="1497014">
            <text:p>1497014</text:p>
          </table:table-cell>
          <table:table-cell table:style-name="ce7" table:formula="of:=AND([.G1200]=[.B1200];[.H1200]&gt;=[.C1200];[.I1200]&lt;=[.D1200])" office:value-type="boolean" office:boolean-value="true">
            <text:p>TRUE</text:p>
          </table:table-cell>
          <table:table-cell table:style-name="ce7" table:formula="of:=IF([.J1200];&quot;&quot;;MAX([.C1200]-[.H1200];[.I1200]-[.D120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1]=[.B1200];[.C1201]=[.C1200];[.D1201]=[.D1200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96627">
            <text:p>1496627</text:p>
          </table:table-cell>
          <table:table-cell table:style-name="ce7" office:value-type="float" office:value="1497014">
            <text:p>1497014</text:p>
          </table:table-cell>
          <table:table-cell table:style-name="ce7" table:formula="of:=AND([.G1201]=[.B1201];[.H1201]&gt;=[.C1201];[.I1201]&lt;=[.D1201])" office:value-type="boolean" office:boolean-value="true">
            <text:p>TRUE</text:p>
          </table:table-cell>
          <table:table-cell table:style-name="ce7" table:formula="of:=IF([.J1201];&quot;&quot;;MAX([.C1201]-[.H1201];[.I1201]-[.D120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2]=[.B1201];[.C1202]=[.C1201];[.D1202]=[.D1201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1162">
            <text:p>1501162</text:p>
          </table:table-cell>
          <table:table-cell table:style-name="ce7" office:value-type="float" office:value="1501270">
            <text:p>1501270</text:p>
          </table:table-cell>
          <table:table-cell table:style-name="ce7" table:formula="of:=AND([.G1202]=[.B1202];[.H1202]&gt;=[.C1202];[.I1202]&lt;=[.D1202])" office:value-type="boolean" office:boolean-value="true">
            <text:p>TRUE</text:p>
          </table:table-cell>
          <table:table-cell table:style-name="ce7" table:formula="of:=IF([.J1202];&quot;&quot;;MAX([.C1202]-[.H1202];[.I1202]-[.D120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3]=[.B1202];[.C1203]=[.C1202];[.D1203]=[.D1202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1162">
            <text:p>1501162</text:p>
          </table:table-cell>
          <table:table-cell table:style-name="ce7" office:value-type="float" office:value="1501270">
            <text:p>1501270</text:p>
          </table:table-cell>
          <table:table-cell table:style-name="ce7" table:formula="of:=AND([.G1203]=[.B1203];[.H1203]&gt;=[.C1203];[.I1203]&lt;=[.D1203])" office:value-type="boolean" office:boolean-value="true">
            <text:p>TRUE</text:p>
          </table:table-cell>
          <table:table-cell table:style-name="ce7" table:formula="of:=IF([.J1203];&quot;&quot;;MAX([.C1203]-[.H1203];[.I1203]-[.D120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4]=[.B1203];[.C1204]=[.C1203];[.D1204]=[.D1203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1162">
            <text:p>1501162</text:p>
          </table:table-cell>
          <table:table-cell table:style-name="ce7" office:value-type="float" office:value="1501270">
            <text:p>1501270</text:p>
          </table:table-cell>
          <table:table-cell table:style-name="ce7" table:formula="of:=AND([.G1204]=[.B1204];[.H1204]&gt;=[.C1204];[.I1204]&lt;=[.D1204])" office:value-type="boolean" office:boolean-value="true">
            <text:p>TRUE</text:p>
          </table:table-cell>
          <table:table-cell table:style-name="ce7" table:formula="of:=IF([.J1204];&quot;&quot;;MAX([.C1204]-[.H1204];[.I1204]-[.D120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5]=[.B1204];[.C1205]=[.C1204];[.D1205]=[.D1204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3915">
            <text:p>1503915</text:p>
          </table:table-cell>
          <table:table-cell table:style-name="ce7" office:value-type="float" office:value="1503976">
            <text:p>1503976</text:p>
          </table:table-cell>
          <table:table-cell table:style-name="ce7" table:formula="of:=AND([.G1205]=[.B1205];[.H1205]&gt;=[.C1205];[.I1205]&lt;=[.D1205])" office:value-type="boolean" office:boolean-value="true">
            <text:p>TRUE</text:p>
          </table:table-cell>
          <table:table-cell table:style-name="ce7" table:formula="of:=IF([.J1205];&quot;&quot;;MAX([.C1205]-[.H1205];[.I1205]-[.D120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6]=[.B1205];[.C1206]=[.C1205];[.D1206]=[.D1205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3915">
            <text:p>1503915</text:p>
          </table:table-cell>
          <table:table-cell table:style-name="ce7" office:value-type="float" office:value="1503976">
            <text:p>1503976</text:p>
          </table:table-cell>
          <table:table-cell table:style-name="ce7" table:formula="of:=AND([.G1206]=[.B1206];[.H1206]&gt;=[.C1206];[.I1206]&lt;=[.D1206])" office:value-type="boolean" office:boolean-value="true">
            <text:p>TRUE</text:p>
          </table:table-cell>
          <table:table-cell table:style-name="ce7" table:formula="of:=IF([.J1206];&quot;&quot;;MAX([.C1206]-[.H1206];[.I1206]-[.D120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7]=[.B1206];[.C1207]=[.C1206];[.D1207]=[.D1206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3915">
            <text:p>1503915</text:p>
          </table:table-cell>
          <table:table-cell table:style-name="ce7" office:value-type="float" office:value="1503976">
            <text:p>1503976</text:p>
          </table:table-cell>
          <table:table-cell table:style-name="ce7" table:formula="of:=AND([.G1207]=[.B1207];[.H1207]&gt;=[.C1207];[.I1207]&lt;=[.D1207])" office:value-type="boolean" office:boolean-value="true">
            <text:p>TRUE</text:p>
          </table:table-cell>
          <table:table-cell table:style-name="ce7" table:formula="of:=IF([.J1207];&quot;&quot;;MAX([.C1207]-[.H1207];[.I1207]-[.D120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8]=[.B1207];[.C1208]=[.C1207];[.D1208]=[.D1207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4587">
            <text:p>1504587</text:p>
          </table:table-cell>
          <table:table-cell table:style-name="ce7" office:value-type="float" office:value="1504651">
            <text:p>1504651</text:p>
          </table:table-cell>
          <table:table-cell table:style-name="ce7" table:formula="of:=AND([.G1208]=[.B1208];[.H1208]&gt;=[.C1208];[.I1208]&lt;=[.D1208])" office:value-type="boolean" office:boolean-value="true">
            <text:p>TRUE</text:p>
          </table:table-cell>
          <table:table-cell table:style-name="ce7" table:formula="of:=IF([.J1208];&quot;&quot;;MAX([.C1208]-[.H1208];[.I1208]-[.D120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09]=[.B1208];[.C1209]=[.C1208];[.D1209]=[.D1208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4587">
            <text:p>1504587</text:p>
          </table:table-cell>
          <table:table-cell table:style-name="ce7" office:value-type="float" office:value="1504651">
            <text:p>1504651</text:p>
          </table:table-cell>
          <table:table-cell table:style-name="ce7" table:formula="of:=AND([.G1209]=[.B1209];[.H1209]&gt;=[.C1209];[.I1209]&lt;=[.D1209])" office:value-type="boolean" office:boolean-value="true">
            <text:p>TRUE</text:p>
          </table:table-cell>
          <table:table-cell table:style-name="ce7" table:formula="of:=IF([.J1209];&quot;&quot;;MAX([.C1209]-[.H1209];[.I1209]-[.D120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10]=[.B1209];[.C1210]=[.C1209];[.D1210]=[.D1209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4587">
            <text:p>1504587</text:p>
          </table:table-cell>
          <table:table-cell table:style-name="ce7" office:value-type="float" office:value="1504651">
            <text:p>1504651</text:p>
          </table:table-cell>
          <table:table-cell table:style-name="ce7" table:formula="of:=AND([.G1210]=[.B1210];[.H1210]&gt;=[.C1210];[.I1210]&lt;=[.D1210])" office:value-type="boolean" office:boolean-value="true">
            <text:p>TRUE</text:p>
          </table:table-cell>
          <table:table-cell table:style-name="ce7" table:formula="of:=IF([.J1210];&quot;&quot;;MAX([.C1210]-[.H1210];[.I1210]-[.D121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11]=[.B1210];[.C1211]=[.C1210];[.D1211]=[.D1210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7990">
            <text:p>1507990</text:p>
          </table:table-cell>
          <table:table-cell table:style-name="ce7" office:value-type="float" office:value="1508037">
            <text:p>1508037</text:p>
          </table:table-cell>
          <table:table-cell table:style-name="ce7" table:formula="of:=AND([.G1211]=[.B1211];[.H1211]&gt;=[.C1211];[.I1211]&lt;=[.D1211])" office:value-type="boolean" office:boolean-value="true">
            <text:p>TRUE</text:p>
          </table:table-cell>
          <table:table-cell table:style-name="ce7" table:formula="of:=IF([.J1211];&quot;&quot;;MAX([.C1211]-[.H1211];[.I1211]-[.D121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12]=[.B1211];[.C1212]=[.C1211];[.D1212]=[.D1211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07990">
            <text:p>1507990</text:p>
          </table:table-cell>
          <table:table-cell table:style-name="ce7" office:value-type="float" office:value="1508037">
            <text:p>1508037</text:p>
          </table:table-cell>
          <table:table-cell table:style-name="ce7" table:formula="of:=AND([.G1212]=[.B1212];[.H1212]&gt;=[.C1212];[.I1212]&lt;=[.D1212])" office:value-type="boolean" office:boolean-value="true">
            <text:p>TRUE</text:p>
          </table:table-cell>
          <table:table-cell table:style-name="ce7" table:formula="of:=IF([.J1212];&quot;&quot;;MAX([.C1212]-[.H1212];[.I1212]-[.D121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13]=[.B1212];[.C1213]=[.C1212];[.D1213]=[.D1212]);&quot;&quot;;&quot;new&quot;)">
            <text:p/>
          </table:table-cell>
          <table:table-cell table:style-name="ce2" office:value-type="string">
            <text:p>CCDS55362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11079">
            <text:p>1511079</text:p>
          </table:table-cell>
          <table:table-cell table:style-name="ce7" office:value-type="float" office:value="1511129">
            <text:p>1511129</text:p>
          </table:table-cell>
          <table:table-cell table:style-name="ce7" table:formula="of:=AND([.G1213]=[.B1213];[.H1213]&gt;=[.C1213];[.I1213]&lt;=[.D1213])" office:value-type="boolean" office:boolean-value="true">
            <text:p>TRUE</text:p>
          </table:table-cell>
          <table:table-cell table:style-name="ce7" table:formula="of:=IF([.J1213];&quot;&quot;;MAX([.C1213]-[.H1213];[.I1213]-[.D121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14]=[.B1213];[.C1214]=[.C1213];[.D1214]=[.D1213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11079">
            <text:p>1511079</text:p>
          </table:table-cell>
          <table:table-cell table:style-name="ce7" office:value-type="float" office:value="1511210">
            <text:p>1511210</text:p>
          </table:table-cell>
          <table:table-cell table:style-name="ce7" table:formula="of:=AND([.G1214]=[.B1214];[.H1214]&gt;=[.C1214];[.I1214]&lt;=[.D1214])" office:value-type="boolean" office:boolean-value="true">
            <text:p>TRUE</text:p>
          </table:table-cell>
          <table:table-cell table:style-name="ce7" table:formula="of:=IF([.J1214];&quot;&quot;;MAX([.C1214]-[.H1214];[.I1214]-[.D121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15]=[.B1214];[.C1215]=[.C1214];[.D1215]=[.D1214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11079">
            <text:p>1511079</text:p>
          </table:table-cell>
          <table:table-cell table:style-name="ce7" office:value-type="float" office:value="1511210">
            <text:p>1511210</text:p>
          </table:table-cell>
          <table:table-cell table:style-name="ce7" table:formula="of:=AND([.G1215]=[.B1215];[.H1215]&gt;=[.C1215];[.I1215]&lt;=[.D1215])" office:value-type="boolean" office:boolean-value="true">
            <text:p>TRUE</text:p>
          </table:table-cell>
          <table:table-cell table:style-name="ce7" table:formula="of:=IF([.J1215];&quot;&quot;;MAX([.C1215]-[.H1215];[.I1215]-[.D121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16]=[.B1215];[.C1216]=[.C1215];[.D1216]=[.D1215]);&quot;&quot;;&quot;new&quot;)">
            <text:p/>
          </table:table-cell>
          <table:table-cell table:style-name="ce2" office:value-type="string">
            <text:p>CCDS43917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21641">
            <text:p>1521641</text:p>
          </table:table-cell>
          <table:table-cell table:style-name="ce7" office:value-type="float" office:value="1521733">
            <text:p>1521733</text:p>
          </table:table-cell>
          <table:table-cell table:style-name="ce7" table:formula="of:=AND([.G1216]=[.B1216];[.H1216]&gt;=[.C1216];[.I1216]&lt;=[.D1216])" office:value-type="boolean" office:boolean-value="true">
            <text:p>TRUE</text:p>
          </table:table-cell>
          <table:table-cell table:style-name="ce7" table:formula="of:=IF([.J1216];&quot;&quot;;MAX([.C1216]-[.H1216];[.I1216]-[.D121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8623">
            <text:p>862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472032">
            <text:p>1472032</text:p>
          </table:table-cell>
          <table:table-cell table:style-name="ce7" office:value-type="float" office:value="1522655">
            <text:p>1522655</text:p>
          </table:table-cell>
          <table:table-cell table:style-name="ce12" table:formula="of:=IF(AND([.B1217]=[.B1216];[.C1217]=[.C1216];[.D1217]=[.D1216]);&quot;&quot;;&quot;new&quot;)">
            <text:p/>
          </table:table-cell>
          <table:table-cell table:style-name="ce2" office:value-type="string">
            <text:p>CCDS55363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1521641">
            <text:p>1521641</text:p>
          </table:table-cell>
          <table:table-cell table:style-name="ce7" office:value-type="float" office:value="1521733">
            <text:p>1521733</text:p>
          </table:table-cell>
          <table:table-cell table:style-name="ce7" table:formula="of:=AND([.G1217]=[.B1217];[.H1217]&gt;=[.C1217];[.I1217]&lt;=[.D1217])" office:value-type="boolean" office:boolean-value="true">
            <text:p>TRUE</text:p>
          </table:table-cell>
          <table:table-cell table:style-name="ce7" table:formula="of:=IF([.J1217];&quot;&quot;;MAX([.C1217]-[.H1217];[.I1217]-[.D1217]))">
            <text:p/>
          </table:table-cell>
          <table:table-cell table:style-name="ce16" table:number-columns-repeated="1013"/>
        </table:table-row>
        <table:table-row table:style-name="ro1">
          <table:table-cell table:style-name="ce3" office:value-type="float" office:value="9189">
            <text:p>918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04455">
            <text:p>2404455</text:p>
          </table:table-cell>
          <table:table-cell table:style-name="ce8" office:value-type="float" office:value="2419008">
            <text:p>2419008</text:p>
          </table:table-cell>
          <table:table-cell table:style-name="ce13" table:formula="of:=IF(AND([.B1218]=[.B1217];[.C1218]=[.C1217];[.D1218]=[.D1217]);&quot;&quot;;&quot;new&quot;)" office:value-type="string" office:string-value="new">
            <text:p>new</text:p>
          </table:table-cell>
          <table:table-cell table:style-name="ce3" office:value-type="string">
            <text:p>CCDS1411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06676">
            <text:p>2406676</text:p>
          </table:table-cell>
          <table:table-cell table:style-name="ce8" office:value-type="float" office:value="2408760">
            <text:p>2408760</text:p>
          </table:table-cell>
          <table:table-cell table:style-name="ce8" table:formula="of:=AND([.G1218]=[.B1218];[.H1218]&gt;=[.C1218];[.I1218]&lt;=[.D1218])" office:value-type="boolean" office:boolean-value="true">
            <text:p>TRUE</text:p>
          </table:table-cell>
          <table:table-cell table:style-name="ce8" table:formula="of:=IF([.J1218];&quot;&quot;;MAX([.C1218]-[.H1218];[.I1218]-[.D1218]))">
            <text:p/>
          </table:table-cell>
          <table:table-cell table:style-name="ce17" office:value-type="string">
            <text:p>two regions (X/Y) which each contain their respective transcripts</text:p>
          </table:table-cell>
          <table:table-cell table:style-name="ce17" table:number-columns-repeated="1012"/>
        </table:table-row>
        <table:table-row table:style-name="ro1">
          <table:table-cell table:style-name="ce3" office:value-type="float" office:value="9189">
            <text:p>918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04455">
            <text:p>2404455</text:p>
          </table:table-cell>
          <table:table-cell table:style-name="ce8" office:value-type="float" office:value="2419008">
            <text:p>2419008</text:p>
          </table:table-cell>
          <table:table-cell table:style-name="ce13" table:formula="of:=IF(AND([.B1219]=[.B1218];[.C1219]=[.C1218];[.D1219]=[.D1218]);&quot;&quot;;&quot;new&quot;)">
            <text:p/>
          </table:table-cell>
          <table:table-cell table:style-name="ce3" office:value-type="string">
            <text:p>CCDS1411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06676">
            <text:p>2406676</text:p>
          </table:table-cell>
          <table:table-cell table:style-name="ce8" office:value-type="float" office:value="2408760">
            <text:p>2408760</text:p>
          </table:table-cell>
          <table:table-cell table:style-name="ce8" table:formula="of:=AND([.G1219]=[.B1219];[.H1219]&gt;=[.C1219];[.I1219]&lt;=[.D1219])" office:value-type="boolean" office:boolean-value="true">
            <text:p>TRUE</text:p>
          </table:table-cell>
          <table:table-cell table:style-name="ce8" table:formula="of:=IF([.J1219];&quot;&quot;;MAX([.C1219]-[.H1219];[.I1219]-[.D1219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9189">
            <text:p>918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04455">
            <text:p>2404455</text:p>
          </table:table-cell>
          <table:table-cell table:style-name="ce8" office:value-type="float" office:value="2419008">
            <text:p>2419008</text:p>
          </table:table-cell>
          <table:table-cell table:style-name="ce13" table:formula="of:=IF(AND([.B1220]=[.B1219];[.C1220]=[.C1219];[.D1220]=[.D1219]);&quot;&quot;;&quot;new&quot;)">
            <text:p/>
          </table:table-cell>
          <table:table-cell table:style-name="ce3" office:value-type="string">
            <text:p>CCDS1411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56676">
            <text:p>2356676</text:p>
          </table:table-cell>
          <table:table-cell table:style-name="ce8" office:value-type="float" office:value="2358760">
            <text:p>2358760</text:p>
          </table:table-cell>
          <table:table-cell table:style-name="ce8" table:formula="of:=AND([.G1220]=[.B1220];[.H1220]&gt;=[.C1220];[.I1220]&lt;=[.D1220])" office:value-type="boolean" office:boolean-value="false">
            <text:p>FALSE</text:p>
          </table:table-cell>
          <table:table-cell table:style-name="ce8" table:formula="of:=IF([.J1220];&quot;&quot;;MAX([.C1220]-[.H1220];[.I1220]-[.D1220]))" office:value-type="float" office:value="47779">
            <text:p>4777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9189">
            <text:p>918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04455">
            <text:p>2404455</text:p>
          </table:table-cell>
          <table:table-cell table:style-name="ce8" office:value-type="float" office:value="2419008">
            <text:p>2419008</text:p>
          </table:table-cell>
          <table:table-cell table:style-name="ce13" table:formula="of:=IF(AND([.B1221]=[.B1220];[.C1221]=[.C1220];[.D1221]=[.D1220]);&quot;&quot;;&quot;new&quot;)">
            <text:p/>
          </table:table-cell>
          <table:table-cell table:style-name="ce3" office:value-type="string">
            <text:p>CCDS1411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56676">
            <text:p>2356676</text:p>
          </table:table-cell>
          <table:table-cell table:style-name="ce8" office:value-type="float" office:value="2358760">
            <text:p>2358760</text:p>
          </table:table-cell>
          <table:table-cell table:style-name="ce8" table:formula="of:=AND([.G1221]=[.B1221];[.H1221]&gt;=[.C1221];[.I1221]&lt;=[.D1221])" office:value-type="boolean" office:boolean-value="false">
            <text:p>FALSE</text:p>
          </table:table-cell>
          <table:table-cell table:style-name="ce8" table:formula="of:=IF([.J1221];&quot;&quot;;MAX([.C1221]-[.H1221];[.I1221]-[.D1221]))" office:value-type="float" office:value="47779">
            <text:p>47779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9189">
            <text:p>918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54455">
            <text:p>2354455</text:p>
          </table:table-cell>
          <table:table-cell table:style-name="ce8" office:value-type="float" office:value="2369008">
            <text:p>2369008</text:p>
          </table:table-cell>
          <table:table-cell table:style-name="ce13" table:formula="of:=IF(AND([.B1222]=[.B1221];[.C1222]=[.C1221];[.D1222]=[.D1221]);&quot;&quot;;&quot;new&quot;)" office:value-type="string" office:string-value="new">
            <text:p>new</text:p>
          </table:table-cell>
          <table:table-cell table:style-name="ce3" office:value-type="string">
            <text:p>CCDS1411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06676">
            <text:p>2406676</text:p>
          </table:table-cell>
          <table:table-cell table:style-name="ce8" office:value-type="float" office:value="2408760">
            <text:p>2408760</text:p>
          </table:table-cell>
          <table:table-cell table:style-name="ce8" table:formula="of:=AND([.G1222]=[.B1222];[.H1222]&gt;=[.C1222];[.I1222]&lt;=[.D1222])" office:value-type="boolean" office:boolean-value="false">
            <text:p>FALSE</text:p>
          </table:table-cell>
          <table:table-cell table:style-name="ce8" table:formula="of:=IF([.J1222];&quot;&quot;;MAX([.C1222]-[.H1222];[.I1222]-[.D1222]))" office:value-type="float" office:value="39752">
            <text:p>3975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9189">
            <text:p>918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54455">
            <text:p>2354455</text:p>
          </table:table-cell>
          <table:table-cell table:style-name="ce8" office:value-type="float" office:value="2369008">
            <text:p>2369008</text:p>
          </table:table-cell>
          <table:table-cell table:style-name="ce13" table:formula="of:=IF(AND([.B1223]=[.B1222];[.C1223]=[.C1222];[.D1223]=[.D1222]);&quot;&quot;;&quot;new&quot;)">
            <text:p/>
          </table:table-cell>
          <table:table-cell table:style-name="ce3" office:value-type="string">
            <text:p>CCDS14118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406676">
            <text:p>2406676</text:p>
          </table:table-cell>
          <table:table-cell table:style-name="ce8" office:value-type="float" office:value="2408760">
            <text:p>2408760</text:p>
          </table:table-cell>
          <table:table-cell table:style-name="ce8" table:formula="of:=AND([.G1223]=[.B1223];[.H1223]&gt;=[.C1223];[.I1223]&lt;=[.D1223])" office:value-type="boolean" office:boolean-value="false">
            <text:p>FALSE</text:p>
          </table:table-cell>
          <table:table-cell table:style-name="ce8" table:formula="of:=IF([.J1223];&quot;&quot;;MAX([.C1223]-[.H1223];[.I1223]-[.D1223]))" office:value-type="float" office:value="39752">
            <text:p>39752</text:p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9189">
            <text:p>918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54455">
            <text:p>2354455</text:p>
          </table:table-cell>
          <table:table-cell table:style-name="ce8" office:value-type="float" office:value="2369008">
            <text:p>2369008</text:p>
          </table:table-cell>
          <table:table-cell table:style-name="ce13" table:formula="of:=IF(AND([.B1224]=[.B1223];[.C1224]=[.C1223];[.D1224]=[.D1223]);&quot;&quot;;&quot;new&quot;)">
            <text:p/>
          </table:table-cell>
          <table:table-cell table:style-name="ce3" office:value-type="string">
            <text:p>CCDS1411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56676">
            <text:p>2356676</text:p>
          </table:table-cell>
          <table:table-cell table:style-name="ce8" office:value-type="float" office:value="2358760">
            <text:p>2358760</text:p>
          </table:table-cell>
          <table:table-cell table:style-name="ce8" table:formula="of:=AND([.G1224]=[.B1224];[.H1224]&gt;=[.C1224];[.I1224]&lt;=[.D1224])" office:value-type="boolean" office:boolean-value="true">
            <text:p>TRUE</text:p>
          </table:table-cell>
          <table:table-cell table:style-name="ce8" table:formula="of:=IF([.J1224];&quot;&quot;;MAX([.C1224]-[.H1224];[.I1224]-[.D1224]))">
            <text:p/>
          </table:table-cell>
          <table:table-cell table:style-name="ce17" table:number-columns-repeated="1013"/>
        </table:table-row>
        <table:table-row table:style-name="ro1">
          <table:table-cell table:style-name="ce3" office:value-type="float" office:value="9189">
            <text:p>918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54455">
            <text:p>2354455</text:p>
          </table:table-cell>
          <table:table-cell table:style-name="ce8" office:value-type="float" office:value="2369008">
            <text:p>2369008</text:p>
          </table:table-cell>
          <table:table-cell table:style-name="ce13" table:formula="of:=IF(AND([.B1225]=[.B1224];[.C1225]=[.C1224];[.D1225]=[.D1224]);&quot;&quot;;&quot;new&quot;)">
            <text:p/>
          </table:table-cell>
          <table:table-cell table:style-name="ce3" office:value-type="string">
            <text:p>CCDS1411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56676">
            <text:p>2356676</text:p>
          </table:table-cell>
          <table:table-cell table:style-name="ce8" office:value-type="float" office:value="2358760">
            <text:p>2358760</text:p>
          </table:table-cell>
          <table:table-cell table:style-name="ce8" table:formula="of:=AND([.G1225]=[.B1225];[.H1225]&gt;=[.C1225];[.I1225]&lt;=[.D1225])" office:value-type="boolean" office:boolean-value="true">
            <text:p>TRUE</text:p>
          </table:table-cell>
          <table:table-cell table:style-name="ce8" table:formula="of:=IF([.J1225];&quot;&quot;;MAX([.C1225]-[.H1225];[.I1225]-[.D1225]))">
            <text:p/>
          </table:table-cell>
          <table:table-cell table:style-name="ce17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26]=[.B1225];[.C1226]=[.C1225];[.D1226]=[.D1225]);&quot;&quot;;&quot;new&quot;)" office:value-type="string" office:string-value="new">
            <text:p>new</text:p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117568">
            <text:p>79117568</text:p>
          </table:table-cell>
          <table:table-cell table:style-name="ce7" office:value-type="float" office:value="79117669">
            <text:p>79117669</text:p>
          </table:table-cell>
          <table:table-cell table:style-name="ce7" table:formula="of:=AND([.G1226]=[.B1226];[.H1226]&gt;=[.C1226];[.I1226]&lt;=[.D1226])" office:value-type="boolean" office:boolean-value="false">
            <text:p>FALSE</text:p>
          </table:table-cell>
          <table:table-cell table:style-name="ce7" table:formula="of:=IF([.J1226];&quot;&quot;;MAX([.C1226]-[.H1226];[.I1226]-[.D1226]))" office:value-type="float" office:value="407511">
            <text:p>407511</text:p>
          </table:table-cell>
          <table:table-cell table:style-name="ce16" office:value-type="string">
            <text:p>two nearby regions, but one contains all matching transcripts while the other contains none</text:p>
          </table:table-cell>
          <table:table-cell table:style-name="ce16" table:number-columns-repeated="1012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27]=[.B1226];[.C1227]=[.C1226];[.D1227]=[.D1226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117568">
            <text:p>79117568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27]=[.B1227];[.H1227]&gt;=[.C1227];[.I1227]&lt;=[.D1227])" office:value-type="boolean" office:boolean-value="false">
            <text:p>FALSE</text:p>
          </table:table-cell>
          <table:table-cell table:style-name="ce7" table:formula="of:=IF([.J1227];&quot;&quot;;MAX([.C1227]-[.H1227];[.I1227]-[.D1227]))" office:value-type="float" office:value="1618149">
            <text:p>161814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28]=[.B1227];[.C1228]=[.C1227];[.D1228]=[.D1227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175560">
            <text:p>79175560</text:p>
          </table:table-cell>
          <table:table-cell table:style-name="ce7" office:value-type="float" office:value="79175998">
            <text:p>79175998</text:p>
          </table:table-cell>
          <table:table-cell table:style-name="ce7" table:formula="of:=AND([.G1228]=[.B1228];[.H1228]&gt;=[.C1228];[.I1228]&lt;=[.D1228])" office:value-type="boolean" office:boolean-value="false">
            <text:p>FALSE</text:p>
          </table:table-cell>
          <table:table-cell table:style-name="ce7" table:formula="of:=IF([.J1228];&quot;&quot;;MAX([.C1228]-[.H1228];[.I1228]-[.D1228]))" office:value-type="float" office:value="465840">
            <text:p>465840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29]=[.B1228];[.C1229]=[.C1228];[.D1229]=[.D1228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181099">
            <text:p>79181099</text:p>
          </table:table-cell>
          <table:table-cell table:style-name="ce7" office:value-type="float" office:value="79181482">
            <text:p>79181482</text:p>
          </table:table-cell>
          <table:table-cell table:style-name="ce7" table:formula="of:=AND([.G1229]=[.B1229];[.H1229]&gt;=[.C1229];[.I1229]&lt;=[.D1229])" office:value-type="boolean" office:boolean-value="false">
            <text:p>FALSE</text:p>
          </table:table-cell>
          <table:table-cell table:style-name="ce7" table:formula="of:=IF([.J1229];&quot;&quot;;MAX([.C1229]-[.H1229];[.I1229]-[.D1229]))" office:value-type="float" office:value="471324">
            <text:p>47132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0]=[.B1229];[.C1230]=[.C1229];[.D1230]=[.D1229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269963">
            <text:p>79269963</text:p>
          </table:table-cell>
          <table:table-cell table:style-name="ce7" office:value-type="float" office:value="79270166">
            <text:p>79270166</text:p>
          </table:table-cell>
          <table:table-cell table:style-name="ce7" table:formula="of:=AND([.G1230]=[.B1230];[.H1230]&gt;=[.C1230];[.I1230]&lt;=[.D1230])" office:value-type="boolean" office:boolean-value="false">
            <text:p>FALSE</text:p>
          </table:table-cell>
          <table:table-cell table:style-name="ce7" table:formula="of:=IF([.J1230];&quot;&quot;;MAX([.C1230]-[.H1230];[.I1230]-[.D1230]))" office:value-type="float" office:value="560008">
            <text:p>560008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1]=[.B1230];[.C1231]=[.C1230];[.D1231]=[.D1230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276661">
            <text:p>79276661</text:p>
          </table:table-cell>
          <table:table-cell table:style-name="ce7" office:value-type="float" office:value="79276687">
            <text:p>79276687</text:p>
          </table:table-cell>
          <table:table-cell table:style-name="ce7" table:formula="of:=AND([.G1231]=[.B1231];[.H1231]&gt;=[.C1231];[.I1231]&lt;=[.D1231])" office:value-type="boolean" office:boolean-value="false">
            <text:p>FALSE</text:p>
          </table:table-cell>
          <table:table-cell table:style-name="ce7" table:formula="of:=IF([.J1231];&quot;&quot;;MAX([.C1231]-[.H1231];[.I1231]-[.D1231]))" office:value-type="float" office:value="566529">
            <text:p>56652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2]=[.B1231];[.C1232]=[.C1231];[.D1232]=[.D1231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23585">
            <text:p>79423585</text:p>
          </table:table-cell>
          <table:table-cell table:style-name="ce7" office:value-type="float" office:value="79423704">
            <text:p>79423704</text:p>
          </table:table-cell>
          <table:table-cell table:style-name="ce7" table:formula="of:=AND([.G1232]=[.B1232];[.H1232]&gt;=[.C1232];[.I1232]&lt;=[.D1232])" office:value-type="boolean" office:boolean-value="false">
            <text:p>FALSE</text:p>
          </table:table-cell>
          <table:table-cell table:style-name="ce7" table:formula="of:=IF([.J1232];&quot;&quot;;MAX([.C1232]-[.H1232];[.I1232]-[.D1232]))" office:value-type="float" office:value="713546">
            <text:p>71354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3]=[.B1232];[.C1233]=[.C1232];[.D1233]=[.D1232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32368">
            <text:p>79432368</text:p>
          </table:table-cell>
          <table:table-cell table:style-name="ce7" office:value-type="float" office:value="79432749">
            <text:p>79432749</text:p>
          </table:table-cell>
          <table:table-cell table:style-name="ce7" table:formula="of:=AND([.G1233]=[.B1233];[.H1233]&gt;=[.C1233];[.I1233]&lt;=[.D1233])" office:value-type="boolean" office:boolean-value="false">
            <text:p>FALSE</text:p>
          </table:table-cell>
          <table:table-cell table:style-name="ce7" table:formula="of:=IF([.J1233];&quot;&quot;;MAX([.C1233]-[.H1233];[.I1233]-[.D1233]))" office:value-type="float" office:value="722591">
            <text:p>72259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4]=[.B1233];[.C1234]=[.C1233];[.D1234]=[.D1233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33551">
            <text:p>79433551</text:p>
          </table:table-cell>
          <table:table-cell table:style-name="ce7" office:value-type="float" office:value="79433741">
            <text:p>79433741</text:p>
          </table:table-cell>
          <table:table-cell table:style-name="ce7" table:formula="of:=AND([.G1234]=[.B1234];[.H1234]&gt;=[.C1234];[.I1234]&lt;=[.D1234])" office:value-type="boolean" office:boolean-value="false">
            <text:p>FALSE</text:p>
          </table:table-cell>
          <table:table-cell table:style-name="ce7" table:formula="of:=IF([.J1234];&quot;&quot;;MAX([.C1234]-[.H1234];[.I1234]-[.D1234]))" office:value-type="float" office:value="723583">
            <text:p>72358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5]=[.B1234];[.C1235]=[.C1234];[.D1235]=[.D1234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34516">
            <text:p>79434516</text:p>
          </table:table-cell>
          <table:table-cell table:style-name="ce7" office:value-type="float" office:value="79434689">
            <text:p>79434689</text:p>
          </table:table-cell>
          <table:table-cell table:style-name="ce7" table:formula="of:=AND([.G1235]=[.B1235];[.H1235]&gt;=[.C1235];[.I1235]&lt;=[.D1235])" office:value-type="boolean" office:boolean-value="false">
            <text:p>FALSE</text:p>
          </table:table-cell>
          <table:table-cell table:style-name="ce7" table:formula="of:=IF([.J1235];&quot;&quot;;MAX([.C1235]-[.H1235];[.I1235]-[.D1235]))" office:value-type="float" office:value="724531">
            <text:p>724531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6]=[.B1235];[.C1236]=[.C1235];[.D1236]=[.D1235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54365">
            <text:p>79454365</text:p>
          </table:table-cell>
          <table:table-cell table:style-name="ce7" office:value-type="float" office:value="79454484">
            <text:p>79454484</text:p>
          </table:table-cell>
          <table:table-cell table:style-name="ce7" table:formula="of:=AND([.G1236]=[.B1236];[.H1236]&gt;=[.C1236];[.I1236]&lt;=[.D1236])" office:value-type="boolean" office:boolean-value="false">
            <text:p>FALSE</text:p>
          </table:table-cell>
          <table:table-cell table:style-name="ce7" table:formula="of:=IF([.J1236];&quot;&quot;;MAX([.C1236]-[.H1236];[.I1236]-[.D1236]))" office:value-type="float" office:value="744326">
            <text:p>744326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7]=[.B1236];[.C1237]=[.C1236];[.D1237]=[.D1236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746635">
            <text:p>79746635</text:p>
          </table:table-cell>
          <table:table-cell table:style-name="ce7" office:value-type="float" office:value="79746881">
            <text:p>79746881</text:p>
          </table:table-cell>
          <table:table-cell table:style-name="ce7" table:formula="of:=AND([.G1237]=[.B1237];[.H1237]&gt;=[.C1237];[.I1237]&lt;=[.D1237])" office:value-type="boolean" office:boolean-value="false">
            <text:p>FALSE</text:p>
          </table:table-cell>
          <table:table-cell table:style-name="ce7" table:formula="of:=IF([.J1237];&quot;&quot;;MAX([.C1237]-[.H1237];[.I1237]-[.D1237]))" office:value-type="float" office:value="1036723">
            <text:p>103672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8]=[.B1237];[.C1238]=[.C1237];[.D1238]=[.D1237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746635">
            <text:p>79746635</text:p>
          </table:table-cell>
          <table:table-cell table:style-name="ce7" office:value-type="float" office:value="79746881">
            <text:p>79746881</text:p>
          </table:table-cell>
          <table:table-cell table:style-name="ce7" table:formula="of:=AND([.G1238]=[.B1238];[.H1238]&gt;=[.C1238];[.I1238]&lt;=[.D1238])" office:value-type="boolean" office:boolean-value="false">
            <text:p>FALSE</text:p>
          </table:table-cell>
          <table:table-cell table:style-name="ce7" table:formula="of:=IF([.J1238];&quot;&quot;;MAX([.C1238]-[.H1238];[.I1238]-[.D1238]))" office:value-type="float" office:value="1036723">
            <text:p>1036723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39]=[.B1238];[.C1239]=[.C1238];[.D1239]=[.D1238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746635">
            <text:p>79746635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39]=[.B1239];[.H1239]&gt;=[.C1239];[.I1239]&lt;=[.D1239])" office:value-type="boolean" office:boolean-value="false">
            <text:p>FALSE</text:p>
          </table:table-cell>
          <table:table-cell table:style-name="ce7" table:formula="of:=IF([.J1239];&quot;&quot;;MAX([.C1239]-[.H1239];[.I1239]-[.D1239]))" office:value-type="float" office:value="1618149">
            <text:p>161814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0]=[.B1239];[.C1240]=[.C1239];[.D1240]=[.D1239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746635">
            <text:p>79746635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40]=[.B1240];[.H1240]&gt;=[.C1240];[.I1240]&lt;=[.D1240])" office:value-type="boolean" office:boolean-value="false">
            <text:p>FALSE</text:p>
          </table:table-cell>
          <table:table-cell table:style-name="ce7" table:formula="of:=IF([.J1240];&quot;&quot;;MAX([.C1240]-[.H1240];[.I1240]-[.D1240]))" office:value-type="float" office:value="1618149">
            <text:p>161814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1]=[.B1240];[.C1241]=[.C1240];[.D1241]=[.D1240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933564">
            <text:p>79933564</text:p>
          </table:table-cell>
          <table:table-cell table:style-name="ce7" office:value-type="float" office:value="79933745">
            <text:p>79933745</text:p>
          </table:table-cell>
          <table:table-cell table:style-name="ce7" table:formula="of:=AND([.G1241]=[.B1241];[.H1241]&gt;=[.C1241];[.I1241]&lt;=[.D1241])" office:value-type="boolean" office:boolean-value="false">
            <text:p>FALSE</text:p>
          </table:table-cell>
          <table:table-cell table:style-name="ce7" table:formula="of:=IF([.J1241];&quot;&quot;;MAX([.C1241]-[.H1241];[.I1241]-[.D1241]))" office:value-type="float" office:value="1223587">
            <text:p>122358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2]=[.B1241];[.C1242]=[.C1241];[.D1242]=[.D1241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933564">
            <text:p>79933564</text:p>
          </table:table-cell>
          <table:table-cell table:style-name="ce7" office:value-type="float" office:value="79933745">
            <text:p>79933745</text:p>
          </table:table-cell>
          <table:table-cell table:style-name="ce7" table:formula="of:=AND([.G1242]=[.B1242];[.H1242]&gt;=[.C1242];[.I1242]&lt;=[.D1242])" office:value-type="boolean" office:boolean-value="false">
            <text:p>FALSE</text:p>
          </table:table-cell>
          <table:table-cell table:style-name="ce7" table:formula="of:=IF([.J1242];&quot;&quot;;MAX([.C1242]-[.H1242];[.I1242]-[.D1242]))" office:value-type="float" office:value="1223587">
            <text:p>122358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3]=[.B1242];[.C1243]=[.C1242];[.D1243]=[.D1242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933564">
            <text:p>79933564</text:p>
          </table:table-cell>
          <table:table-cell table:style-name="ce7" office:value-type="float" office:value="79933745">
            <text:p>79933745</text:p>
          </table:table-cell>
          <table:table-cell table:style-name="ce7" table:formula="of:=AND([.G1243]=[.B1243];[.H1243]&gt;=[.C1243];[.I1243]&lt;=[.D1243])" office:value-type="boolean" office:boolean-value="false">
            <text:p>FALSE</text:p>
          </table:table-cell>
          <table:table-cell table:style-name="ce7" table:formula="of:=IF([.J1243];&quot;&quot;;MAX([.C1243]-[.H1243];[.I1243]-[.D1243]))" office:value-type="float" office:value="1223587">
            <text:p>122358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4]=[.B1243];[.C1244]=[.C1243];[.D1244]=[.D1243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30121">
            <text:p>80130121</text:p>
          </table:table-cell>
          <table:table-cell table:style-name="ce7" office:value-type="float" office:value="80130292">
            <text:p>80130292</text:p>
          </table:table-cell>
          <table:table-cell table:style-name="ce7" table:formula="of:=AND([.G1244]=[.B1244];[.H1244]&gt;=[.C1244];[.I1244]&lt;=[.D1244])" office:value-type="boolean" office:boolean-value="false">
            <text:p>FALSE</text:p>
          </table:table-cell>
          <table:table-cell table:style-name="ce7" table:formula="of:=IF([.J1244];&quot;&quot;;MAX([.C1244]-[.H1244];[.I1244]-[.D1244]))" office:value-type="float" office:value="1420134">
            <text:p>142013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5]=[.B1244];[.C1245]=[.C1244];[.D1245]=[.D1244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30121">
            <text:p>80130121</text:p>
          </table:table-cell>
          <table:table-cell table:style-name="ce7" office:value-type="float" office:value="80130292">
            <text:p>80130292</text:p>
          </table:table-cell>
          <table:table-cell table:style-name="ce7" table:formula="of:=AND([.G1245]=[.B1245];[.H1245]&gt;=[.C1245];[.I1245]&lt;=[.D1245])" office:value-type="boolean" office:boolean-value="false">
            <text:p>FALSE</text:p>
          </table:table-cell>
          <table:table-cell table:style-name="ce7" table:formula="of:=IF([.J1245];&quot;&quot;;MAX([.C1245]-[.H1245];[.I1245]-[.D1245]))" office:value-type="float" office:value="1420134">
            <text:p>142013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6]=[.B1245];[.C1246]=[.C1245];[.D1246]=[.D1245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30121">
            <text:p>80130121</text:p>
          </table:table-cell>
          <table:table-cell table:style-name="ce7" office:value-type="float" office:value="80130292">
            <text:p>80130292</text:p>
          </table:table-cell>
          <table:table-cell table:style-name="ce7" table:formula="of:=AND([.G1246]=[.B1246];[.H1246]&gt;=[.C1246];[.I1246]&lt;=[.D1246])" office:value-type="boolean" office:boolean-value="false">
            <text:p>FALSE</text:p>
          </table:table-cell>
          <table:table-cell table:style-name="ce7" table:formula="of:=IF([.J1246];&quot;&quot;;MAX([.C1246]-[.H1246];[.I1246]-[.D1246]))" office:value-type="float" office:value="1420134">
            <text:p>142013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7]=[.B1246];[.C1247]=[.C1246];[.D1247]=[.D1246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58516">
            <text:p>80158516</text:p>
          </table:table-cell>
          <table:table-cell table:style-name="ce7" office:value-type="float" office:value="80158605">
            <text:p>80158605</text:p>
          </table:table-cell>
          <table:table-cell table:style-name="ce7" table:formula="of:=AND([.G1247]=[.B1247];[.H1247]&gt;=[.C1247];[.I1247]&lt;=[.D1247])" office:value-type="boolean" office:boolean-value="false">
            <text:p>FALSE</text:p>
          </table:table-cell>
          <table:table-cell table:style-name="ce7" table:formula="of:=IF([.J1247];&quot;&quot;;MAX([.C1247]-[.H1247];[.I1247]-[.D1247]))" office:value-type="float" office:value="1448447">
            <text:p>1448447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8]=[.B1247];[.C1248]=[.C1247];[.D1248]=[.D1247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63973">
            <text:p>80163973</text:p>
          </table:table-cell>
          <table:table-cell table:style-name="ce7" office:value-type="float" office:value="80164280">
            <text:p>80164280</text:p>
          </table:table-cell>
          <table:table-cell table:style-name="ce7" table:formula="of:=AND([.G1248]=[.B1248];[.H1248]&gt;=[.C1248];[.I1248]&lt;=[.D1248])" office:value-type="boolean" office:boolean-value="false">
            <text:p>FALSE</text:p>
          </table:table-cell>
          <table:table-cell table:style-name="ce7" table:formula="of:=IF([.J1248];&quot;&quot;;MAX([.C1248]-[.H1248];[.I1248]-[.D1248]))" office:value-type="float" office:value="1454122">
            <text:p>145412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49]=[.B1248];[.C1249]=[.C1248];[.D1249]=[.D1248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63973">
            <text:p>80163973</text:p>
          </table:table-cell>
          <table:table-cell table:style-name="ce7" office:value-type="float" office:value="80164280">
            <text:p>80164280</text:p>
          </table:table-cell>
          <table:table-cell table:style-name="ce7" table:formula="of:=AND([.G1249]=[.B1249];[.H1249]&gt;=[.C1249];[.I1249]&lt;=[.D1249])" office:value-type="boolean" office:boolean-value="false">
            <text:p>FALSE</text:p>
          </table:table-cell>
          <table:table-cell table:style-name="ce7" table:formula="of:=IF([.J1249];&quot;&quot;;MAX([.C1249]-[.H1249];[.I1249]-[.D1249]))" office:value-type="float" office:value="1454122">
            <text:p>145412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50]=[.B1249];[.C1250]=[.C1249];[.D1250]=[.D1249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63973">
            <text:p>80163973</text:p>
          </table:table-cell>
          <table:table-cell table:style-name="ce7" office:value-type="float" office:value="80164280">
            <text:p>80164280</text:p>
          </table:table-cell>
          <table:table-cell table:style-name="ce7" table:formula="of:=AND([.G1250]=[.B1250];[.H1250]&gt;=[.C1250];[.I1250]&lt;=[.D1250])" office:value-type="boolean" office:boolean-value="false">
            <text:p>FALSE</text:p>
          </table:table-cell>
          <table:table-cell table:style-name="ce7" table:formula="of:=IF([.J1250];&quot;&quot;;MAX([.C1250]-[.H1250];[.I1250]-[.D1250]))" office:value-type="float" office:value="1454122">
            <text:p>1454122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51]=[.B1250];[.C1251]=[.C1250];[.D1251]=[.D1250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271455">
            <text:p>80271455</text:p>
          </table:table-cell>
          <table:table-cell table:style-name="ce7" office:value-type="float" office:value="80271533">
            <text:p>80271533</text:p>
          </table:table-cell>
          <table:table-cell table:style-name="ce7" table:formula="of:=AND([.G1251]=[.B1251];[.H1251]&gt;=[.C1251];[.I1251]&lt;=[.D1251])" office:value-type="boolean" office:boolean-value="false">
            <text:p>FALSE</text:p>
          </table:table-cell>
          <table:table-cell table:style-name="ce7" table:formula="of:=IF([.J1251];&quot;&quot;;MAX([.C1251]-[.H1251];[.I1251]-[.D1251]))" office:value-type="float" office:value="1561375">
            <text:p>156137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52]=[.B1251];[.C1252]=[.C1251];[.D1252]=[.D1251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271455">
            <text:p>80271455</text:p>
          </table:table-cell>
          <table:table-cell table:style-name="ce7" office:value-type="float" office:value="80271533">
            <text:p>80271533</text:p>
          </table:table-cell>
          <table:table-cell table:style-name="ce7" table:formula="of:=AND([.G1252]=[.B1252];[.H1252]&gt;=[.C1252];[.I1252]&lt;=[.D1252])" office:value-type="boolean" office:boolean-value="false">
            <text:p>FALSE</text:p>
          </table:table-cell>
          <table:table-cell table:style-name="ce7" table:formula="of:=IF([.J1252];&quot;&quot;;MAX([.C1252]-[.H1252];[.I1252]-[.D1252]))" office:value-type="float" office:value="1561375">
            <text:p>1561375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53]=[.B1252];[.C1253]=[.C1252];[.D1253]=[.D1252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271455">
            <text:p>80271455</text:p>
          </table:table-cell>
          <table:table-cell table:style-name="ce7" office:value-type="float" office:value="80271542">
            <text:p>80271542</text:p>
          </table:table-cell>
          <table:table-cell table:style-name="ce7" table:formula="of:=AND([.G1253]=[.B1253];[.H1253]&gt;=[.C1253];[.I1253]&lt;=[.D1253])" office:value-type="boolean" office:boolean-value="false">
            <text:p>FALSE</text:p>
          </table:table-cell>
          <table:table-cell table:style-name="ce7" table:formula="of:=IF([.J1253];&quot;&quot;;MAX([.C1253]-[.H1253];[.I1253]-[.D1253]))" office:value-type="float" office:value="1561384">
            <text:p>1561384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54]=[.B1253];[.C1254]=[.C1253];[.D1254]=[.D1253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328006">
            <text:p>80328006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54]=[.B1254];[.H1254]&gt;=[.C1254];[.I1254]&lt;=[.D1254])" office:value-type="boolean" office:boolean-value="false">
            <text:p>FALSE</text:p>
          </table:table-cell>
          <table:table-cell table:style-name="ce7" table:formula="of:=IF([.J1254];&quot;&quot;;MAX([.C1254]-[.H1254];[.I1254]-[.D1254]))" office:value-type="float" office:value="1618149">
            <text:p>161814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55]=[.B1254];[.C1255]=[.C1254];[.D1255]=[.D1254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328006">
            <text:p>80328006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55]=[.B1255];[.H1255]&gt;=[.C1255];[.I1255]&lt;=[.D1255])" office:value-type="boolean" office:boolean-value="false">
            <text:p>FALSE</text:p>
          </table:table-cell>
          <table:table-cell table:style-name="ce7" table:formula="of:=IF([.J1255];&quot;&quot;;MAX([.C1255]-[.H1255];[.I1255]-[.D1255]))" office:value-type="float" office:value="1618149">
            <text:p>161814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709506">
            <text:p>78709506</text:p>
          </table:table-cell>
          <table:table-cell table:style-name="ce7" office:value-type="float" office:value="78710158">
            <text:p>78710158</text:p>
          </table:table-cell>
          <table:table-cell table:style-name="ce12" table:formula="of:=IF(AND([.B1256]=[.B1255];[.C1256]=[.C1255];[.D1256]=[.D1255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328006">
            <text:p>80328006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56]=[.B1256];[.H1256]&gt;=[.C1256];[.I1256]&lt;=[.D1256])" office:value-type="boolean" office:boolean-value="false">
            <text:p>FALSE</text:p>
          </table:table-cell>
          <table:table-cell table:style-name="ce7" table:formula="of:=IF([.J1256];&quot;&quot;;MAX([.C1256]-[.H1256];[.I1256]-[.D1256]))" office:value-type="float" office:value="1618149">
            <text:p>1618149</text:p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57]=[.B1256];[.C1257]=[.C1256];[.D1257]=[.D1256]);&quot;&quot;;&quot;new&quot;)" office:value-type="string" office:string-value="new">
            <text:p>new</text:p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117568">
            <text:p>79117568</text:p>
          </table:table-cell>
          <table:table-cell table:style-name="ce7" office:value-type="float" office:value="79117669">
            <text:p>79117669</text:p>
          </table:table-cell>
          <table:table-cell table:style-name="ce7" table:formula="of:=AND([.G1257]=[.B1257];[.H1257]&gt;=[.C1257];[.I1257]&lt;=[.D1257])" office:value-type="boolean" office:boolean-value="true">
            <text:p>TRUE</text:p>
          </table:table-cell>
          <table:table-cell table:style-name="ce7" table:formula="of:=IF([.J1257];&quot;&quot;;MAX([.C1257]-[.H1257];[.I1257]-[.D125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58]=[.B1257];[.C1258]=[.C1257];[.D1258]=[.D1257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117568">
            <text:p>79117568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58]=[.B1258];[.H1258]&gt;=[.C1258];[.I1258]&lt;=[.D1258])" office:value-type="boolean" office:boolean-value="true">
            <text:p>TRUE</text:p>
          </table:table-cell>
          <table:table-cell table:style-name="ce7" table:formula="of:=IF([.J1258];&quot;&quot;;MAX([.C1258]-[.H1258];[.I1258]-[.D125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59]=[.B1258];[.C1259]=[.C1258];[.D1259]=[.D1258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175560">
            <text:p>79175560</text:p>
          </table:table-cell>
          <table:table-cell table:style-name="ce7" office:value-type="float" office:value="79175998">
            <text:p>79175998</text:p>
          </table:table-cell>
          <table:table-cell table:style-name="ce7" table:formula="of:=AND([.G1259]=[.B1259];[.H1259]&gt;=[.C1259];[.I1259]&lt;=[.D1259])" office:value-type="boolean" office:boolean-value="true">
            <text:p>TRUE</text:p>
          </table:table-cell>
          <table:table-cell table:style-name="ce7" table:formula="of:=IF([.J1259];&quot;&quot;;MAX([.C1259]-[.H1259];[.I1259]-[.D125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0]=[.B1259];[.C1260]=[.C1259];[.D1260]=[.D1259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181099">
            <text:p>79181099</text:p>
          </table:table-cell>
          <table:table-cell table:style-name="ce7" office:value-type="float" office:value="79181482">
            <text:p>79181482</text:p>
          </table:table-cell>
          <table:table-cell table:style-name="ce7" table:formula="of:=AND([.G1260]=[.B1260];[.H1260]&gt;=[.C1260];[.I1260]&lt;=[.D1260])" office:value-type="boolean" office:boolean-value="true">
            <text:p>TRUE</text:p>
          </table:table-cell>
          <table:table-cell table:style-name="ce7" table:formula="of:=IF([.J1260];&quot;&quot;;MAX([.C1260]-[.H1260];[.I1260]-[.D126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1]=[.B1260];[.C1261]=[.C1260];[.D1261]=[.D1260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269963">
            <text:p>79269963</text:p>
          </table:table-cell>
          <table:table-cell table:style-name="ce7" office:value-type="float" office:value="79270166">
            <text:p>79270166</text:p>
          </table:table-cell>
          <table:table-cell table:style-name="ce7" table:formula="of:=AND([.G1261]=[.B1261];[.H1261]&gt;=[.C1261];[.I1261]&lt;=[.D1261])" office:value-type="boolean" office:boolean-value="true">
            <text:p>TRUE</text:p>
          </table:table-cell>
          <table:table-cell table:style-name="ce7" table:formula="of:=IF([.J1261];&quot;&quot;;MAX([.C1261]-[.H1261];[.I1261]-[.D126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2]=[.B1261];[.C1262]=[.C1261];[.D1262]=[.D1261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276661">
            <text:p>79276661</text:p>
          </table:table-cell>
          <table:table-cell table:style-name="ce7" office:value-type="float" office:value="79276687">
            <text:p>79276687</text:p>
          </table:table-cell>
          <table:table-cell table:style-name="ce7" table:formula="of:=AND([.G1262]=[.B1262];[.H1262]&gt;=[.C1262];[.I1262]&lt;=[.D1262])" office:value-type="boolean" office:boolean-value="true">
            <text:p>TRUE</text:p>
          </table:table-cell>
          <table:table-cell table:style-name="ce7" table:formula="of:=IF([.J1262];&quot;&quot;;MAX([.C1262]-[.H1262];[.I1262]-[.D126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3]=[.B1262];[.C1263]=[.C1262];[.D1263]=[.D1262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23585">
            <text:p>79423585</text:p>
          </table:table-cell>
          <table:table-cell table:style-name="ce7" office:value-type="float" office:value="79423704">
            <text:p>79423704</text:p>
          </table:table-cell>
          <table:table-cell table:style-name="ce7" table:formula="of:=AND([.G1263]=[.B1263];[.H1263]&gt;=[.C1263];[.I1263]&lt;=[.D1263])" office:value-type="boolean" office:boolean-value="true">
            <text:p>TRUE</text:p>
          </table:table-cell>
          <table:table-cell table:style-name="ce7" table:formula="of:=IF([.J1263];&quot;&quot;;MAX([.C1263]-[.H1263];[.I1263]-[.D126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4]=[.B1263];[.C1264]=[.C1263];[.D1264]=[.D1263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32368">
            <text:p>79432368</text:p>
          </table:table-cell>
          <table:table-cell table:style-name="ce7" office:value-type="float" office:value="79432749">
            <text:p>79432749</text:p>
          </table:table-cell>
          <table:table-cell table:style-name="ce7" table:formula="of:=AND([.G1264]=[.B1264];[.H1264]&gt;=[.C1264];[.I1264]&lt;=[.D1264])" office:value-type="boolean" office:boolean-value="true">
            <text:p>TRUE</text:p>
          </table:table-cell>
          <table:table-cell table:style-name="ce7" table:formula="of:=IF([.J1264];&quot;&quot;;MAX([.C1264]-[.H1264];[.I1264]-[.D126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5]=[.B1264];[.C1265]=[.C1264];[.D1265]=[.D1264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33551">
            <text:p>79433551</text:p>
          </table:table-cell>
          <table:table-cell table:style-name="ce7" office:value-type="float" office:value="79433741">
            <text:p>79433741</text:p>
          </table:table-cell>
          <table:table-cell table:style-name="ce7" table:formula="of:=AND([.G1265]=[.B1265];[.H1265]&gt;=[.C1265];[.I1265]&lt;=[.D1265])" office:value-type="boolean" office:boolean-value="true">
            <text:p>TRUE</text:p>
          </table:table-cell>
          <table:table-cell table:style-name="ce7" table:formula="of:=IF([.J1265];&quot;&quot;;MAX([.C1265]-[.H1265];[.I1265]-[.D126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6]=[.B1265];[.C1266]=[.C1265];[.D1266]=[.D1265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34516">
            <text:p>79434516</text:p>
          </table:table-cell>
          <table:table-cell table:style-name="ce7" office:value-type="float" office:value="79434689">
            <text:p>79434689</text:p>
          </table:table-cell>
          <table:table-cell table:style-name="ce7" table:formula="of:=AND([.G1266]=[.B1266];[.H1266]&gt;=[.C1266];[.I1266]&lt;=[.D1266])" office:value-type="boolean" office:boolean-value="true">
            <text:p>TRUE</text:p>
          </table:table-cell>
          <table:table-cell table:style-name="ce7" table:formula="of:=IF([.J1266];&quot;&quot;;MAX([.C1266]-[.H1266];[.I1266]-[.D126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7]=[.B1266];[.C1267]=[.C1266];[.D1267]=[.D1266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454365">
            <text:p>79454365</text:p>
          </table:table-cell>
          <table:table-cell table:style-name="ce7" office:value-type="float" office:value="79454484">
            <text:p>79454484</text:p>
          </table:table-cell>
          <table:table-cell table:style-name="ce7" table:formula="of:=AND([.G1267]=[.B1267];[.H1267]&gt;=[.C1267];[.I1267]&lt;=[.D1267])" office:value-type="boolean" office:boolean-value="true">
            <text:p>TRUE</text:p>
          </table:table-cell>
          <table:table-cell table:style-name="ce7" table:formula="of:=IF([.J1267];&quot;&quot;;MAX([.C1267]-[.H1267];[.I1267]-[.D126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8]=[.B1267];[.C1268]=[.C1267];[.D1268]=[.D1267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746635">
            <text:p>79746635</text:p>
          </table:table-cell>
          <table:table-cell table:style-name="ce7" office:value-type="float" office:value="79746881">
            <text:p>79746881</text:p>
          </table:table-cell>
          <table:table-cell table:style-name="ce7" table:formula="of:=AND([.G1268]=[.B1268];[.H1268]&gt;=[.C1268];[.I1268]&lt;=[.D1268])" office:value-type="boolean" office:boolean-value="true">
            <text:p>TRUE</text:p>
          </table:table-cell>
          <table:table-cell table:style-name="ce7" table:formula="of:=IF([.J1268];&quot;&quot;;MAX([.C1268]-[.H1268];[.I1268]-[.D126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69]=[.B1268];[.C1269]=[.C1268];[.D1269]=[.D1268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746635">
            <text:p>79746635</text:p>
          </table:table-cell>
          <table:table-cell table:style-name="ce7" office:value-type="float" office:value="79746881">
            <text:p>79746881</text:p>
          </table:table-cell>
          <table:table-cell table:style-name="ce7" table:formula="of:=AND([.G1269]=[.B1269];[.H1269]&gt;=[.C1269];[.I1269]&lt;=[.D1269])" office:value-type="boolean" office:boolean-value="true">
            <text:p>TRUE</text:p>
          </table:table-cell>
          <table:table-cell table:style-name="ce7" table:formula="of:=IF([.J1269];&quot;&quot;;MAX([.C1269]-[.H1269];[.I1269]-[.D126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0]=[.B1269];[.C1270]=[.C1269];[.D1270]=[.D1269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746635">
            <text:p>79746635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70]=[.B1270];[.H1270]&gt;=[.C1270];[.I1270]&lt;=[.D1270])" office:value-type="boolean" office:boolean-value="true">
            <text:p>TRUE</text:p>
          </table:table-cell>
          <table:table-cell table:style-name="ce7" table:formula="of:=IF([.J1270];&quot;&quot;;MAX([.C1270]-[.H1270];[.I1270]-[.D127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1]=[.B1270];[.C1271]=[.C1270];[.D1271]=[.D1270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746635">
            <text:p>79746635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71]=[.B1271];[.H1271]&gt;=[.C1271];[.I1271]&lt;=[.D1271])" office:value-type="boolean" office:boolean-value="true">
            <text:p>TRUE</text:p>
          </table:table-cell>
          <table:table-cell table:style-name="ce7" table:formula="of:=IF([.J1271];&quot;&quot;;MAX([.C1271]-[.H1271];[.I1271]-[.D127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2]=[.B1271];[.C1272]=[.C1271];[.D1272]=[.D1271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933564">
            <text:p>79933564</text:p>
          </table:table-cell>
          <table:table-cell table:style-name="ce7" office:value-type="float" office:value="79933745">
            <text:p>79933745</text:p>
          </table:table-cell>
          <table:table-cell table:style-name="ce7" table:formula="of:=AND([.G1272]=[.B1272];[.H1272]&gt;=[.C1272];[.I1272]&lt;=[.D1272])" office:value-type="boolean" office:boolean-value="true">
            <text:p>TRUE</text:p>
          </table:table-cell>
          <table:table-cell table:style-name="ce7" table:formula="of:=IF([.J1272];&quot;&quot;;MAX([.C1272]-[.H1272];[.I1272]-[.D127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3]=[.B1272];[.C1273]=[.C1272];[.D1273]=[.D1272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933564">
            <text:p>79933564</text:p>
          </table:table-cell>
          <table:table-cell table:style-name="ce7" office:value-type="float" office:value="79933745">
            <text:p>79933745</text:p>
          </table:table-cell>
          <table:table-cell table:style-name="ce7" table:formula="of:=AND([.G1273]=[.B1273];[.H1273]&gt;=[.C1273];[.I1273]&lt;=[.D1273])" office:value-type="boolean" office:boolean-value="true">
            <text:p>TRUE</text:p>
          </table:table-cell>
          <table:table-cell table:style-name="ce7" table:formula="of:=IF([.J1273];&quot;&quot;;MAX([.C1273]-[.H1273];[.I1273]-[.D127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4]=[.B1273];[.C1274]=[.C1273];[.D1274]=[.D1273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9933564">
            <text:p>79933564</text:p>
          </table:table-cell>
          <table:table-cell table:style-name="ce7" office:value-type="float" office:value="79933745">
            <text:p>79933745</text:p>
          </table:table-cell>
          <table:table-cell table:style-name="ce7" table:formula="of:=AND([.G1274]=[.B1274];[.H1274]&gt;=[.C1274];[.I1274]&lt;=[.D1274])" office:value-type="boolean" office:boolean-value="true">
            <text:p>TRUE</text:p>
          </table:table-cell>
          <table:table-cell table:style-name="ce7" table:formula="of:=IF([.J1274];&quot;&quot;;MAX([.C1274]-[.H1274];[.I1274]-[.D127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5]=[.B1274];[.C1275]=[.C1274];[.D1275]=[.D1274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30121">
            <text:p>80130121</text:p>
          </table:table-cell>
          <table:table-cell table:style-name="ce7" office:value-type="float" office:value="80130292">
            <text:p>80130292</text:p>
          </table:table-cell>
          <table:table-cell table:style-name="ce7" table:formula="of:=AND([.G1275]=[.B1275];[.H1275]&gt;=[.C1275];[.I1275]&lt;=[.D1275])" office:value-type="boolean" office:boolean-value="true">
            <text:p>TRUE</text:p>
          </table:table-cell>
          <table:table-cell table:style-name="ce7" table:formula="of:=IF([.J1275];&quot;&quot;;MAX([.C1275]-[.H1275];[.I1275]-[.D127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6]=[.B1275];[.C1276]=[.C1275];[.D1276]=[.D1275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30121">
            <text:p>80130121</text:p>
          </table:table-cell>
          <table:table-cell table:style-name="ce7" office:value-type="float" office:value="80130292">
            <text:p>80130292</text:p>
          </table:table-cell>
          <table:table-cell table:style-name="ce7" table:formula="of:=AND([.G1276]=[.B1276];[.H1276]&gt;=[.C1276];[.I1276]&lt;=[.D1276])" office:value-type="boolean" office:boolean-value="true">
            <text:p>TRUE</text:p>
          </table:table-cell>
          <table:table-cell table:style-name="ce7" table:formula="of:=IF([.J1276];&quot;&quot;;MAX([.C1276]-[.H1276];[.I1276]-[.D127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7]=[.B1276];[.C1277]=[.C1276];[.D1277]=[.D1276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30121">
            <text:p>80130121</text:p>
          </table:table-cell>
          <table:table-cell table:style-name="ce7" office:value-type="float" office:value="80130292">
            <text:p>80130292</text:p>
          </table:table-cell>
          <table:table-cell table:style-name="ce7" table:formula="of:=AND([.G1277]=[.B1277];[.H1277]&gt;=[.C1277];[.I1277]&lt;=[.D1277])" office:value-type="boolean" office:boolean-value="true">
            <text:p>TRUE</text:p>
          </table:table-cell>
          <table:table-cell table:style-name="ce7" table:formula="of:=IF([.J1277];&quot;&quot;;MAX([.C1277]-[.H1277];[.I1277]-[.D1277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8]=[.B1277];[.C1278]=[.C1277];[.D1278]=[.D1277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58516">
            <text:p>80158516</text:p>
          </table:table-cell>
          <table:table-cell table:style-name="ce7" office:value-type="float" office:value="80158605">
            <text:p>80158605</text:p>
          </table:table-cell>
          <table:table-cell table:style-name="ce7" table:formula="of:=AND([.G1278]=[.B1278];[.H1278]&gt;=[.C1278];[.I1278]&lt;=[.D1278])" office:value-type="boolean" office:boolean-value="true">
            <text:p>TRUE</text:p>
          </table:table-cell>
          <table:table-cell table:style-name="ce7" table:formula="of:=IF([.J1278];&quot;&quot;;MAX([.C1278]-[.H1278];[.I1278]-[.D1278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79]=[.B1278];[.C1279]=[.C1278];[.D1279]=[.D1278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63973">
            <text:p>80163973</text:p>
          </table:table-cell>
          <table:table-cell table:style-name="ce7" office:value-type="float" office:value="80164280">
            <text:p>80164280</text:p>
          </table:table-cell>
          <table:table-cell table:style-name="ce7" table:formula="of:=AND([.G1279]=[.B1279];[.H1279]&gt;=[.C1279];[.I1279]&lt;=[.D1279])" office:value-type="boolean" office:boolean-value="true">
            <text:p>TRUE</text:p>
          </table:table-cell>
          <table:table-cell table:style-name="ce7" table:formula="of:=IF([.J1279];&quot;&quot;;MAX([.C1279]-[.H1279];[.I1279]-[.D1279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80]=[.B1279];[.C1280]=[.C1279];[.D1280]=[.D1279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63973">
            <text:p>80163973</text:p>
          </table:table-cell>
          <table:table-cell table:style-name="ce7" office:value-type="float" office:value="80164280">
            <text:p>80164280</text:p>
          </table:table-cell>
          <table:table-cell table:style-name="ce7" table:formula="of:=AND([.G1280]=[.B1280];[.H1280]&gt;=[.C1280];[.I1280]&lt;=[.D1280])" office:value-type="boolean" office:boolean-value="true">
            <text:p>TRUE</text:p>
          </table:table-cell>
          <table:table-cell table:style-name="ce7" table:formula="of:=IF([.J1280];&quot;&quot;;MAX([.C1280]-[.H1280];[.I1280]-[.D1280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81]=[.B1280];[.C1281]=[.C1280];[.D1281]=[.D1280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163973">
            <text:p>80163973</text:p>
          </table:table-cell>
          <table:table-cell table:style-name="ce7" office:value-type="float" office:value="80164280">
            <text:p>80164280</text:p>
          </table:table-cell>
          <table:table-cell table:style-name="ce7" table:formula="of:=AND([.G1281]=[.B1281];[.H1281]&gt;=[.C1281];[.I1281]&lt;=[.D1281])" office:value-type="boolean" office:boolean-value="true">
            <text:p>TRUE</text:p>
          </table:table-cell>
          <table:table-cell table:style-name="ce7" table:formula="of:=IF([.J1281];&quot;&quot;;MAX([.C1281]-[.H1281];[.I1281]-[.D1281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82]=[.B1281];[.C1282]=[.C1281];[.D1282]=[.D1281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271455">
            <text:p>80271455</text:p>
          </table:table-cell>
          <table:table-cell table:style-name="ce7" office:value-type="float" office:value="80271533">
            <text:p>80271533</text:p>
          </table:table-cell>
          <table:table-cell table:style-name="ce7" table:formula="of:=AND([.G1282]=[.B1282];[.H1282]&gt;=[.C1282];[.I1282]&lt;=[.D1282])" office:value-type="boolean" office:boolean-value="true">
            <text:p>TRUE</text:p>
          </table:table-cell>
          <table:table-cell table:style-name="ce7" table:formula="of:=IF([.J1282];&quot;&quot;;MAX([.C1282]-[.H1282];[.I1282]-[.D1282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83]=[.B1282];[.C1283]=[.C1282];[.D1283]=[.D1282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271455">
            <text:p>80271455</text:p>
          </table:table-cell>
          <table:table-cell table:style-name="ce7" office:value-type="float" office:value="80271533">
            <text:p>80271533</text:p>
          </table:table-cell>
          <table:table-cell table:style-name="ce7" table:formula="of:=AND([.G1283]=[.B1283];[.H1283]&gt;=[.C1283];[.I1283]&lt;=[.D1283])" office:value-type="boolean" office:boolean-value="true">
            <text:p>TRUE</text:p>
          </table:table-cell>
          <table:table-cell table:style-name="ce7" table:formula="of:=IF([.J1283];&quot;&quot;;MAX([.C1283]-[.H1283];[.I1283]-[.D1283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84]=[.B1283];[.C1284]=[.C1283];[.D1284]=[.D1283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271455">
            <text:p>80271455</text:p>
          </table:table-cell>
          <table:table-cell table:style-name="ce7" office:value-type="float" office:value="80271542">
            <text:p>80271542</text:p>
          </table:table-cell>
          <table:table-cell table:style-name="ce7" table:formula="of:=AND([.G1284]=[.B1284];[.H1284]&gt;=[.C1284];[.I1284]&lt;=[.D1284])" office:value-type="boolean" office:boolean-value="true">
            <text:p>TRUE</text:p>
          </table:table-cell>
          <table:table-cell table:style-name="ce7" table:formula="of:=IF([.J1284];&quot;&quot;;MAX([.C1284]-[.H1284];[.I1284]-[.D1284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85]=[.B1284];[.C1285]=[.C1284];[.D1285]=[.D1284]);&quot;&quot;;&quot;new&quot;)">
            <text:p/>
          </table:table-cell>
          <table:table-cell table:style-name="ce2" office:value-type="string">
            <text:p>CCDS45145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328006">
            <text:p>80328006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85]=[.B1285];[.H1285]&gt;=[.C1285];[.I1285]&lt;=[.D1285])" office:value-type="boolean" office:boolean-value="true">
            <text:p>TRUE</text:p>
          </table:table-cell>
          <table:table-cell table:style-name="ce7" table:formula="of:=IF([.J1285];&quot;&quot;;MAX([.C1285]-[.H1285];[.I1285]-[.D1285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86]=[.B1285];[.C1286]=[.C1285];[.D1286]=[.D1285]);&quot;&quot;;&quot;new&quot;)">
            <text:p/>
          </table:table-cell>
          <table:table-cell table:style-name="ce2" office:value-type="string">
            <text:p>CCDS9870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328006">
            <text:p>80328006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86]=[.B1286];[.H1286]&gt;=[.C1286];[.I1286]&lt;=[.D1286])" office:value-type="boolean" office:boolean-value="true">
            <text:p>TRUE</text:p>
          </table:table-cell>
          <table:table-cell table:style-name="ce7" table:formula="of:=IF([.J1286];&quot;&quot;;MAX([.C1286]-[.H1286];[.I1286]-[.D1286]))">
            <text:p/>
          </table:table-cell>
          <table:table-cell table:style-name="ce16" table:number-columns-repeated="1013"/>
        </table:table-row>
        <table:table-row table:style-name="ro1">
          <table:table-cell table:style-name="ce2" office:value-type="float" office:value="9369">
            <text:p>9369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78870093">
            <text:p>78870093</text:p>
          </table:table-cell>
          <table:table-cell table:style-name="ce7" office:value-type="float" office:value="80330762">
            <text:p>80330762</text:p>
          </table:table-cell>
          <table:table-cell table:style-name="ce12" table:formula="of:=IF(AND([.B1287]=[.B1286];[.C1287]=[.C1286];[.D1287]=[.D1286]);&quot;&quot;;&quot;new&quot;)">
            <text:p/>
          </table:table-cell>
          <table:table-cell table:style-name="ce2" office:value-type="string">
            <text:p>CCDS9871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80328006">
            <text:p>80328006</text:p>
          </table:table-cell>
          <table:table-cell table:style-name="ce7" office:value-type="float" office:value="80328307">
            <text:p>80328307</text:p>
          </table:table-cell>
          <table:table-cell table:style-name="ce7" table:formula="of:=AND([.G1287]=[.B1287];[.H1287]&gt;=[.C1287];[.I1287]&lt;=[.D1287])" office:value-type="boolean" office:boolean-value="true">
            <text:p>TRUE</text:p>
          </table:table-cell>
          <table:table-cell table:style-name="ce7" table:formula="of:=IF([.J1287];&quot;&quot;;MAX([.C1287]-[.H1287];[.I1287]-[.D1287]))">
            <text:p/>
          </table:table-cell>
          <table:table-cell table:style-name="ce16" table:number-columns-repeated="1013"/>
        </table:table-row>
        <table:table-row table:style-name="ro1">
          <table:table-cell table:style-name="ce4" office:value-type="float" office:value="9502">
            <text:p>950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112078">
            <text:p>52112078</text:p>
          </table:table-cell>
          <table:table-cell table:style-name="ce9" office:value-type="float" office:value="52118823">
            <text:p>52118823</text:p>
          </table:table-cell>
          <table:table-cell table:style-name="ce14" table:formula="of:=IF(AND([.B1288]=[.B1287];[.C1288]=[.C1287];[.D1288]=[.D1287]);&quot;&quot;;&quot;new&quot;)" office:value-type="string" office:string-value="new">
            <text:p>new</text:p>
          </table:table-cell>
          <table:table-cell table:style-name="ce4" office:value-type="string">
            <text:p>CCDS3528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380440">
            <text:p>52380440</text:p>
          </table:table-cell>
          <table:table-cell table:style-name="ce9" office:value-type="float" office:value="52380462">
            <text:p>52380462</text:p>
          </table:table-cell>
          <table:table-cell table:style-name="ce9" table:formula="of:=AND([.G1288]=[.B1288];[.H1288]&gt;=[.C1288];[.I1288]&lt;=[.D1288])" office:value-type="boolean" office:boolean-value="false">
            <text:p>FALSE</text:p>
          </table:table-cell>
          <table:table-cell table:style-name="ce9" table:formula="of:=IF([.J1288];&quot;&quot;;MAX([.C1288]-[.H1288];[.I1288]-[.D1288]))" office:value-type="float" office:value="261639">
            <text:p>261639</text:p>
          </table:table-cell>
          <table:table-cell table:style-name="ce18" office:value-type="string">
            <text:p>one region and one similarly sized cluster of transcripts on the same chromosome, but they’re 250kb away</text:p>
          </table:table-cell>
          <table:table-cell table:style-name="ce18" table:number-columns-repeated="1012"/>
        </table:table-row>
        <table:table-row table:style-name="ro1">
          <table:table-cell table:style-name="ce4" office:value-type="float" office:value="9502">
            <text:p>950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112078">
            <text:p>52112078</text:p>
          </table:table-cell>
          <table:table-cell table:style-name="ce9" office:value-type="float" office:value="52118823">
            <text:p>52118823</text:p>
          </table:table-cell>
          <table:table-cell table:style-name="ce14" table:formula="of:=IF(AND([.B1289]=[.B1288];[.C1289]=[.C1288];[.D1289]=[.D1288]);&quot;&quot;;&quot;new&quot;)">
            <text:p/>
          </table:table-cell>
          <table:table-cell table:style-name="ce4" office:value-type="string">
            <text:p>CCDS3528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380440">
            <text:p>52380440</text:p>
          </table:table-cell>
          <table:table-cell table:style-name="ce9" office:value-type="float" office:value="52386016">
            <text:p>52386016</text:p>
          </table:table-cell>
          <table:table-cell table:style-name="ce9" table:formula="of:=AND([.G1289]=[.B1289];[.H1289]&gt;=[.C1289];[.I1289]&lt;=[.D1289])" office:value-type="boolean" office:boolean-value="false">
            <text:p>FALSE</text:p>
          </table:table-cell>
          <table:table-cell table:style-name="ce9" table:formula="of:=IF([.J1289];&quot;&quot;;MAX([.C1289]-[.H1289];[.I1289]-[.D1289]))" office:value-type="float" office:value="267193">
            <text:p>267193</text:p>
          </table:table-cell>
          <table:table-cell table:style-name="ce18" table:number-columns-repeated="1013"/>
        </table:table-row>
        <table:table-row table:style-name="ro1">
          <table:table-cell table:style-name="ce4" office:value-type="float" office:value="9502">
            <text:p>950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112078">
            <text:p>52112078</text:p>
          </table:table-cell>
          <table:table-cell table:style-name="ce9" office:value-type="float" office:value="52118823">
            <text:p>52118823</text:p>
          </table:table-cell>
          <table:table-cell table:style-name="ce14" table:formula="of:=IF(AND([.B1290]=[.B1289];[.C1290]=[.C1289];[.D1290]=[.D1289]);&quot;&quot;;&quot;new&quot;)">
            <text:p/>
          </table:table-cell>
          <table:table-cell table:style-name="ce4" office:value-type="string">
            <text:p>CCDS3528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383362">
            <text:p>52383362</text:p>
          </table:table-cell>
          <table:table-cell table:style-name="ce9" office:value-type="float" office:value="52383487">
            <text:p>52383487</text:p>
          </table:table-cell>
          <table:table-cell table:style-name="ce9" table:formula="of:=AND([.G1290]=[.B1290];[.H1290]&gt;=[.C1290];[.I1290]&lt;=[.D1290])" office:value-type="boolean" office:boolean-value="false">
            <text:p>FALSE</text:p>
          </table:table-cell>
          <table:table-cell table:style-name="ce9" table:formula="of:=IF([.J1290];&quot;&quot;;MAX([.C1290]-[.H1290];[.I1290]-[.D1290]))" office:value-type="float" office:value="264664">
            <text:p>264664</text:p>
          </table:table-cell>
          <table:table-cell table:style-name="ce18" table:number-columns-repeated="1013"/>
        </table:table-row>
        <table:table-row table:style-name="ro1">
          <table:table-cell table:style-name="ce4" office:value-type="float" office:value="9502">
            <text:p>950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112078">
            <text:p>52112078</text:p>
          </table:table-cell>
          <table:table-cell table:style-name="ce9" office:value-type="float" office:value="52118823">
            <text:p>52118823</text:p>
          </table:table-cell>
          <table:table-cell table:style-name="ce14" table:formula="of:=IF(AND([.B1291]=[.B1290];[.C1291]=[.C1290];[.D1291]=[.D1290]);&quot;&quot;;&quot;new&quot;)">
            <text:p/>
          </table:table-cell>
          <table:table-cell table:style-name="ce4" office:value-type="string">
            <text:p>CCDS3528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385359">
            <text:p>52385359</text:p>
          </table:table-cell>
          <table:table-cell table:style-name="ce9" office:value-type="float" office:value="52385464">
            <text:p>52385464</text:p>
          </table:table-cell>
          <table:table-cell table:style-name="ce9" table:formula="of:=AND([.G1291]=[.B1291];[.H1291]&gt;=[.C1291];[.I1291]&lt;=[.D1291])" office:value-type="boolean" office:boolean-value="false">
            <text:p>FALSE</text:p>
          </table:table-cell>
          <table:table-cell table:style-name="ce9" table:formula="of:=IF([.J1291];&quot;&quot;;MAX([.C1291]-[.H1291];[.I1291]-[.D1291]))" office:value-type="float" office:value="266641">
            <text:p>266641</text:p>
          </table:table-cell>
          <table:table-cell table:style-name="ce18" table:number-columns-repeated="1013"/>
        </table:table-row>
        <table:table-row table:style-name="ro1">
          <table:table-cell table:style-name="ce4" office:value-type="float" office:value="9502">
            <text:p>9502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112078">
            <text:p>52112078</text:p>
          </table:table-cell>
          <table:table-cell table:style-name="ce9" office:value-type="float" office:value="52118823">
            <text:p>52118823</text:p>
          </table:table-cell>
          <table:table-cell table:style-name="ce14" table:formula="of:=IF(AND([.B1292]=[.B1291];[.C1292]=[.C1291];[.D1292]=[.D1291]);&quot;&quot;;&quot;new&quot;)">
            <text:p/>
          </table:table-cell>
          <table:table-cell table:style-name="ce4" office:value-type="string">
            <text:p>CCDS35288</text:p>
          </table:table-cell>
          <table:table-cell table:style-name="ce9" office:value-type="float" office:value="23">
            <text:p>23</text:p>
          </table:table-cell>
          <table:table-cell table:style-name="ce9" office:value-type="float" office:value="52385936">
            <text:p>52385936</text:p>
          </table:table-cell>
          <table:table-cell table:style-name="ce9" office:value-type="float" office:value="52386016">
            <text:p>52386016</text:p>
          </table:table-cell>
          <table:table-cell table:style-name="ce9" table:formula="of:=AND([.G1292]=[.B1292];[.H1292]&gt;=[.C1292];[.I1292]&lt;=[.D1292])" office:value-type="boolean" office:boolean-value="false">
            <text:p>FALSE</text:p>
          </table:table-cell>
          <table:table-cell table:style-name="ce9" table:formula="of:=IF([.J1292];&quot;&quot;;MAX([.C1292]-[.H1292];[.I1292]-[.D1292]))" office:value-type="float" office:value="267193">
            <text:p>267193</text:p>
          </table:table-cell>
          <table:table-cell table:style-name="ce18" table:number-columns-repeated="1013"/>
        </table:table-row>
        <table:table-row table:style-name="ro1" table:number-rows-repeated="10472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ce20"/>
        <table:table-row table:style-name="ro1">
          <table:table-cell office:value-type="string">
            <text:p>one region and one similarly sized cluster of transcripts on the same chromosome, but they’re 250kb away</text:p>
          </table:table-cell>
        </table:table-row>
        <table:table-row table:style-name="ro1">
          <table:table-cell office:value-type="string">
            <text:p>two nearby regions which each contain their respective transcripts, plus one transcript that spans both</text:p>
          </table:table-cell>
        </table:table-row>
        <table:table-row table:style-name="ro1">
          <table:table-cell office:value-type="string">
            <text:p>two nearby regions, but one contains all matching transcripts while the other contains none</text:p>
          </table:table-cell>
        </table:table-row>
        <table:table-row table:style-name="ro1">
          <table:table-cell office:value-type="string">
            <text:p>two nearby regions, but one contains all matching transcripts while the other contains none</text:p>
          </table:table-cell>
        </table:table-row>
        <table:table-row table:style-name="ro1">
          <table:table-cell office:value-type="string">
            <text:p>two nearby regions, but one contains all matching transcripts while the other contains none</text:p>
          </table:table-cell>
        </table:table-row>
        <table:table-row table:style-name="ro1">
          <table:table-cell office:value-type="string">
            <text:p>two nearby regions, but one contains all matching transcripts while the other contains none</text:p>
          </table:table-cell>
        </table:table-row>
        <table:table-row table:style-name="ro1">
          <table:table-cell office:value-type="string">
            <text:p>two nearby regions, but one contains all matching transcripts while the other contains none</text:p>
          </table:table-cell>
        </table:table-row>
        <table:table-row table:style-name="ro1">
          <table:table-cell office:value-type="string">
            <text:p>two nearby regions, but one contains all matching transcripts while the other contains none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office:value-type="string">
            <text:p>two regions (X/Y) which each contain their respective transcripts</text:p>
          </table:table-cell>
        </table:table-row>
        <table:table-row table:style-name="ro1">
          <table:table-cell table:style-name="Default"/>
        </table:table-row>
        <table:table-row table:style-name="ro1" table:number-rows-repeated="1265">
          <table:table-cell/>
        </table:table-row>
        <table:table-row table:style-name="ro1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2.A1:Sheet2.A129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6/04/2013</text:date>, <text:time>10:15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FRASE</meta:initial-creator>
    <meta:creation-date>2013-05-31T15:42:41</meta:creation-date>
    <dc:date>2013-06-04T10:15:16</dc:date>
    <dc:creator>ALEXANDER FRASE</dc:creator>
    <meta:editing-duration>P1DT1H21M47S</meta:editing-duration>
    <meta:editing-cycles>6</meta:editing-cycles>
    <meta:generator>LibreOffice/3.4$Unix LibreOffice_project/340m1$Build-502</meta:generator>
    <meta:document-statistic meta:table-count="3" meta:cell-count="14263" meta:object-count="0"/>
  </office:meta>
</office:document-meta>
</file>